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default-cell-style-name="ce1"/>
        <table:table-column table:style-name="co6" table:number-columns-repeated="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LMERI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BLA</text:p>
          </table:table-cell>
          <table:table-cell office:value-type="string" calcext:value-type="string">
            <text:p>20 DE ABRIL</text:p>
          </table:table-cell>
          <table:table-cell table:formula="of:=LEFT([.B4];FIND(&quot;DE&quot;;UPPER([.B4]))-2)" office:value-type="string" office:string-value="20" calcext:value-type="string">
            <text:p>20</text:p>
          </table:table-cell>
          <table:table-cell table:formula="of:=MID([.B4];FIND(&quot;DE&quot;;UPPER([.B4]))+3;999)" office:value-type="string" office:string-value="ABRIL" calcext:value-type="string">
            <text:p>ABRIL</text:p>
          </table:table-cell>
          <table:table-cell table:formula="of:=VLOOKUP([.D4];[.$P$4:.$Q$15];2;0)" office:value-type="float" office:value="4" calcext:value-type="float">
            <text:p>4</text:p>
          </table:table-cell>
          <table:table-cell table:formula="of:=DATE(2020;[.E4];[.C4])" office:value-type="date" office:date-value="2020-04-20" calcext:value-type="date">
            <text:p>20 de abril</text:p>
          </table:table-cell>
          <table:table-cell office:value-type="string" calcext:value-type="string">
            <text:p>21 DE ABRIL</text:p>
          </table:table-cell>
          <table:table-cell table:formula="of:=LEFT([.G4];FIND(&quot;DE&quot;;UPPER([.G4]))-2)" office:value-type="string" office:string-value="21" calcext:value-type="string">
            <text:p>21</text:p>
          </table:table-cell>
          <table:table-cell table:formula="of:=MID([.G4];FIND(&quot;DE&quot;;UPPER([.G4]))+3;999)" office:value-type="string" office:string-value="ABRIL" calcext:value-type="string">
            <text:p>ABRIL</text:p>
          </table:table-cell>
          <table:table-cell table:formula="of:=VLOOKUP([.I4];[.$P$4:.$Q$15];2;0)" office:value-type="float" office:value="4" calcext:value-type="float">
            <text:p>4</text:p>
          </table:table-cell>
          <table:table-cell table:formula="of:=DATE(2020;[.J4];[.H4])" office:value-type="date" office:date-value="2020-04-21" calcext:value-type="date">
            <text:p>21 de abril</text:p>
          </table:table-cell>
          <table:table-cell table:number-columns-repeated="4"/>
          <table:table-cell office:value-type="string" calcext:value-type="string">
            <text:p>EN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RUCENA</text:p>
          </table:table-cell>
          <table:table-cell office:value-type="string" calcext:value-type="string">
            <text:p>19 DE MARZO</text:p>
          </table:table-cell>
          <table:table-cell table:formula="of:=LEFT([.B5];FIND(&quot;DE&quot;;UPPER([.B5]))-2)" office:value-type="string" office:string-value="19" calcext:value-type="string">
            <text:p>19</text:p>
          </table:table-cell>
          <table:table-cell table:formula="of:=MID([.B5];FIND(&quot;DE&quot;;UPPER([.B5]))+3;999)" office:value-type="string" office:string-value="MARZO" calcext:value-type="string">
            <text:p>MARZO</text:p>
          </table:table-cell>
          <table:table-cell table:formula="of:=VLOOKUP([.D5];[.$P$4:.$Q$15];2;0)" office:value-type="float" office:value="3" calcext:value-type="float">
            <text:p>3</text:p>
          </table:table-cell>
          <table:table-cell table:formula="of:=DATE(2020;[.E5];[.C5])" office:value-type="date" office:date-value="2020-03-19" calcext:value-type="date">
            <text:p>19 de marzo</text:p>
          </table:table-cell>
          <table:table-cell office:value-type="string" calcext:value-type="string">
            <text:p>11 DE MAYO</text:p>
          </table:table-cell>
          <table:table-cell table:formula="of:=LEFT([.G5];FIND(&quot;DE&quot;;UPPER([.G5]))-2)" office:value-type="string" office:string-value="11" calcext:value-type="string">
            <text:p>11</text:p>
          </table:table-cell>
          <table:table-cell table:formula="of:=MID([.G5];FIND(&quot;DE&quot;;UPPER([.G5]))+3;999)" office:value-type="string" office:string-value="MAYO" calcext:value-type="string">
            <text:p>MAYO</text:p>
          </table:table-cell>
          <table:table-cell table:formula="of:=VLOOKUP([.I5];[.$P$4:.$Q$15];2;0)" office:value-type="float" office:value="5" calcext:value-type="float">
            <text:p>5</text:p>
          </table:table-cell>
          <table:table-cell table:formula="of:=DATE(2020;[.J5];[.H5])" office:value-type="date" office:date-value="2020-05-11" calcext:value-type="date">
            <text:p>11 de mayo</text:p>
          </table:table-cell>
          <table:table-cell table:number-columns-repeated="4"/>
          <table:table-cell office:value-type="string" calcext:value-type="string">
            <text:p>FEBRE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A</text:p>
          </table:table-cell>
          <table:table-cell office:value-type="string" calcext:value-type="string">
            <text:p>8 DE SEPTIEMBRE</text:p>
          </table:table-cell>
          <table:table-cell table:formula="of:=LEFT([.B6];FIND(&quot;DE&quot;;UPPER([.B6]))-2)" office:value-type="string" office:string-value="8" calcext:value-type="string">
            <text:p>8</text:p>
          </table:table-cell>
          <table:table-cell table:formula="of:=MID([.B6];FIND(&quot;DE&quot;;UPPER([.B6]))+3;999)" office:value-type="string" office:string-value="SEPTIEMBRE" calcext:value-type="string">
            <text:p>SEPTIEMBRE</text:p>
          </table:table-cell>
          <table:table-cell table:formula="of:=VLOOKUP([.D6];[.$P$4:.$Q$15];2;0)" office:value-type="float" office:value="9" calcext:value-type="float">
            <text:p>9</text:p>
          </table:table-cell>
          <table:table-cell table:formula="of:=DATE(2020;[.E6];[.C6])" office:value-type="date" office:date-value="2020-09-08" calcext:value-type="date">
            <text:p>8 de septiembre</text:p>
          </table:table-cell>
          <table:table-cell office:value-type="string" calcext:value-type="string">
            <text:p>10 DE SEPTIEMBRE</text:p>
          </table:table-cell>
          <table:table-cell table:formula="of:=LEFT([.G6];FIND(&quot;DE&quot;;UPPER([.G6]))-2)" office:value-type="string" office:string-value="10" calcext:value-type="string">
            <text:p>10</text:p>
          </table:table-cell>
          <table:table-cell table:formula="of:=MID([.G6];FIND(&quot;DE&quot;;UPPER([.G6]))+3;999)" office:value-type="string" office:string-value="SEPTIEMBRE" calcext:value-type="string">
            <text:p>SEPTIEMBRE</text:p>
          </table:table-cell>
          <table:table-cell table:formula="of:=VLOOKUP([.I6];[.$P$4:.$Q$15];2;0)" office:value-type="float" office:value="9" calcext:value-type="float">
            <text:p>9</text:p>
          </table:table-cell>
          <table:table-cell table:formula="of:=DATE(2020;[.J6];[.H6])" office:value-type="date" office:date-value="2020-09-10" calcext:value-type="date">
            <text:p>10 de septiembre</text:p>
          </table:table-cell>
          <table:table-cell table:number-columns-repeated="4"/>
          <table:table-cell office:value-type="string" calcext:value-type="string">
            <text:p>MARZ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BÁNCHEZ</text:p>
          </table:table-cell>
          <table:table-cell office:value-type="string" calcext:value-type="string">
            <text:p>17 DE AGOSTO</text:p>
          </table:table-cell>
          <table:table-cell table:formula="of:=LEFT([.B7];FIND(&quot;DE&quot;;UPPER([.B7]))-2)" office:value-type="string" office:string-value="17" calcext:value-type="string">
            <text:p>17</text:p>
          </table:table-cell>
          <table:table-cell table:formula="of:=MID([.B7];FIND(&quot;DE&quot;;UPPER([.B7]))+3;999)" office:value-type="string" office:string-value="AGOSTO" calcext:value-type="string">
            <text:p>AGOSTO</text:p>
          </table:table-cell>
          <table:table-cell table:formula="of:=VLOOKUP([.D7];[.$P$4:.$Q$15];2;0)" office:value-type="float" office:value="8" calcext:value-type="float">
            <text:p>8</text:p>
          </table:table-cell>
          <table:table-cell table:formula="of:=DATE(2020;[.E7];[.C7])" office:value-type="date" office:date-value="2020-08-17" calcext:value-type="date">
            <text:p>17 de agosto</text:p>
          </table:table-cell>
          <table:table-cell office:value-type="string" calcext:value-type="string">
            <text:p>18 DE AGOSTO</text:p>
          </table:table-cell>
          <table:table-cell table:formula="of:=LEFT([.G7];FIND(&quot;DE&quot;;UPPER([.G7]))-2)" office:value-type="string" office:string-value="18" calcext:value-type="string">
            <text:p>18</text:p>
          </table:table-cell>
          <table:table-cell table:formula="of:=MID([.G7];FIND(&quot;DE&quot;;UPPER([.G7]))+3;999)" office:value-type="string" office:string-value="AGOSTO" calcext:value-type="string">
            <text:p>AGOSTO</text:p>
          </table:table-cell>
          <table:table-cell table:formula="of:=VLOOKUP([.I7];[.$P$4:.$Q$15];2;0)" office:value-type="float" office:value="8" calcext:value-type="float">
            <text:p>8</text:p>
          </table:table-cell>
          <table:table-cell table:formula="of:=DATE(2020;[.J7];[.H7])" office:value-type="date" office:date-value="2020-08-18" calcext:value-type="date">
            <text:p>18 de agosto</text:p>
          </table:table-cell>
          <table:table-cell table:number-columns-repeated="4"/>
          <table:table-cell office:value-type="string" calcext:value-type="string">
            <text:p>ABR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BOLODUY</text:p>
          </table:table-cell>
          <table:table-cell office:value-type="string" calcext:value-type="string">
            <text:p>17 DE AGOSTO</text:p>
          </table:table-cell>
          <table:table-cell table:formula="of:=LEFT([.B8];FIND(&quot;DE&quot;;UPPER([.B8]))-2)" office:value-type="string" office:string-value="17" calcext:value-type="string">
            <text:p>17</text:p>
          </table:table-cell>
          <table:table-cell table:formula="of:=MID([.B8];FIND(&quot;DE&quot;;UPPER([.B8]))+3;999)" office:value-type="string" office:string-value="AGOSTO" calcext:value-type="string">
            <text:p>AGOSTO</text:p>
          </table:table-cell>
          <table:table-cell table:formula="of:=VLOOKUP([.D8];[.$P$4:.$Q$15];2;0)" office:value-type="float" office:value="8" calcext:value-type="float">
            <text:p>8</text:p>
          </table:table-cell>
          <table:table-cell table:formula="of:=DATE(2020;[.E8];[.C8])" office:value-type="date" office:date-value="2020-08-17" calcext:value-type="date">
            <text:p>17 de agosto</text:p>
          </table:table-cell>
          <table:table-cell office:value-type="string" calcext:value-type="string">
            <text:p>14 DE SEPTIEMBRE</text:p>
          </table:table-cell>
          <table:table-cell table:formula="of:=LEFT([.G8];FIND(&quot;DE&quot;;UPPER([.G8]))-2)" office:value-type="string" office:string-value="14" calcext:value-type="string">
            <text:p>14</text:p>
          </table:table-cell>
          <table:table-cell table:formula="of:=MID([.G8];FIND(&quot;DE&quot;;UPPER([.G8]))+3;999)" office:value-type="string" office:string-value="SEPTIEMBRE" calcext:value-type="string">
            <text:p>SEPTIEMBRE</text:p>
          </table:table-cell>
          <table:table-cell table:formula="of:=VLOOKUP([.I8];[.$P$4:.$Q$15];2;0)" office:value-type="float" office:value="9" calcext:value-type="float">
            <text:p>9</text:p>
          </table:table-cell>
          <table:table-cell table:formula="of:=DATE(2020;[.J8];[.H8])" office:value-type="date" office:date-value="2020-09-14" calcext:value-type="date">
            <text:p>14 de septiembre</text:p>
          </table:table-cell>
          <table:table-cell table:number-columns-repeated="4"/>
          <table:table-cell office:value-type="string" calcext:value-type="string">
            <text:p>MAY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BOX</text:p>
          </table:table-cell>
          <table:table-cell office:value-type="string" calcext:value-type="string">
            <text:p>13 DE ABRIL</text:p>
          </table:table-cell>
          <table:table-cell table:formula="of:=LEFT([.B9];FIND(&quot;DE&quot;;UPPER([.B9]))-2)" office:value-type="string" office:string-value="13" calcext:value-type="string">
            <text:p>13</text:p>
          </table:table-cell>
          <table:table-cell table:formula="of:=MID([.B9];FIND(&quot;DE&quot;;UPPER([.B9]))+3;999)" office:value-type="string" office:string-value="ABRIL" calcext:value-type="string">
            <text:p>ABRIL</text:p>
          </table:table-cell>
          <table:table-cell table:formula="of:=VLOOKUP([.D9];[.$P$4:.$Q$15];2;0)" office:value-type="float" office:value="4" calcext:value-type="float">
            <text:p>4</text:p>
          </table:table-cell>
          <table:table-cell table:formula="of:=DATE(2020;[.E9];[.C9])" office:value-type="date" office:date-value="2020-04-13" calcext:value-type="date">
            <text:p>13 de abril</text:p>
          </table:table-cell>
          <table:table-cell office:value-type="string" calcext:value-type="string">
            <text:p>8 DE SEPTIEMBRE</text:p>
          </table:table-cell>
          <table:table-cell table:formula="of:=LEFT([.G9];FIND(&quot;DE&quot;;UPPER([.G9]))-2)" office:value-type="string" office:string-value="8" calcext:value-type="string">
            <text:p>8</text:p>
          </table:table-cell>
          <table:table-cell table:formula="of:=MID([.G9];FIND(&quot;DE&quot;;UPPER([.G9]))+3;999)" office:value-type="string" office:string-value="SEPTIEMBRE" calcext:value-type="string">
            <text:p>SEPTIEMBRE</text:p>
          </table:table-cell>
          <table:table-cell table:formula="of:=VLOOKUP([.I9];[.$P$4:.$Q$15];2;0)" office:value-type="float" office:value="9" calcext:value-type="float">
            <text:p>9</text:p>
          </table:table-cell>
          <table:table-cell table:formula="of:=DATE(2020;[.J9];[.H9])" office:value-type="date" office:date-value="2020-09-08" calcext:value-type="date">
            <text:p>8 de septiembre</text:p>
          </table:table-cell>
          <table:table-cell table:number-columns-repeated="4"/>
          <table:table-cell office:value-type="string" calcext:value-type="string">
            <text:p>JUN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COLEA</text:p>
          </table:table-cell>
          <table:table-cell office:value-type="string" calcext:value-type="string">
            <text:p>20 DE ENERO</text:p>
          </table:table-cell>
          <table:table-cell table:formula="of:=LEFT([.B10];FIND(&quot;DE&quot;;UPPER([.B10]))-2)" office:value-type="string" office:string-value="20" calcext:value-type="string">
            <text:p>20</text:p>
          </table:table-cell>
          <table:table-cell table:formula="of:=MID([.B10];FIND(&quot;DE&quot;;UPPER([.B10]))+3;999)" office:value-type="string" office:string-value="ENERO" calcext:value-type="string">
            <text:p>ENERO</text:p>
          </table:table-cell>
          <table:table-cell table:formula="of:=VLOOKUP([.D10];[.$P$4:.$Q$15];2;0)" office:value-type="float" office:value="1" calcext:value-type="float">
            <text:p>1</text:p>
          </table:table-cell>
          <table:table-cell table:formula="of:=DATE(2020;[.E10];[.C10])" office:value-type="date" office:date-value="2020-01-20" calcext:value-type="date">
            <text:p>20 de enero</text:p>
          </table:table-cell>
          <table:table-cell office:value-type="string" calcext:value-type="string">
            <text:p>4 DE SEPTIEMBRE</text:p>
          </table:table-cell>
          <table:table-cell table:formula="of:=LEFT([.G10];FIND(&quot;DE&quot;;UPPER([.G10]))-2)" office:value-type="string" office:string-value="4" calcext:value-type="string">
            <text:p>4</text:p>
          </table:table-cell>
          <table:table-cell table:formula="of:=MID([.G10];FIND(&quot;DE&quot;;UPPER([.G10]))+3;999)" office:value-type="string" office:string-value="SEPTIEMBRE" calcext:value-type="string">
            <text:p>SEPTIEMBRE</text:p>
          </table:table-cell>
          <table:table-cell table:formula="of:=VLOOKUP([.I10];[.$P$4:.$Q$15];2;0)" office:value-type="float" office:value="9" calcext:value-type="float">
            <text:p>9</text:p>
          </table:table-cell>
          <table:table-cell table:formula="of:=DATE(2020;[.J10];[.H10])" office:value-type="date" office:date-value="2020-09-04" calcext:value-type="date">
            <text:p>4 de septiembre</text:p>
          </table:table-cell>
          <table:table-cell table:number-columns-repeated="4"/>
          <table:table-cell office:value-type="string" calcext:value-type="string">
            <text:p>JULI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CÓNTAR</text:p>
          </table:table-cell>
          <table:table-cell office:value-type="string" calcext:value-type="string">
            <text:p>12 DE JUNIO</text:p>
          </table:table-cell>
          <table:table-cell table:formula="of:=LEFT([.B11];FIND(&quot;DE&quot;;UPPER([.B11]))-2)" office:value-type="string" office:string-value="12" calcext:value-type="string">
            <text:p>12</text:p>
          </table:table-cell>
          <table:table-cell table:formula="of:=MID([.B11];FIND(&quot;DE&quot;;UPPER([.B11]))+3;999)" office:value-type="string" office:string-value="JUNIO" calcext:value-type="string">
            <text:p>JUNIO</text:p>
          </table:table-cell>
          <table:table-cell table:formula="of:=VLOOKUP([.D11];[.$P$4:.$Q$15];2;0)" office:value-type="float" office:value="6" calcext:value-type="float">
            <text:p>6</text:p>
          </table:table-cell>
          <table:table-cell table:formula="of:=DATE(2020;[.E11];[.C11])" office:value-type="date" office:date-value="2020-06-12" calcext:value-type="date">
            <text:p>12 de junio</text:p>
          </table:table-cell>
          <table:table-cell office:value-type="string" calcext:value-type="string">
            <text:p>7 DE OCTUBRE</text:p>
          </table:table-cell>
          <table:table-cell table:formula="of:=LEFT([.G11];FIND(&quot;DE&quot;;UPPER([.G11]))-2)" office:value-type="string" office:string-value="7" calcext:value-type="string">
            <text:p>7</text:p>
          </table:table-cell>
          <table:table-cell table:formula="of:=MID([.G11];FIND(&quot;DE&quot;;UPPER([.G11]))+3;999)" office:value-type="string" office:string-value="OCTUBRE" calcext:value-type="string">
            <text:p>OCTUBRE</text:p>
          </table:table-cell>
          <table:table-cell table:formula="of:=VLOOKUP([.I11];[.$P$4:.$Q$15];2;0)" office:value-type="float" office:value="10" calcext:value-type="float">
            <text:p>10</text:p>
          </table:table-cell>
          <table:table-cell table:formula="of:=DATE(2020;[.J11];[.H11])" office:value-type="date" office:date-value="2020-10-07" calcext:value-type="date">
            <text:p>7 de octubre</text:p>
          </table:table-cell>
          <table:table-cell table:number-columns-repeated="4"/>
          <table:table-cell office:value-type="string" calcext:value-type="string">
            <text:p>AGOS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CUDIA DE MONTEAGUD</text:p>
          </table:table-cell>
          <table:table-cell office:value-type="string" calcext:value-type="string">
            <text:p>17 DE AGOSTO</text:p>
          </table:table-cell>
          <table:table-cell table:formula="of:=LEFT([.B12];FIND(&quot;DE&quot;;UPPER([.B12]))-2)" office:value-type="string" office:string-value="17" calcext:value-type="string">
            <text:p>17</text:p>
          </table:table-cell>
          <table:table-cell table:formula="of:=MID([.B12];FIND(&quot;DE&quot;;UPPER([.B12]))+3;999)" office:value-type="string" office:string-value="AGOSTO" calcext:value-type="string">
            <text:p>AGOSTO</text:p>
          </table:table-cell>
          <table:table-cell table:formula="of:=VLOOKUP([.D12];[.$P$4:.$Q$15];2;0)" office:value-type="float" office:value="8" calcext:value-type="float">
            <text:p>8</text:p>
          </table:table-cell>
          <table:table-cell table:formula="of:=DATE(2020;[.E12];[.C12])" office:value-type="date" office:date-value="2020-08-17" calcext:value-type="date">
            <text:p>17 de agosto</text:p>
          </table:table-cell>
          <table:table-cell office:value-type="string" calcext:value-type="string">
            <text:p>14 DE DICIEMBRE</text:p>
          </table:table-cell>
          <table:table-cell table:formula="of:=LEFT([.G12];FIND(&quot;DE&quot;;UPPER([.G12]))-2)" office:value-type="string" office:string-value="14" calcext:value-type="string">
            <text:p>14</text:p>
          </table:table-cell>
          <table:table-cell table:formula="of:=MID([.G12];FIND(&quot;DE&quot;;UPPER([.G12]))+3;999)" office:value-type="string" office:string-value="DICIEMBRE" calcext:value-type="string">
            <text:p>DICIEMBRE</text:p>
          </table:table-cell>
          <table:table-cell table:formula="of:=VLOOKUP([.I12];[.$P$4:.$Q$15];2;0)" office:value-type="float" office:value="12" calcext:value-type="float">
            <text:p>12</text:p>
          </table:table-cell>
          <table:table-cell table:formula="of:=DATE(2020;[.J12];[.H12])" office:value-type="date" office:date-value="2020-12-14" calcext:value-type="date">
            <text:p>14 de diciembre</text:p>
          </table:table-cell>
          <table:table-cell table:number-columns-repeated="4"/>
          <table:table-cell office:value-type="string" calcext:value-type="string">
            <text:p>SEPTIEMB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HAMA DE ALMERÍA</text:p>
          </table:table-cell>
          <table:table-cell office:value-type="string" calcext:value-type="string">
            <text:p>24 DE JULIO</text:p>
          </table:table-cell>
          <table:table-cell table:formula="of:=LEFT([.B13];FIND(&quot;DE&quot;;UPPER([.B13]))-2)" office:value-type="string" office:string-value="24" calcext:value-type="string">
            <text:p>24</text:p>
          </table:table-cell>
          <table:table-cell table:formula="of:=MID([.B13];FIND(&quot;DE&quot;;UPPER([.B13]))+3;999)" office:value-type="string" office:string-value="JULIO" calcext:value-type="string">
            <text:p>JULIO</text:p>
          </table:table-cell>
          <table:table-cell table:formula="of:=VLOOKUP([.D13];[.$P$4:.$Q$15];2;0)" office:value-type="float" office:value="7" calcext:value-type="float">
            <text:p>7</text:p>
          </table:table-cell>
          <table:table-cell table:formula="of:=DATE(2020;[.E13];[.C13])" office:value-type="date" office:date-value="2020-07-24" calcext:value-type="date">
            <text:p>24 de julio</text:p>
          </table:table-cell>
          <table:table-cell office:value-type="string" calcext:value-type="string">
            <text:p>4 DE DICIEMBRE</text:p>
          </table:table-cell>
          <table:table-cell table:formula="of:=LEFT([.G13];FIND(&quot;DE&quot;;UPPER([.G13]))-2)" office:value-type="string" office:string-value="4" calcext:value-type="string">
            <text:p>4</text:p>
          </table:table-cell>
          <table:table-cell table:formula="of:=MID([.G13];FIND(&quot;DE&quot;;UPPER([.G13]))+3;999)" office:value-type="string" office:string-value="DICIEMBRE" calcext:value-type="string">
            <text:p>DICIEMBRE</text:p>
          </table:table-cell>
          <table:table-cell table:formula="of:=VLOOKUP([.I13];[.$P$4:.$Q$15];2;0)" office:value-type="float" office:value="12" calcext:value-type="float">
            <text:p>12</text:p>
          </table:table-cell>
          <table:table-cell table:formula="of:=DATE(2020;[.J13];[.H13])" office:value-type="date" office:date-value="2020-12-04" calcext:value-type="date">
            <text:p>4 de diciembre</text:p>
          </table:table-cell>
          <table:table-cell table:number-columns-repeated="4"/>
          <table:table-cell office:value-type="string" calcext:value-type="string">
            <text:p>OCTUB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MERÍA</text:p>
          </table:table-cell>
          <table:table-cell office:value-type="string" calcext:value-type="string">
            <text:p>24 DE JUNIO</text:p>
          </table:table-cell>
          <table:table-cell table:formula="of:=LEFT([.B14];FIND(&quot;DE&quot;;UPPER([.B14]))-2)" office:value-type="string" office:string-value="24" calcext:value-type="string">
            <text:p>24</text:p>
          </table:table-cell>
          <table:table-cell table:formula="of:=MID([.B14];FIND(&quot;DE&quot;;UPPER([.B14]))+3;999)" office:value-type="string" office:string-value="JUNIO" calcext:value-type="string">
            <text:p>JUNIO</text:p>
          </table:table-cell>
          <table:table-cell table:formula="of:=VLOOKUP([.D14];[.$P$4:.$Q$15];2;0)" office:value-type="float" office:value="6" calcext:value-type="float">
            <text:p>6</text:p>
          </table:table-cell>
          <table:table-cell table:formula="of:=DATE(2020;[.E14];[.C14])" office:value-type="date" office:date-value="2020-06-24" calcext:value-type="date">
            <text:p>24 de junio</text:p>
          </table:table-cell>
          <table:table-cell office:value-type="string" calcext:value-type="string">
            <text:p>29 DE AGOSTO</text:p>
          </table:table-cell>
          <table:table-cell table:formula="of:=LEFT([.G14];FIND(&quot;DE&quot;;UPPER([.G14]))-2)" office:value-type="string" office:string-value="29" calcext:value-type="string">
            <text:p>29</text:p>
          </table:table-cell>
          <table:table-cell table:formula="of:=MID([.G14];FIND(&quot;DE&quot;;UPPER([.G14]))+3;999)" office:value-type="string" office:string-value="AGOSTO" calcext:value-type="string">
            <text:p>AGOSTO</text:p>
          </table:table-cell>
          <table:table-cell table:formula="of:=VLOOKUP([.I14];[.$P$4:.$Q$15];2;0)" office:value-type="float" office:value="8" calcext:value-type="float">
            <text:p>8</text:p>
          </table:table-cell>
          <table:table-cell table:formula="of:=DATE(2020;[.J14];[.H14])" office:value-type="date" office:date-value="2020-08-29" calcext:value-type="date">
            <text:p>29 de agosto</text:p>
          </table:table-cell>
          <table:table-cell table:number-columns-repeated="4"/>
          <table:table-cell office:value-type="string" calcext:value-type="string">
            <text:p>NOVIEMB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MÓCITA</text:p>
          </table:table-cell>
          <table:table-cell office:value-type="string" calcext:value-type="string">
            <text:p>1 DE FEBRERO</text:p>
          </table:table-cell>
          <table:table-cell table:formula="of:=LEFT([.B15];FIND(&quot;DE&quot;;UPPER([.B15]))-2)" office:value-type="string" office:string-value="1" calcext:value-type="string">
            <text:p>1</text:p>
          </table:table-cell>
          <table:table-cell table:formula="of:=MID([.B15];FIND(&quot;DE&quot;;UPPER([.B15]))+3;999)" office:value-type="string" office:string-value="FEBRERO" calcext:value-type="string">
            <text:p>FEBRERO</text:p>
          </table:table-cell>
          <table:table-cell table:formula="of:=VLOOKUP([.D15];[.$P$4:.$Q$15];2;0)" office:value-type="float" office:value="2" calcext:value-type="float">
            <text:p>2</text:p>
          </table:table-cell>
          <table:table-cell table:formula="of:=DATE(2020;[.E15];[.C15])" office:value-type="date" office:date-value="2020-02-01" calcext:value-type="date">
            <text:p>1 de febrero</text:p>
          </table:table-cell>
          <table:table-cell office:value-type="string" calcext:value-type="string">
            <text:p>3 DE FEBRERO</text:p>
          </table:table-cell>
          <table:table-cell table:formula="of:=LEFT([.G15];FIND(&quot;DE&quot;;UPPER([.G15]))-2)" office:value-type="string" office:string-value="3" calcext:value-type="string">
            <text:p>3</text:p>
          </table:table-cell>
          <table:table-cell table:formula="of:=MID([.G15];FIND(&quot;DE&quot;;UPPER([.G15]))+3;999)" office:value-type="string" office:string-value="FEBRERO" calcext:value-type="string">
            <text:p>FEBRERO</text:p>
          </table:table-cell>
          <table:table-cell table:formula="of:=VLOOKUP([.I15];[.$P$4:.$Q$15];2;0)" office:value-type="float" office:value="2" calcext:value-type="float">
            <text:p>2</text:p>
          </table:table-cell>
          <table:table-cell table:formula="of:=DATE(2020;[.J15];[.H15])" office:value-type="date" office:date-value="2020-02-03" calcext:value-type="date">
            <text:p>3 de febrero</text:p>
          </table:table-cell>
          <table:table-cell table:number-columns-repeated="4"/>
          <table:table-cell office:value-type="string" calcext:value-type="string">
            <text:p>DICIEMB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SODUX</text:p>
          </table:table-cell>
          <table:table-cell office:value-type="string" calcext:value-type="string">
            <text:p>20 de FEBRERO</text:p>
          </table:table-cell>
          <table:table-cell table:formula="of:=LEFT([.B16];FIND(&quot;DE&quot;;UPPER([.B16]))-2)" office:value-type="string" office:string-value="20" calcext:value-type="string">
            <text:p>20</text:p>
          </table:table-cell>
          <table:table-cell table:formula="of:=MID([.B16];FIND(&quot;DE&quot;;UPPER([.B16]))+3;999)" office:value-type="string" office:string-value="FEBRERO" calcext:value-type="string">
            <text:p>FEBRERO</text:p>
          </table:table-cell>
          <table:table-cell table:formula="of:=VLOOKUP([.D16];[.$P$4:.$Q$15];2;0)" office:value-type="float" office:value="2" calcext:value-type="float">
            <text:p>2</text:p>
          </table:table-cell>
          <table:table-cell table:formula="of:=DATE(2020;[.E16];[.C16])" office:value-type="date" office:date-value="2020-02-20" calcext:value-type="date">
            <text:p>20 de febrero</text:p>
          </table:table-cell>
          <table:table-cell office:value-type="string" calcext:value-type="string">
            <text:p>14 DE AGOSTO</text:p>
          </table:table-cell>
          <table:table-cell table:formula="of:=LEFT([.G16];FIND(&quot;DE&quot;;UPPER([.G16]))-2)" office:value-type="string" office:string-value="14" calcext:value-type="string">
            <text:p>14</text:p>
          </table:table-cell>
          <table:table-cell table:formula="of:=MID([.G16];FIND(&quot;DE&quot;;UPPER([.G16]))+3;999)" office:value-type="string" office:string-value="AGOSTO" calcext:value-type="string">
            <text:p>AGOSTO</text:p>
          </table:table-cell>
          <table:table-cell table:formula="of:=VLOOKUP([.I16];[.$P$4:.$Q$15];2;0)" office:value-type="float" office:value="8" calcext:value-type="float">
            <text:p>8</text:p>
          </table:table-cell>
          <table:table-cell table:formula="of:=DATE(2020;[.J16];[.H16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AS</text:p>
          </table:table-cell>
          <table:table-cell office:value-type="string" calcext:value-type="string">
            <text:p>17 DE AGOSTO</text:p>
          </table:table-cell>
          <table:table-cell table:formula="of:=LEFT([.B17];FIND(&quot;DE&quot;;UPPER([.B17]))-2)" office:value-type="string" office:string-value="17" calcext:value-type="string">
            <text:p>17</text:p>
          </table:table-cell>
          <table:table-cell table:formula="of:=MID([.B17];FIND(&quot;DE&quot;;UPPER([.B17]))+3;999)" office:value-type="string" office:string-value="AGOSTO" calcext:value-type="string">
            <text:p>AGOSTO</text:p>
          </table:table-cell>
          <table:table-cell table:formula="of:=VLOOKUP([.D17];[.$P$4:.$Q$15];2;0)" office:value-type="float" office:value="8" calcext:value-type="float">
            <text:p>8</text:p>
          </table:table-cell>
          <table:table-cell table:formula="of:=DATE(2020;[.E17];[.C17])" office:value-type="date" office:date-value="2020-08-17" calcext:value-type="date">
            <text:p>17 de agosto</text:p>
          </table:table-cell>
          <table:table-cell office:value-type="string" calcext:value-type="string">
            <text:p>8 DE SEPTIEMBRE</text:p>
          </table:table-cell>
          <table:table-cell table:formula="of:=LEFT([.G17];FIND(&quot;DE&quot;;UPPER([.G17]))-2)" office:value-type="string" office:string-value="8" calcext:value-type="string">
            <text:p>8</text:p>
          </table:table-cell>
          <table:table-cell table:formula="of:=MID([.G17];FIND(&quot;DE&quot;;UPPER([.G17]))+3;999)" office:value-type="string" office:string-value="SEPTIEMBRE" calcext:value-type="string">
            <text:p>SEPTIEMBRE</text:p>
          </table:table-cell>
          <table:table-cell table:formula="of:=VLOOKUP([.I17];[.$P$4:.$Q$15];2;0)" office:value-type="float" office:value="9" calcext:value-type="float">
            <text:p>9</text:p>
          </table:table-cell>
          <table:table-cell table:formula="of:=DATE(2020;[.J17];[.H1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BOLEAS</text:p>
          </table:table-cell>
          <table:table-cell office:value-type="string" calcext:value-type="string">
            <text:p>13 DE ABRIL</text:p>
          </table:table-cell>
          <table:table-cell table:formula="of:=LEFT([.B18];FIND(&quot;DE&quot;;UPPER([.B18]))-2)" office:value-type="string" office:string-value="13" calcext:value-type="string">
            <text:p>13</text:p>
          </table:table-cell>
          <table:table-cell table:formula="of:=MID([.B18];FIND(&quot;DE&quot;;UPPER([.B18]))+3;999)" office:value-type="string" office:string-value="ABRIL" calcext:value-type="string">
            <text:p>ABRIL</text:p>
          </table:table-cell>
          <table:table-cell table:formula="of:=VLOOKUP([.D18];[.$P$4:.$Q$15];2;0)" office:value-type="float" office:value="4" calcext:value-type="float">
            <text:p>4</text:p>
          </table:table-cell>
          <table:table-cell table:formula="of:=DATE(2020;[.E18];[.C18])" office:value-type="date" office:date-value="2020-04-13" calcext:value-type="date">
            <text:p>13 de abril</text:p>
          </table:table-cell>
          <table:table-cell office:value-type="string" calcext:value-type="string">
            <text:p>24 DE AGOSTO</text:p>
          </table:table-cell>
          <table:table-cell table:formula="of:=LEFT([.G18];FIND(&quot;DE&quot;;UPPER([.G18]))-2)" office:value-type="string" office:string-value="24" calcext:value-type="string">
            <text:p>24</text:p>
          </table:table-cell>
          <table:table-cell table:formula="of:=MID([.G18];FIND(&quot;DE&quot;;UPPER([.G18]))+3;999)" office:value-type="string" office:string-value="AGOSTO" calcext:value-type="string">
            <text:p>AGOSTO</text:p>
          </table:table-cell>
          <table:table-cell table:formula="of:=VLOOKUP([.I18];[.$P$4:.$Q$15];2;0)" office:value-type="float" office:value="8" calcext:value-type="float">
            <text:p>8</text:p>
          </table:table-cell>
          <table:table-cell table:formula="of:=DATE(2020;[.J18];[.H18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UÑA DE ALMANZORA</text:p>
          </table:table-cell>
          <table:table-cell office:value-type="string" calcext:value-type="string">
            <text:p>17 DE ENERO</text:p>
          </table:table-cell>
          <table:table-cell table:formula="of:=LEFT([.B19];FIND(&quot;DE&quot;;UPPER([.B19]))-2)" office:value-type="string" office:string-value="17" calcext:value-type="string">
            <text:p>17</text:p>
          </table:table-cell>
          <table:table-cell table:formula="of:=MID([.B19];FIND(&quot;DE&quot;;UPPER([.B19]))+3;999)" office:value-type="string" office:string-value="ENERO" calcext:value-type="string">
            <text:p>ENERO</text:p>
          </table:table-cell>
          <table:table-cell table:formula="of:=VLOOKUP([.D19];[.$P$4:.$Q$15];2;0)" office:value-type="float" office:value="1" calcext:value-type="float">
            <text:p>1</text:p>
          </table:table-cell>
          <table:table-cell table:formula="of:=DATE(2020;[.E19];[.C19])" office:value-type="date" office:date-value="2020-01-17" calcext:value-type="date">
            <text:p>17 de enero</text:p>
          </table:table-cell>
          <table:table-cell office:value-type="string" calcext:value-type="string">
            <text:p>7 DE OCTUBRE</text:p>
          </table:table-cell>
          <table:table-cell table:formula="of:=LEFT([.G19];FIND(&quot;DE&quot;;UPPER([.G19]))-2)" office:value-type="string" office:string-value="7" calcext:value-type="string">
            <text:p>7</text:p>
          </table:table-cell>
          <table:table-cell table:formula="of:=MID([.G19];FIND(&quot;DE&quot;;UPPER([.G19]))+3;999)" office:value-type="string" office:string-value="OCTUBRE" calcext:value-type="string">
            <text:p>OCTUBRE</text:p>
          </table:table-cell>
          <table:table-cell table:formula="of:=VLOOKUP([.I19];[.$P$4:.$Q$15];2;0)" office:value-type="float" office:value="10" calcext:value-type="float">
            <text:p>10</text:p>
          </table:table-cell>
          <table:table-cell table:formula="of:=DATE(2020;[.J19];[.H19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ARES</text:p>
          </table:table-cell>
          <table:table-cell office:value-type="string" calcext:value-type="string">
            <text:p>3 DE FEBRERO</text:p>
          </table:table-cell>
          <table:table-cell table:formula="of:=LEFT([.B20];FIND(&quot;DE&quot;;UPPER([.B20]))-2)" office:value-type="string" office:string-value="3" calcext:value-type="string">
            <text:p>3</text:p>
          </table:table-cell>
          <table:table-cell table:formula="of:=MID([.B20];FIND(&quot;DE&quot;;UPPER([.B20]))+3;999)" office:value-type="string" office:string-value="FEBRERO" calcext:value-type="string">
            <text:p>FEBRERO</text:p>
          </table:table-cell>
          <table:table-cell table:formula="of:=VLOOKUP([.D20];[.$P$4:.$Q$15];2;0)" office:value-type="float" office:value="2" calcext:value-type="float">
            <text:p>2</text:p>
          </table:table-cell>
          <table:table-cell table:formula="of:=DATE(2020;[.E20];[.C20])" office:value-type="date" office:date-value="2020-02-03" calcext:value-type="date">
            <text:p>3 de febrero</text:p>
          </table:table-cell>
          <table:table-cell office:value-type="string" calcext:value-type="string">
            <text:p>14 DE SEPTIEMBRE</text:p>
          </table:table-cell>
          <table:table-cell table:formula="of:=LEFT([.G20];FIND(&quot;DE&quot;;UPPER([.G20]))-2)" office:value-type="string" office:string-value="14" calcext:value-type="string">
            <text:p>14</text:p>
          </table:table-cell>
          <table:table-cell table:formula="of:=MID([.G20];FIND(&quot;DE&quot;;UPPER([.G20]))+3;999)" office:value-type="string" office:string-value="SEPTIEMBRE" calcext:value-type="string">
            <text:p>SEPTIEMBRE</text:p>
          </table:table-cell>
          <table:table-cell table:formula="of:=VLOOKUP([.I20];[.$P$4:.$Q$15];2;0)" office:value-type="float" office:value="9" calcext:value-type="float">
            <text:p>9</text:p>
          </table:table-cell>
          <table:table-cell table:formula="of:=DATE(2020;[.J20];[.H20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ARQUE</text:p>
          </table:table-cell>
          <table:table-cell office:value-type="string" calcext:value-type="string">
            <text:p>13 DE JUNIO</text:p>
          </table:table-cell>
          <table:table-cell table:formula="of:=LEFT([.B21];FIND(&quot;DE&quot;;UPPER([.B21]))-2)" office:value-type="string" office:string-value="13" calcext:value-type="string">
            <text:p>13</text:p>
          </table:table-cell>
          <table:table-cell table:formula="of:=MID([.B21];FIND(&quot;DE&quot;;UPPER([.B21]))+3;999)" office:value-type="string" office:string-value="JUNIO" calcext:value-type="string">
            <text:p>JUNIO</text:p>
          </table:table-cell>
          <table:table-cell table:formula="of:=VLOOKUP([.D21];[.$P$4:.$Q$15];2;0)" office:value-type="float" office:value="6" calcext:value-type="float">
            <text:p>6</text:p>
          </table:table-cell>
          <table:table-cell table:formula="of:=DATE(2020;[.E21];[.C21])" office:value-type="date" office:date-value="2020-06-13" calcext:value-type="date">
            <text:p>13 de junio</text:p>
          </table:table-cell>
          <table:table-cell office:value-type="string" calcext:value-type="string">
            <text:p>7 DE OCTUBRE</text:p>
          </table:table-cell>
          <table:table-cell table:formula="of:=LEFT([.G21];FIND(&quot;DE&quot;;UPPER([.G21]))-2)" office:value-type="string" office:string-value="7" calcext:value-type="string">
            <text:p>7</text:p>
          </table:table-cell>
          <table:table-cell table:formula="of:=MID([.G21];FIND(&quot;DE&quot;;UPPER([.G21]))+3;999)" office:value-type="string" office:string-value="OCTUBRE" calcext:value-type="string">
            <text:p>OCTUBRE</text:p>
          </table:table-cell>
          <table:table-cell table:formula="of:=VLOOKUP([.I21];[.$P$4:.$Q$15];2;0)" office:value-type="float" office:value="10" calcext:value-type="float">
            <text:p>10</text:p>
          </table:table-cell>
          <table:table-cell table:formula="of:=DATE(2020;[.J21];[.H21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ÉDAR</text:p>
          </table:table-cell>
          <table:table-cell office:value-type="string" calcext:value-type="string">
            <text:p>18 DE SEPTIEMBRE</text:p>
          </table:table-cell>
          <table:table-cell table:formula="of:=LEFT([.B22];FIND(&quot;DE&quot;;UPPER([.B22]))-2)" office:value-type="string" office:string-value="18" calcext:value-type="string">
            <text:p>18</text:p>
          </table:table-cell>
          <table:table-cell table:formula="of:=MID([.B22];FIND(&quot;DE&quot;;UPPER([.B22]))+3;999)" office:value-type="string" office:string-value="SEPTIEMBRE" calcext:value-type="string">
            <text:p>SEPTIEMBRE</text:p>
          </table:table-cell>
          <table:table-cell table:formula="of:=VLOOKUP([.D22];[.$P$4:.$Q$15];2;0)" office:value-type="float" office:value="9" calcext:value-type="float">
            <text:p>9</text:p>
          </table:table-cell>
          <table:table-cell table:formula="of:=DATE(2020;[.E22];[.C22])" office:value-type="date" office:date-value="2020-09-18" calcext:value-type="date">
            <text:p>18 de septiembre</text:p>
          </table:table-cell>
          <table:table-cell office:value-type="string" calcext:value-type="string">
            <text:p>21 DE SEPTIEMBRE</text:p>
          </table:table-cell>
          <table:table-cell table:formula="of:=LEFT([.G22];FIND(&quot;DE&quot;;UPPER([.G22]))-2)" office:value-type="string" office:string-value="21" calcext:value-type="string">
            <text:p>21</text:p>
          </table:table-cell>
          <table:table-cell table:formula="of:=MID([.G22];FIND(&quot;DE&quot;;UPPER([.G22]))+3;999)" office:value-type="string" office:string-value="SEPTIEMBRE" calcext:value-type="string">
            <text:p>SEPTIEMBRE</text:p>
          </table:table-cell>
          <table:table-cell table:formula="of:=VLOOKUP([.I22];[.$P$4:.$Q$15];2;0)" office:value-type="float" office:value="9" calcext:value-type="float">
            <text:p>9</text:p>
          </table:table-cell>
          <table:table-cell table:formula="of:=DATE(2020;[.J22];[.H22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RES</text:p>
          </table:table-cell>
          <table:table-cell office:value-type="string" calcext:value-type="string">
            <text:p>17 DE AGOSTO</text:p>
          </table:table-cell>
          <table:table-cell table:formula="of:=LEFT([.B23];FIND(&quot;DE&quot;;UPPER([.B23]))-2)" office:value-type="string" office:string-value="17" calcext:value-type="string">
            <text:p>17</text:p>
          </table:table-cell>
          <table:table-cell table:formula="of:=MID([.B23];FIND(&quot;DE&quot;;UPPER([.B23]))+3;999)" office:value-type="string" office:string-value="AGOSTO" calcext:value-type="string">
            <text:p>AGOSTO</text:p>
          </table:table-cell>
          <table:table-cell table:formula="of:=VLOOKUP([.D23];[.$P$4:.$Q$15];2;0)" office:value-type="float" office:value="8" calcext:value-type="float">
            <text:p>8</text:p>
          </table:table-cell>
          <table:table-cell table:formula="of:=DATE(2020;[.E23];[.C23])" office:value-type="date" office:date-value="2020-08-17" calcext:value-type="date">
            <text:p>17 de agosto</text:p>
          </table:table-cell>
          <table:table-cell office:value-type="string" calcext:value-type="string">
            <text:p>4 DE DICIEMBRE</text:p>
          </table:table-cell>
          <table:table-cell table:formula="of:=LEFT([.G23];FIND(&quot;DE&quot;;UPPER([.G23]))-2)" office:value-type="string" office:string-value="4" calcext:value-type="string">
            <text:p>4</text:p>
          </table:table-cell>
          <table:table-cell table:formula="of:=MID([.G23];FIND(&quot;DE&quot;;UPPER([.G23]))+3;999)" office:value-type="string" office:string-value="DICIEMBRE" calcext:value-type="string">
            <text:p>DICIEMBRE</text:p>
          </table:table-cell>
          <table:table-cell table:formula="of:=VLOOKUP([.I23];[.$P$4:.$Q$15];2;0)" office:value-type="float" office:value="12" calcext:value-type="float">
            <text:p>12</text:p>
          </table:table-cell>
          <table:table-cell table:formula="of:=DATE(2020;[.J23];[.H23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HADUX</text:p>
          </table:table-cell>
          <table:table-cell office:value-type="string" calcext:value-type="string">
            <text:p>20 DE FEBRERO</text:p>
          </table:table-cell>
          <table:table-cell table:formula="of:=LEFT([.B24];FIND(&quot;DE&quot;;UPPER([.B24]))-2)" office:value-type="string" office:string-value="20" calcext:value-type="string">
            <text:p>20</text:p>
          </table:table-cell>
          <table:table-cell table:formula="of:=MID([.B24];FIND(&quot;DE&quot;;UPPER([.B24]))+3;999)" office:value-type="string" office:string-value="FEBRERO" calcext:value-type="string">
            <text:p>FEBRERO</text:p>
          </table:table-cell>
          <table:table-cell table:formula="of:=VLOOKUP([.D24];[.$P$4:.$Q$15];2;0)" office:value-type="float" office:value="2" calcext:value-type="float">
            <text:p>2</text:p>
          </table:table-cell>
          <table:table-cell table:formula="of:=DATE(2020;[.E24];[.C24])" office:value-type="date" office:date-value="2020-02-20" calcext:value-type="date">
            <text:p>20 de febrero</text:p>
          </table:table-cell>
          <table:table-cell office:value-type="string" calcext:value-type="string">
            <text:p>20 DE MARZO</text:p>
          </table:table-cell>
          <table:table-cell table:formula="of:=LEFT([.G24];FIND(&quot;DE&quot;;UPPER([.G24]))-2)" office:value-type="string" office:string-value="20" calcext:value-type="string">
            <text:p>20</text:p>
          </table:table-cell>
          <table:table-cell table:formula="of:=MID([.G24];FIND(&quot;DE&quot;;UPPER([.G24]))+3;999)" office:value-type="string" office:string-value="MARZO" calcext:value-type="string">
            <text:p>MARZO</text:p>
          </table:table-cell>
          <table:table-cell table:formula="of:=VLOOKUP([.I24];[.$P$4:.$Q$15];2;0)" office:value-type="float" office:value="3" calcext:value-type="float">
            <text:p>3</text:p>
          </table:table-cell>
          <table:table-cell table:formula="of:=DATE(2020;[.J24];[.H24])" office:value-type="date" office:date-value="2020-03-20" calcext:value-type="date">
            <text:p>20 de marz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ITAGLA</text:p>
          </table:table-cell>
          <table:table-cell office:value-type="string" calcext:value-type="string">
            <text:p>24 DE JUNIO</text:p>
          </table:table-cell>
          <table:table-cell table:formula="of:=LEFT([.B25];FIND(&quot;DE&quot;;UPPER([.B25]))-2)" office:value-type="string" office:string-value="24" calcext:value-type="string">
            <text:p>24</text:p>
          </table:table-cell>
          <table:table-cell table:formula="of:=MID([.B25];FIND(&quot;DE&quot;;UPPER([.B25]))+3;999)" office:value-type="string" office:string-value="JUNIO" calcext:value-type="string">
            <text:p>JUNIO</text:p>
          </table:table-cell>
          <table:table-cell table:formula="of:=VLOOKUP([.D25];[.$P$4:.$Q$15];2;0)" office:value-type="float" office:value="6" calcext:value-type="float">
            <text:p>6</text:p>
          </table:table-cell>
          <table:table-cell table:formula="of:=DATE(2020;[.E25];[.C25])" office:value-type="date" office:date-value="2020-06-24" calcext:value-type="date">
            <text:p>24 de junio</text:p>
          </table:table-cell>
          <table:table-cell office:value-type="string" calcext:value-type="string">
            <text:p>24 DE AGOSTO</text:p>
          </table:table-cell>
          <table:table-cell table:formula="of:=LEFT([.G25];FIND(&quot;DE&quot;;UPPER([.G25]))-2)" office:value-type="string" office:string-value="24" calcext:value-type="string">
            <text:p>24</text:p>
          </table:table-cell>
          <table:table-cell table:formula="of:=MID([.G25];FIND(&quot;DE&quot;;UPPER([.G25]))+3;999)" office:value-type="string" office:string-value="AGOSTO" calcext:value-type="string">
            <text:p>AGOSTO</text:p>
          </table:table-cell>
          <table:table-cell table:formula="of:=VLOOKUP([.I25];[.$P$4:.$Q$15];2;0)" office:value-type="float" office:value="8" calcext:value-type="float">
            <text:p>8</text:p>
          </table:table-cell>
          <table:table-cell table:formula="of:=DATE(2020;[.J25];[.H25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IZALÓN</text:p>
          </table:table-cell>
          <table:table-cell office:value-type="string" calcext:value-type="string">
            <text:p>20 DE JULIO</text:p>
          </table:table-cell>
          <table:table-cell table:formula="of:=LEFT([.B26];FIND(&quot;DE&quot;;UPPER([.B26]))-2)" office:value-type="string" office:string-value="20" calcext:value-type="string">
            <text:p>20</text:p>
          </table:table-cell>
          <table:table-cell table:formula="of:=MID([.B26];FIND(&quot;DE&quot;;UPPER([.B26]))+3;999)" office:value-type="string" office:string-value="JULIO" calcext:value-type="string">
            <text:p>JULIO</text:p>
          </table:table-cell>
          <table:table-cell table:formula="of:=VLOOKUP([.D26];[.$P$4:.$Q$15];2;0)" office:value-type="float" office:value="7" calcext:value-type="float">
            <text:p>7</text:p>
          </table:table-cell>
          <table:table-cell table:formula="of:=DATE(2020;[.E26];[.C26])" office:value-type="date" office:date-value="2020-07-20" calcext:value-type="date">
            <text:p>20 de julio</text:p>
          </table:table-cell>
          <table:table-cell office:value-type="string" calcext:value-type="string">
            <text:p>10 DE AGOSTO</text:p>
          </table:table-cell>
          <table:table-cell table:formula="of:=LEFT([.G26];FIND(&quot;DE&quot;;UPPER([.G26]))-2)" office:value-type="string" office:string-value="10" calcext:value-type="string">
            <text:p>10</text:p>
          </table:table-cell>
          <table:table-cell table:formula="of:=MID([.G26];FIND(&quot;DE&quot;;UPPER([.G26]))+3;999)" office:value-type="string" office:string-value="AGOSTO" calcext:value-type="string">
            <text:p>AGOSTO</text:p>
          </table:table-cell>
          <table:table-cell table:formula="of:=VLOOKUP([.I26];[.$P$4:.$Q$15];2;0)" office:value-type="float" office:value="8" calcext:value-type="float">
            <text:p>8</text:p>
          </table:table-cell>
          <table:table-cell table:formula="of:=DATE(2020;[.J26];[.H26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TARIQUE</text:p>
          </table:table-cell>
          <table:table-cell office:value-type="string" calcext:value-type="string">
            <text:p>20 DE FEBRERO</text:p>
          </table:table-cell>
          <table:table-cell table:formula="of:=LEFT([.B27];FIND(&quot;DE&quot;;UPPER([.B27]))-2)" office:value-type="string" office:string-value="20" calcext:value-type="string">
            <text:p>20</text:p>
          </table:table-cell>
          <table:table-cell table:formula="of:=MID([.B27];FIND(&quot;DE&quot;;UPPER([.B27]))+3;999)" office:value-type="string" office:string-value="FEBRERO" calcext:value-type="string">
            <text:p>FEBRERO</text:p>
          </table:table-cell>
          <table:table-cell table:formula="of:=VLOOKUP([.D27];[.$P$4:.$Q$15];2;0)" office:value-type="float" office:value="2" calcext:value-type="float">
            <text:p>2</text:p>
          </table:table-cell>
          <table:table-cell table:formula="of:=DATE(2020;[.E27];[.C27])" office:value-type="date" office:date-value="2020-02-20" calcext:value-type="date">
            <text:p>20 de febrero</text:p>
          </table:table-cell>
          <table:table-cell office:value-type="string" calcext:value-type="string">
            <text:p>8 DE JULIO</text:p>
          </table:table-cell>
          <table:table-cell table:formula="of:=LEFT([.G27];FIND(&quot;DE&quot;;UPPER([.G27]))-2)" office:value-type="string" office:string-value="8" calcext:value-type="string">
            <text:p>8</text:p>
          </table:table-cell>
          <table:table-cell table:formula="of:=MID([.G27];FIND(&quot;DE&quot;;UPPER([.G27]))+3;999)" office:value-type="string" office:string-value="JULIO" calcext:value-type="string">
            <text:p>JULIO</text:p>
          </table:table-cell>
          <table:table-cell table:formula="of:=VLOOKUP([.I27];[.$P$4:.$Q$15];2;0)" office:value-type="float" office:value="7" calcext:value-type="float">
            <text:p>7</text:p>
          </table:table-cell>
          <table:table-cell table:formula="of:=DATE(2020;[.J27];[.H27])" office:value-type="date" office:date-value="2020-07-08" calcext:value-type="date">
            <text:p>8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JA</text:p>
          </table:table-cell>
          <table:table-cell office:value-type="string" calcext:value-type="string">
            <text:p>31 DE JULIO</text:p>
          </table:table-cell>
          <table:table-cell table:formula="of:=LEFT([.B28];FIND(&quot;DE&quot;;UPPER([.B28]))-2)" office:value-type="string" office:string-value="31" calcext:value-type="string">
            <text:p>31</text:p>
          </table:table-cell>
          <table:table-cell table:formula="of:=MID([.B28];FIND(&quot;DE&quot;;UPPER([.B28]))+3;999)" office:value-type="string" office:string-value="JULIO" calcext:value-type="string">
            <text:p>JULIO</text:p>
          </table:table-cell>
          <table:table-cell table:formula="of:=VLOOKUP([.D28];[.$P$4:.$Q$15];2;0)" office:value-type="float" office:value="7" calcext:value-type="float">
            <text:p>7</text:p>
          </table:table-cell>
          <table:table-cell table:formula="of:=DATE(2020;[.E28];[.C28])" office:value-type="date" office:date-value="2020-07-31" calcext:value-type="date">
            <text:p>31 de julio</text:p>
          </table:table-cell>
          <table:table-cell office:value-type="string" calcext:value-type="string">
            <text:p>8 DE SEPTIEMBRE</text:p>
          </table:table-cell>
          <table:table-cell table:formula="of:=LEFT([.G28];FIND(&quot;DE&quot;;UPPER([.G28]))-2)" office:value-type="string" office:string-value="8" calcext:value-type="string">
            <text:p>8</text:p>
          </table:table-cell>
          <table:table-cell table:formula="of:=MID([.G28];FIND(&quot;DE&quot;;UPPER([.G28]))+3;999)" office:value-type="string" office:string-value="SEPTIEMBRE" calcext:value-type="string">
            <text:p>SEPTIEMBRE</text:p>
          </table:table-cell>
          <table:table-cell table:formula="of:=VLOOKUP([.I28];[.$P$4:.$Q$15];2;0)" office:value-type="float" office:value="9" calcext:value-type="float">
            <text:p>9</text:p>
          </table:table-cell>
          <table:table-cell table:formula="of:=DATE(2020;[.J28];[.H2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JÁYAR</text:p>
          </table:table-cell>
          <table:table-cell office:value-type="string" calcext:value-type="string">
            <text:p>20 DE ABRIL</text:p>
          </table:table-cell>
          <table:table-cell table:formula="of:=LEFT([.B29];FIND(&quot;DE&quot;;UPPER([.B29]))-2)" office:value-type="string" office:string-value="20" calcext:value-type="string">
            <text:p>20</text:p>
          </table:table-cell>
          <table:table-cell table:formula="of:=MID([.B29];FIND(&quot;DE&quot;;UPPER([.B29]))+3;999)" office:value-type="string" office:string-value="ABRIL" calcext:value-type="string">
            <text:p>ABRIL</text:p>
          </table:table-cell>
          <table:table-cell table:formula="of:=VLOOKUP([.D29];[.$P$4:.$Q$15];2;0)" office:value-type="float" office:value="4" calcext:value-type="float">
            <text:p>4</text:p>
          </table:table-cell>
          <table:table-cell table:formula="of:=DATE(2020;[.E29];[.C29])" office:value-type="date" office:date-value="2020-04-20" calcext:value-type="date">
            <text:p>20 de abril</text:p>
          </table:table-cell>
          <table:table-cell office:value-type="string" calcext:value-type="string">
            <text:p>14 DE SEPTIEMBRE</text:p>
          </table:table-cell>
          <table:table-cell table:formula="of:=LEFT([.G29];FIND(&quot;DE&quot;;UPPER([.G29]))-2)" office:value-type="string" office:string-value="14" calcext:value-type="string">
            <text:p>14</text:p>
          </table:table-cell>
          <table:table-cell table:formula="of:=MID([.G29];FIND(&quot;DE&quot;;UPPER([.G29]))+3;999)" office:value-type="string" office:string-value="SEPTIEMBRE" calcext:value-type="string">
            <text:p>SEPTIEMBRE</text:p>
          </table:table-cell>
          <table:table-cell table:formula="of:=VLOOKUP([.I29];[.$P$4:.$Q$15];2;0)" office:value-type="float" office:value="9" calcext:value-type="float">
            <text:p>9</text:p>
          </table:table-cell>
          <table:table-cell table:formula="of:=DATE(2020;[.J29];[.H29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ORIA</text:p>
          </table:table-cell>
          <table:table-cell office:value-type="string" calcext:value-type="string">
            <text:p>17 DE ENERO</text:p>
          </table:table-cell>
          <table:table-cell table:formula="of:=LEFT([.B30];FIND(&quot;DE&quot;;UPPER([.B30]))-2)" office:value-type="string" office:string-value="17" calcext:value-type="string">
            <text:p>17</text:p>
          </table:table-cell>
          <table:table-cell table:formula="of:=MID([.B30];FIND(&quot;DE&quot;;UPPER([.B30]))+3;999)" office:value-type="string" office:string-value="ENERO" calcext:value-type="string">
            <text:p>ENERO</text:p>
          </table:table-cell>
          <table:table-cell table:formula="of:=VLOOKUP([.D30];[.$P$4:.$Q$15];2;0)" office:value-type="float" office:value="1" calcext:value-type="float">
            <text:p>1</text:p>
          </table:table-cell>
          <table:table-cell table:formula="of:=DATE(2020;[.E30];[.C30])" office:value-type="date" office:date-value="2020-01-17" calcext:value-type="date">
            <text:p>17 de enero</text:p>
          </table:table-cell>
          <table:table-cell office:value-type="string" calcext:value-type="string">
            <text:p>13 DE ABRIL</text:p>
          </table:table-cell>
          <table:table-cell table:formula="of:=LEFT([.G30];FIND(&quot;DE&quot;;UPPER([.G30]))-2)" office:value-type="string" office:string-value="13" calcext:value-type="string">
            <text:p>13</text:p>
          </table:table-cell>
          <table:table-cell table:formula="of:=MID([.G30];FIND(&quot;DE&quot;;UPPER([.G30]))+3;999)" office:value-type="string" office:string-value="ABRIL" calcext:value-type="string">
            <text:p>ABRIL</text:p>
          </table:table-cell>
          <table:table-cell table:formula="of:=VLOOKUP([.I30];[.$P$4:.$Q$15];2;0)" office:value-type="float" office:value="4" calcext:value-type="float">
            <text:p>4</text:p>
          </table:table-cell>
          <table:table-cell table:formula="of:=DATE(2020;[.J30];[.H30])" office:value-type="date" office:date-value="2020-04-13" calcext:value-type="date">
            <text:p>13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BONERAS</text:p>
          </table:table-cell>
          <table:table-cell office:value-type="string" calcext:value-type="string">
            <text:p>12 DE JUNIO</text:p>
          </table:table-cell>
          <table:table-cell table:formula="of:=LEFT([.B31];FIND(&quot;DE&quot;;UPPER([.B31]))-2)" office:value-type="string" office:string-value="12" calcext:value-type="string">
            <text:p>12</text:p>
          </table:table-cell>
          <table:table-cell table:formula="of:=MID([.B31];FIND(&quot;DE&quot;;UPPER([.B31]))+3;999)" office:value-type="string" office:string-value="JUNIO" calcext:value-type="string">
            <text:p>JUNIO</text:p>
          </table:table-cell>
          <table:table-cell table:formula="of:=VLOOKUP([.D31];[.$P$4:.$Q$15];2;0)" office:value-type="float" office:value="6" calcext:value-type="float">
            <text:p>6</text:p>
          </table:table-cell>
          <table:table-cell table:formula="of:=DATE(2020;[.E31];[.C31])" office:value-type="date" office:date-value="2020-06-12" calcext:value-type="date">
            <text:p>12 de junio</text:p>
          </table:table-cell>
          <table:table-cell office:value-type="string" calcext:value-type="string">
            <text:p>13 DE JUNIO</text:p>
          </table:table-cell>
          <table:table-cell table:formula="of:=LEFT([.G31];FIND(&quot;DE&quot;;UPPER([.G31]))-2)" office:value-type="string" office:string-value="13" calcext:value-type="string">
            <text:p>13</text:p>
          </table:table-cell>
          <table:table-cell table:formula="of:=MID([.G31];FIND(&quot;DE&quot;;UPPER([.G31]))+3;999)" office:value-type="string" office:string-value="JUNIO" calcext:value-type="string">
            <text:p>JUNIO</text:p>
          </table:table-cell>
          <table:table-cell table:formula="of:=VLOOKUP([.I31];[.$P$4:.$Q$15];2;0)" office:value-type="float" office:value="6" calcext:value-type="float">
            <text:p>6</text:p>
          </table:table-cell>
          <table:table-cell table:formula="of:=DATE(2020;[.J31];[.H31])" office:value-type="date" office:date-value="2020-06-13" calcext:value-type="date">
            <text:p>13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RCOS</text:p>
          </table:table-cell>
          <table:table-cell office:value-type="string" calcext:value-type="string">
            <text:p>15 DE MAYO</text:p>
          </table:table-cell>
          <table:table-cell table:formula="of:=LEFT([.B32];FIND(&quot;DE&quot;;UPPER([.B32]))-2)" office:value-type="string" office:string-value="15" calcext:value-type="string">
            <text:p>15</text:p>
          </table:table-cell>
          <table:table-cell table:formula="of:=MID([.B32];FIND(&quot;DE&quot;;UPPER([.B32]))+3;999)" office:value-type="string" office:string-value="MAYO" calcext:value-type="string">
            <text:p>MAYO</text:p>
          </table:table-cell>
          <table:table-cell table:formula="of:=VLOOKUP([.D32];[.$P$4:.$Q$15];2;0)" office:value-type="float" office:value="5" calcext:value-type="float">
            <text:p>5</text:p>
          </table:table-cell>
          <table:table-cell table:formula="of:=DATE(2020;[.E32];[.C32])" office:value-type="date" office:date-value="2020-05-15" calcext:value-type="date">
            <text:p>15 de mayo</text:p>
          </table:table-cell>
          <table:table-cell office:value-type="string" calcext:value-type="string">
            <text:p>10 DE AGOSTO</text:p>
          </table:table-cell>
          <table:table-cell table:formula="of:=LEFT([.G32];FIND(&quot;DE&quot;;UPPER([.G32]))-2)" office:value-type="string" office:string-value="10" calcext:value-type="string">
            <text:p>10</text:p>
          </table:table-cell>
          <table:table-cell table:formula="of:=MID([.G32];FIND(&quot;DE&quot;;UPPER([.G32]))+3;999)" office:value-type="string" office:string-value="AGOSTO" calcext:value-type="string">
            <text:p>AGOSTO</text:p>
          </table:table-cell>
          <table:table-cell table:formula="of:=VLOOKUP([.I32];[.$P$4:.$Q$15];2;0)" office:value-type="float" office:value="8" calcext:value-type="float">
            <text:p>8</text:p>
          </table:table-cell>
          <table:table-cell table:formula="of:=DATE(2020;[.J32];[.H32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RIVEL</text:p>
          </table:table-cell>
          <table:table-cell office:value-type="string" calcext:value-type="string">
            <text:p>19 DE MARZO</text:p>
          </table:table-cell>
          <table:table-cell table:formula="of:=LEFT([.B33];FIND(&quot;DE&quot;;UPPER([.B33]))-2)" office:value-type="string" office:string-value="19" calcext:value-type="string">
            <text:p>19</text:p>
          </table:table-cell>
          <table:table-cell table:formula="of:=MID([.B33];FIND(&quot;DE&quot;;UPPER([.B33]))+3;999)" office:value-type="string" office:string-value="MARZO" calcext:value-type="string">
            <text:p>MARZO</text:p>
          </table:table-cell>
          <table:table-cell table:formula="of:=VLOOKUP([.D33];[.$P$4:.$Q$15];2;0)" office:value-type="float" office:value="3" calcext:value-type="float">
            <text:p>3</text:p>
          </table:table-cell>
          <table:table-cell table:formula="of:=DATE(2020;[.E33];[.C33])" office:value-type="date" office:date-value="2020-03-19" calcext:value-type="date">
            <text:p>19 de marzo</text:p>
          </table:table-cell>
          <table:table-cell office:value-type="string" calcext:value-type="string">
            <text:p>24 DE AGOSTO</text:p>
          </table:table-cell>
          <table:table-cell table:formula="of:=LEFT([.G33];FIND(&quot;DE&quot;;UPPER([.G33]))-2)" office:value-type="string" office:string-value="24" calcext:value-type="string">
            <text:p>24</text:p>
          </table:table-cell>
          <table:table-cell table:formula="of:=MID([.G33];FIND(&quot;DE&quot;;UPPER([.G33]))+3;999)" office:value-type="string" office:string-value="AGOSTO" calcext:value-type="string">
            <text:p>AGOSTO</text:p>
          </table:table-cell>
          <table:table-cell table:formula="of:=VLOOKUP([.I33];[.$P$4:.$Q$15];2;0)" office:value-type="float" office:value="8" calcext:value-type="float">
            <text:p>8</text:p>
          </table:table-cell>
          <table:table-cell table:formula="of:=DATE(2020;[.J33];[.H33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ÓBDAR</text:p>
          </table:table-cell>
          <table:table-cell office:value-type="string" calcext:value-type="string">
            <text:p>20 DE ENERO</text:p>
          </table:table-cell>
          <table:table-cell table:formula="of:=LEFT([.B34];FIND(&quot;DE&quot;;UPPER([.B34]))-2)" office:value-type="string" office:string-value="20" calcext:value-type="string">
            <text:p>20</text:p>
          </table:table-cell>
          <table:table-cell table:formula="of:=MID([.B34];FIND(&quot;DE&quot;;UPPER([.B34]))+3;999)" office:value-type="string" office:string-value="ENERO" calcext:value-type="string">
            <text:p>ENERO</text:p>
          </table:table-cell>
          <table:table-cell table:formula="of:=VLOOKUP([.D34];[.$P$4:.$Q$15];2;0)" office:value-type="float" office:value="1" calcext:value-type="float">
            <text:p>1</text:p>
          </table:table-cell>
          <table:table-cell table:formula="of:=DATE(2020;[.E34];[.C34])" office:value-type="date" office:date-value="2020-01-20" calcext:value-type="date">
            <text:p>20 de enero</text:p>
          </table:table-cell>
          <table:table-cell office:value-type="string" calcext:value-type="string">
            <text:p>10 DE AGOSTO</text:p>
          </table:table-cell>
          <table:table-cell table:formula="of:=LEFT([.G34];FIND(&quot;DE&quot;;UPPER([.G34]))-2)" office:value-type="string" office:string-value="10" calcext:value-type="string">
            <text:p>10</text:p>
          </table:table-cell>
          <table:table-cell table:formula="of:=MID([.G34];FIND(&quot;DE&quot;;UPPER([.G34]))+3;999)" office:value-type="string" office:string-value="AGOSTO" calcext:value-type="string">
            <text:p>AGOSTO</text:p>
          </table:table-cell>
          <table:table-cell table:formula="of:=VLOOKUP([.I34];[.$P$4:.$Q$15];2;0)" office:value-type="float" office:value="8" calcext:value-type="float">
            <text:p>8</text:p>
          </table:table-cell>
          <table:table-cell table:formula="of:=DATE(2020;[.J34];[.H34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VAS DEL ALMANZORA</text:p>
          </table:table-cell>
          <table:table-cell office:value-type="string" calcext:value-type="string">
            <text:p>16 DE JULIO</text:p>
          </table:table-cell>
          <table:table-cell table:formula="of:=LEFT([.B35];FIND(&quot;DE&quot;;UPPER([.B35]))-2)" office:value-type="string" office:string-value="16" calcext:value-type="string">
            <text:p>16</text:p>
          </table:table-cell>
          <table:table-cell table:formula="of:=MID([.B35];FIND(&quot;DE&quot;;UPPER([.B35]))+3;999)" office:value-type="string" office:string-value="JULIO" calcext:value-type="string">
            <text:p>JULIO</text:p>
          </table:table-cell>
          <table:table-cell table:formula="of:=VLOOKUP([.D35];[.$P$4:.$Q$15];2;0)" office:value-type="float" office:value="7" calcext:value-type="float">
            <text:p>7</text:p>
          </table:table-cell>
          <table:table-cell table:formula="of:=DATE(2020;[.E35];[.C35])" office:value-type="date" office:date-value="2020-07-16" calcext:value-type="date">
            <text:p>16 de julio</text:p>
          </table:table-cell>
          <table:table-cell office:value-type="string" calcext:value-type="string">
            <text:p>13 DE NOVIEMBRE</text:p>
          </table:table-cell>
          <table:table-cell table:formula="of:=LEFT([.G35];FIND(&quot;DE&quot;;UPPER([.G35]))-2)" office:value-type="string" office:string-value="13" calcext:value-type="string">
            <text:p>13</text:p>
          </table:table-cell>
          <table:table-cell table:formula="of:=MID([.G35];FIND(&quot;DE&quot;;UPPER([.G35]))+3;999)" office:value-type="string" office:string-value="NOVIEMBRE" calcext:value-type="string">
            <text:p>NOVIEMBRE</text:p>
          </table:table-cell>
          <table:table-cell table:formula="of:=VLOOKUP([.I35];[.$P$4:.$Q$15];2;0)" office:value-type="float" office:value="11" calcext:value-type="float">
            <text:p>11</text:p>
          </table:table-cell>
          <table:table-cell table:formula="of:=DATE(2020;[.J35];[.H35])" office:value-type="date" office:date-value="2020-11-13" calcext:value-type="date">
            <text:p>13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LÍAS</text:p>
          </table:table-cell>
          <table:table-cell office:value-type="string" calcext:value-type="string">
            <text:p>21 DE SEPTIEMBRE</text:p>
          </table:table-cell>
          <table:table-cell table:formula="of:=LEFT([.B36];FIND(&quot;DE&quot;;UPPER([.B36]))-2)" office:value-type="string" office:string-value="21" calcext:value-type="string">
            <text:p>21</text:p>
          </table:table-cell>
          <table:table-cell table:formula="of:=MID([.B36];FIND(&quot;DE&quot;;UPPER([.B36]))+3;999)" office:value-type="string" office:string-value="SEPTIEMBRE" calcext:value-type="string">
            <text:p>SEPTIEMBRE</text:p>
          </table:table-cell>
          <table:table-cell table:formula="of:=VLOOKUP([.D36];[.$P$4:.$Q$15];2;0)" office:value-type="float" office:value="9" calcext:value-type="float">
            <text:p>9</text:p>
          </table:table-cell>
          <table:table-cell table:formula="of:=DATE(2020;[.E36];[.C36])" office:value-type="date" office:date-value="2020-09-21" calcext:value-type="date">
            <text:p>21 de septiembre</text:p>
          </table:table-cell>
          <table:table-cell office:value-type="string" calcext:value-type="string">
            <text:p>28 DE SEPTIEMBRE</text:p>
          </table:table-cell>
          <table:table-cell table:formula="of:=LEFT([.G36];FIND(&quot;DE&quot;;UPPER([.G36]))-2)" office:value-type="string" office:string-value="28" calcext:value-type="string">
            <text:p>28</text:p>
          </table:table-cell>
          <table:table-cell table:formula="of:=MID([.G36];FIND(&quot;DE&quot;;UPPER([.G36]))+3;999)" office:value-type="string" office:string-value="SEPTIEMBRE" calcext:value-type="string">
            <text:p>SEPTIEMBRE</text:p>
          </table:table-cell>
          <table:table-cell table:formula="of:=VLOOKUP([.I36];[.$P$4:.$Q$15];2;0)" office:value-type="float" office:value="9" calcext:value-type="float">
            <text:p>9</text:p>
          </table:table-cell>
          <table:table-cell table:formula="of:=DATE(2020;[.J36];[.H36])" office:value-type="date" office:date-value="2020-09-28" calcext:value-type="date">
            <text:p>2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JIDO, EL</text:p>
          </table:table-cell>
          <table:table-cell office:value-type="string" calcext:value-type="string">
            <text:p>27 DE ABRIL</text:p>
          </table:table-cell>
          <table:table-cell table:formula="of:=LEFT([.B37];FIND(&quot;DE&quot;;UPPER([.B37]))-2)" office:value-type="string" office:string-value="27" calcext:value-type="string">
            <text:p>27</text:p>
          </table:table-cell>
          <table:table-cell table:formula="of:=MID([.B37];FIND(&quot;DE&quot;;UPPER([.B37]))+3;999)" office:value-type="string" office:string-value="ABRIL" calcext:value-type="string">
            <text:p>ABRIL</text:p>
          </table:table-cell>
          <table:table-cell table:formula="of:=VLOOKUP([.D37];[.$P$4:.$Q$15];2;0)" office:value-type="float" office:value="4" calcext:value-type="float">
            <text:p>4</text:p>
          </table:table-cell>
          <table:table-cell table:formula="of:=DATE(2020;[.E37];[.C37])" office:value-type="date" office:date-value="2020-04-27" calcext:value-type="date">
            <text:p>27 de abril</text:p>
          </table:table-cell>
          <table:table-cell office:value-type="string" calcext:value-type="string">
            <text:p>29 DE JUNIO</text:p>
          </table:table-cell>
          <table:table-cell table:formula="of:=LEFT([.G37];FIND(&quot;DE&quot;;UPPER([.G37]))-2)" office:value-type="string" office:string-value="29" calcext:value-type="string">
            <text:p>29</text:p>
          </table:table-cell>
          <table:table-cell table:formula="of:=MID([.G37];FIND(&quot;DE&quot;;UPPER([.G37]))+3;999)" office:value-type="string" office:string-value="JUNIO" calcext:value-type="string">
            <text:p>JUNIO</text:p>
          </table:table-cell>
          <table:table-cell table:formula="of:=VLOOKUP([.I37];[.$P$4:.$Q$15];2;0)" office:value-type="float" office:value="6" calcext:value-type="float">
            <text:p>6</text:p>
          </table:table-cell>
          <table:table-cell table:formula="of:=DATE(2020;[.J37];[.H37])" office:value-type="date" office:date-value="2020-06-29" calcext:value-type="date">
            <text:p>29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IX</text:p>
          </table:table-cell>
          <table:table-cell office:value-type="string" calcext:value-type="string">
            <text:p>7 DE OCTUBRE</text:p>
          </table:table-cell>
          <table:table-cell table:formula="of:=LEFT([.B38];FIND(&quot;DE&quot;;UPPER([.B38]))-2)" office:value-type="string" office:string-value="7" calcext:value-type="string">
            <text:p>7</text:p>
          </table:table-cell>
          <table:table-cell table:formula="of:=MID([.B38];FIND(&quot;DE&quot;;UPPER([.B38]))+3;999)" office:value-type="string" office:string-value="OCTUBRE" calcext:value-type="string">
            <text:p>OCTUBRE</text:p>
          </table:table-cell>
          <table:table-cell table:formula="of:=VLOOKUP([.D38];[.$P$4:.$Q$15];2;0)" office:value-type="float" office:value="10" calcext:value-type="float">
            <text:p>10</text:p>
          </table:table-cell>
          <table:table-cell table:formula="of:=DATE(2020;[.E38];[.C38])" office:value-type="date" office:date-value="2020-10-07" calcext:value-type="date">
            <text:p>7 de octubre</text:p>
          </table:table-cell>
          <table:table-cell office:value-type="string" calcext:value-type="string">
            <text:p>15 DE OCTUBRE</text:p>
          </table:table-cell>
          <table:table-cell table:formula="of:=LEFT([.G38];FIND(&quot;DE&quot;;UPPER([.G38]))-2)" office:value-type="string" office:string-value="15" calcext:value-type="string">
            <text:p>15</text:p>
          </table:table-cell>
          <table:table-cell table:formula="of:=MID([.G38];FIND(&quot;DE&quot;;UPPER([.G38]))+3;999)" office:value-type="string" office:string-value="OCTUBRE" calcext:value-type="string">
            <text:p>OCTUBRE</text:p>
          </table:table-cell>
          <table:table-cell table:formula="of:=VLOOKUP([.I38];[.$P$4:.$Q$15];2;0)" office:value-type="float" office:value="10" calcext:value-type="float">
            <text:p>10</text:p>
          </table:table-cell>
          <table:table-cell table:formula="of:=DATE(2020;[.J38];[.H38])" office:value-type="date" office:date-value="2020-10-15" calcext:value-type="date">
            <text:p>1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25 DE ABRIL</text:p>
          </table:table-cell>
          <table:table-cell table:formula="of:=LEFT([.B39];FIND(&quot;DE&quot;;UPPER([.B39]))-2)" office:value-type="string" office:string-value="25" calcext:value-type="string">
            <text:p>25</text:p>
          </table:table-cell>
          <table:table-cell table:formula="of:=MID([.B39];FIND(&quot;DE&quot;;UPPER([.B39]))+3;999)" office:value-type="string" office:string-value="ABRIL" calcext:value-type="string">
            <text:p>ABRIL</text:p>
          </table:table-cell>
          <table:table-cell table:formula="of:=VLOOKUP([.D39];[.$P$4:.$Q$15];2;0)" office:value-type="float" office:value="4" calcext:value-type="float">
            <text:p>4</text:p>
          </table:table-cell>
          <table:table-cell table:formula="of:=DATE(2020;[.E39];[.C39])" office:value-type="date" office:date-value="2020-04-25" calcext:value-type="date">
            <text:p>25 de abril</text:p>
          </table:table-cell>
          <table:table-cell office:value-type="string" calcext:value-type="string">
            <text:p>17 DE AGOSTO</text:p>
          </table:table-cell>
          <table:table-cell table:formula="of:=LEFT([.G39];FIND(&quot;DE&quot;;UPPER([.G39]))-2)" office:value-type="string" office:string-value="17" calcext:value-type="string">
            <text:p>17</text:p>
          </table:table-cell>
          <table:table-cell table:formula="of:=MID([.G39];FIND(&quot;DE&quot;;UPPER([.G39]))+3;999)" office:value-type="string" office:string-value="AGOSTO" calcext:value-type="string">
            <text:p>AGOSTO</text:p>
          </table:table-cell>
          <table:table-cell table:formula="of:=VLOOKUP([.I39];[.$P$4:.$Q$15];2;0)" office:value-type="float" office:value="8" calcext:value-type="float">
            <text:p>8</text:p>
          </table:table-cell>
          <table:table-cell table:formula="of:=DATE(2020;[.J39];[.H39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ES</text:p>
          </table:table-cell>
          <table:table-cell office:value-type="string" calcext:value-type="string">
            <text:p>13 DE ABRIL</text:p>
          </table:table-cell>
          <table:table-cell table:formula="of:=LEFT([.B40];FIND(&quot;DE&quot;;UPPER([.B40]))-2)" office:value-type="string" office:string-value="13" calcext:value-type="string">
            <text:p>13</text:p>
          </table:table-cell>
          <table:table-cell table:formula="of:=MID([.B40];FIND(&quot;DE&quot;;UPPER([.B40]))+3;999)" office:value-type="string" office:string-value="ABRIL" calcext:value-type="string">
            <text:p>ABRIL</text:p>
          </table:table-cell>
          <table:table-cell table:formula="of:=VLOOKUP([.D40];[.$P$4:.$Q$15];2;0)" office:value-type="float" office:value="4" calcext:value-type="float">
            <text:p>4</text:p>
          </table:table-cell>
          <table:table-cell table:formula="of:=DATE(2020;[.E40];[.C40])" office:value-type="date" office:date-value="2020-04-13" calcext:value-type="date">
            <text:p>13 de abril</text:p>
          </table:table-cell>
          <table:table-cell office:value-type="string" calcext:value-type="string">
            <text:p>3 DE AGOSTO</text:p>
          </table:table-cell>
          <table:table-cell table:formula="of:=LEFT([.G40];FIND(&quot;DE&quot;;UPPER([.G40]))-2)" office:value-type="string" office:string-value="3" calcext:value-type="string">
            <text:p>3</text:p>
          </table:table-cell>
          <table:table-cell table:formula="of:=MID([.G40];FIND(&quot;DE&quot;;UPPER([.G40]))+3;999)" office:value-type="string" office:string-value="AGOSTO" calcext:value-type="string">
            <text:p>AGOSTO</text:p>
          </table:table-cell>
          <table:table-cell table:formula="of:=VLOOKUP([.I40];[.$P$4:.$Q$15];2;0)" office:value-type="float" office:value="8" calcext:value-type="float">
            <text:p>8</text:p>
          </table:table-cell>
          <table:table-cell table:formula="of:=DATE(2020;[.J40];[.H40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ÁDOR</text:p>
          </table:table-cell>
          <table:table-cell office:value-type="string" calcext:value-type="string">
            <text:p>20 DE FEBRERO</text:p>
          </table:table-cell>
          <table:table-cell table:formula="of:=LEFT([.B41];FIND(&quot;DE&quot;;UPPER([.B41]))-2)" office:value-type="string" office:string-value="20" calcext:value-type="string">
            <text:p>20</text:p>
          </table:table-cell>
          <table:table-cell table:formula="of:=MID([.B41];FIND(&quot;DE&quot;;UPPER([.B41]))+3;999)" office:value-type="string" office:string-value="FEBRERO" calcext:value-type="string">
            <text:p>FEBRERO</text:p>
          </table:table-cell>
          <table:table-cell table:formula="of:=VLOOKUP([.D41];[.$P$4:.$Q$15];2;0)" office:value-type="float" office:value="2" calcext:value-type="float">
            <text:p>2</text:p>
          </table:table-cell>
          <table:table-cell table:formula="of:=DATE(2020;[.E41];[.C41])" office:value-type="date" office:date-value="2020-02-20" calcext:value-type="date">
            <text:p>20 de febrero</text:p>
          </table:table-cell>
          <table:table-cell office:value-type="string" calcext:value-type="string">
            <text:p>9 DE OCTUBRE</text:p>
          </table:table-cell>
          <table:table-cell table:formula="of:=LEFT([.G41];FIND(&quot;DE&quot;;UPPER([.G41]))-2)" office:value-type="string" office:string-value="9" calcext:value-type="string">
            <text:p>9</text:p>
          </table:table-cell>
          <table:table-cell table:formula="of:=MID([.G41];FIND(&quot;DE&quot;;UPPER([.G41]))+3;999)" office:value-type="string" office:string-value="OCTUBRE" calcext:value-type="string">
            <text:p>OCTUBRE</text:p>
          </table:table-cell>
          <table:table-cell table:formula="of:=VLOOKUP([.I41];[.$P$4:.$Q$15];2;0)" office:value-type="float" office:value="10" calcext:value-type="float">
            <text:p>10</text:p>
          </table:table-cell>
          <table:table-cell table:formula="of:=DATE(2020;[.J41];[.H41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LARDOS, LOS</text:p>
          </table:table-cell>
          <table:table-cell office:value-type="string" calcext:value-type="string">
            <text:p>16 DE JULIO</text:p>
          </table:table-cell>
          <table:table-cell table:formula="of:=LEFT([.B42];FIND(&quot;DE&quot;;UPPER([.B42]))-2)" office:value-type="string" office:string-value="16" calcext:value-type="string">
            <text:p>16</text:p>
          </table:table-cell>
          <table:table-cell table:formula="of:=MID([.B42];FIND(&quot;DE&quot;;UPPER([.B42]))+3;999)" office:value-type="string" office:string-value="JULIO" calcext:value-type="string">
            <text:p>JULIO</text:p>
          </table:table-cell>
          <table:table-cell table:formula="of:=VLOOKUP([.D42];[.$P$4:.$Q$15];2;0)" office:value-type="float" office:value="7" calcext:value-type="float">
            <text:p>7</text:p>
          </table:table-cell>
          <table:table-cell table:formula="of:=DATE(2020;[.E42];[.C42])" office:value-type="date" office:date-value="2020-07-16" calcext:value-type="date">
            <text:p>16 de julio</text:p>
          </table:table-cell>
          <table:table-cell office:value-type="string" calcext:value-type="string">
            <text:p>17 DE JULIO</text:p>
          </table:table-cell>
          <table:table-cell table:formula="of:=LEFT([.G42];FIND(&quot;DE&quot;;UPPER([.G42]))-2)" office:value-type="string" office:string-value="17" calcext:value-type="string">
            <text:p>17</text:p>
          </table:table-cell>
          <table:table-cell table:formula="of:=MID([.G42];FIND(&quot;DE&quot;;UPPER([.G42]))+3;999)" office:value-type="string" office:string-value="JULIO" calcext:value-type="string">
            <text:p>JULIO</text:p>
          </table:table-cell>
          <table:table-cell table:formula="of:=VLOOKUP([.I42];[.$P$4:.$Q$15];2;0)" office:value-type="float" office:value="7" calcext:value-type="float">
            <text:p>7</text:p>
          </table:table-cell>
          <table:table-cell table:formula="of:=DATE(2020;[.J42];[.H42])" office:value-type="date" office:date-value="2020-07-17" calcext:value-type="date">
            <text:p>1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RUCHA</text:p>
          </table:table-cell>
          <table:table-cell office:value-type="string" calcext:value-type="string">
            <text:p>16 DE JULIO</text:p>
          </table:table-cell>
          <table:table-cell table:formula="of:=LEFT([.B43];FIND(&quot;DE&quot;;UPPER([.B43]))-2)" office:value-type="string" office:string-value="16" calcext:value-type="string">
            <text:p>16</text:p>
          </table:table-cell>
          <table:table-cell table:formula="of:=MID([.B43];FIND(&quot;DE&quot;;UPPER([.B43]))+3;999)" office:value-type="string" office:string-value="JULIO" calcext:value-type="string">
            <text:p>JULIO</text:p>
          </table:table-cell>
          <table:table-cell table:formula="of:=VLOOKUP([.D43];[.$P$4:.$Q$15];2;0)" office:value-type="float" office:value="7" calcext:value-type="float">
            <text:p>7</text:p>
          </table:table-cell>
          <table:table-cell table:formula="of:=DATE(2020;[.E43];[.C43])" office:value-type="date" office:date-value="2020-07-16" calcext:value-type="date">
            <text:p>16 de julio</text:p>
          </table:table-cell>
          <table:table-cell office:value-type="string" calcext:value-type="string">
            <text:p>17 DE AGOSTO</text:p>
          </table:table-cell>
          <table:table-cell table:formula="of:=LEFT([.G43];FIND(&quot;DE&quot;;UPPER([.G43]))-2)" office:value-type="string" office:string-value="17" calcext:value-type="string">
            <text:p>17</text:p>
          </table:table-cell>
          <table:table-cell table:formula="of:=MID([.G43];FIND(&quot;DE&quot;;UPPER([.G43]))+3;999)" office:value-type="string" office:string-value="AGOSTO" calcext:value-type="string">
            <text:p>AGOSTO</text:p>
          </table:table-cell>
          <table:table-cell table:formula="of:=VLOOKUP([.I43];[.$P$4:.$Q$15];2;0)" office:value-type="float" office:value="8" calcext:value-type="float">
            <text:p>8</text:p>
          </table:table-cell>
          <table:table-cell table:formula="of:=DATE(2020;[.J43];[.H43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RGAL</text:p>
          </table:table-cell>
          <table:table-cell office:value-type="string" calcext:value-type="string">
            <text:p>20 DE ENERO</text:p>
          </table:table-cell>
          <table:table-cell table:formula="of:=LEFT([.B44];FIND(&quot;DE&quot;;UPPER([.B44]))-2)" office:value-type="string" office:string-value="20" calcext:value-type="string">
            <text:p>20</text:p>
          </table:table-cell>
          <table:table-cell table:formula="of:=MID([.B44];FIND(&quot;DE&quot;;UPPER([.B44]))+3;999)" office:value-type="string" office:string-value="ENERO" calcext:value-type="string">
            <text:p>ENERO</text:p>
          </table:table-cell>
          <table:table-cell table:formula="of:=VLOOKUP([.D44];[.$P$4:.$Q$15];2;0)" office:value-type="float" office:value="1" calcext:value-type="float">
            <text:p>1</text:p>
          </table:table-cell>
          <table:table-cell table:formula="of:=DATE(2020;[.E44];[.C44])" office:value-type="date" office:date-value="2020-01-20" calcext:value-type="date">
            <text:p>20 de enero</text:p>
          </table:table-cell>
          <table:table-cell office:value-type="string" calcext:value-type="string">
            <text:p>17 DE AGOSTO</text:p>
          </table:table-cell>
          <table:table-cell table:formula="of:=LEFT([.G44];FIND(&quot;DE&quot;;UPPER([.G44]))-2)" office:value-type="string" office:string-value="17" calcext:value-type="string">
            <text:p>17</text:p>
          </table:table-cell>
          <table:table-cell table:formula="of:=MID([.G44];FIND(&quot;DE&quot;;UPPER([.G44]))+3;999)" office:value-type="string" office:string-value="AGOSTO" calcext:value-type="string">
            <text:p>AGOSTO</text:p>
          </table:table-cell>
          <table:table-cell table:formula="of:=VLOOKUP([.I44];[.$P$4:.$Q$15];2;0)" office:value-type="float" office:value="8" calcext:value-type="float">
            <text:p>8</text:p>
          </table:table-cell>
          <table:table-cell table:formula="of:=DATE(2020;[.J44];[.H44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ÉCIJA</text:p>
          </table:table-cell>
          <table:table-cell office:value-type="string" calcext:value-type="string">
            <text:p>3 DE FEBRERO</text:p>
          </table:table-cell>
          <table:table-cell table:formula="of:=LEFT([.B45];FIND(&quot;DE&quot;;UPPER([.B45]))-2)" office:value-type="string" office:string-value="3" calcext:value-type="string">
            <text:p>3</text:p>
          </table:table-cell>
          <table:table-cell table:formula="of:=MID([.B45];FIND(&quot;DE&quot;;UPPER([.B45]))+3;999)" office:value-type="string" office:string-value="FEBRERO" calcext:value-type="string">
            <text:p>FEBRERO</text:p>
          </table:table-cell>
          <table:table-cell table:formula="of:=VLOOKUP([.D45];[.$P$4:.$Q$15];2;0)" office:value-type="float" office:value="2" calcext:value-type="float">
            <text:p>2</text:p>
          </table:table-cell>
          <table:table-cell table:formula="of:=DATE(2020;[.E45];[.C45])" office:value-type="date" office:date-value="2020-02-03" calcext:value-type="date">
            <text:p>3 de febrero</text:p>
          </table:table-cell>
          <table:table-cell office:value-type="string" calcext:value-type="string">
            <text:p>16 DE JULIO</text:p>
          </table:table-cell>
          <table:table-cell table:formula="of:=LEFT([.G45];FIND(&quot;DE&quot;;UPPER([.G45]))-2)" office:value-type="string" office:string-value="16" calcext:value-type="string">
            <text:p>16</text:p>
          </table:table-cell>
          <table:table-cell table:formula="of:=MID([.G45];FIND(&quot;DE&quot;;UPPER([.G45]))+3;999)" office:value-type="string" office:string-value="JULIO" calcext:value-type="string">
            <text:p>JULIO</text:p>
          </table:table-cell>
          <table:table-cell table:formula="of:=VLOOKUP([.I45];[.$P$4:.$Q$15];2;0)" office:value-type="float" office:value="7" calcext:value-type="float">
            <text:p>7</text:p>
          </table:table-cell>
          <table:table-cell table:formula="of:=DATE(2020;[.J45];[.H45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ÉRCAL-OVERA</text:p>
          </table:table-cell>
          <table:table-cell office:value-type="string" calcext:value-type="string">
            <text:p>16 DE OCTUBRE</text:p>
          </table:table-cell>
          <table:table-cell table:formula="of:=LEFT([.B46];FIND(&quot;DE&quot;;UPPER([.B46]))-2)" office:value-type="string" office:string-value="16" calcext:value-type="string">
            <text:p>16</text:p>
          </table:table-cell>
          <table:table-cell table:formula="of:=MID([.B46];FIND(&quot;DE&quot;;UPPER([.B46]))+3;999)" office:value-type="string" office:string-value="OCTUBRE" calcext:value-type="string">
            <text:p>OCTUBRE</text:p>
          </table:table-cell>
          <table:table-cell table:formula="of:=VLOOKUP([.D46];[.$P$4:.$Q$15];2;0)" office:value-type="float" office:value="10" calcext:value-type="float">
            <text:p>10</text:p>
          </table:table-cell>
          <table:table-cell table:formula="of:=DATE(2020;[.E46];[.C46])" office:value-type="date" office:date-value="2020-10-16" calcext:value-type="date">
            <text:p>16 de octubre</text:p>
          </table:table-cell>
          <table:table-cell office:value-type="string" calcext:value-type="string">
            <text:p>20 DE OCTUBRE</text:p>
          </table:table-cell>
          <table:table-cell table:formula="of:=LEFT([.G46];FIND(&quot;DE&quot;;UPPER([.G46]))-2)" office:value-type="string" office:string-value="20" calcext:value-type="string">
            <text:p>20</text:p>
          </table:table-cell>
          <table:table-cell table:formula="of:=MID([.G46];FIND(&quot;DE&quot;;UPPER([.G46]))+3;999)" office:value-type="string" office:string-value="OCTUBRE" calcext:value-type="string">
            <text:p>OCTUBRE</text:p>
          </table:table-cell>
          <table:table-cell table:formula="of:=VLOOKUP([.I46];[.$P$4:.$Q$15];2;0)" office:value-type="float" office:value="10" calcext:value-type="float">
            <text:p>10</text:p>
          </table:table-cell>
          <table:table-cell table:formula="of:=DATE(2020;[.J46];[.H46])" office:value-type="date" office:date-value="2020-10-20" calcext:value-type="date">
            <text:p>20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INCIÓN</text:p>
          </table:table-cell>
          <table:table-cell office:value-type="string" calcext:value-type="string">
            <text:p>20 DE ENERO</text:p>
          </table:table-cell>
          <table:table-cell table:formula="of:=LEFT([.B47];FIND(&quot;DE&quot;;UPPER([.B47]))-2)" office:value-type="string" office:string-value="20" calcext:value-type="string">
            <text:p>20</text:p>
          </table:table-cell>
          <table:table-cell table:formula="of:=MID([.B47];FIND(&quot;DE&quot;;UPPER([.B47]))+3;999)" office:value-type="string" office:string-value="ENERO" calcext:value-type="string">
            <text:p>ENERO</text:p>
          </table:table-cell>
          <table:table-cell table:formula="of:=VLOOKUP([.D47];[.$P$4:.$Q$15];2;0)" office:value-type="float" office:value="1" calcext:value-type="float">
            <text:p>1</text:p>
          </table:table-cell>
          <table:table-cell table:formula="of:=DATE(2020;[.E47];[.C47])" office:value-type="date" office:date-value="2020-01-20" calcext:value-type="date">
            <text:p>20 de enero</text:p>
          </table:table-cell>
          <table:table-cell office:value-type="string" calcext:value-type="string">
            <text:p>4 DE SEPTIEMBRE</text:p>
          </table:table-cell>
          <table:table-cell table:formula="of:=LEFT([.G47];FIND(&quot;DE&quot;;UPPER([.G47]))-2)" office:value-type="string" office:string-value="4" calcext:value-type="string">
            <text:p>4</text:p>
          </table:table-cell>
          <table:table-cell table:formula="of:=MID([.G47];FIND(&quot;DE&quot;;UPPER([.G47]))+3;999)" office:value-type="string" office:string-value="SEPTIEMBRE" calcext:value-type="string">
            <text:p>SEPTIEMBRE</text:p>
          </table:table-cell>
          <table:table-cell table:formula="of:=VLOOKUP([.I47];[.$P$4:.$Q$15];2;0)" office:value-type="float" office:value="9" calcext:value-type="float">
            <text:p>9</text:p>
          </table:table-cell>
          <table:table-cell table:formula="of:=DATE(2020;[.J47];[.H47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OYA</text:p>
          </table:table-cell>
          <table:table-cell office:value-type="string" calcext:value-type="string">
            <text:p>24 DE ABRIL</text:p>
          </table:table-cell>
          <table:table-cell table:formula="of:=LEFT([.B48];FIND(&quot;DE&quot;;UPPER([.B48]))-2)" office:value-type="string" office:string-value="24" calcext:value-type="string">
            <text:p>24</text:p>
          </table:table-cell>
          <table:table-cell table:formula="of:=MID([.B48];FIND(&quot;DE&quot;;UPPER([.B48]))+3;999)" office:value-type="string" office:string-value="ABRIL" calcext:value-type="string">
            <text:p>ABRIL</text:p>
          </table:table-cell>
          <table:table-cell table:formula="of:=VLOOKUP([.D48];[.$P$4:.$Q$15];2;0)" office:value-type="float" office:value="4" calcext:value-type="float">
            <text:p>4</text:p>
          </table:table-cell>
          <table:table-cell table:formula="of:=DATE(2020;[.E48];[.C48])" office:value-type="date" office:date-value="2020-04-24" calcext:value-type="date">
            <text:p>24 de abril</text:p>
          </table:table-cell>
          <table:table-cell office:value-type="string" calcext:value-type="string">
            <text:p>31 DE AGOSTO</text:p>
          </table:table-cell>
          <table:table-cell table:formula="of:=LEFT([.G48];FIND(&quot;DE&quot;;UPPER([.G48]))-2)" office:value-type="string" office:string-value="31" calcext:value-type="string">
            <text:p>31</text:p>
          </table:table-cell>
          <table:table-cell table:formula="of:=MID([.G48];FIND(&quot;DE&quot;;UPPER([.G48]))+3;999)" office:value-type="string" office:string-value="AGOSTO" calcext:value-type="string">
            <text:p>AGOSTO</text:p>
          </table:table-cell>
          <table:table-cell table:formula="of:=VLOOKUP([.I48];[.$P$4:.$Q$15];2;0)" office:value-type="float" office:value="8" calcext:value-type="float">
            <text:p>8</text:p>
          </table:table-cell>
          <table:table-cell table:formula="of:=DATE(2020;[.J48];[.H48])" office:value-type="date" office:date-value="2020-08-31" calcext:value-type="date">
            <text:p>3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ÍJAR</text:p>
          </table:table-cell>
          <table:table-cell office:value-type="string" calcext:value-type="string">
            <text:p>3 DE FEBRERO</text:p>
          </table:table-cell>
          <table:table-cell table:formula="of:=LEFT([.B49];FIND(&quot;DE&quot;;UPPER([.B49]))-2)" office:value-type="string" office:string-value="3" calcext:value-type="string">
            <text:p>3</text:p>
          </table:table-cell>
          <table:table-cell table:formula="of:=MID([.B49];FIND(&quot;DE&quot;;UPPER([.B49]))+3;999)" office:value-type="string" office:string-value="FEBRERO" calcext:value-type="string">
            <text:p>FEBRERO</text:p>
          </table:table-cell>
          <table:table-cell table:formula="of:=VLOOKUP([.D49];[.$P$4:.$Q$15];2;0)" office:value-type="float" office:value="2" calcext:value-type="float">
            <text:p>2</text:p>
          </table:table-cell>
          <table:table-cell table:formula="of:=DATE(2020;[.E49];[.C49])" office:value-type="date" office:date-value="2020-02-03" calcext:value-type="date">
            <text:p>3 de febrero</text:p>
          </table:table-cell>
          <table:table-cell office:value-type="string" calcext:value-type="string">
            <text:p>29 DE SEPTIEMBRE</text:p>
          </table:table-cell>
          <table:table-cell table:formula="of:=LEFT([.G49];FIND(&quot;DE&quot;;UPPER([.G49]))-2)" office:value-type="string" office:string-value="29" calcext:value-type="string">
            <text:p>29</text:p>
          </table:table-cell>
          <table:table-cell table:formula="of:=MID([.G49];FIND(&quot;DE&quot;;UPPER([.G49]))+3;999)" office:value-type="string" office:string-value="SEPTIEMBRE" calcext:value-type="string">
            <text:p>SEPTIEMBRE</text:p>
          </table:table-cell>
          <table:table-cell table:formula="of:=VLOOKUP([.I49];[.$P$4:.$Q$15];2;0)" office:value-type="float" office:value="9" calcext:value-type="float">
            <text:p>9</text:p>
          </table:table-cell>
          <table:table-cell table:formula="of:=DATE(2020;[.J49];[.H49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BRÍN</text:p>
          </table:table-cell>
          <table:table-cell office:value-type="string" calcext:value-type="string">
            <text:p>20 DE ENERO</text:p>
          </table:table-cell>
          <table:table-cell table:formula="of:=LEFT([.B50];FIND(&quot;DE&quot;;UPPER([.B50]))-2)" office:value-type="string" office:string-value="20" calcext:value-type="string">
            <text:p>20</text:p>
          </table:table-cell>
          <table:table-cell table:formula="of:=MID([.B50];FIND(&quot;DE&quot;;UPPER([.B50]))+3;999)" office:value-type="string" office:string-value="ENERO" calcext:value-type="string">
            <text:p>ENERO</text:p>
          </table:table-cell>
          <table:table-cell table:formula="of:=VLOOKUP([.D50];[.$P$4:.$Q$15];2;0)" office:value-type="float" office:value="1" calcext:value-type="float">
            <text:p>1</text:p>
          </table:table-cell>
          <table:table-cell table:formula="of:=DATE(2020;[.E50];[.C50])" office:value-type="date" office:date-value="2020-01-20" calcext:value-type="date">
            <text:p>20 de enero</text:p>
          </table:table-cell>
          <table:table-cell office:value-type="string" calcext:value-type="string">
            <text:p>9 DE OCTUBRE</text:p>
          </table:table-cell>
          <table:table-cell table:formula="of:=LEFT([.G50];FIND(&quot;DE&quot;;UPPER([.G50]))-2)" office:value-type="string" office:string-value="9" calcext:value-type="string">
            <text:p>9</text:p>
          </table:table-cell>
          <table:table-cell table:formula="of:=MID([.G50];FIND(&quot;DE&quot;;UPPER([.G50]))+3;999)" office:value-type="string" office:string-value="OCTUBRE" calcext:value-type="string">
            <text:p>OCTUBRE</text:p>
          </table:table-cell>
          <table:table-cell table:formula="of:=VLOOKUP([.I50];[.$P$4:.$Q$15];2;0)" office:value-type="float" office:value="10" calcext:value-type="float">
            <text:p>10</text:p>
          </table:table-cell>
          <table:table-cell table:formula="of:=DATE(2020;[.J50];[.H50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JÁCAR</text:p>
          </table:table-cell>
          <table:table-cell office:value-type="string" calcext:value-type="string">
            <text:p>28 DE AGOSTO</text:p>
          </table:table-cell>
          <table:table-cell table:formula="of:=LEFT([.B51];FIND(&quot;DE&quot;;UPPER([.B51]))-2)" office:value-type="string" office:string-value="28" calcext:value-type="string">
            <text:p>28</text:p>
          </table:table-cell>
          <table:table-cell table:formula="of:=MID([.B51];FIND(&quot;DE&quot;;UPPER([.B51]))+3;999)" office:value-type="string" office:string-value="AGOSTO" calcext:value-type="string">
            <text:p>AGOSTO</text:p>
          </table:table-cell>
          <table:table-cell table:formula="of:=VLOOKUP([.D51];[.$P$4:.$Q$15];2;0)" office:value-type="float" office:value="8" calcext:value-type="float">
            <text:p>8</text:p>
          </table:table-cell>
          <table:table-cell table:formula="of:=DATE(2020;[.E51];[.C51])" office:value-type="date" office:date-value="2020-08-28" calcext:value-type="date">
            <text:p>28 de agosto</text:p>
          </table:table-cell>
          <table:table-cell office:value-type="string" calcext:value-type="string">
            <text:p>7 DE OCTUBRE</text:p>
          </table:table-cell>
          <table:table-cell table:formula="of:=LEFT([.G51];FIND(&quot;DE&quot;;UPPER([.G51]))-2)" office:value-type="string" office:string-value="7" calcext:value-type="string">
            <text:p>7</text:p>
          </table:table-cell>
          <table:table-cell table:formula="of:=MID([.G51];FIND(&quot;DE&quot;;UPPER([.G51]))+3;999)" office:value-type="string" office:string-value="OCTUBRE" calcext:value-type="string">
            <text:p>OCTUBRE</text:p>
          </table:table-cell>
          <table:table-cell table:formula="of:=VLOOKUP([.I51];[.$P$4:.$Q$15];2;0)" office:value-type="float" office:value="10" calcext:value-type="float">
            <text:p>10</text:p>
          </table:table-cell>
          <table:table-cell table:formula="of:=DATE(2020;[.J51];[.H51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JONERA, LA</text:p>
          </table:table-cell>
          <table:table-cell office:value-type="string" calcext:value-type="string">
            <text:p>29 DE JUNIO</text:p>
          </table:table-cell>
          <table:table-cell table:formula="of:=LEFT([.B52];FIND(&quot;DE&quot;;UPPER([.B52]))-2)" office:value-type="string" office:string-value="29" calcext:value-type="string">
            <text:p>29</text:p>
          </table:table-cell>
          <table:table-cell table:formula="of:=MID([.B52];FIND(&quot;DE&quot;;UPPER([.B52]))+3;999)" office:value-type="string" office:string-value="JUNIO" calcext:value-type="string">
            <text:p>JUNIO</text:p>
          </table:table-cell>
          <table:table-cell table:formula="of:=VLOOKUP([.D52];[.$P$4:.$Q$15];2;0)" office:value-type="float" office:value="6" calcext:value-type="float">
            <text:p>6</text:p>
          </table:table-cell>
          <table:table-cell table:formula="of:=DATE(2020;[.E52];[.C52])" office:value-type="date" office:date-value="2020-06-29" calcext:value-type="date">
            <text:p>29 de junio</text:p>
          </table:table-cell>
          <table:table-cell office:value-type="string" calcext:value-type="string">
            <text:p>14 DE SEPTIEMBRE</text:p>
          </table:table-cell>
          <table:table-cell table:formula="of:=LEFT([.G52];FIND(&quot;DE&quot;;UPPER([.G52]))-2)" office:value-type="string" office:string-value="14" calcext:value-type="string">
            <text:p>14</text:p>
          </table:table-cell>
          <table:table-cell table:formula="of:=MID([.G52];FIND(&quot;DE&quot;;UPPER([.G52]))+3;999)" office:value-type="string" office:string-value="SEPTIEMBRE" calcext:value-type="string">
            <text:p>SEPTIEMBRE</text:p>
          </table:table-cell>
          <table:table-cell table:formula="of:=VLOOKUP([.I52];[.$P$4:.$Q$15];2;0)" office:value-type="float" office:value="9" calcext:value-type="float">
            <text:p>9</text:p>
          </table:table-cell>
          <table:table-cell table:formula="of:=DATE(2020;[.J52];[.H52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IMIENTO</text:p>
          </table:table-cell>
          <table:table-cell office:value-type="string" calcext:value-type="string">
            <text:p>19 DE MARZO</text:p>
          </table:table-cell>
          <table:table-cell table:formula="of:=LEFT([.B53];FIND(&quot;DE&quot;;UPPER([.B53]))-2)" office:value-type="string" office:string-value="19" calcext:value-type="string">
            <text:p>19</text:p>
          </table:table-cell>
          <table:table-cell table:formula="of:=MID([.B53];FIND(&quot;DE&quot;;UPPER([.B53]))+3;999)" office:value-type="string" office:string-value="MARZO" calcext:value-type="string">
            <text:p>MARZO</text:p>
          </table:table-cell>
          <table:table-cell table:formula="of:=VLOOKUP([.D53];[.$P$4:.$Q$15];2;0)" office:value-type="float" office:value="3" calcext:value-type="float">
            <text:p>3</text:p>
          </table:table-cell>
          <table:table-cell table:formula="of:=DATE(2020;[.E53];[.C53])" office:value-type="date" office:date-value="2020-03-19" calcext:value-type="date">
            <text:p>19 de marzo</text:p>
          </table:table-cell>
          <table:table-cell office:value-type="string" calcext:value-type="string">
            <text:p>29 DE SEPTIEMBRE</text:p>
          </table:table-cell>
          <table:table-cell table:formula="of:=LEFT([.G53];FIND(&quot;DE&quot;;UPPER([.G53]))-2)" office:value-type="string" office:string-value="29" calcext:value-type="string">
            <text:p>29</text:p>
          </table:table-cell>
          <table:table-cell table:formula="of:=MID([.G53];FIND(&quot;DE&quot;;UPPER([.G53]))+3;999)" office:value-type="string" office:string-value="SEPTIEMBRE" calcext:value-type="string">
            <text:p>SEPTIEMBRE</text:p>
          </table:table-cell>
          <table:table-cell table:formula="of:=VLOOKUP([.I53];[.$P$4:.$Q$15];2;0)" office:value-type="float" office:value="9" calcext:value-type="float">
            <text:p>9</text:p>
          </table:table-cell>
          <table:table-cell table:formula="of:=DATE(2020;[.J53];[.H53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ÍJAR</text:p>
          </table:table-cell>
          <table:table-cell office:value-type="string" calcext:value-type="string">
            <text:p>20 DE ENERO</text:p>
          </table:table-cell>
          <table:table-cell table:formula="of:=LEFT([.B54];FIND(&quot;DE&quot;;UPPER([.B54]))-2)" office:value-type="string" office:string-value="20" calcext:value-type="string">
            <text:p>20</text:p>
          </table:table-cell>
          <table:table-cell table:formula="of:=MID([.B54];FIND(&quot;DE&quot;;UPPER([.B54]))+3;999)" office:value-type="string" office:string-value="ENERO" calcext:value-type="string">
            <text:p>ENERO</text:p>
          </table:table-cell>
          <table:table-cell table:formula="of:=VLOOKUP([.D54];[.$P$4:.$Q$15];2;0)" office:value-type="float" office:value="1" calcext:value-type="float">
            <text:p>1</text:p>
          </table:table-cell>
          <table:table-cell table:formula="of:=DATE(2020;[.E54];[.C54])" office:value-type="date" office:date-value="2020-01-20" calcext:value-type="date">
            <text:p>20 de enero</text:p>
          </table:table-cell>
          <table:table-cell office:value-type="string" calcext:value-type="string">
            <text:p>15 DE MAYO</text:p>
          </table:table-cell>
          <table:table-cell table:formula="of:=LEFT([.G54];FIND(&quot;DE&quot;;UPPER([.G54]))-2)" office:value-type="string" office:string-value="15" calcext:value-type="string">
            <text:p>15</text:p>
          </table:table-cell>
          <table:table-cell table:formula="of:=MID([.G54];FIND(&quot;DE&quot;;UPPER([.G54]))+3;999)" office:value-type="string" office:string-value="MAYO" calcext:value-type="string">
            <text:p>MAYO</text:p>
          </table:table-cell>
          <table:table-cell table:formula="of:=VLOOKUP([.I54];[.$P$4:.$Q$15];2;0)" office:value-type="float" office:value="5" calcext:value-type="float">
            <text:p>5</text:p>
          </table:table-cell>
          <table:table-cell table:formula="of:=DATE(2020;[.J54];[.H54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ANES</text:p>
          </table:table-cell>
          <table:table-cell office:value-type="string" calcext:value-type="string">
            <text:p>25 DE ABRIL</text:p>
          </table:table-cell>
          <table:table-cell table:formula="of:=LEFT([.B55];FIND(&quot;DE&quot;;UPPER([.B55]))-2)" office:value-type="string" office:string-value="25" calcext:value-type="string">
            <text:p>25</text:p>
          </table:table-cell>
          <table:table-cell table:formula="of:=MID([.B55];FIND(&quot;DE&quot;;UPPER([.B55]))+3;999)" office:value-type="string" office:string-value="ABRIL" calcext:value-type="string">
            <text:p>ABRIL</text:p>
          </table:table-cell>
          <table:table-cell table:formula="of:=VLOOKUP([.D55];[.$P$4:.$Q$15];2;0)" office:value-type="float" office:value="4" calcext:value-type="float">
            <text:p>4</text:p>
          </table:table-cell>
          <table:table-cell table:formula="of:=DATE(2020;[.E55];[.C55])" office:value-type="date" office:date-value="2020-04-25" calcext:value-type="date">
            <text:p>25 de abril</text:p>
          </table:table-cell>
          <table:table-cell office:value-type="string" calcext:value-type="string">
            <text:p>8 DE SEPTIEMBRE</text:p>
          </table:table-cell>
          <table:table-cell table:formula="of:=LEFT([.G55];FIND(&quot;DE&quot;;UPPER([.G55]))-2)" office:value-type="string" office:string-value="8" calcext:value-type="string">
            <text:p>8</text:p>
          </table:table-cell>
          <table:table-cell table:formula="of:=MID([.G55];FIND(&quot;DE&quot;;UPPER([.G55]))+3;999)" office:value-type="string" office:string-value="SEPTIEMBRE" calcext:value-type="string">
            <text:p>SEPTIEMBRE</text:p>
          </table:table-cell>
          <table:table-cell table:formula="of:=VLOOKUP([.I55];[.$P$4:.$Q$15];2;0)" office:value-type="float" office:value="9" calcext:value-type="float">
            <text:p>9</text:p>
          </table:table-cell>
          <table:table-cell table:formula="of:=DATE(2020;[.J55];[.H55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ULA DE CASTRO</text:p>
          </table:table-cell>
          <table:table-cell office:value-type="string" calcext:value-type="string">
            <text:p>10 DE AGOSTO</text:p>
          </table:table-cell>
          <table:table-cell table:formula="of:=LEFT([.B56];FIND(&quot;DE&quot;;UPPER([.B56]))-2)" office:value-type="string" office:string-value="10" calcext:value-type="string">
            <text:p>10</text:p>
          </table:table-cell>
          <table:table-cell table:formula="of:=MID([.B56];FIND(&quot;DE&quot;;UPPER([.B56]))+3;999)" office:value-type="string" office:string-value="AGOSTO" calcext:value-type="string">
            <text:p>AGOSTO</text:p>
          </table:table-cell>
          <table:table-cell table:formula="of:=VLOOKUP([.D56];[.$P$4:.$Q$15];2;0)" office:value-type="float" office:value="8" calcext:value-type="float">
            <text:p>8</text:p>
          </table:table-cell>
          <table:table-cell table:formula="of:=DATE(2020;[.E56];[.C56])" office:value-type="date" office:date-value="2020-08-10" calcext:value-type="date">
            <text:p>10 de agosto</text:p>
          </table:table-cell>
          <table:table-cell office:value-type="string" calcext:value-type="string">
            <text:p>23 DE NOVIEMBRE</text:p>
          </table:table-cell>
          <table:table-cell table:formula="of:=LEFT([.G56];FIND(&quot;DE&quot;;UPPER([.G56]))-2)" office:value-type="string" office:string-value="23" calcext:value-type="string">
            <text:p>23</text:p>
          </table:table-cell>
          <table:table-cell table:formula="of:=MID([.G56];FIND(&quot;DE&quot;;UPPER([.G56]))+3;999)" office:value-type="string" office:string-value="NOVIEMBRE" calcext:value-type="string">
            <text:p>NOVIEMBRE</text:p>
          </table:table-cell>
          <table:table-cell table:formula="of:=VLOOKUP([.I56];[.$P$4:.$Q$15];2;0)" office:value-type="float" office:value="11" calcext:value-type="float">
            <text:p>11</text:p>
          </table:table-cell>
          <table:table-cell table:formula="of:=DATE(2020;[.J56];[.H56])" office:value-type="date" office:date-value="2020-11-23" calcext:value-type="date">
            <text:p>23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ULA DEL RÍO</text:p>
          </table:table-cell>
          <table:table-cell office:value-type="string" calcext:value-type="string">
            <text:p>20 DE ENERO</text:p>
          </table:table-cell>
          <table:table-cell table:formula="of:=LEFT([.B57];FIND(&quot;DE&quot;;UPPER([.B57]))-2)" office:value-type="string" office:string-value="20" calcext:value-type="string">
            <text:p>20</text:p>
          </table:table-cell>
          <table:table-cell table:formula="of:=MID([.B57];FIND(&quot;DE&quot;;UPPER([.B57]))+3;999)" office:value-type="string" office:string-value="ENERO" calcext:value-type="string">
            <text:p>ENERO</text:p>
          </table:table-cell>
          <table:table-cell table:formula="of:=VLOOKUP([.D57];[.$P$4:.$Q$15];2;0)" office:value-type="float" office:value="1" calcext:value-type="float">
            <text:p>1</text:p>
          </table:table-cell>
          <table:table-cell table:formula="of:=DATE(2020;[.E57];[.C57])" office:value-type="date" office:date-value="2020-01-20" calcext:value-type="date">
            <text:p>20 de enero</text:p>
          </table:table-cell>
          <table:table-cell office:value-type="string" calcext:value-type="string">
            <text:p>18 DE SEPTIEMBRE</text:p>
          </table:table-cell>
          <table:table-cell table:formula="of:=LEFT([.G57];FIND(&quot;DE&quot;;UPPER([.G57]))-2)" office:value-type="string" office:string-value="18" calcext:value-type="string">
            <text:p>18</text:p>
          </table:table-cell>
          <table:table-cell table:formula="of:=MID([.G57];FIND(&quot;DE&quot;;UPPER([.G57]))+3;999)" office:value-type="string" office:string-value="SEPTIEMBRE" calcext:value-type="string">
            <text:p>SEPTIEMBRE</text:p>
          </table:table-cell>
          <table:table-cell table:formula="of:=VLOOKUP([.I57];[.$P$4:.$Q$15];2;0)" office:value-type="float" office:value="9" calcext:value-type="float">
            <text:p>9</text:p>
          </table:table-cell>
          <table:table-cell table:formula="of:=DATE(2020;[.J57];[.H57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ERNA DEL RIO</text:p>
          </table:table-cell>
          <table:table-cell office:value-type="string" calcext:value-type="string">
            <text:p>11 DE MAYO</text:p>
          </table:table-cell>
          <table:table-cell table:formula="of:=LEFT([.B58];FIND(&quot;DE&quot;;UPPER([.B58]))-2)" office:value-type="string" office:string-value="11" calcext:value-type="string">
            <text:p>11</text:p>
          </table:table-cell>
          <table:table-cell table:formula="of:=MID([.B58];FIND(&quot;DE&quot;;UPPER([.B58]))+3;999)" office:value-type="string" office:string-value="MAYO" calcext:value-type="string">
            <text:p>MAYO</text:p>
          </table:table-cell>
          <table:table-cell table:formula="of:=VLOOKUP([.D58];[.$P$4:.$Q$15];2;0)" office:value-type="float" office:value="5" calcext:value-type="float">
            <text:p>5</text:p>
          </table:table-cell>
          <table:table-cell table:formula="of:=DATE(2020;[.E58];[.C58])" office:value-type="date" office:date-value="2020-05-11" calcext:value-type="date">
            <text:p>11 de mayo</text:p>
          </table:table-cell>
          <table:table-cell office:value-type="string" calcext:value-type="string">
            <text:p>24 DE AGOSTO</text:p>
          </table:table-cell>
          <table:table-cell table:formula="of:=LEFT([.G58];FIND(&quot;DE&quot;;UPPER([.G58]))-2)" office:value-type="string" office:string-value="24" calcext:value-type="string">
            <text:p>24</text:p>
          </table:table-cell>
          <table:table-cell table:formula="of:=MID([.G58];FIND(&quot;DE&quot;;UPPER([.G58]))+3;999)" office:value-type="string" office:string-value="AGOSTO" calcext:value-type="string">
            <text:p>AGOSTO</text:p>
          </table:table-cell>
          <table:table-cell table:formula="of:=VLOOKUP([.I58];[.$P$4:.$Q$15];2;0)" office:value-type="float" office:value="8" calcext:value-type="float">
            <text:p>8</text:p>
          </table:table-cell>
          <table:table-cell table:formula="of:=DATE(2020;[.J58];[.H58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CHINA</text:p>
          </table:table-cell>
          <table:table-cell office:value-type="string" calcext:value-type="string">
            <text:p>15 DE MAYO</text:p>
          </table:table-cell>
          <table:table-cell table:formula="of:=LEFT([.B59];FIND(&quot;DE&quot;;UPPER([.B59]))-2)" office:value-type="string" office:string-value="15" calcext:value-type="string">
            <text:p>15</text:p>
          </table:table-cell>
          <table:table-cell table:formula="of:=MID([.B59];FIND(&quot;DE&quot;;UPPER([.B59]))+3;999)" office:value-type="string" office:string-value="MAYO" calcext:value-type="string">
            <text:p>MAYO</text:p>
          </table:table-cell>
          <table:table-cell table:formula="of:=VLOOKUP([.D59];[.$P$4:.$Q$15];2;0)" office:value-type="float" office:value="5" calcext:value-type="float">
            <text:p>5</text:p>
          </table:table-cell>
          <table:table-cell table:formula="of:=DATE(2020;[.E59];[.C59])" office:value-type="date" office:date-value="2020-05-15" calcext:value-type="date">
            <text:p>15 de mayo</text:p>
          </table:table-cell>
          <table:table-cell office:value-type="string" calcext:value-type="string">
            <text:p>18 DE MAYO</text:p>
          </table:table-cell>
          <table:table-cell table:formula="of:=LEFT([.G59];FIND(&quot;DE&quot;;UPPER([.G59]))-2)" office:value-type="string" office:string-value="18" calcext:value-type="string">
            <text:p>18</text:p>
          </table:table-cell>
          <table:table-cell table:formula="of:=MID([.G59];FIND(&quot;DE&quot;;UPPER([.G59]))+3;999)" office:value-type="string" office:string-value="MAYO" calcext:value-type="string">
            <text:p>MAYO</text:p>
          </table:table-cell>
          <table:table-cell table:formula="of:=VLOOKUP([.I59];[.$P$4:.$Q$15];2;0)" office:value-type="float" office:value="5" calcext:value-type="float">
            <text:p>5</text:p>
          </table:table-cell>
          <table:table-cell table:formula="of:=DATE(2020;[.J59];[.H59])" office:value-type="date" office:date-value="2020-05-18" calcext:value-type="date">
            <text:p>18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LPÍ</text:p>
          </table:table-cell>
          <table:table-cell office:value-type="string" calcext:value-type="string">
            <text:p>19 DE MARZO</text:p>
          </table:table-cell>
          <table:table-cell table:formula="of:=LEFT([.B60];FIND(&quot;DE&quot;;UPPER([.B60]))-2)" office:value-type="string" office:string-value="19" calcext:value-type="string">
            <text:p>19</text:p>
          </table:table-cell>
          <table:table-cell table:formula="of:=MID([.B60];FIND(&quot;DE&quot;;UPPER([.B60]))+3;999)" office:value-type="string" office:string-value="MARZO" calcext:value-type="string">
            <text:p>MARZO</text:p>
          </table:table-cell>
          <table:table-cell table:formula="of:=VLOOKUP([.D60];[.$P$4:.$Q$15];2;0)" office:value-type="float" office:value="3" calcext:value-type="float">
            <text:p>3</text:p>
          </table:table-cell>
          <table:table-cell table:formula="of:=DATE(2020;[.E60];[.C60])" office:value-type="date" office:date-value="2020-03-19" calcext:value-type="date">
            <text:p>19 de marzo</text:p>
          </table:table-cell>
          <table:table-cell office:value-type="string" calcext:value-type="string">
            <text:p>30 DE SEPTIEMBRE</text:p>
          </table:table-cell>
          <table:table-cell table:formula="of:=LEFT([.G60];FIND(&quot;DE&quot;;UPPER([.G60]))-2)" office:value-type="string" office:string-value="30" calcext:value-type="string">
            <text:p>30</text:p>
          </table:table-cell>
          <table:table-cell table:formula="of:=MID([.G60];FIND(&quot;DE&quot;;UPPER([.G60]))+3;999)" office:value-type="string" office:string-value="SEPTIEMBRE" calcext:value-type="string">
            <text:p>SEPTIEMBRE</text:p>
          </table:table-cell>
          <table:table-cell table:formula="of:=VLOOKUP([.I60];[.$P$4:.$Q$15];2;0)" office:value-type="float" office:value="9" calcext:value-type="float">
            <text:p>9</text:p>
          </table:table-cell>
          <table:table-cell table:formula="of:=DATE(2020;[.J60];[.H60])" office:value-type="date" office:date-value="2020-09-30" calcext:value-type="date">
            <text:p>30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CHENA</text:p>
          </table:table-cell>
          <table:table-cell office:value-type="string" calcext:value-type="string">
            <text:p>16 DE JULIO</text:p>
          </table:table-cell>
          <table:table-cell table:formula="of:=LEFT([.B61];FIND(&quot;DE&quot;;UPPER([.B61]))-2)" office:value-type="string" office:string-value="16" calcext:value-type="string">
            <text:p>16</text:p>
          </table:table-cell>
          <table:table-cell table:formula="of:=MID([.B61];FIND(&quot;DE&quot;;UPPER([.B61]))+3;999)" office:value-type="string" office:string-value="JULIO" calcext:value-type="string">
            <text:p>JULIO</text:p>
          </table:table-cell>
          <table:table-cell table:formula="of:=VLOOKUP([.D61];[.$P$4:.$Q$15];2;0)" office:value-type="float" office:value="7" calcext:value-type="float">
            <text:p>7</text:p>
          </table:table-cell>
          <table:table-cell table:formula="of:=DATE(2020;[.E61];[.C61])" office:value-type="date" office:date-value="2020-07-16" calcext:value-type="date">
            <text:p>16 de julio</text:p>
          </table:table-cell>
          <table:table-cell office:value-type="string" calcext:value-type="string">
            <text:p>25 DE AGOSTO</text:p>
          </table:table-cell>
          <table:table-cell table:formula="of:=LEFT([.G61];FIND(&quot;DE&quot;;UPPER([.G61]))-2)" office:value-type="string" office:string-value="25" calcext:value-type="string">
            <text:p>25</text:p>
          </table:table-cell>
          <table:table-cell table:formula="of:=MID([.G61];FIND(&quot;DE&quot;;UPPER([.G61]))+3;999)" office:value-type="string" office:string-value="AGOSTO" calcext:value-type="string">
            <text:p>AGOSTO</text:p>
          </table:table-cell>
          <table:table-cell table:formula="of:=VLOOKUP([.I61];[.$P$4:.$Q$15];2;0)" office:value-type="float" office:value="8" calcext:value-type="float">
            <text:p>8</text:p>
          </table:table-cell>
          <table:table-cell table:formula="of:=DATE(2020;[.J61];[.H61])" office:value-type="date" office:date-value="2020-08-25" calcext:value-type="date">
            <text:p>25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ÁGOL</text:p>
          </table:table-cell>
          <table:table-cell office:value-type="string" calcext:value-type="string">
            <text:p>18 DE AGOSTO</text:p>
          </table:table-cell>
          <table:table-cell table:formula="of:=LEFT([.B62];FIND(&quot;DE&quot;;UPPER([.B62]))-2)" office:value-type="string" office:string-value="18" calcext:value-type="string">
            <text:p>18</text:p>
          </table:table-cell>
          <table:table-cell table:formula="of:=MID([.B62];FIND(&quot;DE&quot;;UPPER([.B62]))+3;999)" office:value-type="string" office:string-value="AGOSTO" calcext:value-type="string">
            <text:p>AGOSTO</text:p>
          </table:table-cell>
          <table:table-cell table:formula="of:=VLOOKUP([.D62];[.$P$4:.$Q$15];2;0)" office:value-type="float" office:value="8" calcext:value-type="float">
            <text:p>8</text:p>
          </table:table-cell>
          <table:table-cell table:formula="of:=DATE(2020;[.E62];[.C62])" office:value-type="date" office:date-value="2020-08-18" calcext:value-type="date">
            <text:p>18 de agosto</text:p>
          </table:table-cell>
          <table:table-cell office:value-type="string" calcext:value-type="string">
            <text:p>19 DE AGOSTO</text:p>
          </table:table-cell>
          <table:table-cell table:formula="of:=LEFT([.G62];FIND(&quot;DE&quot;;UPPER([.G62]))-2)" office:value-type="string" office:string-value="19" calcext:value-type="string">
            <text:p>19</text:p>
          </table:table-cell>
          <table:table-cell table:formula="of:=MID([.G62];FIND(&quot;DE&quot;;UPPER([.G62]))+3;999)" office:value-type="string" office:string-value="AGOSTO" calcext:value-type="string">
            <text:p>AGOSTO</text:p>
          </table:table-cell>
          <table:table-cell table:formula="of:=VLOOKUP([.I62];[.$P$4:.$Q$15];2;0)" office:value-type="float" office:value="8" calcext:value-type="float">
            <text:p>8</text:p>
          </table:table-cell>
          <table:table-cell table:formula="of:=DATE(2020;[.J62];[.H62])" office:value-type="date" office:date-value="2020-08-19" calcext:value-type="date">
            <text:p>19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OJA</text:p>
          </table:table-cell>
          <table:table-cell office:value-type="string" calcext:value-type="string">
            <text:p>20 DE FEBRERO</text:p>
          </table:table-cell>
          <table:table-cell table:formula="of:=LEFT([.B63];FIND(&quot;DE&quot;;UPPER([.B63]))-2)" office:value-type="string" office:string-value="20" calcext:value-type="string">
            <text:p>20</text:p>
          </table:table-cell>
          <table:table-cell table:formula="of:=MID([.B63];FIND(&quot;DE&quot;;UPPER([.B63]))+3;999)" office:value-type="string" office:string-value="FEBRERO" calcext:value-type="string">
            <text:p>FEBRERO</text:p>
          </table:table-cell>
          <table:table-cell table:formula="of:=VLOOKUP([.D63];[.$P$4:.$Q$15];2;0)" office:value-type="float" office:value="2" calcext:value-type="float">
            <text:p>2</text:p>
          </table:table-cell>
          <table:table-cell table:formula="of:=DATE(2020;[.E63];[.C63])" office:value-type="date" office:date-value="2020-02-20" calcext:value-type="date">
            <text:p>20 de febrero</text:p>
          </table:table-cell>
          <table:table-cell office:value-type="string" calcext:value-type="string">
            <text:p>5 DE OCTUBRE</text:p>
          </table:table-cell>
          <table:table-cell table:formula="of:=LEFT([.G63];FIND(&quot;DE&quot;;UPPER([.G63]))-2)" office:value-type="string" office:string-value="5" calcext:value-type="string">
            <text:p>5</text:p>
          </table:table-cell>
          <table:table-cell table:formula="of:=MID([.G63];FIND(&quot;DE&quot;;UPPER([.G63]))+3;999)" office:value-type="string" office:string-value="OCTUBRE" calcext:value-type="string">
            <text:p>OCTUBRE</text:p>
          </table:table-cell>
          <table:table-cell table:formula="of:=VLOOKUP([.I63];[.$P$4:.$Q$15];2;0)" office:value-type="float" office:value="10" calcext:value-type="float">
            <text:p>10</text:p>
          </table:table-cell>
          <table:table-cell table:formula="of:=DATE(2020;[.J63];[.H63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QUETAS DE MAR</text:p>
          </table:table-cell>
          <table:table-cell office:value-type="string" calcext:value-type="string">
            <text:p>27 DE JULIO</text:p>
          </table:table-cell>
          <table:table-cell table:formula="of:=LEFT([.B64];FIND(&quot;DE&quot;;UPPER([.B64]))-2)" office:value-type="string" office:string-value="27" calcext:value-type="string">
            <text:p>27</text:p>
          </table:table-cell>
          <table:table-cell table:formula="of:=MID([.B64];FIND(&quot;DE&quot;;UPPER([.B64]))+3;999)" office:value-type="string" office:string-value="JULIO" calcext:value-type="string">
            <text:p>JULIO</text:p>
          </table:table-cell>
          <table:table-cell table:formula="of:=VLOOKUP([.D64];[.$P$4:.$Q$15];2;0)" office:value-type="float" office:value="7" calcext:value-type="float">
            <text:p>7</text:p>
          </table:table-cell>
          <table:table-cell table:formula="of:=DATE(2020;[.E64];[.C64])" office:value-type="date" office:date-value="2020-07-27" calcext:value-type="date">
            <text:p>27 de julio</text:p>
          </table:table-cell>
          <table:table-cell office:value-type="string" calcext:value-type="string">
            <text:p>7 DE OCTUBRE</text:p>
          </table:table-cell>
          <table:table-cell table:formula="of:=LEFT([.G64];FIND(&quot;DE&quot;;UPPER([.G64]))-2)" office:value-type="string" office:string-value="7" calcext:value-type="string">
            <text:p>7</text:p>
          </table:table-cell>
          <table:table-cell table:formula="of:=MID([.G64];FIND(&quot;DE&quot;;UPPER([.G64]))+3;999)" office:value-type="string" office:string-value="OCTUBRE" calcext:value-type="string">
            <text:p>OCTUBRE</text:p>
          </table:table-cell>
          <table:table-cell table:formula="of:=VLOOKUP([.I64];[.$P$4:.$Q$15];2;0)" office:value-type="float" office:value="10" calcext:value-type="float">
            <text:p>10</text:p>
          </table:table-cell>
          <table:table-cell table:formula="of:=DATE(2020;[.J64];[.H64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 FE DE MONDÚJAR</text:p>
          </table:table-cell>
          <table:table-cell office:value-type="string" calcext:value-type="string">
            <text:p>20 DE FEBRERO</text:p>
          </table:table-cell>
          <table:table-cell table:formula="of:=LEFT([.B65];FIND(&quot;DE&quot;;UPPER([.B65]))-2)" office:value-type="string" office:string-value="20" calcext:value-type="string">
            <text:p>20</text:p>
          </table:table-cell>
          <table:table-cell table:formula="of:=MID([.B65];FIND(&quot;DE&quot;;UPPER([.B65]))+3;999)" office:value-type="string" office:string-value="FEBRERO" calcext:value-type="string">
            <text:p>FEBRERO</text:p>
          </table:table-cell>
          <table:table-cell table:formula="of:=VLOOKUP([.D65];[.$P$4:.$Q$15];2;0)" office:value-type="float" office:value="2" calcext:value-type="float">
            <text:p>2</text:p>
          </table:table-cell>
          <table:table-cell table:formula="of:=DATE(2020;[.E65];[.C65])" office:value-type="date" office:date-value="2020-02-20" calcext:value-type="date">
            <text:p>20 de febrero</text:p>
          </table:table-cell>
          <table:table-cell office:value-type="string" calcext:value-type="string">
            <text:p>5 DE OCTUBRE</text:p>
          </table:table-cell>
          <table:table-cell table:formula="of:=LEFT([.G65];FIND(&quot;DE&quot;;UPPER([.G65]))-2)" office:value-type="string" office:string-value="5" calcext:value-type="string">
            <text:p>5</text:p>
          </table:table-cell>
          <table:table-cell table:formula="of:=MID([.G65];FIND(&quot;DE&quot;;UPPER([.G65]))+3;999)" office:value-type="string" office:string-value="OCTUBRE" calcext:value-type="string">
            <text:p>OCTUBRE</text:p>
          </table:table-cell>
          <table:table-cell table:formula="of:=VLOOKUP([.I65];[.$P$4:.$Q$15];2;0)" office:value-type="float" office:value="10" calcext:value-type="float">
            <text:p>10</text:p>
          </table:table-cell>
          <table:table-cell table:formula="of:=DATE(2020;[.J65];[.H65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ÓN</text:p>
          </table:table-cell>
          <table:table-cell office:value-type="string" calcext:value-type="string">
            <text:p>27 DE ABRIL</text:p>
          </table:table-cell>
          <table:table-cell table:formula="of:=LEFT([.B66];FIND(&quot;DE&quot;;UPPER([.B66]))-2)" office:value-type="string" office:string-value="27" calcext:value-type="string">
            <text:p>27</text:p>
          </table:table-cell>
          <table:table-cell table:formula="of:=MID([.B66];FIND(&quot;DE&quot;;UPPER([.B66]))+3;999)" office:value-type="string" office:string-value="ABRIL" calcext:value-type="string">
            <text:p>ABRIL</text:p>
          </table:table-cell>
          <table:table-cell table:formula="of:=VLOOKUP([.D66];[.$P$4:.$Q$15];2;0)" office:value-type="float" office:value="4" calcext:value-type="float">
            <text:p>4</text:p>
          </table:table-cell>
          <table:table-cell table:formula="of:=DATE(2020;[.E66];[.C66])" office:value-type="date" office:date-value="2020-04-27" calcext:value-type="date">
            <text:p>27 de abril</text:p>
          </table:table-cell>
          <table:table-cell office:value-type="string" calcext:value-type="string">
            <text:p>17 DE AGOSTO</text:p>
          </table:table-cell>
          <table:table-cell table:formula="of:=LEFT([.G66];FIND(&quot;DE&quot;;UPPER([.G66]))-2)" office:value-type="string" office:string-value="17" calcext:value-type="string">
            <text:p>17</text:p>
          </table:table-cell>
          <table:table-cell table:formula="of:=MID([.G66];FIND(&quot;DE&quot;;UPPER([.G66]))+3;999)" office:value-type="string" office:string-value="AGOSTO" calcext:value-type="string">
            <text:p>AGOSTO</text:p>
          </table:table-cell>
          <table:table-cell table:formula="of:=VLOOKUP([.I66];[.$P$4:.$Q$15];2;0)" office:value-type="float" office:value="8" calcext:value-type="float">
            <text:p>8</text:p>
          </table:table-cell>
          <table:table-cell table:formula="of:=DATE(2020;[.J66];[.H66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O</text:p>
          </table:table-cell>
          <table:table-cell office:value-type="string" calcext:value-type="string">
            <text:p>20 DE ENERO</text:p>
          </table:table-cell>
          <table:table-cell table:formula="of:=LEFT([.B67];FIND(&quot;DE&quot;;UPPER([.B67]))-2)" office:value-type="string" office:string-value="20" calcext:value-type="string">
            <text:p>20</text:p>
          </table:table-cell>
          <table:table-cell table:formula="of:=MID([.B67];FIND(&quot;DE&quot;;UPPER([.B67]))+3;999)" office:value-type="string" office:string-value="ENERO" calcext:value-type="string">
            <text:p>ENERO</text:p>
          </table:table-cell>
          <table:table-cell table:formula="of:=VLOOKUP([.D67];[.$P$4:.$Q$15];2;0)" office:value-type="float" office:value="1" calcext:value-type="float">
            <text:p>1</text:p>
          </table:table-cell>
          <table:table-cell table:formula="of:=DATE(2020;[.E67];[.C67])" office:value-type="date" office:date-value="2020-01-20" calcext:value-type="date">
            <text:p>20 de enero</text:p>
          </table:table-cell>
          <table:table-cell office:value-type="string" calcext:value-type="string">
            <text:p>7 DE SEPTIEMBRE</text:p>
          </table:table-cell>
          <table:table-cell table:formula="of:=LEFT([.G67];FIND(&quot;DE&quot;;UPPER([.G67]))-2)" office:value-type="string" office:string-value="7" calcext:value-type="string">
            <text:p>7</text:p>
          </table:table-cell>
          <table:table-cell table:formula="of:=MID([.G67];FIND(&quot;DE&quot;;UPPER([.G67]))+3;999)" office:value-type="string" office:string-value="SEPTIEMBRE" calcext:value-type="string">
            <text:p>SEPTIEMBRE</text:p>
          </table:table-cell>
          <table:table-cell table:formula="of:=VLOOKUP([.I67];[.$P$4:.$Q$15];2;0)" office:value-type="float" office:value="9" calcext:value-type="float">
            <text:p>9</text:p>
          </table:table-cell>
          <table:table-cell table:formula="of:=DATE(2020;[.J67];[.H67])" office:value-type="date" office:date-value="2020-09-07" calcext:value-type="date">
            <text:p>7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BAS</text:p>
          </table:table-cell>
          <table:table-cell office:value-type="string" calcext:value-type="string">
            <text:p>17 DE AGOSTO</text:p>
          </table:table-cell>
          <table:table-cell table:formula="of:=LEFT([.B68];FIND(&quot;DE&quot;;UPPER([.B68]))-2)" office:value-type="string" office:string-value="17" calcext:value-type="string">
            <text:p>17</text:p>
          </table:table-cell>
          <table:table-cell table:formula="of:=MID([.B68];FIND(&quot;DE&quot;;UPPER([.B68]))+3;999)" office:value-type="string" office:string-value="AGOSTO" calcext:value-type="string">
            <text:p>AGOSTO</text:p>
          </table:table-cell>
          <table:table-cell table:formula="of:=VLOOKUP([.D68];[.$P$4:.$Q$15];2;0)" office:value-type="float" office:value="8" calcext:value-type="float">
            <text:p>8</text:p>
          </table:table-cell>
          <table:table-cell table:formula="of:=DATE(2020;[.E68];[.C68])" office:value-type="date" office:date-value="2020-08-17" calcext:value-type="date">
            <text:p>17 de agosto</text:p>
          </table:table-cell>
          <table:table-cell office:value-type="string" calcext:value-type="string">
            <text:p>18 DE AGOSTO</text:p>
          </table:table-cell>
          <table:table-cell table:formula="of:=LEFT([.G68];FIND(&quot;DE&quot;;UPPER([.G68]))-2)" office:value-type="string" office:string-value="18" calcext:value-type="string">
            <text:p>18</text:p>
          </table:table-cell>
          <table:table-cell table:formula="of:=MID([.G68];FIND(&quot;DE&quot;;UPPER([.G68]))+3;999)" office:value-type="string" office:string-value="AGOSTO" calcext:value-type="string">
            <text:p>AGOSTO</text:p>
          </table:table-cell>
          <table:table-cell table:formula="of:=VLOOKUP([.I68];[.$P$4:.$Q$15];2;0)" office:value-type="float" office:value="8" calcext:value-type="float">
            <text:p>8</text:p>
          </table:table-cell>
          <table:table-cell table:formula="of:=DATE(2020;[.J68];[.H68])" office:value-type="date" office:date-value="2020-08-18" calcext:value-type="date">
            <text:p>1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FLÍ</text:p>
          </table:table-cell>
          <table:table-cell office:value-type="string" calcext:value-type="string">
            <text:p>17 DE AGOSTO</text:p>
          </table:table-cell>
          <table:table-cell table:formula="of:=LEFT([.B69];FIND(&quot;DE&quot;;UPPER([.B69]))-2)" office:value-type="string" office:string-value="17" calcext:value-type="string">
            <text:p>17</text:p>
          </table:table-cell>
          <table:table-cell table:formula="of:=MID([.B69];FIND(&quot;DE&quot;;UPPER([.B69]))+3;999)" office:value-type="string" office:string-value="AGOSTO" calcext:value-type="string">
            <text:p>AGOSTO</text:p>
          </table:table-cell>
          <table:table-cell table:formula="of:=VLOOKUP([.D69];[.$P$4:.$Q$15];2;0)" office:value-type="float" office:value="8" calcext:value-type="float">
            <text:p>8</text:p>
          </table:table-cell>
          <table:table-cell table:formula="of:=DATE(2020;[.E69];[.C69])" office:value-type="date" office:date-value="2020-08-17" calcext:value-type="date">
            <text:p>17 de agosto</text:p>
          </table:table-cell>
          <table:table-cell office:value-type="string" calcext:value-type="string">
            <text:p>9 DE DICIEMBRE</text:p>
          </table:table-cell>
          <table:table-cell table:formula="of:=LEFT([.G69];FIND(&quot;DE&quot;;UPPER([.G69]))-2)" office:value-type="string" office:string-value="9" calcext:value-type="string">
            <text:p>9</text:p>
          </table:table-cell>
          <table:table-cell table:formula="of:=MID([.G69];FIND(&quot;DE&quot;;UPPER([.G69]))+3;999)" office:value-type="string" office:string-value="DICIEMBRE" calcext:value-type="string">
            <text:p>DICIEMBRE</text:p>
          </table:table-cell>
          <table:table-cell table:formula="of:=VLOOKUP([.I69];[.$P$4:.$Q$15];2;0)" office:value-type="float" office:value="12" calcext:value-type="float">
            <text:p>12</text:p>
          </table:table-cell>
          <table:table-cell table:formula="of:=DATE(2020;[.J69];[.H69])" office:value-type="date" office:date-value="2020-12-09" calcext:value-type="date">
            <text:p>9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HAL</text:p>
          </table:table-cell>
          <table:table-cell office:value-type="string" calcext:value-type="string">
            <text:p>14 DE SEPTIEMBRE</text:p>
          </table:table-cell>
          <table:table-cell table:formula="of:=LEFT([.B70];FIND(&quot;DE&quot;;UPPER([.B70]))-2)" office:value-type="string" office:string-value="14" calcext:value-type="string">
            <text:p>14</text:p>
          </table:table-cell>
          <table:table-cell table:formula="of:=MID([.B70];FIND(&quot;DE&quot;;UPPER([.B70]))+3;999)" office:value-type="string" office:string-value="SEPTIEMBRE" calcext:value-type="string">
            <text:p>SEPTIEMBRE</text:p>
          </table:table-cell>
          <table:table-cell table:formula="of:=VLOOKUP([.D70];[.$P$4:.$Q$15];2;0)" office:value-type="float" office:value="9" calcext:value-type="float">
            <text:p>9</text:p>
          </table:table-cell>
          <table:table-cell table:formula="of:=DATE(2020;[.E70];[.C70])" office:value-type="date" office:date-value="2020-09-14" calcext:value-type="date">
            <text:p>14 de septiembre</text:p>
          </table:table-cell>
          <table:table-cell office:value-type="string" calcext:value-type="string">
            <text:p>15 DE SEPTIEMBRE</text:p>
          </table:table-cell>
          <table:table-cell table:formula="of:=LEFT([.G70];FIND(&quot;DE&quot;;UPPER([.G70]))-2)" office:value-type="string" office:string-value="15" calcext:value-type="string">
            <text:p>15</text:p>
          </table:table-cell>
          <table:table-cell table:formula="of:=MID([.G70];FIND(&quot;DE&quot;;UPPER([.G70]))+3;999)" office:value-type="string" office:string-value="SEPTIEMBRE" calcext:value-type="string">
            <text:p>SEPTIEMBRE</text:p>
          </table:table-cell>
          <table:table-cell table:formula="of:=VLOOKUP([.I70];[.$P$4:.$Q$15];2;0)" office:value-type="float" office:value="9" calcext:value-type="float">
            <text:p>9</text:p>
          </table:table-cell>
          <table:table-cell table:formula="of:=DATE(2020;[.J70];[.H70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ÍJOLA</text:p>
          </table:table-cell>
          <table:table-cell office:value-type="string" calcext:value-type="string">
            <text:p>20 DE ENERO</text:p>
          </table:table-cell>
          <table:table-cell table:formula="of:=LEFT([.B71];FIND(&quot;DE&quot;;UPPER([.B71]))-2)" office:value-type="string" office:string-value="20" calcext:value-type="string">
            <text:p>20</text:p>
          </table:table-cell>
          <table:table-cell table:formula="of:=MID([.B71];FIND(&quot;DE&quot;;UPPER([.B71]))+3;999)" office:value-type="string" office:string-value="ENERO" calcext:value-type="string">
            <text:p>ENERO</text:p>
          </table:table-cell>
          <table:table-cell table:formula="of:=VLOOKUP([.D71];[.$P$4:.$Q$15];2;0)" office:value-type="float" office:value="1" calcext:value-type="float">
            <text:p>1</text:p>
          </table:table-cell>
          <table:table-cell table:formula="of:=DATE(2020;[.E71];[.C71])" office:value-type="date" office:date-value="2020-01-20" calcext:value-type="date">
            <text:p>20 de enero</text:p>
          </table:table-cell>
          <table:table-cell office:value-type="string" calcext:value-type="string">
            <text:p>15 DE SEPTIEMBRE</text:p>
          </table:table-cell>
          <table:table-cell table:formula="of:=LEFT([.G71];FIND(&quot;DE&quot;;UPPER([.G71]))-2)" office:value-type="string" office:string-value="15" calcext:value-type="string">
            <text:p>15</text:p>
          </table:table-cell>
          <table:table-cell table:formula="of:=MID([.G71];FIND(&quot;DE&quot;;UPPER([.G71]))+3;999)" office:value-type="string" office:string-value="SEPTIEMBRE" calcext:value-type="string">
            <text:p>SEPTIEMBRE</text:p>
          </table:table-cell>
          <table:table-cell table:formula="of:=VLOOKUP([.I71];[.$P$4:.$Q$15];2;0)" office:value-type="float" office:value="9" calcext:value-type="float">
            <text:p>9</text:p>
          </table:table-cell>
          <table:table-cell table:formula="of:=DATE(2020;[.J71];[.H71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S VILLAS, LAS</text:p>
          </table:table-cell>
          <table:table-cell office:value-type="string" calcext:value-type="string">
            <text:p>20 DE AGOSTO</text:p>
          </table:table-cell>
          <table:table-cell table:formula="of:=LEFT([.B72];FIND(&quot;DE&quot;;UPPER([.B72]))-2)" office:value-type="string" office:string-value="20" calcext:value-type="string">
            <text:p>20</text:p>
          </table:table-cell>
          <table:table-cell table:formula="of:=MID([.B72];FIND(&quot;DE&quot;;UPPER([.B72]))+3;999)" office:value-type="string" office:string-value="AGOSTO" calcext:value-type="string">
            <text:p>AGOSTO</text:p>
          </table:table-cell>
          <table:table-cell table:formula="of:=VLOOKUP([.D72];[.$P$4:.$Q$15];2;0)" office:value-type="float" office:value="8" calcext:value-type="float">
            <text:p>8</text:p>
          </table:table-cell>
          <table:table-cell table:formula="of:=DATE(2020;[.E72];[.C72])" office:value-type="date" office:date-value="2020-08-20" calcext:value-type="date">
            <text:p>20 de agosto</text:p>
          </table:table-cell>
          <table:table-cell office:value-type="string" calcext:value-type="string">
            <text:p>15 DE OCTUBRE</text:p>
          </table:table-cell>
          <table:table-cell table:formula="of:=LEFT([.G72];FIND(&quot;DE&quot;;UPPER([.G72]))-2)" office:value-type="string" office:string-value="15" calcext:value-type="string">
            <text:p>15</text:p>
          </table:table-cell>
          <table:table-cell table:formula="of:=MID([.G72];FIND(&quot;DE&quot;;UPPER([.G72]))+3;999)" office:value-type="string" office:string-value="OCTUBRE" calcext:value-type="string">
            <text:p>OCTUBRE</text:p>
          </table:table-cell>
          <table:table-cell table:formula="of:=VLOOKUP([.I72];[.$P$4:.$Q$15];2;0)" office:value-type="float" office:value="10" calcext:value-type="float">
            <text:p>10</text:p>
          </table:table-cell>
          <table:table-cell table:formula="of:=DATE(2020;[.J72];[.H72])" office:value-type="date" office:date-value="2020-10-15" calcext:value-type="date">
            <text:p>1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RE</text:p>
          </table:table-cell>
          <table:table-cell office:value-type="string" calcext:value-type="string">
            <text:p>2 DE OCTUBRE</text:p>
          </table:table-cell>
          <table:table-cell table:formula="of:=LEFT([.B73];FIND(&quot;DE&quot;;UPPER([.B73]))-2)" office:value-type="string" office:string-value="2" calcext:value-type="string">
            <text:p>2</text:p>
          </table:table-cell>
          <table:table-cell table:formula="of:=MID([.B73];FIND(&quot;DE&quot;;UPPER([.B73]))+3;999)" office:value-type="string" office:string-value="OCTUBRE" calcext:value-type="string">
            <text:p>OCTUBRE</text:p>
          </table:table-cell>
          <table:table-cell table:formula="of:=VLOOKUP([.D73];[.$P$4:.$Q$15];2;0)" office:value-type="float" office:value="10" calcext:value-type="float">
            <text:p>10</text:p>
          </table:table-cell>
          <table:table-cell table:formula="of:=DATE(2020;[.E73];[.C73])" office:value-type="date" office:date-value="2020-10-02" calcext:value-type="date">
            <text:p>2 de octubre</text:p>
          </table:table-cell>
          <table:table-cell office:value-type="string" calcext:value-type="string">
            <text:p>5 DE OCTUBRE</text:p>
          </table:table-cell>
          <table:table-cell table:formula="of:=LEFT([.G73];FIND(&quot;DE&quot;;UPPER([.G73]))-2)" office:value-type="string" office:string-value="5" calcext:value-type="string">
            <text:p>5</text:p>
          </table:table-cell>
          <table:table-cell table:formula="of:=MID([.G73];FIND(&quot;DE&quot;;UPPER([.G73]))+3;999)" office:value-type="string" office:string-value="OCTUBRE" calcext:value-type="string">
            <text:p>OCTUBRE</text:p>
          </table:table-cell>
          <table:table-cell table:formula="of:=VLOOKUP([.I73];[.$P$4:.$Q$15];2;0)" office:value-type="float" office:value="10" calcext:value-type="float">
            <text:p>10</text:p>
          </table:table-cell>
          <table:table-cell table:formula="of:=DATE(2020;[.J73];[.H73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LEILA DEL CAMPO</text:p>
          </table:table-cell>
          <table:table-cell office:value-type="string" calcext:value-type="string">
            <text:p>14 DE SEPTIEMBRE</text:p>
          </table:table-cell>
          <table:table-cell table:formula="of:=LEFT([.B74];FIND(&quot;DE&quot;;UPPER([.B74]))-2)" office:value-type="string" office:string-value="14" calcext:value-type="string">
            <text:p>14</text:p>
          </table:table-cell>
          <table:table-cell table:formula="of:=MID([.B74];FIND(&quot;DE&quot;;UPPER([.B74]))+3;999)" office:value-type="string" office:string-value="SEPTIEMBRE" calcext:value-type="string">
            <text:p>SEPTIEMBRE</text:p>
          </table:table-cell>
          <table:table-cell table:formula="of:=VLOOKUP([.D74];[.$P$4:.$Q$15];2;0)" office:value-type="float" office:value="9" calcext:value-type="float">
            <text:p>9</text:p>
          </table:table-cell>
          <table:table-cell table:formula="of:=DATE(2020;[.E74];[.C74])" office:value-type="date" office:date-value="2020-09-14" calcext:value-type="date">
            <text:p>14 de septiembre</text:p>
          </table:table-cell>
          <table:table-cell office:value-type="string" calcext:value-type="string">
            <text:p>15 DE SEPTIEMBRE</text:p>
          </table:table-cell>
          <table:table-cell table:formula="of:=LEFT([.G74];FIND(&quot;DE&quot;;UPPER([.G74]))-2)" office:value-type="string" office:string-value="15" calcext:value-type="string">
            <text:p>15</text:p>
          </table:table-cell>
          <table:table-cell table:formula="of:=MID([.G74];FIND(&quot;DE&quot;;UPPER([.G74]))+3;999)" office:value-type="string" office:string-value="SEPTIEMBRE" calcext:value-type="string">
            <text:p>SEPTIEMBRE</text:p>
          </table:table-cell>
          <table:table-cell table:formula="of:=VLOOKUP([.I74];[.$P$4:.$Q$15];2;0)" office:value-type="float" office:value="9" calcext:value-type="float">
            <text:p>9</text:p>
          </table:table-cell>
          <table:table-cell table:formula="of:=DATE(2020;[.J74];[.H74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LEZ BLANCO</text:p>
          </table:table-cell>
          <table:table-cell office:value-type="string" calcext:value-type="string">
            <text:p>14 DE AGOSTO</text:p>
          </table:table-cell>
          <table:table-cell table:formula="of:=LEFT([.B75];FIND(&quot;DE&quot;;UPPER([.B75]))-2)" office:value-type="string" office:string-value="14" calcext:value-type="string">
            <text:p>14</text:p>
          </table:table-cell>
          <table:table-cell table:formula="of:=MID([.B75];FIND(&quot;DE&quot;;UPPER([.B75]))+3;999)" office:value-type="string" office:string-value="AGOSTO" calcext:value-type="string">
            <text:p>AGOSTO</text:p>
          </table:table-cell>
          <table:table-cell table:formula="of:=VLOOKUP([.D75];[.$P$4:.$Q$15];2;0)" office:value-type="float" office:value="8" calcext:value-type="float">
            <text:p>8</text:p>
          </table:table-cell>
          <table:table-cell table:formula="of:=DATE(2020;[.E75];[.C75])" office:value-type="date" office:date-value="2020-08-14" calcext:value-type="date">
            <text:p>14 de agosto</text:p>
          </table:table-cell>
          <table:table-cell office:value-type="string" calcext:value-type="string">
            <text:p>28 DE DICIEMBRE</text:p>
          </table:table-cell>
          <table:table-cell table:formula="of:=LEFT([.G75];FIND(&quot;DE&quot;;UPPER([.G75]))-2)" office:value-type="string" office:string-value="28" calcext:value-type="string">
            <text:p>28</text:p>
          </table:table-cell>
          <table:table-cell table:formula="of:=MID([.G75];FIND(&quot;DE&quot;;UPPER([.G75]))+3;999)" office:value-type="string" office:string-value="DICIEMBRE" calcext:value-type="string">
            <text:p>DICIEMBRE</text:p>
          </table:table-cell>
          <table:table-cell table:formula="of:=VLOOKUP([.I75];[.$P$4:.$Q$15];2;0)" office:value-type="float" office:value="12" calcext:value-type="float">
            <text:p>12</text:p>
          </table:table-cell>
          <table:table-cell table:formula="of:=DATE(2020;[.J75];[.H75])" office:value-type="date" office:date-value="2020-12-28" calcext:value-type="date">
            <text:p>28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LEZ RUBIO</text:p>
          </table:table-cell>
          <table:table-cell office:value-type="string" calcext:value-type="string">
            <text:p>13 DE ABRIL</text:p>
          </table:table-cell>
          <table:table-cell table:formula="of:=LEFT([.B76];FIND(&quot;DE&quot;;UPPER([.B76]))-2)" office:value-type="string" office:string-value="13" calcext:value-type="string">
            <text:p>13</text:p>
          </table:table-cell>
          <table:table-cell table:formula="of:=MID([.B76];FIND(&quot;DE&quot;;UPPER([.B76]))+3;999)" office:value-type="string" office:string-value="ABRIL" calcext:value-type="string">
            <text:p>ABRIL</text:p>
          </table:table-cell>
          <table:table-cell table:formula="of:=VLOOKUP([.D76];[.$P$4:.$Q$15];2;0)" office:value-type="float" office:value="4" calcext:value-type="float">
            <text:p>4</text:p>
          </table:table-cell>
          <table:table-cell table:formula="of:=DATE(2020;[.E76];[.C76])" office:value-type="date" office:date-value="2020-04-13" calcext:value-type="date">
            <text:p>13 de abril</text:p>
          </table:table-cell>
          <table:table-cell office:value-type="string" calcext:value-type="string">
            <text:p>7 DE AGOSTO</text:p>
          </table:table-cell>
          <table:table-cell table:formula="of:=LEFT([.G76];FIND(&quot;DE&quot;;UPPER([.G76]))-2)" office:value-type="string" office:string-value="7" calcext:value-type="string">
            <text:p>7</text:p>
          </table:table-cell>
          <table:table-cell table:formula="of:=MID([.G76];FIND(&quot;DE&quot;;UPPER([.G76]))+3;999)" office:value-type="string" office:string-value="AGOSTO" calcext:value-type="string">
            <text:p>AGOSTO</text:p>
          </table:table-cell>
          <table:table-cell table:formula="of:=VLOOKUP([.I76];[.$P$4:.$Q$15];2;0)" office:value-type="float" office:value="8" calcext:value-type="float">
            <text:p>8</text:p>
          </table:table-cell>
          <table:table-cell table:formula="of:=DATE(2020;[.J76];[.H76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10 DE JUNIO</text:p>
          </table:table-cell>
          <table:table-cell table:formula="of:=LEFT([.B77];FIND(&quot;DE&quot;;UPPER([.B77]))-2)" office:value-type="string" office:string-value="10" calcext:value-type="string">
            <text:p>10</text:p>
          </table:table-cell>
          <table:table-cell table:formula="of:=MID([.B77];FIND(&quot;DE&quot;;UPPER([.B77]))+3;999)" office:value-type="string" office:string-value="JUNIO" calcext:value-type="string">
            <text:p>JUNIO</text:p>
          </table:table-cell>
          <table:table-cell table:formula="of:=VLOOKUP([.D77];[.$P$4:.$Q$15];2;0)" office:value-type="float" office:value="6" calcext:value-type="float">
            <text:p>6</text:p>
          </table:table-cell>
          <table:table-cell table:formula="of:=DATE(2020;[.E77];[.C77])" office:value-type="date" office:date-value="2020-06-10" calcext:value-type="date">
            <text:p>10 de junio</text:p>
          </table:table-cell>
          <table:table-cell office:value-type="string" calcext:value-type="string">
            <text:p>25 DE SEPTIEMBRE</text:p>
          </table:table-cell>
          <table:table-cell table:formula="of:=LEFT([.G77];FIND(&quot;DE&quot;;UPPER([.G77]))-2)" office:value-type="string" office:string-value="25" calcext:value-type="string">
            <text:p>25</text:p>
          </table:table-cell>
          <table:table-cell table:formula="of:=MID([.G77];FIND(&quot;DE&quot;;UPPER([.G77]))+3;999)" office:value-type="string" office:string-value="SEPTIEMBRE" calcext:value-type="string">
            <text:p>SEPTIEMBRE</text:p>
          </table:table-cell>
          <table:table-cell table:formula="of:=VLOOKUP([.I77];[.$P$4:.$Q$15];2;0)" office:value-type="float" office:value="9" calcext:value-type="float">
            <text:p>9</text:p>
          </table:table-cell>
          <table:table-cell table:formula="of:=DATE(2020;[.J77];[.H77])" office:value-type="date" office:date-value="2020-09-25" calcext:value-type="date">
            <text:p>2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ATOR</text:p>
          </table:table-cell>
          <table:table-cell office:value-type="string" calcext:value-type="string">
            <text:p>23 DE OCTUBRE</text:p>
          </table:table-cell>
          <table:table-cell table:formula="of:=LEFT([.B78];FIND(&quot;DE&quot;;UPPER([.B78]))-2)" office:value-type="string" office:string-value="23" calcext:value-type="string">
            <text:p>23</text:p>
          </table:table-cell>
          <table:table-cell table:formula="of:=MID([.B78];FIND(&quot;DE&quot;;UPPER([.B78]))+3;999)" office:value-type="string" office:string-value="OCTUBRE" calcext:value-type="string">
            <text:p>OCTUBRE</text:p>
          </table:table-cell>
          <table:table-cell table:formula="of:=VLOOKUP([.D78];[.$P$4:.$Q$15];2;0)" office:value-type="float" office:value="10" calcext:value-type="float">
            <text:p>10</text:p>
          </table:table-cell>
          <table:table-cell table:formula="of:=DATE(2020;[.E78];[.C78])" office:value-type="date" office:date-value="2020-10-23" calcext:value-type="date">
            <text:p>23 de octubre</text:p>
          </table:table-cell>
          <table:table-cell office:value-type="string" calcext:value-type="string">
            <text:p>26 DE OCTUBRE</text:p>
          </table:table-cell>
          <table:table-cell table:formula="of:=LEFT([.G78];FIND(&quot;DE&quot;;UPPER([.G78]))-2)" office:value-type="string" office:string-value="26" calcext:value-type="string">
            <text:p>26</text:p>
          </table:table-cell>
          <table:table-cell table:formula="of:=MID([.G78];FIND(&quot;DE&quot;;UPPER([.G78]))+3;999)" office:value-type="string" office:string-value="OCTUBRE" calcext:value-type="string">
            <text:p>OCTUBRE</text:p>
          </table:table-cell>
          <table:table-cell table:formula="of:=VLOOKUP([.I78];[.$P$4:.$Q$15];2;0)" office:value-type="float" office:value="10" calcext:value-type="float">
            <text:p>10</text:p>
          </table:table-cell>
          <table:table-cell table:formula="of:=DATE(2020;[.J78];[.H78])" office:value-type="date" office:date-value="2020-10-26" calcext:value-type="date">
            <text:p>26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ÍCAR</text:p>
          </table:table-cell>
          <table:table-cell office:value-type="string" calcext:value-type="string">
            <text:p>22 DE JUNIO</text:p>
          </table:table-cell>
          <table:table-cell table:formula="of:=LEFT([.B79];FIND(&quot;DE&quot;;UPPER([.B79]))-2)" office:value-type="string" office:string-value="22" calcext:value-type="string">
            <text:p>22</text:p>
          </table:table-cell>
          <table:table-cell table:formula="of:=MID([.B79];FIND(&quot;DE&quot;;UPPER([.B79]))+3;999)" office:value-type="string" office:string-value="JUNIO" calcext:value-type="string">
            <text:p>JUNIO</text:p>
          </table:table-cell>
          <table:table-cell table:formula="of:=VLOOKUP([.D79];[.$P$4:.$Q$15];2;0)" office:value-type="float" office:value="6" calcext:value-type="float">
            <text:p>6</text:p>
          </table:table-cell>
          <table:table-cell table:formula="of:=DATE(2020;[.E79];[.C79])" office:value-type="date" office:date-value="2020-06-22" calcext:value-type="date">
            <text:p>22 de junio</text:p>
          </table:table-cell>
          <table:table-cell office:value-type="string" calcext:value-type="string">
            <text:p>21 DE SEPTIEMBRE</text:p>
          </table:table-cell>
          <table:table-cell table:formula="of:=LEFT([.G79];FIND(&quot;DE&quot;;UPPER([.G79]))-2)" office:value-type="string" office:string-value="21" calcext:value-type="string">
            <text:p>21</text:p>
          </table:table-cell>
          <table:table-cell table:formula="of:=MID([.G79];FIND(&quot;DE&quot;;UPPER([.G79]))+3;999)" office:value-type="string" office:string-value="SEPTIEMBRE" calcext:value-type="string">
            <text:p>SEPTIEMBRE</text:p>
          </table:table-cell>
          <table:table-cell table:formula="of:=VLOOKUP([.I79];[.$P$4:.$Q$15];2;0)" office:value-type="float" office:value="9" calcext:value-type="float">
            <text:p>9</text:p>
          </table:table-cell>
          <table:table-cell table:formula="of:=DATE(2020;[.J79];[.H79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RGENA</text:p>
          </table:table-cell>
          <table:table-cell office:value-type="string" calcext:value-type="string">
            <text:p>17 DE JULIO</text:p>
          </table:table-cell>
          <table:table-cell table:formula="of:=LEFT([.B80];FIND(&quot;DE&quot;;UPPER([.B80]))-2)" office:value-type="string" office:string-value="17" calcext:value-type="string">
            <text:p>17</text:p>
          </table:table-cell>
          <table:table-cell table:formula="of:=MID([.B80];FIND(&quot;DE&quot;;UPPER([.B80]))+3;999)" office:value-type="string" office:string-value="JULIO" calcext:value-type="string">
            <text:p>JULIO</text:p>
          </table:table-cell>
          <table:table-cell table:formula="of:=VLOOKUP([.D80];[.$P$4:.$Q$15];2;0)" office:value-type="float" office:value="7" calcext:value-type="float">
            <text:p>7</text:p>
          </table:table-cell>
          <table:table-cell table:formula="of:=DATE(2020;[.E80];[.C80])" office:value-type="date" office:date-value="2020-07-17" calcext:value-type="date">
            <text:p>17 de julio</text:p>
          </table:table-cell>
          <table:table-cell office:value-type="string" calcext:value-type="string">
            <text:p>31 DE AGOSTO</text:p>
          </table:table-cell>
          <table:table-cell table:formula="of:=LEFT([.G80];FIND(&quot;DE&quot;;UPPER([.G80]))-2)" office:value-type="string" office:string-value="31" calcext:value-type="string">
            <text:p>31</text:p>
          </table:table-cell>
          <table:table-cell table:formula="of:=MID([.G80];FIND(&quot;DE&quot;;UPPER([.G80]))+3;999)" office:value-type="string" office:string-value="AGOSTO" calcext:value-type="string">
            <text:p>AGOSTO</text:p>
          </table:table-cell>
          <table:table-cell table:formula="of:=VLOOKUP([.I80];[.$P$4:.$Q$15];2;0)" office:value-type="float" office:value="8" calcext:value-type="float">
            <text:p>8</text:p>
          </table:table-cell>
          <table:table-cell table:formula="of:=DATE(2020;[.J80];[.H80])" office:value-type="date" office:date-value="2020-08-31" calcext:value-type="date">
            <text:p>31 de agosto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JAEN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LCALÁ DE LOS GAZULES</text:p>
          </table:table-cell>
          <table:table-cell office:value-type="string" calcext:value-type="string">
            <text:p>23 DE ABRIL</text:p>
          </table:table-cell>
          <table:table-cell table:formula="of:=LEFT([.B84];FIND(&quot;DE&quot;;UPPER([.B84]))-2)" office:value-type="string" office:string-value="23" calcext:value-type="string">
            <text:p>23</text:p>
          </table:table-cell>
          <table:table-cell table:formula="of:=MID([.B84];FIND(&quot;DE&quot;;UPPER([.B84]))+3;999)" office:value-type="string" office:string-value="ABRIL" calcext:value-type="string">
            <text:p>ABRIL</text:p>
          </table:table-cell>
          <table:table-cell table:formula="of:=VLOOKUP([.D84];[.$P$4:.$Q$15];2;0)" office:value-type="float" office:value="4" calcext:value-type="float">
            <text:p>4</text:p>
          </table:table-cell>
          <table:table-cell table:formula="of:=DATE(2020;[.E84];[.C84])" office:value-type="date" office:date-value="2020-04-23" calcext:value-type="date">
            <text:p>23 de abril</text:p>
          </table:table-cell>
          <table:table-cell office:value-type="string" calcext:value-type="string">
            <text:p>12 DE SEPTIEMBRE</text:p>
          </table:table-cell>
          <table:table-cell table:formula="of:=LEFT([.G84];FIND(&quot;DE&quot;;UPPER([.G84]))-2)" office:value-type="string" office:string-value="12" calcext:value-type="string">
            <text:p>12</text:p>
          </table:table-cell>
          <table:table-cell table:formula="of:=MID([.G84];FIND(&quot;DE&quot;;UPPER([.G84]))+3;999)" office:value-type="string" office:string-value="SEPTIEMBRE" calcext:value-type="string">
            <text:p>SEPTIEMBRE</text:p>
          </table:table-cell>
          <table:table-cell table:formula="of:=VLOOKUP([.I84];[.$P$4:.$Q$15];2;0)" office:value-type="float" office:value="9" calcext:value-type="float">
            <text:p>9</text:p>
          </table:table-cell>
          <table:table-cell table:formula="of:=DATE(2020;[.J84];[.H84])" office:value-type="date" office:date-value="2020-09-12" calcext:value-type="date">
            <text:p>12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ALÁ DEL VALLE</text:p>
          </table:table-cell>
          <table:table-cell office:value-type="string" calcext:value-type="string">
            <text:p>13 DE ABRIL</text:p>
          </table:table-cell>
          <table:table-cell table:formula="of:=LEFT([.B85];FIND(&quot;DE&quot;;UPPER([.B85]))-2)" office:value-type="string" office:string-value="13" calcext:value-type="string">
            <text:p>13</text:p>
          </table:table-cell>
          <table:table-cell table:formula="of:=MID([.B85];FIND(&quot;DE&quot;;UPPER([.B85]))+3;999)" office:value-type="string" office:string-value="ABRIL" calcext:value-type="string">
            <text:p>ABRIL</text:p>
          </table:table-cell>
          <table:table-cell table:formula="of:=VLOOKUP([.D85];[.$P$4:.$Q$15];2;0)" office:value-type="float" office:value="4" calcext:value-type="float">
            <text:p>4</text:p>
          </table:table-cell>
          <table:table-cell table:formula="of:=DATE(2020;[.E85];[.C85])" office:value-type="date" office:date-value="2020-04-13" calcext:value-type="date">
            <text:p>13 de abril</text:p>
          </table:table-cell>
          <table:table-cell office:value-type="string" calcext:value-type="string">
            <text:p>14 DE AGOSTO</text:p>
          </table:table-cell>
          <table:table-cell table:formula="of:=LEFT([.G85];FIND(&quot;DE&quot;;UPPER([.G85]))-2)" office:value-type="string" office:string-value="14" calcext:value-type="string">
            <text:p>14</text:p>
          </table:table-cell>
          <table:table-cell table:formula="of:=MID([.G85];FIND(&quot;DE&quot;;UPPER([.G85]))+3;999)" office:value-type="string" office:string-value="AGOSTO" calcext:value-type="string">
            <text:p>AGOSTO</text:p>
          </table:table-cell>
          <table:table-cell table:formula="of:=VLOOKUP([.I85];[.$P$4:.$Q$15];2;0)" office:value-type="float" office:value="8" calcext:value-type="float">
            <text:p>8</text:p>
          </table:table-cell>
          <table:table-cell table:formula="of:=DATE(2020;[.J85];[.H85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AR</text:p>
          </table:table-cell>
          <table:table-cell office:value-type="string" calcext:value-type="string">
            <text:p>8 DE JUNIO</text:p>
          </table:table-cell>
          <table:table-cell table:formula="of:=LEFT([.B86];FIND(&quot;DE&quot;;UPPER([.B86]))-2)" office:value-type="string" office:string-value="8" calcext:value-type="string">
            <text:p>8</text:p>
          </table:table-cell>
          <table:table-cell table:formula="of:=MID([.B86];FIND(&quot;DE&quot;;UPPER([.B86]))+3;999)" office:value-type="string" office:string-value="JUNIO" calcext:value-type="string">
            <text:p>JUNIO</text:p>
          </table:table-cell>
          <table:table-cell table:formula="of:=VLOOKUP([.D86];[.$P$4:.$Q$15];2;0)" office:value-type="float" office:value="6" calcext:value-type="float">
            <text:p>6</text:p>
          </table:table-cell>
          <table:table-cell table:formula="of:=DATE(2020;[.E86];[.C86])" office:value-type="date" office:date-value="2020-06-08" calcext:value-type="date">
            <text:p>8 de junio</text:p>
          </table:table-cell>
          <table:table-cell office:value-type="string" calcext:value-type="string">
            <text:p>8 DE SEPTIEMBRE</text:p>
          </table:table-cell>
          <table:table-cell table:formula="of:=LEFT([.G86];FIND(&quot;DE&quot;;UPPER([.G86]))-2)" office:value-type="string" office:string-value="8" calcext:value-type="string">
            <text:p>8</text:p>
          </table:table-cell>
          <table:table-cell table:formula="of:=MID([.G86];FIND(&quot;DE&quot;;UPPER([.G86]))+3;999)" office:value-type="string" office:string-value="SEPTIEMBRE" calcext:value-type="string">
            <text:p>SEPTIEMBRE</text:p>
          </table:table-cell>
          <table:table-cell table:formula="of:=VLOOKUP([.I86];[.$P$4:.$Q$15];2;0)" office:value-type="float" office:value="9" calcext:value-type="float">
            <text:p>9</text:p>
          </table:table-cell>
          <table:table-cell table:formula="of:=DATE(2020;[.J86];[.H86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ECIRAS</text:p>
          </table:table-cell>
          <table:table-cell office:value-type="string" calcext:value-type="string">
            <text:p>24 DE JUNIO</text:p>
          </table:table-cell>
          <table:table-cell table:formula="of:=LEFT([.B87];FIND(&quot;DE&quot;;UPPER([.B87]))-2)" office:value-type="string" office:string-value="24" calcext:value-type="string">
            <text:p>24</text:p>
          </table:table-cell>
          <table:table-cell table:formula="of:=MID([.B87];FIND(&quot;DE&quot;;UPPER([.B87]))+3;999)" office:value-type="string" office:string-value="JUNIO" calcext:value-type="string">
            <text:p>JUNIO</text:p>
          </table:table-cell>
          <table:table-cell table:formula="of:=VLOOKUP([.D87];[.$P$4:.$Q$15];2;0)" office:value-type="float" office:value="6" calcext:value-type="float">
            <text:p>6</text:p>
          </table:table-cell>
          <table:table-cell table:formula="of:=DATE(2020;[.E87];[.C87])" office:value-type="date" office:date-value="2020-06-24" calcext:value-type="date">
            <text:p>24 de junio</text:p>
          </table:table-cell>
          <table:table-cell office:value-type="string" calcext:value-type="string">
            <text:p>16 DE JULIO</text:p>
          </table:table-cell>
          <table:table-cell table:formula="of:=LEFT([.G87];FIND(&quot;DE&quot;;UPPER([.G87]))-2)" office:value-type="string" office:string-value="16" calcext:value-type="string">
            <text:p>16</text:p>
          </table:table-cell>
          <table:table-cell table:formula="of:=MID([.G87];FIND(&quot;DE&quot;;UPPER([.G87]))+3;999)" office:value-type="string" office:string-value="JULIO" calcext:value-type="string">
            <text:p>JULIO</text:p>
          </table:table-cell>
          <table:table-cell table:formula="of:=VLOOKUP([.I87];[.$P$4:.$Q$15];2;0)" office:value-type="float" office:value="7" calcext:value-type="float">
            <text:p>7</text:p>
          </table:table-cell>
          <table:table-cell table:formula="of:=DATE(2020;[.J87];[.H87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OS DE LA FRONTERA</text:p>
          </table:table-cell>
          <table:table-cell office:value-type="string" calcext:value-type="string">
            <text:p>5 DE AGOSTO</text:p>
          </table:table-cell>
          <table:table-cell table:formula="of:=LEFT([.B88];FIND(&quot;DE&quot;;UPPER([.B88]))-2)" office:value-type="string" office:string-value="5" calcext:value-type="string">
            <text:p>5</text:p>
          </table:table-cell>
          <table:table-cell table:formula="of:=MID([.B88];FIND(&quot;DE&quot;;UPPER([.B88]))+3;999)" office:value-type="string" office:string-value="AGOSTO" calcext:value-type="string">
            <text:p>AGOSTO</text:p>
          </table:table-cell>
          <table:table-cell table:formula="of:=VLOOKUP([.D88];[.$P$4:.$Q$15];2;0)" office:value-type="float" office:value="8" calcext:value-type="float">
            <text:p>8</text:p>
          </table:table-cell>
          <table:table-cell table:formula="of:=DATE(2020;[.E88];[.C88])" office:value-type="date" office:date-value="2020-08-05" calcext:value-type="date">
            <text:p>5 de agosto</text:p>
          </table:table-cell>
          <table:table-cell office:value-type="string" calcext:value-type="string">
            <text:p>29 DE SEPTIEMBRE</text:p>
          </table:table-cell>
          <table:table-cell table:formula="of:=LEFT([.G88];FIND(&quot;DE&quot;;UPPER([.G88]))-2)" office:value-type="string" office:string-value="29" calcext:value-type="string">
            <text:p>29</text:p>
          </table:table-cell>
          <table:table-cell table:formula="of:=MID([.G88];FIND(&quot;DE&quot;;UPPER([.G88]))+3;999)" office:value-type="string" office:string-value="SEPTIEMBRE" calcext:value-type="string">
            <text:p>SEPTIEMBRE</text:p>
          </table:table-cell>
          <table:table-cell table:formula="of:=VLOOKUP([.I88];[.$P$4:.$Q$15];2;0)" office:value-type="float" office:value="9" calcext:value-type="float">
            <text:p>9</text:p>
          </table:table-cell>
          <table:table-cell table:formula="of:=DATE(2020;[.J88];[.H88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BATE</text:p>
          </table:table-cell>
          <table:table-cell office:value-type="string" calcext:value-type="string">
            <text:p>30 DE ABRIL</text:p>
          </table:table-cell>
          <table:table-cell table:formula="of:=LEFT([.B89];FIND(&quot;DE&quot;;UPPER([.B89]))-2)" office:value-type="string" office:string-value="30" calcext:value-type="string">
            <text:p>30</text:p>
          </table:table-cell>
          <table:table-cell table:formula="of:=MID([.B89];FIND(&quot;DE&quot;;UPPER([.B89]))+3;999)" office:value-type="string" office:string-value="ABRIL" calcext:value-type="string">
            <text:p>ABRIL</text:p>
          </table:table-cell>
          <table:table-cell table:formula="of:=VLOOKUP([.D89];[.$P$4:.$Q$15];2;0)" office:value-type="float" office:value="4" calcext:value-type="float">
            <text:p>4</text:p>
          </table:table-cell>
          <table:table-cell table:formula="of:=DATE(2020;[.E89];[.C89])" office:value-type="date" office:date-value="2020-04-30" calcext:value-type="date">
            <text:p>30 de abril</text:p>
          </table:table-cell>
          <table:table-cell office:value-type="string" calcext:value-type="string">
            <text:p>16 DE JULIO</text:p>
          </table:table-cell>
          <table:table-cell table:formula="of:=LEFT([.G89];FIND(&quot;DE&quot;;UPPER([.G89]))-2)" office:value-type="string" office:string-value="16" calcext:value-type="string">
            <text:p>16</text:p>
          </table:table-cell>
          <table:table-cell table:formula="of:=MID([.G89];FIND(&quot;DE&quot;;UPPER([.G89]))+3;999)" office:value-type="string" office:string-value="JULIO" calcext:value-type="string">
            <text:p>JULIO</text:p>
          </table:table-cell>
          <table:table-cell table:formula="of:=VLOOKUP([.I89];[.$P$4:.$Q$15];2;0)" office:value-type="float" office:value="7" calcext:value-type="float">
            <text:p>7</text:p>
          </table:table-cell>
          <table:table-cell table:formula="of:=DATE(2020;[.J89];[.H89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IOS, LOS</text:p>
          </table:table-cell>
          <table:table-cell office:value-type="string" calcext:value-type="string">
            <text:p>15 DE MAYO</text:p>
          </table:table-cell>
          <table:table-cell table:formula="of:=LEFT([.B90];FIND(&quot;DE&quot;;UPPER([.B90]))-2)" office:value-type="string" office:string-value="15" calcext:value-type="string">
            <text:p>15</text:p>
          </table:table-cell>
          <table:table-cell table:formula="of:=MID([.B90];FIND(&quot;DE&quot;;UPPER([.B90]))+3;999)" office:value-type="string" office:string-value="MAYO" calcext:value-type="string">
            <text:p>MAYO</text:p>
          </table:table-cell>
          <table:table-cell table:formula="of:=VLOOKUP([.D90];[.$P$4:.$Q$15];2;0)" office:value-type="float" office:value="5" calcext:value-type="float">
            <text:p>5</text:p>
          </table:table-cell>
          <table:table-cell table:formula="of:=DATE(2020;[.E90];[.C90])" office:value-type="date" office:date-value="2020-05-15" calcext:value-type="date">
            <text:p>15 de mayo</text:p>
          </table:table-cell>
          <table:table-cell office:value-type="string" calcext:value-type="string">
            <text:p>16 DE JULIO</text:p>
          </table:table-cell>
          <table:table-cell table:formula="of:=LEFT([.G90];FIND(&quot;DE&quot;;UPPER([.G90]))-2)" office:value-type="string" office:string-value="16" calcext:value-type="string">
            <text:p>16</text:p>
          </table:table-cell>
          <table:table-cell table:formula="of:=MID([.G90];FIND(&quot;DE&quot;;UPPER([.G90]))+3;999)" office:value-type="string" office:string-value="JULIO" calcext:value-type="string">
            <text:p>JULIO</text:p>
          </table:table-cell>
          <table:table-cell table:formula="of:=VLOOKUP([.I90];[.$P$4:.$Q$15];2;0)" office:value-type="float" office:value="7" calcext:value-type="float">
            <text:p>7</text:p>
          </table:table-cell>
          <table:table-cell table:formula="of:=DATE(2020;[.J90];[.H90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LUP-CASAS VIEJAS</text:p>
          </table:table-cell>
          <table:table-cell office:value-type="string" calcext:value-type="string">
            <text:p>23 DE MARZO</text:p>
          </table:table-cell>
          <table:table-cell table:formula="of:=LEFT([.B91];FIND(&quot;DE&quot;;UPPER([.B91]))-2)" office:value-type="string" office:string-value="23" calcext:value-type="string">
            <text:p>23</text:p>
          </table:table-cell>
          <table:table-cell table:formula="of:=MID([.B91];FIND(&quot;DE&quot;;UPPER([.B91]))+3;999)" office:value-type="string" office:string-value="MARZO" calcext:value-type="string">
            <text:p>MARZO</text:p>
          </table:table-cell>
          <table:table-cell table:formula="of:=VLOOKUP([.D91];[.$P$4:.$Q$15];2;0)" office:value-type="float" office:value="3" calcext:value-type="float">
            <text:p>3</text:p>
          </table:table-cell>
          <table:table-cell table:formula="of:=DATE(2020;[.E91];[.C91])" office:value-type="date" office:date-value="2020-03-23" calcext:value-type="date">
            <text:p>23 de marzo</text:p>
          </table:table-cell>
          <table:table-cell office:value-type="string" calcext:value-type="string">
            <text:p>27 DE JULIO</text:p>
          </table:table-cell>
          <table:table-cell table:formula="of:=LEFT([.G91];FIND(&quot;DE&quot;;UPPER([.G91]))-2)" office:value-type="string" office:string-value="27" calcext:value-type="string">
            <text:p>27</text:p>
          </table:table-cell>
          <table:table-cell table:formula="of:=MID([.G91];FIND(&quot;DE&quot;;UPPER([.G91]))+3;999)" office:value-type="string" office:string-value="JULIO" calcext:value-type="string">
            <text:p>JULIO</text:p>
          </table:table-cell>
          <table:table-cell table:formula="of:=VLOOKUP([.I91];[.$P$4:.$Q$15];2;0)" office:value-type="float" office:value="7" calcext:value-type="float">
            <text:p>7</text:p>
          </table:table-cell>
          <table:table-cell table:formula="of:=DATE(2020;[.J91];[.H91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OCAZ</text:p>
          </table:table-cell>
          <table:table-cell office:value-type="string" calcext:value-type="string">
            <text:p>3 DE FEBRERO</text:p>
          </table:table-cell>
          <table:table-cell table:formula="of:=LEFT([.B92];FIND(&quot;DE&quot;;UPPER([.B92]))-2)" office:value-type="string" office:string-value="3" calcext:value-type="string">
            <text:p>3</text:p>
          </table:table-cell>
          <table:table-cell table:formula="of:=MID([.B92];FIND(&quot;DE&quot;;UPPER([.B92]))+3;999)" office:value-type="string" office:string-value="FEBRERO" calcext:value-type="string">
            <text:p>FEBRERO</text:p>
          </table:table-cell>
          <table:table-cell table:formula="of:=VLOOKUP([.D92];[.$P$4:.$Q$15];2;0)" office:value-type="float" office:value="2" calcext:value-type="float">
            <text:p>2</text:p>
          </table:table-cell>
          <table:table-cell table:formula="of:=DATE(2020;[.E92];[.C92])" office:value-type="date" office:date-value="2020-02-03" calcext:value-type="date">
            <text:p>3 de febrero</text:p>
          </table:table-cell>
          <table:table-cell office:value-type="string" calcext:value-type="string">
            <text:p>17 DE AGOSTO</text:p>
          </table:table-cell>
          <table:table-cell table:formula="of:=LEFT([.G92];FIND(&quot;DE&quot;;UPPER([.G92]))-2)" office:value-type="string" office:string-value="17" calcext:value-type="string">
            <text:p>17</text:p>
          </table:table-cell>
          <table:table-cell table:formula="of:=MID([.G92];FIND(&quot;DE&quot;;UPPER([.G92]))+3;999)" office:value-type="string" office:string-value="AGOSTO" calcext:value-type="string">
            <text:p>AGOSTO</text:p>
          </table:table-cell>
          <table:table-cell table:formula="of:=VLOOKUP([.I92];[.$P$4:.$Q$15];2;0)" office:value-type="float" office:value="8" calcext:value-type="float">
            <text:p>8</text:p>
          </table:table-cell>
          <table:table-cell table:formula="of:=DATE(2020;[.J92];[.H92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NOS</text:p>
          </table:table-cell>
          <table:table-cell office:value-type="string" calcext:value-type="string">
            <text:p>2 DE MARZO</text:p>
          </table:table-cell>
          <table:table-cell table:formula="of:=LEFT([.B93];FIND(&quot;DE&quot;;UPPER([.B93]))-2)" office:value-type="string" office:string-value="2" calcext:value-type="string">
            <text:p>2</text:p>
          </table:table-cell>
          <table:table-cell table:formula="of:=MID([.B93];FIND(&quot;DE&quot;;UPPER([.B93]))+3;999)" office:value-type="string" office:string-value="MARZO" calcext:value-type="string">
            <text:p>MARZO</text:p>
          </table:table-cell>
          <table:table-cell table:formula="of:=VLOOKUP([.D93];[.$P$4:.$Q$15];2;0)" office:value-type="float" office:value="3" calcext:value-type="float">
            <text:p>3</text:p>
          </table:table-cell>
          <table:table-cell table:formula="of:=DATE(2020;[.E93];[.C93])" office:value-type="date" office:date-value="2020-03-02" calcext:value-type="date">
            <text:p>2 de marzo</text:p>
          </table:table-cell>
          <table:table-cell office:value-type="string" calcext:value-type="string">
            <text:p>14 DE SEPTIEMBRE</text:p>
          </table:table-cell>
          <table:table-cell table:formula="of:=LEFT([.G93];FIND(&quot;DE&quot;;UPPER([.G93]))-2)" office:value-type="string" office:string-value="14" calcext:value-type="string">
            <text:p>14</text:p>
          </table:table-cell>
          <table:table-cell table:formula="of:=MID([.G93];FIND(&quot;DE&quot;;UPPER([.G93]))+3;999)" office:value-type="string" office:string-value="SEPTIEMBRE" calcext:value-type="string">
            <text:p>SEPTIEMBRE</text:p>
          </table:table-cell>
          <table:table-cell table:formula="of:=VLOOKUP([.I93];[.$P$4:.$Q$15];2;0)" office:value-type="float" office:value="9" calcext:value-type="float">
            <text:p>9</text:p>
          </table:table-cell>
          <table:table-cell table:formula="of:=DATE(2020;[.J93];[.H93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SQUE, EL</text:p>
          </table:table-cell>
          <table:table-cell office:value-type="string" calcext:value-type="string">
            <text:p>12 DE JUNIO</text:p>
          </table:table-cell>
          <table:table-cell table:formula="of:=LEFT([.B94];FIND(&quot;DE&quot;;UPPER([.B94]))-2)" office:value-type="string" office:string-value="12" calcext:value-type="string">
            <text:p>12</text:p>
          </table:table-cell>
          <table:table-cell table:formula="of:=MID([.B94];FIND(&quot;DE&quot;;UPPER([.B94]))+3;999)" office:value-type="string" office:string-value="JUNIO" calcext:value-type="string">
            <text:p>JUNIO</text:p>
          </table:table-cell>
          <table:table-cell table:formula="of:=VLOOKUP([.D94];[.$P$4:.$Q$15];2;0)" office:value-type="float" office:value="6" calcext:value-type="float">
            <text:p>6</text:p>
          </table:table-cell>
          <table:table-cell table:formula="of:=DATE(2020;[.E94];[.C94])" office:value-type="date" office:date-value="2020-06-12" calcext:value-type="date">
            <text:p>12 de junio</text:p>
          </table:table-cell>
          <table:table-cell office:value-type="string" calcext:value-type="string">
            <text:p>15 DE JUNIO</text:p>
          </table:table-cell>
          <table:table-cell table:formula="of:=LEFT([.G94];FIND(&quot;DE&quot;;UPPER([.G94]))-2)" office:value-type="string" office:string-value="15" calcext:value-type="string">
            <text:p>15</text:p>
          </table:table-cell>
          <table:table-cell table:formula="of:=MID([.G94];FIND(&quot;DE&quot;;UPPER([.G94]))+3;999)" office:value-type="string" office:string-value="JUNIO" calcext:value-type="string">
            <text:p>JUNIO</text:p>
          </table:table-cell>
          <table:table-cell table:formula="of:=VLOOKUP([.I94];[.$P$4:.$Q$15];2;0)" office:value-type="float" office:value="6" calcext:value-type="float">
            <text:p>6</text:p>
          </table:table-cell>
          <table:table-cell table:formula="of:=DATE(2020;[.J94];[.H94])" office:value-type="date" office:date-value="2020-06-15" calcext:value-type="date">
            <text:p>15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ÁDIZ</text:p>
          </table:table-cell>
          <table:table-cell office:value-type="string" calcext:value-type="string">
            <text:p>24 DE FEBRERO</text:p>
          </table:table-cell>
          <table:table-cell table:formula="of:=LEFT([.B95];FIND(&quot;DE&quot;;UPPER([.B95]))-2)" office:value-type="string" office:string-value="24" calcext:value-type="string">
            <text:p>24</text:p>
          </table:table-cell>
          <table:table-cell table:formula="of:=MID([.B95];FIND(&quot;DE&quot;;UPPER([.B95]))+3;999)" office:value-type="string" office:string-value="FEBRERO" calcext:value-type="string">
            <text:p>FEBRERO</text:p>
          </table:table-cell>
          <table:table-cell table:formula="of:=VLOOKUP([.D95];[.$P$4:.$Q$15];2;0)" office:value-type="float" office:value="2" calcext:value-type="float">
            <text:p>2</text:p>
          </table:table-cell>
          <table:table-cell table:formula="of:=DATE(2020;[.E95];[.C95])" office:value-type="date" office:date-value="2020-02-24" calcext:value-type="date">
            <text:p>24 de febrero</text:p>
          </table:table-cell>
          <table:table-cell office:value-type="string" calcext:value-type="string">
            <text:p>7 DE OCTUBRE</text:p>
          </table:table-cell>
          <table:table-cell table:formula="of:=LEFT([.G95];FIND(&quot;DE&quot;;UPPER([.G95]))-2)" office:value-type="string" office:string-value="7" calcext:value-type="string">
            <text:p>7</text:p>
          </table:table-cell>
          <table:table-cell table:formula="of:=MID([.G95];FIND(&quot;DE&quot;;UPPER([.G95]))+3;999)" office:value-type="string" office:string-value="OCTUBRE" calcext:value-type="string">
            <text:p>OCTUBRE</text:p>
          </table:table-cell>
          <table:table-cell table:formula="of:=VLOOKUP([.I95];[.$P$4:.$Q$15];2;0)" office:value-type="float" office:value="10" calcext:value-type="float">
            <text:p>10</text:p>
          </table:table-cell>
          <table:table-cell table:formula="of:=DATE(2020;[.J95];[.H95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ELLAR DE LA FRONTERA</text:p>
          </table:table-cell>
          <table:table-cell office:value-type="string" calcext:value-type="string">
            <text:p>15 DE FEBRERO</text:p>
          </table:table-cell>
          <table:table-cell table:formula="of:=LEFT([.B96];FIND(&quot;DE&quot;;UPPER([.B96]))-2)" office:value-type="string" office:string-value="15" calcext:value-type="string">
            <text:p>15</text:p>
          </table:table-cell>
          <table:table-cell table:formula="of:=MID([.B96];FIND(&quot;DE&quot;;UPPER([.B96]))+3;999)" office:value-type="string" office:string-value="FEBRERO" calcext:value-type="string">
            <text:p>FEBRERO</text:p>
          </table:table-cell>
          <table:table-cell table:formula="of:=VLOOKUP([.D96];[.$P$4:.$Q$15];2;0)" office:value-type="float" office:value="2" calcext:value-type="float">
            <text:p>2</text:p>
          </table:table-cell>
          <table:table-cell table:formula="of:=DATE(2020;[.E96];[.C96])" office:value-type="date" office:date-value="2020-02-15" calcext:value-type="date">
            <text:p>15 de febrero</text:p>
          </table:table-cell>
          <table:table-cell office:value-type="string" calcext:value-type="string">
            <text:p>4 DE MAYO</text:p>
          </table:table-cell>
          <table:table-cell table:formula="of:=LEFT([.G96];FIND(&quot;DE&quot;;UPPER([.G96]))-2)" office:value-type="string" office:string-value="4" calcext:value-type="string">
            <text:p>4</text:p>
          </table:table-cell>
          <table:table-cell table:formula="of:=MID([.G96];FIND(&quot;DE&quot;;UPPER([.G96]))+3;999)" office:value-type="string" office:string-value="MAYO" calcext:value-type="string">
            <text:p>MAYO</text:p>
          </table:table-cell>
          <table:table-cell table:formula="of:=VLOOKUP([.I96];[.$P$4:.$Q$15];2;0)" office:value-type="float" office:value="5" calcext:value-type="float">
            <text:p>5</text:p>
          </table:table-cell>
          <table:table-cell table:formula="of:=DATE(2020;[.J96];[.H96])" office:value-type="date" office:date-value="2020-05-04" calcext:value-type="date">
            <text:p>4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CLANA DE LA FRONTERA</text:p>
          </table:table-cell>
          <table:table-cell office:value-type="string" calcext:value-type="string">
            <text:p>12 DE JUNIO</text:p>
          </table:table-cell>
          <table:table-cell table:formula="of:=LEFT([.B97];FIND(&quot;DE&quot;;UPPER([.B97]))-2)" office:value-type="string" office:string-value="12" calcext:value-type="string">
            <text:p>12</text:p>
          </table:table-cell>
          <table:table-cell table:formula="of:=MID([.B97];FIND(&quot;DE&quot;;UPPER([.B97]))+3;999)" office:value-type="string" office:string-value="JUNIO" calcext:value-type="string">
            <text:p>JUNIO</text:p>
          </table:table-cell>
          <table:table-cell table:formula="of:=VLOOKUP([.D97];[.$P$4:.$Q$15];2;0)" office:value-type="float" office:value="6" calcext:value-type="float">
            <text:p>6</text:p>
          </table:table-cell>
          <table:table-cell table:formula="of:=DATE(2020;[.E97];[.C97])" office:value-type="date" office:date-value="2020-06-12" calcext:value-type="date">
            <text:p>12 de junio</text:p>
          </table:table-cell>
          <table:table-cell office:value-type="string" calcext:value-type="string">
            <text:p>8 DE SEPTIEMBRE</text:p>
          </table:table-cell>
          <table:table-cell table:formula="of:=LEFT([.G97];FIND(&quot;DE&quot;;UPPER([.G97]))-2)" office:value-type="string" office:string-value="8" calcext:value-type="string">
            <text:p>8</text:p>
          </table:table-cell>
          <table:table-cell table:formula="of:=MID([.G97];FIND(&quot;DE&quot;;UPPER([.G97]))+3;999)" office:value-type="string" office:string-value="SEPTIEMBRE" calcext:value-type="string">
            <text:p>SEPTIEMBRE</text:p>
          </table:table-cell>
          <table:table-cell table:formula="of:=VLOOKUP([.I97];[.$P$4:.$Q$15];2;0)" office:value-type="float" office:value="9" calcext:value-type="float">
            <text:p>9</text:p>
          </table:table-cell>
          <table:table-cell table:formula="of:=DATE(2020;[.J97];[.H9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IONA</text:p>
          </table:table-cell>
          <table:table-cell office:value-type="string" calcext:value-type="string">
            <text:p>2 DE MARZO</text:p>
          </table:table-cell>
          <table:table-cell table:formula="of:=LEFT([.B98];FIND(&quot;DE&quot;;UPPER([.B98]))-2)" office:value-type="string" office:string-value="2" calcext:value-type="string">
            <text:p>2</text:p>
          </table:table-cell>
          <table:table-cell table:formula="of:=MID([.B98];FIND(&quot;DE&quot;;UPPER([.B98]))+3;999)" office:value-type="string" office:string-value="MARZO" calcext:value-type="string">
            <text:p>MARZO</text:p>
          </table:table-cell>
          <table:table-cell table:formula="of:=VLOOKUP([.D98];[.$P$4:.$Q$15];2;0)" office:value-type="float" office:value="3" calcext:value-type="float">
            <text:p>3</text:p>
          </table:table-cell>
          <table:table-cell table:formula="of:=DATE(2020;[.E98];[.C98])" office:value-type="date" office:date-value="2020-03-02" calcext:value-type="date">
            <text:p>2 de marzo</text:p>
          </table:table-cell>
          <table:table-cell office:value-type="string" calcext:value-type="string">
            <text:p>8 DE SEPTIEMBRE</text:p>
          </table:table-cell>
          <table:table-cell table:formula="of:=LEFT([.G98];FIND(&quot;DE&quot;;UPPER([.G98]))-2)" office:value-type="string" office:string-value="8" calcext:value-type="string">
            <text:p>8</text:p>
          </table:table-cell>
          <table:table-cell table:formula="of:=MID([.G98];FIND(&quot;DE&quot;;UPPER([.G98]))+3;999)" office:value-type="string" office:string-value="SEPTIEMBRE" calcext:value-type="string">
            <text:p>SEPTIEMBRE</text:p>
          </table:table-cell>
          <table:table-cell table:formula="of:=VLOOKUP([.I98];[.$P$4:.$Q$15];2;0)" office:value-type="float" office:value="9" calcext:value-type="float">
            <text:p>9</text:p>
          </table:table-cell>
          <table:table-cell table:formula="of:=DATE(2020;[.J98];[.H9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IL DE LA FRONTERA</text:p>
          </table:table-cell>
          <table:table-cell office:value-type="string" calcext:value-type="string">
            <text:p>16 DE JULIO</text:p>
          </table:table-cell>
          <table:table-cell table:formula="of:=LEFT([.B99];FIND(&quot;DE&quot;;UPPER([.B99]))-2)" office:value-type="string" office:string-value="16" calcext:value-type="string">
            <text:p>16</text:p>
          </table:table-cell>
          <table:table-cell table:formula="of:=MID([.B99];FIND(&quot;DE&quot;;UPPER([.B99]))+3;999)" office:value-type="string" office:string-value="JULIO" calcext:value-type="string">
            <text:p>JULIO</text:p>
          </table:table-cell>
          <table:table-cell table:formula="of:=VLOOKUP([.D99];[.$P$4:.$Q$15];2;0)" office:value-type="float" office:value="7" calcext:value-type="float">
            <text:p>7</text:p>
          </table:table-cell>
          <table:table-cell table:formula="of:=DATE(2020;[.E99];[.C99])" office:value-type="date" office:date-value="2020-07-16" calcext:value-type="date">
            <text:p>16 de julio</text:p>
          </table:table-cell>
          <table:table-cell office:value-type="string" calcext:value-type="string">
            <text:p>8 DE SEPTIEMBRE</text:p>
          </table:table-cell>
          <table:table-cell table:formula="of:=LEFT([.G99];FIND(&quot;DE&quot;;UPPER([.G99]))-2)" office:value-type="string" office:string-value="8" calcext:value-type="string">
            <text:p>8</text:p>
          </table:table-cell>
          <table:table-cell table:formula="of:=MID([.G99];FIND(&quot;DE&quot;;UPPER([.G99]))+3;999)" office:value-type="string" office:string-value="SEPTIEMBRE" calcext:value-type="string">
            <text:p>SEPTIEMBRE</text:p>
          </table:table-cell>
          <table:table-cell table:formula="of:=VLOOKUP([.I99];[.$P$4:.$Q$15];2;0)" office:value-type="float" office:value="9" calcext:value-type="float">
            <text:p>9</text:p>
          </table:table-cell>
          <table:table-cell table:formula="of:=DATE(2020;[.J99];[.H9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STOR, EL</text:p>
          </table:table-cell>
          <table:table-cell office:value-type="string" calcext:value-type="string">
            <text:p>15 DE JUNIO</text:p>
          </table:table-cell>
          <table:table-cell table:formula="of:=LEFT([.B100];FIND(&quot;DE&quot;;UPPER([.B100]))-2)" office:value-type="string" office:string-value="15" calcext:value-type="string">
            <text:p>15</text:p>
          </table:table-cell>
          <table:table-cell table:formula="of:=MID([.B100];FIND(&quot;DE&quot;;UPPER([.B100]))+3;999)" office:value-type="string" office:string-value="JUNIO" calcext:value-type="string">
            <text:p>JUNIO</text:p>
          </table:table-cell>
          <table:table-cell table:formula="of:=VLOOKUP([.D100];[.$P$4:.$Q$15];2;0)" office:value-type="float" office:value="6" calcext:value-type="float">
            <text:p>6</text:p>
          </table:table-cell>
          <table:table-cell table:formula="of:=DATE(2020;[.E100];[.C100])" office:value-type="date" office:date-value="2020-06-15" calcext:value-type="date">
            <text:p>15 de junio</text:p>
          </table:table-cell>
          <table:table-cell office:value-type="string" calcext:value-type="string">
            <text:p>3 DE AGOSTO</text:p>
          </table:table-cell>
          <table:table-cell table:formula="of:=LEFT([.G100];FIND(&quot;DE&quot;;UPPER([.G100]))-2)" office:value-type="string" office:string-value="3" calcext:value-type="string">
            <text:p>3</text:p>
          </table:table-cell>
          <table:table-cell table:formula="of:=MID([.G100];FIND(&quot;DE&quot;;UPPER([.G100]))+3;999)" office:value-type="string" office:string-value="AGOSTO" calcext:value-type="string">
            <text:p>AGOSTO</text:p>
          </table:table-cell>
          <table:table-cell table:formula="of:=VLOOKUP([.I100];[.$P$4:.$Q$15];2;0)" office:value-type="float" office:value="8" calcext:value-type="float">
            <text:p>8</text:p>
          </table:table-cell>
          <table:table-cell table:formula="of:=DATE(2020;[.J100];[.H100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REZ DE LA FRONTERA</text:p>
          </table:table-cell>
          <table:table-cell office:value-type="string" calcext:value-type="string">
            <text:p>11 DE MAYO</text:p>
          </table:table-cell>
          <table:table-cell table:formula="of:=LEFT([.B101];FIND(&quot;DE&quot;;UPPER([.B101]))-2)" office:value-type="string" office:string-value="11" calcext:value-type="string">
            <text:p>11</text:p>
          </table:table-cell>
          <table:table-cell table:formula="of:=MID([.B101];FIND(&quot;DE&quot;;UPPER([.B101]))+3;999)" office:value-type="string" office:string-value="MAYO" calcext:value-type="string">
            <text:p>MAYO</text:p>
          </table:table-cell>
          <table:table-cell table:formula="of:=VLOOKUP([.D101];[.$P$4:.$Q$15];2;0)" office:value-type="float" office:value="5" calcext:value-type="float">
            <text:p>5</text:p>
          </table:table-cell>
          <table:table-cell table:formula="of:=DATE(2020;[.E101];[.C101])" office:value-type="date" office:date-value="2020-05-11" calcext:value-type="date">
            <text:p>11 de mayo</text:p>
          </table:table-cell>
          <table:table-cell office:value-type="string" calcext:value-type="string">
            <text:p>24 DE SEPTIEMBRE</text:p>
          </table:table-cell>
          <table:table-cell table:formula="of:=LEFT([.G101];FIND(&quot;DE&quot;;UPPER([.G101]))-2)" office:value-type="string" office:string-value="24" calcext:value-type="string">
            <text:p>24</text:p>
          </table:table-cell>
          <table:table-cell table:formula="of:=MID([.G101];FIND(&quot;DE&quot;;UPPER([.G101]))+3;999)" office:value-type="string" office:string-value="SEPTIEMBRE" calcext:value-type="string">
            <text:p>SEPTIEMBRE</text:p>
          </table:table-cell>
          <table:table-cell table:formula="of:=VLOOKUP([.I101];[.$P$4:.$Q$15];2;0)" office:value-type="float" office:value="9" calcext:value-type="float">
            <text:p>9</text:p>
          </table:table-cell>
          <table:table-cell table:formula="of:=DATE(2020;[.J101];[.H101])" office:value-type="date" office:date-value="2020-09-24" calcext:value-type="date">
            <text:p>2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ÍNEA DE LA CONCEPCIÓN, LA</text:p>
          </table:table-cell>
          <table:table-cell office:value-type="string" calcext:value-type="string">
            <text:p>20 DE JULIO</text:p>
          </table:table-cell>
          <table:table-cell table:formula="of:=LEFT([.B102];FIND(&quot;DE&quot;;UPPER([.B102]))-2)" office:value-type="string" office:string-value="20" calcext:value-type="string">
            <text:p>20</text:p>
          </table:table-cell>
          <table:table-cell table:formula="of:=MID([.B102];FIND(&quot;DE&quot;;UPPER([.B102]))+3;999)" office:value-type="string" office:string-value="JULIO" calcext:value-type="string">
            <text:p>JULIO</text:p>
          </table:table-cell>
          <table:table-cell table:formula="of:=VLOOKUP([.D102];[.$P$4:.$Q$15];2;0)" office:value-type="float" office:value="7" calcext:value-type="float">
            <text:p>7</text:p>
          </table:table-cell>
          <table:table-cell table:formula="of:=DATE(2020;[.E102];[.C102])" office:value-type="date" office:date-value="2020-07-20" calcext:value-type="date">
            <text:p>20 de julio</text:p>
          </table:table-cell>
          <table:table-cell office:value-type="string" calcext:value-type="string">
            <text:p>27 DE JULIO</text:p>
          </table:table-cell>
          <table:table-cell table:formula="of:=LEFT([.G102];FIND(&quot;DE&quot;;UPPER([.G102]))-2)" office:value-type="string" office:string-value="27" calcext:value-type="string">
            <text:p>27</text:p>
          </table:table-cell>
          <table:table-cell table:formula="of:=MID([.G102];FIND(&quot;DE&quot;;UPPER([.G102]))+3;999)" office:value-type="string" office:string-value="JULIO" calcext:value-type="string">
            <text:p>JULIO</text:p>
          </table:table-cell>
          <table:table-cell table:formula="of:=VLOOKUP([.I102];[.$P$4:.$Q$15];2;0)" office:value-type="float" office:value="7" calcext:value-type="float">
            <text:p>7</text:p>
          </table:table-cell>
          <table:table-cell table:formula="of:=DATE(2020;[.J102];[.H102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NA SIDONIA</text:p>
          </table:table-cell>
          <table:table-cell office:value-type="string" calcext:value-type="string">
            <text:p>24 DE ENERO</text:p>
          </table:table-cell>
          <table:table-cell table:formula="of:=LEFT([.B103];FIND(&quot;DE&quot;;UPPER([.B103]))-2)" office:value-type="string" office:string-value="24" calcext:value-type="string">
            <text:p>24</text:p>
          </table:table-cell>
          <table:table-cell table:formula="of:=MID([.B103];FIND(&quot;DE&quot;;UPPER([.B103]))+3;999)" office:value-type="string" office:string-value="ENERO" calcext:value-type="string">
            <text:p>ENERO</text:p>
          </table:table-cell>
          <table:table-cell table:formula="of:=VLOOKUP([.D103];[.$P$4:.$Q$15];2;0)" office:value-type="float" office:value="1" calcext:value-type="float">
            <text:p>1</text:p>
          </table:table-cell>
          <table:table-cell table:formula="of:=DATE(2020;[.E103];[.C103])" office:value-type="date" office:date-value="2020-01-24" calcext:value-type="date">
            <text:p>24 de enero</text:p>
          </table:table-cell>
          <table:table-cell office:value-type="string" calcext:value-type="string">
            <text:p>1 DE JUNIO</text:p>
          </table:table-cell>
          <table:table-cell table:formula="of:=LEFT([.G103];FIND(&quot;DE&quot;;UPPER([.G103]))-2)" office:value-type="string" office:string-value="1" calcext:value-type="string">
            <text:p>1</text:p>
          </table:table-cell>
          <table:table-cell table:formula="of:=MID([.G103];FIND(&quot;DE&quot;;UPPER([.G103]))+3;999)" office:value-type="string" office:string-value="JUNIO" calcext:value-type="string">
            <text:p>JUNIO</text:p>
          </table:table-cell>
          <table:table-cell table:formula="of:=VLOOKUP([.I103];[.$P$4:.$Q$15];2;0)" office:value-type="float" office:value="6" calcext:value-type="float">
            <text:p>6</text:p>
          </table:table-cell>
          <table:table-cell table:formula="of:=DATE(2020;[.J103];[.H103])" office:value-type="date" office:date-value="2020-06-01" calcext:value-type="date">
            <text:p>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VERA</text:p>
          </table:table-cell>
          <table:table-cell office:value-type="string" calcext:value-type="string">
            <text:p>20 DE ABRIL</text:p>
          </table:table-cell>
          <table:table-cell table:formula="of:=LEFT([.B104];FIND(&quot;DE&quot;;UPPER([.B104]))-2)" office:value-type="string" office:string-value="20" calcext:value-type="string">
            <text:p>20</text:p>
          </table:table-cell>
          <table:table-cell table:formula="of:=MID([.B104];FIND(&quot;DE&quot;;UPPER([.B104]))+3;999)" office:value-type="string" office:string-value="ABRIL" calcext:value-type="string">
            <text:p>ABRIL</text:p>
          </table:table-cell>
          <table:table-cell table:formula="of:=VLOOKUP([.D104];[.$P$4:.$Q$15];2;0)" office:value-type="float" office:value="4" calcext:value-type="float">
            <text:p>4</text:p>
          </table:table-cell>
          <table:table-cell table:formula="of:=DATE(2020;[.E104];[.C104])" office:value-type="date" office:date-value="2020-04-20" calcext:value-type="date">
            <text:p>20 de abril</text:p>
          </table:table-cell>
          <table:table-cell office:value-type="string" calcext:value-type="string">
            <text:p>28 DE AGOSTO</text:p>
          </table:table-cell>
          <table:table-cell table:formula="of:=LEFT([.G104];FIND(&quot;DE&quot;;UPPER([.G104]))-2)" office:value-type="string" office:string-value="28" calcext:value-type="string">
            <text:p>28</text:p>
          </table:table-cell>
          <table:table-cell table:formula="of:=MID([.G104];FIND(&quot;DE&quot;;UPPER([.G104]))+3;999)" office:value-type="string" office:string-value="AGOSTO" calcext:value-type="string">
            <text:p>AGOSTO</text:p>
          </table:table-cell>
          <table:table-cell table:formula="of:=VLOOKUP([.I104];[.$P$4:.$Q$15];2;0)" office:value-type="float" office:value="8" calcext:value-type="float">
            <text:p>8</text:p>
          </table:table-cell>
          <table:table-cell table:formula="of:=DATE(2020;[.J104];[.H104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ERNA DE RIVERA</text:p>
          </table:table-cell>
          <table:table-cell office:value-type="string" calcext:value-type="string">
            <text:p>20 DE ENERO</text:p>
          </table:table-cell>
          <table:table-cell table:formula="of:=LEFT([.B105];FIND(&quot;DE&quot;;UPPER([.B105]))-2)" office:value-type="string" office:string-value="20" calcext:value-type="string">
            <text:p>20</text:p>
          </table:table-cell>
          <table:table-cell table:formula="of:=MID([.B105];FIND(&quot;DE&quot;;UPPER([.B105]))+3;999)" office:value-type="string" office:string-value="ENERO" calcext:value-type="string">
            <text:p>ENERO</text:p>
          </table:table-cell>
          <table:table-cell table:formula="of:=VLOOKUP([.D105];[.$P$4:.$Q$15];2;0)" office:value-type="float" office:value="1" calcext:value-type="float">
            <text:p>1</text:p>
          </table:table-cell>
          <table:table-cell table:formula="of:=DATE(2020;[.E105];[.C105])" office:value-type="date" office:date-value="2020-01-20" calcext:value-type="date">
            <text:p>20 de enero</text:p>
          </table:table-cell>
          <table:table-cell office:value-type="string" calcext:value-type="string">
            <text:p>8 DE JUNIO</text:p>
          </table:table-cell>
          <table:table-cell table:formula="of:=LEFT([.G105];FIND(&quot;DE&quot;;UPPER([.G105]))-2)" office:value-type="string" office:string-value="8" calcext:value-type="string">
            <text:p>8</text:p>
          </table:table-cell>
          <table:table-cell table:formula="of:=MID([.G105];FIND(&quot;DE&quot;;UPPER([.G105]))+3;999)" office:value-type="string" office:string-value="JUNIO" calcext:value-type="string">
            <text:p>JUNIO</text:p>
          </table:table-cell>
          <table:table-cell table:formula="of:=VLOOKUP([.I105];[.$P$4:.$Q$15];2;0)" office:value-type="float" office:value="6" calcext:value-type="float">
            <text:p>6</text:p>
          </table:table-cell>
          <table:table-cell table:formula="of:=DATE(2020;[.J105];[.H105])" office:value-type="date" office:date-value="2020-06-08" calcext:value-type="date">
            <text:p>8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ADO DEL REY</text:p>
          </table:table-cell>
          <table:table-cell office:value-type="string" calcext:value-type="string">
            <text:p>18 DE MAYO</text:p>
          </table:table-cell>
          <table:table-cell table:formula="of:=LEFT([.B106];FIND(&quot;DE&quot;;UPPER([.B106]))-2)" office:value-type="string" office:string-value="18" calcext:value-type="string">
            <text:p>18</text:p>
          </table:table-cell>
          <table:table-cell table:formula="of:=MID([.B106];FIND(&quot;DE&quot;;UPPER([.B106]))+3;999)" office:value-type="string" office:string-value="MAYO" calcext:value-type="string">
            <text:p>MAYO</text:p>
          </table:table-cell>
          <table:table-cell table:formula="of:=VLOOKUP([.D106];[.$P$4:.$Q$15];2;0)" office:value-type="float" office:value="5" calcext:value-type="float">
            <text:p>5</text:p>
          </table:table-cell>
          <table:table-cell table:formula="of:=DATE(2020;[.E106];[.C106])" office:value-type="date" office:date-value="2020-05-18" calcext:value-type="date">
            <text:p>18 de mayo</text:p>
          </table:table-cell>
          <table:table-cell office:value-type="string" calcext:value-type="string">
            <text:p>16 DE JULIO</text:p>
          </table:table-cell>
          <table:table-cell table:formula="of:=LEFT([.G106];FIND(&quot;DE&quot;;UPPER([.G106]))-2)" office:value-type="string" office:string-value="16" calcext:value-type="string">
            <text:p>16</text:p>
          </table:table-cell>
          <table:table-cell table:formula="of:=MID([.G106];FIND(&quot;DE&quot;;UPPER([.G106]))+3;999)" office:value-type="string" office:string-value="JULIO" calcext:value-type="string">
            <text:p>JULIO</text:p>
          </table:table-cell>
          <table:table-cell table:formula="of:=VLOOKUP([.I106];[.$P$4:.$Q$15];2;0)" office:value-type="float" office:value="7" calcext:value-type="float">
            <text:p>7</text:p>
          </table:table-cell>
          <table:table-cell table:formula="of:=DATE(2020;[.J106];[.H106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RTO DE SANTA MARÍA, EL</text:p>
          </table:table-cell>
          <table:table-cell office:value-type="string" calcext:value-type="string">
            <text:p>25 DE MAYO</text:p>
          </table:table-cell>
          <table:table-cell table:formula="of:=LEFT([.B107];FIND(&quot;DE&quot;;UPPER([.B107]))-2)" office:value-type="string" office:string-value="25" calcext:value-type="string">
            <text:p>25</text:p>
          </table:table-cell>
          <table:table-cell table:formula="of:=MID([.B107];FIND(&quot;DE&quot;;UPPER([.B107]))+3;999)" office:value-type="string" office:string-value="MAYO" calcext:value-type="string">
            <text:p>MAYO</text:p>
          </table:table-cell>
          <table:table-cell table:formula="of:=VLOOKUP([.D107];[.$P$4:.$Q$15];2;0)" office:value-type="float" office:value="5" calcext:value-type="float">
            <text:p>5</text:p>
          </table:table-cell>
          <table:table-cell table:formula="of:=DATE(2020;[.E107];[.C107])" office:value-type="date" office:date-value="2020-05-25" calcext:value-type="date">
            <text:p>25 de mayo</text:p>
          </table:table-cell>
          <table:table-cell office:value-type="string" calcext:value-type="string">
            <text:p>8 DE SEPTIEMBRE</text:p>
          </table:table-cell>
          <table:table-cell table:formula="of:=LEFT([.G107];FIND(&quot;DE&quot;;UPPER([.G107]))-2)" office:value-type="string" office:string-value="8" calcext:value-type="string">
            <text:p>8</text:p>
          </table:table-cell>
          <table:table-cell table:formula="of:=MID([.G107];FIND(&quot;DE&quot;;UPPER([.G107]))+3;999)" office:value-type="string" office:string-value="SEPTIEMBRE" calcext:value-type="string">
            <text:p>SEPTIEMBRE</text:p>
          </table:table-cell>
          <table:table-cell table:formula="of:=VLOOKUP([.I107];[.$P$4:.$Q$15];2;0)" office:value-type="float" office:value="9" calcext:value-type="float">
            <text:p>9</text:p>
          </table:table-cell>
          <table:table-cell table:formula="of:=DATE(2020;[.J107];[.H10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RTO REAL</text:p>
          </table:table-cell>
          <table:table-cell office:value-type="string" calcext:value-type="string">
            <text:p>11 DE FEBRERO</text:p>
          </table:table-cell>
          <table:table-cell table:formula="of:=LEFT([.B108];FIND(&quot;DE&quot;;UPPER([.B108]))-2)" office:value-type="string" office:string-value="11" calcext:value-type="string">
            <text:p>11</text:p>
          </table:table-cell>
          <table:table-cell table:formula="of:=MID([.B108];FIND(&quot;DE&quot;;UPPER([.B108]))+3;999)" office:value-type="string" office:string-value="FEBRERO" calcext:value-type="string">
            <text:p>FEBRERO</text:p>
          </table:table-cell>
          <table:table-cell table:formula="of:=VLOOKUP([.D108];[.$P$4:.$Q$15];2;0)" office:value-type="float" office:value="2" calcext:value-type="float">
            <text:p>2</text:p>
          </table:table-cell>
          <table:table-cell table:formula="of:=DATE(2020;[.E108];[.C108])" office:value-type="date" office:date-value="2020-02-11" calcext:value-type="date">
            <text:p>11 de febrero</text:p>
          </table:table-cell>
          <table:table-cell office:value-type="string" calcext:value-type="string">
            <text:p>8 DE JUNIO</text:p>
          </table:table-cell>
          <table:table-cell table:formula="of:=LEFT([.G108];FIND(&quot;DE&quot;;UPPER([.G108]))-2)" office:value-type="string" office:string-value="8" calcext:value-type="string">
            <text:p>8</text:p>
          </table:table-cell>
          <table:table-cell table:formula="of:=MID([.G108];FIND(&quot;DE&quot;;UPPER([.G108]))+3;999)" office:value-type="string" office:string-value="JUNIO" calcext:value-type="string">
            <text:p>JUNIO</text:p>
          </table:table-cell>
          <table:table-cell table:formula="of:=VLOOKUP([.I108];[.$P$4:.$Q$15];2;0)" office:value-type="float" office:value="6" calcext:value-type="float">
            <text:p>6</text:p>
          </table:table-cell>
          <table:table-cell table:formula="of:=DATE(2020;[.J108];[.H108])" office:value-type="date" office:date-value="2020-06-08" calcext:value-type="date">
            <text:p>8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RTO SERRANO</text:p>
          </table:table-cell>
          <table:table-cell office:value-type="string" calcext:value-type="string">
            <text:p>24 DE FEBRERO</text:p>
          </table:table-cell>
          <table:table-cell table:formula="of:=LEFT([.B109];FIND(&quot;DE&quot;;UPPER([.B109]))-2)" office:value-type="string" office:string-value="24" calcext:value-type="string">
            <text:p>24</text:p>
          </table:table-cell>
          <table:table-cell table:formula="of:=MID([.B109];FIND(&quot;DE&quot;;UPPER([.B109]))+3;999)" office:value-type="string" office:string-value="FEBRERO" calcext:value-type="string">
            <text:p>FEBRERO</text:p>
          </table:table-cell>
          <table:table-cell table:formula="of:=VLOOKUP([.D109];[.$P$4:.$Q$15];2;0)" office:value-type="float" office:value="2" calcext:value-type="float">
            <text:p>2</text:p>
          </table:table-cell>
          <table:table-cell table:formula="of:=DATE(2020;[.E109];[.C109])" office:value-type="date" office:date-value="2020-02-24" calcext:value-type="date">
            <text:p>24 de febrero</text:p>
          </table:table-cell>
          <table:table-cell office:value-type="string" calcext:value-type="string">
            <text:p>17 DE AGOSTO</text:p>
          </table:table-cell>
          <table:table-cell table:formula="of:=LEFT([.G109];FIND(&quot;DE&quot;;UPPER([.G109]))-2)" office:value-type="string" office:string-value="17" calcext:value-type="string">
            <text:p>17</text:p>
          </table:table-cell>
          <table:table-cell table:formula="of:=MID([.G109];FIND(&quot;DE&quot;;UPPER([.G109]))+3;999)" office:value-type="string" office:string-value="AGOSTO" calcext:value-type="string">
            <text:p>AGOSTO</text:p>
          </table:table-cell>
          <table:table-cell table:formula="of:=VLOOKUP([.I109];[.$P$4:.$Q$15];2;0)" office:value-type="float" office:value="8" calcext:value-type="float">
            <text:p>8</text:p>
          </table:table-cell>
          <table:table-cell table:formula="of:=DATE(2020;[.J109];[.H109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A</text:p>
          </table:table-cell>
          <table:table-cell office:value-type="string" calcext:value-type="string">
            <text:p>4 DE MAYO</text:p>
          </table:table-cell>
          <table:table-cell table:formula="of:=LEFT([.B110];FIND(&quot;DE&quot;;UPPER([.B110]))-2)" office:value-type="string" office:string-value="4" calcext:value-type="string">
            <text:p>4</text:p>
          </table:table-cell>
          <table:table-cell table:formula="of:=MID([.B110];FIND(&quot;DE&quot;;UPPER([.B110]))+3;999)" office:value-type="string" office:string-value="MAYO" calcext:value-type="string">
            <text:p>MAYO</text:p>
          </table:table-cell>
          <table:table-cell table:formula="of:=VLOOKUP([.D110];[.$P$4:.$Q$15];2;0)" office:value-type="float" office:value="5" calcext:value-type="float">
            <text:p>5</text:p>
          </table:table-cell>
          <table:table-cell table:formula="of:=DATE(2020;[.E110];[.C110])" office:value-type="date" office:date-value="2020-05-04" calcext:value-type="date">
            <text:p>4 de mayo</text:p>
          </table:table-cell>
          <table:table-cell office:value-type="string" calcext:value-type="string">
            <text:p>7 DE OCTUBRE</text:p>
          </table:table-cell>
          <table:table-cell table:formula="of:=LEFT([.G110];FIND(&quot;DE&quot;;UPPER([.G110]))-2)" office:value-type="string" office:string-value="7" calcext:value-type="string">
            <text:p>7</text:p>
          </table:table-cell>
          <table:table-cell table:formula="of:=MID([.G110];FIND(&quot;DE&quot;;UPPER([.G110]))+3;999)" office:value-type="string" office:string-value="OCTUBRE" calcext:value-type="string">
            <text:p>OCTUBRE</text:p>
          </table:table-cell>
          <table:table-cell table:formula="of:=VLOOKUP([.I110];[.$P$4:.$Q$15];2;0)" office:value-type="float" office:value="10" calcext:value-type="float">
            <text:p>10</text:p>
          </table:table-cell>
          <table:table-cell table:formula="of:=DATE(2020;[.J110];[.H110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FERNANDO</text:p>
          </table:table-cell>
          <table:table-cell office:value-type="string" calcext:value-type="string">
            <text:p>16 DE JULIO</text:p>
          </table:table-cell>
          <table:table-cell table:formula="of:=LEFT([.B111];FIND(&quot;DE&quot;;UPPER([.B111]))-2)" office:value-type="string" office:string-value="16" calcext:value-type="string">
            <text:p>16</text:p>
          </table:table-cell>
          <table:table-cell table:formula="of:=MID([.B111];FIND(&quot;DE&quot;;UPPER([.B111]))+3;999)" office:value-type="string" office:string-value="JULIO" calcext:value-type="string">
            <text:p>JULIO</text:p>
          </table:table-cell>
          <table:table-cell table:formula="of:=VLOOKUP([.D111];[.$P$4:.$Q$15];2;0)" office:value-type="float" office:value="7" calcext:value-type="float">
            <text:p>7</text:p>
          </table:table-cell>
          <table:table-cell table:formula="of:=DATE(2020;[.E111];[.C111])" office:value-type="date" office:date-value="2020-07-16" calcext:value-type="date">
            <text:p>16 de julio</text:p>
          </table:table-cell>
          <table:table-cell office:value-type="string" calcext:value-type="string">
            <text:p>24 DE SEPTIEMBRE</text:p>
          </table:table-cell>
          <table:table-cell table:formula="of:=LEFT([.G111];FIND(&quot;DE&quot;;UPPER([.G111]))-2)" office:value-type="string" office:string-value="24" calcext:value-type="string">
            <text:p>24</text:p>
          </table:table-cell>
          <table:table-cell table:formula="of:=MID([.G111];FIND(&quot;DE&quot;;UPPER([.G111]))+3;999)" office:value-type="string" office:string-value="SEPTIEMBRE" calcext:value-type="string">
            <text:p>SEPTIEMBRE</text:p>
          </table:table-cell>
          <table:table-cell table:formula="of:=VLOOKUP([.I111];[.$P$4:.$Q$15];2;0)" office:value-type="float" office:value="9" calcext:value-type="float">
            <text:p>9</text:p>
          </table:table-cell>
          <table:table-cell table:formula="of:=DATE(2020;[.J111];[.H111])" office:value-type="date" office:date-value="2020-09-24" calcext:value-type="date">
            <text:p>2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JOSÉ DEL VALLE</text:p>
          </table:table-cell>
          <table:table-cell office:value-type="string" calcext:value-type="string">
            <text:p>19 DE MARZO</text:p>
          </table:table-cell>
          <table:table-cell table:formula="of:=LEFT([.B112];FIND(&quot;DE&quot;;UPPER([.B112]))-2)" office:value-type="string" office:string-value="19" calcext:value-type="string">
            <text:p>19</text:p>
          </table:table-cell>
          <table:table-cell table:formula="of:=MID([.B112];FIND(&quot;DE&quot;;UPPER([.B112]))+3;999)" office:value-type="string" office:string-value="MARZO" calcext:value-type="string">
            <text:p>MARZO</text:p>
          </table:table-cell>
          <table:table-cell table:formula="of:=VLOOKUP([.D112];[.$P$4:.$Q$15];2;0)" office:value-type="float" office:value="3" calcext:value-type="float">
            <text:p>3</text:p>
          </table:table-cell>
          <table:table-cell table:formula="of:=DATE(2020;[.E112];[.C112])" office:value-type="date" office:date-value="2020-03-19" calcext:value-type="date">
            <text:p>19 de marzo</text:p>
          </table:table-cell>
          <table:table-cell office:value-type="string" calcext:value-type="string">
            <text:p>29 DE MAYO</text:p>
          </table:table-cell>
          <table:table-cell table:formula="of:=LEFT([.G112];FIND(&quot;DE&quot;;UPPER([.G112]))-2)" office:value-type="string" office:string-value="29" calcext:value-type="string">
            <text:p>29</text:p>
          </table:table-cell>
          <table:table-cell table:formula="of:=MID([.G112];FIND(&quot;DE&quot;;UPPER([.G112]))+3;999)" office:value-type="string" office:string-value="MAYO" calcext:value-type="string">
            <text:p>MAYO</text:p>
          </table:table-cell>
          <table:table-cell table:formula="of:=VLOOKUP([.I112];[.$P$4:.$Q$15];2;0)" office:value-type="float" office:value="5" calcext:value-type="float">
            <text:p>5</text:p>
          </table:table-cell>
          <table:table-cell table:formula="of:=DATE(2020;[.J112];[.H112])" office:value-type="date" office:date-value="2020-05-29" calcext:value-type="date">
            <text:p>29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LÚCAR DE BARRAMEDA</text:p>
          </table:table-cell>
          <table:table-cell office:value-type="string" calcext:value-type="string">
            <text:p>25 DE MAYO</text:p>
          </table:table-cell>
          <table:table-cell table:formula="of:=LEFT([.B113];FIND(&quot;DE&quot;;UPPER([.B113]))-2)" office:value-type="string" office:string-value="25" calcext:value-type="string">
            <text:p>25</text:p>
          </table:table-cell>
          <table:table-cell table:formula="of:=MID([.B113];FIND(&quot;DE&quot;;UPPER([.B113]))+3;999)" office:value-type="string" office:string-value="MAYO" calcext:value-type="string">
            <text:p>MAYO</text:p>
          </table:table-cell>
          <table:table-cell table:formula="of:=VLOOKUP([.D113];[.$P$4:.$Q$15];2;0)" office:value-type="float" office:value="5" calcext:value-type="float">
            <text:p>5</text:p>
          </table:table-cell>
          <table:table-cell table:formula="of:=DATE(2020;[.E113];[.C113])" office:value-type="date" office:date-value="2020-05-25" calcext:value-type="date">
            <text:p>25 de mayo</text:p>
          </table:table-cell>
          <table:table-cell office:value-type="string" calcext:value-type="string">
            <text:p>19 DE OCTUBRE</text:p>
          </table:table-cell>
          <table:table-cell table:formula="of:=LEFT([.G113];FIND(&quot;DE&quot;;UPPER([.G113]))-2)" office:value-type="string" office:string-value="19" calcext:value-type="string">
            <text:p>19</text:p>
          </table:table-cell>
          <table:table-cell table:formula="of:=MID([.G113];FIND(&quot;DE&quot;;UPPER([.G113]))+3;999)" office:value-type="string" office:string-value="OCTUBRE" calcext:value-type="string">
            <text:p>OCTUBRE</text:p>
          </table:table-cell>
          <table:table-cell table:formula="of:=VLOOKUP([.I113];[.$P$4:.$Q$15];2;0)" office:value-type="float" office:value="10" calcext:value-type="float">
            <text:p>10</text:p>
          </table:table-cell>
          <table:table-cell table:formula="of:=DATE(2020;[.J113];[.H113])" office:value-type="date" office:date-value="2020-10-19" calcext:value-type="date">
            <text:p>1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MARTIN DEL TESORILLO</text:p>
          </table:table-cell>
          <table:table-cell office:value-type="string" calcext:value-type="string">
            <text:p>15 DE JUNIO</text:p>
          </table:table-cell>
          <table:table-cell table:formula="of:=LEFT([.B114];FIND(&quot;DE&quot;;UPPER([.B114]))-2)" office:value-type="string" office:string-value="15" calcext:value-type="string">
            <text:p>15</text:p>
          </table:table-cell>
          <table:table-cell table:formula="of:=MID([.B114];FIND(&quot;DE&quot;;UPPER([.B114]))+3;999)" office:value-type="string" office:string-value="JUNIO" calcext:value-type="string">
            <text:p>JUNIO</text:p>
          </table:table-cell>
          <table:table-cell table:formula="of:=VLOOKUP([.D114];[.$P$4:.$Q$15];2;0)" office:value-type="float" office:value="6" calcext:value-type="float">
            <text:p>6</text:p>
          </table:table-cell>
          <table:table-cell table:formula="of:=DATE(2020;[.E114];[.C114])" office:value-type="date" office:date-value="2020-06-15" calcext:value-type="date">
            <text:p>15 de junio</text:p>
          </table:table-cell>
          <table:table-cell office:value-type="string" calcext:value-type="string">
            <text:p>2 DE OCTUBRE</text:p>
          </table:table-cell>
          <table:table-cell table:formula="of:=LEFT([.G114];FIND(&quot;DE&quot;;UPPER([.G114]))-2)" office:value-type="string" office:string-value="2" calcext:value-type="string">
            <text:p>2</text:p>
          </table:table-cell>
          <table:table-cell table:formula="of:=MID([.G114];FIND(&quot;DE&quot;;UPPER([.G114]))+3;999)" office:value-type="string" office:string-value="OCTUBRE" calcext:value-type="string">
            <text:p>OCTUBRE</text:p>
          </table:table-cell>
          <table:table-cell table:formula="of:=VLOOKUP([.I114];[.$P$4:.$Q$15];2;0)" office:value-type="float" office:value="10" calcext:value-type="float">
            <text:p>10</text:p>
          </table:table-cell>
          <table:table-cell table:formula="of:=DATE(2020;[.J114];[.H114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ROQUE</text:p>
          </table:table-cell>
          <table:table-cell office:value-type="string" calcext:value-type="string">
            <text:p>21 DE MAYO</text:p>
          </table:table-cell>
          <table:table-cell table:formula="of:=LEFT([.B115];FIND(&quot;DE&quot;;UPPER([.B115]))-2)" office:value-type="string" office:string-value="21" calcext:value-type="string">
            <text:p>21</text:p>
          </table:table-cell>
          <table:table-cell table:formula="of:=MID([.B115];FIND(&quot;DE&quot;;UPPER([.B115]))+3;999)" office:value-type="string" office:string-value="MAYO" calcext:value-type="string">
            <text:p>MAYO</text:p>
          </table:table-cell>
          <table:table-cell table:formula="of:=VLOOKUP([.D115];[.$P$4:.$Q$15];2;0)" office:value-type="float" office:value="5" calcext:value-type="float">
            <text:p>5</text:p>
          </table:table-cell>
          <table:table-cell table:formula="of:=DATE(2020;[.E115];[.C115])" office:value-type="date" office:date-value="2020-05-21" calcext:value-type="date">
            <text:p>21 de mayo</text:p>
          </table:table-cell>
          <table:table-cell office:value-type="string" calcext:value-type="string">
            <text:p>17 DE AGOSTO</text:p>
          </table:table-cell>
          <table:table-cell table:formula="of:=LEFT([.G115];FIND(&quot;DE&quot;;UPPER([.G115]))-2)" office:value-type="string" office:string-value="17" calcext:value-type="string">
            <text:p>17</text:p>
          </table:table-cell>
          <table:table-cell table:formula="of:=MID([.G115];FIND(&quot;DE&quot;;UPPER([.G115]))+3;999)" office:value-type="string" office:string-value="AGOSTO" calcext:value-type="string">
            <text:p>AGOSTO</text:p>
          </table:table-cell>
          <table:table-cell table:formula="of:=VLOOKUP([.I115];[.$P$4:.$Q$15];2;0)" office:value-type="float" office:value="8" calcext:value-type="float">
            <text:p>8</text:p>
          </table:table-cell>
          <table:table-cell table:formula="of:=DATE(2020;[.J115];[.H115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NIL DE LAS BODEGAS</text:p>
          </table:table-cell>
          <table:table-cell office:value-type="string" calcext:value-type="string">
            <text:p>13 DE ABRIL</text:p>
          </table:table-cell>
          <table:table-cell table:formula="of:=LEFT([.B116];FIND(&quot;DE&quot;;UPPER([.B116]))-2)" office:value-type="string" office:string-value="13" calcext:value-type="string">
            <text:p>13</text:p>
          </table:table-cell>
          <table:table-cell table:formula="of:=MID([.B116];FIND(&quot;DE&quot;;UPPER([.B116]))+3;999)" office:value-type="string" office:string-value="ABRIL" calcext:value-type="string">
            <text:p>ABRIL</text:p>
          </table:table-cell>
          <table:table-cell table:formula="of:=VLOOKUP([.D116];[.$P$4:.$Q$15];2;0)" office:value-type="float" office:value="4" calcext:value-type="float">
            <text:p>4</text:p>
          </table:table-cell>
          <table:table-cell table:formula="of:=DATE(2020;[.E116];[.C116])" office:value-type="date" office:date-value="2020-04-13" calcext:value-type="date">
            <text:p>13 de abril</text:p>
          </table:table-cell>
          <table:table-cell office:value-type="string" calcext:value-type="string">
            <text:p>18 DE MAYO</text:p>
          </table:table-cell>
          <table:table-cell table:formula="of:=LEFT([.G116];FIND(&quot;DE&quot;;UPPER([.G116]))-2)" office:value-type="string" office:string-value="18" calcext:value-type="string">
            <text:p>18</text:p>
          </table:table-cell>
          <table:table-cell table:formula="of:=MID([.G116];FIND(&quot;DE&quot;;UPPER([.G116]))+3;999)" office:value-type="string" office:string-value="MAYO" calcext:value-type="string">
            <text:p>MAYO</text:p>
          </table:table-cell>
          <table:table-cell table:formula="of:=VLOOKUP([.I116];[.$P$4:.$Q$15];2;0)" office:value-type="float" office:value="5" calcext:value-type="float">
            <text:p>5</text:p>
          </table:table-cell>
          <table:table-cell table:formula="of:=DATE(2020;[.J116];[.H116])" office:value-type="date" office:date-value="2020-05-18" calcext:value-type="date">
            <text:p>18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IFA</text:p>
          </table:table-cell>
          <table:table-cell office:value-type="string" calcext:value-type="string">
            <text:p>6 DE MARZO</text:p>
          </table:table-cell>
          <table:table-cell table:formula="of:=LEFT([.B117];FIND(&quot;DE&quot;;UPPER([.B117]))-2)" office:value-type="string" office:string-value="6" calcext:value-type="string">
            <text:p>6</text:p>
          </table:table-cell>
          <table:table-cell table:formula="of:=MID([.B117];FIND(&quot;DE&quot;;UPPER([.B117]))+3;999)" office:value-type="string" office:string-value="MARZO" calcext:value-type="string">
            <text:p>MARZO</text:p>
          </table:table-cell>
          <table:table-cell table:formula="of:=VLOOKUP([.D117];[.$P$4:.$Q$15];2;0)" office:value-type="float" office:value="3" calcext:value-type="float">
            <text:p>3</text:p>
          </table:table-cell>
          <table:table-cell table:formula="of:=DATE(2020;[.E117];[.C117])" office:value-type="date" office:date-value="2020-03-06" calcext:value-type="date">
            <text:p>6 de marzo</text:p>
          </table:table-cell>
          <table:table-cell office:value-type="string" calcext:value-type="string">
            <text:p>8 DE SEPTIEMBRE</text:p>
          </table:table-cell>
          <table:table-cell table:formula="of:=LEFT([.G117];FIND(&quot;DE&quot;;UPPER([.G117]))-2)" office:value-type="string" office:string-value="8" calcext:value-type="string">
            <text:p>8</text:p>
          </table:table-cell>
          <table:table-cell table:formula="of:=MID([.G117];FIND(&quot;DE&quot;;UPPER([.G117]))+3;999)" office:value-type="string" office:string-value="SEPTIEMBRE" calcext:value-type="string">
            <text:p>SEPTIEMBRE</text:p>
          </table:table-cell>
          <table:table-cell table:formula="of:=VLOOKUP([.I117];[.$P$4:.$Q$15];2;0)" office:value-type="float" office:value="9" calcext:value-type="float">
            <text:p>9</text:p>
          </table:table-cell>
          <table:table-cell table:formula="of:=DATE(2020;[.J117];[.H11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 ALHÁQUIME</text:p>
          </table:table-cell>
          <table:table-cell office:value-type="string" calcext:value-type="string">
            <text:p>22 DE JUNIO</text:p>
          </table:table-cell>
          <table:table-cell table:formula="of:=LEFT([.B118];FIND(&quot;DE&quot;;UPPER([.B118]))-2)" office:value-type="string" office:string-value="22" calcext:value-type="string">
            <text:p>22</text:p>
          </table:table-cell>
          <table:table-cell table:formula="of:=MID([.B118];FIND(&quot;DE&quot;;UPPER([.B118]))+3;999)" office:value-type="string" office:string-value="JUNIO" calcext:value-type="string">
            <text:p>JUNIO</text:p>
          </table:table-cell>
          <table:table-cell table:formula="of:=VLOOKUP([.D118];[.$P$4:.$Q$15];2;0)" office:value-type="float" office:value="6" calcext:value-type="float">
            <text:p>6</text:p>
          </table:table-cell>
          <table:table-cell table:formula="of:=DATE(2020;[.E118];[.C118])" office:value-type="date" office:date-value="2020-06-22" calcext:value-type="date">
            <text:p>22 de junio</text:p>
          </table:table-cell>
          <table:table-cell office:value-type="string" calcext:value-type="string">
            <text:p>17 DE AGOSTO</text:p>
          </table:table-cell>
          <table:table-cell table:formula="of:=LEFT([.G118];FIND(&quot;DE&quot;;UPPER([.G118]))-2)" office:value-type="string" office:string-value="17" calcext:value-type="string">
            <text:p>17</text:p>
          </table:table-cell>
          <table:table-cell table:formula="of:=MID([.G118];FIND(&quot;DE&quot;;UPPER([.G118]))+3;999)" office:value-type="string" office:string-value="AGOSTO" calcext:value-type="string">
            <text:p>AGOSTO</text:p>
          </table:table-cell>
          <table:table-cell table:formula="of:=VLOOKUP([.I118];[.$P$4:.$Q$15];2;0)" office:value-type="float" office:value="8" calcext:value-type="float">
            <text:p>8</text:p>
          </table:table-cell>
          <table:table-cell table:formula="of:=DATE(2020;[.J118];[.H118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BUJENA</text:p>
          </table:table-cell>
          <table:table-cell office:value-type="string" calcext:value-type="string">
            <text:p>2 DE MARZO</text:p>
          </table:table-cell>
          <table:table-cell table:formula="of:=LEFT([.B119];FIND(&quot;DE&quot;;UPPER([.B119]))-2)" office:value-type="string" office:string-value="2" calcext:value-type="string">
            <text:p>2</text:p>
          </table:table-cell>
          <table:table-cell table:formula="of:=MID([.B119];FIND(&quot;DE&quot;;UPPER([.B119]))+3;999)" office:value-type="string" office:string-value="MARZO" calcext:value-type="string">
            <text:p>MARZO</text:p>
          </table:table-cell>
          <table:table-cell table:formula="of:=VLOOKUP([.D119];[.$P$4:.$Q$15];2;0)" office:value-type="float" office:value="3" calcext:value-type="float">
            <text:p>3</text:p>
          </table:table-cell>
          <table:table-cell table:formula="of:=DATE(2020;[.E119];[.C119])" office:value-type="date" office:date-value="2020-03-02" calcext:value-type="date">
            <text:p>2 de marzo</text:p>
          </table:table-cell>
          <table:table-cell office:value-type="string" calcext:value-type="string">
            <text:p>21 DE ABRIL</text:p>
          </table:table-cell>
          <table:table-cell table:formula="of:=LEFT([.G119];FIND(&quot;DE&quot;;UPPER([.G119]))-2)" office:value-type="string" office:string-value="21" calcext:value-type="string">
            <text:p>21</text:p>
          </table:table-cell>
          <table:table-cell table:formula="of:=MID([.G119];FIND(&quot;DE&quot;;UPPER([.G119]))+3;999)" office:value-type="string" office:string-value="ABRIL" calcext:value-type="string">
            <text:p>ABRIL</text:p>
          </table:table-cell>
          <table:table-cell table:formula="of:=VLOOKUP([.I119];[.$P$4:.$Q$15];2;0)" office:value-type="float" office:value="4" calcext:value-type="float">
            <text:p>4</text:p>
          </table:table-cell>
          <table:table-cell table:formula="of:=DATE(2020;[.J119];[.H119])" office:value-type="date" office:date-value="2020-04-21" calcext:value-type="date">
            <text:p>21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BRIQUE</text:p>
          </table:table-cell>
          <table:table-cell office:value-type="string" calcext:value-type="string">
            <text:p>1 DE JUNIO</text:p>
          </table:table-cell>
          <table:table-cell table:formula="of:=LEFT([.B120];FIND(&quot;DE&quot;;UPPER([.B120]))-2)" office:value-type="string" office:string-value="1" calcext:value-type="string">
            <text:p>1</text:p>
          </table:table-cell>
          <table:table-cell table:formula="of:=MID([.B120];FIND(&quot;DE&quot;;UPPER([.B120]))+3;999)" office:value-type="string" office:string-value="JUNIO" calcext:value-type="string">
            <text:p>JUNIO</text:p>
          </table:table-cell>
          <table:table-cell table:formula="of:=VLOOKUP([.D120];[.$P$4:.$Q$15];2;0)" office:value-type="float" office:value="6" calcext:value-type="float">
            <text:p>6</text:p>
          </table:table-cell>
          <table:table-cell table:formula="of:=DATE(2020;[.E120];[.C120])" office:value-type="date" office:date-value="2020-06-01" calcext:value-type="date">
            <text:p>1 de junio</text:p>
          </table:table-cell>
          <table:table-cell office:value-type="string" calcext:value-type="string">
            <text:p>8 DE SEPTIEMBRE</text:p>
          </table:table-cell>
          <table:table-cell table:formula="of:=LEFT([.G120];FIND(&quot;DE&quot;;UPPER([.G120]))-2)" office:value-type="string" office:string-value="8" calcext:value-type="string">
            <text:p>8</text:p>
          </table:table-cell>
          <table:table-cell table:formula="of:=MID([.G120];FIND(&quot;DE&quot;;UPPER([.G120]))+3;999)" office:value-type="string" office:string-value="SEPTIEMBRE" calcext:value-type="string">
            <text:p>SEPTIEMBRE</text:p>
          </table:table-cell>
          <table:table-cell table:formula="of:=VLOOKUP([.I120];[.$P$4:.$Q$15];2;0)" office:value-type="float" office:value="9" calcext:value-type="float">
            <text:p>9</text:p>
          </table:table-cell>
          <table:table-cell table:formula="of:=DATE(2020;[.J120];[.H12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JER DE LA FRONTERA</text:p>
          </table:table-cell>
          <table:table-cell office:value-type="string" calcext:value-type="string">
            <text:p>24 DE ABRIL</text:p>
          </table:table-cell>
          <table:table-cell table:formula="of:=LEFT([.B121];FIND(&quot;DE&quot;;UPPER([.B121]))-2)" office:value-type="string" office:string-value="24" calcext:value-type="string">
            <text:p>24</text:p>
          </table:table-cell>
          <table:table-cell table:formula="of:=MID([.B121];FIND(&quot;DE&quot;;UPPER([.B121]))+3;999)" office:value-type="string" office:string-value="ABRIL" calcext:value-type="string">
            <text:p>ABRIL</text:p>
          </table:table-cell>
          <table:table-cell table:formula="of:=VLOOKUP([.D121];[.$P$4:.$Q$15];2;0)" office:value-type="float" office:value="4" calcext:value-type="float">
            <text:p>4</text:p>
          </table:table-cell>
          <table:table-cell table:formula="of:=DATE(2020;[.E121];[.C121])" office:value-type="date" office:date-value="2020-04-24" calcext:value-type="date">
            <text:p>24 de abril</text:p>
          </table:table-cell>
          <table:table-cell office:value-type="string" calcext:value-type="string">
            <text:p>7 DE MAYO</text:p>
          </table:table-cell>
          <table:table-cell table:formula="of:=LEFT([.G121];FIND(&quot;DE&quot;;UPPER([.G121]))-2)" office:value-type="string" office:string-value="7" calcext:value-type="string">
            <text:p>7</text:p>
          </table:table-cell>
          <table:table-cell table:formula="of:=MID([.G121];FIND(&quot;DE&quot;;UPPER([.G121]))+3;999)" office:value-type="string" office:string-value="MAYO" calcext:value-type="string">
            <text:p>MAYO</text:p>
          </table:table-cell>
          <table:table-cell table:formula="of:=VLOOKUP([.I121];[.$P$4:.$Q$15];2;0)" office:value-type="float" office:value="5" calcext:value-type="float">
            <text:p>5</text:p>
          </table:table-cell>
          <table:table-cell table:formula="of:=DATE(2020;[.J121];[.H121])" office:value-type="date" office:date-value="2020-05-07" calcext:value-type="date">
            <text:p>7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MARTIN</text:p>
          </table:table-cell>
          <table:table-cell office:value-type="string" calcext:value-type="string">
            <text:p>8 DE SEPTIEMBRE</text:p>
          </table:table-cell>
          <table:table-cell table:formula="of:=LEFT([.B122];FIND(&quot;DE&quot;;UPPER([.B122]))-2)" office:value-type="string" office:string-value="8" calcext:value-type="string">
            <text:p>8</text:p>
          </table:table-cell>
          <table:table-cell table:formula="of:=MID([.B122];FIND(&quot;DE&quot;;UPPER([.B122]))+3;999)" office:value-type="string" office:string-value="SEPTIEMBRE" calcext:value-type="string">
            <text:p>SEPTIEMBRE</text:p>
          </table:table-cell>
          <table:table-cell table:formula="of:=VLOOKUP([.D122];[.$P$4:.$Q$15];2;0)" office:value-type="float" office:value="9" calcext:value-type="float">
            <text:p>9</text:p>
          </table:table-cell>
          <table:table-cell table:formula="of:=DATE(2020;[.E122];[.C122])" office:value-type="date" office:date-value="2020-09-08" calcext:value-type="date">
            <text:p>8 de septiembre</text:p>
          </table:table-cell>
          <table:table-cell office:value-type="string" calcext:value-type="string">
            <text:p>24 DE SEPTIEMBRE</text:p>
          </table:table-cell>
          <table:table-cell table:formula="of:=LEFT([.G122];FIND(&quot;DE&quot;;UPPER([.G122]))-2)" office:value-type="string" office:string-value="24" calcext:value-type="string">
            <text:p>24</text:p>
          </table:table-cell>
          <table:table-cell table:formula="of:=MID([.G122];FIND(&quot;DE&quot;;UPPER([.G122]))+3;999)" office:value-type="string" office:string-value="SEPTIEMBRE" calcext:value-type="string">
            <text:p>SEPTIEMBRE</text:p>
          </table:table-cell>
          <table:table-cell table:formula="of:=VLOOKUP([.I122];[.$P$4:.$Q$15];2;0)" office:value-type="float" office:value="9" calcext:value-type="float">
            <text:p>9</text:p>
          </table:table-cell>
          <table:table-cell table:formula="of:=DATE(2020;[.J122];[.H122])" office:value-type="date" office:date-value="2020-09-24" calcext:value-type="date">
            <text:p>24 de septiembre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RDOB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DAMUZ</text:p>
          </table:table-cell>
          <table:table-cell office:value-type="string" calcext:value-type="string">
            <text:p>20 DE ABRIL</text:p>
          </table:table-cell>
          <table:table-cell table:formula="of:=LEFT([.B126];FIND(&quot;DE&quot;;UPPER([.B126]))-2)" office:value-type="string" office:string-value="20" calcext:value-type="string">
            <text:p>20</text:p>
          </table:table-cell>
          <table:table-cell table:formula="of:=MID([.B126];FIND(&quot;DE&quot;;UPPER([.B126]))+3;999)" office:value-type="string" office:string-value="ABRIL" calcext:value-type="string">
            <text:p>ABRIL</text:p>
          </table:table-cell>
          <table:table-cell table:formula="of:=VLOOKUP([.D126];[.$P$4:.$Q$15];2;0)" office:value-type="float" office:value="4" calcext:value-type="float">
            <text:p>4</text:p>
          </table:table-cell>
          <table:table-cell table:formula="of:=DATE(2020;[.E126];[.C126])" office:value-type="date" office:date-value="2020-04-20" calcext:value-type="date">
            <text:p>20 de abril</text:p>
          </table:table-cell>
          <table:table-cell office:value-type="string" calcext:value-type="string">
            <text:p>30 DE NOVIEMBRE</text:p>
          </table:table-cell>
          <table:table-cell table:formula="of:=LEFT([.G126];FIND(&quot;DE&quot;;UPPER([.G126]))-2)" office:value-type="string" office:string-value="30" calcext:value-type="string">
            <text:p>30</text:p>
          </table:table-cell>
          <table:table-cell table:formula="of:=MID([.G126];FIND(&quot;DE&quot;;UPPER([.G126]))+3;999)" office:value-type="string" office:string-value="NOVIEMBRE" calcext:value-type="string">
            <text:p>NOVIEMBRE</text:p>
          </table:table-cell>
          <table:table-cell table:formula="of:=VLOOKUP([.I126];[.$P$4:.$Q$15];2;0)" office:value-type="float" office:value="11" calcext:value-type="float">
            <text:p>11</text:p>
          </table:table-cell>
          <table:table-cell table:formula="of:=DATE(2020;[.J126];[.H126])" office:value-type="date" office:date-value="2020-11-30" calcext:value-type="date">
            <text:p>30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UILAR DE LA FRONTERA</text:p>
          </table:table-cell>
          <table:table-cell office:value-type="string" calcext:value-type="string">
            <text:p>10 DE AGOSTO</text:p>
          </table:table-cell>
          <table:table-cell table:formula="of:=LEFT([.B127];FIND(&quot;DE&quot;;UPPER([.B127]))-2)" office:value-type="string" office:string-value="10" calcext:value-type="string">
            <text:p>10</text:p>
          </table:table-cell>
          <table:table-cell table:formula="of:=MID([.B127];FIND(&quot;DE&quot;;UPPER([.B127]))+3;999)" office:value-type="string" office:string-value="AGOSTO" calcext:value-type="string">
            <text:p>AGOSTO</text:p>
          </table:table-cell>
          <table:table-cell table:formula="of:=VLOOKUP([.D127];[.$P$4:.$Q$15];2;0)" office:value-type="float" office:value="8" calcext:value-type="float">
            <text:p>8</text:p>
          </table:table-cell>
          <table:table-cell table:formula="of:=DATE(2020;[.E127];[.C127])" office:value-type="date" office:date-value="2020-08-10" calcext:value-type="date">
            <text:p>10 de agosto</text:p>
          </table:table-cell>
          <table:table-cell office:value-type="string" calcext:value-type="string">
            <text:p>8 DE SEPTIEMBRE</text:p>
          </table:table-cell>
          <table:table-cell table:formula="of:=LEFT([.G127];FIND(&quot;DE&quot;;UPPER([.G127]))-2)" office:value-type="string" office:string-value="8" calcext:value-type="string">
            <text:p>8</text:p>
          </table:table-cell>
          <table:table-cell table:formula="of:=MID([.G127];FIND(&quot;DE&quot;;UPPER([.G127]))+3;999)" office:value-type="string" office:string-value="SEPTIEMBRE" calcext:value-type="string">
            <text:p>SEPTIEMBRE</text:p>
          </table:table-cell>
          <table:table-cell table:formula="of:=VLOOKUP([.I127];[.$P$4:.$Q$15];2;0)" office:value-type="float" office:value="9" calcext:value-type="float">
            <text:p>9</text:p>
          </table:table-cell>
          <table:table-cell table:formula="of:=DATE(2020;[.J127];[.H12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ARACEJOS</text:p>
          </table:table-cell>
          <table:table-cell office:value-type="string" calcext:value-type="string">
            <text:p>24 DE FEBRERO</text:p>
          </table:table-cell>
          <table:table-cell table:formula="of:=LEFT([.B128];FIND(&quot;DE&quot;;UPPER([.B128]))-2)" office:value-type="string" office:string-value="24" calcext:value-type="string">
            <text:p>24</text:p>
          </table:table-cell>
          <table:table-cell table:formula="of:=MID([.B128];FIND(&quot;DE&quot;;UPPER([.B128]))+3;999)" office:value-type="string" office:string-value="FEBRERO" calcext:value-type="string">
            <text:p>FEBRERO</text:p>
          </table:table-cell>
          <table:table-cell table:formula="of:=VLOOKUP([.D128];[.$P$4:.$Q$15];2;0)" office:value-type="float" office:value="2" calcext:value-type="float">
            <text:p>2</text:p>
          </table:table-cell>
          <table:table-cell table:formula="of:=DATE(2020;[.E128];[.C128])" office:value-type="date" office:date-value="2020-02-24" calcext:value-type="date">
            <text:p>24 de febrero</text:p>
          </table:table-cell>
          <table:table-cell office:value-type="string" calcext:value-type="string">
            <text:p>20 DE JULIO</text:p>
          </table:table-cell>
          <table:table-cell table:formula="of:=LEFT([.G128];FIND(&quot;DE&quot;;UPPER([.G128]))-2)" office:value-type="string" office:string-value="20" calcext:value-type="string">
            <text:p>20</text:p>
          </table:table-cell>
          <table:table-cell table:formula="of:=MID([.G128];FIND(&quot;DE&quot;;UPPER([.G128]))+3;999)" office:value-type="string" office:string-value="JULIO" calcext:value-type="string">
            <text:p>JULIO</text:p>
          </table:table-cell>
          <table:table-cell table:formula="of:=VLOOKUP([.I128];[.$P$4:.$Q$15];2;0)" office:value-type="float" office:value="7" calcext:value-type="float">
            <text:p>7</text:p>
          </table:table-cell>
          <table:table-cell table:formula="of:=DATE(2020;[.J128];[.H128])" office:value-type="date" office:date-value="2020-07-20" calcext:value-type="date">
            <text:p>20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EDINILLA</text:p>
          </table:table-cell>
          <table:table-cell office:value-type="string" calcext:value-type="string">
            <text:p>24 DE JUNIO</text:p>
          </table:table-cell>
          <table:table-cell table:formula="of:=LEFT([.B129];FIND(&quot;DE&quot;;UPPER([.B129]))-2)" office:value-type="string" office:string-value="24" calcext:value-type="string">
            <text:p>24</text:p>
          </table:table-cell>
          <table:table-cell table:formula="of:=MID([.B129];FIND(&quot;DE&quot;;UPPER([.B129]))+3;999)" office:value-type="string" office:string-value="JUNIO" calcext:value-type="string">
            <text:p>JUNIO</text:p>
          </table:table-cell>
          <table:table-cell table:formula="of:=VLOOKUP([.D129];[.$P$4:.$Q$15];2;0)" office:value-type="float" office:value="6" calcext:value-type="float">
            <text:p>6</text:p>
          </table:table-cell>
          <table:table-cell table:formula="of:=DATE(2020;[.E129];[.C129])" office:value-type="date" office:date-value="2020-06-24" calcext:value-type="date">
            <text:p>24 de junio</text:p>
          </table:table-cell>
          <table:table-cell office:value-type="string" calcext:value-type="string">
            <text:p>14 DE SEPTIEMBRE</text:p>
          </table:table-cell>
          <table:table-cell table:formula="of:=LEFT([.G129];FIND(&quot;DE&quot;;UPPER([.G129]))-2)" office:value-type="string" office:string-value="14" calcext:value-type="string">
            <text:p>14</text:p>
          </table:table-cell>
          <table:table-cell table:formula="of:=MID([.G129];FIND(&quot;DE&quot;;UPPER([.G129]))+3;999)" office:value-type="string" office:string-value="SEPTIEMBRE" calcext:value-type="string">
            <text:p>SEPTIEMBRE</text:p>
          </table:table-cell>
          <table:table-cell table:formula="of:=VLOOKUP([.I129];[.$P$4:.$Q$15];2;0)" office:value-type="float" office:value="9" calcext:value-type="float">
            <text:p>9</text:p>
          </table:table-cell>
          <table:table-cell table:formula="of:=DATE(2020;[.J129];[.H129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ODÓVAR DEL RÍO</text:p>
          </table:table-cell>
          <table:table-cell office:value-type="string" calcext:value-type="string">
            <text:p>2 DE OCTUBRE</text:p>
          </table:table-cell>
          <table:table-cell table:formula="of:=LEFT([.B130];FIND(&quot;DE&quot;;UPPER([.B130]))-2)" office:value-type="string" office:string-value="2" calcext:value-type="string">
            <text:p>2</text:p>
          </table:table-cell>
          <table:table-cell table:formula="of:=MID([.B130];FIND(&quot;DE&quot;;UPPER([.B130]))+3;999)" office:value-type="string" office:string-value="OCTUBRE" calcext:value-type="string">
            <text:p>OCTUBRE</text:p>
          </table:table-cell>
          <table:table-cell table:formula="of:=VLOOKUP([.D130];[.$P$4:.$Q$15];2;0)" office:value-type="float" office:value="10" calcext:value-type="float">
            <text:p>10</text:p>
          </table:table-cell>
          <table:table-cell table:formula="of:=DATE(2020;[.E130];[.C130])" office:value-type="date" office:date-value="2020-10-02" calcext:value-type="date">
            <text:p>2 de octubre</text:p>
          </table:table-cell>
          <table:table-cell office:value-type="string" calcext:value-type="string">
            <text:p>5 DE OCTUBRE</text:p>
          </table:table-cell>
          <table:table-cell table:formula="of:=LEFT([.G130];FIND(&quot;DE&quot;;UPPER([.G130]))-2)" office:value-type="string" office:string-value="5" calcext:value-type="string">
            <text:p>5</text:p>
          </table:table-cell>
          <table:table-cell table:formula="of:=MID([.G130];FIND(&quot;DE&quot;;UPPER([.G130]))+3;999)" office:value-type="string" office:string-value="OCTUBRE" calcext:value-type="string">
            <text:p>OCTUBRE</text:p>
          </table:table-cell>
          <table:table-cell table:formula="of:=VLOOKUP([.I130];[.$P$4:.$Q$15];2;0)" office:value-type="float" office:value="10" calcext:value-type="float">
            <text:p>10</text:p>
          </table:table-cell>
          <table:table-cell table:formula="of:=DATE(2020;[.J130];[.H130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ÑORA</text:p>
          </table:table-cell>
          <table:table-cell office:value-type="string" calcext:value-type="string">
            <text:p>13 DE ABRIL</text:p>
          </table:table-cell>
          <table:table-cell table:formula="of:=LEFT([.B131];FIND(&quot;DE&quot;;UPPER([.B131]))-2)" office:value-type="string" office:string-value="13" calcext:value-type="string">
            <text:p>13</text:p>
          </table:table-cell>
          <table:table-cell table:formula="of:=MID([.B131];FIND(&quot;DE&quot;;UPPER([.B131]))+3;999)" office:value-type="string" office:string-value="ABRIL" calcext:value-type="string">
            <text:p>ABRIL</text:p>
          </table:table-cell>
          <table:table-cell table:formula="of:=VLOOKUP([.D131];[.$P$4:.$Q$15];2;0)" office:value-type="float" office:value="4" calcext:value-type="float">
            <text:p>4</text:p>
          </table:table-cell>
          <table:table-cell table:formula="of:=DATE(2020;[.E131];[.C131])" office:value-type="date" office:date-value="2020-04-13" calcext:value-type="date">
            <text:p>13 de abril</text:p>
          </table:table-cell>
          <table:table-cell office:value-type="string" calcext:value-type="string">
            <text:p>11 DE NOVIEMBRE</text:p>
          </table:table-cell>
          <table:table-cell table:formula="of:=LEFT([.G131];FIND(&quot;DE&quot;;UPPER([.G131]))-2)" office:value-type="string" office:string-value="11" calcext:value-type="string">
            <text:p>11</text:p>
          </table:table-cell>
          <table:table-cell table:formula="of:=MID([.G131];FIND(&quot;DE&quot;;UPPER([.G131]))+3;999)" office:value-type="string" office:string-value="NOVIEMBRE" calcext:value-type="string">
            <text:p>NOVIEMBRE</text:p>
          </table:table-cell>
          <table:table-cell table:formula="of:=VLOOKUP([.I131];[.$P$4:.$Q$15];2;0)" office:value-type="float" office:value="11" calcext:value-type="float">
            <text:p>11</text:p>
          </table:table-cell>
          <table:table-cell table:formula="of:=DATE(2020;[.J131];[.H131])" office:value-type="date" office:date-value="2020-11-11" calcext:value-type="date">
            <text:p>11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ENA</text:p>
          </table:table-cell>
          <table:table-cell office:value-type="string" calcext:value-type="string">
            <text:p>19 DE MARZO</text:p>
          </table:table-cell>
          <table:table-cell table:formula="of:=LEFT([.B132];FIND(&quot;DE&quot;;UPPER([.B132]))-2)" office:value-type="string" office:string-value="19" calcext:value-type="string">
            <text:p>19</text:p>
          </table:table-cell>
          <table:table-cell table:formula="of:=MID([.B132];FIND(&quot;DE&quot;;UPPER([.B132]))+3;999)" office:value-type="string" office:string-value="MARZO" calcext:value-type="string">
            <text:p>MARZO</text:p>
          </table:table-cell>
          <table:table-cell table:formula="of:=VLOOKUP([.D132];[.$P$4:.$Q$15];2;0)" office:value-type="float" office:value="3" calcext:value-type="float">
            <text:p>3</text:p>
          </table:table-cell>
          <table:table-cell table:formula="of:=DATE(2020;[.E132];[.C132])" office:value-type="date" office:date-value="2020-03-19" calcext:value-type="date">
            <text:p>19 de marzo</text:p>
          </table:table-cell>
          <table:table-cell office:value-type="string" calcext:value-type="string">
            <text:p>14 DE SEPTIEMBRE</text:p>
          </table:table-cell>
          <table:table-cell table:formula="of:=LEFT([.G132];FIND(&quot;DE&quot;;UPPER([.G132]))-2)" office:value-type="string" office:string-value="14" calcext:value-type="string">
            <text:p>14</text:p>
          </table:table-cell>
          <table:table-cell table:formula="of:=MID([.G132];FIND(&quot;DE&quot;;UPPER([.G132]))+3;999)" office:value-type="string" office:string-value="SEPTIEMBRE" calcext:value-type="string">
            <text:p>SEPTIEMBRE</text:p>
          </table:table-cell>
          <table:table-cell table:formula="of:=VLOOKUP([.I132];[.$P$4:.$Q$15];2;0)" office:value-type="float" office:value="9" calcext:value-type="float">
            <text:p>9</text:p>
          </table:table-cell>
          <table:table-cell table:formula="of:=DATE(2020;[.J132];[.H132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ALCÁZAR</text:p>
          </table:table-cell>
          <table:table-cell office:value-type="string" calcext:value-type="string">
            <text:p>27 DE ABRIL</text:p>
          </table:table-cell>
          <table:table-cell table:formula="of:=LEFT([.B133];FIND(&quot;DE&quot;;UPPER([.B133]))-2)" office:value-type="string" office:string-value="27" calcext:value-type="string">
            <text:p>27</text:p>
          </table:table-cell>
          <table:table-cell table:formula="of:=MID([.B133];FIND(&quot;DE&quot;;UPPER([.B133]))+3;999)" office:value-type="string" office:string-value="ABRIL" calcext:value-type="string">
            <text:p>ABRIL</text:p>
          </table:table-cell>
          <table:table-cell table:formula="of:=VLOOKUP([.D133];[.$P$4:.$Q$15];2;0)" office:value-type="float" office:value="4" calcext:value-type="float">
            <text:p>4</text:p>
          </table:table-cell>
          <table:table-cell table:formula="of:=DATE(2020;[.E133];[.C133])" office:value-type="date" office:date-value="2020-04-27" calcext:value-type="date">
            <text:p>27 de abril</text:p>
          </table:table-cell>
          <table:table-cell office:value-type="string" calcext:value-type="string">
            <text:p>8 DE SEPTIEMBRE</text:p>
          </table:table-cell>
          <table:table-cell table:formula="of:=LEFT([.G133];FIND(&quot;DE&quot;;UPPER([.G133]))-2)" office:value-type="string" office:string-value="8" calcext:value-type="string">
            <text:p>8</text:p>
          </table:table-cell>
          <table:table-cell table:formula="of:=MID([.G133];FIND(&quot;DE&quot;;UPPER([.G133]))+3;999)" office:value-type="string" office:string-value="SEPTIEMBRE" calcext:value-type="string">
            <text:p>SEPTIEMBRE</text:p>
          </table:table-cell>
          <table:table-cell table:formula="of:=VLOOKUP([.I133];[.$P$4:.$Q$15];2;0)" office:value-type="float" office:value="9" calcext:value-type="float">
            <text:p>9</text:p>
          </table:table-cell>
          <table:table-cell table:formula="of:=DATE(2020;[.J133];[.H133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LMEZ</text:p>
          </table:table-cell>
          <table:table-cell office:value-type="string" calcext:value-type="string">
            <text:p>15 DE MAYO</text:p>
          </table:table-cell>
          <table:table-cell table:formula="of:=LEFT([.B134];FIND(&quot;DE&quot;;UPPER([.B134]))-2)" office:value-type="string" office:string-value="15" calcext:value-type="string">
            <text:p>15</text:p>
          </table:table-cell>
          <table:table-cell table:formula="of:=MID([.B134];FIND(&quot;DE&quot;;UPPER([.B134]))+3;999)" office:value-type="string" office:string-value="MAYO" calcext:value-type="string">
            <text:p>MAYO</text:p>
          </table:table-cell>
          <table:table-cell table:formula="of:=VLOOKUP([.D134];[.$P$4:.$Q$15];2;0)" office:value-type="float" office:value="5" calcext:value-type="float">
            <text:p>5</text:p>
          </table:table-cell>
          <table:table-cell table:formula="of:=DATE(2020;[.E134];[.C134])" office:value-type="date" office:date-value="2020-05-15" calcext:value-type="date">
            <text:p>15 de mayo</text:p>
          </table:table-cell>
          <table:table-cell office:value-type="string" calcext:value-type="string">
            <text:p>8 DE SEPTIEMBRE</text:p>
          </table:table-cell>
          <table:table-cell table:formula="of:=LEFT([.G134];FIND(&quot;DE&quot;;UPPER([.G134]))-2)" office:value-type="string" office:string-value="8" calcext:value-type="string">
            <text:p>8</text:p>
          </table:table-cell>
          <table:table-cell table:formula="of:=MID([.G134];FIND(&quot;DE&quot;;UPPER([.G134]))+3;999)" office:value-type="string" office:string-value="SEPTIEMBRE" calcext:value-type="string">
            <text:p>SEPTIEMBRE</text:p>
          </table:table-cell>
          <table:table-cell table:formula="of:=VLOOKUP([.I134];[.$P$4:.$Q$15];2;0)" office:value-type="float" office:value="9" calcext:value-type="float">
            <text:p>9</text:p>
          </table:table-cell>
          <table:table-cell table:formula="of:=DATE(2020;[.J134];[.H134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MEJÍ</text:p>
          </table:table-cell>
          <table:table-cell office:value-type="string" calcext:value-type="string">
            <text:p>3 DE FEBRERO</text:p>
          </table:table-cell>
          <table:table-cell table:formula="of:=LEFT([.B135];FIND(&quot;DE&quot;;UPPER([.B135]))-2)" office:value-type="string" office:string-value="3" calcext:value-type="string">
            <text:p>3</text:p>
          </table:table-cell>
          <table:table-cell table:formula="of:=MID([.B135];FIND(&quot;DE&quot;;UPPER([.B135]))+3;999)" office:value-type="string" office:string-value="FEBRERO" calcext:value-type="string">
            <text:p>FEBRERO</text:p>
          </table:table-cell>
          <table:table-cell table:formula="of:=VLOOKUP([.D135];[.$P$4:.$Q$15];2;0)" office:value-type="float" office:value="2" calcext:value-type="float">
            <text:p>2</text:p>
          </table:table-cell>
          <table:table-cell table:formula="of:=DATE(2020;[.E135];[.C135])" office:value-type="date" office:date-value="2020-02-03" calcext:value-type="date">
            <text:p>3 de febrero</text:p>
          </table:table-cell>
          <table:table-cell office:value-type="string" calcext:value-type="string">
            <text:p>14 DE SEPTIEMBRE</text:p>
          </table:table-cell>
          <table:table-cell table:formula="of:=LEFT([.G135];FIND(&quot;DE&quot;;UPPER([.G135]))-2)" office:value-type="string" office:string-value="14" calcext:value-type="string">
            <text:p>14</text:p>
          </table:table-cell>
          <table:table-cell table:formula="of:=MID([.G135];FIND(&quot;DE&quot;;UPPER([.G135]))+3;999)" office:value-type="string" office:string-value="SEPTIEMBRE" calcext:value-type="string">
            <text:p>SEPTIEMBRE</text:p>
          </table:table-cell>
          <table:table-cell table:formula="of:=VLOOKUP([.I135];[.$P$4:.$Q$15];2;0)" office:value-type="float" office:value="9" calcext:value-type="float">
            <text:p>9</text:p>
          </table:table-cell>
          <table:table-cell table:formula="of:=DATE(2020;[.J135];[.H135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ÁZQUEZ, LOS</text:p>
          </table:table-cell>
          <table:table-cell office:value-type="string" calcext:value-type="string">
            <text:p>15 DE MAYO</text:p>
          </table:table-cell>
          <table:table-cell table:formula="of:=LEFT([.B136];FIND(&quot;DE&quot;;UPPER([.B136]))-2)" office:value-type="string" office:string-value="15" calcext:value-type="string">
            <text:p>15</text:p>
          </table:table-cell>
          <table:table-cell table:formula="of:=MID([.B136];FIND(&quot;DE&quot;;UPPER([.B136]))+3;999)" office:value-type="string" office:string-value="MAYO" calcext:value-type="string">
            <text:p>MAYO</text:p>
          </table:table-cell>
          <table:table-cell table:formula="of:=VLOOKUP([.D136];[.$P$4:.$Q$15];2;0)" office:value-type="float" office:value="5" calcext:value-type="float">
            <text:p>5</text:p>
          </table:table-cell>
          <table:table-cell table:formula="of:=DATE(2020;[.E136];[.C136])" office:value-type="date" office:date-value="2020-05-15" calcext:value-type="date">
            <text:p>15 de mayo</text:p>
          </table:table-cell>
          <table:table-cell office:value-type="string" calcext:value-type="string">
            <text:p>7 DE AGOSTO</text:p>
          </table:table-cell>
          <table:table-cell table:formula="of:=LEFT([.G136];FIND(&quot;DE&quot;;UPPER([.G136]))-2)" office:value-type="string" office:string-value="7" calcext:value-type="string">
            <text:p>7</text:p>
          </table:table-cell>
          <table:table-cell table:formula="of:=MID([.G136];FIND(&quot;DE&quot;;UPPER([.G136]))+3;999)" office:value-type="string" office:string-value="AGOSTO" calcext:value-type="string">
            <text:p>AGOSTO</text:p>
          </table:table-cell>
          <table:table-cell table:formula="of:=VLOOKUP([.I136];[.$P$4:.$Q$15];2;0)" office:value-type="float" office:value="8" calcext:value-type="float">
            <text:p>8</text:p>
          </table:table-cell>
          <table:table-cell table:formula="of:=DATE(2020;[.J136];[.H136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JALANCE</text:p>
          </table:table-cell>
          <table:table-cell office:value-type="string" calcext:value-type="string">
            <text:p>13 DE ABRIL</text:p>
          </table:table-cell>
          <table:table-cell table:formula="of:=LEFT([.B137];FIND(&quot;DE&quot;;UPPER([.B137]))-2)" office:value-type="string" office:string-value="13" calcext:value-type="string">
            <text:p>13</text:p>
          </table:table-cell>
          <table:table-cell table:formula="of:=MID([.B137];FIND(&quot;DE&quot;;UPPER([.B137]))+3;999)" office:value-type="string" office:string-value="ABRIL" calcext:value-type="string">
            <text:p>ABRIL</text:p>
          </table:table-cell>
          <table:table-cell table:formula="of:=VLOOKUP([.D137];[.$P$4:.$Q$15];2;0)" office:value-type="float" office:value="4" calcext:value-type="float">
            <text:p>4</text:p>
          </table:table-cell>
          <table:table-cell table:formula="of:=DATE(2020;[.E137];[.C137])" office:value-type="date" office:date-value="2020-04-13" calcext:value-type="date">
            <text:p>13 de abril</text:p>
          </table:table-cell>
          <table:table-cell office:value-type="string" calcext:value-type="string">
            <text:p>15 DE SEPTIEMBRE</text:p>
          </table:table-cell>
          <table:table-cell table:formula="of:=LEFT([.G137];FIND(&quot;DE&quot;;UPPER([.G137]))-2)" office:value-type="string" office:string-value="15" calcext:value-type="string">
            <text:p>15</text:p>
          </table:table-cell>
          <table:table-cell table:formula="of:=MID([.G137];FIND(&quot;DE&quot;;UPPER([.G137]))+3;999)" office:value-type="string" office:string-value="SEPTIEMBRE" calcext:value-type="string">
            <text:p>SEPTIEMBRE</text:p>
          </table:table-cell>
          <table:table-cell table:formula="of:=VLOOKUP([.I137];[.$P$4:.$Q$15];2;0)" office:value-type="float" office:value="9" calcext:value-type="float">
            <text:p>9</text:p>
          </table:table-cell>
          <table:table-cell table:formula="of:=DATE(2020;[.J137];[.H137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RA</text:p>
          </table:table-cell>
          <table:table-cell office:value-type="string" calcext:value-type="string">
            <text:p>24 DE JUNIO</text:p>
          </table:table-cell>
          <table:table-cell table:formula="of:=LEFT([.B138];FIND(&quot;DE&quot;;UPPER([.B138]))-2)" office:value-type="string" office:string-value="24" calcext:value-type="string">
            <text:p>24</text:p>
          </table:table-cell>
          <table:table-cell table:formula="of:=MID([.B138];FIND(&quot;DE&quot;;UPPER([.B138]))+3;999)" office:value-type="string" office:string-value="JUNIO" calcext:value-type="string">
            <text:p>JUNIO</text:p>
          </table:table-cell>
          <table:table-cell table:formula="of:=VLOOKUP([.D138];[.$P$4:.$Q$15];2;0)" office:value-type="float" office:value="6" calcext:value-type="float">
            <text:p>6</text:p>
          </table:table-cell>
          <table:table-cell table:formula="of:=DATE(2020;[.E138];[.C138])" office:value-type="date" office:date-value="2020-06-24" calcext:value-type="date">
            <text:p>24 de junio</text:p>
          </table:table-cell>
          <table:table-cell office:value-type="string" calcext:value-type="string">
            <text:p>8 DE SEPTIEMBRE</text:p>
          </table:table-cell>
          <table:table-cell table:formula="of:=LEFT([.G138];FIND(&quot;DE&quot;;UPPER([.G138]))-2)" office:value-type="string" office:string-value="8" calcext:value-type="string">
            <text:p>8</text:p>
          </table:table-cell>
          <table:table-cell table:formula="of:=MID([.G138];FIND(&quot;DE&quot;;UPPER([.G138]))+3;999)" office:value-type="string" office:string-value="SEPTIEMBRE" calcext:value-type="string">
            <text:p>SEPTIEMBRE</text:p>
          </table:table-cell>
          <table:table-cell table:formula="of:=VLOOKUP([.I138];[.$P$4:.$Q$15];2;0)" office:value-type="float" office:value="9" calcext:value-type="float">
            <text:p>9</text:p>
          </table:table-cell>
          <table:table-cell table:formula="of:=DATE(2020;[.J138];[.H13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ÑETE DE LAS TORRES</text:p>
          </table:table-cell>
          <table:table-cell office:value-type="string" calcext:value-type="string">
            <text:p>9 DE SEPTIEMBRE</text:p>
          </table:table-cell>
          <table:table-cell table:formula="of:=LEFT([.B139];FIND(&quot;DE&quot;;UPPER([.B139]))-2)" office:value-type="string" office:string-value="9" calcext:value-type="string">
            <text:p>9</text:p>
          </table:table-cell>
          <table:table-cell table:formula="of:=MID([.B139];FIND(&quot;DE&quot;;UPPER([.B139]))+3;999)" office:value-type="string" office:string-value="SEPTIEMBRE" calcext:value-type="string">
            <text:p>SEPTIEMBRE</text:p>
          </table:table-cell>
          <table:table-cell table:formula="of:=VLOOKUP([.D139];[.$P$4:.$Q$15];2;0)" office:value-type="float" office:value="9" calcext:value-type="float">
            <text:p>9</text:p>
          </table:table-cell>
          <table:table-cell table:formula="of:=DATE(2020;[.E139];[.C139])" office:value-type="date" office:date-value="2020-09-09" calcext:value-type="date">
            <text:p>9 de septiembre</text:p>
          </table:table-cell>
          <table:table-cell office:value-type="string" calcext:value-type="string">
            <text:p>30 DE SEPTIEMBRE</text:p>
          </table:table-cell>
          <table:table-cell table:formula="of:=LEFT([.G139];FIND(&quot;DE&quot;;UPPER([.G139]))-2)" office:value-type="string" office:string-value="30" calcext:value-type="string">
            <text:p>30</text:p>
          </table:table-cell>
          <table:table-cell table:formula="of:=MID([.G139];FIND(&quot;DE&quot;;UPPER([.G139]))+3;999)" office:value-type="string" office:string-value="SEPTIEMBRE" calcext:value-type="string">
            <text:p>SEPTIEMBRE</text:p>
          </table:table-cell>
          <table:table-cell table:formula="of:=VLOOKUP([.I139];[.$P$4:.$Q$15];2;0)" office:value-type="float" office:value="9" calcext:value-type="float">
            <text:p>9</text:p>
          </table:table-cell>
          <table:table-cell table:formula="of:=DATE(2020;[.J139];[.H139])" office:value-type="date" office:date-value="2020-09-30" calcext:value-type="date">
            <text:p>30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CABUEY</text:p>
          </table:table-cell>
          <table:table-cell office:value-type="string" calcext:value-type="string">
            <text:p>13 DE ABRIL</text:p>
          </table:table-cell>
          <table:table-cell table:formula="of:=LEFT([.B140];FIND(&quot;DE&quot;;UPPER([.B140]))-2)" office:value-type="string" office:string-value="13" calcext:value-type="string">
            <text:p>13</text:p>
          </table:table-cell>
          <table:table-cell table:formula="of:=MID([.B140];FIND(&quot;DE&quot;;UPPER([.B140]))+3;999)" office:value-type="string" office:string-value="ABRIL" calcext:value-type="string">
            <text:p>ABRIL</text:p>
          </table:table-cell>
          <table:table-cell table:formula="of:=VLOOKUP([.D140];[.$P$4:.$Q$15];2;0)" office:value-type="float" office:value="4" calcext:value-type="float">
            <text:p>4</text:p>
          </table:table-cell>
          <table:table-cell table:formula="of:=DATE(2020;[.E140];[.C140])" office:value-type="date" office:date-value="2020-04-13" calcext:value-type="date">
            <text:p>13 de abril</text:p>
          </table:table-cell>
          <table:table-cell office:value-type="string" calcext:value-type="string">
            <text:p>8 DE SEPTIEMBRE</text:p>
          </table:table-cell>
          <table:table-cell table:formula="of:=LEFT([.G140];FIND(&quot;DE&quot;;UPPER([.G140]))-2)" office:value-type="string" office:string-value="8" calcext:value-type="string">
            <text:p>8</text:p>
          </table:table-cell>
          <table:table-cell table:formula="of:=MID([.G140];FIND(&quot;DE&quot;;UPPER([.G140]))+3;999)" office:value-type="string" office:string-value="SEPTIEMBRE" calcext:value-type="string">
            <text:p>SEPTIEMBRE</text:p>
          </table:table-cell>
          <table:table-cell table:formula="of:=VLOOKUP([.I140];[.$P$4:.$Q$15];2;0)" office:value-type="float" office:value="9" calcext:value-type="float">
            <text:p>9</text:p>
          </table:table-cell>
          <table:table-cell table:formula="of:=DATE(2020;[.J140];[.H14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DEÑA</text:p>
          </table:table-cell>
          <table:table-cell office:value-type="string" calcext:value-type="string">
            <text:p>15 DE MAYO</text:p>
          </table:table-cell>
          <table:table-cell table:formula="of:=LEFT([.B141];FIND(&quot;DE&quot;;UPPER([.B141]))-2)" office:value-type="string" office:string-value="15" calcext:value-type="string">
            <text:p>15</text:p>
          </table:table-cell>
          <table:table-cell table:formula="of:=MID([.B141];FIND(&quot;DE&quot;;UPPER([.B141]))+3;999)" office:value-type="string" office:string-value="MAYO" calcext:value-type="string">
            <text:p>MAYO</text:p>
          </table:table-cell>
          <table:table-cell table:formula="of:=VLOOKUP([.D141];[.$P$4:.$Q$15];2;0)" office:value-type="float" office:value="5" calcext:value-type="float">
            <text:p>5</text:p>
          </table:table-cell>
          <table:table-cell table:formula="of:=DATE(2020;[.E141];[.C141])" office:value-type="date" office:date-value="2020-05-15" calcext:value-type="date">
            <text:p>15 de mayo</text:p>
          </table:table-cell>
          <table:table-cell office:value-type="string" calcext:value-type="string">
            <text:p>12 DE JUNIO</text:p>
          </table:table-cell>
          <table:table-cell table:formula="of:=LEFT([.G141];FIND(&quot;DE&quot;;UPPER([.G141]))-2)" office:value-type="string" office:string-value="12" calcext:value-type="string">
            <text:p>12</text:p>
          </table:table-cell>
          <table:table-cell table:formula="of:=MID([.G141];FIND(&quot;DE&quot;;UPPER([.G141]))+3;999)" office:value-type="string" office:string-value="JUNIO" calcext:value-type="string">
            <text:p>JUNIO</text:p>
          </table:table-cell>
          <table:table-cell table:formula="of:=VLOOKUP([.I141];[.$P$4:.$Q$15];2;0)" office:value-type="float" office:value="6" calcext:value-type="float">
            <text:p>6</text:p>
          </table:table-cell>
          <table:table-cell table:formula="of:=DATE(2020;[.J141];[.H141])" office:value-type="date" office:date-value="2020-06-12" calcext:value-type="date">
            <text:p>12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LOTA, LA</text:p>
          </table:table-cell>
          <table:table-cell office:value-type="string" calcext:value-type="string">
            <text:p>15 DE MAYO</text:p>
          </table:table-cell>
          <table:table-cell table:formula="of:=LEFT([.B142];FIND(&quot;DE&quot;;UPPER([.B142]))-2)" office:value-type="string" office:string-value="15" calcext:value-type="string">
            <text:p>15</text:p>
          </table:table-cell>
          <table:table-cell table:formula="of:=MID([.B142];FIND(&quot;DE&quot;;UPPER([.B142]))+3;999)" office:value-type="string" office:string-value="MAYO" calcext:value-type="string">
            <text:p>MAYO</text:p>
          </table:table-cell>
          <table:table-cell table:formula="of:=VLOOKUP([.D142];[.$P$4:.$Q$15];2;0)" office:value-type="float" office:value="5" calcext:value-type="float">
            <text:p>5</text:p>
          </table:table-cell>
          <table:table-cell table:formula="of:=DATE(2020;[.E142];[.C142])" office:value-type="date" office:date-value="2020-05-15" calcext:value-type="date">
            <text:p>15 de mayo</text:p>
          </table:table-cell>
          <table:table-cell office:value-type="string" calcext:value-type="string">
            <text:p>11 DE SEPTIEMBRE</text:p>
          </table:table-cell>
          <table:table-cell table:formula="of:=LEFT([.G142];FIND(&quot;DE&quot;;UPPER([.G142]))-2)" office:value-type="string" office:string-value="11" calcext:value-type="string">
            <text:p>11</text:p>
          </table:table-cell>
          <table:table-cell table:formula="of:=MID([.G142];FIND(&quot;DE&quot;;UPPER([.G142]))+3;999)" office:value-type="string" office:string-value="SEPTIEMBRE" calcext:value-type="string">
            <text:p>SEPTIEMBRE</text:p>
          </table:table-cell>
          <table:table-cell table:formula="of:=VLOOKUP([.I142];[.$P$4:.$Q$15];2;0)" office:value-type="float" office:value="9" calcext:value-type="float">
            <text:p>9</text:p>
          </table:table-cell>
          <table:table-cell table:formula="of:=DATE(2020;[.J142];[.H142])" office:value-type="date" office:date-value="2020-09-11" calcext:value-type="date">
            <text:p>1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IO, EL</text:p>
          </table:table-cell>
          <table:table-cell office:value-type="string" calcext:value-type="string">
            <text:p>4 DE MAYO</text:p>
          </table:table-cell>
          <table:table-cell table:formula="of:=LEFT([.B143];FIND(&quot;DE&quot;;UPPER([.B143]))-2)" office:value-type="string" office:string-value="4" calcext:value-type="string">
            <text:p>4</text:p>
          </table:table-cell>
          <table:table-cell table:formula="of:=MID([.B143];FIND(&quot;DE&quot;;UPPER([.B143]))+3;999)" office:value-type="string" office:string-value="MAYO" calcext:value-type="string">
            <text:p>MAYO</text:p>
          </table:table-cell>
          <table:table-cell table:formula="of:=VLOOKUP([.D143];[.$P$4:.$Q$15];2;0)" office:value-type="float" office:value="5" calcext:value-type="float">
            <text:p>5</text:p>
          </table:table-cell>
          <table:table-cell table:formula="of:=DATE(2020;[.E143];[.C143])" office:value-type="date" office:date-value="2020-05-04" calcext:value-type="date">
            <text:p>4 de mayo</text:p>
          </table:table-cell>
          <table:table-cell office:value-type="string" calcext:value-type="string">
            <text:p>18 DE SEPTIEMBRE</text:p>
          </table:table-cell>
          <table:table-cell table:formula="of:=LEFT([.G143];FIND(&quot;DE&quot;;UPPER([.G143]))-2)" office:value-type="string" office:string-value="18" calcext:value-type="string">
            <text:p>18</text:p>
          </table:table-cell>
          <table:table-cell table:formula="of:=MID([.G143];FIND(&quot;DE&quot;;UPPER([.G143]))+3;999)" office:value-type="string" office:string-value="SEPTIEMBRE" calcext:value-type="string">
            <text:p>SEPTIEMBRE</text:p>
          </table:table-cell>
          <table:table-cell table:formula="of:=VLOOKUP([.I143];[.$P$4:.$Q$15];2;0)" office:value-type="float" office:value="9" calcext:value-type="float">
            <text:p>9</text:p>
          </table:table-cell>
          <table:table-cell table:formula="of:=DATE(2020;[.J143];[.H143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QUISTA</text:p>
          </table:table-cell>
          <table:table-cell office:value-type="string" calcext:value-type="string">
            <text:p>8 DE MAYO</text:p>
          </table:table-cell>
          <table:table-cell table:formula="of:=LEFT([.B144];FIND(&quot;DE&quot;;UPPER([.B144]))-2)" office:value-type="string" office:string-value="8" calcext:value-type="string">
            <text:p>8</text:p>
          </table:table-cell>
          <table:table-cell table:formula="of:=MID([.B144];FIND(&quot;DE&quot;;UPPER([.B144]))+3;999)" office:value-type="string" office:string-value="MAYO" calcext:value-type="string">
            <text:p>MAYO</text:p>
          </table:table-cell>
          <table:table-cell table:formula="of:=VLOOKUP([.D144];[.$P$4:.$Q$15];2;0)" office:value-type="float" office:value="5" calcext:value-type="float">
            <text:p>5</text:p>
          </table:table-cell>
          <table:table-cell table:formula="of:=DATE(2020;[.E144];[.C144])" office:value-type="date" office:date-value="2020-05-08" calcext:value-type="date">
            <text:p>8 de mayo</text:p>
          </table:table-cell>
          <table:table-cell office:value-type="string" calcext:value-type="string">
            <text:p>24 DE JULIO</text:p>
          </table:table-cell>
          <table:table-cell table:formula="of:=LEFT([.G144];FIND(&quot;DE&quot;;UPPER([.G144]))-2)" office:value-type="string" office:string-value="24" calcext:value-type="string">
            <text:p>24</text:p>
          </table:table-cell>
          <table:table-cell table:formula="of:=MID([.G144];FIND(&quot;DE&quot;;UPPER([.G144]))+3;999)" office:value-type="string" office:string-value="JULIO" calcext:value-type="string">
            <text:p>JULIO</text:p>
          </table:table-cell>
          <table:table-cell table:formula="of:=VLOOKUP([.I144];[.$P$4:.$Q$15];2;0)" office:value-type="float" office:value="7" calcext:value-type="float">
            <text:p>7</text:p>
          </table:table-cell>
          <table:table-cell table:formula="of:=DATE(2020;[.J144];[.H144])" office:value-type="date" office:date-value="2020-07-24" calcext:value-type="date">
            <text:p>24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ÓRDOBA</text:p>
          </table:table-cell>
          <table:table-cell office:value-type="string" calcext:value-type="string">
            <text:p>8 DE SEPTIEMBRE</text:p>
          </table:table-cell>
          <table:table-cell table:formula="of:=LEFT([.B145];FIND(&quot;DE&quot;;UPPER([.B145]))-2)" office:value-type="string" office:string-value="8" calcext:value-type="string">
            <text:p>8</text:p>
          </table:table-cell>
          <table:table-cell table:formula="of:=MID([.B145];FIND(&quot;DE&quot;;UPPER([.B145]))+3;999)" office:value-type="string" office:string-value="SEPTIEMBRE" calcext:value-type="string">
            <text:p>SEPTIEMBRE</text:p>
          </table:table-cell>
          <table:table-cell table:formula="of:=VLOOKUP([.D145];[.$P$4:.$Q$15];2;0)" office:value-type="float" office:value="9" calcext:value-type="float">
            <text:p>9</text:p>
          </table:table-cell>
          <table:table-cell table:formula="of:=DATE(2020;[.E145];[.C145])" office:value-type="date" office:date-value="2020-09-08" calcext:value-type="date">
            <text:p>8 de septiembre</text:p>
          </table:table-cell>
          <table:table-cell office:value-type="string" calcext:value-type="string">
            <text:p>24 DE OCTUBRE</text:p>
          </table:table-cell>
          <table:table-cell table:formula="of:=LEFT([.G145];FIND(&quot;DE&quot;;UPPER([.G145]))-2)" office:value-type="string" office:string-value="24" calcext:value-type="string">
            <text:p>24</text:p>
          </table:table-cell>
          <table:table-cell table:formula="of:=MID([.G145];FIND(&quot;DE&quot;;UPPER([.G145]))+3;999)" office:value-type="string" office:string-value="OCTUBRE" calcext:value-type="string">
            <text:p>OCTUBRE</text:p>
          </table:table-cell>
          <table:table-cell table:formula="of:=VLOOKUP([.I145];[.$P$4:.$Q$15];2;0)" office:value-type="float" office:value="10" calcext:value-type="float">
            <text:p>10</text:p>
          </table:table-cell>
          <table:table-cell table:formula="of:=DATE(2020;[.J145];[.H145])" office:value-type="date" office:date-value="2020-10-24" calcext:value-type="date">
            <text:p>24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ÑA MENCÍA</text:p>
          </table:table-cell>
          <table:table-cell office:value-type="string" calcext:value-type="string">
            <text:p>30 DE ABRIL</text:p>
          </table:table-cell>
          <table:table-cell table:formula="of:=LEFT([.B146];FIND(&quot;DE&quot;;UPPER([.B146]))-2)" office:value-type="string" office:string-value="30" calcext:value-type="string">
            <text:p>30</text:p>
          </table:table-cell>
          <table:table-cell table:formula="of:=MID([.B146];FIND(&quot;DE&quot;;UPPER([.B146]))+3;999)" office:value-type="string" office:string-value="ABRIL" calcext:value-type="string">
            <text:p>ABRIL</text:p>
          </table:table-cell>
          <table:table-cell table:formula="of:=VLOOKUP([.D146];[.$P$4:.$Q$15];2;0)" office:value-type="float" office:value="4" calcext:value-type="float">
            <text:p>4</text:p>
          </table:table-cell>
          <table:table-cell table:formula="of:=DATE(2020;[.E146];[.C146])" office:value-type="date" office:date-value="2020-04-30" calcext:value-type="date">
            <text:p>30 de abril</text:p>
          </table:table-cell>
          <table:table-cell office:value-type="string" calcext:value-type="string">
            <text:p>14 DE SEPTIEMBRE</text:p>
          </table:table-cell>
          <table:table-cell table:formula="of:=LEFT([.G146];FIND(&quot;DE&quot;;UPPER([.G146]))-2)" office:value-type="string" office:string-value="14" calcext:value-type="string">
            <text:p>14</text:p>
          </table:table-cell>
          <table:table-cell table:formula="of:=MID([.G146];FIND(&quot;DE&quot;;UPPER([.G146]))+3;999)" office:value-type="string" office:string-value="SEPTIEMBRE" calcext:value-type="string">
            <text:p>SEPTIEMBRE</text:p>
          </table:table-cell>
          <table:table-cell table:formula="of:=VLOOKUP([.I146];[.$P$4:.$Q$15];2;0)" office:value-type="float" office:value="9" calcext:value-type="float">
            <text:p>9</text:p>
          </table:table-cell>
          <table:table-cell table:formula="of:=DATE(2020;[.J146];[.H146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S TORRES</text:p>
          </table:table-cell>
          <table:table-cell office:value-type="string" calcext:value-type="string">
            <text:p>13 DE ABRIL</text:p>
          </table:table-cell>
          <table:table-cell table:formula="of:=LEFT([.B147];FIND(&quot;DE&quot;;UPPER([.B147]))-2)" office:value-type="string" office:string-value="13" calcext:value-type="string">
            <text:p>13</text:p>
          </table:table-cell>
          <table:table-cell table:formula="of:=MID([.B147];FIND(&quot;DE&quot;;UPPER([.B147]))+3;999)" office:value-type="string" office:string-value="ABRIL" calcext:value-type="string">
            <text:p>ABRIL</text:p>
          </table:table-cell>
          <table:table-cell table:formula="of:=VLOOKUP([.D147];[.$P$4:.$Q$15];2;0)" office:value-type="float" office:value="4" calcext:value-type="float">
            <text:p>4</text:p>
          </table:table-cell>
          <table:table-cell table:formula="of:=DATE(2020;[.E147];[.C147])" office:value-type="date" office:date-value="2020-04-13" calcext:value-type="date">
            <text:p>13 de abril</text:p>
          </table:table-cell>
          <table:table-cell office:value-type="string" calcext:value-type="string">
            <text:p>4 DE MAYO</text:p>
          </table:table-cell>
          <table:table-cell table:formula="of:=LEFT([.G147];FIND(&quot;DE&quot;;UPPER([.G147]))-2)" office:value-type="string" office:string-value="4" calcext:value-type="string">
            <text:p>4</text:p>
          </table:table-cell>
          <table:table-cell table:formula="of:=MID([.G147];FIND(&quot;DE&quot;;UPPER([.G147]))+3;999)" office:value-type="string" office:string-value="MAYO" calcext:value-type="string">
            <text:p>MAYO</text:p>
          </table:table-cell>
          <table:table-cell table:formula="of:=VLOOKUP([.I147];[.$P$4:.$Q$15];2;0)" office:value-type="float" office:value="5" calcext:value-type="float">
            <text:p>5</text:p>
          </table:table-cell>
          <table:table-cell table:formula="of:=DATE(2020;[.J147];[.H147])" office:value-type="date" office:date-value="2020-05-04" calcext:value-type="date">
            <text:p>4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CINAS REALES</text:p>
          </table:table-cell>
          <table:table-cell office:value-type="string" calcext:value-type="string">
            <text:p>24 DE ABRIL</text:p>
          </table:table-cell>
          <table:table-cell table:formula="of:=LEFT([.B148];FIND(&quot;DE&quot;;UPPER([.B148]))-2)" office:value-type="string" office:string-value="24" calcext:value-type="string">
            <text:p>24</text:p>
          </table:table-cell>
          <table:table-cell table:formula="of:=MID([.B148];FIND(&quot;DE&quot;;UPPER([.B148]))+3;999)" office:value-type="string" office:string-value="ABRIL" calcext:value-type="string">
            <text:p>ABRIL</text:p>
          </table:table-cell>
          <table:table-cell table:formula="of:=VLOOKUP([.D148];[.$P$4:.$Q$15];2;0)" office:value-type="float" office:value="4" calcext:value-type="float">
            <text:p>4</text:p>
          </table:table-cell>
          <table:table-cell table:formula="of:=DATE(2020;[.E148];[.C148])" office:value-type="date" office:date-value="2020-04-24" calcext:value-type="date">
            <text:p>24 de abril</text:p>
          </table:table-cell>
          <table:table-cell office:value-type="string" calcext:value-type="string">
            <text:p>28 DE SEPTIEMBRE</text:p>
          </table:table-cell>
          <table:table-cell table:formula="of:=LEFT([.G148];FIND(&quot;DE&quot;;UPPER([.G148]))-2)" office:value-type="string" office:string-value="28" calcext:value-type="string">
            <text:p>28</text:p>
          </table:table-cell>
          <table:table-cell table:formula="of:=MID([.G148];FIND(&quot;DE&quot;;UPPER([.G148]))+3;999)" office:value-type="string" office:string-value="SEPTIEMBRE" calcext:value-type="string">
            <text:p>SEPTIEMBRE</text:p>
          </table:table-cell>
          <table:table-cell table:formula="of:=VLOOKUP([.I148];[.$P$4:.$Q$15];2;0)" office:value-type="float" office:value="9" calcext:value-type="float">
            <text:p>9</text:p>
          </table:table-cell>
          <table:table-cell table:formula="of:=DATE(2020;[.J148];[.H148])" office:value-type="date" office:date-value="2020-09-28" calcext:value-type="date">
            <text:p>2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EJO</text:p>
          </table:table-cell>
          <table:table-cell office:value-type="string" calcext:value-type="string">
            <text:p>24 DE AGOSTO</text:p>
          </table:table-cell>
          <table:table-cell table:formula="of:=LEFT([.B149];FIND(&quot;DE&quot;;UPPER([.B149]))-2)" office:value-type="string" office:string-value="24" calcext:value-type="string">
            <text:p>24</text:p>
          </table:table-cell>
          <table:table-cell table:formula="of:=MID([.B149];FIND(&quot;DE&quot;;UPPER([.B149]))+3;999)" office:value-type="string" office:string-value="AGOSTO" calcext:value-type="string">
            <text:p>AGOSTO</text:p>
          </table:table-cell>
          <table:table-cell table:formula="of:=VLOOKUP([.D149];[.$P$4:.$Q$15];2;0)" office:value-type="float" office:value="8" calcext:value-type="float">
            <text:p>8</text:p>
          </table:table-cell>
          <table:table-cell table:formula="of:=DATE(2020;[.E149];[.C149])" office:value-type="date" office:date-value="2020-08-24" calcext:value-type="date">
            <text:p>24 de agosto</text:p>
          </table:table-cell>
          <table:table-cell office:value-type="string" calcext:value-type="string">
            <text:p>8 DE SEPTIEMBRE</text:p>
          </table:table-cell>
          <table:table-cell table:formula="of:=LEFT([.G149];FIND(&quot;DE&quot;;UPPER([.G149]))-2)" office:value-type="string" office:string-value="8" calcext:value-type="string">
            <text:p>8</text:p>
          </table:table-cell>
          <table:table-cell table:formula="of:=MID([.G149];FIND(&quot;DE&quot;;UPPER([.G149]))+3;999)" office:value-type="string" office:string-value="SEPTIEMBRE" calcext:value-type="string">
            <text:p>SEPTIEMBRE</text:p>
          </table:table-cell>
          <table:table-cell table:formula="of:=VLOOKUP([.I149];[.$P$4:.$Q$15];2;0)" office:value-type="float" office:value="9" calcext:value-type="float">
            <text:p>9</text:p>
          </table:table-cell>
          <table:table-cell table:formula="of:=DATE(2020;[.J149];[.H14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IEL</text:p>
          </table:table-cell>
          <table:table-cell office:value-type="string" calcext:value-type="string">
            <text:p>27 DE ABRIL</text:p>
          </table:table-cell>
          <table:table-cell table:formula="of:=LEFT([.B150];FIND(&quot;DE&quot;;UPPER([.B150]))-2)" office:value-type="string" office:string-value="27" calcext:value-type="string">
            <text:p>27</text:p>
          </table:table-cell>
          <table:table-cell table:formula="of:=MID([.B150];FIND(&quot;DE&quot;;UPPER([.B150]))+3;999)" office:value-type="string" office:string-value="ABRIL" calcext:value-type="string">
            <text:p>ABRIL</text:p>
          </table:table-cell>
          <table:table-cell table:formula="of:=VLOOKUP([.D150];[.$P$4:.$Q$15];2;0)" office:value-type="float" office:value="4" calcext:value-type="float">
            <text:p>4</text:p>
          </table:table-cell>
          <table:table-cell table:formula="of:=DATE(2020;[.E150];[.C150])" office:value-type="date" office:date-value="2020-04-27" calcext:value-type="date">
            <text:p>27 de abril</text:p>
          </table:table-cell>
          <table:table-cell office:value-type="string" calcext:value-type="string">
            <text:p>7 DE AGOSTO</text:p>
          </table:table-cell>
          <table:table-cell table:formula="of:=LEFT([.G150];FIND(&quot;DE&quot;;UPPER([.G150]))-2)" office:value-type="string" office:string-value="7" calcext:value-type="string">
            <text:p>7</text:p>
          </table:table-cell>
          <table:table-cell table:formula="of:=MID([.G150];FIND(&quot;DE&quot;;UPPER([.G150]))+3;999)" office:value-type="string" office:string-value="AGOSTO" calcext:value-type="string">
            <text:p>AGOSTO</text:p>
          </table:table-cell>
          <table:table-cell table:formula="of:=VLOOKUP([.I150];[.$P$4:.$Q$15];2;0)" office:value-type="float" office:value="8" calcext:value-type="float">
            <text:p>8</text:p>
          </table:table-cell>
          <table:table-cell table:formula="of:=DATE(2020;[.J150];[.H150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 CARRETEROS</text:p>
          </table:table-cell>
          <table:table-cell office:value-type="string" calcext:value-type="string">
            <text:p>2 DE OCTUBRE</text:p>
          </table:table-cell>
          <table:table-cell table:formula="of:=LEFT([.B151];FIND(&quot;DE&quot;;UPPER([.B151]))-2)" office:value-type="string" office:string-value="2" calcext:value-type="string">
            <text:p>2</text:p>
          </table:table-cell>
          <table:table-cell table:formula="of:=MID([.B151];FIND(&quot;DE&quot;;UPPER([.B151]))+3;999)" office:value-type="string" office:string-value="OCTUBRE" calcext:value-type="string">
            <text:p>OCTUBRE</text:p>
          </table:table-cell>
          <table:table-cell table:formula="of:=VLOOKUP([.D151];[.$P$4:.$Q$15];2;0)" office:value-type="float" office:value="10" calcext:value-type="float">
            <text:p>10</text:p>
          </table:table-cell>
          <table:table-cell table:formula="of:=DATE(2020;[.E151];[.C151])" office:value-type="date" office:date-value="2020-10-02" calcext:value-type="date">
            <text:p>2 de octubre</text:p>
          </table:table-cell>
          <table:table-cell office:value-type="string" calcext:value-type="string">
            <text:p>28 DE DICIEMBRE</text:p>
          </table:table-cell>
          <table:table-cell table:formula="of:=LEFT([.G151];FIND(&quot;DE&quot;;UPPER([.G151]))-2)" office:value-type="string" office:string-value="28" calcext:value-type="string">
            <text:p>28</text:p>
          </table:table-cell>
          <table:table-cell table:formula="of:=MID([.G151];FIND(&quot;DE&quot;;UPPER([.G151]))+3;999)" office:value-type="string" office:string-value="DICIEMBRE" calcext:value-type="string">
            <text:p>DICIEMBRE</text:p>
          </table:table-cell>
          <table:table-cell table:formula="of:=VLOOKUP([.I151];[.$P$4:.$Q$15];2;0)" office:value-type="float" office:value="12" calcext:value-type="float">
            <text:p>12</text:p>
          </table:table-cell>
          <table:table-cell table:formula="of:=DATE(2020;[.J151];[.H151])" office:value-type="date" office:date-value="2020-12-28" calcext:value-type="date">
            <text:p>28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 LA LANCHA</text:p>
          </table:table-cell>
          <table:table-cell office:value-type="string" calcext:value-type="string">
            <text:p>4 DE MAYO</text:p>
          </table:table-cell>
          <table:table-cell table:formula="of:=LEFT([.B152];FIND(&quot;DE&quot;;UPPER([.B152]))-2)" office:value-type="string" office:string-value="4" calcext:value-type="string">
            <text:p>4</text:p>
          </table:table-cell>
          <table:table-cell table:formula="of:=MID([.B152];FIND(&quot;DE&quot;;UPPER([.B152]))+3;999)" office:value-type="string" office:string-value="MAYO" calcext:value-type="string">
            <text:p>MAYO</text:p>
          </table:table-cell>
          <table:table-cell table:formula="of:=VLOOKUP([.D152];[.$P$4:.$Q$15];2;0)" office:value-type="float" office:value="5" calcext:value-type="float">
            <text:p>5</text:p>
          </table:table-cell>
          <table:table-cell table:formula="of:=DATE(2020;[.E152];[.C152])" office:value-type="date" office:date-value="2020-05-04" calcext:value-type="date">
            <text:p>4 de mayo</text:p>
          </table:table-cell>
          <table:table-cell office:value-type="string" calcext:value-type="string">
            <text:p>3 DE AGOSTO</text:p>
          </table:table-cell>
          <table:table-cell table:formula="of:=LEFT([.G152];FIND(&quot;DE&quot;;UPPER([.G152]))-2)" office:value-type="string" office:string-value="3" calcext:value-type="string">
            <text:p>3</text:p>
          </table:table-cell>
          <table:table-cell table:formula="of:=MID([.G152];FIND(&quot;DE&quot;;UPPER([.G152]))+3;999)" office:value-type="string" office:string-value="AGOSTO" calcext:value-type="string">
            <text:p>AGOSTO</text:p>
          </table:table-cell>
          <table:table-cell table:formula="of:=VLOOKUP([.I152];[.$P$4:.$Q$15];2;0)" office:value-type="float" office:value="8" calcext:value-type="float">
            <text:p>8</text:p>
          </table:table-cell>
          <table:table-cell table:formula="of:=DATE(2020;[.J152];[.H152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 OBEJUNA</text:p>
          </table:table-cell>
          <table:table-cell office:value-type="string" calcext:value-type="string">
            <text:p>20 DE ENERO</text:p>
          </table:table-cell>
          <table:table-cell table:formula="of:=LEFT([.B153];FIND(&quot;DE&quot;;UPPER([.B153]))-2)" office:value-type="string" office:string-value="20" calcext:value-type="string">
            <text:p>20</text:p>
          </table:table-cell>
          <table:table-cell table:formula="of:=MID([.B153];FIND(&quot;DE&quot;;UPPER([.B153]))+3;999)" office:value-type="string" office:string-value="ENERO" calcext:value-type="string">
            <text:p>ENERO</text:p>
          </table:table-cell>
          <table:table-cell table:formula="of:=VLOOKUP([.D153];[.$P$4:.$Q$15];2;0)" office:value-type="float" office:value="1" calcext:value-type="float">
            <text:p>1</text:p>
          </table:table-cell>
          <table:table-cell table:formula="of:=DATE(2020;[.E153];[.C153])" office:value-type="date" office:date-value="2020-01-20" calcext:value-type="date">
            <text:p>20 de enero</text:p>
          </table:table-cell>
          <table:table-cell office:value-type="string" calcext:value-type="string">
            <text:p>7 DE AGOSTO</text:p>
          </table:table-cell>
          <table:table-cell table:formula="of:=LEFT([.G153];FIND(&quot;DE&quot;;UPPER([.G153]))-2)" office:value-type="string" office:string-value="7" calcext:value-type="string">
            <text:p>7</text:p>
          </table:table-cell>
          <table:table-cell table:formula="of:=MID([.G153];FIND(&quot;DE&quot;;UPPER([.G153]))+3;999)" office:value-type="string" office:string-value="AGOSTO" calcext:value-type="string">
            <text:p>AGOSTO</text:p>
          </table:table-cell>
          <table:table-cell table:formula="of:=VLOOKUP([.I153];[.$P$4:.$Q$15];2;0)" office:value-type="float" office:value="8" calcext:value-type="float">
            <text:p>8</text:p>
          </table:table-cell>
          <table:table-cell table:formula="of:=DATE(2020;[.J153];[.H153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 PALMERA</text:p>
          </table:table-cell>
          <table:table-cell office:value-type="string" calcext:value-type="string">
            <text:p>6 DE JULIO</text:p>
          </table:table-cell>
          <table:table-cell table:formula="of:=LEFT([.B154];FIND(&quot;DE&quot;;UPPER([.B154]))-2)" office:value-type="string" office:string-value="6" calcext:value-type="string">
            <text:p>6</text:p>
          </table:table-cell>
          <table:table-cell table:formula="of:=MID([.B154];FIND(&quot;DE&quot;;UPPER([.B154]))+3;999)" office:value-type="string" office:string-value="JULIO" calcext:value-type="string">
            <text:p>JULIO</text:p>
          </table:table-cell>
          <table:table-cell table:formula="of:=VLOOKUP([.D154];[.$P$4:.$Q$15];2;0)" office:value-type="float" office:value="7" calcext:value-type="float">
            <text:p>7</text:p>
          </table:table-cell>
          <table:table-cell table:formula="of:=DATE(2020;[.E154];[.C154])" office:value-type="date" office:date-value="2020-07-06" calcext:value-type="date">
            <text:p>6 de julio</text:p>
          </table:table-cell>
          <table:table-cell office:value-type="string" calcext:value-type="string">
            <text:p>21 DE AGOSTO</text:p>
          </table:table-cell>
          <table:table-cell table:formula="of:=LEFT([.G154];FIND(&quot;DE&quot;;UPPER([.G154]))-2)" office:value-type="string" office:string-value="21" calcext:value-type="string">
            <text:p>21</text:p>
          </table:table-cell>
          <table:table-cell table:formula="of:=MID([.G154];FIND(&quot;DE&quot;;UPPER([.G154]))+3;999)" office:value-type="string" office:string-value="AGOSTO" calcext:value-type="string">
            <text:p>AGOSTO</text:p>
          </table:table-cell>
          <table:table-cell table:formula="of:=VLOOKUP([.I154];[.$P$4:.$Q$15];2;0)" office:value-type="float" office:value="8" calcext:value-type="float">
            <text:p>8</text:p>
          </table:table-cell>
          <table:table-cell table:formula="of:=DATE(2020;[.J154];[.H154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-TÓJAR</text:p>
          </table:table-cell>
          <table:table-cell office:value-type="string" calcext:value-type="string">
            <text:p>15 DE MAYO</text:p>
          </table:table-cell>
          <table:table-cell table:formula="of:=LEFT([.B155];FIND(&quot;DE&quot;;UPPER([.B155]))-2)" office:value-type="string" office:string-value="15" calcext:value-type="string">
            <text:p>15</text:p>
          </table:table-cell>
          <table:table-cell table:formula="of:=MID([.B155];FIND(&quot;DE&quot;;UPPER([.B155]))+3;999)" office:value-type="string" office:string-value="MAYO" calcext:value-type="string">
            <text:p>MAYO</text:p>
          </table:table-cell>
          <table:table-cell table:formula="of:=VLOOKUP([.D155];[.$P$4:.$Q$15];2;0)" office:value-type="float" office:value="5" calcext:value-type="float">
            <text:p>5</text:p>
          </table:table-cell>
          <table:table-cell table:formula="of:=DATE(2020;[.E155];[.C155])" office:value-type="date" office:date-value="2020-05-15" calcext:value-type="date">
            <text:p>15 de mayo</text:p>
          </table:table-cell>
          <table:table-cell office:value-type="string" calcext:value-type="string">
            <text:p>7 DE OCTUBRE</text:p>
          </table:table-cell>
          <table:table-cell table:formula="of:=LEFT([.G155];FIND(&quot;DE&quot;;UPPER([.G155]))-2)" office:value-type="string" office:string-value="7" calcext:value-type="string">
            <text:p>7</text:p>
          </table:table-cell>
          <table:table-cell table:formula="of:=MID([.G155];FIND(&quot;DE&quot;;UPPER([.G155]))+3;999)" office:value-type="string" office:string-value="OCTUBRE" calcext:value-type="string">
            <text:p>OCTUBRE</text:p>
          </table:table-cell>
          <table:table-cell table:formula="of:=VLOOKUP([.I155];[.$P$4:.$Q$15];2;0)" office:value-type="float" office:value="10" calcext:value-type="float">
            <text:p>10</text:p>
          </table:table-cell>
          <table:table-cell table:formula="of:=DATE(2020;[.J155];[.H155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JUELA, LA</text:p>
          </table:table-cell>
          <table:table-cell office:value-type="string" calcext:value-type="string">
            <text:p>15 DE MAYO</text:p>
          </table:table-cell>
          <table:table-cell table:formula="of:=LEFT([.B156];FIND(&quot;DE&quot;;UPPER([.B156]))-2)" office:value-type="string" office:string-value="15" calcext:value-type="string">
            <text:p>15</text:p>
          </table:table-cell>
          <table:table-cell table:formula="of:=MID([.B156];FIND(&quot;DE&quot;;UPPER([.B156]))+3;999)" office:value-type="string" office:string-value="MAYO" calcext:value-type="string">
            <text:p>MAYO</text:p>
          </table:table-cell>
          <table:table-cell table:formula="of:=VLOOKUP([.D156];[.$P$4:.$Q$15];2;0)" office:value-type="float" office:value="5" calcext:value-type="float">
            <text:p>5</text:p>
          </table:table-cell>
          <table:table-cell table:formula="of:=DATE(2020;[.E156];[.C156])" office:value-type="date" office:date-value="2020-05-15" calcext:value-type="date">
            <text:p>15 de mayo</text:p>
          </table:table-cell>
          <table:table-cell office:value-type="string" calcext:value-type="string">
            <text:p>2 DE SEPTIEMBRE</text:p>
          </table:table-cell>
          <table:table-cell table:formula="of:=LEFT([.G156];FIND(&quot;DE&quot;;UPPER([.G156]))-2)" office:value-type="string" office:string-value="2" calcext:value-type="string">
            <text:p>2</text:p>
          </table:table-cell>
          <table:table-cell table:formula="of:=MID([.G156];FIND(&quot;DE&quot;;UPPER([.G156]))+3;999)" office:value-type="string" office:string-value="SEPTIEMBRE" calcext:value-type="string">
            <text:p>SEPTIEMBRE</text:p>
          </table:table-cell>
          <table:table-cell table:formula="of:=VLOOKUP([.I156];[.$P$4:.$Q$15];2;0)" office:value-type="float" office:value="9" calcext:value-type="float">
            <text:p>9</text:p>
          </table:table-cell>
          <table:table-cell table:formula="of:=DATE(2020;[.J156];[.H156])" office:value-type="date" office:date-value="2020-09-02" calcext:value-type="date">
            <text:p>2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JO, EL</text:p>
          </table:table-cell>
          <table:table-cell office:value-type="string" calcext:value-type="string">
            <text:p>13 DE ABRIL</text:p>
          </table:table-cell>
          <table:table-cell table:formula="of:=LEFT([.B157];FIND(&quot;DE&quot;;UPPER([.B157]))-2)" office:value-type="string" office:string-value="13" calcext:value-type="string">
            <text:p>13</text:p>
          </table:table-cell>
          <table:table-cell table:formula="of:=MID([.B157];FIND(&quot;DE&quot;;UPPER([.B157]))+3;999)" office:value-type="string" office:string-value="ABRIL" calcext:value-type="string">
            <text:p>ABRIL</text:p>
          </table:table-cell>
          <table:table-cell table:formula="of:=VLOOKUP([.D157];[.$P$4:.$Q$15];2;0)" office:value-type="float" office:value="4" calcext:value-type="float">
            <text:p>4</text:p>
          </table:table-cell>
          <table:table-cell table:formula="of:=DATE(2020;[.E157];[.C157])" office:value-type="date" office:date-value="2020-04-13" calcext:value-type="date">
            <text:p>13 de abril</text:p>
          </table:table-cell>
          <table:table-cell office:value-type="string" calcext:value-type="string">
            <text:p>27 DE JULIO</text:p>
          </table:table-cell>
          <table:table-cell table:formula="of:=LEFT([.G157];FIND(&quot;DE&quot;;UPPER([.G157]))-2)" office:value-type="string" office:string-value="27" calcext:value-type="string">
            <text:p>27</text:p>
          </table:table-cell>
          <table:table-cell table:formula="of:=MID([.G157];FIND(&quot;DE&quot;;UPPER([.G157]))+3;999)" office:value-type="string" office:string-value="JULIO" calcext:value-type="string">
            <text:p>JULIO</text:p>
          </table:table-cell>
          <table:table-cell table:formula="of:=VLOOKUP([.I157];[.$P$4:.$Q$15];2;0)" office:value-type="float" office:value="7" calcext:value-type="float">
            <text:p>7</text:p>
          </table:table-cell>
          <table:table-cell table:formula="of:=DATE(2020;[.J157];[.H157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OJOSA DEL DUQUE</text:p>
          </table:table-cell>
          <table:table-cell office:value-type="string" calcext:value-type="string">
            <text:p>27 DE ABRIL</text:p>
          </table:table-cell>
          <table:table-cell table:formula="of:=LEFT([.B158];FIND(&quot;DE&quot;;UPPER([.B158]))-2)" office:value-type="string" office:string-value="27" calcext:value-type="string">
            <text:p>27</text:p>
          </table:table-cell>
          <table:table-cell table:formula="of:=MID([.B158];FIND(&quot;DE&quot;;UPPER([.B158]))+3;999)" office:value-type="string" office:string-value="ABRIL" calcext:value-type="string">
            <text:p>ABRIL</text:p>
          </table:table-cell>
          <table:table-cell table:formula="of:=VLOOKUP([.D158];[.$P$4:.$Q$15];2;0)" office:value-type="float" office:value="4" calcext:value-type="float">
            <text:p>4</text:p>
          </table:table-cell>
          <table:table-cell table:formula="of:=DATE(2020;[.E158];[.C158])" office:value-type="date" office:date-value="2020-04-27" calcext:value-type="date">
            <text:p>27 de abril</text:p>
          </table:table-cell>
          <table:table-cell office:value-type="string" calcext:value-type="string">
            <text:p>16 DE JULIO</text:p>
          </table:table-cell>
          <table:table-cell table:formula="of:=LEFT([.G158];FIND(&quot;DE&quot;;UPPER([.G158]))-2)" office:value-type="string" office:string-value="16" calcext:value-type="string">
            <text:p>16</text:p>
          </table:table-cell>
          <table:table-cell table:formula="of:=MID([.G158];FIND(&quot;DE&quot;;UPPER([.G158]))+3;999)" office:value-type="string" office:string-value="JULIO" calcext:value-type="string">
            <text:p>JULIO</text:p>
          </table:table-cell>
          <table:table-cell table:formula="of:=VLOOKUP([.I158];[.$P$4:.$Q$15];2;0)" office:value-type="float" office:value="7" calcext:value-type="float">
            <text:p>7</text:p>
          </table:table-cell>
          <table:table-cell table:formula="of:=DATE(2020;[.J158];[.H158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NACHUELOS</text:p>
          </table:table-cell>
          <table:table-cell office:value-type="string" calcext:value-type="string">
            <text:p>11 DE JULIO</text:p>
          </table:table-cell>
          <table:table-cell table:formula="of:=LEFT([.B159];FIND(&quot;DE&quot;;UPPER([.B159]))-2)" office:value-type="string" office:string-value="11" calcext:value-type="string">
            <text:p>11</text:p>
          </table:table-cell>
          <table:table-cell table:formula="of:=MID([.B159];FIND(&quot;DE&quot;;UPPER([.B159]))+3;999)" office:value-type="string" office:string-value="JULIO" calcext:value-type="string">
            <text:p>JULIO</text:p>
          </table:table-cell>
          <table:table-cell table:formula="of:=VLOOKUP([.D159];[.$P$4:.$Q$15];2;0)" office:value-type="float" office:value="7" calcext:value-type="float">
            <text:p>7</text:p>
          </table:table-cell>
          <table:table-cell table:formula="of:=DATE(2020;[.E159];[.C159])" office:value-type="date" office:date-value="2020-07-11" calcext:value-type="date">
            <text:p>11 de julio</text:p>
          </table:table-cell>
          <table:table-cell office:value-type="string" calcext:value-type="string">
            <text:p>3 DE AGOSTO</text:p>
          </table:table-cell>
          <table:table-cell table:formula="of:=LEFT([.G159];FIND(&quot;DE&quot;;UPPER([.G159]))-2)" office:value-type="string" office:string-value="3" calcext:value-type="string">
            <text:p>3</text:p>
          </table:table-cell>
          <table:table-cell table:formula="of:=MID([.G159];FIND(&quot;DE&quot;;UPPER([.G159]))+3;999)" office:value-type="string" office:string-value="AGOSTO" calcext:value-type="string">
            <text:p>AGOSTO</text:p>
          </table:table-cell>
          <table:table-cell table:formula="of:=VLOOKUP([.I159];[.$P$4:.$Q$15];2;0)" office:value-type="float" office:value="8" calcext:value-type="float">
            <text:p>8</text:p>
          </table:table-cell>
          <table:table-cell table:formula="of:=DATE(2020;[.J159];[.H159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NÁJAR</text:p>
          </table:table-cell>
          <table:table-cell office:value-type="string" calcext:value-type="string">
            <text:p>24 DE ABRIL</text:p>
          </table:table-cell>
          <table:table-cell table:formula="of:=LEFT([.B160];FIND(&quot;DE&quot;;UPPER([.B160]))-2)" office:value-type="string" office:string-value="24" calcext:value-type="string">
            <text:p>24</text:p>
          </table:table-cell>
          <table:table-cell table:formula="of:=MID([.B160];FIND(&quot;DE&quot;;UPPER([.B160]))+3;999)" office:value-type="string" office:string-value="ABRIL" calcext:value-type="string">
            <text:p>ABRIL</text:p>
          </table:table-cell>
          <table:table-cell table:formula="of:=VLOOKUP([.D160];[.$P$4:.$Q$15];2;0)" office:value-type="float" office:value="4" calcext:value-type="float">
            <text:p>4</text:p>
          </table:table-cell>
          <table:table-cell table:formula="of:=DATE(2020;[.E160];[.C160])" office:value-type="date" office:date-value="2020-04-24" calcext:value-type="date">
            <text:p>24 de abril</text:p>
          </table:table-cell>
          <table:table-cell office:value-type="string" calcext:value-type="string">
            <text:p>8 DE SEPTIEMBRE</text:p>
          </table:table-cell>
          <table:table-cell table:formula="of:=LEFT([.G160];FIND(&quot;DE&quot;;UPPER([.G160]))-2)" office:value-type="string" office:string-value="8" calcext:value-type="string">
            <text:p>8</text:p>
          </table:table-cell>
          <table:table-cell table:formula="of:=MID([.G160];FIND(&quot;DE&quot;;UPPER([.G160]))+3;999)" office:value-type="string" office:string-value="SEPTIEMBRE" calcext:value-type="string">
            <text:p>SEPTIEMBRE</text:p>
          </table:table-cell>
          <table:table-cell table:formula="of:=VLOOKUP([.I160];[.$P$4:.$Q$15];2;0)" office:value-type="float" office:value="9" calcext:value-type="float">
            <text:p>9</text:p>
          </table:table-cell>
          <table:table-cell table:formula="of:=DATE(2020;[.J160];[.H16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ENA</text:p>
          </table:table-cell>
          <table:table-cell office:value-type="string" calcext:value-type="string">
            <text:p>4 DE MAYO</text:p>
          </table:table-cell>
          <table:table-cell table:formula="of:=LEFT([.B161];FIND(&quot;DE&quot;;UPPER([.B161]))-2)" office:value-type="string" office:string-value="4" calcext:value-type="string">
            <text:p>4</text:p>
          </table:table-cell>
          <table:table-cell table:formula="of:=MID([.B161];FIND(&quot;DE&quot;;UPPER([.B161]))+3;999)" office:value-type="string" office:string-value="MAYO" calcext:value-type="string">
            <text:p>MAYO</text:p>
          </table:table-cell>
          <table:table-cell table:formula="of:=VLOOKUP([.D161];[.$P$4:.$Q$15];2;0)" office:value-type="float" office:value="5" calcext:value-type="float">
            <text:p>5</text:p>
          </table:table-cell>
          <table:table-cell table:formula="of:=DATE(2020;[.E161];[.C161])" office:value-type="date" office:date-value="2020-05-04" calcext:value-type="date">
            <text:p>4 de mayo</text:p>
          </table:table-cell>
          <table:table-cell office:value-type="string" calcext:value-type="string">
            <text:p>11 DE SEPTIEMBRE</text:p>
          </table:table-cell>
          <table:table-cell table:formula="of:=LEFT([.G161];FIND(&quot;DE&quot;;UPPER([.G161]))-2)" office:value-type="string" office:string-value="11" calcext:value-type="string">
            <text:p>11</text:p>
          </table:table-cell>
          <table:table-cell table:formula="of:=MID([.G161];FIND(&quot;DE&quot;;UPPER([.G161]))+3;999)" office:value-type="string" office:string-value="SEPTIEMBRE" calcext:value-type="string">
            <text:p>SEPTIEMBRE</text:p>
          </table:table-cell>
          <table:table-cell table:formula="of:=VLOOKUP([.I161];[.$P$4:.$Q$15];2;0)" office:value-type="float" office:value="9" calcext:value-type="float">
            <text:p>9</text:p>
          </table:table-cell>
          <table:table-cell table:formula="of:=DATE(2020;[.J161];[.H161])" office:value-type="date" office:date-value="2020-09-11" calcext:value-type="date">
            <text:p>1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QUE</text:p>
          </table:table-cell>
          <table:table-cell office:value-type="string" calcext:value-type="string">
            <text:p>7 DE OCTUBRE</text:p>
          </table:table-cell>
          <table:table-cell table:formula="of:=LEFT([.B162];FIND(&quot;DE&quot;;UPPER([.B162]))-2)" office:value-type="string" office:string-value="7" calcext:value-type="string">
            <text:p>7</text:p>
          </table:table-cell>
          <table:table-cell table:formula="of:=MID([.B162];FIND(&quot;DE&quot;;UPPER([.B162]))+3;999)" office:value-type="string" office:string-value="OCTUBRE" calcext:value-type="string">
            <text:p>OCTUBRE</text:p>
          </table:table-cell>
          <table:table-cell table:formula="of:=VLOOKUP([.D162];[.$P$4:.$Q$15];2;0)" office:value-type="float" office:value="10" calcext:value-type="float">
            <text:p>10</text:p>
          </table:table-cell>
          <table:table-cell table:formula="of:=DATE(2020;[.E162];[.C162])" office:value-type="date" office:date-value="2020-10-07" calcext:value-type="date">
            <text:p>7 de octubre</text:p>
          </table:table-cell>
          <table:table-cell office:value-type="string" calcext:value-type="string">
            <text:p>16 DE OCTUBRE</text:p>
          </table:table-cell>
          <table:table-cell table:formula="of:=LEFT([.G162];FIND(&quot;DE&quot;;UPPER([.G162]))-2)" office:value-type="string" office:string-value="16" calcext:value-type="string">
            <text:p>16</text:p>
          </table:table-cell>
          <table:table-cell table:formula="of:=MID([.G162];FIND(&quot;DE&quot;;UPPER([.G162]))+3;999)" office:value-type="string" office:string-value="OCTUBRE" calcext:value-type="string">
            <text:p>OCTUBRE</text:p>
          </table:table-cell>
          <table:table-cell table:formula="of:=VLOOKUP([.I162];[.$P$4:.$Q$15];2;0)" office:value-type="float" office:value="10" calcext:value-type="float">
            <text:p>10</text:p>
          </table:table-cell>
          <table:table-cell table:formula="of:=DATE(2020;[.J162];[.H162])" office:value-type="date" office:date-value="2020-10-16" calcext:value-type="date">
            <text:p>16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ALBÁN DE CÓRDOBA</text:p>
          </table:table-cell>
          <table:table-cell office:value-type="string" calcext:value-type="string">
            <text:p>15 DE MAYO</text:p>
          </table:table-cell>
          <table:table-cell table:formula="of:=LEFT([.B163];FIND(&quot;DE&quot;;UPPER([.B163]))-2)" office:value-type="string" office:string-value="15" calcext:value-type="string">
            <text:p>15</text:p>
          </table:table-cell>
          <table:table-cell table:formula="of:=MID([.B163];FIND(&quot;DE&quot;;UPPER([.B163]))+3;999)" office:value-type="string" office:string-value="MAYO" calcext:value-type="string">
            <text:p>MAYO</text:p>
          </table:table-cell>
          <table:table-cell table:formula="of:=VLOOKUP([.D163];[.$P$4:.$Q$15];2;0)" office:value-type="float" office:value="5" calcext:value-type="float">
            <text:p>5</text:p>
          </table:table-cell>
          <table:table-cell table:formula="of:=DATE(2020;[.E163];[.C163])" office:value-type="date" office:date-value="2020-05-15" calcext:value-type="date">
            <text:p>15 de mayo</text:p>
          </table:table-cell>
          <table:table-cell office:value-type="string" calcext:value-type="string">
            <text:p>6 DE AGOSTO</text:p>
          </table:table-cell>
          <table:table-cell table:formula="of:=LEFT([.G163];FIND(&quot;DE&quot;;UPPER([.G163]))-2)" office:value-type="string" office:string-value="6" calcext:value-type="string">
            <text:p>6</text:p>
          </table:table-cell>
          <table:table-cell table:formula="of:=MID([.G163];FIND(&quot;DE&quot;;UPPER([.G163]))+3;999)" office:value-type="string" office:string-value="AGOSTO" calcext:value-type="string">
            <text:p>AGOSTO</text:p>
          </table:table-cell>
          <table:table-cell table:formula="of:=VLOOKUP([.I163];[.$P$4:.$Q$15];2;0)" office:value-type="float" office:value="8" calcext:value-type="float">
            <text:p>8</text:p>
          </table:table-cell>
          <table:table-cell table:formula="of:=DATE(2020;[.J163];[.H163])" office:value-type="date" office:date-value="2020-08-06" calcext:value-type="date">
            <text:p>6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MAYOR</text:p>
          </table:table-cell>
          <table:table-cell office:value-type="string" calcext:value-type="string">
            <text:p>15 DE MAYO</text:p>
          </table:table-cell>
          <table:table-cell table:formula="of:=LEFT([.B164];FIND(&quot;DE&quot;;UPPER([.B164]))-2)" office:value-type="string" office:string-value="15" calcext:value-type="string">
            <text:p>15</text:p>
          </table:table-cell>
          <table:table-cell table:formula="of:=MID([.B164];FIND(&quot;DE&quot;;UPPER([.B164]))+3;999)" office:value-type="string" office:string-value="MAYO" calcext:value-type="string">
            <text:p>MAYO</text:p>
          </table:table-cell>
          <table:table-cell table:formula="of:=VLOOKUP([.D164];[.$P$4:.$Q$15];2;0)" office:value-type="float" office:value="5" calcext:value-type="float">
            <text:p>5</text:p>
          </table:table-cell>
          <table:table-cell table:formula="of:=DATE(2020;[.E164];[.C164])" office:value-type="date" office:date-value="2020-05-15" calcext:value-type="date">
            <text:p>15 de mayo</text:p>
          </table:table-cell>
          <table:table-cell office:value-type="string" calcext:value-type="string">
            <text:p>22 DE JUNIO</text:p>
          </table:table-cell>
          <table:table-cell table:formula="of:=LEFT([.G164];FIND(&quot;DE&quot;;UPPER([.G164]))-2)" office:value-type="string" office:string-value="22" calcext:value-type="string">
            <text:p>22</text:p>
          </table:table-cell>
          <table:table-cell table:formula="of:=MID([.G164];FIND(&quot;DE&quot;;UPPER([.G164]))+3;999)" office:value-type="string" office:string-value="JUNIO" calcext:value-type="string">
            <text:p>JUNIO</text:p>
          </table:table-cell>
          <table:table-cell table:formula="of:=VLOOKUP([.I164];[.$P$4:.$Q$15];2;0)" office:value-type="float" office:value="6" calcext:value-type="float">
            <text:p>6</text:p>
          </table:table-cell>
          <table:table-cell table:formula="of:=DATE(2020;[.J164];[.H164])" office:value-type="date" office:date-value="2020-06-22" calcext:value-type="date">
            <text:p>22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ILLA</text:p>
          </table:table-cell>
          <table:table-cell office:value-type="string" calcext:value-type="string">
            <text:p>14 DE JULIO</text:p>
          </table:table-cell>
          <table:table-cell table:formula="of:=LEFT([.B165];FIND(&quot;DE&quot;;UPPER([.B165]))-2)" office:value-type="string" office:string-value="14" calcext:value-type="string">
            <text:p>14</text:p>
          </table:table-cell>
          <table:table-cell table:formula="of:=MID([.B165];FIND(&quot;DE&quot;;UPPER([.B165]))+3;999)" office:value-type="string" office:string-value="JULIO" calcext:value-type="string">
            <text:p>JULIO</text:p>
          </table:table-cell>
          <table:table-cell table:formula="of:=VLOOKUP([.D165];[.$P$4:.$Q$15];2;0)" office:value-type="float" office:value="7" calcext:value-type="float">
            <text:p>7</text:p>
          </table:table-cell>
          <table:table-cell table:formula="of:=DATE(2020;[.E165];[.C165])" office:value-type="date" office:date-value="2020-07-14" calcext:value-type="date">
            <text:p>14 de julio</text:p>
          </table:table-cell>
          <table:table-cell office:value-type="string" calcext:value-type="string">
            <text:p>7 DE SEPTIEMBRE</text:p>
          </table:table-cell>
          <table:table-cell table:formula="of:=LEFT([.G165];FIND(&quot;DE&quot;;UPPER([.G165]))-2)" office:value-type="string" office:string-value="7" calcext:value-type="string">
            <text:p>7</text:p>
          </table:table-cell>
          <table:table-cell table:formula="of:=MID([.G165];FIND(&quot;DE&quot;;UPPER([.G165]))+3;999)" office:value-type="string" office:string-value="SEPTIEMBRE" calcext:value-type="string">
            <text:p>SEPTIEMBRE</text:p>
          </table:table-cell>
          <table:table-cell table:formula="of:=VLOOKUP([.I165];[.$P$4:.$Q$15];2;0)" office:value-type="float" office:value="9" calcext:value-type="float">
            <text:p>9</text:p>
          </table:table-cell>
          <table:table-cell table:formula="of:=DATE(2020;[.J165];[.H165])" office:value-type="date" office:date-value="2020-09-07" calcext:value-type="date">
            <text:p>7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ORO</text:p>
          </table:table-cell>
          <table:table-cell office:value-type="string" calcext:value-type="string">
            <text:p>24 DE AGOSTO</text:p>
          </table:table-cell>
          <table:table-cell table:formula="of:=LEFT([.B166];FIND(&quot;DE&quot;;UPPER([.B166]))-2)" office:value-type="string" office:string-value="24" calcext:value-type="string">
            <text:p>24</text:p>
          </table:table-cell>
          <table:table-cell table:formula="of:=MID([.B166];FIND(&quot;DE&quot;;UPPER([.B166]))+3;999)" office:value-type="string" office:string-value="AGOSTO" calcext:value-type="string">
            <text:p>AGOSTO</text:p>
          </table:table-cell>
          <table:table-cell table:formula="of:=VLOOKUP([.D166];[.$P$4:.$Q$15];2;0)" office:value-type="float" office:value="8" calcext:value-type="float">
            <text:p>8</text:p>
          </table:table-cell>
          <table:table-cell table:formula="of:=DATE(2020;[.E166];[.C166])" office:value-type="date" office:date-value="2020-08-24" calcext:value-type="date">
            <text:p>24 de agosto</text:p>
          </table:table-cell>
          <table:table-cell office:value-type="string" calcext:value-type="string">
            <text:p>7 DE OCTUBRE</text:p>
          </table:table-cell>
          <table:table-cell table:formula="of:=LEFT([.G166];FIND(&quot;DE&quot;;UPPER([.G166]))-2)" office:value-type="string" office:string-value="7" calcext:value-type="string">
            <text:p>7</text:p>
          </table:table-cell>
          <table:table-cell table:formula="of:=MID([.G166];FIND(&quot;DE&quot;;UPPER([.G166]))+3;999)" office:value-type="string" office:string-value="OCTUBRE" calcext:value-type="string">
            <text:p>OCTUBRE</text:p>
          </table:table-cell>
          <table:table-cell table:formula="of:=VLOOKUP([.I166];[.$P$4:.$Q$15];2;0)" office:value-type="float" office:value="10" calcext:value-type="float">
            <text:p>10</text:p>
          </table:table-cell>
          <table:table-cell table:formula="of:=DATE(2020;[.J166];[.H166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URQUE</text:p>
          </table:table-cell>
          <table:table-cell office:value-type="string" calcext:value-type="string">
            <text:p>28 DE AGOSTO</text:p>
          </table:table-cell>
          <table:table-cell table:formula="of:=LEFT([.B167];FIND(&quot;DE&quot;;UPPER([.B167]))-2)" office:value-type="string" office:string-value="28" calcext:value-type="string">
            <text:p>28</text:p>
          </table:table-cell>
          <table:table-cell table:formula="of:=MID([.B167];FIND(&quot;DE&quot;;UPPER([.B167]))+3;999)" office:value-type="string" office:string-value="AGOSTO" calcext:value-type="string">
            <text:p>AGOSTO</text:p>
          </table:table-cell>
          <table:table-cell table:formula="of:=VLOOKUP([.D167];[.$P$4:.$Q$15];2;0)" office:value-type="float" office:value="8" calcext:value-type="float">
            <text:p>8</text:p>
          </table:table-cell>
          <table:table-cell table:formula="of:=DATE(2020;[.E167];[.C167])" office:value-type="date" office:date-value="2020-08-28" calcext:value-type="date">
            <text:p>28 de agosto</text:p>
          </table:table-cell>
          <table:table-cell office:value-type="string" calcext:value-type="string">
            <text:p>14 DE SEPTIEMBRE</text:p>
          </table:table-cell>
          <table:table-cell table:formula="of:=LEFT([.G167];FIND(&quot;DE&quot;;UPPER([.G167]))-2)" office:value-type="string" office:string-value="14" calcext:value-type="string">
            <text:p>14</text:p>
          </table:table-cell>
          <table:table-cell table:formula="of:=MID([.G167];FIND(&quot;DE&quot;;UPPER([.G167]))+3;999)" office:value-type="string" office:string-value="SEPTIEMBRE" calcext:value-type="string">
            <text:p>SEPTIEMBRE</text:p>
          </table:table-cell>
          <table:table-cell table:formula="of:=VLOOKUP([.I167];[.$P$4:.$Q$15];2;0)" office:value-type="float" office:value="9" calcext:value-type="float">
            <text:p>9</text:p>
          </table:table-cell>
          <table:table-cell table:formula="of:=DATE(2020;[.J167];[.H167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ILES</text:p>
          </table:table-cell>
          <table:table-cell office:value-type="string" calcext:value-type="string">
            <text:p>16 DE JULIO</text:p>
          </table:table-cell>
          <table:table-cell table:formula="of:=LEFT([.B168];FIND(&quot;DE&quot;;UPPER([.B168]))-2)" office:value-type="string" office:string-value="16" calcext:value-type="string">
            <text:p>16</text:p>
          </table:table-cell>
          <table:table-cell table:formula="of:=MID([.B168];FIND(&quot;DE&quot;;UPPER([.B168]))+3;999)" office:value-type="string" office:string-value="JULIO" calcext:value-type="string">
            <text:p>JULIO</text:p>
          </table:table-cell>
          <table:table-cell table:formula="of:=VLOOKUP([.D168];[.$P$4:.$Q$15];2;0)" office:value-type="float" office:value="7" calcext:value-type="float">
            <text:p>7</text:p>
          </table:table-cell>
          <table:table-cell table:formula="of:=DATE(2020;[.E168];[.C168])" office:value-type="date" office:date-value="2020-07-16" calcext:value-type="date">
            <text:p>16 de julio</text:p>
          </table:table-cell>
          <table:table-cell office:value-type="string" calcext:value-type="string">
            <text:p>7 DE OCTUBRE</text:p>
          </table:table-cell>
          <table:table-cell table:formula="of:=LEFT([.G168];FIND(&quot;DE&quot;;UPPER([.G168]))-2)" office:value-type="string" office:string-value="7" calcext:value-type="string">
            <text:p>7</text:p>
          </table:table-cell>
          <table:table-cell table:formula="of:=MID([.G168];FIND(&quot;DE&quot;;UPPER([.G168]))+3;999)" office:value-type="string" office:string-value="OCTUBRE" calcext:value-type="string">
            <text:p>OCTUBRE</text:p>
          </table:table-cell>
          <table:table-cell table:formula="of:=VLOOKUP([.I168];[.$P$4:.$Q$15];2;0)" office:value-type="float" office:value="10" calcext:value-type="float">
            <text:p>10</text:p>
          </table:table-cell>
          <table:table-cell table:formula="of:=DATE(2020;[.J168];[.H168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EVA CARTEYA</text:p>
          </table:table-cell>
          <table:table-cell office:value-type="string" calcext:value-type="string">
            <text:p>29 DE JUNIO</text:p>
          </table:table-cell>
          <table:table-cell table:formula="of:=LEFT([.B169];FIND(&quot;DE&quot;;UPPER([.B169]))-2)" office:value-type="string" office:string-value="29" calcext:value-type="string">
            <text:p>29</text:p>
          </table:table-cell>
          <table:table-cell table:formula="of:=MID([.B169];FIND(&quot;DE&quot;;UPPER([.B169]))+3;999)" office:value-type="string" office:string-value="JUNIO" calcext:value-type="string">
            <text:p>JUNIO</text:p>
          </table:table-cell>
          <table:table-cell table:formula="of:=VLOOKUP([.D169];[.$P$4:.$Q$15];2;0)" office:value-type="float" office:value="6" calcext:value-type="float">
            <text:p>6</text:p>
          </table:table-cell>
          <table:table-cell table:formula="of:=DATE(2020;[.E169];[.C169])" office:value-type="date" office:date-value="2020-06-29" calcext:value-type="date">
            <text:p>29 de junio</text:p>
          </table:table-cell>
          <table:table-cell office:value-type="string" calcext:value-type="string">
            <text:p>7 DE OCTUBRE</text:p>
          </table:table-cell>
          <table:table-cell table:formula="of:=LEFT([.G169];FIND(&quot;DE&quot;;UPPER([.G169]))-2)" office:value-type="string" office:string-value="7" calcext:value-type="string">
            <text:p>7</text:p>
          </table:table-cell>
          <table:table-cell table:formula="of:=MID([.G169];FIND(&quot;DE&quot;;UPPER([.G169]))+3;999)" office:value-type="string" office:string-value="OCTUBRE" calcext:value-type="string">
            <text:p>OCTUBRE</text:p>
          </table:table-cell>
          <table:table-cell table:formula="of:=VLOOKUP([.I169];[.$P$4:.$Q$15];2;0)" office:value-type="float" office:value="10" calcext:value-type="float">
            <text:p>10</text:p>
          </table:table-cell>
          <table:table-cell table:formula="of:=DATE(2020;[.J169];[.H169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EJO</text:p>
          </table:table-cell>
          <table:table-cell office:value-type="string" calcext:value-type="string">
            <text:p>10 DE JULIO</text:p>
          </table:table-cell>
          <table:table-cell table:formula="of:=LEFT([.B170];FIND(&quot;DE&quot;;UPPER([.B170]))-2)" office:value-type="string" office:string-value="10" calcext:value-type="string">
            <text:p>10</text:p>
          </table:table-cell>
          <table:table-cell table:formula="of:=MID([.B170];FIND(&quot;DE&quot;;UPPER([.B170]))+3;999)" office:value-type="string" office:string-value="JULIO" calcext:value-type="string">
            <text:p>JULIO</text:p>
          </table:table-cell>
          <table:table-cell table:formula="of:=VLOOKUP([.D170];[.$P$4:.$Q$15];2;0)" office:value-type="float" office:value="7" calcext:value-type="float">
            <text:p>7</text:p>
          </table:table-cell>
          <table:table-cell table:formula="of:=DATE(2020;[.E170];[.C170])" office:value-type="date" office:date-value="2020-07-10" calcext:value-type="date">
            <text:p>10 de julio</text:p>
          </table:table-cell>
          <table:table-cell office:value-type="string" calcext:value-type="string">
            <text:p>4 DE DICIEMBRE</text:p>
          </table:table-cell>
          <table:table-cell table:formula="of:=LEFT([.G170];FIND(&quot;DE&quot;;UPPER([.G170]))-2)" office:value-type="string" office:string-value="4" calcext:value-type="string">
            <text:p>4</text:p>
          </table:table-cell>
          <table:table-cell table:formula="of:=MID([.G170];FIND(&quot;DE&quot;;UPPER([.G170]))+3;999)" office:value-type="string" office:string-value="DICIEMBRE" calcext:value-type="string">
            <text:p>DICIEMBRE</text:p>
          </table:table-cell>
          <table:table-cell table:formula="of:=VLOOKUP([.I170];[.$P$4:.$Q$15];2;0)" office:value-type="float" office:value="12" calcext:value-type="float">
            <text:p>12</text:p>
          </table:table-cell>
          <table:table-cell table:formula="of:=DATE(2020;[.J170];[.H170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ENCIANA</text:p>
          </table:table-cell>
          <table:table-cell office:value-type="string" calcext:value-type="string">
            <text:p>17 DE AGOSTO</text:p>
          </table:table-cell>
          <table:table-cell table:formula="of:=LEFT([.B171];FIND(&quot;DE&quot;;UPPER([.B171]))-2)" office:value-type="string" office:string-value="17" calcext:value-type="string">
            <text:p>17</text:p>
          </table:table-cell>
          <table:table-cell table:formula="of:=MID([.B171];FIND(&quot;DE&quot;;UPPER([.B171]))+3;999)" office:value-type="string" office:string-value="AGOSTO" calcext:value-type="string">
            <text:p>AGOSTO</text:p>
          </table:table-cell>
          <table:table-cell table:formula="of:=VLOOKUP([.D171];[.$P$4:.$Q$15];2;0)" office:value-type="float" office:value="8" calcext:value-type="float">
            <text:p>8</text:p>
          </table:table-cell>
          <table:table-cell table:formula="of:=DATE(2020;[.E171];[.C171])" office:value-type="date" office:date-value="2020-08-17" calcext:value-type="date">
            <text:p>17 de agosto</text:p>
          </table:table-cell>
          <table:table-cell office:value-type="string" calcext:value-type="string">
            <text:p>4 DE DICIEMBRE</text:p>
          </table:table-cell>
          <table:table-cell table:formula="of:=LEFT([.G171];FIND(&quot;DE&quot;;UPPER([.G171]))-2)" office:value-type="string" office:string-value="4" calcext:value-type="string">
            <text:p>4</text:p>
          </table:table-cell>
          <table:table-cell table:formula="of:=MID([.G171];FIND(&quot;DE&quot;;UPPER([.G171]))+3;999)" office:value-type="string" office:string-value="DICIEMBRE" calcext:value-type="string">
            <text:p>DICIEMBRE</text:p>
          </table:table-cell>
          <table:table-cell table:formula="of:=VLOOKUP([.I171];[.$P$4:.$Q$15];2;0)" office:value-type="float" office:value="12" calcext:value-type="float">
            <text:p>12</text:p>
          </table:table-cell>
          <table:table-cell table:formula="of:=DATE(2020;[.J171];[.H171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MA DEL RIO</text:p>
          </table:table-cell>
          <table:table-cell office:value-type="string" calcext:value-type="string">
            <text:p>18 DE MAYO</text:p>
          </table:table-cell>
          <table:table-cell table:formula="of:=LEFT([.B172];FIND(&quot;DE&quot;;UPPER([.B172]))-2)" office:value-type="string" office:string-value="18" calcext:value-type="string">
            <text:p>18</text:p>
          </table:table-cell>
          <table:table-cell table:formula="of:=MID([.B172];FIND(&quot;DE&quot;;UPPER([.B172]))+3;999)" office:value-type="string" office:string-value="MAYO" calcext:value-type="string">
            <text:p>MAYO</text:p>
          </table:table-cell>
          <table:table-cell table:formula="of:=VLOOKUP([.D172];[.$P$4:.$Q$15];2;0)" office:value-type="float" office:value="5" calcext:value-type="float">
            <text:p>5</text:p>
          </table:table-cell>
          <table:table-cell table:formula="of:=DATE(2020;[.E172];[.C172])" office:value-type="date" office:date-value="2020-05-18" calcext:value-type="date">
            <text:p>18 de mayo</text:p>
          </table:table-cell>
          <table:table-cell office:value-type="string" calcext:value-type="string">
            <text:p>8 DE SEPTIEMBRE</text:p>
          </table:table-cell>
          <table:table-cell table:formula="of:=LEFT([.G172];FIND(&quot;DE&quot;;UPPER([.G172]))-2)" office:value-type="string" office:string-value="8" calcext:value-type="string">
            <text:p>8</text:p>
          </table:table-cell>
          <table:table-cell table:formula="of:=MID([.G172];FIND(&quot;DE&quot;;UPPER([.G172]))+3;999)" office:value-type="string" office:string-value="SEPTIEMBRE" calcext:value-type="string">
            <text:p>SEPTIEMBRE</text:p>
          </table:table-cell>
          <table:table-cell table:formula="of:=VLOOKUP([.I172];[.$P$4:.$Q$15];2;0)" office:value-type="float" office:value="9" calcext:value-type="float">
            <text:p>9</text:p>
          </table:table-cell>
          <table:table-cell table:formula="of:=DATE(2020;[.J172];[.H172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DRO ABAD</text:p>
          </table:table-cell>
          <table:table-cell office:value-type="string" calcext:value-type="string">
            <text:p>18 DE MAYO</text:p>
          </table:table-cell>
          <table:table-cell table:formula="of:=LEFT([.B173];FIND(&quot;DE&quot;;UPPER([.B173]))-2)" office:value-type="string" office:string-value="18" calcext:value-type="string">
            <text:p>18</text:p>
          </table:table-cell>
          <table:table-cell table:formula="of:=MID([.B173];FIND(&quot;DE&quot;;UPPER([.B173]))+3;999)" office:value-type="string" office:string-value="MAYO" calcext:value-type="string">
            <text:p>MAYO</text:p>
          </table:table-cell>
          <table:table-cell table:formula="of:=VLOOKUP([.D173];[.$P$4:.$Q$15];2;0)" office:value-type="float" office:value="5" calcext:value-type="float">
            <text:p>5</text:p>
          </table:table-cell>
          <table:table-cell table:formula="of:=DATE(2020;[.E173];[.C173])" office:value-type="date" office:date-value="2020-05-18" calcext:value-type="date">
            <text:p>18 de mayo</text:p>
          </table:table-cell>
          <table:table-cell office:value-type="string" calcext:value-type="string">
            <text:p>14 DE SEPTIEMBRE</text:p>
          </table:table-cell>
          <table:table-cell table:formula="of:=LEFT([.G173];FIND(&quot;DE&quot;;UPPER([.G173]))-2)" office:value-type="string" office:string-value="14" calcext:value-type="string">
            <text:p>14</text:p>
          </table:table-cell>
          <table:table-cell table:formula="of:=MID([.G173];FIND(&quot;DE&quot;;UPPER([.G173]))+3;999)" office:value-type="string" office:string-value="SEPTIEMBRE" calcext:value-type="string">
            <text:p>SEPTIEMBRE</text:p>
          </table:table-cell>
          <table:table-cell table:formula="of:=VLOOKUP([.I173];[.$P$4:.$Q$15];2;0)" office:value-type="float" office:value="9" calcext:value-type="float">
            <text:p>9</text:p>
          </table:table-cell>
          <table:table-cell table:formula="of:=DATE(2020;[.J173];[.H173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DROCHE</text:p>
          </table:table-cell>
          <table:table-cell office:value-type="string" calcext:value-type="string">
            <text:p>13 DE ABRIL</text:p>
          </table:table-cell>
          <table:table-cell table:formula="of:=LEFT([.B174];FIND(&quot;DE&quot;;UPPER([.B174]))-2)" office:value-type="string" office:string-value="13" calcext:value-type="string">
            <text:p>13</text:p>
          </table:table-cell>
          <table:table-cell table:formula="of:=MID([.B174];FIND(&quot;DE&quot;;UPPER([.B174]))+3;999)" office:value-type="string" office:string-value="ABRIL" calcext:value-type="string">
            <text:p>ABRIL</text:p>
          </table:table-cell>
          <table:table-cell table:formula="of:=VLOOKUP([.D174];[.$P$4:.$Q$15];2;0)" office:value-type="float" office:value="4" calcext:value-type="float">
            <text:p>4</text:p>
          </table:table-cell>
          <table:table-cell table:formula="of:=DATE(2020;[.E174];[.C174])" office:value-type="date" office:date-value="2020-04-13" calcext:value-type="date">
            <text:p>13 de abril</text:p>
          </table:table-cell>
          <table:table-cell office:value-type="string" calcext:value-type="string">
            <text:p>8 DE SEPTIEMBRE</text:p>
          </table:table-cell>
          <table:table-cell table:formula="of:=LEFT([.G174];FIND(&quot;DE&quot;;UPPER([.G174]))-2)" office:value-type="string" office:string-value="8" calcext:value-type="string">
            <text:p>8</text:p>
          </table:table-cell>
          <table:table-cell table:formula="of:=MID([.G174];FIND(&quot;DE&quot;;UPPER([.G174]))+3;999)" office:value-type="string" office:string-value="SEPTIEMBRE" calcext:value-type="string">
            <text:p>SEPTIEMBRE</text:p>
          </table:table-cell>
          <table:table-cell table:formula="of:=VLOOKUP([.I174];[.$P$4:.$Q$15];2;0)" office:value-type="float" office:value="9" calcext:value-type="float">
            <text:p>9</text:p>
          </table:table-cell>
          <table:table-cell table:formula="of:=DATE(2020;[.J174];[.H174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ÑARROYA-PUEBLONUEVO</text:p>
          </table:table-cell>
          <table:table-cell office:value-type="string" calcext:value-type="string">
            <text:p>7 DE OCTUBRE</text:p>
          </table:table-cell>
          <table:table-cell table:formula="of:=LEFT([.B175];FIND(&quot;DE&quot;;UPPER([.B175]))-2)" office:value-type="string" office:string-value="7" calcext:value-type="string">
            <text:p>7</text:p>
          </table:table-cell>
          <table:table-cell table:formula="of:=MID([.B175];FIND(&quot;DE&quot;;UPPER([.B175]))+3;999)" office:value-type="string" office:string-value="OCTUBRE" calcext:value-type="string">
            <text:p>OCTUBRE</text:p>
          </table:table-cell>
          <table:table-cell table:formula="of:=VLOOKUP([.D175];[.$P$4:.$Q$15];2;0)" office:value-type="float" office:value="10" calcext:value-type="float">
            <text:p>10</text:p>
          </table:table-cell>
          <table:table-cell table:formula="of:=DATE(2020;[.E175];[.C175])" office:value-type="date" office:date-value="2020-10-07" calcext:value-type="date">
            <text:p>7 de octubre</text:p>
          </table:table-cell>
          <table:table-cell office:value-type="string" calcext:value-type="string">
            <text:p>4 DE DICIEMBRE</text:p>
          </table:table-cell>
          <table:table-cell table:formula="of:=LEFT([.G175];FIND(&quot;DE&quot;;UPPER([.G175]))-2)" office:value-type="string" office:string-value="4" calcext:value-type="string">
            <text:p>4</text:p>
          </table:table-cell>
          <table:table-cell table:formula="of:=MID([.G175];FIND(&quot;DE&quot;;UPPER([.G175]))+3;999)" office:value-type="string" office:string-value="DICIEMBRE" calcext:value-type="string">
            <text:p>DICIEMBRE</text:p>
          </table:table-cell>
          <table:table-cell table:formula="of:=VLOOKUP([.I175];[.$P$4:.$Q$15];2;0)" office:value-type="float" office:value="12" calcext:value-type="float">
            <text:p>12</text:p>
          </table:table-cell>
          <table:table-cell table:formula="of:=DATE(2020;[.J175];[.H175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ADAS</text:p>
          </table:table-cell>
          <table:table-cell office:value-type="string" calcext:value-type="string">
            <text:p>4 DE MAYO</text:p>
          </table:table-cell>
          <table:table-cell table:formula="of:=LEFT([.B176];FIND(&quot;DE&quot;;UPPER([.B176]))-2)" office:value-type="string" office:string-value="4" calcext:value-type="string">
            <text:p>4</text:p>
          </table:table-cell>
          <table:table-cell table:formula="of:=MID([.B176];FIND(&quot;DE&quot;;UPPER([.B176]))+3;999)" office:value-type="string" office:string-value="MAYO" calcext:value-type="string">
            <text:p>MAYO</text:p>
          </table:table-cell>
          <table:table-cell table:formula="of:=VLOOKUP([.D176];[.$P$4:.$Q$15];2;0)" office:value-type="float" office:value="5" calcext:value-type="float">
            <text:p>5</text:p>
          </table:table-cell>
          <table:table-cell table:formula="of:=DATE(2020;[.E176];[.C176])" office:value-type="date" office:date-value="2020-05-04" calcext:value-type="date">
            <text:p>4 de mayo</text:p>
          </table:table-cell>
          <table:table-cell office:value-type="string" calcext:value-type="string">
            <text:p>8 DE SEPTIEMBRE</text:p>
          </table:table-cell>
          <table:table-cell table:formula="of:=LEFT([.G176];FIND(&quot;DE&quot;;UPPER([.G176]))-2)" office:value-type="string" office:string-value="8" calcext:value-type="string">
            <text:p>8</text:p>
          </table:table-cell>
          <table:table-cell table:formula="of:=MID([.G176];FIND(&quot;DE&quot;;UPPER([.G176]))+3;999)" office:value-type="string" office:string-value="SEPTIEMBRE" calcext:value-type="string">
            <text:p>SEPTIEMBRE</text:p>
          </table:table-cell>
          <table:table-cell table:formula="of:=VLOOKUP([.I176];[.$P$4:.$Q$15];2;0)" office:value-type="float" office:value="9" calcext:value-type="float">
            <text:p>9</text:p>
          </table:table-cell>
          <table:table-cell table:formula="of:=DATE(2020;[.J176];[.H176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ZOBLANCO</text:p>
          </table:table-cell>
          <table:table-cell office:value-type="string" calcext:value-type="string">
            <text:p>17 DE FEBRERO</text:p>
          </table:table-cell>
          <table:table-cell table:formula="of:=LEFT([.B177];FIND(&quot;DE&quot;;UPPER([.B177]))-2)" office:value-type="string" office:string-value="17" calcext:value-type="string">
            <text:p>17</text:p>
          </table:table-cell>
          <table:table-cell table:formula="of:=MID([.B177];FIND(&quot;DE&quot;;UPPER([.B177]))+3;999)" office:value-type="string" office:string-value="FEBRERO" calcext:value-type="string">
            <text:p>FEBRERO</text:p>
          </table:table-cell>
          <table:table-cell table:formula="of:=VLOOKUP([.D177];[.$P$4:.$Q$15];2;0)" office:value-type="float" office:value="2" calcext:value-type="float">
            <text:p>2</text:p>
          </table:table-cell>
          <table:table-cell table:formula="of:=DATE(2020;[.E177];[.C177])" office:value-type="date" office:date-value="2020-02-17" calcext:value-type="date">
            <text:p>17 de febrero</text:p>
          </table:table-cell>
          <table:table-cell office:value-type="string" calcext:value-type="string">
            <text:p>8 DE MAYO</text:p>
          </table:table-cell>
          <table:table-cell table:formula="of:=LEFT([.G177];FIND(&quot;DE&quot;;UPPER([.G177]))-2)" office:value-type="string" office:string-value="8" calcext:value-type="string">
            <text:p>8</text:p>
          </table:table-cell>
          <table:table-cell table:formula="of:=MID([.G177];FIND(&quot;DE&quot;;UPPER([.G177]))+3;999)" office:value-type="string" office:string-value="MAYO" calcext:value-type="string">
            <text:p>MAYO</text:p>
          </table:table-cell>
          <table:table-cell table:formula="of:=VLOOKUP([.I177];[.$P$4:.$Q$15];2;0)" office:value-type="float" office:value="5" calcext:value-type="float">
            <text:p>5</text:p>
          </table:table-cell>
          <table:table-cell table:formula="of:=DATE(2020;[.J177];[.H177])" office:value-type="date" office:date-value="2020-05-08" calcext:value-type="date">
            <text:p>8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EGO DE CÓRDOBA</text:p>
          </table:table-cell>
          <table:table-cell office:value-type="string" calcext:value-type="string">
            <text:p>11 DE JUNIO</text:p>
          </table:table-cell>
          <table:table-cell table:formula="of:=LEFT([.B178];FIND(&quot;DE&quot;;UPPER([.B178]))-2)" office:value-type="string" office:string-value="11" calcext:value-type="string">
            <text:p>11</text:p>
          </table:table-cell>
          <table:table-cell table:formula="of:=MID([.B178];FIND(&quot;DE&quot;;UPPER([.B178]))+3;999)" office:value-type="string" office:string-value="JUNIO" calcext:value-type="string">
            <text:p>JUNIO</text:p>
          </table:table-cell>
          <table:table-cell table:formula="of:=VLOOKUP([.D178];[.$P$4:.$Q$15];2;0)" office:value-type="float" office:value="6" calcext:value-type="float">
            <text:p>6</text:p>
          </table:table-cell>
          <table:table-cell table:formula="of:=DATE(2020;[.E178];[.C178])" office:value-type="date" office:date-value="2020-06-11" calcext:value-type="date">
            <text:p>11 de junio</text:p>
          </table:table-cell>
          <table:table-cell office:value-type="string" calcext:value-type="string">
            <text:p>4 DE SEPTIEMBRE</text:p>
          </table:table-cell>
          <table:table-cell table:formula="of:=LEFT([.G178];FIND(&quot;DE&quot;;UPPER([.G178]))-2)" office:value-type="string" office:string-value="4" calcext:value-type="string">
            <text:p>4</text:p>
          </table:table-cell>
          <table:table-cell table:formula="of:=MID([.G178];FIND(&quot;DE&quot;;UPPER([.G178]))+3;999)" office:value-type="string" office:string-value="SEPTIEMBRE" calcext:value-type="string">
            <text:p>SEPTIEMBRE</text:p>
          </table:table-cell>
          <table:table-cell table:formula="of:=VLOOKUP([.I178];[.$P$4:.$Q$15];2;0)" office:value-type="float" office:value="9" calcext:value-type="float">
            <text:p>9</text:p>
          </table:table-cell>
          <table:table-cell table:formula="of:=DATE(2020;[.J178];[.H178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NTE GENIL</text:p>
          </table:table-cell>
          <table:table-cell office:value-type="string" calcext:value-type="string">
            <text:p>25 DE ABRIL</text:p>
          </table:table-cell>
          <table:table-cell table:formula="of:=LEFT([.B179];FIND(&quot;DE&quot;;UPPER([.B179]))-2)" office:value-type="string" office:string-value="25" calcext:value-type="string">
            <text:p>25</text:p>
          </table:table-cell>
          <table:table-cell table:formula="of:=MID([.B179];FIND(&quot;DE&quot;;UPPER([.B179]))+3;999)" office:value-type="string" office:string-value="ABRIL" calcext:value-type="string">
            <text:p>ABRIL</text:p>
          </table:table-cell>
          <table:table-cell table:formula="of:=VLOOKUP([.D179];[.$P$4:.$Q$15];2;0)" office:value-type="float" office:value="4" calcext:value-type="float">
            <text:p>4</text:p>
          </table:table-cell>
          <table:table-cell table:formula="of:=DATE(2020;[.E179];[.C179])" office:value-type="date" office:date-value="2020-04-25" calcext:value-type="date">
            <text:p>25 de abril</text:p>
          </table:table-cell>
          <table:table-cell office:value-type="string" calcext:value-type="string">
            <text:p>4 DE MAYO</text:p>
          </table:table-cell>
          <table:table-cell table:formula="of:=LEFT([.G179];FIND(&quot;DE&quot;;UPPER([.G179]))-2)" office:value-type="string" office:string-value="4" calcext:value-type="string">
            <text:p>4</text:p>
          </table:table-cell>
          <table:table-cell table:formula="of:=MID([.G179];FIND(&quot;DE&quot;;UPPER([.G179]))+3;999)" office:value-type="string" office:string-value="MAYO" calcext:value-type="string">
            <text:p>MAYO</text:p>
          </table:table-cell>
          <table:table-cell table:formula="of:=VLOOKUP([.I179];[.$P$4:.$Q$15];2;0)" office:value-type="float" office:value="5" calcext:value-type="float">
            <text:p>5</text:p>
          </table:table-cell>
          <table:table-cell table:formula="of:=DATE(2020;[.J179];[.H179])" office:value-type="date" office:date-value="2020-05-04" calcext:value-type="date">
            <text:p>4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MBLA, LA</text:p>
          </table:table-cell>
          <table:table-cell office:value-type="string" calcext:value-type="string">
            <text:p>15 DE MAYO</text:p>
          </table:table-cell>
          <table:table-cell table:formula="of:=LEFT([.B180];FIND(&quot;DE&quot;;UPPER([.B180]))-2)" office:value-type="string" office:string-value="15" calcext:value-type="string">
            <text:p>15</text:p>
          </table:table-cell>
          <table:table-cell table:formula="of:=MID([.B180];FIND(&quot;DE&quot;;UPPER([.B180]))+3;999)" office:value-type="string" office:string-value="MAYO" calcext:value-type="string">
            <text:p>MAYO</text:p>
          </table:table-cell>
          <table:table-cell table:formula="of:=VLOOKUP([.D180];[.$P$4:.$Q$15];2;0)" office:value-type="float" office:value="5" calcext:value-type="float">
            <text:p>5</text:p>
          </table:table-cell>
          <table:table-cell table:formula="of:=DATE(2020;[.E180];[.C180])" office:value-type="date" office:date-value="2020-05-15" calcext:value-type="date">
            <text:p>15 de mayo</text:p>
          </table:table-cell>
          <table:table-cell office:value-type="string" calcext:value-type="string">
            <text:p>10 DE AGOSTO</text:p>
          </table:table-cell>
          <table:table-cell table:formula="of:=LEFT([.G180];FIND(&quot;DE&quot;;UPPER([.G180]))-2)" office:value-type="string" office:string-value="10" calcext:value-type="string">
            <text:p>10</text:p>
          </table:table-cell>
          <table:table-cell table:formula="of:=MID([.G180];FIND(&quot;DE&quot;;UPPER([.G180]))+3;999)" office:value-type="string" office:string-value="AGOSTO" calcext:value-type="string">
            <text:p>AGOSTO</text:p>
          </table:table-cell>
          <table:table-cell table:formula="of:=VLOOKUP([.I180];[.$P$4:.$Q$15];2;0)" office:value-type="float" office:value="8" calcext:value-type="float">
            <text:p>8</text:p>
          </table:table-cell>
          <table:table-cell table:formula="of:=DATE(2020;[.J180];[.H180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TE</text:p>
          </table:table-cell>
          <table:table-cell office:value-type="string" calcext:value-type="string">
            <text:p>11 DE MAYO</text:p>
          </table:table-cell>
          <table:table-cell table:formula="of:=LEFT([.B181];FIND(&quot;DE&quot;;UPPER([.B181]))-2)" office:value-type="string" office:string-value="11" calcext:value-type="string">
            <text:p>11</text:p>
          </table:table-cell>
          <table:table-cell table:formula="of:=MID([.B181];FIND(&quot;DE&quot;;UPPER([.B181]))+3;999)" office:value-type="string" office:string-value="MAYO" calcext:value-type="string">
            <text:p>MAYO</text:p>
          </table:table-cell>
          <table:table-cell table:formula="of:=VLOOKUP([.D181];[.$P$4:.$Q$15];2;0)" office:value-type="float" office:value="5" calcext:value-type="float">
            <text:p>5</text:p>
          </table:table-cell>
          <table:table-cell table:formula="of:=DATE(2020;[.E181];[.C181])" office:value-type="date" office:date-value="2020-05-11" calcext:value-type="date">
            <text:p>11 de mayo</text:p>
          </table:table-cell>
          <table:table-cell office:value-type="string" calcext:value-type="string">
            <text:p>24 DE AGOSTO</text:p>
          </table:table-cell>
          <table:table-cell table:formula="of:=LEFT([.G181];FIND(&quot;DE&quot;;UPPER([.G181]))-2)" office:value-type="string" office:string-value="24" calcext:value-type="string">
            <text:p>24</text:p>
          </table:table-cell>
          <table:table-cell table:formula="of:=MID([.G181];FIND(&quot;DE&quot;;UPPER([.G181]))+3;999)" office:value-type="string" office:string-value="AGOSTO" calcext:value-type="string">
            <text:p>AGOSTO</text:p>
          </table:table-cell>
          <table:table-cell table:formula="of:=VLOOKUP([.I181];[.$P$4:.$Q$15];2;0)" office:value-type="float" office:value="8" calcext:value-type="float">
            <text:p>8</text:p>
          </table:table-cell>
          <table:table-cell table:formula="of:=DATE(2020;[.J181];[.H181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SEBASTIÁN DE LOS BALLESTEROS</text:p>
          </table:table-cell>
          <table:table-cell office:value-type="string" calcext:value-type="string">
            <text:p>20 DE ENERO</text:p>
          </table:table-cell>
          <table:table-cell table:formula="of:=LEFT([.B182];FIND(&quot;DE&quot;;UPPER([.B182]))-2)" office:value-type="string" office:string-value="20" calcext:value-type="string">
            <text:p>20</text:p>
          </table:table-cell>
          <table:table-cell table:formula="of:=MID([.B182];FIND(&quot;DE&quot;;UPPER([.B182]))+3;999)" office:value-type="string" office:string-value="ENERO" calcext:value-type="string">
            <text:p>ENERO</text:p>
          </table:table-cell>
          <table:table-cell table:formula="of:=VLOOKUP([.D182];[.$P$4:.$Q$15];2;0)" office:value-type="float" office:value="1" calcext:value-type="float">
            <text:p>1</text:p>
          </table:table-cell>
          <table:table-cell table:formula="of:=DATE(2020;[.E182];[.C182])" office:value-type="date" office:date-value="2020-01-20" calcext:value-type="date">
            <text:p>20 de enero</text:p>
          </table:table-cell>
          <table:table-cell office:value-type="string" calcext:value-type="string">
            <text:p>24 DE JULIO</text:p>
          </table:table-cell>
          <table:table-cell table:formula="of:=LEFT([.G182];FIND(&quot;DE&quot;;UPPER([.G182]))-2)" office:value-type="string" office:string-value="24" calcext:value-type="string">
            <text:p>24</text:p>
          </table:table-cell>
          <table:table-cell table:formula="of:=MID([.G182];FIND(&quot;DE&quot;;UPPER([.G182]))+3;999)" office:value-type="string" office:string-value="JULIO" calcext:value-type="string">
            <text:p>JULIO</text:p>
          </table:table-cell>
          <table:table-cell table:formula="of:=VLOOKUP([.I182];[.$P$4:.$Q$15];2;0)" office:value-type="float" office:value="7" calcext:value-type="float">
            <text:p>7</text:p>
          </table:table-cell>
          <table:table-cell table:formula="of:=DATE(2020;[.J182];[.H182])" office:value-type="date" office:date-value="2020-07-24" calcext:value-type="date">
            <text:p>24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 EUFEMIA</text:p>
          </table:table-cell>
          <table:table-cell office:value-type="string" calcext:value-type="string">
            <text:p>29 DE JUNIO</text:p>
          </table:table-cell>
          <table:table-cell table:formula="of:=LEFT([.B183];FIND(&quot;DE&quot;;UPPER([.B183]))-2)" office:value-type="string" office:string-value="29" calcext:value-type="string">
            <text:p>29</text:p>
          </table:table-cell>
          <table:table-cell table:formula="of:=MID([.B183];FIND(&quot;DE&quot;;UPPER([.B183]))+3;999)" office:value-type="string" office:string-value="JUNIO" calcext:value-type="string">
            <text:p>JUNIO</text:p>
          </table:table-cell>
          <table:table-cell table:formula="of:=VLOOKUP([.D183];[.$P$4:.$Q$15];2;0)" office:value-type="float" office:value="6" calcext:value-type="float">
            <text:p>6</text:p>
          </table:table-cell>
          <table:table-cell table:formula="of:=DATE(2020;[.E183];[.C183])" office:value-type="date" office:date-value="2020-06-29" calcext:value-type="date">
            <text:p>29 de junio</text:p>
          </table:table-cell>
          <table:table-cell office:value-type="string" calcext:value-type="string">
            <text:p>13 DE ABRIL</text:p>
          </table:table-cell>
          <table:table-cell table:formula="of:=LEFT([.G183];FIND(&quot;DE&quot;;UPPER([.G183]))-2)" office:value-type="string" office:string-value="13" calcext:value-type="string">
            <text:p>13</text:p>
          </table:table-cell>
          <table:table-cell table:formula="of:=MID([.G183];FIND(&quot;DE&quot;;UPPER([.G183]))+3;999)" office:value-type="string" office:string-value="ABRIL" calcext:value-type="string">
            <text:p>ABRIL</text:p>
          </table:table-cell>
          <table:table-cell table:formula="of:=VLOOKUP([.I183];[.$P$4:.$Q$15];2;0)" office:value-type="float" office:value="4" calcext:value-type="float">
            <text:p>4</text:p>
          </table:table-cell>
          <table:table-cell table:formula="of:=DATE(2020;[.J183];[.H183])" office:value-type="date" office:date-value="2020-04-13" calcext:value-type="date">
            <text:p>13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ELLA</text:p>
          </table:table-cell>
          <table:table-cell office:value-type="string" calcext:value-type="string">
            <text:p>15 DE MAYO</text:p>
          </table:table-cell>
          <table:table-cell table:formula="of:=LEFT([.B184];FIND(&quot;DE&quot;;UPPER([.B184]))-2)" office:value-type="string" office:string-value="15" calcext:value-type="string">
            <text:p>15</text:p>
          </table:table-cell>
          <table:table-cell table:formula="of:=MID([.B184];FIND(&quot;DE&quot;;UPPER([.B184]))+3;999)" office:value-type="string" office:string-value="MAYO" calcext:value-type="string">
            <text:p>MAYO</text:p>
          </table:table-cell>
          <table:table-cell table:formula="of:=VLOOKUP([.D184];[.$P$4:.$Q$15];2;0)" office:value-type="float" office:value="5" calcext:value-type="float">
            <text:p>5</text:p>
          </table:table-cell>
          <table:table-cell table:formula="of:=DATE(2020;[.E184];[.C184])" office:value-type="date" office:date-value="2020-05-15" calcext:value-type="date">
            <text:p>15 de mayo</text:p>
          </table:table-cell>
          <table:table-cell office:value-type="string" calcext:value-type="string">
            <text:p>8 DE SEPTIEMBRE</text:p>
          </table:table-cell>
          <table:table-cell table:formula="of:=LEFT([.G184];FIND(&quot;DE&quot;;UPPER([.G184]))-2)" office:value-type="string" office:string-value="8" calcext:value-type="string">
            <text:p>8</text:p>
          </table:table-cell>
          <table:table-cell table:formula="of:=MID([.G184];FIND(&quot;DE&quot;;UPPER([.G184]))+3;999)" office:value-type="string" office:string-value="SEPTIEMBRE" calcext:value-type="string">
            <text:p>SEPTIEMBRE</text:p>
          </table:table-cell>
          <table:table-cell table:formula="of:=VLOOKUP([.I184];[.$P$4:.$Q$15];2;0)" office:value-type="float" office:value="9" calcext:value-type="float">
            <text:p>9</text:p>
          </table:table-cell>
          <table:table-cell table:formula="of:=DATE(2020;[.J184];[.H184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CAMPO</text:p>
          </table:table-cell>
          <table:table-cell office:value-type="string" calcext:value-type="string">
            <text:p>20 DE ENERO</text:p>
          </table:table-cell>
          <table:table-cell table:formula="of:=LEFT([.B185];FIND(&quot;DE&quot;;UPPER([.B185]))-2)" office:value-type="string" office:string-value="20" calcext:value-type="string">
            <text:p>20</text:p>
          </table:table-cell>
          <table:table-cell table:formula="of:=MID([.B185];FIND(&quot;DE&quot;;UPPER([.B185]))+3;999)" office:value-type="string" office:string-value="ENERO" calcext:value-type="string">
            <text:p>ENERO</text:p>
          </table:table-cell>
          <table:table-cell table:formula="of:=VLOOKUP([.D185];[.$P$4:.$Q$15];2;0)" office:value-type="float" office:value="1" calcext:value-type="float">
            <text:p>1</text:p>
          </table:table-cell>
          <table:table-cell table:formula="of:=DATE(2020;[.E185];[.C185])" office:value-type="date" office:date-value="2020-01-20" calcext:value-type="date">
            <text:p>20 de enero</text:p>
          </table:table-cell>
          <table:table-cell office:value-type="string" calcext:value-type="string">
            <text:p>4 DE MAYO</text:p>
          </table:table-cell>
          <table:table-cell table:formula="of:=LEFT([.G185];FIND(&quot;DE&quot;;UPPER([.G185]))-2)" office:value-type="string" office:string-value="4" calcext:value-type="string">
            <text:p>4</text:p>
          </table:table-cell>
          <table:table-cell table:formula="of:=MID([.G185];FIND(&quot;DE&quot;;UPPER([.G185]))+3;999)" office:value-type="string" office:string-value="MAYO" calcext:value-type="string">
            <text:p>MAYO</text:p>
          </table:table-cell>
          <table:table-cell table:formula="of:=VLOOKUP([.I185];[.$P$4:.$Q$15];2;0)" office:value-type="float" office:value="5" calcext:value-type="float">
            <text:p>5</text:p>
          </table:table-cell>
          <table:table-cell table:formula="of:=DATE(2020;[.J185];[.H185])" office:value-type="date" office:date-value="2020-05-04" calcext:value-type="date">
            <text:p>4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15 DE JUNIO</text:p>
          </table:table-cell>
          <table:table-cell table:formula="of:=LEFT([.B186];FIND(&quot;DE&quot;;UPPER([.B186]))-2)" office:value-type="string" office:string-value="15" calcext:value-type="string">
            <text:p>15</text:p>
          </table:table-cell>
          <table:table-cell table:formula="of:=MID([.B186];FIND(&quot;DE&quot;;UPPER([.B186]))+3;999)" office:value-type="string" office:string-value="JUNIO" calcext:value-type="string">
            <text:p>JUNIO</text:p>
          </table:table-cell>
          <table:table-cell table:formula="of:=VLOOKUP([.D186];[.$P$4:.$Q$15];2;0)" office:value-type="float" office:value="6" calcext:value-type="float">
            <text:p>6</text:p>
          </table:table-cell>
          <table:table-cell table:formula="of:=DATE(2020;[.E186];[.C186])" office:value-type="date" office:date-value="2020-06-15" calcext:value-type="date">
            <text:p>15 de junio</text:p>
          </table:table-cell>
          <table:table-cell office:value-type="string" calcext:value-type="string">
            <text:p>14 DE SEPTIEMBRE</text:p>
          </table:table-cell>
          <table:table-cell table:formula="of:=LEFT([.G186];FIND(&quot;DE&quot;;UPPER([.G186]))-2)" office:value-type="string" office:string-value="14" calcext:value-type="string">
            <text:p>14</text:p>
          </table:table-cell>
          <table:table-cell table:formula="of:=MID([.G186];FIND(&quot;DE&quot;;UPPER([.G186]))+3;999)" office:value-type="string" office:string-value="SEPTIEMBRE" calcext:value-type="string">
            <text:p>SEPTIEMBRE</text:p>
          </table:table-cell>
          <table:table-cell table:formula="of:=VLOOKUP([.I186];[.$P$4:.$Q$15];2;0)" office:value-type="float" office:value="9" calcext:value-type="float">
            <text:p>9</text:p>
          </table:table-cell>
          <table:table-cell table:formula="of:=DATE(2020;[.J186];[.H186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SEQUILLO</text:p>
          </table:table-cell>
          <table:table-cell office:value-type="string" calcext:value-type="string">
            <text:p>11 DE MAYO</text:p>
          </table:table-cell>
          <table:table-cell table:formula="of:=LEFT([.B187];FIND(&quot;DE&quot;;UPPER([.B187]))-2)" office:value-type="string" office:string-value="11" calcext:value-type="string">
            <text:p>11</text:p>
          </table:table-cell>
          <table:table-cell table:formula="of:=MID([.B187];FIND(&quot;DE&quot;;UPPER([.B187]))+3;999)" office:value-type="string" office:string-value="MAYO" calcext:value-type="string">
            <text:p>MAYO</text:p>
          </table:table-cell>
          <table:table-cell table:formula="of:=VLOOKUP([.D187];[.$P$4:.$Q$15];2;0)" office:value-type="float" office:value="5" calcext:value-type="float">
            <text:p>5</text:p>
          </table:table-cell>
          <table:table-cell table:formula="of:=DATE(2020;[.E187];[.C187])" office:value-type="date" office:date-value="2020-05-11" calcext:value-type="date">
            <text:p>11 de mayo</text:p>
          </table:table-cell>
          <table:table-cell office:value-type="string" calcext:value-type="string">
            <text:p>21 DE AGOSTO</text:p>
          </table:table-cell>
          <table:table-cell table:formula="of:=LEFT([.G187];FIND(&quot;DE&quot;;UPPER([.G187]))-2)" office:value-type="string" office:string-value="21" calcext:value-type="string">
            <text:p>21</text:p>
          </table:table-cell>
          <table:table-cell table:formula="of:=MID([.G187];FIND(&quot;DE&quot;;UPPER([.G187]))+3;999)" office:value-type="string" office:string-value="AGOSTO" calcext:value-type="string">
            <text:p>AGOSTO</text:p>
          </table:table-cell>
          <table:table-cell table:formula="of:=VLOOKUP([.I187];[.$P$4:.$Q$15];2;0)" office:value-type="float" office:value="8" calcext:value-type="float">
            <text:p>8</text:p>
          </table:table-cell>
          <table:table-cell table:formula="of:=DATE(2020;[.J187];[.H187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 DEL RÍO</text:p>
          </table:table-cell>
          <table:table-cell office:value-type="string" calcext:value-type="string">
            <text:p>15 DE MAYO</text:p>
          </table:table-cell>
          <table:table-cell table:formula="of:=LEFT([.B188];FIND(&quot;DE&quot;;UPPER([.B188]))-2)" office:value-type="string" office:string-value="15" calcext:value-type="string">
            <text:p>15</text:p>
          </table:table-cell>
          <table:table-cell table:formula="of:=MID([.B188];FIND(&quot;DE&quot;;UPPER([.B188]))+3;999)" office:value-type="string" office:string-value="MAYO" calcext:value-type="string">
            <text:p>MAYO</text:p>
          </table:table-cell>
          <table:table-cell table:formula="of:=VLOOKUP([.D188];[.$P$4:.$Q$15];2;0)" office:value-type="float" office:value="5" calcext:value-type="float">
            <text:p>5</text:p>
          </table:table-cell>
          <table:table-cell table:formula="of:=DATE(2020;[.E188];[.C188])" office:value-type="date" office:date-value="2020-05-15" calcext:value-type="date">
            <text:p>15 de mayo</text:p>
          </table:table-cell>
          <table:table-cell office:value-type="string" calcext:value-type="string">
            <text:p>8 DE SEPTIEMBRE</text:p>
          </table:table-cell>
          <table:table-cell table:formula="of:=LEFT([.G188];FIND(&quot;DE&quot;;UPPER([.G188]))-2)" office:value-type="string" office:string-value="8" calcext:value-type="string">
            <text:p>8</text:p>
          </table:table-cell>
          <table:table-cell table:formula="of:=MID([.G188];FIND(&quot;DE&quot;;UPPER([.G188]))+3;999)" office:value-type="string" office:string-value="SEPTIEMBRE" calcext:value-type="string">
            <text:p>SEPTIEMBRE</text:p>
          </table:table-cell>
          <table:table-cell table:formula="of:=VLOOKUP([.I188];[.$P$4:.$Q$15];2;0)" office:value-type="float" office:value="9" calcext:value-type="float">
            <text:p>9</text:p>
          </table:table-cell>
          <table:table-cell table:formula="of:=DATE(2020;[.J188];[.H18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HARTA</text:p>
          </table:table-cell>
          <table:table-cell office:value-type="string" calcext:value-type="string">
            <text:p>17 DE JULIO</text:p>
          </table:table-cell>
          <table:table-cell table:formula="of:=LEFT([.B189];FIND(&quot;DE&quot;;UPPER([.B189]))-2)" office:value-type="string" office:string-value="17" calcext:value-type="string">
            <text:p>17</text:p>
          </table:table-cell>
          <table:table-cell table:formula="of:=MID([.B189];FIND(&quot;DE&quot;;UPPER([.B189]))+3;999)" office:value-type="string" office:string-value="JULIO" calcext:value-type="string">
            <text:p>JULIO</text:p>
          </table:table-cell>
          <table:table-cell table:formula="of:=VLOOKUP([.D189];[.$P$4:.$Q$15];2;0)" office:value-type="float" office:value="7" calcext:value-type="float">
            <text:p>7</text:p>
          </table:table-cell>
          <table:table-cell table:formula="of:=DATE(2020;[.E189];[.C189])" office:value-type="date" office:date-value="2020-07-17" calcext:value-type="date">
            <text:p>17 de julio</text:p>
          </table:table-cell>
          <table:table-cell office:value-type="string" calcext:value-type="string">
            <text:p>8 DE SEPTIEMBRE</text:p>
          </table:table-cell>
          <table:table-cell table:formula="of:=LEFT([.G189];FIND(&quot;DE&quot;;UPPER([.G189]))-2)" office:value-type="string" office:string-value="8" calcext:value-type="string">
            <text:p>8</text:p>
          </table:table-cell>
          <table:table-cell table:formula="of:=MID([.G189];FIND(&quot;DE&quot;;UPPER([.G189]))+3;999)" office:value-type="string" office:string-value="SEPTIEMBRE" calcext:value-type="string">
            <text:p>SEPTIEMBRE</text:p>
          </table:table-cell>
          <table:table-cell table:formula="of:=VLOOKUP([.I189];[.$P$4:.$Q$15];2;0)" office:value-type="float" office:value="9" calcext:value-type="float">
            <text:p>9</text:p>
          </table:table-cell>
          <table:table-cell table:formula="of:=DATE(2020;[.J189];[.H18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CÓRDOBA</text:p>
          </table:table-cell>
          <table:table-cell office:value-type="string" calcext:value-type="string">
            <text:p>1 DE JUNIO</text:p>
          </table:table-cell>
          <table:table-cell table:formula="of:=LEFT([.B190];FIND(&quot;DE&quot;;UPPER([.B190]))-2)" office:value-type="string" office:string-value="1" calcext:value-type="string">
            <text:p>1</text:p>
          </table:table-cell>
          <table:table-cell table:formula="of:=MID([.B190];FIND(&quot;DE&quot;;UPPER([.B190]))+3;999)" office:value-type="string" office:string-value="JUNIO" calcext:value-type="string">
            <text:p>JUNIO</text:p>
          </table:table-cell>
          <table:table-cell table:formula="of:=VLOOKUP([.D190];[.$P$4:.$Q$15];2;0)" office:value-type="float" office:value="6" calcext:value-type="float">
            <text:p>6</text:p>
          </table:table-cell>
          <table:table-cell table:formula="of:=DATE(2020;[.E190];[.C190])" office:value-type="date" office:date-value="2020-06-01" calcext:value-type="date">
            <text:p>1 de junio</text:p>
          </table:table-cell>
          <table:table-cell office:value-type="string" calcext:value-type="string">
            <text:p>29 DE SEPTIEMBRE</text:p>
          </table:table-cell>
          <table:table-cell table:formula="of:=LEFT([.G190];FIND(&quot;DE&quot;;UPPER([.G190]))-2)" office:value-type="string" office:string-value="29" calcext:value-type="string">
            <text:p>29</text:p>
          </table:table-cell>
          <table:table-cell table:formula="of:=MID([.G190];FIND(&quot;DE&quot;;UPPER([.G190]))+3;999)" office:value-type="string" office:string-value="SEPTIEMBRE" calcext:value-type="string">
            <text:p>SEPTIEMBRE</text:p>
          </table:table-cell>
          <table:table-cell table:formula="of:=VLOOKUP([.I190];[.$P$4:.$Q$15];2;0)" office:value-type="float" office:value="9" calcext:value-type="float">
            <text:p>9</text:p>
          </table:table-cell>
          <table:table-cell table:formula="of:=DATE(2020;[.J190];[.H190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L DUQUE</text:p>
          </table:table-cell>
          <table:table-cell office:value-type="string" calcext:value-type="string">
            <text:p>13 DE ABRIL</text:p>
          </table:table-cell>
          <table:table-cell table:formula="of:=LEFT([.B191];FIND(&quot;DE&quot;;UPPER([.B191]))-2)" office:value-type="string" office:string-value="13" calcext:value-type="string">
            <text:p>13</text:p>
          </table:table-cell>
          <table:table-cell table:formula="of:=MID([.B191];FIND(&quot;DE&quot;;UPPER([.B191]))+3;999)" office:value-type="string" office:string-value="ABRIL" calcext:value-type="string">
            <text:p>ABRIL</text:p>
          </table:table-cell>
          <table:table-cell table:formula="of:=VLOOKUP([.D191];[.$P$4:.$Q$15];2;0)" office:value-type="float" office:value="4" calcext:value-type="float">
            <text:p>4</text:p>
          </table:table-cell>
          <table:table-cell table:formula="of:=DATE(2020;[.E191];[.C191])" office:value-type="date" office:date-value="2020-04-13" calcext:value-type="date">
            <text:p>13 de abril</text:p>
          </table:table-cell>
          <table:table-cell office:value-type="string" calcext:value-type="string">
            <text:p>15 DE MAYO</text:p>
          </table:table-cell>
          <table:table-cell table:formula="of:=LEFT([.G191];FIND(&quot;DE&quot;;UPPER([.G191]))-2)" office:value-type="string" office:string-value="15" calcext:value-type="string">
            <text:p>15</text:p>
          </table:table-cell>
          <table:table-cell table:formula="of:=MID([.G191];FIND(&quot;DE&quot;;UPPER([.G191]))+3;999)" office:value-type="string" office:string-value="MAYO" calcext:value-type="string">
            <text:p>MAYO</text:p>
          </table:table-cell>
          <table:table-cell table:formula="of:=VLOOKUP([.I191];[.$P$4:.$Q$15];2;0)" office:value-type="float" office:value="5" calcext:value-type="float">
            <text:p>5</text:p>
          </table:table-cell>
          <table:table-cell table:formula="of:=DATE(2020;[.J191];[.H191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L REY</text:p>
          </table:table-cell>
          <table:table-cell office:value-type="string" calcext:value-type="string">
            <text:p>18 DE MAYO</text:p>
          </table:table-cell>
          <table:table-cell table:formula="of:=LEFT([.B192];FIND(&quot;DE&quot;;UPPER([.B192]))-2)" office:value-type="string" office:string-value="18" calcext:value-type="string">
            <text:p>18</text:p>
          </table:table-cell>
          <table:table-cell table:formula="of:=MID([.B192];FIND(&quot;DE&quot;;UPPER([.B192]))+3;999)" office:value-type="string" office:string-value="MAYO" calcext:value-type="string">
            <text:p>MAYO</text:p>
          </table:table-cell>
          <table:table-cell table:formula="of:=VLOOKUP([.D192];[.$P$4:.$Q$15];2;0)" office:value-type="float" office:value="5" calcext:value-type="float">
            <text:p>5</text:p>
          </table:table-cell>
          <table:table-cell table:formula="of:=DATE(2020;[.E192];[.C192])" office:value-type="date" office:date-value="2020-05-18" calcext:value-type="date">
            <text:p>18 de mayo</text:p>
          </table:table-cell>
          <table:table-cell office:value-type="string" calcext:value-type="string">
            <text:p>21 DE AGOSTO</text:p>
          </table:table-cell>
          <table:table-cell table:formula="of:=LEFT([.G192];FIND(&quot;DE&quot;;UPPER([.G192]))-2)" office:value-type="string" office:string-value="21" calcext:value-type="string">
            <text:p>21</text:p>
          </table:table-cell>
          <table:table-cell table:formula="of:=MID([.G192];FIND(&quot;DE&quot;;UPPER([.G192]))+3;999)" office:value-type="string" office:string-value="AGOSTO" calcext:value-type="string">
            <text:p>AGOSTO</text:p>
          </table:table-cell>
          <table:table-cell table:formula="of:=VLOOKUP([.I192];[.$P$4:.$Q$15];2;0)" office:value-type="float" office:value="8" calcext:value-type="float">
            <text:p>8</text:p>
          </table:table-cell>
          <table:table-cell table:formula="of:=DATE(2020;[.J192];[.H192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RALTO</text:p>
          </table:table-cell>
          <table:table-cell office:value-type="string" calcext:value-type="string">
            <text:p>4 DE MAYO</text:p>
          </table:table-cell>
          <table:table-cell table:formula="of:=LEFT([.B193];FIND(&quot;DE&quot;;UPPER([.B193]))-2)" office:value-type="string" office:string-value="4" calcext:value-type="string">
            <text:p>4</text:p>
          </table:table-cell>
          <table:table-cell table:formula="of:=MID([.B193];FIND(&quot;DE&quot;;UPPER([.B193]))+3;999)" office:value-type="string" office:string-value="MAYO" calcext:value-type="string">
            <text:p>MAYO</text:p>
          </table:table-cell>
          <table:table-cell table:formula="of:=VLOOKUP([.D193];[.$P$4:.$Q$15];2;0)" office:value-type="float" office:value="5" calcext:value-type="float">
            <text:p>5</text:p>
          </table:table-cell>
          <table:table-cell table:formula="of:=DATE(2020;[.E193];[.C193])" office:value-type="date" office:date-value="2020-05-04" calcext:value-type="date">
            <text:p>4 de mayo</text:p>
          </table:table-cell>
          <table:table-cell office:value-type="string" calcext:value-type="string">
            <text:p>7 DE AGOSTO</text:p>
          </table:table-cell>
          <table:table-cell table:formula="of:=LEFT([.G193];FIND(&quot;DE&quot;;UPPER([.G193]))-2)" office:value-type="string" office:string-value="7" calcext:value-type="string">
            <text:p>7</text:p>
          </table:table-cell>
          <table:table-cell table:formula="of:=MID([.G193];FIND(&quot;DE&quot;;UPPER([.G193]))+3;999)" office:value-type="string" office:string-value="AGOSTO" calcext:value-type="string">
            <text:p>AGOSTO</text:p>
          </table:table-cell>
          <table:table-cell table:formula="of:=VLOOKUP([.I193];[.$P$4:.$Q$15];2;0)" office:value-type="float" office:value="8" calcext:value-type="float">
            <text:p>8</text:p>
          </table:table-cell>
          <table:table-cell table:formula="of:=DATE(2020;[.J193];[.H193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VICIOSA DE CÓRDOBA</text:p>
          </table:table-cell>
          <table:table-cell office:value-type="string" calcext:value-type="string">
            <text:p>19 DE MARZO</text:p>
          </table:table-cell>
          <table:table-cell table:formula="of:=LEFT([.B194];FIND(&quot;DE&quot;;UPPER([.B194]))-2)" office:value-type="string" office:string-value="19" calcext:value-type="string">
            <text:p>19</text:p>
          </table:table-cell>
          <table:table-cell table:formula="of:=MID([.B194];FIND(&quot;DE&quot;;UPPER([.B194]))+3;999)" office:value-type="string" office:string-value="MARZO" calcext:value-type="string">
            <text:p>MARZO</text:p>
          </table:table-cell>
          <table:table-cell table:formula="of:=VLOOKUP([.D194];[.$P$4:.$Q$15];2;0)" office:value-type="float" office:value="3" calcext:value-type="float">
            <text:p>3</text:p>
          </table:table-cell>
          <table:table-cell table:formula="of:=DATE(2020;[.E194];[.C194])" office:value-type="date" office:date-value="2020-03-19" calcext:value-type="date">
            <text:p>19 de marzo</text:p>
          </table:table-cell>
          <table:table-cell office:value-type="string" calcext:value-type="string">
            <text:p>8 DE SEPTIEMBRE</text:p>
          </table:table-cell>
          <table:table-cell table:formula="of:=LEFT([.G194];FIND(&quot;DE&quot;;UPPER([.G194]))-2)" office:value-type="string" office:string-value="8" calcext:value-type="string">
            <text:p>8</text:p>
          </table:table-cell>
          <table:table-cell table:formula="of:=MID([.G194];FIND(&quot;DE&quot;;UPPER([.G194]))+3;999)" office:value-type="string" office:string-value="SEPTIEMBRE" calcext:value-type="string">
            <text:p>SEPTIEMBRE</text:p>
          </table:table-cell>
          <table:table-cell table:formula="of:=VLOOKUP([.I194];[.$P$4:.$Q$15];2;0)" office:value-type="float" office:value="9" calcext:value-type="float">
            <text:p>9</text:p>
          </table:table-cell>
          <table:table-cell table:formula="of:=DATE(2020;[.J194];[.H194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O, EL</text:p>
          </table:table-cell>
          <table:table-cell office:value-type="string" calcext:value-type="string">
            <text:p>13 DE ABRIL</text:p>
          </table:table-cell>
          <table:table-cell table:formula="of:=LEFT([.B195];FIND(&quot;DE&quot;;UPPER([.B195]))-2)" office:value-type="string" office:string-value="13" calcext:value-type="string">
            <text:p>13</text:p>
          </table:table-cell>
          <table:table-cell table:formula="of:=MID([.B195];FIND(&quot;DE&quot;;UPPER([.B195]))+3;999)" office:value-type="string" office:string-value="ABRIL" calcext:value-type="string">
            <text:p>ABRIL</text:p>
          </table:table-cell>
          <table:table-cell table:formula="of:=VLOOKUP([.D195];[.$P$4:.$Q$15];2;0)" office:value-type="float" office:value="4" calcext:value-type="float">
            <text:p>4</text:p>
          </table:table-cell>
          <table:table-cell table:formula="of:=DATE(2020;[.E195];[.C195])" office:value-type="date" office:date-value="2020-04-13" calcext:value-type="date">
            <text:p>13 de abril</text:p>
          </table:table-cell>
          <table:table-cell office:value-type="string" calcext:value-type="string">
            <text:p>27 DE JULIO</text:p>
          </table:table-cell>
          <table:table-cell table:formula="of:=LEFT([.G195];FIND(&quot;DE&quot;;UPPER([.G195]))-2)" office:value-type="string" office:string-value="27" calcext:value-type="string">
            <text:p>27</text:p>
          </table:table-cell>
          <table:table-cell table:formula="of:=MID([.G195];FIND(&quot;DE&quot;;UPPER([.G195]))+3;999)" office:value-type="string" office:string-value="JULIO" calcext:value-type="string">
            <text:p>JULIO</text:p>
          </table:table-cell>
          <table:table-cell table:formula="of:=VLOOKUP([.I195];[.$P$4:.$Q$15];2;0)" office:value-type="float" office:value="7" calcext:value-type="float">
            <text:p>7</text:p>
          </table:table-cell>
          <table:table-cell table:formula="of:=DATE(2020;[.J195];[.H195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HEROS</text:p>
          </table:table-cell>
          <table:table-cell office:value-type="string" calcext:value-type="string">
            <text:p>13 DE ABRIL</text:p>
          </table:table-cell>
          <table:table-cell table:formula="of:=LEFT([.B196];FIND(&quot;DE&quot;;UPPER([.B196]))-2)" office:value-type="string" office:string-value="13" calcext:value-type="string">
            <text:p>13</text:p>
          </table:table-cell>
          <table:table-cell table:formula="of:=MID([.B196];FIND(&quot;DE&quot;;UPPER([.B196]))+3;999)" office:value-type="string" office:string-value="ABRIL" calcext:value-type="string">
            <text:p>ABRIL</text:p>
          </table:table-cell>
          <table:table-cell table:formula="of:=VLOOKUP([.D196];[.$P$4:.$Q$15];2;0)" office:value-type="float" office:value="4" calcext:value-type="float">
            <text:p>4</text:p>
          </table:table-cell>
          <table:table-cell table:formula="of:=DATE(2020;[.E196];[.C196])" office:value-type="date" office:date-value="2020-04-13" calcext:value-type="date">
            <text:p>13 de abril</text:p>
          </table:table-cell>
          <table:table-cell office:value-type="string" calcext:value-type="string">
            <text:p>14 DE SEPTIEMBRE</text:p>
          </table:table-cell>
          <table:table-cell table:formula="of:=LEFT([.G196];FIND(&quot;DE&quot;;UPPER([.G196]))-2)" office:value-type="string" office:string-value="14" calcext:value-type="string">
            <text:p>14</text:p>
          </table:table-cell>
          <table:table-cell table:formula="of:=MID([.G196];FIND(&quot;DE&quot;;UPPER([.G196]))+3;999)" office:value-type="string" office:string-value="SEPTIEMBRE" calcext:value-type="string">
            <text:p>SEPTIEMBRE</text:p>
          </table:table-cell>
          <table:table-cell table:formula="of:=VLOOKUP([.I196];[.$P$4:.$Q$15];2;0)" office:value-type="float" office:value="9" calcext:value-type="float">
            <text:p>9</text:p>
          </table:table-cell>
          <table:table-cell table:formula="of:=DATE(2020;[.J196];[.H196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RANAD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GRÓN</text:p>
          </table:table-cell>
          <table:table-cell office:value-type="string" calcext:value-type="string">
            <text:p>3 DE FEBRERO</text:p>
          </table:table-cell>
          <table:table-cell table:formula="of:=LEFT([.B201];FIND(&quot;DE&quot;;UPPER([.B201]))-2)" office:value-type="string" office:string-value="3" calcext:value-type="string">
            <text:p>3</text:p>
          </table:table-cell>
          <table:table-cell table:formula="of:=MID([.B201];FIND(&quot;DE&quot;;UPPER([.B201]))+3;999)" office:value-type="string" office:string-value="FEBRERO" calcext:value-type="string">
            <text:p>FEBRERO</text:p>
          </table:table-cell>
          <table:table-cell table:formula="of:=VLOOKUP([.D201];[.$P$4:.$Q$15];2;0)" office:value-type="float" office:value="2" calcext:value-type="float">
            <text:p>2</text:p>
          </table:table-cell>
          <table:table-cell table:formula="of:=DATE(2020;[.E201];[.C201])" office:value-type="date" office:date-value="2020-02-03" calcext:value-type="date">
            <text:p>3 de febrero</text:p>
          </table:table-cell>
          <table:table-cell office:value-type="string" calcext:value-type="string">
            <text:p>24 DE ABRIL</text:p>
          </table:table-cell>
          <table:table-cell table:formula="of:=LEFT([.G201];FIND(&quot;DE&quot;;UPPER([.G201]))-2)" office:value-type="string" office:string-value="24" calcext:value-type="string">
            <text:p>24</text:p>
          </table:table-cell>
          <table:table-cell table:formula="of:=MID([.G201];FIND(&quot;DE&quot;;UPPER([.G201]))+3;999)" office:value-type="string" office:string-value="ABRIL" calcext:value-type="string">
            <text:p>ABRIL</text:p>
          </table:table-cell>
          <table:table-cell table:formula="of:=VLOOKUP([.I201];[.$P$4:.$Q$15];2;0)" office:value-type="float" office:value="4" calcext:value-type="float">
            <text:p>4</text:p>
          </table:table-cell>
          <table:table-cell table:formula="of:=DATE(2020;[.J201];[.H201])" office:value-type="date" office:date-value="2020-04-24" calcext:value-type="date">
            <text:p>24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MEDILLA</text:p>
          </table:table-cell>
          <table:table-cell office:value-type="string" calcext:value-type="string">
            <text:p>17 DE ENERO</text:p>
          </table:table-cell>
          <table:table-cell table:formula="of:=LEFT([.B202];FIND(&quot;DE&quot;;UPPER([.B202]))-2)" office:value-type="string" office:string-value="17" calcext:value-type="string">
            <text:p>17</text:p>
          </table:table-cell>
          <table:table-cell table:formula="of:=MID([.B202];FIND(&quot;DE&quot;;UPPER([.B202]))+3;999)" office:value-type="string" office:string-value="ENERO" calcext:value-type="string">
            <text:p>ENERO</text:p>
          </table:table-cell>
          <table:table-cell table:formula="of:=VLOOKUP([.D202];[.$P$4:.$Q$15];2;0)" office:value-type="float" office:value="1" calcext:value-type="float">
            <text:p>1</text:p>
          </table:table-cell>
          <table:table-cell table:formula="of:=DATE(2020;[.E202];[.C202])" office:value-type="date" office:date-value="2020-01-17" calcext:value-type="date">
            <text:p>17 de enero</text:p>
          </table:table-cell>
          <table:table-cell office:value-type="string" calcext:value-type="string">
            <text:p>3 DE ABRIL</text:p>
          </table:table-cell>
          <table:table-cell table:formula="of:=LEFT([.G202];FIND(&quot;DE&quot;;UPPER([.G202]))-2)" office:value-type="string" office:string-value="3" calcext:value-type="string">
            <text:p>3</text:p>
          </table:table-cell>
          <table:table-cell table:formula="of:=MID([.G202];FIND(&quot;DE&quot;;UPPER([.G202]))+3;999)" office:value-type="string" office:string-value="ABRIL" calcext:value-type="string">
            <text:p>ABRIL</text:p>
          </table:table-cell>
          <table:table-cell table:formula="of:=VLOOKUP([.I202];[.$P$4:.$Q$15];2;0)" office:value-type="float" office:value="4" calcext:value-type="float">
            <text:p>4</text:p>
          </table:table-cell>
          <table:table-cell table:formula="of:=DATE(2020;[.J202];[.H202])" office:value-type="date" office:date-value="2020-04-03" calcext:value-type="date">
            <text:p>3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OLOTE</text:p>
          </table:table-cell>
          <table:table-cell office:value-type="string" calcext:value-type="string">
            <text:p>11 DE JUNIO</text:p>
          </table:table-cell>
          <table:table-cell table:formula="of:=LEFT([.B203];FIND(&quot;DE&quot;;UPPER([.B203]))-2)" office:value-type="string" office:string-value="11" calcext:value-type="string">
            <text:p>11</text:p>
          </table:table-cell>
          <table:table-cell table:formula="of:=MID([.B203];FIND(&quot;DE&quot;;UPPER([.B203]))+3;999)" office:value-type="string" office:string-value="JUNIO" calcext:value-type="string">
            <text:p>JUNIO</text:p>
          </table:table-cell>
          <table:table-cell table:formula="of:=VLOOKUP([.D203];[.$P$4:.$Q$15];2;0)" office:value-type="float" office:value="6" calcext:value-type="float">
            <text:p>6</text:p>
          </table:table-cell>
          <table:table-cell table:formula="of:=DATE(2020;[.E203];[.C203])" office:value-type="date" office:date-value="2020-06-11" calcext:value-type="date">
            <text:p>11 de junio</text:p>
          </table:table-cell>
          <table:table-cell office:value-type="string" calcext:value-type="string">
            <text:p>31 DE JULIO</text:p>
          </table:table-cell>
          <table:table-cell table:formula="of:=LEFT([.G203];FIND(&quot;DE&quot;;UPPER([.G203]))-2)" office:value-type="string" office:string-value="31" calcext:value-type="string">
            <text:p>31</text:p>
          </table:table-cell>
          <table:table-cell table:formula="of:=MID([.G203];FIND(&quot;DE&quot;;UPPER([.G203]))+3;999)" office:value-type="string" office:string-value="JULIO" calcext:value-type="string">
            <text:p>JULIO</text:p>
          </table:table-cell>
          <table:table-cell table:formula="of:=VLOOKUP([.I203];[.$P$4:.$Q$15];2;0)" office:value-type="float" office:value="7" calcext:value-type="float">
            <text:p>7</text:p>
          </table:table-cell>
          <table:table-cell table:formula="of:=DATE(2020;[.J203];[.H203])" office:value-type="date" office:date-value="2020-07-31" calcext:value-type="date">
            <text:p>31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ONDÓN</text:p>
          </table:table-cell>
          <table:table-cell office:value-type="string" calcext:value-type="string">
            <text:p>25 DE AGOSTO</text:p>
          </table:table-cell>
          <table:table-cell table:formula="of:=LEFT([.B204];FIND(&quot;DE&quot;;UPPER([.B204]))-2)" office:value-type="string" office:string-value="25" calcext:value-type="string">
            <text:p>25</text:p>
          </table:table-cell>
          <table:table-cell table:formula="of:=MID([.B204];FIND(&quot;DE&quot;;UPPER([.B204]))+3;999)" office:value-type="string" office:string-value="AGOSTO" calcext:value-type="string">
            <text:p>AGOSTO</text:p>
          </table:table-cell>
          <table:table-cell table:formula="of:=VLOOKUP([.D204];[.$P$4:.$Q$15];2;0)" office:value-type="float" office:value="8" calcext:value-type="float">
            <text:p>8</text:p>
          </table:table-cell>
          <table:table-cell table:formula="of:=DATE(2020;[.E204];[.C204])" office:value-type="date" office:date-value="2020-08-25" calcext:value-type="date">
            <text:p>25 de agosto</text:p>
          </table:table-cell>
          <table:table-cell office:value-type="string" calcext:value-type="string">
            <text:p>26 DE AGOSTO</text:p>
          </table:table-cell>
          <table:table-cell table:formula="of:=LEFT([.G204];FIND(&quot;DE&quot;;UPPER([.G204]))-2)" office:value-type="string" office:string-value="26" calcext:value-type="string">
            <text:p>26</text:p>
          </table:table-cell>
          <table:table-cell table:formula="of:=MID([.G204];FIND(&quot;DE&quot;;UPPER([.G204]))+3;999)" office:value-type="string" office:string-value="AGOSTO" calcext:value-type="string">
            <text:p>AGOSTO</text:p>
          </table:table-cell>
          <table:table-cell table:formula="of:=VLOOKUP([.I204];[.$P$4:.$Q$15];2;0)" office:value-type="float" office:value="8" calcext:value-type="float">
            <text:p>8</text:p>
          </table:table-cell>
          <table:table-cell table:formula="of:=DATE(2020;[.J204];[.H204])" office:value-type="date" office:date-value="2020-08-26" calcext:value-type="date">
            <text:p>26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UÑÁN</text:p>
          </table:table-cell>
          <table:table-cell office:value-type="string" calcext:value-type="string">
            <text:p>3 DE FEBRERO</text:p>
          </table:table-cell>
          <table:table-cell table:formula="of:=LEFT([.B205];FIND(&quot;DE&quot;;UPPER([.B205]))-2)" office:value-type="string" office:string-value="3" calcext:value-type="string">
            <text:p>3</text:p>
          </table:table-cell>
          <table:table-cell table:formula="of:=MID([.B205];FIND(&quot;DE&quot;;UPPER([.B205]))+3;999)" office:value-type="string" office:string-value="FEBRERO" calcext:value-type="string">
            <text:p>FEBRERO</text:p>
          </table:table-cell>
          <table:table-cell table:formula="of:=VLOOKUP([.D205];[.$P$4:.$Q$15];2;0)" office:value-type="float" office:value="2" calcext:value-type="float">
            <text:p>2</text:p>
          </table:table-cell>
          <table:table-cell table:formula="of:=DATE(2020;[.E205];[.C205])" office:value-type="date" office:date-value="2020-02-03" calcext:value-type="date">
            <text:p>3 de febrero</text:p>
          </table:table-cell>
          <table:table-cell office:value-type="string" calcext:value-type="string">
            <text:p>5 DE OCTUBRE</text:p>
          </table:table-cell>
          <table:table-cell table:formula="of:=LEFT([.G205];FIND(&quot;DE&quot;;UPPER([.G205]))-2)" office:value-type="string" office:string-value="5" calcext:value-type="string">
            <text:p>5</text:p>
          </table:table-cell>
          <table:table-cell table:formula="of:=MID([.G205];FIND(&quot;DE&quot;;UPPER([.G205]))+3;999)" office:value-type="string" office:string-value="OCTUBRE" calcext:value-type="string">
            <text:p>OCTUBRE</text:p>
          </table:table-cell>
          <table:table-cell table:formula="of:=VLOOKUP([.I205];[.$P$4:.$Q$15];2;0)" office:value-type="float" office:value="10" calcext:value-type="float">
            <text:p>10</text:p>
          </table:table-cell>
          <table:table-cell table:formula="of:=DATE(2020;[.J205];[.H205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UÑOL</text:p>
          </table:table-cell>
          <table:table-cell office:value-type="string" calcext:value-type="string">
            <text:p>17 DE MARZO</text:p>
          </table:table-cell>
          <table:table-cell table:formula="of:=LEFT([.B206];FIND(&quot;DE&quot;;UPPER([.B206]))-2)" office:value-type="string" office:string-value="17" calcext:value-type="string">
            <text:p>17</text:p>
          </table:table-cell>
          <table:table-cell table:formula="of:=MID([.B206];FIND(&quot;DE&quot;;UPPER([.B206]))+3;999)" office:value-type="string" office:string-value="MARZO" calcext:value-type="string">
            <text:p>MARZO</text:p>
          </table:table-cell>
          <table:table-cell table:formula="of:=VLOOKUP([.D206];[.$P$4:.$Q$15];2;0)" office:value-type="float" office:value="3" calcext:value-type="float">
            <text:p>3</text:p>
          </table:table-cell>
          <table:table-cell table:formula="of:=DATE(2020;[.E206];[.C206])" office:value-type="date" office:date-value="2020-03-17" calcext:value-type="date">
            <text:p>17 de marzo</text:p>
          </table:table-cell>
          <table:table-cell office:value-type="string" calcext:value-type="string">
            <text:p>8 DE SEPTIEMBRE</text:p>
          </table:table-cell>
          <table:table-cell table:formula="of:=LEFT([.G206];FIND(&quot;DE&quot;;UPPER([.G206]))-2)" office:value-type="string" office:string-value="8" calcext:value-type="string">
            <text:p>8</text:p>
          </table:table-cell>
          <table:table-cell table:formula="of:=MID([.G206];FIND(&quot;DE&quot;;UPPER([.G206]))+3;999)" office:value-type="string" office:string-value="SEPTIEMBRE" calcext:value-type="string">
            <text:p>SEPTIEMBRE</text:p>
          </table:table-cell>
          <table:table-cell table:formula="of:=VLOOKUP([.I206];[.$P$4:.$Q$15];2;0)" office:value-type="float" office:value="9" calcext:value-type="float">
            <text:p>9</text:p>
          </table:table-cell>
          <table:table-cell table:formula="of:=DATE(2020;[.J206];[.H206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UÑUELAS</text:p>
          </table:table-cell>
          <table:table-cell office:value-type="string" calcext:value-type="string">
            <text:p>20 DE ENERO</text:p>
          </table:table-cell>
          <table:table-cell table:formula="of:=LEFT([.B207];FIND(&quot;DE&quot;;UPPER([.B207]))-2)" office:value-type="string" office:string-value="20" calcext:value-type="string">
            <text:p>20</text:p>
          </table:table-cell>
          <table:table-cell table:formula="of:=MID([.B207];FIND(&quot;DE&quot;;UPPER([.B207]))+3;999)" office:value-type="string" office:string-value="ENERO" calcext:value-type="string">
            <text:p>ENERO</text:p>
          </table:table-cell>
          <table:table-cell table:formula="of:=VLOOKUP([.D207];[.$P$4:.$Q$15];2;0)" office:value-type="float" office:value="1" calcext:value-type="float">
            <text:p>1</text:p>
          </table:table-cell>
          <table:table-cell table:formula="of:=DATE(2020;[.E207];[.C207])" office:value-type="date" office:date-value="2020-01-20" calcext:value-type="date">
            <text:p>20 de enero</text:p>
          </table:table-cell>
          <table:table-cell office:value-type="string" calcext:value-type="string">
            <text:p>14 DE AGOSTO</text:p>
          </table:table-cell>
          <table:table-cell table:formula="of:=LEFT([.G207];FIND(&quot;DE&quot;;UPPER([.G207]))-2)" office:value-type="string" office:string-value="14" calcext:value-type="string">
            <text:p>14</text:p>
          </table:table-cell>
          <table:table-cell table:formula="of:=MID([.G207];FIND(&quot;DE&quot;;UPPER([.G207]))+3;999)" office:value-type="string" office:string-value="AGOSTO" calcext:value-type="string">
            <text:p>AGOSTO</text:p>
          </table:table-cell>
          <table:table-cell table:formula="of:=VLOOKUP([.I207];[.$P$4:.$Q$15];2;0)" office:value-type="float" office:value="8" calcext:value-type="float">
            <text:p>8</text:p>
          </table:table-cell>
          <table:table-cell table:formula="of:=DATE(2020;[.J207];[.H207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DEIRE</text:p>
          </table:table-cell>
          <table:table-cell office:value-type="string" calcext:value-type="string">
            <text:p>1 DE JUNIO</text:p>
          </table:table-cell>
          <table:table-cell table:formula="of:=LEFT([.B208];FIND(&quot;DE&quot;;UPPER([.B208]))-2)" office:value-type="string" office:string-value="1" calcext:value-type="string">
            <text:p>1</text:p>
          </table:table-cell>
          <table:table-cell table:formula="of:=MID([.B208];FIND(&quot;DE&quot;;UPPER([.B208]))+3;999)" office:value-type="string" office:string-value="JUNIO" calcext:value-type="string">
            <text:p>JUNIO</text:p>
          </table:table-cell>
          <table:table-cell table:formula="of:=VLOOKUP([.D208];[.$P$4:.$Q$15];2;0)" office:value-type="float" office:value="6" calcext:value-type="float">
            <text:p>6</text:p>
          </table:table-cell>
          <table:table-cell table:formula="of:=DATE(2020;[.E208];[.C208])" office:value-type="date" office:date-value="2020-06-01" calcext:value-type="date">
            <text:p>1 de junio</text:p>
          </table:table-cell>
          <table:table-cell office:value-type="string" calcext:value-type="string">
            <text:p>5 DE OCTUBRE</text:p>
          </table:table-cell>
          <table:table-cell table:formula="of:=LEFT([.G208];FIND(&quot;DE&quot;;UPPER([.G208]))-2)" office:value-type="string" office:string-value="5" calcext:value-type="string">
            <text:p>5</text:p>
          </table:table-cell>
          <table:table-cell table:formula="of:=MID([.G208];FIND(&quot;DE&quot;;UPPER([.G208]))+3;999)" office:value-type="string" office:string-value="OCTUBRE" calcext:value-type="string">
            <text:p>OCTUBRE</text:p>
          </table:table-cell>
          <table:table-cell table:formula="of:=VLOOKUP([.I208];[.$P$4:.$Q$15];2;0)" office:value-type="float" office:value="10" calcext:value-type="float">
            <text:p>10</text:p>
          </table:table-cell>
          <table:table-cell table:formula="of:=DATE(2020;[.J208];[.H208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FACAR</text:p>
          </table:table-cell>
          <table:table-cell office:value-type="string" calcext:value-type="string">
            <text:p>20 DE ENERO</text:p>
          </table:table-cell>
          <table:table-cell table:formula="of:=LEFT([.B209];FIND(&quot;DE&quot;;UPPER([.B209]))-2)" office:value-type="string" office:string-value="20" calcext:value-type="string">
            <text:p>20</text:p>
          </table:table-cell>
          <table:table-cell table:formula="of:=MID([.B209];FIND(&quot;DE&quot;;UPPER([.B209]))+3;999)" office:value-type="string" office:string-value="ENERO" calcext:value-type="string">
            <text:p>ENERO</text:p>
          </table:table-cell>
          <table:table-cell table:formula="of:=VLOOKUP([.D209];[.$P$4:.$Q$15];2;0)" office:value-type="float" office:value="1" calcext:value-type="float">
            <text:p>1</text:p>
          </table:table-cell>
          <table:table-cell table:formula="of:=DATE(2020;[.E209];[.C209])" office:value-type="date" office:date-value="2020-01-20" calcext:value-type="date">
            <text:p>20 de enero</text:p>
          </table:table-cell>
          <table:table-cell office:value-type="string" calcext:value-type="string">
            <text:p>11 DE JUNIO</text:p>
          </table:table-cell>
          <table:table-cell table:formula="of:=LEFT([.G209];FIND(&quot;DE&quot;;UPPER([.G209]))-2)" office:value-type="string" office:string-value="11" calcext:value-type="string">
            <text:p>11</text:p>
          </table:table-cell>
          <table:table-cell table:formula="of:=MID([.G209];FIND(&quot;DE&quot;;UPPER([.G209]))+3;999)" office:value-type="string" office:string-value="JUNIO" calcext:value-type="string">
            <text:p>JUNIO</text:p>
          </table:table-cell>
          <table:table-cell table:formula="of:=VLOOKUP([.I209];[.$P$4:.$Q$15];2;0)" office:value-type="float" office:value="6" calcext:value-type="float">
            <text:p>6</text:p>
          </table:table-cell>
          <table:table-cell table:formula="of:=DATE(2020;[.J209];[.H209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HAMA DE GRANADA</text:p>
          </table:table-cell>
          <table:table-cell office:value-type="string" calcext:value-type="string">
            <text:p>2 DE MARZO</text:p>
          </table:table-cell>
          <table:table-cell table:formula="of:=LEFT([.B210];FIND(&quot;DE&quot;;UPPER([.B210]))-2)" office:value-type="string" office:string-value="2" calcext:value-type="string">
            <text:p>2</text:p>
          </table:table-cell>
          <table:table-cell table:formula="of:=MID([.B210];FIND(&quot;DE&quot;;UPPER([.B210]))+3;999)" office:value-type="string" office:string-value="MARZO" calcext:value-type="string">
            <text:p>MARZO</text:p>
          </table:table-cell>
          <table:table-cell table:formula="of:=VLOOKUP([.D210];[.$P$4:.$Q$15];2;0)" office:value-type="float" office:value="3" calcext:value-type="float">
            <text:p>3</text:p>
          </table:table-cell>
          <table:table-cell table:formula="of:=DATE(2020;[.E210];[.C210])" office:value-type="date" office:date-value="2020-03-02" calcext:value-type="date">
            <text:p>2 de marzo</text:p>
          </table:table-cell>
          <table:table-cell office:value-type="string" calcext:value-type="string">
            <text:p>3 DE ABRIL</text:p>
          </table:table-cell>
          <table:table-cell table:formula="of:=LEFT([.G210];FIND(&quot;DE&quot;;UPPER([.G210]))-2)" office:value-type="string" office:string-value="3" calcext:value-type="string">
            <text:p>3</text:p>
          </table:table-cell>
          <table:table-cell table:formula="of:=MID([.G210];FIND(&quot;DE&quot;;UPPER([.G210]))+3;999)" office:value-type="string" office:string-value="ABRIL" calcext:value-type="string">
            <text:p>ABRIL</text:p>
          </table:table-cell>
          <table:table-cell table:formula="of:=VLOOKUP([.I210];[.$P$4:.$Q$15];2;0)" office:value-type="float" office:value="4" calcext:value-type="float">
            <text:p>4</text:p>
          </table:table-cell>
          <table:table-cell table:formula="of:=DATE(2020;[.J210];[.H210])" office:value-type="date" office:date-value="2020-04-03" calcext:value-type="date">
            <text:p>3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EGÍJAR</text:p>
          </table:table-cell>
          <table:table-cell office:value-type="string" calcext:value-type="string">
            <text:p>17 DE ENERO</text:p>
          </table:table-cell>
          <table:table-cell table:formula="of:=LEFT([.B211];FIND(&quot;DE&quot;;UPPER([.B211]))-2)" office:value-type="string" office:string-value="17" calcext:value-type="string">
            <text:p>17</text:p>
          </table:table-cell>
          <table:table-cell table:formula="of:=MID([.B211];FIND(&quot;DE&quot;;UPPER([.B211]))+3;999)" office:value-type="string" office:string-value="ENERO" calcext:value-type="string">
            <text:p>ENERO</text:p>
          </table:table-cell>
          <table:table-cell table:formula="of:=VLOOKUP([.D211];[.$P$4:.$Q$15];2;0)" office:value-type="float" office:value="1" calcext:value-type="float">
            <text:p>1</text:p>
          </table:table-cell>
          <table:table-cell table:formula="of:=DATE(2020;[.E211];[.C211])" office:value-type="date" office:date-value="2020-01-17" calcext:value-type="date">
            <text:p>17 de enero</text:p>
          </table:table-cell>
          <table:table-cell office:value-type="string" calcext:value-type="string">
            <text:p>14 DE SEPTIEMBRE</text:p>
          </table:table-cell>
          <table:table-cell table:formula="of:=LEFT([.G211];FIND(&quot;DE&quot;;UPPER([.G211]))-2)" office:value-type="string" office:string-value="14" calcext:value-type="string">
            <text:p>14</text:p>
          </table:table-cell>
          <table:table-cell table:formula="of:=MID([.G211];FIND(&quot;DE&quot;;UPPER([.G211]))+3;999)" office:value-type="string" office:string-value="SEPTIEMBRE" calcext:value-type="string">
            <text:p>SEPTIEMBRE</text:p>
          </table:table-cell>
          <table:table-cell table:formula="of:=VLOOKUP([.I211];[.$P$4:.$Q$15];2;0)" office:value-type="float" office:value="9" calcext:value-type="float">
            <text:p>9</text:p>
          </table:table-cell>
          <table:table-cell table:formula="of:=DATE(2020;[.J211];[.H211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UÑÉCAR</text:p>
          </table:table-cell>
          <table:table-cell office:value-type="string" calcext:value-type="string">
            <text:p>19 DE MARZO</text:p>
          </table:table-cell>
          <table:table-cell table:formula="of:=LEFT([.B212];FIND(&quot;DE&quot;;UPPER([.B212]))-2)" office:value-type="string" office:string-value="19" calcext:value-type="string">
            <text:p>19</text:p>
          </table:table-cell>
          <table:table-cell table:formula="of:=MID([.B212];FIND(&quot;DE&quot;;UPPER([.B212]))+3;999)" office:value-type="string" office:string-value="MARZO" calcext:value-type="string">
            <text:p>MARZO</text:p>
          </table:table-cell>
          <table:table-cell table:formula="of:=VLOOKUP([.D212];[.$P$4:.$Q$15];2;0)" office:value-type="float" office:value="3" calcext:value-type="float">
            <text:p>3</text:p>
          </table:table-cell>
          <table:table-cell table:formula="of:=DATE(2020;[.E212];[.C212])" office:value-type="date" office:date-value="2020-03-19" calcext:value-type="date">
            <text:p>19 de marzo</text:p>
          </table:table-cell>
          <table:table-cell office:value-type="string" calcext:value-type="string">
            <text:p>24 DE JUNIO</text:p>
          </table:table-cell>
          <table:table-cell table:formula="of:=LEFT([.G212];FIND(&quot;DE&quot;;UPPER([.G212]))-2)" office:value-type="string" office:string-value="24" calcext:value-type="string">
            <text:p>24</text:p>
          </table:table-cell>
          <table:table-cell table:formula="of:=MID([.G212];FIND(&quot;DE&quot;;UPPER([.G212]))+3;999)" office:value-type="string" office:string-value="JUNIO" calcext:value-type="string">
            <text:p>JUNIO</text:p>
          </table:table-cell>
          <table:table-cell table:formula="of:=VLOOKUP([.I212];[.$P$4:.$Q$15];2;0)" office:value-type="float" office:value="6" calcext:value-type="float">
            <text:p>6</text:p>
          </table:table-cell>
          <table:table-cell table:formula="of:=DATE(2020;[.J212];[.H212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UJARRA DE LA SIERRA</text:p>
          </table:table-cell>
          <table:table-cell office:value-type="string" calcext:value-type="string">
            <text:p>2 DE ENERO</text:p>
          </table:table-cell>
          <table:table-cell table:formula="of:=LEFT([.B213];FIND(&quot;DE&quot;;UPPER([.B213]))-2)" office:value-type="string" office:string-value="2" calcext:value-type="string">
            <text:p>2</text:p>
          </table:table-cell>
          <table:table-cell table:formula="of:=MID([.B213];FIND(&quot;DE&quot;;UPPER([.B213]))+3;999)" office:value-type="string" office:string-value="ENERO" calcext:value-type="string">
            <text:p>ENERO</text:p>
          </table:table-cell>
          <table:table-cell table:formula="of:=VLOOKUP([.D213];[.$P$4:.$Q$15];2;0)" office:value-type="float" office:value="1" calcext:value-type="float">
            <text:p>1</text:p>
          </table:table-cell>
          <table:table-cell table:formula="of:=DATE(2020;[.E213];[.C213])" office:value-type="date" office:date-value="2020-01-02" calcext:value-type="date">
            <text:p>2 de enero</text:p>
          </table:table-cell>
          <table:table-cell office:value-type="string" calcext:value-type="string">
            <text:p>29 DE SEPTIEMBRE</text:p>
          </table:table-cell>
          <table:table-cell table:formula="of:=LEFT([.G213];FIND(&quot;DE&quot;;UPPER([.G213]))-2)" office:value-type="string" office:string-value="29" calcext:value-type="string">
            <text:p>29</text:p>
          </table:table-cell>
          <table:table-cell table:formula="of:=MID([.G213];FIND(&quot;DE&quot;;UPPER([.G213]))+3;999)" office:value-type="string" office:string-value="SEPTIEMBRE" calcext:value-type="string">
            <text:p>SEPTIEMBRE</text:p>
          </table:table-cell>
          <table:table-cell table:formula="of:=VLOOKUP([.I213];[.$P$4:.$Q$15];2;0)" office:value-type="float" office:value="9" calcext:value-type="float">
            <text:p>9</text:p>
          </table:table-cell>
          <table:table-cell table:formula="of:=DATE(2020;[.J213];[.H213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QUIFE</text:p>
          </table:table-cell>
          <table:table-cell office:value-type="string" calcext:value-type="string">
            <text:p>4 DE MAYO</text:p>
          </table:table-cell>
          <table:table-cell table:formula="of:=LEFT([.B214];FIND(&quot;DE&quot;;UPPER([.B214]))-2)" office:value-type="string" office:string-value="4" calcext:value-type="string">
            <text:p>4</text:p>
          </table:table-cell>
          <table:table-cell table:formula="of:=MID([.B214];FIND(&quot;DE&quot;;UPPER([.B214]))+3;999)" office:value-type="string" office:string-value="MAYO" calcext:value-type="string">
            <text:p>MAYO</text:p>
          </table:table-cell>
          <table:table-cell table:formula="of:=VLOOKUP([.D214];[.$P$4:.$Q$15];2;0)" office:value-type="float" office:value="5" calcext:value-type="float">
            <text:p>5</text:p>
          </table:table-cell>
          <table:table-cell table:formula="of:=DATE(2020;[.E214];[.C214])" office:value-type="date" office:date-value="2020-05-04" calcext:value-type="date">
            <text:p>4 de mayo</text:p>
          </table:table-cell>
          <table:table-cell office:value-type="string" calcext:value-type="string">
            <text:p>4 DE DICIEMBRE</text:p>
          </table:table-cell>
          <table:table-cell table:formula="of:=LEFT([.G214];FIND(&quot;DE&quot;;UPPER([.G214]))-2)" office:value-type="string" office:string-value="4" calcext:value-type="string">
            <text:p>4</text:p>
          </table:table-cell>
          <table:table-cell table:formula="of:=MID([.G214];FIND(&quot;DE&quot;;UPPER([.G214]))+3;999)" office:value-type="string" office:string-value="DICIEMBRE" calcext:value-type="string">
            <text:p>DICIEMBRE</text:p>
          </table:table-cell>
          <table:table-cell table:formula="of:=VLOOKUP([.I214];[.$P$4:.$Q$15];2;0)" office:value-type="float" office:value="12" calcext:value-type="float">
            <text:p>12</text:p>
          </table:table-cell>
          <table:table-cell table:formula="of:=DATE(2020;[.J214];[.H214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ENAS DEL REY</text:p>
          </table:table-cell>
          <table:table-cell office:value-type="string" calcext:value-type="string">
            <text:p>20 DE ENERO</text:p>
          </table:table-cell>
          <table:table-cell table:formula="of:=LEFT([.B215];FIND(&quot;DE&quot;;UPPER([.B215]))-2)" office:value-type="string" office:string-value="20" calcext:value-type="string">
            <text:p>20</text:p>
          </table:table-cell>
          <table:table-cell table:formula="of:=MID([.B215];FIND(&quot;DE&quot;;UPPER([.B215]))+3;999)" office:value-type="string" office:string-value="ENERO" calcext:value-type="string">
            <text:p>ENERO</text:p>
          </table:table-cell>
          <table:table-cell table:formula="of:=VLOOKUP([.D215];[.$P$4:.$Q$15];2;0)" office:value-type="float" office:value="1" calcext:value-type="float">
            <text:p>1</text:p>
          </table:table-cell>
          <table:table-cell table:formula="of:=DATE(2020;[.E215];[.C215])" office:value-type="date" office:date-value="2020-01-20" calcext:value-type="date">
            <text:p>20 de enero</text:p>
          </table:table-cell>
          <table:table-cell office:value-type="string" calcext:value-type="string">
            <text:p>15 DE MAYO</text:p>
          </table:table-cell>
          <table:table-cell table:formula="of:=LEFT([.G215];FIND(&quot;DE&quot;;UPPER([.G215]))-2)" office:value-type="string" office:string-value="15" calcext:value-type="string">
            <text:p>15</text:p>
          </table:table-cell>
          <table:table-cell table:formula="of:=MID([.G215];FIND(&quot;DE&quot;;UPPER([.G215]))+3;999)" office:value-type="string" office:string-value="MAYO" calcext:value-type="string">
            <text:p>MAYO</text:p>
          </table:table-cell>
          <table:table-cell table:formula="of:=VLOOKUP([.I215];[.$P$4:.$Q$15];2;0)" office:value-type="float" office:value="5" calcext:value-type="float">
            <text:p>5</text:p>
          </table:table-cell>
          <table:table-cell table:formula="of:=DATE(2020;[.J215];[.H215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ILLA</text:p>
          </table:table-cell>
          <table:table-cell office:value-type="string" calcext:value-type="string">
            <text:p>15 DE MAYO</text:p>
          </table:table-cell>
          <table:table-cell table:formula="of:=LEFT([.B216];FIND(&quot;DE&quot;;UPPER([.B216]))-2)" office:value-type="string" office:string-value="15" calcext:value-type="string">
            <text:p>15</text:p>
          </table:table-cell>
          <table:table-cell table:formula="of:=MID([.B216];FIND(&quot;DE&quot;;UPPER([.B216]))+3;999)" office:value-type="string" office:string-value="MAYO" calcext:value-type="string">
            <text:p>MAYO</text:p>
          </table:table-cell>
          <table:table-cell table:formula="of:=VLOOKUP([.D216];[.$P$4:.$Q$15];2;0)" office:value-type="float" office:value="5" calcext:value-type="float">
            <text:p>5</text:p>
          </table:table-cell>
          <table:table-cell table:formula="of:=DATE(2020;[.E216];[.C216])" office:value-type="date" office:date-value="2020-05-15" calcext:value-type="date">
            <text:p>15 de mayo</text:p>
          </table:table-cell>
          <table:table-cell office:value-type="string" calcext:value-type="string">
            <text:p>29 DE SEPTIEMBRE</text:p>
          </table:table-cell>
          <table:table-cell table:formula="of:=LEFT([.G216];FIND(&quot;DE&quot;;UPPER([.G216]))-2)" office:value-type="string" office:string-value="29" calcext:value-type="string">
            <text:p>29</text:p>
          </table:table-cell>
          <table:table-cell table:formula="of:=MID([.G216];FIND(&quot;DE&quot;;UPPER([.G216]))+3;999)" office:value-type="string" office:string-value="SEPTIEMBRE" calcext:value-type="string">
            <text:p>SEPTIEMBRE</text:p>
          </table:table-cell>
          <table:table-cell table:formula="of:=VLOOKUP([.I216];[.$P$4:.$Q$15];2;0)" office:value-type="float" office:value="9" calcext:value-type="float">
            <text:p>9</text:p>
          </table:table-cell>
          <table:table-cell table:formula="of:=DATE(2020;[.J216];[.H216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RFE</text:p>
          </table:table-cell>
          <table:table-cell office:value-type="string" calcext:value-type="string">
            <text:p>23 DE JULIO</text:p>
          </table:table-cell>
          <table:table-cell table:formula="of:=LEFT([.B217];FIND(&quot;DE&quot;;UPPER([.B217]))-2)" office:value-type="string" office:string-value="23" calcext:value-type="string">
            <text:p>23</text:p>
          </table:table-cell>
          <table:table-cell table:formula="of:=MID([.B217];FIND(&quot;DE&quot;;UPPER([.B217]))+3;999)" office:value-type="string" office:string-value="JULIO" calcext:value-type="string">
            <text:p>JULIO</text:p>
          </table:table-cell>
          <table:table-cell table:formula="of:=VLOOKUP([.D217];[.$P$4:.$Q$15];2;0)" office:value-type="float" office:value="7" calcext:value-type="float">
            <text:p>7</text:p>
          </table:table-cell>
          <table:table-cell table:formula="of:=DATE(2020;[.E217];[.C217])" office:value-type="date" office:date-value="2020-07-23" calcext:value-type="date">
            <text:p>23 de julio</text:p>
          </table:table-cell>
          <table:table-cell office:value-type="string" calcext:value-type="string">
            <text:p>24 DE JULIO</text:p>
          </table:table-cell>
          <table:table-cell table:formula="of:=LEFT([.G217];FIND(&quot;DE&quot;;UPPER([.G217]))-2)" office:value-type="string" office:string-value="24" calcext:value-type="string">
            <text:p>24</text:p>
          </table:table-cell>
          <table:table-cell table:formula="of:=MID([.G217];FIND(&quot;DE&quot;;UPPER([.G217]))+3;999)" office:value-type="string" office:string-value="JULIO" calcext:value-type="string">
            <text:p>JULIO</text:p>
          </table:table-cell>
          <table:table-cell table:formula="of:=VLOOKUP([.I217];[.$P$4:.$Q$15];2;0)" office:value-type="float" office:value="7" calcext:value-type="float">
            <text:p>7</text:p>
          </table:table-cell>
          <table:table-cell table:formula="of:=DATE(2020;[.J217];[.H217])" office:value-type="date" office:date-value="2020-07-24" calcext:value-type="date">
            <text:p>24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ZA</text:p>
          </table:table-cell>
          <table:table-cell office:value-type="string" calcext:value-type="string">
            <text:p>8 DE SEPTIEMBRE</text:p>
          </table:table-cell>
          <table:table-cell table:formula="of:=LEFT([.B218];FIND(&quot;DE&quot;;UPPER([.B218]))-2)" office:value-type="string" office:string-value="8" calcext:value-type="string">
            <text:p>8</text:p>
          </table:table-cell>
          <table:table-cell table:formula="of:=MID([.B218];FIND(&quot;DE&quot;;UPPER([.B218]))+3;999)" office:value-type="string" office:string-value="SEPTIEMBRE" calcext:value-type="string">
            <text:p>SEPTIEMBRE</text:p>
          </table:table-cell>
          <table:table-cell table:formula="of:=VLOOKUP([.D218];[.$P$4:.$Q$15];2;0)" office:value-type="float" office:value="9" calcext:value-type="float">
            <text:p>9</text:p>
          </table:table-cell>
          <table:table-cell table:formula="of:=DATE(2020;[.E218];[.C218])" office:value-type="date" office:date-value="2020-09-08" calcext:value-type="date">
            <text:p>8 de septiembre</text:p>
          </table:table-cell>
          <table:table-cell office:value-type="string" calcext:value-type="string">
            <text:p>4 DE DICIEMBRE</text:p>
          </table:table-cell>
          <table:table-cell table:formula="of:=LEFT([.G218];FIND(&quot;DE&quot;;UPPER([.G218]))-2)" office:value-type="string" office:string-value="4" calcext:value-type="string">
            <text:p>4</text:p>
          </table:table-cell>
          <table:table-cell table:formula="of:=MID([.G218];FIND(&quot;DE&quot;;UPPER([.G218]))+3;999)" office:value-type="string" office:string-value="DICIEMBRE" calcext:value-type="string">
            <text:p>DICIEMBRE</text:p>
          </table:table-cell>
          <table:table-cell table:formula="of:=VLOOKUP([.I218];[.$P$4:.$Q$15];2;0)" office:value-type="float" office:value="12" calcext:value-type="float">
            <text:p>12</text:p>
          </table:table-cell>
          <table:table-cell table:formula="of:=DATE(2020;[.J218];[.H218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S DE GRANADA</text:p>
          </table:table-cell>
          <table:table-cell office:value-type="string" calcext:value-type="string">
            <text:p>11 DE JUNIO</text:p>
          </table:table-cell>
          <table:table-cell table:formula="of:=LEFT([.B219];FIND(&quot;DE&quot;;UPPER([.B219]))-2)" office:value-type="string" office:string-value="11" calcext:value-type="string">
            <text:p>11</text:p>
          </table:table-cell>
          <table:table-cell table:formula="of:=MID([.B219];FIND(&quot;DE&quot;;UPPER([.B219]))+3;999)" office:value-type="string" office:string-value="JUNIO" calcext:value-type="string">
            <text:p>JUNIO</text:p>
          </table:table-cell>
          <table:table-cell table:formula="of:=VLOOKUP([.D219];[.$P$4:.$Q$15];2;0)" office:value-type="float" office:value="6" calcext:value-type="float">
            <text:p>6</text:p>
          </table:table-cell>
          <table:table-cell table:formula="of:=DATE(2020;[.E219];[.C219])" office:value-type="date" office:date-value="2020-06-11" calcext:value-type="date">
            <text:p>11 de junio</text:p>
          </table:table-cell>
          <table:table-cell office:value-type="string" calcext:value-type="string">
            <text:p>24 DE AGOSTO</text:p>
          </table:table-cell>
          <table:table-cell table:formula="of:=LEFT([.G219];FIND(&quot;DE&quot;;UPPER([.G219]))-2)" office:value-type="string" office:string-value="24" calcext:value-type="string">
            <text:p>24</text:p>
          </table:table-cell>
          <table:table-cell table:formula="of:=MID([.G219];FIND(&quot;DE&quot;;UPPER([.G219]))+3;999)" office:value-type="string" office:string-value="AGOSTO" calcext:value-type="string">
            <text:p>AGOSTO</text:p>
          </table:table-cell>
          <table:table-cell table:formula="of:=VLOOKUP([.I219];[.$P$4:.$Q$15];2;0)" office:value-type="float" office:value="8" calcext:value-type="float">
            <text:p>8</text:p>
          </table:table-cell>
          <table:table-cell table:formula="of:=DATE(2020;[.J219];[.H219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S DE GUADIX</text:p>
          </table:table-cell>
          <table:table-cell office:value-type="string" calcext:value-type="string">
            <text:p>24 DE ENERO</text:p>
          </table:table-cell>
          <table:table-cell table:formula="of:=LEFT([.B220];FIND(&quot;DE&quot;;UPPER([.B220]))-2)" office:value-type="string" office:string-value="24" calcext:value-type="string">
            <text:p>24</text:p>
          </table:table-cell>
          <table:table-cell table:formula="of:=MID([.B220];FIND(&quot;DE&quot;;UPPER([.B220]))+3;999)" office:value-type="string" office:string-value="ENERO" calcext:value-type="string">
            <text:p>ENERO</text:p>
          </table:table-cell>
          <table:table-cell table:formula="of:=VLOOKUP([.D220];[.$P$4:.$Q$15];2;0)" office:value-type="float" office:value="1" calcext:value-type="float">
            <text:p>1</text:p>
          </table:table-cell>
          <table:table-cell table:formula="of:=DATE(2020;[.E220];[.C220])" office:value-type="date" office:date-value="2020-01-24" calcext:value-type="date">
            <text:p>24 de enero</text:p>
          </table:table-cell>
          <table:table-cell office:value-type="string" calcext:value-type="string">
            <text:p>10 DE AGOSTO</text:p>
          </table:table-cell>
          <table:table-cell table:formula="of:=LEFT([.G220];FIND(&quot;DE&quot;;UPPER([.G220]))-2)" office:value-type="string" office:string-value="10" calcext:value-type="string">
            <text:p>10</text:p>
          </table:table-cell>
          <table:table-cell table:formula="of:=MID([.G220];FIND(&quot;DE&quot;;UPPER([.G220]))+3;999)" office:value-type="string" office:string-value="AGOSTO" calcext:value-type="string">
            <text:p>AGOSTO</text:p>
          </table:table-cell>
          <table:table-cell table:formula="of:=VLOOKUP([.I220];[.$P$4:.$Q$15];2;0)" office:value-type="float" office:value="8" calcext:value-type="float">
            <text:p>8</text:p>
          </table:table-cell>
          <table:table-cell table:formula="of:=DATE(2020;[.J220];[.H220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LÚA</text:p>
          </table:table-cell>
          <table:table-cell office:value-type="string" calcext:value-type="string">
            <text:p>19 DE MARZO</text:p>
          </table:table-cell>
          <table:table-cell table:formula="of:=LEFT([.B221];FIND(&quot;DE&quot;;UPPER([.B221]))-2)" office:value-type="string" office:string-value="19" calcext:value-type="string">
            <text:p>19</text:p>
          </table:table-cell>
          <table:table-cell table:formula="of:=MID([.B221];FIND(&quot;DE&quot;;UPPER([.B221]))+3;999)" office:value-type="string" office:string-value="MARZO" calcext:value-type="string">
            <text:p>MARZO</text:p>
          </table:table-cell>
          <table:table-cell table:formula="of:=VLOOKUP([.D221];[.$P$4:.$Q$15];2;0)" office:value-type="float" office:value="3" calcext:value-type="float">
            <text:p>3</text:p>
          </table:table-cell>
          <table:table-cell table:formula="of:=DATE(2020;[.E221];[.C221])" office:value-type="date" office:date-value="2020-03-19" calcext:value-type="date">
            <text:p>19 de marzo</text:p>
          </table:table-cell>
          <table:table-cell office:value-type="string" calcext:value-type="string">
            <text:p>16 DE JULIO</text:p>
          </table:table-cell>
          <table:table-cell table:formula="of:=LEFT([.G221];FIND(&quot;DE&quot;;UPPER([.G221]))-2)" office:value-type="string" office:string-value="16" calcext:value-type="string">
            <text:p>16</text:p>
          </table:table-cell>
          <table:table-cell table:formula="of:=MID([.G221];FIND(&quot;DE&quot;;UPPER([.G221]))+3;999)" office:value-type="string" office:string-value="JULIO" calcext:value-type="string">
            <text:p>JULIO</text:p>
          </table:table-cell>
          <table:table-cell table:formula="of:=VLOOKUP([.I221];[.$P$4:.$Q$15];2;0)" office:value-type="float" office:value="7" calcext:value-type="float">
            <text:p>7</text:p>
          </table:table-cell>
          <table:table-cell table:formula="of:=DATE(2020;[.J221];[.H221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LÚA DE LAS VILLAS</text:p>
          </table:table-cell>
          <table:table-cell office:value-type="string" calcext:value-type="string">
            <text:p>20 DE ENERO</text:p>
          </table:table-cell>
          <table:table-cell table:formula="of:=LEFT([.B222];FIND(&quot;DE&quot;;UPPER([.B222]))-2)" office:value-type="string" office:string-value="20" calcext:value-type="string">
            <text:p>20</text:p>
          </table:table-cell>
          <table:table-cell table:formula="of:=MID([.B222];FIND(&quot;DE&quot;;UPPER([.B222]))+3;999)" office:value-type="string" office:string-value="ENERO" calcext:value-type="string">
            <text:p>ENERO</text:p>
          </table:table-cell>
          <table:table-cell table:formula="of:=VLOOKUP([.D222];[.$P$4:.$Q$15];2;0)" office:value-type="float" office:value="1" calcext:value-type="float">
            <text:p>1</text:p>
          </table:table-cell>
          <table:table-cell table:formula="of:=DATE(2020;[.E222];[.C222])" office:value-type="date" office:date-value="2020-01-20" calcext:value-type="date">
            <text:p>20 de enero</text:p>
          </table:table-cell>
          <table:table-cell office:value-type="string" calcext:value-type="string">
            <text:p>4 DE MAYO</text:p>
          </table:table-cell>
          <table:table-cell table:formula="of:=LEFT([.G222];FIND(&quot;DE&quot;;UPPER([.G222]))-2)" office:value-type="string" office:string-value="4" calcext:value-type="string">
            <text:p>4</text:p>
          </table:table-cell>
          <table:table-cell table:formula="of:=MID([.G222];FIND(&quot;DE&quot;;UPPER([.G222]))+3;999)" office:value-type="string" office:string-value="MAYO" calcext:value-type="string">
            <text:p>MAYO</text:p>
          </table:table-cell>
          <table:table-cell table:formula="of:=VLOOKUP([.I222];[.$P$4:.$Q$15];2;0)" office:value-type="float" office:value="5" calcext:value-type="float">
            <text:p>5</text:p>
          </table:table-cell>
          <table:table-cell table:formula="of:=DATE(2020;[.J222];[.H222])" office:value-type="date" office:date-value="2020-05-04" calcext:value-type="date">
            <text:p>4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MAUREL</text:p>
          </table:table-cell>
          <table:table-cell office:value-type="string" calcext:value-type="string">
            <text:p>27 DE ABRIL</text:p>
          </table:table-cell>
          <table:table-cell table:formula="of:=LEFT([.B223];FIND(&quot;DE&quot;;UPPER([.B223]))-2)" office:value-type="string" office:string-value="27" calcext:value-type="string">
            <text:p>27</text:p>
          </table:table-cell>
          <table:table-cell table:formula="of:=MID([.B223];FIND(&quot;DE&quot;;UPPER([.B223]))+3;999)" office:value-type="string" office:string-value="ABRIL" calcext:value-type="string">
            <text:p>ABRIL</text:p>
          </table:table-cell>
          <table:table-cell table:formula="of:=VLOOKUP([.D223];[.$P$4:.$Q$15];2;0)" office:value-type="float" office:value="4" calcext:value-type="float">
            <text:p>4</text:p>
          </table:table-cell>
          <table:table-cell table:formula="of:=DATE(2020;[.E223];[.C223])" office:value-type="date" office:date-value="2020-04-27" calcext:value-type="date">
            <text:p>27 de abril</text:p>
          </table:table-cell>
          <table:table-cell office:value-type="string" calcext:value-type="string">
            <text:p>28 DE ABRIL</text:p>
          </table:table-cell>
          <table:table-cell table:formula="of:=LEFT([.G223];FIND(&quot;DE&quot;;UPPER([.G223]))-2)" office:value-type="string" office:string-value="28" calcext:value-type="string">
            <text:p>28</text:p>
          </table:table-cell>
          <table:table-cell table:formula="of:=MID([.G223];FIND(&quot;DE&quot;;UPPER([.G223]))+3;999)" office:value-type="string" office:string-value="ABRIL" calcext:value-type="string">
            <text:p>ABRIL</text:p>
          </table:table-cell>
          <table:table-cell table:formula="of:=VLOOKUP([.I223];[.$P$4:.$Q$15];2;0)" office:value-type="float" office:value="4" calcext:value-type="float">
            <text:p>4</text:p>
          </table:table-cell>
          <table:table-cell table:formula="of:=DATE(2020;[.J223];[.H223])" office:value-type="date" office:date-value="2020-04-28" calcext:value-type="date">
            <text:p>28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ÉRCHULES</text:p>
          </table:table-cell>
          <table:table-cell office:value-type="string" calcext:value-type="string">
            <text:p>27 DE JULIO</text:p>
          </table:table-cell>
          <table:table-cell table:formula="of:=LEFT([.B224];FIND(&quot;DE&quot;;UPPER([.B224]))-2)" office:value-type="string" office:string-value="27" calcext:value-type="string">
            <text:p>27</text:p>
          </table:table-cell>
          <table:table-cell table:formula="of:=MID([.B224];FIND(&quot;DE&quot;;UPPER([.B224]))+3;999)" office:value-type="string" office:string-value="JULIO" calcext:value-type="string">
            <text:p>JULIO</text:p>
          </table:table-cell>
          <table:table-cell table:formula="of:=VLOOKUP([.D224];[.$P$4:.$Q$15];2;0)" office:value-type="float" office:value="7" calcext:value-type="float">
            <text:p>7</text:p>
          </table:table-cell>
          <table:table-cell table:formula="of:=DATE(2020;[.E224];[.C224])" office:value-type="date" office:date-value="2020-07-27" calcext:value-type="date">
            <text:p>27 de julio</text:p>
          </table:table-cell>
          <table:table-cell office:value-type="string" calcext:value-type="string">
            <text:p>28 DE JULIO</text:p>
          </table:table-cell>
          <table:table-cell table:formula="of:=LEFT([.G224];FIND(&quot;DE&quot;;UPPER([.G224]))-2)" office:value-type="string" office:string-value="28" calcext:value-type="string">
            <text:p>28</text:p>
          </table:table-cell>
          <table:table-cell table:formula="of:=MID([.G224];FIND(&quot;DE&quot;;UPPER([.G224]))+3;999)" office:value-type="string" office:string-value="JULIO" calcext:value-type="string">
            <text:p>JULIO</text:p>
          </table:table-cell>
          <table:table-cell table:formula="of:=VLOOKUP([.I224];[.$P$4:.$Q$15];2;0)" office:value-type="float" office:value="7" calcext:value-type="float">
            <text:p>7</text:p>
          </table:table-cell>
          <table:table-cell table:formula="of:=DATE(2020;[.J224];[.H224])" office:value-type="date" office:date-value="2020-07-28" calcext:value-type="date">
            <text:p>28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BIÓN</text:p>
          </table:table-cell>
          <table:table-cell office:value-type="string" calcext:value-type="string">
            <text:p>20 DE ENERO</text:p>
          </table:table-cell>
          <table:table-cell table:formula="of:=LEFT([.B225];FIND(&quot;DE&quot;;UPPER([.B225]))-2)" office:value-type="string" office:string-value="20" calcext:value-type="string">
            <text:p>20</text:p>
          </table:table-cell>
          <table:table-cell table:formula="of:=MID([.B225];FIND(&quot;DE&quot;;UPPER([.B225]))+3;999)" office:value-type="string" office:string-value="ENERO" calcext:value-type="string">
            <text:p>ENERO</text:p>
          </table:table-cell>
          <table:table-cell table:formula="of:=VLOOKUP([.D225];[.$P$4:.$Q$15];2;0)" office:value-type="float" office:value="1" calcext:value-type="float">
            <text:p>1</text:p>
          </table:table-cell>
          <table:table-cell table:formula="of:=DATE(2020;[.E225];[.C225])" office:value-type="date" office:date-value="2020-01-20" calcext:value-type="date">
            <text:p>20 de enero</text:p>
          </table:table-cell>
          <table:table-cell office:value-type="string" calcext:value-type="string">
            <text:p>24 DE AGOSTO</text:p>
          </table:table-cell>
          <table:table-cell table:formula="of:=LEFT([.G225];FIND(&quot;DE&quot;;UPPER([.G225]))-2)" office:value-type="string" office:string-value="24" calcext:value-type="string">
            <text:p>24</text:p>
          </table:table-cell>
          <table:table-cell table:formula="of:=MID([.G225];FIND(&quot;DE&quot;;UPPER([.G225]))+3;999)" office:value-type="string" office:string-value="AGOSTO" calcext:value-type="string">
            <text:p>AGOSTO</text:p>
          </table:table-cell>
          <table:table-cell table:formula="of:=VLOOKUP([.I225];[.$P$4:.$Q$15];2;0)" office:value-type="float" office:value="8" calcext:value-type="float">
            <text:p>8</text:p>
          </table:table-cell>
          <table:table-cell table:formula="of:=DATE(2020;[.J225];[.H225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ÍN</text:p>
          </table:table-cell>
          <table:table-cell office:value-type="string" calcext:value-type="string">
            <text:p>20 DE ENERO</text:p>
          </table:table-cell>
          <table:table-cell table:formula="of:=LEFT([.B226];FIND(&quot;DE&quot;;UPPER([.B226]))-2)" office:value-type="string" office:string-value="20" calcext:value-type="string">
            <text:p>20</text:p>
          </table:table-cell>
          <table:table-cell table:formula="of:=MID([.B226];FIND(&quot;DE&quot;;UPPER([.B226]))+3;999)" office:value-type="string" office:string-value="ENERO" calcext:value-type="string">
            <text:p>ENERO</text:p>
          </table:table-cell>
          <table:table-cell table:formula="of:=VLOOKUP([.D226];[.$P$4:.$Q$15];2;0)" office:value-type="float" office:value="1" calcext:value-type="float">
            <text:p>1</text:p>
          </table:table-cell>
          <table:table-cell table:formula="of:=DATE(2020;[.E226];[.C226])" office:value-type="date" office:date-value="2020-01-20" calcext:value-type="date">
            <text:p>20 de enero</text:p>
          </table:table-cell>
          <table:table-cell office:value-type="string" calcext:value-type="string">
            <text:p>5 DE OCTUBRE</text:p>
          </table:table-cell>
          <table:table-cell table:formula="of:=LEFT([.G226];FIND(&quot;DE&quot;;UPPER([.G226]))-2)" office:value-type="string" office:string-value="5" calcext:value-type="string">
            <text:p>5</text:p>
          </table:table-cell>
          <table:table-cell table:formula="of:=MID([.G226];FIND(&quot;DE&quot;;UPPER([.G226]))+3;999)" office:value-type="string" office:string-value="OCTUBRE" calcext:value-type="string">
            <text:p>OCTUBRE</text:p>
          </table:table-cell>
          <table:table-cell table:formula="of:=VLOOKUP([.I226];[.$P$4:.$Q$15];2;0)" office:value-type="float" office:value="10" calcext:value-type="float">
            <text:p>10</text:p>
          </table:table-cell>
          <table:table-cell table:formula="of:=DATE(2020;[.J226];[.H226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AHORRA, LA</text:p>
          </table:table-cell>
          <table:table-cell office:value-type="string" calcext:value-type="string">
            <text:p>11 DE MAYO</text:p>
          </table:table-cell>
          <table:table-cell table:formula="of:=LEFT([.B227];FIND(&quot;DE&quot;;UPPER([.B227]))-2)" office:value-type="string" office:string-value="11" calcext:value-type="string">
            <text:p>11</text:p>
          </table:table-cell>
          <table:table-cell table:formula="of:=MID([.B227];FIND(&quot;DE&quot;;UPPER([.B227]))+3;999)" office:value-type="string" office:string-value="MAYO" calcext:value-type="string">
            <text:p>MAYO</text:p>
          </table:table-cell>
          <table:table-cell table:formula="of:=VLOOKUP([.D227];[.$P$4:.$Q$15];2;0)" office:value-type="float" office:value="5" calcext:value-type="float">
            <text:p>5</text:p>
          </table:table-cell>
          <table:table-cell table:formula="of:=DATE(2020;[.E227];[.C227])" office:value-type="date" office:date-value="2020-05-11" calcext:value-type="date">
            <text:p>11 de mayo</text:p>
          </table:table-cell>
          <table:table-cell office:value-type="string" calcext:value-type="string">
            <text:p>13 DE AGOSTO</text:p>
          </table:table-cell>
          <table:table-cell table:formula="of:=LEFT([.G227];FIND(&quot;DE&quot;;UPPER([.G227]))-2)" office:value-type="string" office:string-value="13" calcext:value-type="string">
            <text:p>13</text:p>
          </table:table-cell>
          <table:table-cell table:formula="of:=MID([.G227];FIND(&quot;DE&quot;;UPPER([.G227]))+3;999)" office:value-type="string" office:string-value="AGOSTO" calcext:value-type="string">
            <text:p>AGOSTO</text:p>
          </table:table-cell>
          <table:table-cell table:formula="of:=VLOOKUP([.I227];[.$P$4:.$Q$15];2;0)" office:value-type="float" office:value="8" calcext:value-type="float">
            <text:p>8</text:p>
          </table:table-cell>
          <table:table-cell table:formula="of:=DATE(2020;[.J227];[.H227])" office:value-type="date" office:date-value="2020-08-13" calcext:value-type="date">
            <text:p>1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CASAS</text:p>
          </table:table-cell>
          <table:table-cell office:value-type="string" calcext:value-type="string">
            <text:p>11 DE JUNIO</text:p>
          </table:table-cell>
          <table:table-cell table:formula="of:=LEFT([.B228];FIND(&quot;DE&quot;;UPPER([.B228]))-2)" office:value-type="string" office:string-value="11" calcext:value-type="string">
            <text:p>11</text:p>
          </table:table-cell>
          <table:table-cell table:formula="of:=MID([.B228];FIND(&quot;DE&quot;;UPPER([.B228]))+3;999)" office:value-type="string" office:string-value="JUNIO" calcext:value-type="string">
            <text:p>JUNIO</text:p>
          </table:table-cell>
          <table:table-cell table:formula="of:=VLOOKUP([.D228];[.$P$4:.$Q$15];2;0)" office:value-type="float" office:value="6" calcext:value-type="float">
            <text:p>6</text:p>
          </table:table-cell>
          <table:table-cell table:formula="of:=DATE(2020;[.E228];[.C228])" office:value-type="date" office:date-value="2020-06-11" calcext:value-type="date">
            <text:p>11 de junio</text:p>
          </table:table-cell>
          <table:table-cell office:value-type="string" calcext:value-type="string">
            <text:p>7 DE OCTUBRE</text:p>
          </table:table-cell>
          <table:table-cell table:formula="of:=LEFT([.G228];FIND(&quot;DE&quot;;UPPER([.G228]))-2)" office:value-type="string" office:string-value="7" calcext:value-type="string">
            <text:p>7</text:p>
          </table:table-cell>
          <table:table-cell table:formula="of:=MID([.G228];FIND(&quot;DE&quot;;UPPER([.G228]))+3;999)" office:value-type="string" office:string-value="OCTUBRE" calcext:value-type="string">
            <text:p>OCTUBRE</text:p>
          </table:table-cell>
          <table:table-cell table:formula="of:=VLOOKUP([.I228];[.$P$4:.$Q$15];2;0)" office:value-type="float" office:value="10" calcext:value-type="float">
            <text:p>10</text:p>
          </table:table-cell>
          <table:table-cell table:formula="of:=DATE(2020;[.J228];[.H228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ILES</text:p>
          </table:table-cell>
          <table:table-cell office:value-type="string" calcext:value-type="string">
            <text:p>20 DE ENERO</text:p>
          </table:table-cell>
          <table:table-cell table:formula="of:=LEFT([.B229];FIND(&quot;DE&quot;;UPPER([.B229]))-2)" office:value-type="string" office:string-value="20" calcext:value-type="string">
            <text:p>20</text:p>
          </table:table-cell>
          <table:table-cell table:formula="of:=MID([.B229];FIND(&quot;DE&quot;;UPPER([.B229]))+3;999)" office:value-type="string" office:string-value="ENERO" calcext:value-type="string">
            <text:p>ENERO</text:p>
          </table:table-cell>
          <table:table-cell table:formula="of:=VLOOKUP([.D229];[.$P$4:.$Q$15];2;0)" office:value-type="float" office:value="1" calcext:value-type="float">
            <text:p>1</text:p>
          </table:table-cell>
          <table:table-cell table:formula="of:=DATE(2020;[.E229];[.C229])" office:value-type="date" office:date-value="2020-01-20" calcext:value-type="date">
            <text:p>20 de enero</text:p>
          </table:table-cell>
          <table:table-cell office:value-type="string" calcext:value-type="string">
            <text:p>13 DE JUNIO</text:p>
          </table:table-cell>
          <table:table-cell table:formula="of:=LEFT([.G229];FIND(&quot;DE&quot;;UPPER([.G229]))-2)" office:value-type="string" office:string-value="13" calcext:value-type="string">
            <text:p>13</text:p>
          </table:table-cell>
          <table:table-cell table:formula="of:=MID([.G229];FIND(&quot;DE&quot;;UPPER([.G229]))+3;999)" office:value-type="string" office:string-value="JUNIO" calcext:value-type="string">
            <text:p>JUNIO</text:p>
          </table:table-cell>
          <table:table-cell table:formula="of:=VLOOKUP([.I229];[.$P$4:.$Q$15];2;0)" office:value-type="float" office:value="6" calcext:value-type="float">
            <text:p>6</text:p>
          </table:table-cell>
          <table:table-cell table:formula="of:=DATE(2020;[.J229];[.H229])" office:value-type="date" office:date-value="2020-06-13" calcext:value-type="date">
            <text:p>13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ÁÑAR</text:p>
          </table:table-cell>
          <table:table-cell office:value-type="string" calcext:value-type="string">
            <text:p>27 DE JULIO</text:p>
          </table:table-cell>
          <table:table-cell table:formula="of:=LEFT([.B230];FIND(&quot;DE&quot;;UPPER([.B230]))-2)" office:value-type="string" office:string-value="27" calcext:value-type="string">
            <text:p>27</text:p>
          </table:table-cell>
          <table:table-cell table:formula="of:=MID([.B230];FIND(&quot;DE&quot;;UPPER([.B230]))+3;999)" office:value-type="string" office:string-value="JULIO" calcext:value-type="string">
            <text:p>JULIO</text:p>
          </table:table-cell>
          <table:table-cell table:formula="of:=VLOOKUP([.D230];[.$P$4:.$Q$15];2;0)" office:value-type="float" office:value="7" calcext:value-type="float">
            <text:p>7</text:p>
          </table:table-cell>
          <table:table-cell table:formula="of:=DATE(2020;[.E230];[.C230])" office:value-type="date" office:date-value="2020-07-27" calcext:value-type="date">
            <text:p>27 de julio</text:p>
          </table:table-cell>
          <table:table-cell office:value-type="string" calcext:value-type="string">
            <text:p>28 DE DICIEMBRE</text:p>
          </table:table-cell>
          <table:table-cell table:formula="of:=LEFT([.G230];FIND(&quot;DE&quot;;UPPER([.G230]))-2)" office:value-type="string" office:string-value="28" calcext:value-type="string">
            <text:p>28</text:p>
          </table:table-cell>
          <table:table-cell table:formula="of:=MID([.G230];FIND(&quot;DE&quot;;UPPER([.G230]))+3;999)" office:value-type="string" office:string-value="DICIEMBRE" calcext:value-type="string">
            <text:p>DICIEMBRE</text:p>
          </table:table-cell>
          <table:table-cell table:formula="of:=VLOOKUP([.I230];[.$P$4:.$Q$15];2;0)" office:value-type="float" office:value="12" calcext:value-type="float">
            <text:p>12</text:p>
          </table:table-cell>
          <table:table-cell table:formula="of:=DATE(2020;[.J230];[.H230])" office:value-type="date" office:date-value="2020-12-28" calcext:value-type="date">
            <text:p>28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ILEIRA</text:p>
          </table:table-cell>
          <table:table-cell office:value-type="string" calcext:value-type="string">
            <text:p>27 DE ABRIL</text:p>
          </table:table-cell>
          <table:table-cell table:formula="of:=LEFT([.B231];FIND(&quot;DE&quot;;UPPER([.B231]))-2)" office:value-type="string" office:string-value="27" calcext:value-type="string">
            <text:p>27</text:p>
          </table:table-cell>
          <table:table-cell table:formula="of:=MID([.B231];FIND(&quot;DE&quot;;UPPER([.B231]))+3;999)" office:value-type="string" office:string-value="ABRIL" calcext:value-type="string">
            <text:p>ABRIL</text:p>
          </table:table-cell>
          <table:table-cell table:formula="of:=VLOOKUP([.D231];[.$P$4:.$Q$15];2;0)" office:value-type="float" office:value="4" calcext:value-type="float">
            <text:p>4</text:p>
          </table:table-cell>
          <table:table-cell table:formula="of:=DATE(2020;[.E231];[.C231])" office:value-type="date" office:date-value="2020-04-27" calcext:value-type="date">
            <text:p>27 de abril</text:p>
          </table:table-cell>
          <table:table-cell office:value-type="string" calcext:value-type="string">
            <text:p>10 DE AGOSTO</text:p>
          </table:table-cell>
          <table:table-cell table:formula="of:=LEFT([.G231];FIND(&quot;DE&quot;;UPPER([.G231]))-2)" office:value-type="string" office:string-value="10" calcext:value-type="string">
            <text:p>10</text:p>
          </table:table-cell>
          <table:table-cell table:formula="of:=MID([.G231];FIND(&quot;DE&quot;;UPPER([.G231]))+3;999)" office:value-type="string" office:string-value="AGOSTO" calcext:value-type="string">
            <text:p>AGOSTO</text:p>
          </table:table-cell>
          <table:table-cell table:formula="of:=VLOOKUP([.I231];[.$P$4:.$Q$15];2;0)" office:value-type="float" office:value="8" calcext:value-type="float">
            <text:p>8</text:p>
          </table:table-cell>
          <table:table-cell table:formula="of:=DATE(2020;[.J231];[.H231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ATAUNAS</text:p>
          </table:table-cell>
          <table:table-cell office:value-type="string" calcext:value-type="string">
            <text:p>27 DE ABRIL</text:p>
          </table:table-cell>
          <table:table-cell table:formula="of:=LEFT([.B232];FIND(&quot;DE&quot;;UPPER([.B232]))-2)" office:value-type="string" office:string-value="27" calcext:value-type="string">
            <text:p>27</text:p>
          </table:table-cell>
          <table:table-cell table:formula="of:=MID([.B232];FIND(&quot;DE&quot;;UPPER([.B232]))+3;999)" office:value-type="string" office:string-value="ABRIL" calcext:value-type="string">
            <text:p>ABRIL</text:p>
          </table:table-cell>
          <table:table-cell table:formula="of:=VLOOKUP([.D232];[.$P$4:.$Q$15];2;0)" office:value-type="float" office:value="4" calcext:value-type="float">
            <text:p>4</text:p>
          </table:table-cell>
          <table:table-cell table:formula="of:=DATE(2020;[.E232];[.C232])" office:value-type="date" office:date-value="2020-04-27" calcext:value-type="date">
            <text:p>27 de abril</text:p>
          </table:table-cell>
          <table:table-cell office:value-type="string" calcext:value-type="string">
            <text:p>16 DE OCTUBRE</text:p>
          </table:table-cell>
          <table:table-cell table:formula="of:=LEFT([.G232];FIND(&quot;DE&quot;;UPPER([.G232]))-2)" office:value-type="string" office:string-value="16" calcext:value-type="string">
            <text:p>16</text:p>
          </table:table-cell>
          <table:table-cell table:formula="of:=MID([.G232];FIND(&quot;DE&quot;;UPPER([.G232]))+3;999)" office:value-type="string" office:string-value="OCTUBRE" calcext:value-type="string">
            <text:p>OCTUBRE</text:p>
          </table:table-cell>
          <table:table-cell table:formula="of:=VLOOKUP([.I232];[.$P$4:.$Q$15];2;0)" office:value-type="float" office:value="10" calcext:value-type="float">
            <text:p>10</text:p>
          </table:table-cell>
          <table:table-cell table:formula="of:=DATE(2020;[.J232];[.H232])" office:value-type="date" office:date-value="2020-10-16" calcext:value-type="date">
            <text:p>16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ÁSTARAS</text:p>
          </table:table-cell>
          <table:table-cell office:value-type="string" calcext:value-type="string">
            <text:p>24 DE AGOSTO</text:p>
          </table:table-cell>
          <table:table-cell table:formula="of:=LEFT([.B233];FIND(&quot;DE&quot;;UPPER([.B233]))-2)" office:value-type="string" office:string-value="24" calcext:value-type="string">
            <text:p>24</text:p>
          </table:table-cell>
          <table:table-cell table:formula="of:=MID([.B233];FIND(&quot;DE&quot;;UPPER([.B233]))+3;999)" office:value-type="string" office:string-value="AGOSTO" calcext:value-type="string">
            <text:p>AGOSTO</text:p>
          </table:table-cell>
          <table:table-cell table:formula="of:=VLOOKUP([.D233];[.$P$4:.$Q$15];2;0)" office:value-type="float" office:value="8" calcext:value-type="float">
            <text:p>8</text:p>
          </table:table-cell>
          <table:table-cell table:formula="of:=DATE(2020;[.E233];[.C233])" office:value-type="date" office:date-value="2020-08-24" calcext:value-type="date">
            <text:p>24 de agosto</text:p>
          </table:table-cell>
          <table:table-cell office:value-type="string" calcext:value-type="string">
            <text:p>29 DE SEPTIEMBRE</text:p>
          </table:table-cell>
          <table:table-cell table:formula="of:=LEFT([.G233];FIND(&quot;DE&quot;;UPPER([.G233]))-2)" office:value-type="string" office:string-value="29" calcext:value-type="string">
            <text:p>29</text:p>
          </table:table-cell>
          <table:table-cell table:formula="of:=MID([.G233];FIND(&quot;DE&quot;;UPPER([.G233]))+3;999)" office:value-type="string" office:string-value="SEPTIEMBRE" calcext:value-type="string">
            <text:p>SEPTIEMBRE</text:p>
          </table:table-cell>
          <table:table-cell table:formula="of:=VLOOKUP([.I233];[.$P$4:.$Q$15];2;0)" office:value-type="float" office:value="9" calcext:value-type="float">
            <text:p>9</text:p>
          </table:table-cell>
          <table:table-cell table:formula="of:=DATE(2020;[.J233];[.H233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LÉJAR</text:p>
          </table:table-cell>
          <table:table-cell office:value-type="string" calcext:value-type="string">
            <text:p>3 DE FEBRERO</text:p>
          </table:table-cell>
          <table:table-cell table:formula="of:=LEFT([.B234];FIND(&quot;DE&quot;;UPPER([.B234]))-2)" office:value-type="string" office:string-value="3" calcext:value-type="string">
            <text:p>3</text:p>
          </table:table-cell>
          <table:table-cell table:formula="of:=MID([.B234];FIND(&quot;DE&quot;;UPPER([.B234]))+3;999)" office:value-type="string" office:string-value="FEBRERO" calcext:value-type="string">
            <text:p>FEBRERO</text:p>
          </table:table-cell>
          <table:table-cell table:formula="of:=VLOOKUP([.D234];[.$P$4:.$Q$15];2;0)" office:value-type="float" office:value="2" calcext:value-type="float">
            <text:p>2</text:p>
          </table:table-cell>
          <table:table-cell table:formula="of:=DATE(2020;[.E234];[.C234])" office:value-type="date" office:date-value="2020-02-03" calcext:value-type="date">
            <text:p>3 de febrero</text:p>
          </table:table-cell>
          <table:table-cell office:value-type="string" calcext:value-type="string">
            <text:p>11 DE AGOSTO</text:p>
          </table:table-cell>
          <table:table-cell table:formula="of:=LEFT([.G234];FIND(&quot;DE&quot;;UPPER([.G234]))-2)" office:value-type="string" office:string-value="11" calcext:value-type="string">
            <text:p>11</text:p>
          </table:table-cell>
          <table:table-cell table:formula="of:=MID([.G234];FIND(&quot;DE&quot;;UPPER([.G234]))+3;999)" office:value-type="string" office:string-value="AGOSTO" calcext:value-type="string">
            <text:p>AGOSTO</text:p>
          </table:table-cell>
          <table:table-cell table:formula="of:=VLOOKUP([.I234];[.$P$4:.$Q$15];2;0)" office:value-type="float" office:value="8" calcext:value-type="float">
            <text:p>8</text:p>
          </table:table-cell>
          <table:table-cell table:formula="of:=DATE(2020;[.J234];[.H234])" office:value-type="date" office:date-value="2020-08-11" calcext:value-type="date">
            <text:p>1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ES DE LA VEGA</text:p>
          </table:table-cell>
          <table:table-cell office:value-type="string" calcext:value-type="string">
            <text:p>11 DE JUNIO</text:p>
          </table:table-cell>
          <table:table-cell table:formula="of:=LEFT([.B235];FIND(&quot;DE&quot;;UPPER([.B235]))-2)" office:value-type="string" office:string-value="11" calcext:value-type="string">
            <text:p>11</text:p>
          </table:table-cell>
          <table:table-cell table:formula="of:=MID([.B235];FIND(&quot;DE&quot;;UPPER([.B235]))+3;999)" office:value-type="string" office:string-value="JUNIO" calcext:value-type="string">
            <text:p>JUNIO</text:p>
          </table:table-cell>
          <table:table-cell table:formula="of:=VLOOKUP([.D235];[.$P$4:.$Q$15];2;0)" office:value-type="float" office:value="6" calcext:value-type="float">
            <text:p>6</text:p>
          </table:table-cell>
          <table:table-cell table:formula="of:=DATE(2020;[.E235];[.C235])" office:value-type="date" office:date-value="2020-06-11" calcext:value-type="date">
            <text:p>11 de junio</text:p>
          </table:table-cell>
          <table:table-cell office:value-type="string" calcext:value-type="string">
            <text:p>24 DE AGOSTO</text:p>
          </table:table-cell>
          <table:table-cell table:formula="of:=LEFT([.G235];FIND(&quot;DE&quot;;UPPER([.G235]))-2)" office:value-type="string" office:string-value="24" calcext:value-type="string">
            <text:p>24</text:p>
          </table:table-cell>
          <table:table-cell table:formula="of:=MID([.G235];FIND(&quot;DE&quot;;UPPER([.G235]))+3;999)" office:value-type="string" office:string-value="AGOSTO" calcext:value-type="string">
            <text:p>AGOSTO</text:p>
          </table:table-cell>
          <table:table-cell table:formula="of:=VLOOKUP([.I235];[.$P$4:.$Q$15];2;0)" office:value-type="float" office:value="8" calcext:value-type="float">
            <text:p>8</text:p>
          </table:table-cell>
          <table:table-cell table:formula="of:=DATE(2020;[.J235];[.H235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CHINA</text:p>
          </table:table-cell>
          <table:table-cell office:value-type="string" calcext:value-type="string">
            <text:p>18 DE ABRIL</text:p>
          </table:table-cell>
          <table:table-cell table:formula="of:=LEFT([.B236];FIND(&quot;DE&quot;;UPPER([.B236]))-2)" office:value-type="string" office:string-value="18" calcext:value-type="string">
            <text:p>18</text:p>
          </table:table-cell>
          <table:table-cell table:formula="of:=MID([.B236];FIND(&quot;DE&quot;;UPPER([.B236]))+3;999)" office:value-type="string" office:string-value="ABRIL" calcext:value-type="string">
            <text:p>ABRIL</text:p>
          </table:table-cell>
          <table:table-cell table:formula="of:=VLOOKUP([.D236];[.$P$4:.$Q$15];2;0)" office:value-type="float" office:value="4" calcext:value-type="float">
            <text:p>4</text:p>
          </table:table-cell>
          <table:table-cell table:formula="of:=DATE(2020;[.E236];[.C236])" office:value-type="date" office:date-value="2020-04-18" calcext:value-type="date">
            <text:p>18 de abril</text:p>
          </table:table-cell>
          <table:table-cell office:value-type="string" calcext:value-type="string">
            <text:p>31 DE JULIO</text:p>
          </table:table-cell>
          <table:table-cell table:formula="of:=LEFT([.G236];FIND(&quot;DE&quot;;UPPER([.G236]))-2)" office:value-type="string" office:string-value="31" calcext:value-type="string">
            <text:p>31</text:p>
          </table:table-cell>
          <table:table-cell table:formula="of:=MID([.G236];FIND(&quot;DE&quot;;UPPER([.G236]))+3;999)" office:value-type="string" office:string-value="JULIO" calcext:value-type="string">
            <text:p>JULIO</text:p>
          </table:table-cell>
          <table:table-cell table:formula="of:=VLOOKUP([.I236];[.$P$4:.$Q$15];2;0)" office:value-type="float" office:value="7" calcext:value-type="float">
            <text:p>7</text:p>
          </table:table-cell>
          <table:table-cell table:formula="of:=DATE(2020;[.J236];[.H236])" office:value-type="date" office:date-value="2020-07-31" calcext:value-type="date">
            <text:p>31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MENEAS</text:p>
          </table:table-cell>
          <table:table-cell office:value-type="string" calcext:value-type="string">
            <text:p>24 DE ENERO</text:p>
          </table:table-cell>
          <table:table-cell table:formula="of:=LEFT([.B237];FIND(&quot;DE&quot;;UPPER([.B237]))-2)" office:value-type="string" office:string-value="24" calcext:value-type="string">
            <text:p>24</text:p>
          </table:table-cell>
          <table:table-cell table:formula="of:=MID([.B237];FIND(&quot;DE&quot;;UPPER([.B237]))+3;999)" office:value-type="string" office:string-value="ENERO" calcext:value-type="string">
            <text:p>ENERO</text:p>
          </table:table-cell>
          <table:table-cell table:formula="of:=VLOOKUP([.D237];[.$P$4:.$Q$15];2;0)" office:value-type="float" office:value="1" calcext:value-type="float">
            <text:p>1</text:p>
          </table:table-cell>
          <table:table-cell table:formula="of:=DATE(2020;[.E237];[.C237])" office:value-type="date" office:date-value="2020-01-24" calcext:value-type="date">
            <text:p>24 de enero</text:p>
          </table:table-cell>
          <table:table-cell office:value-type="string" calcext:value-type="string">
            <text:p>7 DE OCTUBRE</text:p>
          </table:table-cell>
          <table:table-cell table:formula="of:=LEFT([.G237];FIND(&quot;DE&quot;;UPPER([.G237]))-2)" office:value-type="string" office:string-value="7" calcext:value-type="string">
            <text:p>7</text:p>
          </table:table-cell>
          <table:table-cell table:formula="of:=MID([.G237];FIND(&quot;DE&quot;;UPPER([.G237]))+3;999)" office:value-type="string" office:string-value="OCTUBRE" calcext:value-type="string">
            <text:p>OCTUBRE</text:p>
          </table:table-cell>
          <table:table-cell table:formula="of:=VLOOKUP([.I237];[.$P$4:.$Q$15];2;0)" office:value-type="float" office:value="10" calcext:value-type="float">
            <text:p>10</text:p>
          </table:table-cell>
          <table:table-cell table:formula="of:=DATE(2020;[.J237];[.H237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GOLLOS DE GUADIX</text:p>
          </table:table-cell>
          <table:table-cell office:value-type="string" calcext:value-type="string">
            <text:p>27 DE ABRIL</text:p>
          </table:table-cell>
          <table:table-cell table:formula="of:=LEFT([.B238];FIND(&quot;DE&quot;;UPPER([.B238]))-2)" office:value-type="string" office:string-value="27" calcext:value-type="string">
            <text:p>27</text:p>
          </table:table-cell>
          <table:table-cell table:formula="of:=MID([.B238];FIND(&quot;DE&quot;;UPPER([.B238]))+3;999)" office:value-type="string" office:string-value="ABRIL" calcext:value-type="string">
            <text:p>ABRIL</text:p>
          </table:table-cell>
          <table:table-cell table:formula="of:=VLOOKUP([.D238];[.$P$4:.$Q$15];2;0)" office:value-type="float" office:value="4" calcext:value-type="float">
            <text:p>4</text:p>
          </table:table-cell>
          <table:table-cell table:formula="of:=DATE(2020;[.E238];[.C238])" office:value-type="date" office:date-value="2020-04-27" calcext:value-type="date">
            <text:p>27 de abril</text:p>
          </table:table-cell>
          <table:table-cell office:value-type="string" calcext:value-type="string">
            <text:p>28 DE AGOSTO</text:p>
          </table:table-cell>
          <table:table-cell table:formula="of:=LEFT([.G238];FIND(&quot;DE&quot;;UPPER([.G238]))-2)" office:value-type="string" office:string-value="28" calcext:value-type="string">
            <text:p>28</text:p>
          </table:table-cell>
          <table:table-cell table:formula="of:=MID([.G238];FIND(&quot;DE&quot;;UPPER([.G238]))+3;999)" office:value-type="string" office:string-value="AGOSTO" calcext:value-type="string">
            <text:p>AGOSTO</text:p>
          </table:table-cell>
          <table:table-cell table:formula="of:=VLOOKUP([.I238];[.$P$4:.$Q$15];2;0)" office:value-type="float" office:value="8" calcext:value-type="float">
            <text:p>8</text:p>
          </table:table-cell>
          <table:table-cell table:formula="of:=DATE(2020;[.J238];[.H238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GOLLOS VEGA</text:p>
          </table:table-cell>
          <table:table-cell office:value-type="string" calcext:value-type="string">
            <text:p>4 DE MAYO</text:p>
          </table:table-cell>
          <table:table-cell table:formula="of:=LEFT([.B239];FIND(&quot;DE&quot;;UPPER([.B239]))-2)" office:value-type="string" office:string-value="4" calcext:value-type="string">
            <text:p>4</text:p>
          </table:table-cell>
          <table:table-cell table:formula="of:=MID([.B239];FIND(&quot;DE&quot;;UPPER([.B239]))+3;999)" office:value-type="string" office:string-value="MAYO" calcext:value-type="string">
            <text:p>MAYO</text:p>
          </table:table-cell>
          <table:table-cell table:formula="of:=VLOOKUP([.D239];[.$P$4:.$Q$15];2;0)" office:value-type="float" office:value="5" calcext:value-type="float">
            <text:p>5</text:p>
          </table:table-cell>
          <table:table-cell table:formula="of:=DATE(2020;[.E239];[.C239])" office:value-type="date" office:date-value="2020-05-04" calcext:value-type="date">
            <text:p>4 de mayo</text:p>
          </table:table-cell>
          <table:table-cell office:value-type="string" calcext:value-type="string">
            <text:p>12 DE JUNIO</text:p>
          </table:table-cell>
          <table:table-cell table:formula="of:=LEFT([.G239];FIND(&quot;DE&quot;;UPPER([.G239]))-2)" office:value-type="string" office:string-value="12" calcext:value-type="string">
            <text:p>12</text:p>
          </table:table-cell>
          <table:table-cell table:formula="of:=MID([.G239];FIND(&quot;DE&quot;;UPPER([.G239]))+3;999)" office:value-type="string" office:string-value="JUNIO" calcext:value-type="string">
            <text:p>JUNIO</text:p>
          </table:table-cell>
          <table:table-cell table:formula="of:=VLOOKUP([.I239];[.$P$4:.$Q$15];2;0)" office:value-type="float" office:value="6" calcext:value-type="float">
            <text:p>6</text:p>
          </table:table-cell>
          <table:table-cell table:formula="of:=DATE(2020;[.J239];[.H239])" office:value-type="date" office:date-value="2020-06-12" calcext:value-type="date">
            <text:p>12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MERA</text:p>
          </table:table-cell>
          <table:table-cell office:value-type="string" calcext:value-type="string">
            <text:p>14 DE SEPTIEMBRE</text:p>
          </table:table-cell>
          <table:table-cell table:formula="of:=LEFT([.B240];FIND(&quot;DE&quot;;UPPER([.B240]))-2)" office:value-type="string" office:string-value="14" calcext:value-type="string">
            <text:p>14</text:p>
          </table:table-cell>
          <table:table-cell table:formula="of:=MID([.B240];FIND(&quot;DE&quot;;UPPER([.B240]))+3;999)" office:value-type="string" office:string-value="SEPTIEMBRE" calcext:value-type="string">
            <text:p>SEPTIEMBRE</text:p>
          </table:table-cell>
          <table:table-cell table:formula="of:=VLOOKUP([.D240];[.$P$4:.$Q$15];2;0)" office:value-type="float" office:value="9" calcext:value-type="float">
            <text:p>9</text:p>
          </table:table-cell>
          <table:table-cell table:formula="of:=DATE(2020;[.E240];[.C240])" office:value-type="date" office:date-value="2020-09-14" calcext:value-type="date">
            <text:p>14 de septiembre</text:p>
          </table:table-cell>
          <table:table-cell office:value-type="string" calcext:value-type="string">
            <text:p>15 DE SEPTIEMBRE</text:p>
          </table:table-cell>
          <table:table-cell table:formula="of:=LEFT([.G240];FIND(&quot;DE&quot;;UPPER([.G240]))-2)" office:value-type="string" office:string-value="15" calcext:value-type="string">
            <text:p>15</text:p>
          </table:table-cell>
          <table:table-cell table:formula="of:=MID([.G240];FIND(&quot;DE&quot;;UPPER([.G240]))+3;999)" office:value-type="string" office:string-value="SEPTIEMBRE" calcext:value-type="string">
            <text:p>SEPTIEMBRE</text:p>
          </table:table-cell>
          <table:table-cell table:formula="of:=VLOOKUP([.I240];[.$P$4:.$Q$15];2;0)" office:value-type="float" office:value="9" calcext:value-type="float">
            <text:p>9</text:p>
          </table:table-cell>
          <table:table-cell table:formula="of:=DATE(2020;[.J240];[.H240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TES DE BAZA</text:p>
          </table:table-cell>
          <table:table-cell office:value-type="string" calcext:value-type="string">
            <text:p>4 DE MAYO</text:p>
          </table:table-cell>
          <table:table-cell table:formula="of:=LEFT([.B241];FIND(&quot;DE&quot;;UPPER([.B241]))-2)" office:value-type="string" office:string-value="4" calcext:value-type="string">
            <text:p>4</text:p>
          </table:table-cell>
          <table:table-cell table:formula="of:=MID([.B241];FIND(&quot;DE&quot;;UPPER([.B241]))+3;999)" office:value-type="string" office:string-value="MAYO" calcext:value-type="string">
            <text:p>MAYO</text:p>
          </table:table-cell>
          <table:table-cell table:formula="of:=VLOOKUP([.D241];[.$P$4:.$Q$15];2;0)" office:value-type="float" office:value="5" calcext:value-type="float">
            <text:p>5</text:p>
          </table:table-cell>
          <table:table-cell table:formula="of:=DATE(2020;[.E241];[.C241])" office:value-type="date" office:date-value="2020-05-04" calcext:value-type="date">
            <text:p>4 de mayo</text:p>
          </table:table-cell>
          <table:table-cell office:value-type="string" calcext:value-type="string">
            <text:p>28 DE SEPTIEMBRE</text:p>
          </table:table-cell>
          <table:table-cell table:formula="of:=LEFT([.G241];FIND(&quot;DE&quot;;UPPER([.G241]))-2)" office:value-type="string" office:string-value="28" calcext:value-type="string">
            <text:p>28</text:p>
          </table:table-cell>
          <table:table-cell table:formula="of:=MID([.G241];FIND(&quot;DE&quot;;UPPER([.G241]))+3;999)" office:value-type="string" office:string-value="SEPTIEMBRE" calcext:value-type="string">
            <text:p>SEPTIEMBRE</text:p>
          </table:table-cell>
          <table:table-cell table:formula="of:=VLOOKUP([.I241];[.$P$4:.$Q$15];2;0)" office:value-type="float" office:value="9" calcext:value-type="float">
            <text:p>9</text:p>
          </table:table-cell>
          <table:table-cell table:formula="of:=DATE(2020;[.J241];[.H241])" office:value-type="date" office:date-value="2020-09-28" calcext:value-type="date">
            <text:p>2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TES Y GRAENA</text:p>
          </table:table-cell>
          <table:table-cell office:value-type="string" calcext:value-type="string">
            <text:p>10 DE AGOSTO</text:p>
          </table:table-cell>
          <table:table-cell table:formula="of:=LEFT([.B242];FIND(&quot;DE&quot;;UPPER([.B242]))-2)" office:value-type="string" office:string-value="10" calcext:value-type="string">
            <text:p>10</text:p>
          </table:table-cell>
          <table:table-cell table:formula="of:=MID([.B242];FIND(&quot;DE&quot;;UPPER([.B242]))+3;999)" office:value-type="string" office:string-value="AGOSTO" calcext:value-type="string">
            <text:p>AGOSTO</text:p>
          </table:table-cell>
          <table:table-cell table:formula="of:=VLOOKUP([.D242];[.$P$4:.$Q$15];2;0)" office:value-type="float" office:value="8" calcext:value-type="float">
            <text:p>8</text:p>
          </table:table-cell>
          <table:table-cell table:formula="of:=DATE(2020;[.E242];[.C242])" office:value-type="date" office:date-value="2020-08-10" calcext:value-type="date">
            <text:p>10 de agosto</text:p>
          </table:table-cell>
          <table:table-cell office:value-type="string" calcext:value-type="string">
            <text:p>20 DE NOVIEMBRE</text:p>
          </table:table-cell>
          <table:table-cell table:formula="of:=LEFT([.G242];FIND(&quot;DE&quot;;UPPER([.G242]))-2)" office:value-type="string" office:string-value="20" calcext:value-type="string">
            <text:p>20</text:p>
          </table:table-cell>
          <table:table-cell table:formula="of:=MID([.G242];FIND(&quot;DE&quot;;UPPER([.G242]))+3;999)" office:value-type="string" office:string-value="NOVIEMBRE" calcext:value-type="string">
            <text:p>NOVIEMBRE</text:p>
          </table:table-cell>
          <table:table-cell table:formula="of:=VLOOKUP([.I242];[.$P$4:.$Q$15];2;0)" office:value-type="float" office:value="11" calcext:value-type="float">
            <text:p>11</text:p>
          </table:table-cell>
          <table:table-cell table:formula="of:=DATE(2020;[.J242];[.H242])" office:value-type="date" office:date-value="2020-11-20" calcext:value-type="date">
            <text:p>20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ÚLLAR</text:p>
          </table:table-cell>
          <table:table-cell office:value-type="string" calcext:value-type="string">
            <text:p>27 DE ABRIL</text:p>
          </table:table-cell>
          <table:table-cell table:formula="of:=LEFT([.B243];FIND(&quot;DE&quot;;UPPER([.B243]))-2)" office:value-type="string" office:string-value="27" calcext:value-type="string">
            <text:p>27</text:p>
          </table:table-cell>
          <table:table-cell table:formula="of:=MID([.B243];FIND(&quot;DE&quot;;UPPER([.B243]))+3;999)" office:value-type="string" office:string-value="ABRIL" calcext:value-type="string">
            <text:p>ABRIL</text:p>
          </table:table-cell>
          <table:table-cell table:formula="of:=VLOOKUP([.D243];[.$P$4:.$Q$15];2;0)" office:value-type="float" office:value="4" calcext:value-type="float">
            <text:p>4</text:p>
          </table:table-cell>
          <table:table-cell table:formula="of:=DATE(2020;[.E243];[.C243])" office:value-type="date" office:date-value="2020-04-27" calcext:value-type="date">
            <text:p>27 de abril</text:p>
          </table:table-cell>
          <table:table-cell office:value-type="string" calcext:value-type="string">
            <text:p>28 DE AGOSTO</text:p>
          </table:table-cell>
          <table:table-cell table:formula="of:=LEFT([.G243];FIND(&quot;DE&quot;;UPPER([.G243]))-2)" office:value-type="string" office:string-value="28" calcext:value-type="string">
            <text:p>28</text:p>
          </table:table-cell>
          <table:table-cell table:formula="of:=MID([.G243];FIND(&quot;DE&quot;;UPPER([.G243]))+3;999)" office:value-type="string" office:string-value="AGOSTO" calcext:value-type="string">
            <text:p>AGOSTO</text:p>
          </table:table-cell>
          <table:table-cell table:formula="of:=VLOOKUP([.I243];[.$P$4:.$Q$15];2;0)" office:value-type="float" office:value="8" calcext:value-type="float">
            <text:p>8</text:p>
          </table:table-cell>
          <table:table-cell table:formula="of:=DATE(2020;[.J243];[.H243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ÚLLAR VEGA</text:p>
          </table:table-cell>
          <table:table-cell office:value-type="string" calcext:value-type="string">
            <text:p>28 DE SEPTIEMBRE</text:p>
          </table:table-cell>
          <table:table-cell table:formula="of:=LEFT([.B244];FIND(&quot;DE&quot;;UPPER([.B244]))-2)" office:value-type="string" office:string-value="28" calcext:value-type="string">
            <text:p>28</text:p>
          </table:table-cell>
          <table:table-cell table:formula="of:=MID([.B244];FIND(&quot;DE&quot;;UPPER([.B244]))+3;999)" office:value-type="string" office:string-value="SEPTIEMBRE" calcext:value-type="string">
            <text:p>SEPTIEMBRE</text:p>
          </table:table-cell>
          <table:table-cell table:formula="of:=VLOOKUP([.D244];[.$P$4:.$Q$15];2;0)" office:value-type="float" office:value="9" calcext:value-type="float">
            <text:p>9</text:p>
          </table:table-cell>
          <table:table-cell table:formula="of:=DATE(2020;[.E244];[.C244])" office:value-type="date" office:date-value="2020-09-28" calcext:value-type="date">
            <text:p>28 de septiembre</text:p>
          </table:table-cell>
          <table:table-cell office:value-type="string" calcext:value-type="string">
            <text:p>29 DE SEPTIEMBRE</text:p>
          </table:table-cell>
          <table:table-cell table:formula="of:=LEFT([.G244];FIND(&quot;DE&quot;;UPPER([.G244]))-2)" office:value-type="string" office:string-value="29" calcext:value-type="string">
            <text:p>29</text:p>
          </table:table-cell>
          <table:table-cell table:formula="of:=MID([.G244];FIND(&quot;DE&quot;;UPPER([.G244]))+3;999)" office:value-type="string" office:string-value="SEPTIEMBRE" calcext:value-type="string">
            <text:p>SEPTIEMBRE</text:p>
          </table:table-cell>
          <table:table-cell table:formula="of:=VLOOKUP([.I244];[.$P$4:.$Q$15];2;0)" office:value-type="float" office:value="9" calcext:value-type="float">
            <text:p>9</text:p>
          </table:table-cell>
          <table:table-cell table:formula="of:=DATE(2020;[.J244];[.H244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RO</text:p>
          </table:table-cell>
          <table:table-cell office:value-type="string" calcext:value-type="string">
            <text:p>1 DE OCTUBRE</text:p>
          </table:table-cell>
          <table:table-cell table:formula="of:=LEFT([.B245];FIND(&quot;DE&quot;;UPPER([.B245]))-2)" office:value-type="string" office:string-value="1" calcext:value-type="string">
            <text:p>1</text:p>
          </table:table-cell>
          <table:table-cell table:formula="of:=MID([.B245];FIND(&quot;DE&quot;;UPPER([.B245]))+3;999)" office:value-type="string" office:string-value="OCTUBRE" calcext:value-type="string">
            <text:p>OCTUBRE</text:p>
          </table:table-cell>
          <table:table-cell table:formula="of:=VLOOKUP([.D245];[.$P$4:.$Q$15];2;0)" office:value-type="float" office:value="10" calcext:value-type="float">
            <text:p>10</text:p>
          </table:table-cell>
          <table:table-cell table:formula="of:=DATE(2020;[.E245];[.C245])" office:value-type="date" office:date-value="2020-10-01" calcext:value-type="date">
            <text:p>1 de octubre</text:p>
          </table:table-cell>
          <table:table-cell office:value-type="string" calcext:value-type="string">
            <text:p>2 DE OCTUBRE</text:p>
          </table:table-cell>
          <table:table-cell table:formula="of:=LEFT([.G245];FIND(&quot;DE&quot;;UPPER([.G245]))-2)" office:value-type="string" office:string-value="2" calcext:value-type="string">
            <text:p>2</text:p>
          </table:table-cell>
          <table:table-cell table:formula="of:=MID([.G245];FIND(&quot;DE&quot;;UPPER([.G245]))+3;999)" office:value-type="string" office:string-value="OCTUBRE" calcext:value-type="string">
            <text:p>OCTUBRE</text:p>
          </table:table-cell>
          <table:table-cell table:formula="of:=VLOOKUP([.I245];[.$P$4:.$Q$15];2;0)" office:value-type="float" office:value="10" calcext:value-type="float">
            <text:p>10</text:p>
          </table:table-cell>
          <table:table-cell table:formula="of:=DATE(2020;[.J245];[.H245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HESAS DE GUADIX</text:p>
          </table:table-cell>
          <table:table-cell office:value-type="string" calcext:value-type="string">
            <text:p>20 DE MAYO</text:p>
          </table:table-cell>
          <table:table-cell table:formula="of:=LEFT([.B246];FIND(&quot;DE&quot;;UPPER([.B246]))-2)" office:value-type="string" office:string-value="20" calcext:value-type="string">
            <text:p>20</text:p>
          </table:table-cell>
          <table:table-cell table:formula="of:=MID([.B246];FIND(&quot;DE&quot;;UPPER([.B246]))+3;999)" office:value-type="string" office:string-value="MAYO" calcext:value-type="string">
            <text:p>MAYO</text:p>
          </table:table-cell>
          <table:table-cell table:formula="of:=VLOOKUP([.D246];[.$P$4:.$Q$15];2;0)" office:value-type="float" office:value="5" calcext:value-type="float">
            <text:p>5</text:p>
          </table:table-cell>
          <table:table-cell table:formula="of:=DATE(2020;[.E246];[.C246])" office:value-type="date" office:date-value="2020-05-20" calcext:value-type="date">
            <text:p>20 de mayo</text:p>
          </table:table-cell>
          <table:table-cell office:value-type="string" calcext:value-type="string">
            <text:p>10 DE AGOSTO</text:p>
          </table:table-cell>
          <table:table-cell table:formula="of:=LEFT([.G246];FIND(&quot;DE&quot;;UPPER([.G246]))-2)" office:value-type="string" office:string-value="10" calcext:value-type="string">
            <text:p>10</text:p>
          </table:table-cell>
          <table:table-cell table:formula="of:=MID([.G246];FIND(&quot;DE&quot;;UPPER([.G246]))+3;999)" office:value-type="string" office:string-value="AGOSTO" calcext:value-type="string">
            <text:p>AGOSTO</text:p>
          </table:table-cell>
          <table:table-cell table:formula="of:=VLOOKUP([.I246];[.$P$4:.$Q$15];2;0)" office:value-type="float" office:value="8" calcext:value-type="float">
            <text:p>8</text:p>
          </table:table-cell>
          <table:table-cell table:formula="of:=DATE(2020;[.J246];[.H246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IFONTES</text:p>
          </table:table-cell>
          <table:table-cell office:value-type="string" calcext:value-type="string">
            <text:p>15 DE MAYO</text:p>
          </table:table-cell>
          <table:table-cell table:formula="of:=LEFT([.B247];FIND(&quot;DE&quot;;UPPER([.B247]))-2)" office:value-type="string" office:string-value="15" calcext:value-type="string">
            <text:p>15</text:p>
          </table:table-cell>
          <table:table-cell table:formula="of:=MID([.B247];FIND(&quot;DE&quot;;UPPER([.B247]))+3;999)" office:value-type="string" office:string-value="MAYO" calcext:value-type="string">
            <text:p>MAYO</text:p>
          </table:table-cell>
          <table:table-cell table:formula="of:=VLOOKUP([.D247];[.$P$4:.$Q$15];2;0)" office:value-type="float" office:value="5" calcext:value-type="float">
            <text:p>5</text:p>
          </table:table-cell>
          <table:table-cell table:formula="of:=DATE(2020;[.E247];[.C247])" office:value-type="date" office:date-value="2020-05-15" calcext:value-type="date">
            <text:p>15 de mayo</text:p>
          </table:table-cell>
          <table:table-cell office:value-type="string" calcext:value-type="string">
            <text:p>14 DE AGOSTO</text:p>
          </table:table-cell>
          <table:table-cell table:formula="of:=LEFT([.G247];FIND(&quot;DE&quot;;UPPER([.G247]))-2)" office:value-type="string" office:string-value="14" calcext:value-type="string">
            <text:p>14</text:p>
          </table:table-cell>
          <table:table-cell table:formula="of:=MID([.G247];FIND(&quot;DE&quot;;UPPER([.G247]))+3;999)" office:value-type="string" office:string-value="AGOSTO" calcext:value-type="string">
            <text:p>AGOSTO</text:p>
          </table:table-cell>
          <table:table-cell table:formula="of:=VLOOKUP([.I247];[.$P$4:.$Q$15];2;0)" office:value-type="float" office:value="8" calcext:value-type="float">
            <text:p>8</text:p>
          </table:table-cell>
          <table:table-cell table:formula="of:=DATE(2020;[.J247];[.H247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ZMA</text:p>
          </table:table-cell>
          <table:table-cell office:value-type="string" calcext:value-type="string">
            <text:p>3 DE FEBRERO</text:p>
          </table:table-cell>
          <table:table-cell table:formula="of:=LEFT([.B248];FIND(&quot;DE&quot;;UPPER([.B248]))-2)" office:value-type="string" office:string-value="3" calcext:value-type="string">
            <text:p>3</text:p>
          </table:table-cell>
          <table:table-cell table:formula="of:=MID([.B248];FIND(&quot;DE&quot;;UPPER([.B248]))+3;999)" office:value-type="string" office:string-value="FEBRERO" calcext:value-type="string">
            <text:p>FEBRERO</text:p>
          </table:table-cell>
          <table:table-cell table:formula="of:=VLOOKUP([.D248];[.$P$4:.$Q$15];2;0)" office:value-type="float" office:value="2" calcext:value-type="float">
            <text:p>2</text:p>
          </table:table-cell>
          <table:table-cell table:formula="of:=DATE(2020;[.E248];[.C248])" office:value-type="date" office:date-value="2020-02-03" calcext:value-type="date">
            <text:p>3 de febrero</text:p>
          </table:table-cell>
          <table:table-cell office:value-type="string" calcext:value-type="string">
            <text:p>17 DE AGOSTO</text:p>
          </table:table-cell>
          <table:table-cell table:formula="of:=LEFT([.G248];FIND(&quot;DE&quot;;UPPER([.G248]))-2)" office:value-type="string" office:string-value="17" calcext:value-type="string">
            <text:p>17</text:p>
          </table:table-cell>
          <table:table-cell table:formula="of:=MID([.G248];FIND(&quot;DE&quot;;UPPER([.G248]))+3;999)" office:value-type="string" office:string-value="AGOSTO" calcext:value-type="string">
            <text:p>AGOSTO</text:p>
          </table:table-cell>
          <table:table-cell table:formula="of:=VLOOKUP([.I248];[.$P$4:.$Q$15];2;0)" office:value-type="float" office:value="8" calcext:value-type="float">
            <text:p>8</text:p>
          </table:table-cell>
          <table:table-cell table:formula="of:=DATE(2020;[.J248];[.H248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16 DE JULIO</text:p>
          </table:table-cell>
          <table:table-cell table:formula="of:=LEFT([.B249];FIND(&quot;DE&quot;;UPPER([.B249]))-2)" office:value-type="string" office:string-value="16" calcext:value-type="string">
            <text:p>16</text:p>
          </table:table-cell>
          <table:table-cell table:formula="of:=MID([.B249];FIND(&quot;DE&quot;;UPPER([.B249]))+3;999)" office:value-type="string" office:string-value="JULIO" calcext:value-type="string">
            <text:p>JULIO</text:p>
          </table:table-cell>
          <table:table-cell table:formula="of:=VLOOKUP([.D249];[.$P$4:.$Q$15];2;0)" office:value-type="float" office:value="7" calcext:value-type="float">
            <text:p>7</text:p>
          </table:table-cell>
          <table:table-cell table:formula="of:=DATE(2020;[.E249];[.C249])" office:value-type="date" office:date-value="2020-07-16" calcext:value-type="date">
            <text:p>16 de julio</text:p>
          </table:table-cell>
          <table:table-cell office:value-type="string" calcext:value-type="string">
            <text:p>30 DE NOVIEMBRE</text:p>
          </table:table-cell>
          <table:table-cell table:formula="of:=LEFT([.G249];FIND(&quot;DE&quot;;UPPER([.G249]))-2)" office:value-type="string" office:string-value="30" calcext:value-type="string">
            <text:p>30</text:p>
          </table:table-cell>
          <table:table-cell table:formula="of:=MID([.G249];FIND(&quot;DE&quot;;UPPER([.G249]))+3;999)" office:value-type="string" office:string-value="NOVIEMBRE" calcext:value-type="string">
            <text:p>NOVIEMBRE</text:p>
          </table:table-cell>
          <table:table-cell table:formula="of:=VLOOKUP([.I249];[.$P$4:.$Q$15];2;0)" office:value-type="float" office:value="11" calcext:value-type="float">
            <text:p>11</text:p>
          </table:table-cell>
          <table:table-cell table:formula="of:=DATE(2020;[.J249];[.H249])" office:value-type="date" office:date-value="2020-11-30" calcext:value-type="date">
            <text:p>30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ÚDAR</text:p>
          </table:table-cell>
          <table:table-cell office:value-type="string" calcext:value-type="string">
            <text:p>3 DE FEBRERO</text:p>
          </table:table-cell>
          <table:table-cell table:formula="of:=LEFT([.B250];FIND(&quot;DE&quot;;UPPER([.B250]))-2)" office:value-type="string" office:string-value="3" calcext:value-type="string">
            <text:p>3</text:p>
          </table:table-cell>
          <table:table-cell table:formula="of:=MID([.B250];FIND(&quot;DE&quot;;UPPER([.B250]))+3;999)" office:value-type="string" office:string-value="FEBRERO" calcext:value-type="string">
            <text:p>FEBRERO</text:p>
          </table:table-cell>
          <table:table-cell table:formula="of:=VLOOKUP([.D250];[.$P$4:.$Q$15];2;0)" office:value-type="float" office:value="2" calcext:value-type="float">
            <text:p>2</text:p>
          </table:table-cell>
          <table:table-cell table:formula="of:=DATE(2020;[.E250];[.C250])" office:value-type="date" office:date-value="2020-02-03" calcext:value-type="date">
            <text:p>3 de febrero</text:p>
          </table:table-cell>
          <table:table-cell office:value-type="string" calcext:value-type="string">
            <text:p>11 DE JUNIO</text:p>
          </table:table-cell>
          <table:table-cell table:formula="of:=LEFT([.G250];FIND(&quot;DE&quot;;UPPER([.G250]))-2)" office:value-type="string" office:string-value="11" calcext:value-type="string">
            <text:p>11</text:p>
          </table:table-cell>
          <table:table-cell table:formula="of:=MID([.G250];FIND(&quot;DE&quot;;UPPER([.G250]))+3;999)" office:value-type="string" office:string-value="JUNIO" calcext:value-type="string">
            <text:p>JUNIO</text:p>
          </table:table-cell>
          <table:table-cell table:formula="of:=VLOOKUP([.I250];[.$P$4:.$Q$15];2;0)" office:value-type="float" office:value="6" calcext:value-type="float">
            <text:p>6</text:p>
          </table:table-cell>
          <table:table-cell table:formula="of:=DATE(2020;[.J250];[.H250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ÚZAR</text:p>
          </table:table-cell>
          <table:table-cell office:value-type="string" calcext:value-type="string">
            <text:p>24 DE ABRIL</text:p>
          </table:table-cell>
          <table:table-cell table:formula="of:=LEFT([.B251];FIND(&quot;DE&quot;;UPPER([.B251]))-2)" office:value-type="string" office:string-value="24" calcext:value-type="string">
            <text:p>24</text:p>
          </table:table-cell>
          <table:table-cell table:formula="of:=MID([.B251];FIND(&quot;DE&quot;;UPPER([.B251]))+3;999)" office:value-type="string" office:string-value="ABRIL" calcext:value-type="string">
            <text:p>ABRIL</text:p>
          </table:table-cell>
          <table:table-cell table:formula="of:=VLOOKUP([.D251];[.$P$4:.$Q$15];2;0)" office:value-type="float" office:value="4" calcext:value-type="float">
            <text:p>4</text:p>
          </table:table-cell>
          <table:table-cell table:formula="of:=DATE(2020;[.E251];[.C251])" office:value-type="date" office:date-value="2020-04-24" calcext:value-type="date">
            <text:p>24 de abril</text:p>
          </table:table-cell>
          <table:table-cell office:value-type="string" calcext:value-type="string">
            <text:p>21 DE AGOSTO</text:p>
          </table:table-cell>
          <table:table-cell table:formula="of:=LEFT([.G251];FIND(&quot;DE&quot;;UPPER([.G251]))-2)" office:value-type="string" office:string-value="21" calcext:value-type="string">
            <text:p>21</text:p>
          </table:table-cell>
          <table:table-cell table:formula="of:=MID([.G251];FIND(&quot;DE&quot;;UPPER([.G251]))+3;999)" office:value-type="string" office:string-value="AGOSTO" calcext:value-type="string">
            <text:p>AGOSTO</text:p>
          </table:table-cell>
          <table:table-cell table:formula="of:=VLOOKUP([.I251];[.$P$4:.$Q$15];2;0)" office:value-type="float" office:value="8" calcext:value-type="float">
            <text:p>8</text:p>
          </table:table-cell>
          <table:table-cell table:formula="of:=DATE(2020;[.J251];[.H251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4 DE MAYO</text:p>
          </table:table-cell>
          <table:table-cell table:formula="of:=LEFT([.B252];FIND(&quot;DE&quot;;UPPER([.B252]))-2)" office:value-type="string" office:string-value="4" calcext:value-type="string">
            <text:p>4</text:p>
          </table:table-cell>
          <table:table-cell table:formula="of:=MID([.B252];FIND(&quot;DE&quot;;UPPER([.B252]))+3;999)" office:value-type="string" office:string-value="MAYO" calcext:value-type="string">
            <text:p>MAYO</text:p>
          </table:table-cell>
          <table:table-cell table:formula="of:=VLOOKUP([.D252];[.$P$4:.$Q$15];2;0)" office:value-type="float" office:value="5" calcext:value-type="float">
            <text:p>5</text:p>
          </table:table-cell>
          <table:table-cell table:formula="of:=DATE(2020;[.E252];[.C252])" office:value-type="date" office:date-value="2020-05-04" calcext:value-type="date">
            <text:p>4 de mayo</text:p>
          </table:table-cell>
          <table:table-cell office:value-type="string" calcext:value-type="string">
            <text:p>5 DE OCTUBRE</text:p>
          </table:table-cell>
          <table:table-cell table:formula="of:=LEFT([.G252];FIND(&quot;DE&quot;;UPPER([.G252]))-2)" office:value-type="string" office:string-value="5" calcext:value-type="string">
            <text:p>5</text:p>
          </table:table-cell>
          <table:table-cell table:formula="of:=MID([.G252];FIND(&quot;DE&quot;;UPPER([.G252]))+3;999)" office:value-type="string" office:string-value="OCTUBRE" calcext:value-type="string">
            <text:p>OCTUBRE</text:p>
          </table:table-cell>
          <table:table-cell table:formula="of:=VLOOKUP([.I252];[.$P$4:.$Q$15];2;0)" office:value-type="float" office:value="10" calcext:value-type="float">
            <text:p>10</text:p>
          </table:table-cell>
          <table:table-cell table:formula="of:=DATE(2020;[.J252];[.H252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ELAS</text:p>
          </table:table-cell>
          <table:table-cell office:value-type="string" calcext:value-type="string">
            <text:p>3 DE ABRIL</text:p>
          </table:table-cell>
          <table:table-cell table:formula="of:=LEFT([.B253];FIND(&quot;DE&quot;;UPPER([.B253]))-2)" office:value-type="string" office:string-value="3" calcext:value-type="string">
            <text:p>3</text:p>
          </table:table-cell>
          <table:table-cell table:formula="of:=MID([.B253];FIND(&quot;DE&quot;;UPPER([.B253]))+3;999)" office:value-type="string" office:string-value="ABRIL" calcext:value-type="string">
            <text:p>ABRIL</text:p>
          </table:table-cell>
          <table:table-cell table:formula="of:=VLOOKUP([.D253];[.$P$4:.$Q$15];2;0)" office:value-type="float" office:value="4" calcext:value-type="float">
            <text:p>4</text:p>
          </table:table-cell>
          <table:table-cell table:formula="of:=DATE(2020;[.E253];[.C253])" office:value-type="date" office:date-value="2020-04-03" calcext:value-type="date">
            <text:p>3 de abril</text:p>
          </table:table-cell>
          <table:table-cell office:value-type="string" calcext:value-type="string">
            <text:p>9 DE OCTUBRE</text:p>
          </table:table-cell>
          <table:table-cell table:formula="of:=LEFT([.G253];FIND(&quot;DE&quot;;UPPER([.G253]))-2)" office:value-type="string" office:string-value="9" calcext:value-type="string">
            <text:p>9</text:p>
          </table:table-cell>
          <table:table-cell table:formula="of:=MID([.G253];FIND(&quot;DE&quot;;UPPER([.G253]))+3;999)" office:value-type="string" office:string-value="OCTUBRE" calcext:value-type="string">
            <text:p>OCTUBRE</text:p>
          </table:table-cell>
          <table:table-cell table:formula="of:=VLOOKUP([.I253];[.$P$4:.$Q$15];2;0)" office:value-type="float" office:value="10" calcext:value-type="float">
            <text:p>10</text:p>
          </table:table-cell>
          <table:table-cell table:formula="of:=DATE(2020;[.J253];[.H253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NES</text:p>
          </table:table-cell>
          <table:table-cell office:value-type="string" calcext:value-type="string">
            <text:p>19 DE MARZO</text:p>
          </table:table-cell>
          <table:table-cell table:formula="of:=LEFT([.B254];FIND(&quot;DE&quot;;UPPER([.B254]))-2)" office:value-type="string" office:string-value="19" calcext:value-type="string">
            <text:p>19</text:p>
          </table:table-cell>
          <table:table-cell table:formula="of:=MID([.B254];FIND(&quot;DE&quot;;UPPER([.B254]))+3;999)" office:value-type="string" office:string-value="MARZO" calcext:value-type="string">
            <text:p>MARZO</text:p>
          </table:table-cell>
          <table:table-cell table:formula="of:=VLOOKUP([.D254];[.$P$4:.$Q$15];2;0)" office:value-type="float" office:value="3" calcext:value-type="float">
            <text:p>3</text:p>
          </table:table-cell>
          <table:table-cell table:formula="of:=DATE(2020;[.E254];[.C254])" office:value-type="date" office:date-value="2020-03-19" calcext:value-type="date">
            <text:p>19 de marzo</text:p>
          </table:table-cell>
          <table:table-cell office:value-type="string" calcext:value-type="string">
            <text:p>2 DE OCTUBRE</text:p>
          </table:table-cell>
          <table:table-cell table:formula="of:=LEFT([.G254];FIND(&quot;DE&quot;;UPPER([.G254]))-2)" office:value-type="string" office:string-value="2" calcext:value-type="string">
            <text:p>2</text:p>
          </table:table-cell>
          <table:table-cell table:formula="of:=MID([.G254];FIND(&quot;DE&quot;;UPPER([.G254]))+3;999)" office:value-type="string" office:string-value="OCTUBRE" calcext:value-type="string">
            <text:p>OCTUBRE</text:p>
          </table:table-cell>
          <table:table-cell table:formula="of:=VLOOKUP([.I254];[.$P$4:.$Q$15];2;0)" office:value-type="float" office:value="10" calcext:value-type="float">
            <text:p>10</text:p>
          </table:table-cell>
          <table:table-cell table:formula="of:=DATE(2020;[.J254];[.H254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LA</text:p>
          </table:table-cell>
          <table:table-cell office:value-type="string" calcext:value-type="string">
            <text:p>24 DE ABRIL</text:p>
          </table:table-cell>
          <table:table-cell table:formula="of:=LEFT([.B255];FIND(&quot;DE&quot;;UPPER([.B255]))-2)" office:value-type="string" office:string-value="24" calcext:value-type="string">
            <text:p>24</text:p>
          </table:table-cell>
          <table:table-cell table:formula="of:=MID([.B255];FIND(&quot;DE&quot;;UPPER([.B255]))+3;999)" office:value-type="string" office:string-value="ABRIL" calcext:value-type="string">
            <text:p>ABRIL</text:p>
          </table:table-cell>
          <table:table-cell table:formula="of:=VLOOKUP([.D255];[.$P$4:.$Q$15];2;0)" office:value-type="float" office:value="4" calcext:value-type="float">
            <text:p>4</text:p>
          </table:table-cell>
          <table:table-cell table:formula="of:=DATE(2020;[.E255];[.C255])" office:value-type="date" office:date-value="2020-04-24" calcext:value-type="date">
            <text:p>24 de abril</text:p>
          </table:table-cell>
          <table:table-cell office:value-type="string" calcext:value-type="string">
            <text:p>27 DE ABRIL</text:p>
          </table:table-cell>
          <table:table-cell table:formula="of:=LEFT([.G255];FIND(&quot;DE&quot;;UPPER([.G255]))-2)" office:value-type="string" office:string-value="27" calcext:value-type="string">
            <text:p>27</text:p>
          </table:table-cell>
          <table:table-cell table:formula="of:=MID([.G255];FIND(&quot;DE&quot;;UPPER([.G255]))+3;999)" office:value-type="string" office:string-value="ABRIL" calcext:value-type="string">
            <text:p>ABRIL</text:p>
          </table:table-cell>
          <table:table-cell table:formula="of:=VLOOKUP([.I255];[.$P$4:.$Q$15];2;0)" office:value-type="float" office:value="4" calcext:value-type="float">
            <text:p>4</text:p>
          </table:table-cell>
          <table:table-cell table:formula="of:=DATE(2020;[.J255];[.H255])" office:value-type="date" office:date-value="2020-04-27" calcext:value-type="date">
            <text:p>27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 VAQUEROS</text:p>
          </table:table-cell>
          <table:table-cell office:value-type="string" calcext:value-type="string">
            <text:p>25 DE ABRIL</text:p>
          </table:table-cell>
          <table:table-cell table:formula="of:=LEFT([.B256];FIND(&quot;DE&quot;;UPPER([.B256]))-2)" office:value-type="string" office:string-value="25" calcext:value-type="string">
            <text:p>25</text:p>
          </table:table-cell>
          <table:table-cell table:formula="of:=MID([.B256];FIND(&quot;DE&quot;;UPPER([.B256]))+3;999)" office:value-type="string" office:string-value="ABRIL" calcext:value-type="string">
            <text:p>ABRIL</text:p>
          </table:table-cell>
          <table:table-cell table:formula="of:=VLOOKUP([.D256];[.$P$4:.$Q$15];2;0)" office:value-type="float" office:value="4" calcext:value-type="float">
            <text:p>4</text:p>
          </table:table-cell>
          <table:table-cell table:formula="of:=DATE(2020;[.E256];[.C256])" office:value-type="date" office:date-value="2020-04-25" calcext:value-type="date">
            <text:p>25 de abril</text:p>
          </table:table-cell>
          <table:table-cell office:value-type="string" calcext:value-type="string">
            <text:p>5 DE JUNIO</text:p>
          </table:table-cell>
          <table:table-cell table:formula="of:=LEFT([.G256];FIND(&quot;DE&quot;;UPPER([.G256]))-2)" office:value-type="string" office:string-value="5" calcext:value-type="string">
            <text:p>5</text:p>
          </table:table-cell>
          <table:table-cell table:formula="of:=MID([.G256];FIND(&quot;DE&quot;;UPPER([.G256]))+3;999)" office:value-type="string" office:string-value="JUNIO" calcext:value-type="string">
            <text:p>JUNIO</text:p>
          </table:table-cell>
          <table:table-cell table:formula="of:=VLOOKUP([.I256];[.$P$4:.$Q$15];2;0)" office:value-type="float" office:value="6" calcext:value-type="float">
            <text:p>6</text:p>
          </table:table-cell>
          <table:table-cell table:formula="of:=DATE(2020;[.J256];[.H256])" office:value-type="date" office:date-value="2020-06-05" calcext:value-type="date">
            <text:p>5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ERA</text:p>
          </table:table-cell>
          <table:table-cell office:value-type="string" calcext:value-type="string">
            <text:p>20 DE FEBRERO</text:p>
          </table:table-cell>
          <table:table-cell table:formula="of:=LEFT([.B257];FIND(&quot;DE&quot;;UPPER([.B257]))-2)" office:value-type="string" office:string-value="20" calcext:value-type="string">
            <text:p>20</text:p>
          </table:table-cell>
          <table:table-cell table:formula="of:=MID([.B257];FIND(&quot;DE&quot;;UPPER([.B257]))+3;999)" office:value-type="string" office:string-value="FEBRERO" calcext:value-type="string">
            <text:p>FEBRERO</text:p>
          </table:table-cell>
          <table:table-cell table:formula="of:=VLOOKUP([.D257];[.$P$4:.$Q$15];2;0)" office:value-type="float" office:value="2" calcext:value-type="float">
            <text:p>2</text:p>
          </table:table-cell>
          <table:table-cell table:formula="of:=DATE(2020;[.E257];[.C257])" office:value-type="date" office:date-value="2020-02-20" calcext:value-type="date">
            <text:p>20 de febrero</text:p>
          </table:table-cell>
          <table:table-cell office:value-type="string" calcext:value-type="string">
            <text:p>10 DE AGOSTO</text:p>
          </table:table-cell>
          <table:table-cell table:formula="of:=LEFT([.G257];FIND(&quot;DE&quot;;UPPER([.G257]))-2)" office:value-type="string" office:string-value="10" calcext:value-type="string">
            <text:p>10</text:p>
          </table:table-cell>
          <table:table-cell table:formula="of:=MID([.G257];FIND(&quot;DE&quot;;UPPER([.G257]))+3;999)" office:value-type="string" office:string-value="AGOSTO" calcext:value-type="string">
            <text:p>AGOSTO</text:p>
          </table:table-cell>
          <table:table-cell table:formula="of:=VLOOKUP([.I257];[.$P$4:.$Q$15];2;0)" office:value-type="float" office:value="8" calcext:value-type="float">
            <text:p>8</text:p>
          </table:table-cell>
          <table:table-cell table:formula="of:=DATE(2020;[.J257];[.H257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14 DE AGOSTO</text:p>
          </table:table-cell>
          <table:table-cell table:formula="of:=LEFT([.B258];FIND(&quot;DE&quot;;UPPER([.B258]))-2)" office:value-type="string" office:string-value="14" calcext:value-type="string">
            <text:p>14</text:p>
          </table:table-cell>
          <table:table-cell table:formula="of:=MID([.B258];FIND(&quot;DE&quot;;UPPER([.B258]))+3;999)" office:value-type="string" office:string-value="AGOSTO" calcext:value-type="string">
            <text:p>AGOSTO</text:p>
          </table:table-cell>
          <table:table-cell table:formula="of:=VLOOKUP([.D258];[.$P$4:.$Q$15];2;0)" office:value-type="float" office:value="8" calcext:value-type="float">
            <text:p>8</text:p>
          </table:table-cell>
          <table:table-cell table:formula="of:=DATE(2020;[.E258];[.C258])" office:value-type="date" office:date-value="2020-08-14" calcext:value-type="date">
            <text:p>14 de agosto</text:p>
          </table:table-cell>
          <table:table-cell office:value-type="string" calcext:value-type="string">
            <text:p>7 DE OCTUBRE</text:p>
          </table:table-cell>
          <table:table-cell table:formula="of:=LEFT([.G258];FIND(&quot;DE&quot;;UPPER([.G258]))-2)" office:value-type="string" office:string-value="7" calcext:value-type="string">
            <text:p>7</text:p>
          </table:table-cell>
          <table:table-cell table:formula="of:=MID([.G258];FIND(&quot;DE&quot;;UPPER([.G258]))+3;999)" office:value-type="string" office:string-value="OCTUBRE" calcext:value-type="string">
            <text:p>OCTUBRE</text:p>
          </table:table-cell>
          <table:table-cell table:formula="of:=VLOOKUP([.I258];[.$P$4:.$Q$15];2;0)" office:value-type="float" office:value="10" calcext:value-type="float">
            <text:p>10</text:p>
          </table:table-cell>
          <table:table-cell table:formula="of:=DATE(2020;[.J258];[.H258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ÓJAR</text:p>
          </table:table-cell>
          <table:table-cell office:value-type="string" calcext:value-type="string">
            <text:p>11 DE JUNIO</text:p>
          </table:table-cell>
          <table:table-cell table:formula="of:=LEFT([.B259];FIND(&quot;DE&quot;;UPPER([.B259]))-2)" office:value-type="string" office:string-value="11" calcext:value-type="string">
            <text:p>11</text:p>
          </table:table-cell>
          <table:table-cell table:formula="of:=MID([.B259];FIND(&quot;DE&quot;;UPPER([.B259]))+3;999)" office:value-type="string" office:string-value="JUNIO" calcext:value-type="string">
            <text:p>JUNIO</text:p>
          </table:table-cell>
          <table:table-cell table:formula="of:=VLOOKUP([.D259];[.$P$4:.$Q$15];2;0)" office:value-type="float" office:value="6" calcext:value-type="float">
            <text:p>6</text:p>
          </table:table-cell>
          <table:table-cell table:formula="of:=DATE(2020;[.E259];[.C259])" office:value-type="date" office:date-value="2020-06-11" calcext:value-type="date">
            <text:p>11 de junio</text:p>
          </table:table-cell>
          <table:table-cell office:value-type="string" calcext:value-type="string">
            <text:p>31 DE AGOSTO</text:p>
          </table:table-cell>
          <table:table-cell table:formula="of:=LEFT([.G259];FIND(&quot;DE&quot;;UPPER([.G259]))-2)" office:value-type="string" office:string-value="31" calcext:value-type="string">
            <text:p>31</text:p>
          </table:table-cell>
          <table:table-cell table:formula="of:=MID([.G259];FIND(&quot;DE&quot;;UPPER([.G259]))+3;999)" office:value-type="string" office:string-value="AGOSTO" calcext:value-type="string">
            <text:p>AGOSTO</text:p>
          </table:table-cell>
          <table:table-cell table:formula="of:=VLOOKUP([.I259];[.$P$4:.$Q$15];2;0)" office:value-type="float" office:value="8" calcext:value-type="float">
            <text:p>8</text:p>
          </table:table-cell>
          <table:table-cell table:formula="of:=DATE(2020;[.J259];[.H259])" office:value-type="date" office:date-value="2020-08-31" calcext:value-type="date">
            <text:p>3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R</text:p>
          </table:table-cell>
          <table:table-cell office:value-type="string" calcext:value-type="string">
            <text:p>3 DE FEBRERO</text:p>
          </table:table-cell>
          <table:table-cell table:formula="of:=LEFT([.B260];FIND(&quot;DE&quot;;UPPER([.B260]))-2)" office:value-type="string" office:string-value="3" calcext:value-type="string">
            <text:p>3</text:p>
          </table:table-cell>
          <table:table-cell table:formula="of:=MID([.B260];FIND(&quot;DE&quot;;UPPER([.B260]))+3;999)" office:value-type="string" office:string-value="FEBRERO" calcext:value-type="string">
            <text:p>FEBRERO</text:p>
          </table:table-cell>
          <table:table-cell table:formula="of:=VLOOKUP([.D260];[.$P$4:.$Q$15];2;0)" office:value-type="float" office:value="2" calcext:value-type="float">
            <text:p>2</text:p>
          </table:table-cell>
          <table:table-cell table:formula="of:=DATE(2020;[.E260];[.C260])" office:value-type="date" office:date-value="2020-02-03" calcext:value-type="date">
            <text:p>3 de febrero</text:p>
          </table:table-cell>
          <table:table-cell office:value-type="string" calcext:value-type="string">
            <text:p>7 DE AGOSTO</text:p>
          </table:table-cell>
          <table:table-cell table:formula="of:=LEFT([.G260];FIND(&quot;DE&quot;;UPPER([.G260]))-2)" office:value-type="string" office:string-value="7" calcext:value-type="string">
            <text:p>7</text:p>
          </table:table-cell>
          <table:table-cell table:formula="of:=MID([.G260];FIND(&quot;DE&quot;;UPPER([.G260]))+3;999)" office:value-type="string" office:string-value="AGOSTO" calcext:value-type="string">
            <text:p>AGOSTO</text:p>
          </table:table-cell>
          <table:table-cell table:formula="of:=VLOOKUP([.I260];[.$P$4:.$Q$15];2;0)" office:value-type="float" office:value="8" calcext:value-type="float">
            <text:p>8</text:p>
          </table:table-cell>
          <table:table-cell table:formula="of:=DATE(2020;[.J260];[.H260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RAFE</text:p>
          </table:table-cell>
          <table:table-cell office:value-type="string" calcext:value-type="string">
            <text:p>3 DE FEBRERO</text:p>
          </table:table-cell>
          <table:table-cell table:formula="of:=LEFT([.B261];FIND(&quot;DE&quot;;UPPER([.B261]))-2)" office:value-type="string" office:string-value="3" calcext:value-type="string">
            <text:p>3</text:p>
          </table:table-cell>
          <table:table-cell table:formula="of:=MID([.B261];FIND(&quot;DE&quot;;UPPER([.B261]))+3;999)" office:value-type="string" office:string-value="FEBRERO" calcext:value-type="string">
            <text:p>FEBRERO</text:p>
          </table:table-cell>
          <table:table-cell table:formula="of:=VLOOKUP([.D261];[.$P$4:.$Q$15];2;0)" office:value-type="float" office:value="2" calcext:value-type="float">
            <text:p>2</text:p>
          </table:table-cell>
          <table:table-cell table:formula="of:=DATE(2020;[.E261];[.C261])" office:value-type="date" office:date-value="2020-02-03" calcext:value-type="date">
            <text:p>3 de febrero</text:p>
          </table:table-cell>
          <table:table-cell office:value-type="string" calcext:value-type="string">
            <text:p>7 DE AGOSTO</text:p>
          </table:table-cell>
          <table:table-cell table:formula="of:=LEFT([.G261];FIND(&quot;DE&quot;;UPPER([.G261]))-2)" office:value-type="string" office:string-value="7" calcext:value-type="string">
            <text:p>7</text:p>
          </table:table-cell>
          <table:table-cell table:formula="of:=MID([.G261];FIND(&quot;DE&quot;;UPPER([.G261]))+3;999)" office:value-type="string" office:string-value="AGOSTO" calcext:value-type="string">
            <text:p>AGOSTO</text:p>
          </table:table-cell>
          <table:table-cell table:formula="of:=VLOOKUP([.I261];[.$P$4:.$Q$15];2;0)" office:value-type="float" office:value="8" calcext:value-type="float">
            <text:p>8</text:p>
          </table:table-cell>
          <table:table-cell table:formula="of:=DATE(2020;[.J261];[.H261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2 DE ENERO</text:p>
          </table:table-cell>
          <table:table-cell table:formula="of:=LEFT([.B262];FIND(&quot;DE&quot;;UPPER([.B262]))-2)" office:value-type="string" office:string-value="2" calcext:value-type="string">
            <text:p>2</text:p>
          </table:table-cell>
          <table:table-cell table:formula="of:=MID([.B262];FIND(&quot;DE&quot;;UPPER([.B262]))+3;999)" office:value-type="string" office:string-value="ENERO" calcext:value-type="string">
            <text:p>ENERO</text:p>
          </table:table-cell>
          <table:table-cell table:formula="of:=VLOOKUP([.D262];[.$P$4:.$Q$15];2;0)" office:value-type="float" office:value="1" calcext:value-type="float">
            <text:p>1</text:p>
          </table:table-cell>
          <table:table-cell table:formula="of:=DATE(2020;[.E262];[.C262])" office:value-type="date" office:date-value="2020-01-02" calcext:value-type="date">
            <text:p>2 de enero</text:p>
          </table:table-cell>
          <table:table-cell office:value-type="string" calcext:value-type="string">
            <text:p>11 DE JUNIO</text:p>
          </table:table-cell>
          <table:table-cell table:formula="of:=LEFT([.G262];FIND(&quot;DE&quot;;UPPER([.G262]))-2)" office:value-type="string" office:string-value="11" calcext:value-type="string">
            <text:p>11</text:p>
          </table:table-cell>
          <table:table-cell table:formula="of:=MID([.G262];FIND(&quot;DE&quot;;UPPER([.G262]))+3;999)" office:value-type="string" office:string-value="JUNIO" calcext:value-type="string">
            <text:p>JUNIO</text:p>
          </table:table-cell>
          <table:table-cell table:formula="of:=VLOOKUP([.I262];[.$P$4:.$Q$15];2;0)" office:value-type="float" office:value="6" calcext:value-type="float">
            <text:p>6</text:p>
          </table:table-cell>
          <table:table-cell table:formula="of:=DATE(2020;[.J262];[.H262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DAHORTUNA</text:p>
          </table:table-cell>
          <table:table-cell office:value-type="string" calcext:value-type="string">
            <text:p>15 DE MAYO</text:p>
          </table:table-cell>
          <table:table-cell table:formula="of:=LEFT([.B263];FIND(&quot;DE&quot;;UPPER([.B263]))-2)" office:value-type="string" office:string-value="15" calcext:value-type="string">
            <text:p>15</text:p>
          </table:table-cell>
          <table:table-cell table:formula="of:=MID([.B263];FIND(&quot;DE&quot;;UPPER([.B263]))+3;999)" office:value-type="string" office:string-value="MAYO" calcext:value-type="string">
            <text:p>MAYO</text:p>
          </table:table-cell>
          <table:table-cell table:formula="of:=VLOOKUP([.D263];[.$P$4:.$Q$15];2;0)" office:value-type="float" office:value="5" calcext:value-type="float">
            <text:p>5</text:p>
          </table:table-cell>
          <table:table-cell table:formula="of:=DATE(2020;[.E263];[.C263])" office:value-type="date" office:date-value="2020-05-15" calcext:value-type="date">
            <text:p>15 de mayo</text:p>
          </table:table-cell>
          <table:table-cell office:value-type="string" calcext:value-type="string">
            <text:p>11 DE SEPTIEMBRE</text:p>
          </table:table-cell>
          <table:table-cell table:formula="of:=LEFT([.G263];FIND(&quot;DE&quot;;UPPER([.G263]))-2)" office:value-type="string" office:string-value="11" calcext:value-type="string">
            <text:p>11</text:p>
          </table:table-cell>
          <table:table-cell table:formula="of:=MID([.G263];FIND(&quot;DE&quot;;UPPER([.G263]))+3;999)" office:value-type="string" office:string-value="SEPTIEMBRE" calcext:value-type="string">
            <text:p>SEPTIEMBRE</text:p>
          </table:table-cell>
          <table:table-cell table:formula="of:=VLOOKUP([.I263];[.$P$4:.$Q$15];2;0)" office:value-type="float" office:value="9" calcext:value-type="float">
            <text:p>9</text:p>
          </table:table-cell>
          <table:table-cell table:formula="of:=DATE(2020;[.J263];[.H263])" office:value-type="date" office:date-value="2020-09-11" calcext:value-type="date">
            <text:p>1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DIX</text:p>
          </table:table-cell>
          <table:table-cell office:value-type="string" calcext:value-type="string">
            <text:p>15 DE MAYO</text:p>
          </table:table-cell>
          <table:table-cell table:formula="of:=LEFT([.B264];FIND(&quot;DE&quot;;UPPER([.B264]))-2)" office:value-type="string" office:string-value="15" calcext:value-type="string">
            <text:p>15</text:p>
          </table:table-cell>
          <table:table-cell table:formula="of:=MID([.B264];FIND(&quot;DE&quot;;UPPER([.B264]))+3;999)" office:value-type="string" office:string-value="MAYO" calcext:value-type="string">
            <text:p>MAYO</text:p>
          </table:table-cell>
          <table:table-cell table:formula="of:=VLOOKUP([.D264];[.$P$4:.$Q$15];2;0)" office:value-type="float" office:value="5" calcext:value-type="float">
            <text:p>5</text:p>
          </table:table-cell>
          <table:table-cell table:formula="of:=DATE(2020;[.E264];[.C264])" office:value-type="date" office:date-value="2020-05-15" calcext:value-type="date">
            <text:p>15 de mayo</text:p>
          </table:table-cell>
          <table:table-cell office:value-type="string" calcext:value-type="string">
            <text:p>9 DE SEPTIEMBRE</text:p>
          </table:table-cell>
          <table:table-cell table:formula="of:=LEFT([.G264];FIND(&quot;DE&quot;;UPPER([.G264]))-2)" office:value-type="string" office:string-value="9" calcext:value-type="string">
            <text:p>9</text:p>
          </table:table-cell>
          <table:table-cell table:formula="of:=MID([.G264];FIND(&quot;DE&quot;;UPPER([.G264]))+3;999)" office:value-type="string" office:string-value="SEPTIEMBRE" calcext:value-type="string">
            <text:p>SEPTIEMBRE</text:p>
          </table:table-cell>
          <table:table-cell table:formula="of:=VLOOKUP([.I264];[.$P$4:.$Q$15];2;0)" office:value-type="float" office:value="9" calcext:value-type="float">
            <text:p>9</text:p>
          </table:table-cell>
          <table:table-cell table:formula="of:=DATE(2020;[.J264];[.H264])" office:value-type="date" office:date-value="2020-09-09" calcext:value-type="date">
            <text:p>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ÁJARES, LOS</text:p>
          </table:table-cell>
          <table:table-cell office:value-type="string" calcext:value-type="string">
            <text:p>4 DE MAYO</text:p>
          </table:table-cell>
          <table:table-cell table:formula="of:=LEFT([.B265];FIND(&quot;DE&quot;;UPPER([.B265]))-2)" office:value-type="string" office:string-value="4" calcext:value-type="string">
            <text:p>4</text:p>
          </table:table-cell>
          <table:table-cell table:formula="of:=MID([.B265];FIND(&quot;DE&quot;;UPPER([.B265]))+3;999)" office:value-type="string" office:string-value="MAYO" calcext:value-type="string">
            <text:p>MAYO</text:p>
          </table:table-cell>
          <table:table-cell table:formula="of:=VLOOKUP([.D265];[.$P$4:.$Q$15];2;0)" office:value-type="float" office:value="5" calcext:value-type="float">
            <text:p>5</text:p>
          </table:table-cell>
          <table:table-cell table:formula="of:=DATE(2020;[.E265];[.C265])" office:value-type="date" office:date-value="2020-05-04" calcext:value-type="date">
            <text:p>4 de mayo</text:p>
          </table:table-cell>
          <table:table-cell office:value-type="string" calcext:value-type="string">
            <text:p>10 DE AGOSTO</text:p>
          </table:table-cell>
          <table:table-cell table:formula="of:=LEFT([.G265];FIND(&quot;DE&quot;;UPPER([.G265]))-2)" office:value-type="string" office:string-value="10" calcext:value-type="string">
            <text:p>10</text:p>
          </table:table-cell>
          <table:table-cell table:formula="of:=MID([.G265];FIND(&quot;DE&quot;;UPPER([.G265]))+3;999)" office:value-type="string" office:string-value="AGOSTO" calcext:value-type="string">
            <text:p>AGOSTO</text:p>
          </table:table-cell>
          <table:table-cell table:formula="of:=VLOOKUP([.I265];[.$P$4:.$Q$15];2;0)" office:value-type="float" office:value="8" calcext:value-type="float">
            <text:p>8</text:p>
          </table:table-cell>
          <table:table-cell table:formula="of:=DATE(2020;[.J265];[.H265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ÜÉJAR SIERRA</text:p>
          </table:table-cell>
          <table:table-cell office:value-type="string" calcext:value-type="string">
            <text:p>12 DE JUNIO</text:p>
          </table:table-cell>
          <table:table-cell table:formula="of:=LEFT([.B266];FIND(&quot;DE&quot;;UPPER([.B266]))-2)" office:value-type="string" office:string-value="12" calcext:value-type="string">
            <text:p>12</text:p>
          </table:table-cell>
          <table:table-cell table:formula="of:=MID([.B266];FIND(&quot;DE&quot;;UPPER([.B266]))+3;999)" office:value-type="string" office:string-value="JUNIO" calcext:value-type="string">
            <text:p>JUNIO</text:p>
          </table:table-cell>
          <table:table-cell table:formula="of:=VLOOKUP([.D266];[.$P$4:.$Q$15];2;0)" office:value-type="float" office:value="6" calcext:value-type="float">
            <text:p>6</text:p>
          </table:table-cell>
          <table:table-cell table:formula="of:=DATE(2020;[.E266];[.C266])" office:value-type="date" office:date-value="2020-06-12" calcext:value-type="date">
            <text:p>12 de junio</text:p>
          </table:table-cell>
          <table:table-cell office:value-type="string" calcext:value-type="string">
            <text:p>14 DE AGOSTO</text:p>
          </table:table-cell>
          <table:table-cell table:formula="of:=LEFT([.G266];FIND(&quot;DE&quot;;UPPER([.G266]))-2)" office:value-type="string" office:string-value="14" calcext:value-type="string">
            <text:p>14</text:p>
          </table:table-cell>
          <table:table-cell table:formula="of:=MID([.G266];FIND(&quot;DE&quot;;UPPER([.G266]))+3;999)" office:value-type="string" office:string-value="AGOSTO" calcext:value-type="string">
            <text:p>AGOSTO</text:p>
          </table:table-cell>
          <table:table-cell table:formula="of:=VLOOKUP([.I266];[.$P$4:.$Q$15];2;0)" office:value-type="float" office:value="8" calcext:value-type="float">
            <text:p>8</text:p>
          </table:table-cell>
          <table:table-cell table:formula="of:=DATE(2020;[.J266];[.H266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ÜEVÉJAR</text:p>
          </table:table-cell>
          <table:table-cell office:value-type="string" calcext:value-type="string">
            <text:p>11 DE JUNIO</text:p>
          </table:table-cell>
          <table:table-cell table:formula="of:=LEFT([.B267];FIND(&quot;DE&quot;;UPPER([.B267]))-2)" office:value-type="string" office:string-value="11" calcext:value-type="string">
            <text:p>11</text:p>
          </table:table-cell>
          <table:table-cell table:formula="of:=MID([.B267];FIND(&quot;DE&quot;;UPPER([.B267]))+3;999)" office:value-type="string" office:string-value="JUNIO" calcext:value-type="string">
            <text:p>JUNIO</text:p>
          </table:table-cell>
          <table:table-cell table:formula="of:=VLOOKUP([.D267];[.$P$4:.$Q$15];2;0)" office:value-type="float" office:value="6" calcext:value-type="float">
            <text:p>6</text:p>
          </table:table-cell>
          <table:table-cell table:formula="of:=DATE(2020;[.E267];[.C267])" office:value-type="date" office:date-value="2020-06-11" calcext:value-type="date">
            <text:p>11 de junio</text:p>
          </table:table-cell>
          <table:table-cell office:value-type="string" calcext:value-type="string">
            <text:p>24 DE JUNIO</text:p>
          </table:table-cell>
          <table:table-cell table:formula="of:=LEFT([.G267];FIND(&quot;DE&quot;;UPPER([.G267]))-2)" office:value-type="string" office:string-value="24" calcext:value-type="string">
            <text:p>24</text:p>
          </table:table-cell>
          <table:table-cell table:formula="of:=MID([.G267];FIND(&quot;DE&quot;;UPPER([.G267]))+3;999)" office:value-type="string" office:string-value="JUNIO" calcext:value-type="string">
            <text:p>JUNIO</text:p>
          </table:table-cell>
          <table:table-cell table:formula="of:=VLOOKUP([.I267];[.$P$4:.$Q$15];2;0)" office:value-type="float" office:value="6" calcext:value-type="float">
            <text:p>6</text:p>
          </table:table-cell>
          <table:table-cell table:formula="of:=DATE(2020;[.J267];[.H267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ÉLAGO</text:p>
          </table:table-cell>
          <table:table-cell office:value-type="string" calcext:value-type="string">
            <text:p>24 DE ABRIL</text:p>
          </table:table-cell>
          <table:table-cell table:formula="of:=LEFT([.B268];FIND(&quot;DE&quot;;UPPER([.B268]))-2)" office:value-type="string" office:string-value="24" calcext:value-type="string">
            <text:p>24</text:p>
          </table:table-cell>
          <table:table-cell table:formula="of:=MID([.B268];FIND(&quot;DE&quot;;UPPER([.B268]))+3;999)" office:value-type="string" office:string-value="ABRIL" calcext:value-type="string">
            <text:p>ABRIL</text:p>
          </table:table-cell>
          <table:table-cell table:formula="of:=VLOOKUP([.D268];[.$P$4:.$Q$15];2;0)" office:value-type="float" office:value="4" calcext:value-type="float">
            <text:p>4</text:p>
          </table:table-cell>
          <table:table-cell table:formula="of:=DATE(2020;[.E268];[.C268])" office:value-type="date" office:date-value="2020-04-24" calcext:value-type="date">
            <text:p>24 de abril</text:p>
          </table:table-cell>
          <table:table-cell office:value-type="string" calcext:value-type="string">
            <text:p>24 DE JUNIO</text:p>
          </table:table-cell>
          <table:table-cell table:formula="of:=LEFT([.G268];FIND(&quot;DE&quot;;UPPER([.G268]))-2)" office:value-type="string" office:string-value="24" calcext:value-type="string">
            <text:p>24</text:p>
          </table:table-cell>
          <table:table-cell table:formula="of:=MID([.G268];FIND(&quot;DE&quot;;UPPER([.G268]))+3;999)" office:value-type="string" office:string-value="JUNIO" calcext:value-type="string">
            <text:p>JUNIO</text:p>
          </table:table-cell>
          <table:table-cell table:formula="of:=VLOOKUP([.I268];[.$P$4:.$Q$15];2;0)" office:value-type="float" office:value="6" calcext:value-type="float">
            <text:p>6</text:p>
          </table:table-cell>
          <table:table-cell table:formula="of:=DATE(2020;[.J268];[.H268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ÉSCAR</text:p>
          </table:table-cell>
          <table:table-cell office:value-type="string" calcext:value-type="string">
            <text:p>1 DE JUNIO</text:p>
          </table:table-cell>
          <table:table-cell table:formula="of:=LEFT([.B269];FIND(&quot;DE&quot;;UPPER([.B269]))-2)" office:value-type="string" office:string-value="1" calcext:value-type="string">
            <text:p>1</text:p>
          </table:table-cell>
          <table:table-cell table:formula="of:=MID([.B269];FIND(&quot;DE&quot;;UPPER([.B269]))+3;999)" office:value-type="string" office:string-value="JUNIO" calcext:value-type="string">
            <text:p>JUNIO</text:p>
          </table:table-cell>
          <table:table-cell table:formula="of:=VLOOKUP([.D269];[.$P$4:.$Q$15];2;0)" office:value-type="float" office:value="6" calcext:value-type="float">
            <text:p>6</text:p>
          </table:table-cell>
          <table:table-cell table:formula="of:=DATE(2020;[.E269];[.C269])" office:value-type="date" office:date-value="2020-06-01" calcext:value-type="date">
            <text:p>1 de junio</text:p>
          </table:table-cell>
          <table:table-cell office:value-type="string" calcext:value-type="string">
            <text:p>22 DE OCTUBRE</text:p>
          </table:table-cell>
          <table:table-cell table:formula="of:=LEFT([.G269];FIND(&quot;DE&quot;;UPPER([.G269]))-2)" office:value-type="string" office:string-value="22" calcext:value-type="string">
            <text:p>22</text:p>
          </table:table-cell>
          <table:table-cell table:formula="of:=MID([.G269];FIND(&quot;DE&quot;;UPPER([.G269]))+3;999)" office:value-type="string" office:string-value="OCTUBRE" calcext:value-type="string">
            <text:p>OCTUBRE</text:p>
          </table:table-cell>
          <table:table-cell table:formula="of:=VLOOKUP([.I269];[.$P$4:.$Q$15];2;0)" office:value-type="float" office:value="10" calcext:value-type="float">
            <text:p>10</text:p>
          </table:table-cell>
          <table:table-cell table:formula="of:=DATE(2020;[.J269];[.H269])" office:value-type="date" office:date-value="2020-10-22" calcext:value-type="date">
            <text:p>2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ÉTOR SANTILLÁN</text:p>
          </table:table-cell>
          <table:table-cell office:value-type="string" calcext:value-type="string">
            <text:p>20 DE ENERO</text:p>
          </table:table-cell>
          <table:table-cell table:formula="of:=LEFT([.B270];FIND(&quot;DE&quot;;UPPER([.B270]))-2)" office:value-type="string" office:string-value="20" calcext:value-type="string">
            <text:p>20</text:p>
          </table:table-cell>
          <table:table-cell table:formula="of:=MID([.B270];FIND(&quot;DE&quot;;UPPER([.B270]))+3;999)" office:value-type="string" office:string-value="ENERO" calcext:value-type="string">
            <text:p>ENERO</text:p>
          </table:table-cell>
          <table:table-cell table:formula="of:=VLOOKUP([.D270];[.$P$4:.$Q$15];2;0)" office:value-type="float" office:value="1" calcext:value-type="float">
            <text:p>1</text:p>
          </table:table-cell>
          <table:table-cell table:formula="of:=DATE(2020;[.E270];[.C270])" office:value-type="date" office:date-value="2020-01-20" calcext:value-type="date">
            <text:p>20 de enero</text:p>
          </table:table-cell>
          <table:table-cell office:value-type="string" calcext:value-type="string">
            <text:p>11 DE JUNIO</text:p>
          </table:table-cell>
          <table:table-cell table:formula="of:=LEFT([.G270];FIND(&quot;DE&quot;;UPPER([.G270]))-2)" office:value-type="string" office:string-value="11" calcext:value-type="string">
            <text:p>11</text:p>
          </table:table-cell>
          <table:table-cell table:formula="of:=MID([.G270];FIND(&quot;DE&quot;;UPPER([.G270]))+3;999)" office:value-type="string" office:string-value="JUNIO" calcext:value-type="string">
            <text:p>JUNIO</text:p>
          </table:table-cell>
          <table:table-cell table:formula="of:=VLOOKUP([.I270];[.$P$4:.$Q$15];2;0)" office:value-type="float" office:value="6" calcext:value-type="float">
            <text:p>6</text:p>
          </table:table-cell>
          <table:table-cell table:formula="of:=DATE(2020;[.J270];[.H270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ÉTOR TAJAR</text:p>
          </table:table-cell>
          <table:table-cell office:value-type="string" calcext:value-type="string">
            <text:p>18 DE MAYO</text:p>
          </table:table-cell>
          <table:table-cell table:formula="of:=LEFT([.B271];FIND(&quot;DE&quot;;UPPER([.B271]))-2)" office:value-type="string" office:string-value="18" calcext:value-type="string">
            <text:p>18</text:p>
          </table:table-cell>
          <table:table-cell table:formula="of:=MID([.B271];FIND(&quot;DE&quot;;UPPER([.B271]))+3;999)" office:value-type="string" office:string-value="MAYO" calcext:value-type="string">
            <text:p>MAYO</text:p>
          </table:table-cell>
          <table:table-cell table:formula="of:=VLOOKUP([.D271];[.$P$4:.$Q$15];2;0)" office:value-type="float" office:value="5" calcext:value-type="float">
            <text:p>5</text:p>
          </table:table-cell>
          <table:table-cell table:formula="of:=DATE(2020;[.E271];[.C271])" office:value-type="date" office:date-value="2020-05-18" calcext:value-type="date">
            <text:p>18 de mayo</text:p>
          </table:table-cell>
          <table:table-cell office:value-type="string" calcext:value-type="string">
            <text:p>14 DE SEPTIEMBRE</text:p>
          </table:table-cell>
          <table:table-cell table:formula="of:=LEFT([.G271];FIND(&quot;DE&quot;;UPPER([.G271]))-2)" office:value-type="string" office:string-value="14" calcext:value-type="string">
            <text:p>14</text:p>
          </table:table-cell>
          <table:table-cell table:formula="of:=MID([.G271];FIND(&quot;DE&quot;;UPPER([.G271]))+3;999)" office:value-type="string" office:string-value="SEPTIEMBRE" calcext:value-type="string">
            <text:p>SEPTIEMBRE</text:p>
          </table:table-cell>
          <table:table-cell table:formula="of:=VLOOKUP([.I271];[.$P$4:.$Q$15];2;0)" office:value-type="float" office:value="9" calcext:value-type="float">
            <text:p>9</text:p>
          </table:table-cell>
          <table:table-cell table:formula="of:=DATE(2020;[.J271];[.H271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ÉTOR VEGA</text:p>
          </table:table-cell>
          <table:table-cell office:value-type="string" calcext:value-type="string">
            <text:p>2 DE ENERO</text:p>
          </table:table-cell>
          <table:table-cell table:formula="of:=LEFT([.B272];FIND(&quot;DE&quot;;UPPER([.B272]))-2)" office:value-type="string" office:string-value="2" calcext:value-type="string">
            <text:p>2</text:p>
          </table:table-cell>
          <table:table-cell table:formula="of:=MID([.B272];FIND(&quot;DE&quot;;UPPER([.B272]))+3;999)" office:value-type="string" office:string-value="ENERO" calcext:value-type="string">
            <text:p>ENERO</text:p>
          </table:table-cell>
          <table:table-cell table:formula="of:=VLOOKUP([.D272];[.$P$4:.$Q$15];2;0)" office:value-type="float" office:value="1" calcext:value-type="float">
            <text:p>1</text:p>
          </table:table-cell>
          <table:table-cell table:formula="of:=DATE(2020;[.E272];[.C272])" office:value-type="date" office:date-value="2020-01-02" calcext:value-type="date">
            <text:p>2 de enero</text:p>
          </table:table-cell>
          <table:table-cell office:value-type="string" calcext:value-type="string">
            <text:p>11 DE JUNIO</text:p>
          </table:table-cell>
          <table:table-cell table:formula="of:=LEFT([.G272];FIND(&quot;DE&quot;;UPPER([.G272]))-2)" office:value-type="string" office:string-value="11" calcext:value-type="string">
            <text:p>11</text:p>
          </table:table-cell>
          <table:table-cell table:formula="of:=MID([.G272];FIND(&quot;DE&quot;;UPPER([.G272]))+3;999)" office:value-type="string" office:string-value="JUNIO" calcext:value-type="string">
            <text:p>JUNIO</text:p>
          </table:table-cell>
          <table:table-cell table:formula="of:=VLOOKUP([.I272];[.$P$4:.$Q$15];2;0)" office:value-type="float" office:value="6" calcext:value-type="float">
            <text:p>6</text:p>
          </table:table-cell>
          <table:table-cell table:formula="of:=DATE(2020;[.J272];[.H272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LORA</text:p>
          </table:table-cell>
          <table:table-cell office:value-type="string" calcext:value-type="string">
            <text:p>16 DE SEPTIEMBRE</text:p>
          </table:table-cell>
          <table:table-cell table:formula="of:=LEFT([.B273];FIND(&quot;DE&quot;;UPPER([.B273]))-2)" office:value-type="string" office:string-value="16" calcext:value-type="string">
            <text:p>16</text:p>
          </table:table-cell>
          <table:table-cell table:formula="of:=MID([.B273];FIND(&quot;DE&quot;;UPPER([.B273]))+3;999)" office:value-type="string" office:string-value="SEPTIEMBRE" calcext:value-type="string">
            <text:p>SEPTIEMBRE</text:p>
          </table:table-cell>
          <table:table-cell table:formula="of:=VLOOKUP([.D273];[.$P$4:.$Q$15];2;0)" office:value-type="float" office:value="9" calcext:value-type="float">
            <text:p>9</text:p>
          </table:table-cell>
          <table:table-cell table:formula="of:=DATE(2020;[.E273];[.C273])" office:value-type="date" office:date-value="2020-09-16" calcext:value-type="date">
            <text:p>16 de septiembre</text:p>
          </table:table-cell>
          <table:table-cell office:value-type="string" calcext:value-type="string">
            <text:p>9 DE OCTUBRE</text:p>
          </table:table-cell>
          <table:table-cell table:formula="of:=LEFT([.G273];FIND(&quot;DE&quot;;UPPER([.G273]))-2)" office:value-type="string" office:string-value="9" calcext:value-type="string">
            <text:p>9</text:p>
          </table:table-cell>
          <table:table-cell table:formula="of:=MID([.G273];FIND(&quot;DE&quot;;UPPER([.G273]))+3;999)" office:value-type="string" office:string-value="OCTUBRE" calcext:value-type="string">
            <text:p>OCTUBRE</text:p>
          </table:table-cell>
          <table:table-cell table:formula="of:=VLOOKUP([.I273];[.$P$4:.$Q$15];2;0)" office:value-type="float" office:value="10" calcext:value-type="float">
            <text:p>10</text:p>
          </table:table-cell>
          <table:table-cell table:formula="of:=DATE(2020;[.J273];[.H273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TRABO</text:p>
          </table:table-cell>
          <table:table-cell office:value-type="string" calcext:value-type="string">
            <text:p>21 DE FEBRERO</text:p>
          </table:table-cell>
          <table:table-cell table:formula="of:=LEFT([.B274];FIND(&quot;DE&quot;;UPPER([.B274]))-2)" office:value-type="string" office:string-value="21" calcext:value-type="string">
            <text:p>21</text:p>
          </table:table-cell>
          <table:table-cell table:formula="of:=MID([.B274];FIND(&quot;DE&quot;;UPPER([.B274]))+3;999)" office:value-type="string" office:string-value="FEBRERO" calcext:value-type="string">
            <text:p>FEBRERO</text:p>
          </table:table-cell>
          <table:table-cell table:formula="of:=VLOOKUP([.D274];[.$P$4:.$Q$15];2;0)" office:value-type="float" office:value="2" calcext:value-type="float">
            <text:p>2</text:p>
          </table:table-cell>
          <table:table-cell table:formula="of:=DATE(2020;[.E274];[.C274])" office:value-type="date" office:date-value="2020-02-21" calcext:value-type="date">
            <text:p>21 de febrero</text:p>
          </table:table-cell>
          <table:table-cell office:value-type="string" calcext:value-type="string">
            <text:p>28 DE AGOSTO</text:p>
          </table:table-cell>
          <table:table-cell table:formula="of:=LEFT([.G274];FIND(&quot;DE&quot;;UPPER([.G274]))-2)" office:value-type="string" office:string-value="28" calcext:value-type="string">
            <text:p>28</text:p>
          </table:table-cell>
          <table:table-cell table:formula="of:=MID([.G274];FIND(&quot;DE&quot;;UPPER([.G274]))+3;999)" office:value-type="string" office:string-value="AGOSTO" calcext:value-type="string">
            <text:p>AGOSTO</text:p>
          </table:table-cell>
          <table:table-cell table:formula="of:=VLOOKUP([.I274];[.$P$4:.$Q$15];2;0)" office:value-type="float" office:value="8" calcext:value-type="float">
            <text:p>8</text:p>
          </table:table-cell>
          <table:table-cell table:formula="of:=DATE(2020;[.J274];[.H274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NALLOZ</text:p>
          </table:table-cell>
          <table:table-cell office:value-type="string" calcext:value-type="string">
            <text:p>15 DE MAYO</text:p>
          </table:table-cell>
          <table:table-cell table:formula="of:=LEFT([.B275];FIND(&quot;DE&quot;;UPPER([.B275]))-2)" office:value-type="string" office:string-value="15" calcext:value-type="string">
            <text:p>15</text:p>
          </table:table-cell>
          <table:table-cell table:formula="of:=MID([.B275];FIND(&quot;DE&quot;;UPPER([.B275]))+3;999)" office:value-type="string" office:string-value="MAYO" calcext:value-type="string">
            <text:p>MAYO</text:p>
          </table:table-cell>
          <table:table-cell table:formula="of:=VLOOKUP([.D275];[.$P$4:.$Q$15];2;0)" office:value-type="float" office:value="5" calcext:value-type="float">
            <text:p>5</text:p>
          </table:table-cell>
          <table:table-cell table:formula="of:=DATE(2020;[.E275];[.C275])" office:value-type="date" office:date-value="2020-05-15" calcext:value-type="date">
            <text:p>15 de mayo</text:p>
          </table:table-cell>
          <table:table-cell office:value-type="string" calcext:value-type="string">
            <text:p>21 DE AGOSTO</text:p>
          </table:table-cell>
          <table:table-cell table:formula="of:=LEFT([.G275];FIND(&quot;DE&quot;;UPPER([.G275]))-2)" office:value-type="string" office:string-value="21" calcext:value-type="string">
            <text:p>21</text:p>
          </table:table-cell>
          <table:table-cell table:formula="of:=MID([.G275];FIND(&quot;DE&quot;;UPPER([.G275]))+3;999)" office:value-type="string" office:string-value="AGOSTO" calcext:value-type="string">
            <text:p>AGOSTO</text:p>
          </table:table-cell>
          <table:table-cell table:formula="of:=VLOOKUP([.I275];[.$P$4:.$Q$15];2;0)" office:value-type="float" office:value="8" calcext:value-type="float">
            <text:p>8</text:p>
          </table:table-cell>
          <table:table-cell table:formula="of:=DATE(2020;[.J275];[.H275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YENA</text:p>
          </table:table-cell>
          <table:table-cell office:value-type="string" calcext:value-type="string">
            <text:p>15 DE JUNIO</text:p>
          </table:table-cell>
          <table:table-cell table:formula="of:=LEFT([.B276];FIND(&quot;DE&quot;;UPPER([.B276]))-2)" office:value-type="string" office:string-value="15" calcext:value-type="string">
            <text:p>15</text:p>
          </table:table-cell>
          <table:table-cell table:formula="of:=MID([.B276];FIND(&quot;DE&quot;;UPPER([.B276]))+3;999)" office:value-type="string" office:string-value="JUNIO" calcext:value-type="string">
            <text:p>JUNIO</text:p>
          </table:table-cell>
          <table:table-cell table:formula="of:=VLOOKUP([.D276];[.$P$4:.$Q$15];2;0)" office:value-type="float" office:value="6" calcext:value-type="float">
            <text:p>6</text:p>
          </table:table-cell>
          <table:table-cell table:formula="of:=DATE(2020;[.E276];[.C276])" office:value-type="date" office:date-value="2020-06-15" calcext:value-type="date">
            <text:p>15 de junio</text:p>
          </table:table-cell>
          <table:table-cell office:value-type="string" calcext:value-type="string">
            <text:p>21 DE AGOSTO</text:p>
          </table:table-cell>
          <table:table-cell table:formula="of:=LEFT([.G276];FIND(&quot;DE&quot;;UPPER([.G276]))-2)" office:value-type="string" office:string-value="21" calcext:value-type="string">
            <text:p>21</text:p>
          </table:table-cell>
          <table:table-cell table:formula="of:=MID([.G276];FIND(&quot;DE&quot;;UPPER([.G276]))+3;999)" office:value-type="string" office:string-value="AGOSTO" calcext:value-type="string">
            <text:p>AGOSTO</text:p>
          </table:table-cell>
          <table:table-cell table:formula="of:=VLOOKUP([.I276];[.$P$4:.$Q$15];2;0)" office:value-type="float" office:value="8" calcext:value-type="float">
            <text:p>8</text:p>
          </table:table-cell>
          <table:table-cell table:formula="of:=DATE(2020;[.J276];[.H276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REZ DEL MARQUESADO</text:p>
          </table:table-cell>
          <table:table-cell office:value-type="string" calcext:value-type="string">
            <text:p>3 DE FEBRERO</text:p>
          </table:table-cell>
          <table:table-cell table:formula="of:=LEFT([.B277];FIND(&quot;DE&quot;;UPPER([.B277]))-2)" office:value-type="string" office:string-value="3" calcext:value-type="string">
            <text:p>3</text:p>
          </table:table-cell>
          <table:table-cell table:formula="of:=MID([.B277];FIND(&quot;DE&quot;;UPPER([.B277]))+3;999)" office:value-type="string" office:string-value="FEBRERO" calcext:value-type="string">
            <text:p>FEBRERO</text:p>
          </table:table-cell>
          <table:table-cell table:formula="of:=VLOOKUP([.D277];[.$P$4:.$Q$15];2;0)" office:value-type="float" office:value="2" calcext:value-type="float">
            <text:p>2</text:p>
          </table:table-cell>
          <table:table-cell table:formula="of:=DATE(2020;[.E277];[.C277])" office:value-type="date" office:date-value="2020-02-03" calcext:value-type="date">
            <text:p>3 de febrero</text:p>
          </table:table-cell>
          <table:table-cell office:value-type="string" calcext:value-type="string">
            <text:p>9 DE SEPTIEMBRE</text:p>
          </table:table-cell>
          <table:table-cell table:formula="of:=LEFT([.G277];FIND(&quot;DE&quot;;UPPER([.G277]))-2)" office:value-type="string" office:string-value="9" calcext:value-type="string">
            <text:p>9</text:p>
          </table:table-cell>
          <table:table-cell table:formula="of:=MID([.G277];FIND(&quot;DE&quot;;UPPER([.G277]))+3;999)" office:value-type="string" office:string-value="SEPTIEMBRE" calcext:value-type="string">
            <text:p>SEPTIEMBRE</text:p>
          </table:table-cell>
          <table:table-cell table:formula="of:=VLOOKUP([.I277];[.$P$4:.$Q$15];2;0)" office:value-type="float" office:value="9" calcext:value-type="float">
            <text:p>9</text:p>
          </table:table-cell>
          <table:table-cell table:formula="of:=DATE(2020;[.J277];[.H277])" office:value-type="date" office:date-value="2020-09-09" calcext:value-type="date">
            <text:p>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VILES</text:p>
          </table:table-cell>
          <table:table-cell office:value-type="string" calcext:value-type="string">
            <text:p>20 DE ENERO</text:p>
          </table:table-cell>
          <table:table-cell table:formula="of:=LEFT([.B278];FIND(&quot;DE&quot;;UPPER([.B278]))-2)" office:value-type="string" office:string-value="20" calcext:value-type="string">
            <text:p>20</text:p>
          </table:table-cell>
          <table:table-cell table:formula="of:=MID([.B278];FIND(&quot;DE&quot;;UPPER([.B278]))+3;999)" office:value-type="string" office:string-value="ENERO" calcext:value-type="string">
            <text:p>ENERO</text:p>
          </table:table-cell>
          <table:table-cell table:formula="of:=VLOOKUP([.D278];[.$P$4:.$Q$15];2;0)" office:value-type="float" office:value="1" calcext:value-type="float">
            <text:p>1</text:p>
          </table:table-cell>
          <table:table-cell table:formula="of:=DATE(2020;[.E278];[.C278])" office:value-type="date" office:date-value="2020-01-20" calcext:value-type="date">
            <text:p>20 de enero</text:p>
          </table:table-cell>
          <table:table-cell office:value-type="string" calcext:value-type="string">
            <text:p>10 DE AGOSTO</text:p>
          </table:table-cell>
          <table:table-cell table:formula="of:=LEFT([.G278];FIND(&quot;DE&quot;;UPPER([.G278]))-2)" office:value-type="string" office:string-value="10" calcext:value-type="string">
            <text:p>10</text:p>
          </table:table-cell>
          <table:table-cell table:formula="of:=MID([.G278];FIND(&quot;DE&quot;;UPPER([.G278]))+3;999)" office:value-type="string" office:string-value="AGOSTO" calcext:value-type="string">
            <text:p>AGOSTO</text:p>
          </table:table-cell>
          <table:table-cell table:formula="of:=VLOOKUP([.I278];[.$P$4:.$Q$15];2;0)" office:value-type="float" office:value="8" calcext:value-type="float">
            <text:p>8</text:p>
          </table:table-cell>
          <table:table-cell table:formula="of:=DATE(2020;[.J278];[.H278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JARÓN</text:p>
          </table:table-cell>
          <table:table-cell office:value-type="string" calcext:value-type="string">
            <text:p>23 DE JUNIO</text:p>
          </table:table-cell>
          <table:table-cell table:formula="of:=LEFT([.B279];FIND(&quot;DE&quot;;UPPER([.B279]))-2)" office:value-type="string" office:string-value="23" calcext:value-type="string">
            <text:p>23</text:p>
          </table:table-cell>
          <table:table-cell table:formula="of:=MID([.B279];FIND(&quot;DE&quot;;UPPER([.B279]))+3;999)" office:value-type="string" office:string-value="JUNIO" calcext:value-type="string">
            <text:p>JUNIO</text:p>
          </table:table-cell>
          <table:table-cell table:formula="of:=VLOOKUP([.D279];[.$P$4:.$Q$15];2;0)" office:value-type="float" office:value="6" calcext:value-type="float">
            <text:p>6</text:p>
          </table:table-cell>
          <table:table-cell table:formula="of:=DATE(2020;[.E279];[.C279])" office:value-type="date" office:date-value="2020-06-23" calcext:value-type="date">
            <text:p>23 de junio</text:p>
          </table:table-cell>
          <table:table-cell office:value-type="string" calcext:value-type="string">
            <text:p>24 DE JUNIO</text:p>
          </table:table-cell>
          <table:table-cell table:formula="of:=LEFT([.G279];FIND(&quot;DE&quot;;UPPER([.G279]))-2)" office:value-type="string" office:string-value="24" calcext:value-type="string">
            <text:p>24</text:p>
          </table:table-cell>
          <table:table-cell table:formula="of:=MID([.G279];FIND(&quot;DE&quot;;UPPER([.G279]))+3;999)" office:value-type="string" office:string-value="JUNIO" calcext:value-type="string">
            <text:p>JUNIO</text:p>
          </table:table-cell>
          <table:table-cell table:formula="of:=VLOOKUP([.I279];[.$P$4:.$Q$15];2;0)" office:value-type="float" office:value="6" calcext:value-type="float">
            <text:p>6</text:p>
          </table:table-cell>
          <table:table-cell table:formula="of:=DATE(2020;[.J279];[.H279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TEIRA</text:p>
          </table:table-cell>
          <table:table-cell office:value-type="string" calcext:value-type="string">
            <text:p>14 DE SEPTIEMBRE</text:p>
          </table:table-cell>
          <table:table-cell table:formula="of:=LEFT([.B280];FIND(&quot;DE&quot;;UPPER([.B280]))-2)" office:value-type="string" office:string-value="14" calcext:value-type="string">
            <text:p>14</text:p>
          </table:table-cell>
          <table:table-cell table:formula="of:=MID([.B280];FIND(&quot;DE&quot;;UPPER([.B280]))+3;999)" office:value-type="string" office:string-value="SEPTIEMBRE" calcext:value-type="string">
            <text:p>SEPTIEMBRE</text:p>
          </table:table-cell>
          <table:table-cell table:formula="of:=VLOOKUP([.D280];[.$P$4:.$Q$15];2;0)" office:value-type="float" office:value="9" calcext:value-type="float">
            <text:p>9</text:p>
          </table:table-cell>
          <table:table-cell table:formula="of:=DATE(2020;[.E280];[.C280])" office:value-type="date" office:date-value="2020-09-14" calcext:value-type="date">
            <text:p>14 de septiembre</text:p>
          </table:table-cell>
          <table:table-cell office:value-type="string" calcext:value-type="string">
            <text:p>18 DE SEPTIEMBRE</text:p>
          </table:table-cell>
          <table:table-cell table:formula="of:=LEFT([.G280];FIND(&quot;DE&quot;;UPPER([.G280]))-2)" office:value-type="string" office:string-value="18" calcext:value-type="string">
            <text:p>18</text:p>
          </table:table-cell>
          <table:table-cell table:formula="of:=MID([.G280];FIND(&quot;DE&quot;;UPPER([.G280]))+3;999)" office:value-type="string" office:string-value="SEPTIEMBRE" calcext:value-type="string">
            <text:p>SEPTIEMBRE</text:p>
          </table:table-cell>
          <table:table-cell table:formula="of:=VLOOKUP([.I280];[.$P$4:.$Q$15];2;0)" office:value-type="float" office:value="9" calcext:value-type="float">
            <text:p>9</text:p>
          </table:table-cell>
          <table:table-cell table:formula="of:=DATE(2020;[.J280];[.H280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BRAS</text:p>
          </table:table-cell>
          <table:table-cell office:value-type="string" calcext:value-type="string">
            <text:p>22 DE MAYO</text:p>
          </table:table-cell>
          <table:table-cell table:formula="of:=LEFT([.B281];FIND(&quot;DE&quot;;UPPER([.B281]))-2)" office:value-type="string" office:string-value="22" calcext:value-type="string">
            <text:p>22</text:p>
          </table:table-cell>
          <table:table-cell table:formula="of:=MID([.B281];FIND(&quot;DE&quot;;UPPER([.B281]))+3;999)" office:value-type="string" office:string-value="MAYO" calcext:value-type="string">
            <text:p>MAYO</text:p>
          </table:table-cell>
          <table:table-cell table:formula="of:=VLOOKUP([.D281];[.$P$4:.$Q$15];2;0)" office:value-type="float" office:value="5" calcext:value-type="float">
            <text:p>5</text:p>
          </table:table-cell>
          <table:table-cell table:formula="of:=DATE(2020;[.E281];[.C281])" office:value-type="date" office:date-value="2020-05-22" calcext:value-type="date">
            <text:p>22 de mayo</text:p>
          </table:table-cell>
          <table:table-cell office:value-type="string" calcext:value-type="string">
            <text:p>28 DE AGOSTO</text:p>
          </table:table-cell>
          <table:table-cell table:formula="of:=LEFT([.G281];FIND(&quot;DE&quot;;UPPER([.G281]))-2)" office:value-type="string" office:string-value="28" calcext:value-type="string">
            <text:p>28</text:p>
          </table:table-cell>
          <table:table-cell table:formula="of:=MID([.G281];FIND(&quot;DE&quot;;UPPER([.G281]))+3;999)" office:value-type="string" office:string-value="AGOSTO" calcext:value-type="string">
            <text:p>AGOSTO</text:p>
          </table:table-cell>
          <table:table-cell table:formula="of:=VLOOKUP([.I281];[.$P$4:.$Q$15];2;0)" office:value-type="float" office:value="8" calcext:value-type="float">
            <text:p>8</text:p>
          </table:table-cell>
          <table:table-cell table:formula="of:=DATE(2020;[.J281];[.H281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JA</text:p>
          </table:table-cell>
          <table:table-cell office:value-type="string" calcext:value-type="string">
            <text:p>25 DE ABRIL</text:p>
          </table:table-cell>
          <table:table-cell table:formula="of:=LEFT([.B282];FIND(&quot;DE&quot;;UPPER([.B282]))-2)" office:value-type="string" office:string-value="25" calcext:value-type="string">
            <text:p>25</text:p>
          </table:table-cell>
          <table:table-cell table:formula="of:=MID([.B282];FIND(&quot;DE&quot;;UPPER([.B282]))+3;999)" office:value-type="string" office:string-value="ABRIL" calcext:value-type="string">
            <text:p>ABRIL</text:p>
          </table:table-cell>
          <table:table-cell table:formula="of:=VLOOKUP([.D282];[.$P$4:.$Q$15];2;0)" office:value-type="float" office:value="4" calcext:value-type="float">
            <text:p>4</text:p>
          </table:table-cell>
          <table:table-cell table:formula="of:=DATE(2020;[.E282];[.C282])" office:value-type="date" office:date-value="2020-04-25" calcext:value-type="date">
            <text:p>25 de abril</text:p>
          </table:table-cell>
          <table:table-cell office:value-type="string" calcext:value-type="string">
            <text:p>29 DE AGOSTO</text:p>
          </table:table-cell>
          <table:table-cell table:formula="of:=LEFT([.G282];FIND(&quot;DE&quot;;UPPER([.G282]))-2)" office:value-type="string" office:string-value="29" calcext:value-type="string">
            <text:p>29</text:p>
          </table:table-cell>
          <table:table-cell table:formula="of:=MID([.G282];FIND(&quot;DE&quot;;UPPER([.G282]))+3;999)" office:value-type="string" office:string-value="AGOSTO" calcext:value-type="string">
            <text:p>AGOSTO</text:p>
          </table:table-cell>
          <table:table-cell table:formula="of:=VLOOKUP([.I282];[.$P$4:.$Q$15];2;0)" office:value-type="float" office:value="8" calcext:value-type="float">
            <text:p>8</text:p>
          </table:table-cell>
          <table:table-cell table:formula="of:=DATE(2020;[.J282];[.H282])" office:value-type="date" office:date-value="2020-08-29" calcext:value-type="date">
            <text:p>29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GROS</text:p>
          </table:table-cell>
          <table:table-cell office:value-type="string" calcext:value-type="string">
            <text:p>24 DE ABRIL</text:p>
          </table:table-cell>
          <table:table-cell table:formula="of:=LEFT([.B283];FIND(&quot;DE&quot;;UPPER([.B283]))-2)" office:value-type="string" office:string-value="24" calcext:value-type="string">
            <text:p>24</text:p>
          </table:table-cell>
          <table:table-cell table:formula="of:=MID([.B283];FIND(&quot;DE&quot;;UPPER([.B283]))+3;999)" office:value-type="string" office:string-value="ABRIL" calcext:value-type="string">
            <text:p>ABRIL</text:p>
          </table:table-cell>
          <table:table-cell table:formula="of:=VLOOKUP([.D283];[.$P$4:.$Q$15];2;0)" office:value-type="float" office:value="4" calcext:value-type="float">
            <text:p>4</text:p>
          </table:table-cell>
          <table:table-cell table:formula="of:=DATE(2020;[.E283];[.C283])" office:value-type="date" office:date-value="2020-04-24" calcext:value-type="date">
            <text:p>24 de abril</text:p>
          </table:table-cell>
          <table:table-cell office:value-type="string" calcext:value-type="string">
            <text:p>27 DE ABRIL</text:p>
          </table:table-cell>
          <table:table-cell table:formula="of:=LEFT([.G283];FIND(&quot;DE&quot;;UPPER([.G283]))-2)" office:value-type="string" office:string-value="27" calcext:value-type="string">
            <text:p>27</text:p>
          </table:table-cell>
          <table:table-cell table:formula="of:=MID([.G283];FIND(&quot;DE&quot;;UPPER([.G283]))+3;999)" office:value-type="string" office:string-value="ABRIL" calcext:value-type="string">
            <text:p>ABRIL</text:p>
          </table:table-cell>
          <table:table-cell table:formula="of:=VLOOKUP([.I283];[.$P$4:.$Q$15];2;0)" office:value-type="float" office:value="4" calcext:value-type="float">
            <text:p>4</text:p>
          </table:table-cell>
          <table:table-cell table:formula="of:=DATE(2020;[.J283];[.H283])" office:value-type="date" office:date-value="2020-04-27" calcext:value-type="date">
            <text:p>27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ACENA</text:p>
          </table:table-cell>
          <table:table-cell office:value-type="string" calcext:value-type="string">
            <text:p>3 DE ABRIL</text:p>
          </table:table-cell>
          <table:table-cell table:formula="of:=LEFT([.B284];FIND(&quot;DE&quot;;UPPER([.B284]))-2)" office:value-type="string" office:string-value="3" calcext:value-type="string">
            <text:p>3</text:p>
          </table:table-cell>
          <table:table-cell table:formula="of:=MID([.B284];FIND(&quot;DE&quot;;UPPER([.B284]))+3;999)" office:value-type="string" office:string-value="ABRIL" calcext:value-type="string">
            <text:p>ABRIL</text:p>
          </table:table-cell>
          <table:table-cell table:formula="of:=VLOOKUP([.D284];[.$P$4:.$Q$15];2;0)" office:value-type="float" office:value="4" calcext:value-type="float">
            <text:p>4</text:p>
          </table:table-cell>
          <table:table-cell table:formula="of:=DATE(2020;[.E284];[.C284])" office:value-type="date" office:date-value="2020-04-03" calcext:value-type="date">
            <text:p>3 de abril</text:p>
          </table:table-cell>
          <table:table-cell office:value-type="string" calcext:value-type="string">
            <text:p>14 DE AGOSTO</text:p>
          </table:table-cell>
          <table:table-cell table:formula="of:=LEFT([.G284];FIND(&quot;DE&quot;;UPPER([.G284]))-2)" office:value-type="string" office:string-value="14" calcext:value-type="string">
            <text:p>14</text:p>
          </table:table-cell>
          <table:table-cell table:formula="of:=MID([.G284];FIND(&quot;DE&quot;;UPPER([.G284]))+3;999)" office:value-type="string" office:string-value="AGOSTO" calcext:value-type="string">
            <text:p>AGOSTO</text:p>
          </table:table-cell>
          <table:table-cell table:formula="of:=VLOOKUP([.I284];[.$P$4:.$Q$15];2;0)" office:value-type="float" office:value="8" calcext:value-type="float">
            <text:p>8</text:p>
          </table:table-cell>
          <table:table-cell table:formula="of:=DATE(2020;[.J284];[.H284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HAL</text:p>
          </table:table-cell>
          <table:table-cell office:value-type="string" calcext:value-type="string">
            <text:p>24 DE DICIEMBRE</text:p>
          </table:table-cell>
          <table:table-cell table:formula="of:=LEFT([.B285];FIND(&quot;DE&quot;;UPPER([.B285]))-2)" office:value-type="string" office:string-value="24" calcext:value-type="string">
            <text:p>24</text:p>
          </table:table-cell>
          <table:table-cell table:formula="of:=MID([.B285];FIND(&quot;DE&quot;;UPPER([.B285]))+3;999)" office:value-type="string" office:string-value="DICIEMBRE" calcext:value-type="string">
            <text:p>DICIEMBRE</text:p>
          </table:table-cell>
          <table:table-cell table:formula="of:=VLOOKUP([.D285];[.$P$4:.$Q$15];2;0)" office:value-type="float" office:value="12" calcext:value-type="float">
            <text:p>12</text:p>
          </table:table-cell>
          <table:table-cell table:formula="of:=DATE(2020;[.E285];[.C285])" office:value-type="date" office:date-value="2020-12-24" calcext:value-type="date">
            <text:p>24 de diciembre</text:p>
          </table:table-cell>
          <table:table-cell office:value-type="string" calcext:value-type="string">
            <text:p>31 DE DICIEMBRE</text:p>
          </table:table-cell>
          <table:table-cell table:formula="of:=LEFT([.G285];FIND(&quot;DE&quot;;UPPER([.G285]))-2)" office:value-type="string" office:string-value="31" calcext:value-type="string">
            <text:p>31</text:p>
          </table:table-cell>
          <table:table-cell table:formula="of:=MID([.G285];FIND(&quot;DE&quot;;UPPER([.G285]))+3;999)" office:value-type="string" office:string-value="DICIEMBRE" calcext:value-type="string">
            <text:p>DICIEMBRE</text:p>
          </table:table-cell>
          <table:table-cell table:formula="of:=VLOOKUP([.I285];[.$P$4:.$Q$15];2;0)" office:value-type="float" office:value="12" calcext:value-type="float">
            <text:p>12</text:p>
          </table:table-cell>
          <table:table-cell table:formula="of:=DATE(2020;[.J285];[.H285])" office:value-type="date" office:date-value="2020-12-31" calcext:value-type="date">
            <text:p>31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CHIL</text:p>
          </table:table-cell>
          <table:table-cell office:value-type="string" calcext:value-type="string">
            <text:p>20 DE ENERO</text:p>
          </table:table-cell>
          <table:table-cell table:formula="of:=LEFT([.B286];FIND(&quot;DE&quot;;UPPER([.B286]))-2)" office:value-type="string" office:string-value="20" calcext:value-type="string">
            <text:p>20</text:p>
          </table:table-cell>
          <table:table-cell table:formula="of:=MID([.B286];FIND(&quot;DE&quot;;UPPER([.B286]))+3;999)" office:value-type="string" office:string-value="ENERO" calcext:value-type="string">
            <text:p>ENERO</text:p>
          </table:table-cell>
          <table:table-cell table:formula="of:=VLOOKUP([.D286];[.$P$4:.$Q$15];2;0)" office:value-type="float" office:value="1" calcext:value-type="float">
            <text:p>1</text:p>
          </table:table-cell>
          <table:table-cell table:formula="of:=DATE(2020;[.E286];[.C286])" office:value-type="date" office:date-value="2020-01-20" calcext:value-type="date">
            <text:p>20 de enero</text:p>
          </table:table-cell>
          <table:table-cell office:value-type="string" calcext:value-type="string">
            <text:p>23 DE MARZO</text:p>
          </table:table-cell>
          <table:table-cell table:formula="of:=LEFT([.G286];FIND(&quot;DE&quot;;UPPER([.G286]))-2)" office:value-type="string" office:string-value="23" calcext:value-type="string">
            <text:p>23</text:p>
          </table:table-cell>
          <table:table-cell table:formula="of:=MID([.G286];FIND(&quot;DE&quot;;UPPER([.G286]))+3;999)" office:value-type="string" office:string-value="MARZO" calcext:value-type="string">
            <text:p>MARZO</text:p>
          </table:table-cell>
          <table:table-cell table:formula="of:=VLOOKUP([.I286];[.$P$4:.$Q$15];2;0)" office:value-type="float" office:value="3" calcext:value-type="float">
            <text:p>3</text:p>
          </table:table-cell>
          <table:table-cell table:formula="of:=DATE(2020;[.J286];[.H286])" office:value-type="date" office:date-value="2020-03-23" calcext:value-type="date">
            <text:p>23 de marz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FRÍO</text:p>
          </table:table-cell>
          <table:table-cell office:value-type="string" calcext:value-type="string">
            <text:p>15 DE MAYO</text:p>
          </table:table-cell>
          <table:table-cell table:formula="of:=LEFT([.B287];FIND(&quot;DE&quot;;UPPER([.B287]))-2)" office:value-type="string" office:string-value="15" calcext:value-type="string">
            <text:p>15</text:p>
          </table:table-cell>
          <table:table-cell table:formula="of:=MID([.B287];FIND(&quot;DE&quot;;UPPER([.B287]))+3;999)" office:value-type="string" office:string-value="MAYO" calcext:value-type="string">
            <text:p>MAYO</text:p>
          </table:table-cell>
          <table:table-cell table:formula="of:=VLOOKUP([.D287];[.$P$4:.$Q$15];2;0)" office:value-type="float" office:value="5" calcext:value-type="float">
            <text:p>5</text:p>
          </table:table-cell>
          <table:table-cell table:formula="of:=DATE(2020;[.E287];[.C287])" office:value-type="date" office:date-value="2020-05-15" calcext:value-type="date">
            <text:p>15 de mayo</text:p>
          </table:table-cell>
          <table:table-cell office:value-type="string" calcext:value-type="string">
            <text:p>17 DE AGOSTO</text:p>
          </table:table-cell>
          <table:table-cell table:formula="of:=LEFT([.G287];FIND(&quot;DE&quot;;UPPER([.G287]))-2)" office:value-type="string" office:string-value="17" calcext:value-type="string">
            <text:p>17</text:p>
          </table:table-cell>
          <table:table-cell table:formula="of:=MID([.G287];FIND(&quot;DE&quot;;UPPER([.G287]))+3;999)" office:value-type="string" office:string-value="AGOSTO" calcext:value-type="string">
            <text:p>AGOSTO</text:p>
          </table:table-cell>
          <table:table-cell table:formula="of:=VLOOKUP([.I287];[.$P$4:.$Q$15];2;0)" office:value-type="float" office:value="8" calcext:value-type="float">
            <text:p>8</text:p>
          </table:table-cell>
          <table:table-cell table:formula="of:=DATE(2020;[.J287];[.H287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JÍCAR</text:p>
          </table:table-cell>
          <table:table-cell office:value-type="string" calcext:value-type="string">
            <text:p>15 DE MAYO</text:p>
          </table:table-cell>
          <table:table-cell table:formula="of:=LEFT([.B288];FIND(&quot;DE&quot;;UPPER([.B288]))-2)" office:value-type="string" office:string-value="15" calcext:value-type="string">
            <text:p>15</text:p>
          </table:table-cell>
          <table:table-cell table:formula="of:=MID([.B288];FIND(&quot;DE&quot;;UPPER([.B288]))+3;999)" office:value-type="string" office:string-value="MAYO" calcext:value-type="string">
            <text:p>MAYO</text:p>
          </table:table-cell>
          <table:table-cell table:formula="of:=VLOOKUP([.D288];[.$P$4:.$Q$15];2;0)" office:value-type="float" office:value="5" calcext:value-type="float">
            <text:p>5</text:p>
          </table:table-cell>
          <table:table-cell table:formula="of:=DATE(2020;[.E288];[.C288])" office:value-type="date" office:date-value="2020-05-15" calcext:value-type="date">
            <text:p>15 de mayo</text:p>
          </table:table-cell>
          <table:table-cell office:value-type="string" calcext:value-type="string">
            <text:p>30 DE NOVIEMBRE</text:p>
          </table:table-cell>
          <table:table-cell table:formula="of:=LEFT([.G288];FIND(&quot;DE&quot;;UPPER([.G288]))-2)" office:value-type="string" office:string-value="30" calcext:value-type="string">
            <text:p>30</text:p>
          </table:table-cell>
          <table:table-cell table:formula="of:=MID([.G288];FIND(&quot;DE&quot;;UPPER([.G288]))+3;999)" office:value-type="string" office:string-value="NOVIEMBRE" calcext:value-type="string">
            <text:p>NOVIEMBRE</text:p>
          </table:table-cell>
          <table:table-cell table:formula="of:=VLOOKUP([.I288];[.$P$4:.$Q$15];2;0)" office:value-type="float" office:value="11" calcext:value-type="float">
            <text:p>11</text:p>
          </table:table-cell>
          <table:table-cell table:formula="of:=DATE(2020;[.J288];[.H288])" office:value-type="date" office:date-value="2020-11-30" calcext:value-type="date">
            <text:p>30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LEDA DE ZAFAYONA</text:p>
          </table:table-cell>
          <table:table-cell office:value-type="string" calcext:value-type="string">
            <text:p>24 DE ABRIL</text:p>
          </table:table-cell>
          <table:table-cell table:formula="of:=LEFT([.B289];FIND(&quot;DE&quot;;UPPER([.B289]))-2)" office:value-type="string" office:string-value="24" calcext:value-type="string">
            <text:p>24</text:p>
          </table:table-cell>
          <table:table-cell table:formula="of:=MID([.B289];FIND(&quot;DE&quot;;UPPER([.B289]))+3;999)" office:value-type="string" office:string-value="ABRIL" calcext:value-type="string">
            <text:p>ABRIL</text:p>
          </table:table-cell>
          <table:table-cell table:formula="of:=VLOOKUP([.D289];[.$P$4:.$Q$15];2;0)" office:value-type="float" office:value="4" calcext:value-type="float">
            <text:p>4</text:p>
          </table:table-cell>
          <table:table-cell table:formula="of:=DATE(2020;[.E289];[.C289])" office:value-type="date" office:date-value="2020-04-24" calcext:value-type="date">
            <text:p>24 de abril</text:p>
          </table:table-cell>
          <table:table-cell office:value-type="string" calcext:value-type="string">
            <text:p>5 DE OCTUBRE</text:p>
          </table:table-cell>
          <table:table-cell table:formula="of:=LEFT([.G289];FIND(&quot;DE&quot;;UPPER([.G289]))-2)" office:value-type="string" office:string-value="5" calcext:value-type="string">
            <text:p>5</text:p>
          </table:table-cell>
          <table:table-cell table:formula="of:=MID([.G289];FIND(&quot;DE&quot;;UPPER([.G289]))+3;999)" office:value-type="string" office:string-value="OCTUBRE" calcext:value-type="string">
            <text:p>OCTUBRE</text:p>
          </table:table-cell>
          <table:table-cell table:formula="of:=VLOOKUP([.I289];[.$P$4:.$Q$15];2;0)" office:value-type="float" office:value="10" calcext:value-type="float">
            <text:p>10</text:p>
          </table:table-cell>
          <table:table-cell table:formula="of:=DATE(2020;[.J289];[.H289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RIL</text:p>
          </table:table-cell>
          <table:table-cell office:value-type="string" calcext:value-type="string">
            <text:p>4 DE MAYO</text:p>
          </table:table-cell>
          <table:table-cell table:formula="of:=LEFT([.B290];FIND(&quot;DE&quot;;UPPER([.B290]))-2)" office:value-type="string" office:string-value="4" calcext:value-type="string">
            <text:p>4</text:p>
          </table:table-cell>
          <table:table-cell table:formula="of:=MID([.B290];FIND(&quot;DE&quot;;UPPER([.B290]))+3;999)" office:value-type="string" office:string-value="MAYO" calcext:value-type="string">
            <text:p>MAYO</text:p>
          </table:table-cell>
          <table:table-cell table:formula="of:=VLOOKUP([.D290];[.$P$4:.$Q$15];2;0)" office:value-type="float" office:value="5" calcext:value-type="float">
            <text:p>5</text:p>
          </table:table-cell>
          <table:table-cell table:formula="of:=DATE(2020;[.E290];[.C290])" office:value-type="date" office:date-value="2020-05-04" calcext:value-type="date">
            <text:p>4 de mayo</text:p>
          </table:table-cell>
          <table:table-cell office:value-type="string" calcext:value-type="string">
            <text:p>24 DE JUNIO</text:p>
          </table:table-cell>
          <table:table-cell table:formula="of:=LEFT([.G290];FIND(&quot;DE&quot;;UPPER([.G290]))-2)" office:value-type="string" office:string-value="24" calcext:value-type="string">
            <text:p>24</text:p>
          </table:table-cell>
          <table:table-cell table:formula="of:=MID([.G290];FIND(&quot;DE&quot;;UPPER([.G290]))+3;999)" office:value-type="string" office:string-value="JUNIO" calcext:value-type="string">
            <text:p>JUNIO</text:p>
          </table:table-cell>
          <table:table-cell table:formula="of:=VLOOKUP([.I290];[.$P$4:.$Q$15];2;0)" office:value-type="float" office:value="6" calcext:value-type="float">
            <text:p>6</text:p>
          </table:table-cell>
          <table:table-cell table:formula="of:=DATE(2020;[.J290];[.H290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RTAS</text:p>
          </table:table-cell>
          <table:table-cell office:value-type="string" calcext:value-type="string">
            <text:p>4 DE MAYO</text:p>
          </table:table-cell>
          <table:table-cell table:formula="of:=LEFT([.B291];FIND(&quot;DE&quot;;UPPER([.B291]))-2)" office:value-type="string" office:string-value="4" calcext:value-type="string">
            <text:p>4</text:p>
          </table:table-cell>
          <table:table-cell table:formula="of:=MID([.B291];FIND(&quot;DE&quot;;UPPER([.B291]))+3;999)" office:value-type="string" office:string-value="MAYO" calcext:value-type="string">
            <text:p>MAYO</text:p>
          </table:table-cell>
          <table:table-cell table:formula="of:=VLOOKUP([.D291];[.$P$4:.$Q$15];2;0)" office:value-type="float" office:value="5" calcext:value-type="float">
            <text:p>5</text:p>
          </table:table-cell>
          <table:table-cell table:formula="of:=DATE(2020;[.E291];[.C291])" office:value-type="date" office:date-value="2020-05-04" calcext:value-type="date">
            <text:p>4 de mayo</text:p>
          </table:table-cell>
          <table:table-cell office:value-type="string" calcext:value-type="string">
            <text:p>28 DE SEPTIEMBRE</text:p>
          </table:table-cell>
          <table:table-cell table:formula="of:=LEFT([.G291];FIND(&quot;DE&quot;;UPPER([.G291]))-2)" office:value-type="string" office:string-value="28" calcext:value-type="string">
            <text:p>28</text:p>
          </table:table-cell>
          <table:table-cell table:formula="of:=MID([.G291];FIND(&quot;DE&quot;;UPPER([.G291]))+3;999)" office:value-type="string" office:string-value="SEPTIEMBRE" calcext:value-type="string">
            <text:p>SEPTIEMBRE</text:p>
          </table:table-cell>
          <table:table-cell table:formula="of:=VLOOKUP([.I291];[.$P$4:.$Q$15];2;0)" office:value-type="float" office:value="9" calcext:value-type="float">
            <text:p>9</text:p>
          </table:table-cell>
          <table:table-cell table:formula="of:=DATE(2020;[.J291];[.H291])" office:value-type="date" office:date-value="2020-09-28" calcext:value-type="date">
            <text:p>2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20 DE ENERO</text:p>
          </table:table-cell>
          <table:table-cell table:formula="of:=LEFT([.B292];FIND(&quot;DE&quot;;UPPER([.B292]))-2)" office:value-type="string" office:string-value="20" calcext:value-type="string">
            <text:p>20</text:p>
          </table:table-cell>
          <table:table-cell table:formula="of:=MID([.B292];FIND(&quot;DE&quot;;UPPER([.B292]))+3;999)" office:value-type="string" office:string-value="ENERO" calcext:value-type="string">
            <text:p>ENERO</text:p>
          </table:table-cell>
          <table:table-cell table:formula="of:=VLOOKUP([.D292];[.$P$4:.$Q$15];2;0)" office:value-type="float" office:value="1" calcext:value-type="float">
            <text:p>1</text:p>
          </table:table-cell>
          <table:table-cell table:formula="of:=DATE(2020;[.E292];[.C292])" office:value-type="date" office:date-value="2020-01-20" calcext:value-type="date">
            <text:p>20 de enero</text:p>
          </table:table-cell>
          <table:table-cell office:value-type="string" calcext:value-type="string">
            <text:p>31 DE AGOSTO</text:p>
          </table:table-cell>
          <table:table-cell table:formula="of:=LEFT([.G292];FIND(&quot;DE&quot;;UPPER([.G292]))-2)" office:value-type="string" office:string-value="31" calcext:value-type="string">
            <text:p>31</text:p>
          </table:table-cell>
          <table:table-cell table:formula="of:=MID([.G292];FIND(&quot;DE&quot;;UPPER([.G292]))+3;999)" office:value-type="string" office:string-value="AGOSTO" calcext:value-type="string">
            <text:p>AGOSTO</text:p>
          </table:table-cell>
          <table:table-cell table:formula="of:=VLOOKUP([.I292];[.$P$4:.$Q$15];2;0)" office:value-type="float" office:value="8" calcext:value-type="float">
            <text:p>8</text:p>
          </table:table-cell>
          <table:table-cell table:formula="of:=DATE(2020;[.J292];[.H292])" office:value-type="date" office:date-value="2020-08-31" calcext:value-type="date">
            <text:p>3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ÜELAS</text:p>
          </table:table-cell>
          <table:table-cell office:value-type="string" calcext:value-type="string">
            <text:p>27 DE ABRIL</text:p>
          </table:table-cell>
          <table:table-cell table:formula="of:=LEFT([.B293];FIND(&quot;DE&quot;;UPPER([.B293]))-2)" office:value-type="string" office:string-value="27" calcext:value-type="string">
            <text:p>27</text:p>
          </table:table-cell>
          <table:table-cell table:formula="of:=MID([.B293];FIND(&quot;DE&quot;;UPPER([.B293]))+3;999)" office:value-type="string" office:string-value="ABRIL" calcext:value-type="string">
            <text:p>ABRIL</text:p>
          </table:table-cell>
          <table:table-cell table:formula="of:=VLOOKUP([.D293];[.$P$4:.$Q$15];2;0)" office:value-type="float" office:value="4" calcext:value-type="float">
            <text:p>4</text:p>
          </table:table-cell>
          <table:table-cell table:formula="of:=DATE(2020;[.E293];[.C293])" office:value-type="date" office:date-value="2020-04-27" calcext:value-type="date">
            <text:p>27 de abril</text:p>
          </table:table-cell>
          <table:table-cell office:value-type="string" calcext:value-type="string">
            <text:p>21 DE SEPTIEMBRE</text:p>
          </table:table-cell>
          <table:table-cell table:formula="of:=LEFT([.G293];FIND(&quot;DE&quot;;UPPER([.G293]))-2)" office:value-type="string" office:string-value="21" calcext:value-type="string">
            <text:p>21</text:p>
          </table:table-cell>
          <table:table-cell table:formula="of:=MID([.G293];FIND(&quot;DE&quot;;UPPER([.G293]))+3;999)" office:value-type="string" office:string-value="SEPTIEMBRE" calcext:value-type="string">
            <text:p>SEPTIEMBRE</text:p>
          </table:table-cell>
          <table:table-cell table:formula="of:=VLOOKUP([.I293];[.$P$4:.$Q$15];2;0)" office:value-type="float" office:value="9" calcext:value-type="float">
            <text:p>9</text:p>
          </table:table-cell>
          <table:table-cell table:formula="of:=DATE(2020;[.J293];[.H293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ÍVAR</text:p>
          </table:table-cell>
          <table:table-cell office:value-type="string" calcext:value-type="string">
            <text:p>14 DE SEPTIEMBRE</text:p>
          </table:table-cell>
          <table:table-cell table:formula="of:=LEFT([.B294];FIND(&quot;DE&quot;;UPPER([.B294]))-2)" office:value-type="string" office:string-value="14" calcext:value-type="string">
            <text:p>14</text:p>
          </table:table-cell>
          <table:table-cell table:formula="of:=MID([.B294];FIND(&quot;DE&quot;;UPPER([.B294]))+3;999)" office:value-type="string" office:string-value="SEPTIEMBRE" calcext:value-type="string">
            <text:p>SEPTIEMBRE</text:p>
          </table:table-cell>
          <table:table-cell table:formula="of:=VLOOKUP([.D294];[.$P$4:.$Q$15];2;0)" office:value-type="float" office:value="9" calcext:value-type="float">
            <text:p>9</text:p>
          </table:table-cell>
          <table:table-cell table:formula="of:=DATE(2020;[.E294];[.C294])" office:value-type="date" office:date-value="2020-09-14" calcext:value-type="date">
            <text:p>14 de septiembre</text:p>
          </table:table-cell>
          <table:table-cell office:value-type="string" calcext:value-type="string">
            <text:p>11 DE JUNIO</text:p>
          </table:table-cell>
          <table:table-cell table:formula="of:=LEFT([.G294];FIND(&quot;DE&quot;;UPPER([.G294]))-2)" office:value-type="string" office:string-value="11" calcext:value-type="string">
            <text:p>11</text:p>
          </table:table-cell>
          <table:table-cell table:formula="of:=MID([.G294];FIND(&quot;DE&quot;;UPPER([.G294]))+3;999)" office:value-type="string" office:string-value="JUNIO" calcext:value-type="string">
            <text:p>JUNIO</text:p>
          </table:table-cell>
          <table:table-cell table:formula="of:=VLOOKUP([.I294];[.$P$4:.$Q$15];2;0)" office:value-type="float" office:value="6" calcext:value-type="float">
            <text:p>6</text:p>
          </table:table-cell>
          <table:table-cell table:formula="of:=DATE(2020;[.J294];[.H294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GÍJARES</text:p>
          </table:table-cell>
          <table:table-cell office:value-type="string" calcext:value-type="string">
            <text:p>11 DE JUNIO</text:p>
          </table:table-cell>
          <table:table-cell table:formula="of:=LEFT([.B295];FIND(&quot;DE&quot;;UPPER([.B295]))-2)" office:value-type="string" office:string-value="11" calcext:value-type="string">
            <text:p>11</text:p>
          </table:table-cell>
          <table:table-cell table:formula="of:=MID([.B295];FIND(&quot;DE&quot;;UPPER([.B295]))+3;999)" office:value-type="string" office:string-value="JUNIO" calcext:value-type="string">
            <text:p>JUNIO</text:p>
          </table:table-cell>
          <table:table-cell table:formula="of:=VLOOKUP([.D295];[.$P$4:.$Q$15];2;0)" office:value-type="float" office:value="6" calcext:value-type="float">
            <text:p>6</text:p>
          </table:table-cell>
          <table:table-cell table:formula="of:=DATE(2020;[.E295];[.C295])" office:value-type="date" office:date-value="2020-06-11" calcext:value-type="date">
            <text:p>11 de junio</text:p>
          </table:table-cell>
          <table:table-cell office:value-type="string" calcext:value-type="string">
            <text:p>14 DE SEPTIEMBRE</text:p>
          </table:table-cell>
          <table:table-cell table:formula="of:=LEFT([.G295];FIND(&quot;DE&quot;;UPPER([.G295]))-2)" office:value-type="string" office:string-value="14" calcext:value-type="string">
            <text:p>14</text:p>
          </table:table-cell>
          <table:table-cell table:formula="of:=MID([.G295];FIND(&quot;DE&quot;;UPPER([.G295]))+3;999)" office:value-type="string" office:string-value="SEPTIEMBRE" calcext:value-type="string">
            <text:p>SEPTIEMBRE</text:p>
          </table:table-cell>
          <table:table-cell table:formula="of:=VLOOKUP([.I295];[.$P$4:.$Q$15];2;0)" office:value-type="float" office:value="9" calcext:value-type="float">
            <text:p>9</text:p>
          </table:table-cell>
          <table:table-cell table:formula="of:=DATE(2020;[.J295];[.H295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ÓRGIVA</text:p>
          </table:table-cell>
          <table:table-cell office:value-type="string" calcext:value-type="string">
            <text:p>27 DE MARZO</text:p>
          </table:table-cell>
          <table:table-cell table:formula="of:=LEFT([.B296];FIND(&quot;DE&quot;;UPPER([.B296]))-2)" office:value-type="string" office:string-value="27" calcext:value-type="string">
            <text:p>27</text:p>
          </table:table-cell>
          <table:table-cell table:formula="of:=MID([.B296];FIND(&quot;DE&quot;;UPPER([.B296]))+3;999)" office:value-type="string" office:string-value="MARZO" calcext:value-type="string">
            <text:p>MARZO</text:p>
          </table:table-cell>
          <table:table-cell table:formula="of:=VLOOKUP([.D296];[.$P$4:.$Q$15];2;0)" office:value-type="float" office:value="3" calcext:value-type="float">
            <text:p>3</text:p>
          </table:table-cell>
          <table:table-cell table:formula="of:=DATE(2020;[.E296];[.C296])" office:value-type="date" office:date-value="2020-03-27" calcext:value-type="date">
            <text:p>27 de marzo</text:p>
          </table:table-cell>
          <table:table-cell office:value-type="string" calcext:value-type="string">
            <text:p>25 DE SEPTIEMBRE</text:p>
          </table:table-cell>
          <table:table-cell table:formula="of:=LEFT([.G296];FIND(&quot;DE&quot;;UPPER([.G296]))-2)" office:value-type="string" office:string-value="25" calcext:value-type="string">
            <text:p>25</text:p>
          </table:table-cell>
          <table:table-cell table:formula="of:=MID([.G296];FIND(&quot;DE&quot;;UPPER([.G296]))+3;999)" office:value-type="string" office:string-value="SEPTIEMBRE" calcext:value-type="string">
            <text:p>SEPTIEMBRE</text:p>
          </table:table-cell>
          <table:table-cell table:formula="of:=VLOOKUP([.I296];[.$P$4:.$Q$15];2;0)" office:value-type="float" office:value="9" calcext:value-type="float">
            <text:p>9</text:p>
          </table:table-cell>
          <table:table-cell table:formula="of:=DATE(2020;[.J296];[.H296])" office:value-type="date" office:date-value="2020-09-25" calcext:value-type="date">
            <text:p>2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ÍVAR</text:p>
          </table:table-cell>
          <table:table-cell office:value-type="string" calcext:value-type="string">
            <text:p>19 DE MARZO</text:p>
          </table:table-cell>
          <table:table-cell table:formula="of:=LEFT([.B297];FIND(&quot;DE&quot;;UPPER([.B297]))-2)" office:value-type="string" office:string-value="19" calcext:value-type="string">
            <text:p>19</text:p>
          </table:table-cell>
          <table:table-cell table:formula="of:=MID([.B297];FIND(&quot;DE&quot;;UPPER([.B297]))+3;999)" office:value-type="string" office:string-value="MARZO" calcext:value-type="string">
            <text:p>MARZO</text:p>
          </table:table-cell>
          <table:table-cell table:formula="of:=VLOOKUP([.D297];[.$P$4:.$Q$15];2;0)" office:value-type="float" office:value="3" calcext:value-type="float">
            <text:p>3</text:p>
          </table:table-cell>
          <table:table-cell table:formula="of:=DATE(2020;[.E297];[.C297])" office:value-type="date" office:date-value="2020-03-19" calcext:value-type="date">
            <text:p>19 de marzo</text:p>
          </table:table-cell>
          <table:table-cell office:value-type="string" calcext:value-type="string">
            <text:p>9 DE DICIEMBRE</text:p>
          </table:table-cell>
          <table:table-cell table:formula="of:=LEFT([.G297];FIND(&quot;DE&quot;;UPPER([.G297]))-2)" office:value-type="string" office:string-value="9" calcext:value-type="string">
            <text:p>9</text:p>
          </table:table-cell>
          <table:table-cell table:formula="of:=MID([.G297];FIND(&quot;DE&quot;;UPPER([.G297]))+3;999)" office:value-type="string" office:string-value="DICIEMBRE" calcext:value-type="string">
            <text:p>DICIEMBRE</text:p>
          </table:table-cell>
          <table:table-cell table:formula="of:=VLOOKUP([.I297];[.$P$4:.$Q$15];2;0)" office:value-type="float" office:value="12" calcext:value-type="float">
            <text:p>12</text:p>
          </table:table-cell>
          <table:table-cell table:formula="of:=DATE(2020;[.J297];[.H297])" office:value-type="date" office:date-value="2020-12-09" calcext:value-type="date">
            <text:p>9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URA</text:p>
          </table:table-cell>
          <table:table-cell office:value-type="string" calcext:value-type="string">
            <text:p>11 DE JUNIO</text:p>
          </table:table-cell>
          <table:table-cell table:formula="of:=LEFT([.B298];FIND(&quot;DE&quot;;UPPER([.B298]))-2)" office:value-type="string" office:string-value="11" calcext:value-type="string">
            <text:p>11</text:p>
          </table:table-cell>
          <table:table-cell table:formula="of:=MID([.B298];FIND(&quot;DE&quot;;UPPER([.B298]))+3;999)" office:value-type="string" office:string-value="JUNIO" calcext:value-type="string">
            <text:p>JUNIO</text:p>
          </table:table-cell>
          <table:table-cell table:formula="of:=VLOOKUP([.D298];[.$P$4:.$Q$15];2;0)" office:value-type="float" office:value="6" calcext:value-type="float">
            <text:p>6</text:p>
          </table:table-cell>
          <table:table-cell table:formula="of:=DATE(2020;[.E298];[.C298])" office:value-type="date" office:date-value="2020-06-11" calcext:value-type="date">
            <text:p>11 de junio</text:p>
          </table:table-cell>
          <table:table-cell office:value-type="string" calcext:value-type="string">
            <text:p>8 DE SEPTIEMBRE</text:p>
          </table:table-cell>
          <table:table-cell table:formula="of:=LEFT([.G298];FIND(&quot;DE&quot;;UPPER([.G298]))-2)" office:value-type="string" office:string-value="8" calcext:value-type="string">
            <text:p>8</text:p>
          </table:table-cell>
          <table:table-cell table:formula="of:=MID([.G298];FIND(&quot;DE&quot;;UPPER([.G298]))+3;999)" office:value-type="string" office:string-value="SEPTIEMBRE" calcext:value-type="string">
            <text:p>SEPTIEMBRE</text:p>
          </table:table-cell>
          <table:table-cell table:formula="of:=VLOOKUP([.I298];[.$P$4:.$Q$15];2;0)" office:value-type="float" office:value="9" calcext:value-type="float">
            <text:p>9</text:p>
          </table:table-cell>
          <table:table-cell table:formula="of:=DATE(2020;[.J298];[.H29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DRO MARTINEZ</text:p>
          </table:table-cell>
          <table:table-cell office:value-type="string" calcext:value-type="string">
            <text:p>15 DE MAYO</text:p>
          </table:table-cell>
          <table:table-cell table:formula="of:=LEFT([.B299];FIND(&quot;DE&quot;;UPPER([.B299]))-2)" office:value-type="string" office:string-value="15" calcext:value-type="string">
            <text:p>15</text:p>
          </table:table-cell>
          <table:table-cell table:formula="of:=MID([.B299];FIND(&quot;DE&quot;;UPPER([.B299]))+3;999)" office:value-type="string" office:string-value="MAYO" calcext:value-type="string">
            <text:p>MAYO</text:p>
          </table:table-cell>
          <table:table-cell table:formula="of:=VLOOKUP([.D299];[.$P$4:.$Q$15];2;0)" office:value-type="float" office:value="5" calcext:value-type="float">
            <text:p>5</text:p>
          </table:table-cell>
          <table:table-cell table:formula="of:=DATE(2020;[.E299];[.C299])" office:value-type="date" office:date-value="2020-05-15" calcext:value-type="date">
            <text:p>15 de mayo</text:p>
          </table:table-cell>
          <table:table-cell office:value-type="string" calcext:value-type="string">
            <text:p>7 DE AGOSTO</text:p>
          </table:table-cell>
          <table:table-cell table:formula="of:=LEFT([.G299];FIND(&quot;DE&quot;;UPPER([.G299]))-2)" office:value-type="string" office:string-value="7" calcext:value-type="string">
            <text:p>7</text:p>
          </table:table-cell>
          <table:table-cell table:formula="of:=MID([.G299];FIND(&quot;DE&quot;;UPPER([.G299]))+3;999)" office:value-type="string" office:string-value="AGOSTO" calcext:value-type="string">
            <text:p>AGOSTO</text:p>
          </table:table-cell>
          <table:table-cell table:formula="of:=VLOOKUP([.I299];[.$P$4:.$Q$15];2;0)" office:value-type="float" office:value="8" calcext:value-type="float">
            <text:p>8</text:p>
          </table:table-cell>
          <table:table-cell table:formula="of:=DATE(2020;[.J299];[.H299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LIGROS</text:p>
          </table:table-cell>
          <table:table-cell office:value-type="string" calcext:value-type="string">
            <text:p>23 DE ENERO</text:p>
          </table:table-cell>
          <table:table-cell table:formula="of:=LEFT([.B300];FIND(&quot;DE&quot;;UPPER([.B300]))-2)" office:value-type="string" office:string-value="23" calcext:value-type="string">
            <text:p>23</text:p>
          </table:table-cell>
          <table:table-cell table:formula="of:=MID([.B300];FIND(&quot;DE&quot;;UPPER([.B300]))+3;999)" office:value-type="string" office:string-value="ENERO" calcext:value-type="string">
            <text:p>ENERO</text:p>
          </table:table-cell>
          <table:table-cell table:formula="of:=VLOOKUP([.D300];[.$P$4:.$Q$15];2;0)" office:value-type="float" office:value="1" calcext:value-type="float">
            <text:p>1</text:p>
          </table:table-cell>
          <table:table-cell table:formula="of:=DATE(2020;[.E300];[.C300])" office:value-type="date" office:date-value="2020-01-23" calcext:value-type="date">
            <text:p>23 de enero</text:p>
          </table:table-cell>
          <table:table-cell office:value-type="string" calcext:value-type="string">
            <text:p>25 DE MAYO</text:p>
          </table:table-cell>
          <table:table-cell table:formula="of:=LEFT([.G300];FIND(&quot;DE&quot;;UPPER([.G300]))-2)" office:value-type="string" office:string-value="25" calcext:value-type="string">
            <text:p>25</text:p>
          </table:table-cell>
          <table:table-cell table:formula="of:=MID([.G300];FIND(&quot;DE&quot;;UPPER([.G300]))+3;999)" office:value-type="string" office:string-value="MAYO" calcext:value-type="string">
            <text:p>MAYO</text:p>
          </table:table-cell>
          <table:table-cell table:formula="of:=VLOOKUP([.I300];[.$P$4:.$Q$15];2;0)" office:value-type="float" office:value="5" calcext:value-type="float">
            <text:p>5</text:p>
          </table:table-cell>
          <table:table-cell table:formula="of:=DATE(2020;[.J300];[.H300])" office:value-type="date" office:date-value="2020-05-25" calcext:value-type="date">
            <text:p>2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ZA, LA</text:p>
          </table:table-cell>
          <table:table-cell office:value-type="string" calcext:value-type="string">
            <text:p>9 DE OCTUBRE</text:p>
          </table:table-cell>
          <table:table-cell table:formula="of:=LEFT([.B301];FIND(&quot;DE&quot;;UPPER([.B301]))-2)" office:value-type="string" office:string-value="9" calcext:value-type="string">
            <text:p>9</text:p>
          </table:table-cell>
          <table:table-cell table:formula="of:=MID([.B301];FIND(&quot;DE&quot;;UPPER([.B301]))+3;999)" office:value-type="string" office:string-value="OCTUBRE" calcext:value-type="string">
            <text:p>OCTUBRE</text:p>
          </table:table-cell>
          <table:table-cell table:formula="of:=VLOOKUP([.D301];[.$P$4:.$Q$15];2;0)" office:value-type="float" office:value="10" calcext:value-type="float">
            <text:p>10</text:p>
          </table:table-cell>
          <table:table-cell table:formula="of:=DATE(2020;[.E301];[.C301])" office:value-type="date" office:date-value="2020-10-09" calcext:value-type="date">
            <text:p>9 de octubre</text:p>
          </table:table-cell>
          <table:table-cell office:value-type="string" calcext:value-type="string">
            <text:p>13 DE OCTUBRE</text:p>
          </table:table-cell>
          <table:table-cell table:formula="of:=LEFT([.G301];FIND(&quot;DE&quot;;UPPER([.G301]))-2)" office:value-type="string" office:string-value="13" calcext:value-type="string">
            <text:p>13</text:p>
          </table:table-cell>
          <table:table-cell table:formula="of:=MID([.G301];FIND(&quot;DE&quot;;UPPER([.G301]))+3;999)" office:value-type="string" office:string-value="OCTUBRE" calcext:value-type="string">
            <text:p>OCTUBRE</text:p>
          </table:table-cell>
          <table:table-cell table:formula="of:=VLOOKUP([.I301];[.$P$4:.$Q$15];2;0)" office:value-type="float" office:value="10" calcext:value-type="float">
            <text:p>10</text:p>
          </table:table-cell>
          <table:table-cell table:formula="of:=DATE(2020;[.J301];[.H301])" office:value-type="date" office:date-value="2020-10-13" calcext:value-type="date">
            <text:p>13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AR, EL</text:p>
          </table:table-cell>
          <table:table-cell office:value-type="string" calcext:value-type="string">
            <text:p>7 DE AGOSTO</text:p>
          </table:table-cell>
          <table:table-cell table:formula="of:=LEFT([.B302];FIND(&quot;DE&quot;;UPPER([.B302]))-2)" office:value-type="string" office:string-value="7" calcext:value-type="string">
            <text:p>7</text:p>
          </table:table-cell>
          <table:table-cell table:formula="of:=MID([.B302];FIND(&quot;DE&quot;;UPPER([.B302]))+3;999)" office:value-type="string" office:string-value="AGOSTO" calcext:value-type="string">
            <text:p>AGOSTO</text:p>
          </table:table-cell>
          <table:table-cell table:formula="of:=VLOOKUP([.D302];[.$P$4:.$Q$15];2;0)" office:value-type="float" office:value="8" calcext:value-type="float">
            <text:p>8</text:p>
          </table:table-cell>
          <table:table-cell table:formula="of:=DATE(2020;[.E302];[.C302])" office:value-type="date" office:date-value="2020-08-07" calcext:value-type="date">
            <text:p>7 de agosto</text:p>
          </table:table-cell>
          <table:table-cell office:value-type="string" calcext:value-type="string">
            <text:p>17 DE AGOSTO</text:p>
          </table:table-cell>
          <table:table-cell table:formula="of:=LEFT([.G302];FIND(&quot;DE&quot;;UPPER([.G302]))-2)" office:value-type="string" office:string-value="17" calcext:value-type="string">
            <text:p>17</text:p>
          </table:table-cell>
          <table:table-cell table:formula="of:=MID([.G302];FIND(&quot;DE&quot;;UPPER([.G302]))+3;999)" office:value-type="string" office:string-value="AGOSTO" calcext:value-type="string">
            <text:p>AGOSTO</text:p>
          </table:table-cell>
          <table:table-cell table:formula="of:=VLOOKUP([.I302];[.$P$4:.$Q$15];2;0)" office:value-type="float" office:value="8" calcext:value-type="float">
            <text:p>8</text:p>
          </table:table-cell>
          <table:table-cell table:formula="of:=DATE(2020;[.J302];[.H302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ÍÑAR</text:p>
          </table:table-cell>
          <table:table-cell office:value-type="string" calcext:value-type="string">
            <text:p>4 DE MAYO</text:p>
          </table:table-cell>
          <table:table-cell table:formula="of:=LEFT([.B303];FIND(&quot;DE&quot;;UPPER([.B303]))-2)" office:value-type="string" office:string-value="4" calcext:value-type="string">
            <text:p>4</text:p>
          </table:table-cell>
          <table:table-cell table:formula="of:=MID([.B303];FIND(&quot;DE&quot;;UPPER([.B303]))+3;999)" office:value-type="string" office:string-value="MAYO" calcext:value-type="string">
            <text:p>MAYO</text:p>
          </table:table-cell>
          <table:table-cell table:formula="of:=VLOOKUP([.D303];[.$P$4:.$Q$15];2;0)" office:value-type="float" office:value="5" calcext:value-type="float">
            <text:p>5</text:p>
          </table:table-cell>
          <table:table-cell table:formula="of:=DATE(2020;[.E303];[.C303])" office:value-type="date" office:date-value="2020-05-04" calcext:value-type="date">
            <text:p>4 de mayo</text:p>
          </table:table-cell>
          <table:table-cell office:value-type="string" calcext:value-type="string">
            <text:p>15 DE JUNIO</text:p>
          </table:table-cell>
          <table:table-cell table:formula="of:=LEFT([.G303];FIND(&quot;DE&quot;;UPPER([.G303]))-2)" office:value-type="string" office:string-value="15" calcext:value-type="string">
            <text:p>15</text:p>
          </table:table-cell>
          <table:table-cell table:formula="of:=MID([.G303];FIND(&quot;DE&quot;;UPPER([.G303]))+3;999)" office:value-type="string" office:string-value="JUNIO" calcext:value-type="string">
            <text:p>JUNIO</text:p>
          </table:table-cell>
          <table:table-cell table:formula="of:=VLOOKUP([.I303];[.$P$4:.$Q$15];2;0)" office:value-type="float" office:value="6" calcext:value-type="float">
            <text:p>6</text:p>
          </table:table-cell>
          <table:table-cell table:formula="of:=DATE(2020;[.J303];[.H303])" office:value-type="date" office:date-value="2020-06-15" calcext:value-type="date">
            <text:p>15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OPOS – LA MAMOLA</text:p>
          </table:table-cell>
          <table:table-cell office:value-type="string" calcext:value-type="string">
            <text:p>3 DE FEBRERO</text:p>
          </table:table-cell>
          <table:table-cell table:formula="of:=LEFT([.B304];FIND(&quot;DE&quot;;UPPER([.B304]))-2)" office:value-type="string" office:string-value="3" calcext:value-type="string">
            <text:p>3</text:p>
          </table:table-cell>
          <table:table-cell table:formula="of:=MID([.B304];FIND(&quot;DE&quot;;UPPER([.B304]))+3;999)" office:value-type="string" office:string-value="FEBRERO" calcext:value-type="string">
            <text:p>FEBRERO</text:p>
          </table:table-cell>
          <table:table-cell table:formula="of:=VLOOKUP([.D304];[.$P$4:.$Q$15];2;0)" office:value-type="float" office:value="2" calcext:value-type="float">
            <text:p>2</text:p>
          </table:table-cell>
          <table:table-cell table:formula="of:=DATE(2020;[.E304];[.C304])" office:value-type="date" office:date-value="2020-02-03" calcext:value-type="date">
            <text:p>3 de febrero</text:p>
          </table:table-cell>
          <table:table-cell office:value-type="string" calcext:value-type="string">
            <text:p>24 DE JUNIO</text:p>
          </table:table-cell>
          <table:table-cell table:formula="of:=LEFT([.G304];FIND(&quot;DE&quot;;UPPER([.G304]))-2)" office:value-type="string" office:string-value="24" calcext:value-type="string">
            <text:p>24</text:p>
          </table:table-cell>
          <table:table-cell table:formula="of:=MID([.G304];FIND(&quot;DE&quot;;UPPER([.G304]))+3;999)" office:value-type="string" office:string-value="JUNIO" calcext:value-type="string">
            <text:p>JUNIO</text:p>
          </table:table-cell>
          <table:table-cell table:formula="of:=VLOOKUP([.I304];[.$P$4:.$Q$15];2;0)" office:value-type="float" office:value="6" calcext:value-type="float">
            <text:p>6</text:p>
          </table:table-cell>
          <table:table-cell table:formula="of:=DATE(2020;[.J304];[.H304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RTUGOS</text:p>
          </table:table-cell>
          <table:table-cell office:value-type="string" calcext:value-type="string">
            <text:p>20 DE ENERO</text:p>
          </table:table-cell>
          <table:table-cell table:formula="of:=LEFT([.B305];FIND(&quot;DE&quot;;UPPER([.B305]))-2)" office:value-type="string" office:string-value="20" calcext:value-type="string">
            <text:p>20</text:p>
          </table:table-cell>
          <table:table-cell table:formula="of:=MID([.B305];FIND(&quot;DE&quot;;UPPER([.B305]))+3;999)" office:value-type="string" office:string-value="ENERO" calcext:value-type="string">
            <text:p>ENERO</text:p>
          </table:table-cell>
          <table:table-cell table:formula="of:=VLOOKUP([.D305];[.$P$4:.$Q$15];2;0)" office:value-type="float" office:value="1" calcext:value-type="float">
            <text:p>1</text:p>
          </table:table-cell>
          <table:table-cell table:formula="of:=DATE(2020;[.E305];[.C305])" office:value-type="date" office:date-value="2020-01-20" calcext:value-type="date">
            <text:p>20 de enero</text:p>
          </table:table-cell>
          <table:table-cell office:value-type="string" calcext:value-type="string">
            <text:p>5 DE OCTUBRE</text:p>
          </table:table-cell>
          <table:table-cell table:formula="of:=LEFT([.G305];FIND(&quot;DE&quot;;UPPER([.G305]))-2)" office:value-type="string" office:string-value="5" calcext:value-type="string">
            <text:p>5</text:p>
          </table:table-cell>
          <table:table-cell table:formula="of:=MID([.G305];FIND(&quot;DE&quot;;UPPER([.G305]))+3;999)" office:value-type="string" office:string-value="OCTUBRE" calcext:value-type="string">
            <text:p>OCTUBRE</text:p>
          </table:table-cell>
          <table:table-cell table:formula="of:=VLOOKUP([.I305];[.$P$4:.$Q$15];2;0)" office:value-type="float" office:value="10" calcext:value-type="float">
            <text:p>10</text:p>
          </table:table-cell>
          <table:table-cell table:formula="of:=DATE(2020;[.J305];[.H305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BLA DE DON FADRIQUE</text:p>
          </table:table-cell>
          <table:table-cell office:value-type="string" calcext:value-type="string">
            <text:p>1 DE JUNIO</text:p>
          </table:table-cell>
          <table:table-cell table:formula="of:=LEFT([.B306];FIND(&quot;DE&quot;;UPPER([.B306]))-2)" office:value-type="string" office:string-value="1" calcext:value-type="string">
            <text:p>1</text:p>
          </table:table-cell>
          <table:table-cell table:formula="of:=MID([.B306];FIND(&quot;DE&quot;;UPPER([.B306]))+3;999)" office:value-type="string" office:string-value="JUNIO" calcext:value-type="string">
            <text:p>JUNIO</text:p>
          </table:table-cell>
          <table:table-cell table:formula="of:=VLOOKUP([.D306];[.$P$4:.$Q$15];2;0)" office:value-type="float" office:value="6" calcext:value-type="float">
            <text:p>6</text:p>
          </table:table-cell>
          <table:table-cell table:formula="of:=DATE(2020;[.E306];[.C306])" office:value-type="date" office:date-value="2020-06-01" calcext:value-type="date">
            <text:p>1 de junio</text:p>
          </table:table-cell>
          <table:table-cell office:value-type="string" calcext:value-type="string">
            <text:p>28 DE DICIEMBRE</text:p>
          </table:table-cell>
          <table:table-cell table:formula="of:=LEFT([.G306];FIND(&quot;DE&quot;;UPPER([.G306]))-2)" office:value-type="string" office:string-value="28" calcext:value-type="string">
            <text:p>28</text:p>
          </table:table-cell>
          <table:table-cell table:formula="of:=MID([.G306];FIND(&quot;DE&quot;;UPPER([.G306]))+3;999)" office:value-type="string" office:string-value="DICIEMBRE" calcext:value-type="string">
            <text:p>DICIEMBRE</text:p>
          </table:table-cell>
          <table:table-cell table:formula="of:=VLOOKUP([.I306];[.$P$4:.$Q$15];2;0)" office:value-type="float" office:value="12" calcext:value-type="float">
            <text:p>12</text:p>
          </table:table-cell>
          <table:table-cell table:formula="of:=DATE(2020;[.J306];[.H306])" office:value-type="date" office:date-value="2020-12-28" calcext:value-type="date">
            <text:p>28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LIANAS</text:p>
          </table:table-cell>
          <table:table-cell office:value-type="string" calcext:value-type="string">
            <text:p>20 DE FEBRERO</text:p>
          </table:table-cell>
          <table:table-cell table:formula="of:=LEFT([.B307];FIND(&quot;DE&quot;;UPPER([.B307]))-2)" office:value-type="string" office:string-value="20" calcext:value-type="string">
            <text:p>20</text:p>
          </table:table-cell>
          <table:table-cell table:formula="of:=MID([.B307];FIND(&quot;DE&quot;;UPPER([.B307]))+3;999)" office:value-type="string" office:string-value="FEBRERO" calcext:value-type="string">
            <text:p>FEBRERO</text:p>
          </table:table-cell>
          <table:table-cell table:formula="of:=VLOOKUP([.D307];[.$P$4:.$Q$15];2;0)" office:value-type="float" office:value="2" calcext:value-type="float">
            <text:p>2</text:p>
          </table:table-cell>
          <table:table-cell table:formula="of:=DATE(2020;[.E307];[.C307])" office:value-type="date" office:date-value="2020-02-20" calcext:value-type="date">
            <text:p>20 de febrero</text:p>
          </table:table-cell>
          <table:table-cell office:value-type="string" calcext:value-type="string">
            <text:p>11 DE JUNIO</text:p>
          </table:table-cell>
          <table:table-cell table:formula="of:=LEFT([.G307];FIND(&quot;DE&quot;;UPPER([.G307]))-2)" office:value-type="string" office:string-value="11" calcext:value-type="string">
            <text:p>11</text:p>
          </table:table-cell>
          <table:table-cell table:formula="of:=MID([.G307];FIND(&quot;DE&quot;;UPPER([.G307]))+3;999)" office:value-type="string" office:string-value="JUNIO" calcext:value-type="string">
            <text:p>JUNIO</text:p>
          </table:table-cell>
          <table:table-cell table:formula="of:=VLOOKUP([.I307];[.$P$4:.$Q$15];2;0)" office:value-type="float" office:value="6" calcext:value-type="float">
            <text:p>6</text:p>
          </table:table-cell>
          <table:table-cell table:formula="of:=DATE(2020;[.J307];[.H307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ULLENA</text:p>
          </table:table-cell>
          <table:table-cell office:value-type="string" calcext:value-type="string">
            <text:p>21 DE AGOSTO</text:p>
          </table:table-cell>
          <table:table-cell table:formula="of:=LEFT([.B308];FIND(&quot;DE&quot;;UPPER([.B308]))-2)" office:value-type="string" office:string-value="21" calcext:value-type="string">
            <text:p>21</text:p>
          </table:table-cell>
          <table:table-cell table:formula="of:=MID([.B308];FIND(&quot;DE&quot;;UPPER([.B308]))+3;999)" office:value-type="string" office:string-value="AGOSTO" calcext:value-type="string">
            <text:p>AGOSTO</text:p>
          </table:table-cell>
          <table:table-cell table:formula="of:=VLOOKUP([.D308];[.$P$4:.$Q$15];2;0)" office:value-type="float" office:value="8" calcext:value-type="float">
            <text:p>8</text:p>
          </table:table-cell>
          <table:table-cell table:formula="of:=DATE(2020;[.E308];[.C308])" office:value-type="date" office:date-value="2020-08-21" calcext:value-type="date">
            <text:p>21 de agosto</text:p>
          </table:table-cell>
          <table:table-cell office:value-type="string" calcext:value-type="string">
            <text:p>11 DE NOVIEMBRE</text:p>
          </table:table-cell>
          <table:table-cell table:formula="of:=LEFT([.G308];FIND(&quot;DE&quot;;UPPER([.G308]))-2)" office:value-type="string" office:string-value="11" calcext:value-type="string">
            <text:p>11</text:p>
          </table:table-cell>
          <table:table-cell table:formula="of:=MID([.G308];FIND(&quot;DE&quot;;UPPER([.G308]))+3;999)" office:value-type="string" office:string-value="NOVIEMBRE" calcext:value-type="string">
            <text:p>NOVIEMBRE</text:p>
          </table:table-cell>
          <table:table-cell table:formula="of:=VLOOKUP([.I308];[.$P$4:.$Q$15];2;0)" office:value-type="float" office:value="11" calcext:value-type="float">
            <text:p>11</text:p>
          </table:table-cell>
          <table:table-cell table:formula="of:=DATE(2020;[.J308];[.H308])" office:value-type="date" office:date-value="2020-11-11" calcext:value-type="date">
            <text:p>11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ÉNTAR</text:p>
          </table:table-cell>
          <table:table-cell office:value-type="string" calcext:value-type="string">
            <text:p>20 DE ENERO</text:p>
          </table:table-cell>
          <table:table-cell table:formula="of:=LEFT([.B309];FIND(&quot;DE&quot;;UPPER([.B309]))-2)" office:value-type="string" office:string-value="20" calcext:value-type="string">
            <text:p>20</text:p>
          </table:table-cell>
          <table:table-cell table:formula="of:=MID([.B309];FIND(&quot;DE&quot;;UPPER([.B309]))+3;999)" office:value-type="string" office:string-value="ENERO" calcext:value-type="string">
            <text:p>ENERO</text:p>
          </table:table-cell>
          <table:table-cell table:formula="of:=VLOOKUP([.D309];[.$P$4:.$Q$15];2;0)" office:value-type="float" office:value="1" calcext:value-type="float">
            <text:p>1</text:p>
          </table:table-cell>
          <table:table-cell table:formula="of:=DATE(2020;[.E309];[.C309])" office:value-type="date" office:date-value="2020-01-20" calcext:value-type="date">
            <text:p>20 de enero</text:p>
          </table:table-cell>
          <table:table-cell office:value-type="string" calcext:value-type="string">
            <text:p>14 DE SEPTIEMBRE</text:p>
          </table:table-cell>
          <table:table-cell table:formula="of:=LEFT([.G309];FIND(&quot;DE&quot;;UPPER([.G309]))-2)" office:value-type="string" office:string-value="14" calcext:value-type="string">
            <text:p>14</text:p>
          </table:table-cell>
          <table:table-cell table:formula="of:=MID([.G309];FIND(&quot;DE&quot;;UPPER([.G309]))+3;999)" office:value-type="string" office:string-value="SEPTIEMBRE" calcext:value-type="string">
            <text:p>SEPTIEMBRE</text:p>
          </table:table-cell>
          <table:table-cell table:formula="of:=VLOOKUP([.I309];[.$P$4:.$Q$15];2;0)" office:value-type="float" office:value="9" calcext:value-type="float">
            <text:p>9</text:p>
          </table:table-cell>
          <table:table-cell table:formula="of:=DATE(2020;[.J309];[.H309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ITE</text:p>
          </table:table-cell>
          <table:table-cell office:value-type="string" calcext:value-type="string">
            <text:p>24 DE AGOSTO</text:p>
          </table:table-cell>
          <table:table-cell table:formula="of:=LEFT([.B310];FIND(&quot;DE&quot;;UPPER([.B310]))-2)" office:value-type="string" office:string-value="24" calcext:value-type="string">
            <text:p>24</text:p>
          </table:table-cell>
          <table:table-cell table:formula="of:=MID([.B310];FIND(&quot;DE&quot;;UPPER([.B310]))+3;999)" office:value-type="string" office:string-value="AGOSTO" calcext:value-type="string">
            <text:p>AGOSTO</text:p>
          </table:table-cell>
          <table:table-cell table:formula="of:=VLOOKUP([.D310];[.$P$4:.$Q$15];2;0)" office:value-type="float" office:value="8" calcext:value-type="float">
            <text:p>8</text:p>
          </table:table-cell>
          <table:table-cell table:formula="of:=DATE(2020;[.E310];[.C310])" office:value-type="date" office:date-value="2020-08-24" calcext:value-type="date">
            <text:p>24 de agosto</text:p>
          </table:table-cell>
          <table:table-cell office:value-type="string" calcext:value-type="string">
            <text:p>7 DE OCTUBRE</text:p>
          </table:table-cell>
          <table:table-cell table:formula="of:=LEFT([.G310];FIND(&quot;DE&quot;;UPPER([.G310]))-2)" office:value-type="string" office:string-value="7" calcext:value-type="string">
            <text:p>7</text:p>
          </table:table-cell>
          <table:table-cell table:formula="of:=MID([.G310];FIND(&quot;DE&quot;;UPPER([.G310]))+3;999)" office:value-type="string" office:string-value="OCTUBRE" calcext:value-type="string">
            <text:p>OCTUBRE</text:p>
          </table:table-cell>
          <table:table-cell table:formula="of:=VLOOKUP([.I310];[.$P$4:.$Q$15];2;0)" office:value-type="float" office:value="10" calcext:value-type="float">
            <text:p>10</text:p>
          </table:table-cell>
          <table:table-cell table:formula="of:=DATE(2020;[.J310];[.H310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R</text:p>
          </table:table-cell>
          <table:table-cell office:value-type="string" calcext:value-type="string">
            <text:p>27 DE JULIO</text:p>
          </table:table-cell>
          <table:table-cell table:formula="of:=LEFT([.B311];FIND(&quot;DE&quot;;UPPER([.B311]))-2)" office:value-type="string" office:string-value="27" calcext:value-type="string">
            <text:p>27</text:p>
          </table:table-cell>
          <table:table-cell table:formula="of:=MID([.B311];FIND(&quot;DE&quot;;UPPER([.B311]))+3;999)" office:value-type="string" office:string-value="JULIO" calcext:value-type="string">
            <text:p>JULIO</text:p>
          </table:table-cell>
          <table:table-cell table:formula="of:=VLOOKUP([.D311];[.$P$4:.$Q$15];2;0)" office:value-type="float" office:value="7" calcext:value-type="float">
            <text:p>7</text:p>
          </table:table-cell>
          <table:table-cell table:formula="of:=DATE(2020;[.E311];[.C311])" office:value-type="date" office:date-value="2020-07-27" calcext:value-type="date">
            <text:p>27 de julio</text:p>
          </table:table-cell>
          <table:table-cell office:value-type="string" calcext:value-type="string">
            <text:p>16 DE OCTUBRE</text:p>
          </table:table-cell>
          <table:table-cell table:formula="of:=LEFT([.G311];FIND(&quot;DE&quot;;UPPER([.G311]))-2)" office:value-type="string" office:string-value="16" calcext:value-type="string">
            <text:p>16</text:p>
          </table:table-cell>
          <table:table-cell table:formula="of:=MID([.G311];FIND(&quot;DE&quot;;UPPER([.G311]))+3;999)" office:value-type="string" office:string-value="OCTUBRE" calcext:value-type="string">
            <text:p>OCTUBRE</text:p>
          </table:table-cell>
          <table:table-cell table:formula="of:=VLOOKUP([.I311];[.$P$4:.$Q$15];2;0)" office:value-type="float" office:value="10" calcext:value-type="float">
            <text:p>10</text:p>
          </table:table-cell>
          <table:table-cell table:formula="of:=DATE(2020;[.J311];[.H311])" office:value-type="date" office:date-value="2020-10-16" calcext:value-type="date">
            <text:p>16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OBREÑA</text:p>
          </table:table-cell>
          <table:table-cell office:value-type="string" calcext:value-type="string">
            <text:p>24 DE JUNIO</text:p>
          </table:table-cell>
          <table:table-cell table:formula="of:=LEFT([.B312];FIND(&quot;DE&quot;;UPPER([.B312]))-2)" office:value-type="string" office:string-value="24" calcext:value-type="string">
            <text:p>24</text:p>
          </table:table-cell>
          <table:table-cell table:formula="of:=MID([.B312];FIND(&quot;DE&quot;;UPPER([.B312]))+3;999)" office:value-type="string" office:string-value="JUNIO" calcext:value-type="string">
            <text:p>JUNIO</text:p>
          </table:table-cell>
          <table:table-cell table:formula="of:=VLOOKUP([.D312];[.$P$4:.$Q$15];2;0)" office:value-type="float" office:value="6" calcext:value-type="float">
            <text:p>6</text:p>
          </table:table-cell>
          <table:table-cell table:formula="of:=DATE(2020;[.E312];[.C312])" office:value-type="date" office:date-value="2020-06-24" calcext:value-type="date">
            <text:p>24 de junio</text:p>
          </table:table-cell>
          <table:table-cell office:value-type="string" calcext:value-type="string">
            <text:p>7 DE OCTUBRE</text:p>
          </table:table-cell>
          <table:table-cell table:formula="of:=LEFT([.G312];FIND(&quot;DE&quot;;UPPER([.G312]))-2)" office:value-type="string" office:string-value="7" calcext:value-type="string">
            <text:p>7</text:p>
          </table:table-cell>
          <table:table-cell table:formula="of:=MID([.G312];FIND(&quot;DE&quot;;UPPER([.G312]))+3;999)" office:value-type="string" office:string-value="OCTUBRE" calcext:value-type="string">
            <text:p>OCTUBRE</text:p>
          </table:table-cell>
          <table:table-cell table:formula="of:=VLOOKUP([.I312];[.$P$4:.$Q$15];2;0)" office:value-type="float" office:value="10" calcext:value-type="float">
            <text:p>10</text:p>
          </table:table-cell>
          <table:table-cell table:formula="of:=DATE(2020;[.J312];[.H312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 CRUZ DEL COMERCIO</text:p>
          </table:table-cell>
          <table:table-cell office:value-type="string" calcext:value-type="string">
            <text:p>4 DE MAYO</text:p>
          </table:table-cell>
          <table:table-cell table:formula="of:=LEFT([.B313];FIND(&quot;DE&quot;;UPPER([.B313]))-2)" office:value-type="string" office:string-value="4" calcext:value-type="string">
            <text:p>4</text:p>
          </table:table-cell>
          <table:table-cell table:formula="of:=MID([.B313];FIND(&quot;DE&quot;;UPPER([.B313]))+3;999)" office:value-type="string" office:string-value="MAYO" calcext:value-type="string">
            <text:p>MAYO</text:p>
          </table:table-cell>
          <table:table-cell table:formula="of:=VLOOKUP([.D313];[.$P$4:.$Q$15];2;0)" office:value-type="float" office:value="5" calcext:value-type="float">
            <text:p>5</text:p>
          </table:table-cell>
          <table:table-cell table:formula="of:=DATE(2020;[.E313];[.C313])" office:value-type="date" office:date-value="2020-05-04" calcext:value-type="date">
            <text:p>4 de mayo</text:p>
          </table:table-cell>
          <table:table-cell office:value-type="string" calcext:value-type="string">
            <text:p>15 DE JUNIO</text:p>
          </table:table-cell>
          <table:table-cell table:formula="of:=LEFT([.G313];FIND(&quot;DE&quot;;UPPER([.G313]))-2)" office:value-type="string" office:string-value="15" calcext:value-type="string">
            <text:p>15</text:p>
          </table:table-cell>
          <table:table-cell table:formula="of:=MID([.G313];FIND(&quot;DE&quot;;UPPER([.G313]))+3;999)" office:value-type="string" office:string-value="JUNIO" calcext:value-type="string">
            <text:p>JUNIO</text:p>
          </table:table-cell>
          <table:table-cell table:formula="of:=VLOOKUP([.I313];[.$P$4:.$Q$15];2;0)" office:value-type="float" office:value="6" calcext:value-type="float">
            <text:p>6</text:p>
          </table:table-cell>
          <table:table-cell table:formula="of:=DATE(2020;[.J313];[.H313])" office:value-type="date" office:date-value="2020-06-15" calcext:value-type="date">
            <text:p>15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17 DE ABRIL</text:p>
          </table:table-cell>
          <table:table-cell table:formula="of:=LEFT([.B314];FIND(&quot;DE&quot;;UPPER([.B314]))-2)" office:value-type="string" office:string-value="17" calcext:value-type="string">
            <text:p>17</text:p>
          </table:table-cell>
          <table:table-cell table:formula="of:=MID([.B314];FIND(&quot;DE&quot;;UPPER([.B314]))+3;999)" office:value-type="string" office:string-value="ABRIL" calcext:value-type="string">
            <text:p>ABRIL</text:p>
          </table:table-cell>
          <table:table-cell table:formula="of:=VLOOKUP([.D314];[.$P$4:.$Q$15];2;0)" office:value-type="float" office:value="4" calcext:value-type="float">
            <text:p>4</text:p>
          </table:table-cell>
          <table:table-cell table:formula="of:=DATE(2020;[.E314];[.C314])" office:value-type="date" office:date-value="2020-04-17" calcext:value-type="date">
            <text:p>17 de abril</text:p>
          </table:table-cell>
          <table:table-cell office:value-type="string" calcext:value-type="string">
            <text:p>28 DE AGOSTO</text:p>
          </table:table-cell>
          <table:table-cell table:formula="of:=LEFT([.G314];FIND(&quot;DE&quot;;UPPER([.G314]))-2)" office:value-type="string" office:string-value="28" calcext:value-type="string">
            <text:p>28</text:p>
          </table:table-cell>
          <table:table-cell table:formula="of:=MID([.G314];FIND(&quot;DE&quot;;UPPER([.G314]))+3;999)" office:value-type="string" office:string-value="AGOSTO" calcext:value-type="string">
            <text:p>AGOSTO</text:p>
          </table:table-cell>
          <table:table-cell table:formula="of:=VLOOKUP([.I314];[.$P$4:.$Q$15];2;0)" office:value-type="float" office:value="8" calcext:value-type="float">
            <text:p>8</text:p>
          </table:table-cell>
          <table:table-cell table:formula="of:=DATE(2020;[.J314];[.H314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PORTÚJAR</text:p>
          </table:table-cell>
          <table:table-cell office:value-type="string" calcext:value-type="string">
            <text:p>20 DE ENERO</text:p>
          </table:table-cell>
          <table:table-cell table:formula="of:=LEFT([.B315];FIND(&quot;DE&quot;;UPPER([.B315]))-2)" office:value-type="string" office:string-value="20" calcext:value-type="string">
            <text:p>20</text:p>
          </table:table-cell>
          <table:table-cell table:formula="of:=MID([.B315];FIND(&quot;DE&quot;;UPPER([.B315]))+3;999)" office:value-type="string" office:string-value="ENERO" calcext:value-type="string">
            <text:p>ENERO</text:p>
          </table:table-cell>
          <table:table-cell table:formula="of:=VLOOKUP([.D315];[.$P$4:.$Q$15];2;0)" office:value-type="float" office:value="1" calcext:value-type="float">
            <text:p>1</text:p>
          </table:table-cell>
          <table:table-cell table:formula="of:=DATE(2020;[.E315];[.C315])" office:value-type="date" office:date-value="2020-01-20" calcext:value-type="date">
            <text:p>20 de enero</text:p>
          </table:table-cell>
          <table:table-cell office:value-type="string" calcext:value-type="string">
            <text:p>10 DE AGOSTO</text:p>
          </table:table-cell>
          <table:table-cell table:formula="of:=LEFT([.G315];FIND(&quot;DE&quot;;UPPER([.G315]))-2)" office:value-type="string" office:string-value="10" calcext:value-type="string">
            <text:p>10</text:p>
          </table:table-cell>
          <table:table-cell table:formula="of:=MID([.G315];FIND(&quot;DE&quot;;UPPER([.G315]))+3;999)" office:value-type="string" office:string-value="AGOSTO" calcext:value-type="string">
            <text:p>AGOSTO</text:p>
          </table:table-cell>
          <table:table-cell table:formula="of:=VLOOKUP([.I315];[.$P$4:.$Q$15];2;0)" office:value-type="float" office:value="8" calcext:value-type="float">
            <text:p>8</text:p>
          </table:table-cell>
          <table:table-cell table:formula="of:=DATE(2020;[.J315];[.H315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VILÁN</text:p>
          </table:table-cell>
          <table:table-cell office:value-type="string" calcext:value-type="string">
            <text:p>19 DE MARZO</text:p>
          </table:table-cell>
          <table:table-cell table:formula="of:=LEFT([.B316];FIND(&quot;DE&quot;;UPPER([.B316]))-2)" office:value-type="string" office:string-value="19" calcext:value-type="string">
            <text:p>19</text:p>
          </table:table-cell>
          <table:table-cell table:formula="of:=MID([.B316];FIND(&quot;DE&quot;;UPPER([.B316]))+3;999)" office:value-type="string" office:string-value="MARZO" calcext:value-type="string">
            <text:p>MARZO</text:p>
          </table:table-cell>
          <table:table-cell table:formula="of:=VLOOKUP([.D316];[.$P$4:.$Q$15];2;0)" office:value-type="float" office:value="3" calcext:value-type="float">
            <text:p>3</text:p>
          </table:table-cell>
          <table:table-cell table:formula="of:=DATE(2020;[.E316];[.C316])" office:value-type="date" office:date-value="2020-03-19" calcext:value-type="date">
            <text:p>19 de marzo</text:p>
          </table:table-cell>
          <table:table-cell office:value-type="string" calcext:value-type="string">
            <text:p>7 DE AGOSTO</text:p>
          </table:table-cell>
          <table:table-cell table:formula="of:=LEFT([.G316];FIND(&quot;DE&quot;;UPPER([.G316]))-2)" office:value-type="string" office:string-value="7" calcext:value-type="string">
            <text:p>7</text:p>
          </table:table-cell>
          <table:table-cell table:formula="of:=MID([.G316];FIND(&quot;DE&quot;;UPPER([.G316]))+3;999)" office:value-type="string" office:string-value="AGOSTO" calcext:value-type="string">
            <text:p>AGOSTO</text:p>
          </table:table-cell>
          <table:table-cell table:formula="of:=VLOOKUP([.I316];[.$P$4:.$Q$15];2;0)" office:value-type="float" office:value="8" calcext:value-type="float">
            <text:p>8</text:p>
          </table:table-cell>
          <table:table-cell table:formula="of:=DATE(2020;[.J316];[.H316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HA, LA</text:p>
          </table:table-cell>
          <table:table-cell office:value-type="string" calcext:value-type="string">
            <text:p>27 DE MARZO</text:p>
          </table:table-cell>
          <table:table-cell table:formula="of:=LEFT([.B317];FIND(&quot;DE&quot;;UPPER([.B317]))-2)" office:value-type="string" office:string-value="27" calcext:value-type="string">
            <text:p>27</text:p>
          </table:table-cell>
          <table:table-cell table:formula="of:=MID([.B317];FIND(&quot;DE&quot;;UPPER([.B317]))+3;999)" office:value-type="string" office:string-value="MARZO" calcext:value-type="string">
            <text:p>MARZO</text:p>
          </table:table-cell>
          <table:table-cell table:formula="of:=VLOOKUP([.D317];[.$P$4:.$Q$15];2;0)" office:value-type="float" office:value="3" calcext:value-type="float">
            <text:p>3</text:p>
          </table:table-cell>
          <table:table-cell table:formula="of:=DATE(2020;[.E317];[.C317])" office:value-type="date" office:date-value="2020-03-27" calcext:value-type="date">
            <text:p>27 de marzo</text:p>
          </table:table-cell>
          <table:table-cell office:value-type="string" calcext:value-type="string">
            <text:p>16 DE AGOSTO</text:p>
          </table:table-cell>
          <table:table-cell table:formula="of:=LEFT([.G317];FIND(&quot;DE&quot;;UPPER([.G317]))-2)" office:value-type="string" office:string-value="16" calcext:value-type="string">
            <text:p>16</text:p>
          </table:table-cell>
          <table:table-cell table:formula="of:=MID([.G317];FIND(&quot;DE&quot;;UPPER([.G317]))+3;999)" office:value-type="string" office:string-value="AGOSTO" calcext:value-type="string">
            <text:p>AGOSTO</text:p>
          </table:table-cell>
          <table:table-cell table:formula="of:=VLOOKUP([.I317];[.$P$4:.$Q$15];2;0)" office:value-type="float" office:value="8" calcext:value-type="float">
            <text:p>8</text:p>
          </table:table-cell>
          <table:table-cell table:formula="of:=DATE(2020;[.J317];[.H317])" office:value-type="date" office:date-value="2020-08-16" calcext:value-type="date">
            <text:p>16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NUEVA COSTA</text:p>
          </table:table-cell>
          <table:table-cell office:value-type="string" calcext:value-type="string">
            <text:p>16 DE JULIO</text:p>
          </table:table-cell>
          <table:table-cell table:formula="of:=LEFT([.B318];FIND(&quot;DE&quot;;UPPER([.B318]))-2)" office:value-type="string" office:string-value="16" calcext:value-type="string">
            <text:p>16</text:p>
          </table:table-cell>
          <table:table-cell table:formula="of:=MID([.B318];FIND(&quot;DE&quot;;UPPER([.B318]))+3;999)" office:value-type="string" office:string-value="JULIO" calcext:value-type="string">
            <text:p>JULIO</text:p>
          </table:table-cell>
          <table:table-cell table:formula="of:=VLOOKUP([.D318];[.$P$4:.$Q$15];2;0)" office:value-type="float" office:value="7" calcext:value-type="float">
            <text:p>7</text:p>
          </table:table-cell>
          <table:table-cell table:formula="of:=DATE(2020;[.E318];[.C318])" office:value-type="date" office:date-value="2020-07-16" calcext:value-type="date">
            <text:p>16 de julio</text:p>
          </table:table-cell>
          <table:table-cell office:value-type="string" calcext:value-type="string">
            <text:p>9 DE OCTUBRE</text:p>
          </table:table-cell>
          <table:table-cell table:formula="of:=LEFT([.G318];FIND(&quot;DE&quot;;UPPER([.G318]))-2)" office:value-type="string" office:string-value="9" calcext:value-type="string">
            <text:p>9</text:p>
          </table:table-cell>
          <table:table-cell table:formula="of:=MID([.G318];FIND(&quot;DE&quot;;UPPER([.G318]))+3;999)" office:value-type="string" office:string-value="OCTUBRE" calcext:value-type="string">
            <text:p>OCTUBRE</text:p>
          </table:table-cell>
          <table:table-cell table:formula="of:=VLOOKUP([.I318];[.$P$4:.$Q$15];2;0)" office:value-type="float" office:value="10" calcext:value-type="float">
            <text:p>10</text:p>
          </table:table-cell>
          <table:table-cell table:formula="of:=DATE(2020;[.J318];[.H318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VIZCÓN</text:p>
          </table:table-cell>
          <table:table-cell office:value-type="string" calcext:value-type="string">
            <text:p>20 DE ENERO</text:p>
          </table:table-cell>
          <table:table-cell table:formula="of:=LEFT([.B319];FIND(&quot;DE&quot;;UPPER([.B319]))-2)" office:value-type="string" office:string-value="20" calcext:value-type="string">
            <text:p>20</text:p>
          </table:table-cell>
          <table:table-cell table:formula="of:=MID([.B319];FIND(&quot;DE&quot;;UPPER([.B319]))+3;999)" office:value-type="string" office:string-value="ENERO" calcext:value-type="string">
            <text:p>ENERO</text:p>
          </table:table-cell>
          <table:table-cell table:formula="of:=VLOOKUP([.D319];[.$P$4:.$Q$15];2;0)" office:value-type="float" office:value="1" calcext:value-type="float">
            <text:p>1</text:p>
          </table:table-cell>
          <table:table-cell table:formula="of:=DATE(2020;[.E319];[.C319])" office:value-type="date" office:date-value="2020-01-20" calcext:value-type="date">
            <text:p>20 de enero</text:p>
          </table:table-cell>
          <table:table-cell office:value-type="string" calcext:value-type="string">
            <text:p>10 DE AGOSTO</text:p>
          </table:table-cell>
          <table:table-cell table:formula="of:=LEFT([.G319];FIND(&quot;DE&quot;;UPPER([.G319]))-2)" office:value-type="string" office:string-value="10" calcext:value-type="string">
            <text:p>10</text:p>
          </table:table-cell>
          <table:table-cell table:formula="of:=MID([.G319];FIND(&quot;DE&quot;;UPPER([.G319]))+3;999)" office:value-type="string" office:string-value="AGOSTO" calcext:value-type="string">
            <text:p>AGOSTO</text:p>
          </table:table-cell>
          <table:table-cell table:formula="of:=VLOOKUP([.I319];[.$P$4:.$Q$15];2;0)" office:value-type="float" office:value="8" calcext:value-type="float">
            <text:p>8</text:p>
          </table:table-cell>
          <table:table-cell table:formula="of:=DATE(2020;[.J319];[.H319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VÉLEZ</text:p>
          </table:table-cell>
          <table:table-cell office:value-type="string" calcext:value-type="string">
            <text:p>15 DE JUNIO</text:p>
          </table:table-cell>
          <table:table-cell table:formula="of:=LEFT([.B320];FIND(&quot;DE&quot;;UPPER([.B320]))-2)" office:value-type="string" office:string-value="15" calcext:value-type="string">
            <text:p>15</text:p>
          </table:table-cell>
          <table:table-cell table:formula="of:=MID([.B320];FIND(&quot;DE&quot;;UPPER([.B320]))+3;999)" office:value-type="string" office:string-value="JUNIO" calcext:value-type="string">
            <text:p>JUNIO</text:p>
          </table:table-cell>
          <table:table-cell table:formula="of:=VLOOKUP([.D320];[.$P$4:.$Q$15];2;0)" office:value-type="float" office:value="6" calcext:value-type="float">
            <text:p>6</text:p>
          </table:table-cell>
          <table:table-cell table:formula="of:=DATE(2020;[.E320];[.C320])" office:value-type="date" office:date-value="2020-06-15" calcext:value-type="date">
            <text:p>15 de junio</text:p>
          </table:table-cell>
          <table:table-cell office:value-type="string" calcext:value-type="string">
            <text:p>19 DE OCTUBRE</text:p>
          </table:table-cell>
          <table:table-cell table:formula="of:=LEFT([.G320];FIND(&quot;DE&quot;;UPPER([.G320]))-2)" office:value-type="string" office:string-value="19" calcext:value-type="string">
            <text:p>19</text:p>
          </table:table-cell>
          <table:table-cell table:formula="of:=MID([.G320];FIND(&quot;DE&quot;;UPPER([.G320]))+3;999)" office:value-type="string" office:string-value="OCTUBRE" calcext:value-type="string">
            <text:p>OCTUBRE</text:p>
          </table:table-cell>
          <table:table-cell table:formula="of:=VLOOKUP([.I320];[.$P$4:.$Q$15];2;0)" office:value-type="float" office:value="10" calcext:value-type="float">
            <text:p>10</text:p>
          </table:table-cell>
          <table:table-cell table:formula="of:=DATE(2020;[.J320];[.H320])" office:value-type="date" office:date-value="2020-10-19" calcext:value-type="date">
            <text:p>1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ÓN</text:p>
          </table:table-cell>
          <table:table-cell office:value-type="string" calcext:value-type="string">
            <text:p>24 DE ABRIL</text:p>
          </table:table-cell>
          <table:table-cell table:formula="of:=LEFT([.B321];FIND(&quot;DE&quot;;UPPER([.B321]))-2)" office:value-type="string" office:string-value="24" calcext:value-type="string">
            <text:p>24</text:p>
          </table:table-cell>
          <table:table-cell table:formula="of:=MID([.B321];FIND(&quot;DE&quot;;UPPER([.B321]))+3;999)" office:value-type="string" office:string-value="ABRIL" calcext:value-type="string">
            <text:p>ABRIL</text:p>
          </table:table-cell>
          <table:table-cell table:formula="of:=VLOOKUP([.D321];[.$P$4:.$Q$15];2;0)" office:value-type="float" office:value="4" calcext:value-type="float">
            <text:p>4</text:p>
          </table:table-cell>
          <table:table-cell table:formula="of:=DATE(2020;[.E321];[.C321])" office:value-type="date" office:date-value="2020-04-24" calcext:value-type="date">
            <text:p>24 de abril</text:p>
          </table:table-cell>
          <table:table-cell office:value-type="string" calcext:value-type="string">
            <text:p>17 DE AGOSTO</text:p>
          </table:table-cell>
          <table:table-cell table:formula="of:=LEFT([.G321];FIND(&quot;DE&quot;;UPPER([.G321]))-2)" office:value-type="string" office:string-value="17" calcext:value-type="string">
            <text:p>17</text:p>
          </table:table-cell>
          <table:table-cell table:formula="of:=MID([.G321];FIND(&quot;DE&quot;;UPPER([.G321]))+3;999)" office:value-type="string" office:string-value="AGOSTO" calcext:value-type="string">
            <text:p>AGOSTO</text:p>
          </table:table-cell>
          <table:table-cell table:formula="of:=VLOOKUP([.I321];[.$P$4:.$Q$15];2;0)" office:value-type="float" office:value="8" calcext:value-type="float">
            <text:p>8</text:p>
          </table:table-cell>
          <table:table-cell table:formula="of:=DATE(2020;[.J321];[.H321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GÍJAR</text:p>
          </table:table-cell>
          <table:table-cell office:value-type="string" calcext:value-type="string">
            <text:p>14 DE OCTUBRE</text:p>
          </table:table-cell>
          <table:table-cell table:formula="of:=LEFT([.B322];FIND(&quot;DE&quot;;UPPER([.B322]))-2)" office:value-type="string" office:string-value="14" calcext:value-type="string">
            <text:p>14</text:p>
          </table:table-cell>
          <table:table-cell table:formula="of:=MID([.B322];FIND(&quot;DE&quot;;UPPER([.B322]))+3;999)" office:value-type="string" office:string-value="OCTUBRE" calcext:value-type="string">
            <text:p>OCTUBRE</text:p>
          </table:table-cell>
          <table:table-cell table:formula="of:=VLOOKUP([.D322];[.$P$4:.$Q$15];2;0)" office:value-type="float" office:value="10" calcext:value-type="float">
            <text:p>10</text:p>
          </table:table-cell>
          <table:table-cell table:formula="of:=DATE(2020;[.E322];[.C322])" office:value-type="date" office:date-value="2020-10-14" calcext:value-type="date">
            <text:p>14 de octubre</text:p>
          </table:table-cell>
          <table:table-cell office:value-type="string" calcext:value-type="string">
            <text:p>15 DE OCTUBRE</text:p>
          </table:table-cell>
          <table:table-cell table:formula="of:=LEFT([.G322];FIND(&quot;DE&quot;;UPPER([.G322]))-2)" office:value-type="string" office:string-value="15" calcext:value-type="string">
            <text:p>15</text:p>
          </table:table-cell>
          <table:table-cell table:formula="of:=MID([.G322];FIND(&quot;DE&quot;;UPPER([.G322]))+3;999)" office:value-type="string" office:string-value="OCTUBRE" calcext:value-type="string">
            <text:p>OCTUBRE</text:p>
          </table:table-cell>
          <table:table-cell table:formula="of:=VLOOKUP([.I322];[.$P$4:.$Q$15];2;0)" office:value-type="float" office:value="10" calcext:value-type="float">
            <text:p>10</text:p>
          </table:table-cell>
          <table:table-cell table:formula="of:=DATE(2020;[.J322];[.H322])" office:value-type="date" office:date-value="2020-10-15" calcext:value-type="date">
            <text:p>1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LE DEL ZALABÍ</text:p>
          </table:table-cell>
          <table:table-cell office:value-type="string" calcext:value-type="string">
            <text:p>27 DE ABRIL</text:p>
          </table:table-cell>
          <table:table-cell table:formula="of:=LEFT([.B323];FIND(&quot;DE&quot;;UPPER([.B323]))-2)" office:value-type="string" office:string-value="27" calcext:value-type="string">
            <text:p>27</text:p>
          </table:table-cell>
          <table:table-cell table:formula="of:=MID([.B323];FIND(&quot;DE&quot;;UPPER([.B323]))+3;999)" office:value-type="string" office:string-value="ABRIL" calcext:value-type="string">
            <text:p>ABRIL</text:p>
          </table:table-cell>
          <table:table-cell table:formula="of:=VLOOKUP([.D323];[.$P$4:.$Q$15];2;0)" office:value-type="float" office:value="4" calcext:value-type="float">
            <text:p>4</text:p>
          </table:table-cell>
          <table:table-cell table:formula="of:=DATE(2020;[.E323];[.C323])" office:value-type="date" office:date-value="2020-04-27" calcext:value-type="date">
            <text:p>27 de abril</text:p>
          </table:table-cell>
          <table:table-cell office:value-type="string" calcext:value-type="string">
            <text:p>14 DE SEPTIEMBRE</text:p>
          </table:table-cell>
          <table:table-cell table:formula="of:=LEFT([.G323];FIND(&quot;DE&quot;;UPPER([.G323]))-2)" office:value-type="string" office:string-value="14" calcext:value-type="string">
            <text:p>14</text:p>
          </table:table-cell>
          <table:table-cell table:formula="of:=MID([.G323];FIND(&quot;DE&quot;;UPPER([.G323]))+3;999)" office:value-type="string" office:string-value="SEPTIEMBRE" calcext:value-type="string">
            <text:p>SEPTIEMBRE</text:p>
          </table:table-cell>
          <table:table-cell table:formula="of:=VLOOKUP([.I323];[.$P$4:.$Q$15];2;0)" office:value-type="float" office:value="9" calcext:value-type="float">
            <text:p>9</text:p>
          </table:table-cell>
          <table:table-cell table:formula="of:=DATE(2020;[.J323];[.H323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LE, EL</text:p>
          </table:table-cell>
          <table:table-cell office:value-type="string" calcext:value-type="string">
            <text:p>20 DE FEBRERO</text:p>
          </table:table-cell>
          <table:table-cell table:formula="of:=LEFT([.B324];FIND(&quot;DE&quot;;UPPER([.B324]))-2)" office:value-type="string" office:string-value="20" calcext:value-type="string">
            <text:p>20</text:p>
          </table:table-cell>
          <table:table-cell table:formula="of:=MID([.B324];FIND(&quot;DE&quot;;UPPER([.B324]))+3;999)" office:value-type="string" office:string-value="FEBRERO" calcext:value-type="string">
            <text:p>FEBRERO</text:p>
          </table:table-cell>
          <table:table-cell table:formula="of:=VLOOKUP([.D324];[.$P$4:.$Q$15];2;0)" office:value-type="float" office:value="2" calcext:value-type="float">
            <text:p>2</text:p>
          </table:table-cell>
          <table:table-cell table:formula="of:=DATE(2020;[.E324];[.C324])" office:value-type="date" office:date-value="2020-02-20" calcext:value-type="date">
            <text:p>20 de febrero</text:p>
          </table:table-cell>
          <table:table-cell office:value-type="string" calcext:value-type="string">
            <text:p>7 DE OCTUBRE</text:p>
          </table:table-cell>
          <table:table-cell table:formula="of:=LEFT([.G324];FIND(&quot;DE&quot;;UPPER([.G324]))-2)" office:value-type="string" office:string-value="7" calcext:value-type="string">
            <text:p>7</text:p>
          </table:table-cell>
          <table:table-cell table:formula="of:=MID([.G324];FIND(&quot;DE&quot;;UPPER([.G324]))+3;999)" office:value-type="string" office:string-value="OCTUBRE" calcext:value-type="string">
            <text:p>OCTUBRE</text:p>
          </table:table-cell>
          <table:table-cell table:formula="of:=VLOOKUP([.I324];[.$P$4:.$Q$15];2;0)" office:value-type="float" office:value="10" calcext:value-type="float">
            <text:p>10</text:p>
          </table:table-cell>
          <table:table-cell table:formula="of:=DATE(2020;[.J324];[.H324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DERRUBIO</text:p>
          </table:table-cell>
          <table:table-cell office:value-type="string" calcext:value-type="string">
            <text:p>8 DE SEPTIEMBRE</text:p>
          </table:table-cell>
          <table:table-cell table:formula="of:=LEFT([.B325];FIND(&quot;DE&quot;;UPPER([.B325]))-2)" office:value-type="string" office:string-value="8" calcext:value-type="string">
            <text:p>8</text:p>
          </table:table-cell>
          <table:table-cell table:formula="of:=MID([.B325];FIND(&quot;DE&quot;;UPPER([.B325]))+3;999)" office:value-type="string" office:string-value="SEPTIEMBRE" calcext:value-type="string">
            <text:p>SEPTIEMBRE</text:p>
          </table:table-cell>
          <table:table-cell table:formula="of:=VLOOKUP([.D325];[.$P$4:.$Q$15];2;0)" office:value-type="float" office:value="9" calcext:value-type="float">
            <text:p>9</text:p>
          </table:table-cell>
          <table:table-cell table:formula="of:=DATE(2020;[.E325];[.C325])" office:value-type="date" office:date-value="2020-09-08" calcext:value-type="date">
            <text:p>8 de septiembre</text:p>
          </table:table-cell>
          <table:table-cell office:value-type="string" calcext:value-type="string">
            <text:p>18 DE DICIEMBRE</text:p>
          </table:table-cell>
          <table:table-cell table:formula="of:=LEFT([.G325];FIND(&quot;DE&quot;;UPPER([.G325]))-2)" office:value-type="string" office:string-value="18" calcext:value-type="string">
            <text:p>18</text:p>
          </table:table-cell>
          <table:table-cell table:formula="of:=MID([.G325];FIND(&quot;DE&quot;;UPPER([.G325]))+3;999)" office:value-type="string" office:string-value="DICIEMBRE" calcext:value-type="string">
            <text:p>DICIEMBRE</text:p>
          </table:table-cell>
          <table:table-cell table:formula="of:=VLOOKUP([.I325];[.$P$4:.$Q$15];2;0)" office:value-type="float" office:value="12" calcext:value-type="float">
            <text:p>12</text:p>
          </table:table-cell>
          <table:table-cell table:formula="of:=DATE(2020;[.J325];[.H325])" office:value-type="date" office:date-value="2020-12-18" calcext:value-type="date">
            <text:p>18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ÁLOR</text:p>
          </table:table-cell>
          <table:table-cell office:value-type="string" calcext:value-type="string">
            <text:p>14 DE SEPTIEMBRE</text:p>
          </table:table-cell>
          <table:table-cell table:formula="of:=LEFT([.B326];FIND(&quot;DE&quot;;UPPER([.B326]))-2)" office:value-type="string" office:string-value="14" calcext:value-type="string">
            <text:p>14</text:p>
          </table:table-cell>
          <table:table-cell table:formula="of:=MID([.B326];FIND(&quot;DE&quot;;UPPER([.B326]))+3;999)" office:value-type="string" office:string-value="SEPTIEMBRE" calcext:value-type="string">
            <text:p>SEPTIEMBRE</text:p>
          </table:table-cell>
          <table:table-cell table:formula="of:=VLOOKUP([.D326];[.$P$4:.$Q$15];2;0)" office:value-type="float" office:value="9" calcext:value-type="float">
            <text:p>9</text:p>
          </table:table-cell>
          <table:table-cell table:formula="of:=DATE(2020;[.E326];[.C326])" office:value-type="date" office:date-value="2020-09-14" calcext:value-type="date">
            <text:p>14 de septiembre</text:p>
          </table:table-cell>
          <table:table-cell office:value-type="string" calcext:value-type="string">
            <text:p>15 DE SEPTIEMBRE</text:p>
          </table:table-cell>
          <table:table-cell table:formula="of:=LEFT([.G326];FIND(&quot;DE&quot;;UPPER([.G326]))-2)" office:value-type="string" office:string-value="15" calcext:value-type="string">
            <text:p>15</text:p>
          </table:table-cell>
          <table:table-cell table:formula="of:=MID([.G326];FIND(&quot;DE&quot;;UPPER([.G326]))+3;999)" office:value-type="string" office:string-value="SEPTIEMBRE" calcext:value-type="string">
            <text:p>SEPTIEMBRE</text:p>
          </table:table-cell>
          <table:table-cell table:formula="of:=VLOOKUP([.I326];[.$P$4:.$Q$15];2;0)" office:value-type="float" office:value="9" calcext:value-type="float">
            <text:p>9</text:p>
          </table:table-cell>
          <table:table-cell table:formula="of:=DATE(2020;[.J326];[.H326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GAS DEL GENIL</text:p>
          </table:table-cell>
          <table:table-cell office:value-type="string" calcext:value-type="string">
            <text:p>3 DE ABRIL</text:p>
          </table:table-cell>
          <table:table-cell table:formula="of:=LEFT([.B327];FIND(&quot;DE&quot;;UPPER([.B327]))-2)" office:value-type="string" office:string-value="3" calcext:value-type="string">
            <text:p>3</text:p>
          </table:table-cell>
          <table:table-cell table:formula="of:=MID([.B327];FIND(&quot;DE&quot;;UPPER([.B327]))+3;999)" office:value-type="string" office:string-value="ABRIL" calcext:value-type="string">
            <text:p>ABRIL</text:p>
          </table:table-cell>
          <table:table-cell table:formula="of:=VLOOKUP([.D327];[.$P$4:.$Q$15];2;0)" office:value-type="float" office:value="4" calcext:value-type="float">
            <text:p>4</text:p>
          </table:table-cell>
          <table:table-cell table:formula="of:=DATE(2020;[.E327];[.C327])" office:value-type="date" office:date-value="2020-04-03" calcext:value-type="date">
            <text:p>3 de abril</text:p>
          </table:table-cell>
          <table:table-cell office:value-type="string" calcext:value-type="string">
            <text:p>2 DE OCTUBRE</text:p>
          </table:table-cell>
          <table:table-cell table:formula="of:=LEFT([.G327];FIND(&quot;DE&quot;;UPPER([.G327]))-2)" office:value-type="string" office:string-value="2" calcext:value-type="string">
            <text:p>2</text:p>
          </table:table-cell>
          <table:table-cell table:formula="of:=MID([.G327];FIND(&quot;DE&quot;;UPPER([.G327]))+3;999)" office:value-type="string" office:string-value="OCTUBRE" calcext:value-type="string">
            <text:p>OCTUBRE</text:p>
          </table:table-cell>
          <table:table-cell table:formula="of:=VLOOKUP([.I327];[.$P$4:.$Q$15];2;0)" office:value-type="float" office:value="10" calcext:value-type="float">
            <text:p>10</text:p>
          </table:table-cell>
          <table:table-cell table:formula="of:=DATE(2020;[.J327];[.H327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LEZ DE BENAUDALLA</text:p>
          </table:table-cell>
          <table:table-cell office:value-type="string" calcext:value-type="string">
            <text:p>12 DE JUNIO</text:p>
          </table:table-cell>
          <table:table-cell table:formula="of:=LEFT([.B328];FIND(&quot;DE&quot;;UPPER([.B328]))-2)" office:value-type="string" office:string-value="12" calcext:value-type="string">
            <text:p>12</text:p>
          </table:table-cell>
          <table:table-cell table:formula="of:=MID([.B328];FIND(&quot;DE&quot;;UPPER([.B328]))+3;999)" office:value-type="string" office:string-value="JUNIO" calcext:value-type="string">
            <text:p>JUNIO</text:p>
          </table:table-cell>
          <table:table-cell table:formula="of:=VLOOKUP([.D328];[.$P$4:.$Q$15];2;0)" office:value-type="float" office:value="6" calcext:value-type="float">
            <text:p>6</text:p>
          </table:table-cell>
          <table:table-cell table:formula="of:=DATE(2020;[.E328];[.C328])" office:value-type="date" office:date-value="2020-06-12" calcext:value-type="date">
            <text:p>12 de junio</text:p>
          </table:table-cell>
          <table:table-cell office:value-type="string" calcext:value-type="string">
            <text:p>15 DE JUNIO</text:p>
          </table:table-cell>
          <table:table-cell table:formula="of:=LEFT([.G328];FIND(&quot;DE&quot;;UPPER([.G328]))-2)" office:value-type="string" office:string-value="15" calcext:value-type="string">
            <text:p>15</text:p>
          </table:table-cell>
          <table:table-cell table:formula="of:=MID([.G328];FIND(&quot;DE&quot;;UPPER([.G328]))+3;999)" office:value-type="string" office:string-value="JUNIO" calcext:value-type="string">
            <text:p>JUNIO</text:p>
          </table:table-cell>
          <table:table-cell table:formula="of:=VLOOKUP([.I328];[.$P$4:.$Q$15];2;0)" office:value-type="float" office:value="6" calcext:value-type="float">
            <text:p>6</text:p>
          </table:table-cell>
          <table:table-cell table:formula="of:=DATE(2020;[.J328];[.H328])" office:value-type="date" office:date-value="2020-06-15" calcext:value-type="date">
            <text:p>15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AS DE ZAFARRAYA</text:p>
          </table:table-cell>
          <table:table-cell office:value-type="string" calcext:value-type="string">
            <text:p>3 DE ABRIL</text:p>
          </table:table-cell>
          <table:table-cell table:formula="of:=LEFT([.B329];FIND(&quot;DE&quot;;UPPER([.B329]))-2)" office:value-type="string" office:string-value="3" calcext:value-type="string">
            <text:p>3</text:p>
          </table:table-cell>
          <table:table-cell table:formula="of:=MID([.B329];FIND(&quot;DE&quot;;UPPER([.B329]))+3;999)" office:value-type="string" office:string-value="ABRIL" calcext:value-type="string">
            <text:p>ABRIL</text:p>
          </table:table-cell>
          <table:table-cell table:formula="of:=VLOOKUP([.D329];[.$P$4:.$Q$15];2;0)" office:value-type="float" office:value="4" calcext:value-type="float">
            <text:p>4</text:p>
          </table:table-cell>
          <table:table-cell table:formula="of:=DATE(2020;[.E329];[.C329])" office:value-type="date" office:date-value="2020-04-03" calcext:value-type="date">
            <text:p>3 de abril</text:p>
          </table:table-cell>
          <table:table-cell office:value-type="string" calcext:value-type="string">
            <text:p>30 DE OCTUBRE</text:p>
          </table:table-cell>
          <table:table-cell table:formula="of:=LEFT([.G329];FIND(&quot;DE&quot;;UPPER([.G329]))-2)" office:value-type="string" office:string-value="30" calcext:value-type="string">
            <text:p>30</text:p>
          </table:table-cell>
          <table:table-cell table:formula="of:=MID([.G329];FIND(&quot;DE&quot;;UPPER([.G329]))+3;999)" office:value-type="string" office:string-value="OCTUBRE" calcext:value-type="string">
            <text:p>OCTUBRE</text:p>
          </table:table-cell>
          <table:table-cell table:formula="of:=VLOOKUP([.I329];[.$P$4:.$Q$15];2;0)" office:value-type="float" office:value="10" calcext:value-type="float">
            <text:p>10</text:p>
          </table:table-cell>
          <table:table-cell table:formula="of:=DATE(2020;[.J329];[.H329])" office:value-type="date" office:date-value="2020-10-30" calcext:value-type="date">
            <text:p>30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LAS TORRES</text:p>
          </table:table-cell>
          <table:table-cell office:value-type="string" calcext:value-type="string">
            <text:p>3 DE FEBRERO</text:p>
          </table:table-cell>
          <table:table-cell table:formula="of:=LEFT([.B330];FIND(&quot;DE&quot;;UPPER([.B330]))-2)" office:value-type="string" office:string-value="3" calcext:value-type="string">
            <text:p>3</text:p>
          </table:table-cell>
          <table:table-cell table:formula="of:=MID([.B330];FIND(&quot;DE&quot;;UPPER([.B330]))+3;999)" office:value-type="string" office:string-value="FEBRERO" calcext:value-type="string">
            <text:p>FEBRERO</text:p>
          </table:table-cell>
          <table:table-cell table:formula="of:=VLOOKUP([.D330];[.$P$4:.$Q$15];2;0)" office:value-type="float" office:value="2" calcext:value-type="float">
            <text:p>2</text:p>
          </table:table-cell>
          <table:table-cell table:formula="of:=DATE(2020;[.E330];[.C330])" office:value-type="date" office:date-value="2020-02-03" calcext:value-type="date">
            <text:p>3 de febrero</text:p>
          </table:table-cell>
          <table:table-cell office:value-type="string" calcext:value-type="string">
            <text:p>3 DE AGOSTO</text:p>
          </table:table-cell>
          <table:table-cell table:formula="of:=LEFT([.G330];FIND(&quot;DE&quot;;UPPER([.G330]))-2)" office:value-type="string" office:string-value="3" calcext:value-type="string">
            <text:p>3</text:p>
          </table:table-cell>
          <table:table-cell table:formula="of:=MID([.G330];FIND(&quot;DE&quot;;UPPER([.G330]))+3;999)" office:value-type="string" office:string-value="AGOSTO" calcext:value-type="string">
            <text:p>AGOSTO</text:p>
          </table:table-cell>
          <table:table-cell table:formula="of:=VLOOKUP([.I330];[.$P$4:.$Q$15];2;0)" office:value-type="float" office:value="8" calcext:value-type="float">
            <text:p>8</text:p>
          </table:table-cell>
          <table:table-cell table:formula="of:=DATE(2020;[.J330];[.H330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MESÍA</text:p>
          </table:table-cell>
          <table:table-cell office:value-type="string" calcext:value-type="string">
            <text:p>27 DE JULIO</text:p>
          </table:table-cell>
          <table:table-cell table:formula="of:=LEFT([.B331];FIND(&quot;DE&quot;;UPPER([.B331]))-2)" office:value-type="string" office:string-value="27" calcext:value-type="string">
            <text:p>27</text:p>
          </table:table-cell>
          <table:table-cell table:formula="of:=MID([.B331];FIND(&quot;DE&quot;;UPPER([.B331]))+3;999)" office:value-type="string" office:string-value="JULIO" calcext:value-type="string">
            <text:p>JULIO</text:p>
          </table:table-cell>
          <table:table-cell table:formula="of:=VLOOKUP([.D331];[.$P$4:.$Q$15];2;0)" office:value-type="float" office:value="7" calcext:value-type="float">
            <text:p>7</text:p>
          </table:table-cell>
          <table:table-cell table:formula="of:=DATE(2020;[.E331];[.C331])" office:value-type="date" office:date-value="2020-07-27" calcext:value-type="date">
            <text:p>27 de julio</text:p>
          </table:table-cell>
          <table:table-cell office:value-type="string" calcext:value-type="string">
            <text:p>19 DE OCTUBRE</text:p>
          </table:table-cell>
          <table:table-cell table:formula="of:=LEFT([.G331];FIND(&quot;DE&quot;;UPPER([.G331]))-2)" office:value-type="string" office:string-value="19" calcext:value-type="string">
            <text:p>19</text:p>
          </table:table-cell>
          <table:table-cell table:formula="of:=MID([.G331];FIND(&quot;DE&quot;;UPPER([.G331]))+3;999)" office:value-type="string" office:string-value="OCTUBRE" calcext:value-type="string">
            <text:p>OCTUBRE</text:p>
          </table:table-cell>
          <table:table-cell table:formula="of:=VLOOKUP([.I331];[.$P$4:.$Q$15];2;0)" office:value-type="float" office:value="10" calcext:value-type="float">
            <text:p>10</text:p>
          </table:table-cell>
          <table:table-cell table:formula="of:=DATE(2020;[.J331];[.H331])" office:value-type="date" office:date-value="2020-10-19" calcext:value-type="date">
            <text:p>1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ÍZNAR</text:p>
          </table:table-cell>
          <table:table-cell office:value-type="string" calcext:value-type="string">
            <text:p>3 DE FEBRERO</text:p>
          </table:table-cell>
          <table:table-cell table:formula="of:=LEFT([.B332];FIND(&quot;DE&quot;;UPPER([.B332]))-2)" office:value-type="string" office:string-value="3" calcext:value-type="string">
            <text:p>3</text:p>
          </table:table-cell>
          <table:table-cell table:formula="of:=MID([.B332];FIND(&quot;DE&quot;;UPPER([.B332]))+3;999)" office:value-type="string" office:string-value="FEBRERO" calcext:value-type="string">
            <text:p>FEBRERO</text:p>
          </table:table-cell>
          <table:table-cell table:formula="of:=VLOOKUP([.D332];[.$P$4:.$Q$15];2;0)" office:value-type="float" office:value="2" calcext:value-type="float">
            <text:p>2</text:p>
          </table:table-cell>
          <table:table-cell table:formula="of:=DATE(2020;[.E332];[.C332])" office:value-type="date" office:date-value="2020-02-03" calcext:value-type="date">
            <text:p>3 de febrero</text:p>
          </table:table-cell>
          <table:table-cell office:value-type="string" calcext:value-type="string">
            <text:p>11 DE JUNIO</text:p>
          </table:table-cell>
          <table:table-cell table:formula="of:=LEFT([.G332];FIND(&quot;DE&quot;;UPPER([.G332]))-2)" office:value-type="string" office:string-value="11" calcext:value-type="string">
            <text:p>11</text:p>
          </table:table-cell>
          <table:table-cell table:formula="of:=MID([.G332];FIND(&quot;DE&quot;;UPPER([.G332]))+3;999)" office:value-type="string" office:string-value="JUNIO" calcext:value-type="string">
            <text:p>JUNIO</text:p>
          </table:table-cell>
          <table:table-cell table:formula="of:=VLOOKUP([.I332];[.$P$4:.$Q$15];2;0)" office:value-type="float" office:value="6" calcext:value-type="float">
            <text:p>6</text:p>
          </table:table-cell>
          <table:table-cell table:formula="of:=DATE(2020;[.J332];[.H332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FARRAYA</text:p>
          </table:table-cell>
          <table:table-cell office:value-type="string" calcext:value-type="string">
            <text:p>4 DE MAYO</text:p>
          </table:table-cell>
          <table:table-cell table:formula="of:=LEFT([.B333];FIND(&quot;DE&quot;;UPPER([.B333]))-2)" office:value-type="string" office:string-value="4" calcext:value-type="string">
            <text:p>4</text:p>
          </table:table-cell>
          <table:table-cell table:formula="of:=MID([.B333];FIND(&quot;DE&quot;;UPPER([.B333]))+3;999)" office:value-type="string" office:string-value="MAYO" calcext:value-type="string">
            <text:p>MAYO</text:p>
          </table:table-cell>
          <table:table-cell table:formula="of:=VLOOKUP([.D333];[.$P$4:.$Q$15];2;0)" office:value-type="float" office:value="5" calcext:value-type="float">
            <text:p>5</text:p>
          </table:table-cell>
          <table:table-cell table:formula="of:=DATE(2020;[.E333];[.C333])" office:value-type="date" office:date-value="2020-05-04" calcext:value-type="date">
            <text:p>4 de mayo</text:p>
          </table:table-cell>
          <table:table-cell office:value-type="string" calcext:value-type="string">
            <text:p>21 DE SEPTIEMBRE</text:p>
          </table:table-cell>
          <table:table-cell table:formula="of:=LEFT([.G333];FIND(&quot;DE&quot;;UPPER([.G333]))-2)" office:value-type="string" office:string-value="21" calcext:value-type="string">
            <text:p>21</text:p>
          </table:table-cell>
          <table:table-cell table:formula="of:=MID([.G333];FIND(&quot;DE&quot;;UPPER([.G333]))+3;999)" office:value-type="string" office:string-value="SEPTIEMBRE" calcext:value-type="string">
            <text:p>SEPTIEMBRE</text:p>
          </table:table-cell>
          <table:table-cell table:formula="of:=VLOOKUP([.I333];[.$P$4:.$Q$15];2;0)" office:value-type="float" office:value="9" calcext:value-type="float">
            <text:p>9</text:p>
          </table:table-cell>
          <table:table-cell table:formula="of:=DATE(2020;[.J333];[.H333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GRA</text:p>
          </table:table-cell>
          <table:table-cell office:value-type="string" calcext:value-type="string">
            <text:p>10 DE AGOSTO</text:p>
          </table:table-cell>
          <table:table-cell table:formula="of:=LEFT([.B334];FIND(&quot;DE&quot;;UPPER([.B334]))-2)" office:value-type="string" office:string-value="10" calcext:value-type="string">
            <text:p>10</text:p>
          </table:table-cell>
          <table:table-cell table:formula="of:=MID([.B334];FIND(&quot;DE&quot;;UPPER([.B334]))+3;999)" office:value-type="string" office:string-value="AGOSTO" calcext:value-type="string">
            <text:p>AGOSTO</text:p>
          </table:table-cell>
          <table:table-cell table:formula="of:=VLOOKUP([.D334];[.$P$4:.$Q$15];2;0)" office:value-type="float" office:value="8" calcext:value-type="float">
            <text:p>8</text:p>
          </table:table-cell>
          <table:table-cell table:formula="of:=DATE(2020;[.E334];[.C334])" office:value-type="date" office:date-value="2020-08-10" calcext:value-type="date">
            <text:p>10 de agosto</text:p>
          </table:table-cell>
          <table:table-cell office:value-type="string" calcext:value-type="string">
            <text:p>14 DE SEPTIEMBRE</text:p>
          </table:table-cell>
          <table:table-cell table:formula="of:=LEFT([.G334];FIND(&quot;DE&quot;;UPPER([.G334]))-2)" office:value-type="string" office:string-value="14" calcext:value-type="string">
            <text:p>14</text:p>
          </table:table-cell>
          <table:table-cell table:formula="of:=MID([.G334];FIND(&quot;DE&quot;;UPPER([.G334]))+3;999)" office:value-type="string" office:string-value="SEPTIEMBRE" calcext:value-type="string">
            <text:p>SEPTIEMBRE</text:p>
          </table:table-cell>
          <table:table-cell table:formula="of:=VLOOKUP([.I334];[.$P$4:.$Q$15];2;0)" office:value-type="float" office:value="9" calcext:value-type="float">
            <text:p>9</text:p>
          </table:table-cell>
          <table:table-cell table:formula="of:=DATE(2020;[.J334];[.H334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BIA, LA</text:p>
          </table:table-cell>
          <table:table-cell office:value-type="string" calcext:value-type="string">
            <text:p>16 DE MAYO</text:p>
          </table:table-cell>
          <table:table-cell table:formula="of:=LEFT([.B335];FIND(&quot;DE&quot;;UPPER([.B335]))-2)" office:value-type="string" office:string-value="16" calcext:value-type="string">
            <text:p>16</text:p>
          </table:table-cell>
          <table:table-cell table:formula="of:=MID([.B335];FIND(&quot;DE&quot;;UPPER([.B335]))+3;999)" office:value-type="string" office:string-value="MAYO" calcext:value-type="string">
            <text:p>MAYO</text:p>
          </table:table-cell>
          <table:table-cell table:formula="of:=VLOOKUP([.D335];[.$P$4:.$Q$15];2;0)" office:value-type="float" office:value="5" calcext:value-type="float">
            <text:p>5</text:p>
          </table:table-cell>
          <table:table-cell table:formula="of:=DATE(2020;[.E335];[.C335])" office:value-type="date" office:date-value="2020-05-16" calcext:value-type="date">
            <text:p>16 de mayo</text:p>
          </table:table-cell>
          <table:table-cell office:value-type="string" calcext:value-type="string">
            <text:p>11 DE JUNIO</text:p>
          </table:table-cell>
          <table:table-cell table:formula="of:=LEFT([.G335];FIND(&quot;DE&quot;;UPPER([.G335]))-2)" office:value-type="string" office:string-value="11" calcext:value-type="string">
            <text:p>11</text:p>
          </table:table-cell>
          <table:table-cell table:formula="of:=MID([.G335];FIND(&quot;DE&quot;;UPPER([.G335]))+3;999)" office:value-type="string" office:string-value="JUNIO" calcext:value-type="string">
            <text:p>JUNIO</text:p>
          </table:table-cell>
          <table:table-cell table:formula="of:=VLOOKUP([.I335];[.$P$4:.$Q$15];2;0)" office:value-type="float" office:value="6" calcext:value-type="float">
            <text:p>6</text:p>
          </table:table-cell>
          <table:table-cell table:formula="of:=DATE(2020;[.J335];[.H335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ÚJAR</text:p>
          </table:table-cell>
          <table:table-cell office:value-type="string" calcext:value-type="string">
            <text:p>27 DE ABRIL</text:p>
          </table:table-cell>
          <table:table-cell table:formula="of:=LEFT([.B336];FIND(&quot;DE&quot;;UPPER([.B336]))-2)" office:value-type="string" office:string-value="27" calcext:value-type="string">
            <text:p>27</text:p>
          </table:table-cell>
          <table:table-cell table:formula="of:=MID([.B336];FIND(&quot;DE&quot;;UPPER([.B336]))+3;999)" office:value-type="string" office:string-value="ABRIL" calcext:value-type="string">
            <text:p>ABRIL</text:p>
          </table:table-cell>
          <table:table-cell table:formula="of:=VLOOKUP([.D336];[.$P$4:.$Q$15];2;0)" office:value-type="float" office:value="4" calcext:value-type="float">
            <text:p>4</text:p>
          </table:table-cell>
          <table:table-cell table:formula="of:=DATE(2020;[.E336];[.C336])" office:value-type="date" office:date-value="2020-04-27" calcext:value-type="date">
            <text:p>27 de abril</text:p>
          </table:table-cell>
          <table:table-cell office:value-type="string" calcext:value-type="string">
            <text:p>2 DE OCTUBRE</text:p>
          </table:table-cell>
          <table:table-cell table:formula="of:=LEFT([.G336];FIND(&quot;DE&quot;;UPPER([.G336]))-2)" office:value-type="string" office:string-value="2" calcext:value-type="string">
            <text:p>2</text:p>
          </table:table-cell>
          <table:table-cell table:formula="of:=MID([.G336];FIND(&quot;DE&quot;;UPPER([.G336]))+3;999)" office:value-type="string" office:string-value="OCTUBRE" calcext:value-type="string">
            <text:p>OCTUBRE</text:p>
          </table:table-cell>
          <table:table-cell table:formula="of:=VLOOKUP([.I336];[.$P$4:.$Q$15];2;0)" office:value-type="float" office:value="10" calcext:value-type="float">
            <text:p>10</text:p>
          </table:table-cell>
          <table:table-cell table:formula="of:=DATE(2020;[.J336];[.H336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UELV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LJARAQUE</text:p>
          </table:table-cell>
          <table:table-cell office:value-type="string" calcext:value-type="string">
            <text:p>4 DE MAYO</text:p>
          </table:table-cell>
          <table:table-cell table:formula="of:=LEFT([.B341];FIND(&quot;DE&quot;;UPPER([.B341]))-2)" office:value-type="string" office:string-value="4" calcext:value-type="string">
            <text:p>4</text:p>
          </table:table-cell>
          <table:table-cell table:formula="of:=MID([.B341];FIND(&quot;DE&quot;;UPPER([.B341]))+3;999)" office:value-type="string" office:string-value="MAYO" calcext:value-type="string">
            <text:p>MAYO</text:p>
          </table:table-cell>
          <table:table-cell table:formula="of:=VLOOKUP([.D341];[.$P$4:.$Q$15];2;0)" office:value-type="float" office:value="5" calcext:value-type="float">
            <text:p>5</text:p>
          </table:table-cell>
          <table:table-cell table:formula="of:=DATE(2020;[.E341];[.C341])" office:value-type="date" office:date-value="2020-05-04" calcext:value-type="date">
            <text:p>4 de mayo</text:p>
          </table:table-cell>
          <table:table-cell office:value-type="string" calcext:value-type="string">
            <text:p>8 DE JUNIO</text:p>
          </table:table-cell>
          <table:table-cell table:formula="of:=LEFT([.G341];FIND(&quot;DE&quot;;UPPER([.G341]))-2)" office:value-type="string" office:string-value="8" calcext:value-type="string">
            <text:p>8</text:p>
          </table:table-cell>
          <table:table-cell table:formula="of:=MID([.G341];FIND(&quot;DE&quot;;UPPER([.G341]))+3;999)" office:value-type="string" office:string-value="JUNIO" calcext:value-type="string">
            <text:p>JUNIO</text:p>
          </table:table-cell>
          <table:table-cell table:formula="of:=VLOOKUP([.I341];[.$P$4:.$Q$15];2;0)" office:value-type="float" office:value="6" calcext:value-type="float">
            <text:p>6</text:p>
          </table:table-cell>
          <table:table-cell table:formula="of:=DATE(2020;[.J341];[.H341])" office:value-type="date" office:date-value="2020-06-08" calcext:value-type="date">
            <text:p>8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ONTE</text:p>
          </table:table-cell>
          <table:table-cell office:value-type="string" calcext:value-type="string">
            <text:p>1 DE JUNIO</text:p>
          </table:table-cell>
          <table:table-cell table:formula="of:=LEFT([.B342];FIND(&quot;DE&quot;;UPPER([.B342]))-2)" office:value-type="string" office:string-value="1" calcext:value-type="string">
            <text:p>1</text:p>
          </table:table-cell>
          <table:table-cell table:formula="of:=MID([.B342];FIND(&quot;DE&quot;;UPPER([.B342]))+3;999)" office:value-type="string" office:string-value="JUNIO" calcext:value-type="string">
            <text:p>JUNIO</text:p>
          </table:table-cell>
          <table:table-cell table:formula="of:=VLOOKUP([.D342];[.$P$4:.$Q$15];2;0)" office:value-type="float" office:value="6" calcext:value-type="float">
            <text:p>6</text:p>
          </table:table-cell>
          <table:table-cell table:formula="of:=DATE(2020;[.E342];[.C342])" office:value-type="date" office:date-value="2020-06-01" calcext:value-type="date">
            <text:p>1 de junio</text:p>
          </table:table-cell>
          <table:table-cell office:value-type="string" calcext:value-type="string">
            <text:p>6 DE JULIO</text:p>
          </table:table-cell>
          <table:table-cell table:formula="of:=LEFT([.G342];FIND(&quot;DE&quot;;UPPER([.G342]))-2)" office:value-type="string" office:string-value="6" calcext:value-type="string">
            <text:p>6</text:p>
          </table:table-cell>
          <table:table-cell table:formula="of:=MID([.G342];FIND(&quot;DE&quot;;UPPER([.G342]))+3;999)" office:value-type="string" office:string-value="JULIO" calcext:value-type="string">
            <text:p>JULIO</text:p>
          </table:table-cell>
          <table:table-cell table:formula="of:=VLOOKUP([.I342];[.$P$4:.$Q$15];2;0)" office:value-type="float" office:value="7" calcext:value-type="float">
            <text:p>7</text:p>
          </table:table-cell>
          <table:table-cell table:formula="of:=DATE(2020;[.J342];[.H342])" office:value-type="date" office:date-value="2020-07-06" calcext:value-type="date">
            <text:p>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OSNO</text:p>
          </table:table-cell>
          <table:table-cell office:value-type="string" calcext:value-type="string">
            <text:p>24 DE JUNIO</text:p>
          </table:table-cell>
          <table:table-cell table:formula="of:=LEFT([.B343];FIND(&quot;DE&quot;;UPPER([.B343]))-2)" office:value-type="string" office:string-value="24" calcext:value-type="string">
            <text:p>24</text:p>
          </table:table-cell>
          <table:table-cell table:formula="of:=MID([.B343];FIND(&quot;DE&quot;;UPPER([.B343]))+3;999)" office:value-type="string" office:string-value="JUNIO" calcext:value-type="string">
            <text:p>JUNIO</text:p>
          </table:table-cell>
          <table:table-cell table:formula="of:=VLOOKUP([.D343];[.$P$4:.$Q$15];2;0)" office:value-type="float" office:value="6" calcext:value-type="float">
            <text:p>6</text:p>
          </table:table-cell>
          <table:table-cell table:formula="of:=DATE(2020;[.E343];[.C343])" office:value-type="date" office:date-value="2020-06-24" calcext:value-type="date">
            <text:p>24 de junio</text:p>
          </table:table-cell>
          <table:table-cell office:value-type="string" calcext:value-type="string">
            <text:p>4 DE DICIEMBRE</text:p>
          </table:table-cell>
          <table:table-cell table:formula="of:=LEFT([.G343];FIND(&quot;DE&quot;;UPPER([.G343]))-2)" office:value-type="string" office:string-value="4" calcext:value-type="string">
            <text:p>4</text:p>
          </table:table-cell>
          <table:table-cell table:formula="of:=MID([.G343];FIND(&quot;DE&quot;;UPPER([.G343]))+3;999)" office:value-type="string" office:string-value="DICIEMBRE" calcext:value-type="string">
            <text:p>DICIEMBRE</text:p>
          </table:table-cell>
          <table:table-cell table:formula="of:=VLOOKUP([.I343];[.$P$4:.$Q$15];2;0)" office:value-type="float" office:value="12" calcext:value-type="float">
            <text:p>12</text:p>
          </table:table-cell>
          <table:table-cell table:formula="of:=DATE(2020;[.J343];[.H343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CENA</text:p>
          </table:table-cell>
          <table:table-cell office:value-type="string" calcext:value-type="string">
            <text:p>3 DE FEBRERO</text:p>
          </table:table-cell>
          <table:table-cell table:formula="of:=LEFT([.B344];FIND(&quot;DE&quot;;UPPER([.B344]))-2)" office:value-type="string" office:string-value="3" calcext:value-type="string">
            <text:p>3</text:p>
          </table:table-cell>
          <table:table-cell table:formula="of:=MID([.B344];FIND(&quot;DE&quot;;UPPER([.B344]))+3;999)" office:value-type="string" office:string-value="FEBRERO" calcext:value-type="string">
            <text:p>FEBRERO</text:p>
          </table:table-cell>
          <table:table-cell table:formula="of:=VLOOKUP([.D344];[.$P$4:.$Q$15];2;0)" office:value-type="float" office:value="2" calcext:value-type="float">
            <text:p>2</text:p>
          </table:table-cell>
          <table:table-cell table:formula="of:=DATE(2020;[.E344];[.C344])" office:value-type="date" office:date-value="2020-02-03" calcext:value-type="date">
            <text:p>3 de febrero</text:p>
          </table:table-cell>
          <table:table-cell office:value-type="string" calcext:value-type="string">
            <text:p>24 DE AGOSTO</text:p>
          </table:table-cell>
          <table:table-cell table:formula="of:=LEFT([.G344];FIND(&quot;DE&quot;;UPPER([.G344]))-2)" office:value-type="string" office:string-value="24" calcext:value-type="string">
            <text:p>24</text:p>
          </table:table-cell>
          <table:table-cell table:formula="of:=MID([.G344];FIND(&quot;DE&quot;;UPPER([.G344]))+3;999)" office:value-type="string" office:string-value="AGOSTO" calcext:value-type="string">
            <text:p>AGOSTO</text:p>
          </table:table-cell>
          <table:table-cell table:formula="of:=VLOOKUP([.I344];[.$P$4:.$Q$15];2;0)" office:value-type="float" office:value="8" calcext:value-type="float">
            <text:p>8</text:p>
          </table:table-cell>
          <table:table-cell table:formula="of:=DATE(2020;[.J344];[.H344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OYOMOLINOS DE LEÓN</text:p>
          </table:table-cell>
          <table:table-cell office:value-type="string" calcext:value-type="string">
            <text:p>18 DE MAYO</text:p>
          </table:table-cell>
          <table:table-cell table:formula="of:=LEFT([.B345];FIND(&quot;DE&quot;;UPPER([.B345]))-2)" office:value-type="string" office:string-value="18" calcext:value-type="string">
            <text:p>18</text:p>
          </table:table-cell>
          <table:table-cell table:formula="of:=MID([.B345];FIND(&quot;DE&quot;;UPPER([.B345]))+3;999)" office:value-type="string" office:string-value="MAYO" calcext:value-type="string">
            <text:p>MAYO</text:p>
          </table:table-cell>
          <table:table-cell table:formula="of:=VLOOKUP([.D345];[.$P$4:.$Q$15];2;0)" office:value-type="float" office:value="5" calcext:value-type="float">
            <text:p>5</text:p>
          </table:table-cell>
          <table:table-cell table:formula="of:=DATE(2020;[.E345];[.C345])" office:value-type="date" office:date-value="2020-05-18" calcext:value-type="date">
            <text:p>18 de mayo</text:p>
          </table:table-cell>
          <table:table-cell office:value-type="string" calcext:value-type="string">
            <text:p>19 DE AGOSTO</text:p>
          </table:table-cell>
          <table:table-cell table:formula="of:=LEFT([.G345];FIND(&quot;DE&quot;;UPPER([.G345]))-2)" office:value-type="string" office:string-value="19" calcext:value-type="string">
            <text:p>19</text:p>
          </table:table-cell>
          <table:table-cell table:formula="of:=MID([.G345];FIND(&quot;DE&quot;;UPPER([.G345]))+3;999)" office:value-type="string" office:string-value="AGOSTO" calcext:value-type="string">
            <text:p>AGOSTO</text:p>
          </table:table-cell>
          <table:table-cell table:formula="of:=VLOOKUP([.I345];[.$P$4:.$Q$15];2;0)" office:value-type="float" office:value="8" calcext:value-type="float">
            <text:p>8</text:p>
          </table:table-cell>
          <table:table-cell table:formula="of:=DATE(2020;[.J345];[.H345])" office:value-type="date" office:date-value="2020-08-19" calcext:value-type="date">
            <text:p>19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YAMONTE</text:p>
          </table:table-cell>
          <table:table-cell office:value-type="string" calcext:value-type="string">
            <text:p>26 DE FEBRERO</text:p>
          </table:table-cell>
          <table:table-cell table:formula="of:=LEFT([.B346];FIND(&quot;DE&quot;;UPPER([.B346]))-2)" office:value-type="string" office:string-value="26" calcext:value-type="string">
            <text:p>26</text:p>
          </table:table-cell>
          <table:table-cell table:formula="of:=MID([.B346];FIND(&quot;DE&quot;;UPPER([.B346]))+3;999)" office:value-type="string" office:string-value="FEBRERO" calcext:value-type="string">
            <text:p>FEBRERO</text:p>
          </table:table-cell>
          <table:table-cell table:formula="of:=VLOOKUP([.D346];[.$P$4:.$Q$15];2;0)" office:value-type="float" office:value="2" calcext:value-type="float">
            <text:p>2</text:p>
          </table:table-cell>
          <table:table-cell table:formula="of:=DATE(2020;[.E346];[.C346])" office:value-type="date" office:date-value="2020-02-26" calcext:value-type="date">
            <text:p>26 de febrero</text:p>
          </table:table-cell>
          <table:table-cell office:value-type="string" calcext:value-type="string">
            <text:p>8 DE SEPTIEMBRE</text:p>
          </table:table-cell>
          <table:table-cell table:formula="of:=LEFT([.G346];FIND(&quot;DE&quot;;UPPER([.G346]))-2)" office:value-type="string" office:string-value="8" calcext:value-type="string">
            <text:p>8</text:p>
          </table:table-cell>
          <table:table-cell table:formula="of:=MID([.G346];FIND(&quot;DE&quot;;UPPER([.G346]))+3;999)" office:value-type="string" office:string-value="SEPTIEMBRE" calcext:value-type="string">
            <text:p>SEPTIEMBRE</text:p>
          </table:table-cell>
          <table:table-cell table:formula="of:=VLOOKUP([.I346];[.$P$4:.$Q$15];2;0)" office:value-type="float" office:value="9" calcext:value-type="float">
            <text:p>9</text:p>
          </table:table-cell>
          <table:table-cell table:formula="of:=DATE(2020;[.J346];[.H346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S</text:p>
          </table:table-cell>
          <table:table-cell office:value-type="string" calcext:value-type="string">
            <text:p>14 DE AGOSTO</text:p>
          </table:table-cell>
          <table:table-cell table:formula="of:=LEFT([.B347];FIND(&quot;DE&quot;;UPPER([.B347]))-2)" office:value-type="string" office:string-value="14" calcext:value-type="string">
            <text:p>14</text:p>
          </table:table-cell>
          <table:table-cell table:formula="of:=MID([.B347];FIND(&quot;DE&quot;;UPPER([.B347]))+3;999)" office:value-type="string" office:string-value="AGOSTO" calcext:value-type="string">
            <text:p>AGOSTO</text:p>
          </table:table-cell>
          <table:table-cell table:formula="of:=VLOOKUP([.D347];[.$P$4:.$Q$15];2;0)" office:value-type="float" office:value="8" calcext:value-type="float">
            <text:p>8</text:p>
          </table:table-cell>
          <table:table-cell table:formula="of:=DATE(2020;[.E347];[.C347])" office:value-type="date" office:date-value="2020-08-14" calcext:value-type="date">
            <text:p>14 de agosto</text:p>
          </table:table-cell>
          <table:table-cell office:value-type="string" calcext:value-type="string">
            <text:p>24 DE AGOSTO</text:p>
          </table:table-cell>
          <table:table-cell table:formula="of:=LEFT([.G347];FIND(&quot;DE&quot;;UPPER([.G347]))-2)" office:value-type="string" office:string-value="24" calcext:value-type="string">
            <text:p>24</text:p>
          </table:table-cell>
          <table:table-cell table:formula="of:=MID([.G347];FIND(&quot;DE&quot;;UPPER([.G347]))+3;999)" office:value-type="string" office:string-value="AGOSTO" calcext:value-type="string">
            <text:p>AGOSTO</text:p>
          </table:table-cell>
          <table:table-cell table:formula="of:=VLOOKUP([.I347];[.$P$4:.$Q$15];2;0)" office:value-type="float" office:value="8" calcext:value-type="float">
            <text:p>8</text:p>
          </table:table-cell>
          <table:table-cell table:formula="of:=DATE(2020;[.J347];[.H347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ROCAL</text:p>
          </table:table-cell>
          <table:table-cell office:value-type="string" calcext:value-type="string">
            <text:p>4 DE MAYO</text:p>
          </table:table-cell>
          <table:table-cell table:formula="of:=LEFT([.B348];FIND(&quot;DE&quot;;UPPER([.B348]))-2)" office:value-type="string" office:string-value="4" calcext:value-type="string">
            <text:p>4</text:p>
          </table:table-cell>
          <table:table-cell table:formula="of:=MID([.B348];FIND(&quot;DE&quot;;UPPER([.B348]))+3;999)" office:value-type="string" office:string-value="MAYO" calcext:value-type="string">
            <text:p>MAYO</text:p>
          </table:table-cell>
          <table:table-cell table:formula="of:=VLOOKUP([.D348];[.$P$4:.$Q$15];2;0)" office:value-type="float" office:value="5" calcext:value-type="float">
            <text:p>5</text:p>
          </table:table-cell>
          <table:table-cell table:formula="of:=DATE(2020;[.E348];[.C348])" office:value-type="date" office:date-value="2020-05-04" calcext:value-type="date">
            <text:p>4 de mayo</text:p>
          </table:table-cell>
          <table:table-cell office:value-type="string" calcext:value-type="string">
            <text:p>10 DE AGOSTO</text:p>
          </table:table-cell>
          <table:table-cell table:formula="of:=LEFT([.G348];FIND(&quot;DE&quot;;UPPER([.G348]))-2)" office:value-type="string" office:string-value="10" calcext:value-type="string">
            <text:p>10</text:p>
          </table:table-cell>
          <table:table-cell table:formula="of:=MID([.G348];FIND(&quot;DE&quot;;UPPER([.G348]))+3;999)" office:value-type="string" office:string-value="AGOSTO" calcext:value-type="string">
            <text:p>AGOSTO</text:p>
          </table:table-cell>
          <table:table-cell table:formula="of:=VLOOKUP([.I348];[.$P$4:.$Q$15];2;0)" office:value-type="float" office:value="8" calcext:value-type="float">
            <text:p>8</text:p>
          </table:table-cell>
          <table:table-cell table:formula="of:=DATE(2020;[.J348];[.H348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LULLOS PAR DEL CONDADO</text:p>
          </table:table-cell>
          <table:table-cell office:value-type="string" calcext:value-type="string">
            <text:p>12 DE SEPTIEMBRE</text:p>
          </table:table-cell>
          <table:table-cell table:formula="of:=LEFT([.B349];FIND(&quot;DE&quot;;UPPER([.B349]))-2)" office:value-type="string" office:string-value="12" calcext:value-type="string">
            <text:p>12</text:p>
          </table:table-cell>
          <table:table-cell table:formula="of:=MID([.B349];FIND(&quot;DE&quot;;UPPER([.B349]))+3;999)" office:value-type="string" office:string-value="SEPTIEMBRE" calcext:value-type="string">
            <text:p>SEPTIEMBRE</text:p>
          </table:table-cell>
          <table:table-cell table:formula="of:=VLOOKUP([.D349];[.$P$4:.$Q$15];2;0)" office:value-type="float" office:value="9" calcext:value-type="float">
            <text:p>9</text:p>
          </table:table-cell>
          <table:table-cell table:formula="of:=DATE(2020;[.E349];[.C349])" office:value-type="date" office:date-value="2020-09-12" calcext:value-type="date">
            <text:p>12 de septiembre</text:p>
          </table:table-cell>
          <table:table-cell office:value-type="string" calcext:value-type="string">
            <text:p>18 DE SEPTIEMBRE</text:p>
          </table:table-cell>
          <table:table-cell table:formula="of:=LEFT([.G349];FIND(&quot;DE&quot;;UPPER([.G349]))-2)" office:value-type="string" office:string-value="18" calcext:value-type="string">
            <text:p>18</text:p>
          </table:table-cell>
          <table:table-cell table:formula="of:=MID([.G349];FIND(&quot;DE&quot;;UPPER([.G349]))+3;999)" office:value-type="string" office:string-value="SEPTIEMBRE" calcext:value-type="string">
            <text:p>SEPTIEMBRE</text:p>
          </table:table-cell>
          <table:table-cell table:formula="of:=VLOOKUP([.I349];[.$P$4:.$Q$15];2;0)" office:value-type="float" office:value="9" calcext:value-type="float">
            <text:p>9</text:p>
          </table:table-cell>
          <table:table-cell table:formula="of:=DATE(2020;[.J349];[.H349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NARES</text:p>
          </table:table-cell>
          <table:table-cell office:value-type="string" calcext:value-type="string">
            <text:p>15 DE MAYO</text:p>
          </table:table-cell>
          <table:table-cell table:formula="of:=LEFT([.B350];FIND(&quot;DE&quot;;UPPER([.B350]))-2)" office:value-type="string" office:string-value="15" calcext:value-type="string">
            <text:p>15</text:p>
          </table:table-cell>
          <table:table-cell table:formula="of:=MID([.B350];FIND(&quot;DE&quot;;UPPER([.B350]))+3;999)" office:value-type="string" office:string-value="MAYO" calcext:value-type="string">
            <text:p>MAYO</text:p>
          </table:table-cell>
          <table:table-cell table:formula="of:=VLOOKUP([.D350];[.$P$4:.$Q$15];2;0)" office:value-type="float" office:value="5" calcext:value-type="float">
            <text:p>5</text:p>
          </table:table-cell>
          <table:table-cell table:formula="of:=DATE(2020;[.E350];[.C350])" office:value-type="date" office:date-value="2020-05-15" calcext:value-type="date">
            <text:p>15 de mayo</text:p>
          </table:table-cell>
          <table:table-cell office:value-type="string" calcext:value-type="string">
            <text:p>22 DE OCTUBRE</text:p>
          </table:table-cell>
          <table:table-cell table:formula="of:=LEFT([.G350];FIND(&quot;DE&quot;;UPPER([.G350]))-2)" office:value-type="string" office:string-value="22" calcext:value-type="string">
            <text:p>22</text:p>
          </table:table-cell>
          <table:table-cell table:formula="of:=MID([.G350];FIND(&quot;DE&quot;;UPPER([.G350]))+3;999)" office:value-type="string" office:string-value="OCTUBRE" calcext:value-type="string">
            <text:p>OCTUBRE</text:p>
          </table:table-cell>
          <table:table-cell table:formula="of:=VLOOKUP([.I350];[.$P$4:.$Q$15];2;0)" office:value-type="float" office:value="10" calcext:value-type="float">
            <text:p>10</text:p>
          </table:table-cell>
          <table:table-cell table:formula="of:=DATE(2020;[.J350];[.H350])" office:value-type="date" office:date-value="2020-10-22" calcext:value-type="date">
            <text:p>2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EZAS RUBIAS</text:p>
          </table:table-cell>
          <table:table-cell office:value-type="string" calcext:value-type="string">
            <text:p>11 DE MAYO</text:p>
          </table:table-cell>
          <table:table-cell table:formula="of:=LEFT([.B351];FIND(&quot;DE&quot;;UPPER([.B351]))-2)" office:value-type="string" office:string-value="11" calcext:value-type="string">
            <text:p>11</text:p>
          </table:table-cell>
          <table:table-cell table:formula="of:=MID([.B351];FIND(&quot;DE&quot;;UPPER([.B351]))+3;999)" office:value-type="string" office:string-value="MAYO" calcext:value-type="string">
            <text:p>MAYO</text:p>
          </table:table-cell>
          <table:table-cell table:formula="of:=VLOOKUP([.D351];[.$P$4:.$Q$15];2;0)" office:value-type="float" office:value="5" calcext:value-type="float">
            <text:p>5</text:p>
          </table:table-cell>
          <table:table-cell table:formula="of:=DATE(2020;[.E351];[.C351])" office:value-type="date" office:date-value="2020-05-11" calcext:value-type="date">
            <text:p>11 de mayo</text:p>
          </table:table-cell>
          <table:table-cell office:value-type="string" calcext:value-type="string">
            <text:p>14 DE AGOSTO</text:p>
          </table:table-cell>
          <table:table-cell table:formula="of:=LEFT([.G351];FIND(&quot;DE&quot;;UPPER([.G351]))-2)" office:value-type="string" office:string-value="14" calcext:value-type="string">
            <text:p>14</text:p>
          </table:table-cell>
          <table:table-cell table:formula="of:=MID([.G351];FIND(&quot;DE&quot;;UPPER([.G351]))+3;999)" office:value-type="string" office:string-value="AGOSTO" calcext:value-type="string">
            <text:p>AGOSTO</text:p>
          </table:table-cell>
          <table:table-cell table:formula="of:=VLOOKUP([.I351];[.$P$4:.$Q$15];2;0)" office:value-type="float" office:value="8" calcext:value-type="float">
            <text:p>8</text:p>
          </table:table-cell>
          <table:table-cell table:formula="of:=DATE(2020;[.J351];[.H351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AÑAS</text:p>
          </table:table-cell>
          <table:table-cell office:value-type="string" calcext:value-type="string">
            <text:p>13 DE ABRIL</text:p>
          </table:table-cell>
          <table:table-cell table:formula="of:=LEFT([.B352];FIND(&quot;DE&quot;;UPPER([.B352]))-2)" office:value-type="string" office:string-value="13" calcext:value-type="string">
            <text:p>13</text:p>
          </table:table-cell>
          <table:table-cell table:formula="of:=MID([.B352];FIND(&quot;DE&quot;;UPPER([.B352]))+3;999)" office:value-type="string" office:string-value="ABRIL" calcext:value-type="string">
            <text:p>ABRIL</text:p>
          </table:table-cell>
          <table:table-cell table:formula="of:=VLOOKUP([.D352];[.$P$4:.$Q$15];2;0)" office:value-type="float" office:value="4" calcext:value-type="float">
            <text:p>4</text:p>
          </table:table-cell>
          <table:table-cell table:formula="of:=DATE(2020;[.E352];[.C352])" office:value-type="date" office:date-value="2020-04-13" calcext:value-type="date">
            <text:p>13 de abril</text:p>
          </table:table-cell>
          <table:table-cell office:value-type="string" calcext:value-type="string">
            <text:p>3 DE AGOSTO</text:p>
          </table:table-cell>
          <table:table-cell table:formula="of:=LEFT([.G352];FIND(&quot;DE&quot;;UPPER([.G352]))-2)" office:value-type="string" office:string-value="3" calcext:value-type="string">
            <text:p>3</text:p>
          </table:table-cell>
          <table:table-cell table:formula="of:=MID([.G352];FIND(&quot;DE&quot;;UPPER([.G352]))+3;999)" office:value-type="string" office:string-value="AGOSTO" calcext:value-type="string">
            <text:p>AGOSTO</text:p>
          </table:table-cell>
          <table:table-cell table:formula="of:=VLOOKUP([.I352];[.$P$4:.$Q$15];2;0)" office:value-type="float" office:value="8" calcext:value-type="float">
            <text:p>8</text:p>
          </table:table-cell>
          <table:table-cell table:formula="of:=DATE(2020;[.J352];[.H352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POFRÍO</text:p>
          </table:table-cell>
          <table:table-cell office:value-type="string" calcext:value-type="string">
            <text:p>8 DE JUNIO</text:p>
          </table:table-cell>
          <table:table-cell table:formula="of:=LEFT([.B353];FIND(&quot;DE&quot;;UPPER([.B353]))-2)" office:value-type="string" office:string-value="8" calcext:value-type="string">
            <text:p>8</text:p>
          </table:table-cell>
          <table:table-cell table:formula="of:=MID([.B353];FIND(&quot;DE&quot;;UPPER([.B353]))+3;999)" office:value-type="string" office:string-value="JUNIO" calcext:value-type="string">
            <text:p>JUNIO</text:p>
          </table:table-cell>
          <table:table-cell table:formula="of:=VLOOKUP([.D353];[.$P$4:.$Q$15];2;0)" office:value-type="float" office:value="6" calcext:value-type="float">
            <text:p>6</text:p>
          </table:table-cell>
          <table:table-cell table:formula="of:=DATE(2020;[.E353];[.C353])" office:value-type="date" office:date-value="2020-06-08" calcext:value-type="date">
            <text:p>8 de junio</text:p>
          </table:table-cell>
          <table:table-cell office:value-type="string" calcext:value-type="string">
            <text:p>27 DE JULIO</text:p>
          </table:table-cell>
          <table:table-cell table:formula="of:=LEFT([.G353];FIND(&quot;DE&quot;;UPPER([.G353]))-2)" office:value-type="string" office:string-value="27" calcext:value-type="string">
            <text:p>27</text:p>
          </table:table-cell>
          <table:table-cell table:formula="of:=MID([.G353];FIND(&quot;DE&quot;;UPPER([.G353]))+3;999)" office:value-type="string" office:string-value="JULIO" calcext:value-type="string">
            <text:p>JULIO</text:p>
          </table:table-cell>
          <table:table-cell table:formula="of:=VLOOKUP([.I353];[.$P$4:.$Q$15];2;0)" office:value-type="float" office:value="7" calcext:value-type="float">
            <text:p>7</text:p>
          </table:table-cell>
          <table:table-cell table:formula="of:=DATE(2020;[.J353];[.H353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ÑAVERAL DE LEÓN</text:p>
          </table:table-cell>
          <table:table-cell office:value-type="string" calcext:value-type="string">
            <text:p>18 DE JULIO</text:p>
          </table:table-cell>
          <table:table-cell table:formula="of:=LEFT([.B354];FIND(&quot;DE&quot;;UPPER([.B354]))-2)" office:value-type="string" office:string-value="18" calcext:value-type="string">
            <text:p>18</text:p>
          </table:table-cell>
          <table:table-cell table:formula="of:=MID([.B354];FIND(&quot;DE&quot;;UPPER([.B354]))+3;999)" office:value-type="string" office:string-value="JULIO" calcext:value-type="string">
            <text:p>JULIO</text:p>
          </table:table-cell>
          <table:table-cell table:formula="of:=VLOOKUP([.D354];[.$P$4:.$Q$15];2;0)" office:value-type="float" office:value="7" calcext:value-type="float">
            <text:p>7</text:p>
          </table:table-cell>
          <table:table-cell table:formula="of:=DATE(2020;[.E354];[.C354])" office:value-type="date" office:date-value="2020-07-18" calcext:value-type="date">
            <text:p>18 de julio</text:p>
          </table:table-cell>
          <table:table-cell office:value-type="string" calcext:value-type="string">
            <text:p>21 DE JULIO</text:p>
          </table:table-cell>
          <table:table-cell table:formula="of:=LEFT([.G354];FIND(&quot;DE&quot;;UPPER([.G354]))-2)" office:value-type="string" office:string-value="21" calcext:value-type="string">
            <text:p>21</text:p>
          </table:table-cell>
          <table:table-cell table:formula="of:=MID([.G354];FIND(&quot;DE&quot;;UPPER([.G354]))+3;999)" office:value-type="string" office:string-value="JULIO" calcext:value-type="string">
            <text:p>JULIO</text:p>
          </table:table-cell>
          <table:table-cell table:formula="of:=VLOOKUP([.I354];[.$P$4:.$Q$15];2;0)" office:value-type="float" office:value="7" calcext:value-type="float">
            <text:p>7</text:p>
          </table:table-cell>
          <table:table-cell table:formula="of:=DATE(2020;[.J354];[.H354])" office:value-type="date" office:date-value="2020-07-21" calcext:value-type="date">
            <text:p>21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AYA</text:p>
          </table:table-cell>
          <table:table-cell office:value-type="string" calcext:value-type="string">
            <text:p>1 DE OCTUBRE</text:p>
          </table:table-cell>
          <table:table-cell table:formula="of:=LEFT([.B355];FIND(&quot;DE&quot;;UPPER([.B355]))-2)" office:value-type="string" office:string-value="1" calcext:value-type="string">
            <text:p>1</text:p>
          </table:table-cell>
          <table:table-cell table:formula="of:=MID([.B355];FIND(&quot;DE&quot;;UPPER([.B355]))+3;999)" office:value-type="string" office:string-value="OCTUBRE" calcext:value-type="string">
            <text:p>OCTUBRE</text:p>
          </table:table-cell>
          <table:table-cell table:formula="of:=VLOOKUP([.D355];[.$P$4:.$Q$15];2;0)" office:value-type="float" office:value="10" calcext:value-type="float">
            <text:p>10</text:p>
          </table:table-cell>
          <table:table-cell table:formula="of:=DATE(2020;[.E355];[.C355])" office:value-type="date" office:date-value="2020-10-01" calcext:value-type="date">
            <text:p>1 de octubre</text:p>
          </table:table-cell>
          <table:table-cell office:value-type="string" calcext:value-type="string">
            <text:p>2 DE OCTUBRE</text:p>
          </table:table-cell>
          <table:table-cell table:formula="of:=LEFT([.G355];FIND(&quot;DE&quot;;UPPER([.G355]))-2)" office:value-type="string" office:string-value="2" calcext:value-type="string">
            <text:p>2</text:p>
          </table:table-cell>
          <table:table-cell table:formula="of:=MID([.G355];FIND(&quot;DE&quot;;UPPER([.G355]))+3;999)" office:value-type="string" office:string-value="OCTUBRE" calcext:value-type="string">
            <text:p>OCTUBRE</text:p>
          </table:table-cell>
          <table:table-cell table:formula="of:=VLOOKUP([.I355];[.$P$4:.$Q$15];2;0)" office:value-type="float" office:value="10" calcext:value-type="float">
            <text:p>10</text:p>
          </table:table-cell>
          <table:table-cell table:formula="of:=DATE(2020;[.J355];[.H355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AÑO DEL ROBLEDO</text:p>
          </table:table-cell>
          <table:table-cell office:value-type="string" calcext:value-type="string">
            <text:p>29 DE JUNIO</text:p>
          </table:table-cell>
          <table:table-cell table:formula="of:=LEFT([.B356];FIND(&quot;DE&quot;;UPPER([.B356]))-2)" office:value-type="string" office:string-value="29" calcext:value-type="string">
            <text:p>29</text:p>
          </table:table-cell>
          <table:table-cell table:formula="of:=MID([.B356];FIND(&quot;DE&quot;;UPPER([.B356]))+3;999)" office:value-type="string" office:string-value="JUNIO" calcext:value-type="string">
            <text:p>JUNIO</text:p>
          </table:table-cell>
          <table:table-cell table:formula="of:=VLOOKUP([.D356];[.$P$4:.$Q$15];2;0)" office:value-type="float" office:value="6" calcext:value-type="float">
            <text:p>6</text:p>
          </table:table-cell>
          <table:table-cell table:formula="of:=DATE(2020;[.E356];[.C356])" office:value-type="date" office:date-value="2020-06-29" calcext:value-type="date">
            <text:p>29 de junio</text:p>
          </table:table-cell>
          <table:table-cell office:value-type="string" calcext:value-type="string">
            <text:p>8 DE SEPTIEMBRE</text:p>
          </table:table-cell>
          <table:table-cell table:formula="of:=LEFT([.G356];FIND(&quot;DE&quot;;UPPER([.G356]))-2)" office:value-type="string" office:string-value="8" calcext:value-type="string">
            <text:p>8</text:p>
          </table:table-cell>
          <table:table-cell table:formula="of:=MID([.G356];FIND(&quot;DE&quot;;UPPER([.G356]))+3;999)" office:value-type="string" office:string-value="SEPTIEMBRE" calcext:value-type="string">
            <text:p>SEPTIEMBRE</text:p>
          </table:table-cell>
          <table:table-cell table:formula="of:=VLOOKUP([.I356];[.$P$4:.$Q$15];2;0)" office:value-type="float" office:value="9" calcext:value-type="float">
            <text:p>9</text:p>
          </table:table-cell>
          <table:table-cell table:formula="of:=DATE(2020;[.J356];[.H356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UCENA</text:p>
          </table:table-cell>
          <table:table-cell office:value-type="string" calcext:value-type="string">
            <text:p>15 DE MAYO</text:p>
          </table:table-cell>
          <table:table-cell table:formula="of:=LEFT([.B357];FIND(&quot;DE&quot;;UPPER([.B357]))-2)" office:value-type="string" office:string-value="15" calcext:value-type="string">
            <text:p>15</text:p>
          </table:table-cell>
          <table:table-cell table:formula="of:=MID([.B357];FIND(&quot;DE&quot;;UPPER([.B357]))+3;999)" office:value-type="string" office:string-value="MAYO" calcext:value-type="string">
            <text:p>MAYO</text:p>
          </table:table-cell>
          <table:table-cell table:formula="of:=VLOOKUP([.D357];[.$P$4:.$Q$15];2;0)" office:value-type="float" office:value="5" calcext:value-type="float">
            <text:p>5</text:p>
          </table:table-cell>
          <table:table-cell table:formula="of:=DATE(2020;[.E357];[.C357])" office:value-type="date" office:date-value="2020-05-15" calcext:value-type="date">
            <text:p>15 de mayo</text:p>
          </table:table-cell>
          <table:table-cell office:value-type="string" calcext:value-type="string">
            <text:p>17 DE AGOSTO</text:p>
          </table:table-cell>
          <table:table-cell table:formula="of:=LEFT([.G357];FIND(&quot;DE&quot;;UPPER([.G357]))-2)" office:value-type="string" office:string-value="17" calcext:value-type="string">
            <text:p>17</text:p>
          </table:table-cell>
          <table:table-cell table:formula="of:=MID([.G357];FIND(&quot;DE&quot;;UPPER([.G357]))+3;999)" office:value-type="string" office:string-value="AGOSTO" calcext:value-type="string">
            <text:p>AGOSTO</text:p>
          </table:table-cell>
          <table:table-cell table:formula="of:=VLOOKUP([.I357];[.$P$4:.$Q$15];2;0)" office:value-type="float" office:value="8" calcext:value-type="float">
            <text:p>8</text:p>
          </table:table-cell>
          <table:table-cell table:formula="of:=DATE(2020;[.J357];[.H357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MBRES DE ENMEDIO</text:p>
          </table:table-cell>
          <table:table-cell office:value-type="string" calcext:value-type="string">
            <text:p>29 DE JUNIO</text:p>
          </table:table-cell>
          <table:table-cell table:formula="of:=LEFT([.B358];FIND(&quot;DE&quot;;UPPER([.B358]))-2)" office:value-type="string" office:string-value="29" calcext:value-type="string">
            <text:p>29</text:p>
          </table:table-cell>
          <table:table-cell table:formula="of:=MID([.B358];FIND(&quot;DE&quot;;UPPER([.B358]))+3;999)" office:value-type="string" office:string-value="JUNIO" calcext:value-type="string">
            <text:p>JUNIO</text:p>
          </table:table-cell>
          <table:table-cell table:formula="of:=VLOOKUP([.D358];[.$P$4:.$Q$15];2;0)" office:value-type="float" office:value="6" calcext:value-type="float">
            <text:p>6</text:p>
          </table:table-cell>
          <table:table-cell table:formula="of:=DATE(2020;[.E358];[.C358])" office:value-type="date" office:date-value="2020-06-29" calcext:value-type="date">
            <text:p>29 de junio</text:p>
          </table:table-cell>
          <table:table-cell office:value-type="string" calcext:value-type="string">
            <text:p>9 DE OCTUBRE</text:p>
          </table:table-cell>
          <table:table-cell table:formula="of:=LEFT([.G358];FIND(&quot;DE&quot;;UPPER([.G358]))-2)" office:value-type="string" office:string-value="9" calcext:value-type="string">
            <text:p>9</text:p>
          </table:table-cell>
          <table:table-cell table:formula="of:=MID([.G358];FIND(&quot;DE&quot;;UPPER([.G358]))+3;999)" office:value-type="string" office:string-value="OCTUBRE" calcext:value-type="string">
            <text:p>OCTUBRE</text:p>
          </table:table-cell>
          <table:table-cell table:formula="of:=VLOOKUP([.I358];[.$P$4:.$Q$15];2;0)" office:value-type="float" office:value="10" calcext:value-type="float">
            <text:p>10</text:p>
          </table:table-cell>
          <table:table-cell table:formula="of:=DATE(2020;[.J358];[.H358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TEGANA</text:p>
          </table:table-cell>
          <table:table-cell office:value-type="string" calcext:value-type="string">
            <text:p>15 DE JUNIO</text:p>
          </table:table-cell>
          <table:table-cell table:formula="of:=LEFT([.B359];FIND(&quot;DE&quot;;UPPER([.B359]))-2)" office:value-type="string" office:string-value="15" calcext:value-type="string">
            <text:p>15</text:p>
          </table:table-cell>
          <table:table-cell table:formula="of:=MID([.B359];FIND(&quot;DE&quot;;UPPER([.B359]))+3;999)" office:value-type="string" office:string-value="JUNIO" calcext:value-type="string">
            <text:p>JUNIO</text:p>
          </table:table-cell>
          <table:table-cell table:formula="of:=VLOOKUP([.D359];[.$P$4:.$Q$15];2;0)" office:value-type="float" office:value="6" calcext:value-type="float">
            <text:p>6</text:p>
          </table:table-cell>
          <table:table-cell table:formula="of:=DATE(2020;[.E359];[.C359])" office:value-type="date" office:date-value="2020-06-15" calcext:value-type="date">
            <text:p>15 de junio</text:p>
          </table:table-cell>
          <table:table-cell office:value-type="string" calcext:value-type="string">
            <text:p>8 DE SEPTIEMBRE</text:p>
          </table:table-cell>
          <table:table-cell table:formula="of:=LEFT([.G359];FIND(&quot;DE&quot;;UPPER([.G359]))-2)" office:value-type="string" office:string-value="8" calcext:value-type="string">
            <text:p>8</text:p>
          </table:table-cell>
          <table:table-cell table:formula="of:=MID([.G359];FIND(&quot;DE&quot;;UPPER([.G359]))+3;999)" office:value-type="string" office:string-value="SEPTIEMBRE" calcext:value-type="string">
            <text:p>SEPTIEMBRE</text:p>
          </table:table-cell>
          <table:table-cell table:formula="of:=VLOOKUP([.I359];[.$P$4:.$Q$15];2;0)" office:value-type="float" office:value="9" calcext:value-type="float">
            <text:p>9</text:p>
          </table:table-cell>
          <table:table-cell table:formula="of:=DATE(2020;[.J359];[.H35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MBRES DE SAN BARTOLOMÉ</text:p>
          </table:table-cell>
          <table:table-cell office:value-type="string" calcext:value-type="string">
            <text:p>24 DE AGOSTO</text:p>
          </table:table-cell>
          <table:table-cell table:formula="of:=LEFT([.B360];FIND(&quot;DE&quot;;UPPER([.B360]))-2)" office:value-type="string" office:string-value="24" calcext:value-type="string">
            <text:p>24</text:p>
          </table:table-cell>
          <table:table-cell table:formula="of:=MID([.B360];FIND(&quot;DE&quot;;UPPER([.B360]))+3;999)" office:value-type="string" office:string-value="AGOSTO" calcext:value-type="string">
            <text:p>AGOSTO</text:p>
          </table:table-cell>
          <table:table-cell table:formula="of:=VLOOKUP([.D360];[.$P$4:.$Q$15];2;0)" office:value-type="float" office:value="8" calcext:value-type="float">
            <text:p>8</text:p>
          </table:table-cell>
          <table:table-cell table:formula="of:=DATE(2020;[.E360];[.C360])" office:value-type="date" office:date-value="2020-08-24" calcext:value-type="date">
            <text:p>24 de agosto</text:p>
          </table:table-cell>
          <table:table-cell office:value-type="string" calcext:value-type="string">
            <text:p>8 DE SEPTIEMBRE</text:p>
          </table:table-cell>
          <table:table-cell table:formula="of:=LEFT([.G360];FIND(&quot;DE&quot;;UPPER([.G360]))-2)" office:value-type="string" office:string-value="8" calcext:value-type="string">
            <text:p>8</text:p>
          </table:table-cell>
          <table:table-cell table:formula="of:=MID([.G360];FIND(&quot;DE&quot;;UPPER([.G360]))+3;999)" office:value-type="string" office:string-value="SEPTIEMBRE" calcext:value-type="string">
            <text:p>SEPTIEMBRE</text:p>
          </table:table-cell>
          <table:table-cell table:formula="of:=VLOOKUP([.I360];[.$P$4:.$Q$15];2;0)" office:value-type="float" office:value="9" calcext:value-type="float">
            <text:p>9</text:p>
          </table:table-cell>
          <table:table-cell table:formula="of:=DATE(2020;[.J360];[.H36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MBRES MAYORES</text:p>
          </table:table-cell>
          <table:table-cell office:value-type="string" calcext:value-type="string">
            <text:p>20 DE ABRIL</text:p>
          </table:table-cell>
          <table:table-cell table:formula="of:=LEFT([.B361];FIND(&quot;DE&quot;;UPPER([.B361]))-2)" office:value-type="string" office:string-value="20" calcext:value-type="string">
            <text:p>20</text:p>
          </table:table-cell>
          <table:table-cell table:formula="of:=MID([.B361];FIND(&quot;DE&quot;;UPPER([.B361]))+3;999)" office:value-type="string" office:string-value="ABRIL" calcext:value-type="string">
            <text:p>ABRIL</text:p>
          </table:table-cell>
          <table:table-cell table:formula="of:=VLOOKUP([.D361];[.$P$4:.$Q$15];2;0)" office:value-type="float" office:value="4" calcext:value-type="float">
            <text:p>4</text:p>
          </table:table-cell>
          <table:table-cell table:formula="of:=DATE(2020;[.E361];[.C361])" office:value-type="date" office:date-value="2020-04-20" calcext:value-type="date">
            <text:p>20 de abril</text:p>
          </table:table-cell>
          <table:table-cell office:value-type="string" calcext:value-type="string">
            <text:p>11 DE JUNIO</text:p>
          </table:table-cell>
          <table:table-cell table:formula="of:=LEFT([.G361];FIND(&quot;DE&quot;;UPPER([.G361]))-2)" office:value-type="string" office:string-value="11" calcext:value-type="string">
            <text:p>11</text:p>
          </table:table-cell>
          <table:table-cell table:formula="of:=MID([.G361];FIND(&quot;DE&quot;;UPPER([.G361]))+3;999)" office:value-type="string" office:string-value="JUNIO" calcext:value-type="string">
            <text:p>JUNIO</text:p>
          </table:table-cell>
          <table:table-cell table:formula="of:=VLOOKUP([.I361];[.$P$4:.$Q$15];2;0)" office:value-type="float" office:value="6" calcext:value-type="float">
            <text:p>6</text:p>
          </table:table-cell>
          <table:table-cell table:formula="of:=DATE(2020;[.J361];[.H361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CENA DEL CAMPO</text:p>
          </table:table-cell>
          <table:table-cell office:value-type="string" calcext:value-type="string">
            <text:p>18 DE MAYO</text:p>
          </table:table-cell>
          <table:table-cell table:formula="of:=LEFT([.B362];FIND(&quot;DE&quot;;UPPER([.B362]))-2)" office:value-type="string" office:string-value="18" calcext:value-type="string">
            <text:p>18</text:p>
          </table:table-cell>
          <table:table-cell table:formula="of:=MID([.B362];FIND(&quot;DE&quot;;UPPER([.B362]))+3;999)" office:value-type="string" office:string-value="MAYO" calcext:value-type="string">
            <text:p>MAYO</text:p>
          </table:table-cell>
          <table:table-cell table:formula="of:=VLOOKUP([.D362];[.$P$4:.$Q$15];2;0)" office:value-type="float" office:value="5" calcext:value-type="float">
            <text:p>5</text:p>
          </table:table-cell>
          <table:table-cell table:formula="of:=DATE(2020;[.E362];[.C362])" office:value-type="date" office:date-value="2020-05-18" calcext:value-type="date">
            <text:p>18 de mayo</text:p>
          </table:table-cell>
          <table:table-cell office:value-type="string" calcext:value-type="string">
            <text:p>17 DE AGOSTO</text:p>
          </table:table-cell>
          <table:table-cell table:formula="of:=LEFT([.G362];FIND(&quot;DE&quot;;UPPER([.G362]))-2)" office:value-type="string" office:string-value="17" calcext:value-type="string">
            <text:p>17</text:p>
          </table:table-cell>
          <table:table-cell table:formula="of:=MID([.G362];FIND(&quot;DE&quot;;UPPER([.G362]))+3;999)" office:value-type="string" office:string-value="AGOSTO" calcext:value-type="string">
            <text:p>AGOSTO</text:p>
          </table:table-cell>
          <table:table-cell table:formula="of:=VLOOKUP([.I362];[.$P$4:.$Q$15];2;0)" office:value-type="float" office:value="8" calcext:value-type="float">
            <text:p>8</text:p>
          </table:table-cell>
          <table:table-cell table:formula="of:=DATE(2020;[.J362];[.H362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HERIDOS</text:p>
          </table:table-cell>
          <table:table-cell office:value-type="string" calcext:value-type="string">
            <text:p>17 DE AGOSTO</text:p>
          </table:table-cell>
          <table:table-cell table:formula="of:=LEFT([.B363];FIND(&quot;DE&quot;;UPPER([.B363]))-2)" office:value-type="string" office:string-value="17" calcext:value-type="string">
            <text:p>17</text:p>
          </table:table-cell>
          <table:table-cell table:formula="of:=MID([.B363];FIND(&quot;DE&quot;;UPPER([.B363]))+3;999)" office:value-type="string" office:string-value="AGOSTO" calcext:value-type="string">
            <text:p>AGOSTO</text:p>
          </table:table-cell>
          <table:table-cell table:formula="of:=VLOOKUP([.D363];[.$P$4:.$Q$15];2;0)" office:value-type="float" office:value="8" calcext:value-type="float">
            <text:p>8</text:p>
          </table:table-cell>
          <table:table-cell table:formula="of:=DATE(2020;[.E363];[.C363])" office:value-type="date" office:date-value="2020-08-17" calcext:value-type="date">
            <text:p>17 de agosto</text:p>
          </table:table-cell>
          <table:table-cell office:value-type="string" calcext:value-type="string">
            <text:p>8 DE SEPTIEMBRE</text:p>
          </table:table-cell>
          <table:table-cell table:formula="of:=LEFT([.G363];FIND(&quot;DE&quot;;UPPER([.G363]))-2)" office:value-type="string" office:string-value="8" calcext:value-type="string">
            <text:p>8</text:p>
          </table:table-cell>
          <table:table-cell table:formula="of:=MID([.G363];FIND(&quot;DE&quot;;UPPER([.G363]))+3;999)" office:value-type="string" office:string-value="SEPTIEMBRE" calcext:value-type="string">
            <text:p>SEPTIEMBRE</text:p>
          </table:table-cell>
          <table:table-cell table:formula="of:=VLOOKUP([.I363];[.$P$4:.$Q$15];2;0)" office:value-type="float" office:value="9" calcext:value-type="float">
            <text:p>9</text:p>
          </table:table-cell>
          <table:table-cell table:formula="of:=DATE(2020;[.J363];[.H363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AROZA</text:p>
          </table:table-cell>
          <table:table-cell office:value-type="string" calcext:value-type="string">
            <text:p>13 DE ABRIL</text:p>
          </table:table-cell>
          <table:table-cell table:formula="of:=LEFT([.B364];FIND(&quot;DE&quot;;UPPER([.B364]))-2)" office:value-type="string" office:string-value="13" calcext:value-type="string">
            <text:p>13</text:p>
          </table:table-cell>
          <table:table-cell table:formula="of:=MID([.B364];FIND(&quot;DE&quot;;UPPER([.B364]))+3;999)" office:value-type="string" office:string-value="ABRIL" calcext:value-type="string">
            <text:p>ABRIL</text:p>
          </table:table-cell>
          <table:table-cell table:formula="of:=VLOOKUP([.D364];[.$P$4:.$Q$15];2;0)" office:value-type="float" office:value="4" calcext:value-type="float">
            <text:p>4</text:p>
          </table:table-cell>
          <table:table-cell table:formula="of:=DATE(2020;[.E364];[.C364])" office:value-type="date" office:date-value="2020-04-13" calcext:value-type="date">
            <text:p>13 de abril</text:p>
          </table:table-cell>
          <table:table-cell office:value-type="string" calcext:value-type="string">
            <text:p>27 DE JULIO</text:p>
          </table:table-cell>
          <table:table-cell table:formula="of:=LEFT([.G364];FIND(&quot;DE&quot;;UPPER([.G364]))-2)" office:value-type="string" office:string-value="27" calcext:value-type="string">
            <text:p>27</text:p>
          </table:table-cell>
          <table:table-cell table:formula="of:=MID([.G364];FIND(&quot;DE&quot;;UPPER([.G364]))+3;999)" office:value-type="string" office:string-value="JULIO" calcext:value-type="string">
            <text:p>JULIO</text:p>
          </table:table-cell>
          <table:table-cell table:formula="of:=VLOOKUP([.I364];[.$P$4:.$Q$15];2;0)" office:value-type="float" office:value="7" calcext:value-type="float">
            <text:p>7</text:p>
          </table:table-cell>
          <table:table-cell table:formula="of:=DATE(2020;[.J364];[.H364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RALEÓN</text:p>
          </table:table-cell>
          <table:table-cell office:value-type="string" calcext:value-type="string">
            <text:p>18 DE MAYO</text:p>
          </table:table-cell>
          <table:table-cell table:formula="of:=LEFT([.B365];FIND(&quot;DE&quot;;UPPER([.B365]))-2)" office:value-type="string" office:string-value="18" calcext:value-type="string">
            <text:p>18</text:p>
          </table:table-cell>
          <table:table-cell table:formula="of:=MID([.B365];FIND(&quot;DE&quot;;UPPER([.B365]))+3;999)" office:value-type="string" office:string-value="MAYO" calcext:value-type="string">
            <text:p>MAYO</text:p>
          </table:table-cell>
          <table:table-cell table:formula="of:=VLOOKUP([.D365];[.$P$4:.$Q$15];2;0)" office:value-type="float" office:value="5" calcext:value-type="float">
            <text:p>5</text:p>
          </table:table-cell>
          <table:table-cell table:formula="of:=DATE(2020;[.E365];[.C365])" office:value-type="date" office:date-value="2020-05-18" calcext:value-type="date">
            <text:p>18 de mayo</text:p>
          </table:table-cell>
          <table:table-cell office:value-type="string" calcext:value-type="string">
            <text:p>19 DE OCTUBRE</text:p>
          </table:table-cell>
          <table:table-cell table:formula="of:=LEFT([.G365];FIND(&quot;DE&quot;;UPPER([.G365]))-2)" office:value-type="string" office:string-value="19" calcext:value-type="string">
            <text:p>19</text:p>
          </table:table-cell>
          <table:table-cell table:formula="of:=MID([.G365];FIND(&quot;DE&quot;;UPPER([.G365]))+3;999)" office:value-type="string" office:string-value="OCTUBRE" calcext:value-type="string">
            <text:p>OCTUBRE</text:p>
          </table:table-cell>
          <table:table-cell table:formula="of:=VLOOKUP([.I365];[.$P$4:.$Q$15];2;0)" office:value-type="float" office:value="10" calcext:value-type="float">
            <text:p>10</text:p>
          </table:table-cell>
          <table:table-cell table:formula="of:=DATE(2020;[.J365];[.H365])" office:value-type="date" office:date-value="2020-10-19" calcext:value-type="date">
            <text:p>1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ADA DE RIO TINTO, LA</text:p>
          </table:table-cell>
          <table:table-cell office:value-type="string" calcext:value-type="string">
            <text:p>14 DE AGOSTO</text:p>
          </table:table-cell>
          <table:table-cell table:formula="of:=LEFT([.B366];FIND(&quot;DE&quot;;UPPER([.B366]))-2)" office:value-type="string" office:string-value="14" calcext:value-type="string">
            <text:p>14</text:p>
          </table:table-cell>
          <table:table-cell table:formula="of:=MID([.B366];FIND(&quot;DE&quot;;UPPER([.B366]))+3;999)" office:value-type="string" office:string-value="AGOSTO" calcext:value-type="string">
            <text:p>AGOSTO</text:p>
          </table:table-cell>
          <table:table-cell table:formula="of:=VLOOKUP([.D366];[.$P$4:.$Q$15];2;0)" office:value-type="float" office:value="8" calcext:value-type="float">
            <text:p>8</text:p>
          </table:table-cell>
          <table:table-cell table:formula="of:=DATE(2020;[.E366];[.C366])" office:value-type="date" office:date-value="2020-08-14" calcext:value-type="date">
            <text:p>14 de agosto</text:p>
          </table:table-cell>
          <table:table-cell office:value-type="string" calcext:value-type="string">
            <text:p>17 DE AGOSTO</text:p>
          </table:table-cell>
          <table:table-cell table:formula="of:=LEFT([.G366];FIND(&quot;DE&quot;;UPPER([.G366]))-2)" office:value-type="string" office:string-value="17" calcext:value-type="string">
            <text:p>17</text:p>
          </table:table-cell>
          <table:table-cell table:formula="of:=MID([.G366];FIND(&quot;DE&quot;;UPPER([.G366]))+3;999)" office:value-type="string" office:string-value="AGOSTO" calcext:value-type="string">
            <text:p>AGOSTO</text:p>
          </table:table-cell>
          <table:table-cell table:formula="of:=VLOOKUP([.I366];[.$P$4:.$Q$15];2;0)" office:value-type="float" office:value="8" calcext:value-type="float">
            <text:p>8</text:p>
          </table:table-cell>
          <table:table-cell table:formula="of:=DATE(2020;[.J366];[.H366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ADO, EL</text:p>
          </table:table-cell>
          <table:table-cell office:value-type="string" calcext:value-type="string">
            <text:p>29 DE JUNIO</text:p>
          </table:table-cell>
          <table:table-cell table:formula="of:=LEFT([.B367];FIND(&quot;DE&quot;;UPPER([.B367]))-2)" office:value-type="string" office:string-value="29" calcext:value-type="string">
            <text:p>29</text:p>
          </table:table-cell>
          <table:table-cell table:formula="of:=MID([.B367];FIND(&quot;DE&quot;;UPPER([.B367]))+3;999)" office:value-type="string" office:string-value="JUNIO" calcext:value-type="string">
            <text:p>JUNIO</text:p>
          </table:table-cell>
          <table:table-cell table:formula="of:=VLOOKUP([.D367];[.$P$4:.$Q$15];2;0)" office:value-type="float" office:value="6" calcext:value-type="float">
            <text:p>6</text:p>
          </table:table-cell>
          <table:table-cell table:formula="of:=DATE(2020;[.E367];[.C367])" office:value-type="date" office:date-value="2020-06-29" calcext:value-type="date">
            <text:p>29 de junio</text:p>
          </table:table-cell>
          <table:table-cell office:value-type="string" calcext:value-type="string">
            <text:p>30 DE NOVIEMBRE</text:p>
          </table:table-cell>
          <table:table-cell table:formula="of:=LEFT([.G367];FIND(&quot;DE&quot;;UPPER([.G367]))-2)" office:value-type="string" office:string-value="30" calcext:value-type="string">
            <text:p>30</text:p>
          </table:table-cell>
          <table:table-cell table:formula="of:=MID([.G367];FIND(&quot;DE&quot;;UPPER([.G367]))+3;999)" office:value-type="string" office:string-value="NOVIEMBRE" calcext:value-type="string">
            <text:p>NOVIEMBRE</text:p>
          </table:table-cell>
          <table:table-cell table:formula="of:=VLOOKUP([.I367];[.$P$4:.$Q$15];2;0)" office:value-type="float" office:value="11" calcext:value-type="float">
            <text:p>11</text:p>
          </table:table-cell>
          <table:table-cell table:formula="of:=DATE(2020;[.J367];[.H367])" office:value-type="date" office:date-value="2020-11-30" calcext:value-type="date">
            <text:p>30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UERA DE LA SIERRA</text:p>
          </table:table-cell>
          <table:table-cell office:value-type="string" calcext:value-type="string">
            <text:p>18 DE AGOSTO</text:p>
          </table:table-cell>
          <table:table-cell table:formula="of:=LEFT([.B368];FIND(&quot;DE&quot;;UPPER([.B368]))-2)" office:value-type="string" office:string-value="18" calcext:value-type="string">
            <text:p>18</text:p>
          </table:table-cell>
          <table:table-cell table:formula="of:=MID([.B368];FIND(&quot;DE&quot;;UPPER([.B368]))+3;999)" office:value-type="string" office:string-value="AGOSTO" calcext:value-type="string">
            <text:p>AGOSTO</text:p>
          </table:table-cell>
          <table:table-cell table:formula="of:=VLOOKUP([.D368];[.$P$4:.$Q$15];2;0)" office:value-type="float" office:value="8" calcext:value-type="float">
            <text:p>8</text:p>
          </table:table-cell>
          <table:table-cell table:formula="of:=DATE(2020;[.E368];[.C368])" office:value-type="date" office:date-value="2020-08-18" calcext:value-type="date">
            <text:p>18 de agosto</text:p>
          </table:table-cell>
          <table:table-cell office:value-type="string" calcext:value-type="string">
            <text:p>14 DE SEPTIEMBRE</text:p>
          </table:table-cell>
          <table:table-cell table:formula="of:=LEFT([.G368];FIND(&quot;DE&quot;;UPPER([.G368]))-2)" office:value-type="string" office:string-value="14" calcext:value-type="string">
            <text:p>14</text:p>
          </table:table-cell>
          <table:table-cell table:formula="of:=MID([.G368];FIND(&quot;DE&quot;;UPPER([.G368]))+3;999)" office:value-type="string" office:string-value="SEPTIEMBRE" calcext:value-type="string">
            <text:p>SEPTIEMBRE</text:p>
          </table:table-cell>
          <table:table-cell table:formula="of:=VLOOKUP([.I368];[.$P$4:.$Q$15];2;0)" office:value-type="float" office:value="9" calcext:value-type="float">
            <text:p>9</text:p>
          </table:table-cell>
          <table:table-cell table:formula="of:=DATE(2020;[.J368];[.H368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OJALES</text:p>
          </table:table-cell>
          <table:table-cell office:value-type="string" calcext:value-type="string">
            <text:p>30 DE ABRIL</text:p>
          </table:table-cell>
          <table:table-cell table:formula="of:=LEFT([.B369];FIND(&quot;DE&quot;;UPPER([.B369]))-2)" office:value-type="string" office:string-value="30" calcext:value-type="string">
            <text:p>30</text:p>
          </table:table-cell>
          <table:table-cell table:formula="of:=MID([.B369];FIND(&quot;DE&quot;;UPPER([.B369]))+3;999)" office:value-type="string" office:string-value="ABRIL" calcext:value-type="string">
            <text:p>ABRIL</text:p>
          </table:table-cell>
          <table:table-cell table:formula="of:=VLOOKUP([.D369];[.$P$4:.$Q$15];2;0)" office:value-type="float" office:value="4" calcext:value-type="float">
            <text:p>4</text:p>
          </table:table-cell>
          <table:table-cell table:formula="of:=DATE(2020;[.E369];[.C369])" office:value-type="date" office:date-value="2020-04-30" calcext:value-type="date">
            <text:p>30 de abril</text:p>
          </table:table-cell>
          <table:table-cell office:value-type="string" calcext:value-type="string">
            <text:p>4 DE MAYO</text:p>
          </table:table-cell>
          <table:table-cell table:formula="of:=LEFT([.G369];FIND(&quot;DE&quot;;UPPER([.G369]))-2)" office:value-type="string" office:string-value="4" calcext:value-type="string">
            <text:p>4</text:p>
          </table:table-cell>
          <table:table-cell table:formula="of:=MID([.G369];FIND(&quot;DE&quot;;UPPER([.G369]))+3;999)" office:value-type="string" office:string-value="MAYO" calcext:value-type="string">
            <text:p>MAYO</text:p>
          </table:table-cell>
          <table:table-cell table:formula="of:=VLOOKUP([.I369];[.$P$4:.$Q$15];2;0)" office:value-type="float" office:value="5" calcext:value-type="float">
            <text:p>5</text:p>
          </table:table-cell>
          <table:table-cell table:formula="of:=DATE(2020;[.J369];[.H369])" office:value-type="date" office:date-value="2020-05-04" calcext:value-type="date">
            <text:p>4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OJOS</text:p>
          </table:table-cell>
          <table:table-cell office:value-type="string" calcext:value-type="string">
            <text:p>1 DE JUNIO</text:p>
          </table:table-cell>
          <table:table-cell table:formula="of:=LEFT([.B370];FIND(&quot;DE&quot;;UPPER([.B370]))-2)" office:value-type="string" office:string-value="1" calcext:value-type="string">
            <text:p>1</text:p>
          </table:table-cell>
          <table:table-cell table:formula="of:=MID([.B370];FIND(&quot;DE&quot;;UPPER([.B370]))+3;999)" office:value-type="string" office:string-value="JUNIO" calcext:value-type="string">
            <text:p>JUNIO</text:p>
          </table:table-cell>
          <table:table-cell table:formula="of:=VLOOKUP([.D370];[.$P$4:.$Q$15];2;0)" office:value-type="float" office:value="6" calcext:value-type="float">
            <text:p>6</text:p>
          </table:table-cell>
          <table:table-cell table:formula="of:=DATE(2020;[.E370];[.C370])" office:value-type="date" office:date-value="2020-06-01" calcext:value-type="date">
            <text:p>1 de junio</text:p>
          </table:table-cell>
          <table:table-cell office:value-type="string" calcext:value-type="string">
            <text:p>14 DE SEPTIEMBRE</text:p>
          </table:table-cell>
          <table:table-cell table:formula="of:=LEFT([.G370];FIND(&quot;DE&quot;;UPPER([.G370]))-2)" office:value-type="string" office:string-value="14" calcext:value-type="string">
            <text:p>14</text:p>
          </table:table-cell>
          <table:table-cell table:formula="of:=MID([.G370];FIND(&quot;DE&quot;;UPPER([.G370]))+3;999)" office:value-type="string" office:string-value="SEPTIEMBRE" calcext:value-type="string">
            <text:p>SEPTIEMBRE</text:p>
          </table:table-cell>
          <table:table-cell table:formula="of:=VLOOKUP([.I370];[.$P$4:.$Q$15];2;0)" office:value-type="float" office:value="9" calcext:value-type="float">
            <text:p>9</text:p>
          </table:table-cell>
          <table:table-cell table:formula="of:=DATE(2020;[.J370];[.H370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3 DE AGOSTO</text:p>
          </table:table-cell>
          <table:table-cell table:formula="of:=LEFT([.B371];FIND(&quot;DE&quot;;UPPER([.B371]))-2)" office:value-type="string" office:string-value="3" calcext:value-type="string">
            <text:p>3</text:p>
          </table:table-cell>
          <table:table-cell table:formula="of:=MID([.B371];FIND(&quot;DE&quot;;UPPER([.B371]))+3;999)" office:value-type="string" office:string-value="AGOSTO" calcext:value-type="string">
            <text:p>AGOSTO</text:p>
          </table:table-cell>
          <table:table-cell table:formula="of:=VLOOKUP([.D371];[.$P$4:.$Q$15];2;0)" office:value-type="float" office:value="8" calcext:value-type="float">
            <text:p>8</text:p>
          </table:table-cell>
          <table:table-cell table:formula="of:=DATE(2020;[.E371];[.C371])" office:value-type="date" office:date-value="2020-08-03" calcext:value-type="date">
            <text:p>3 de agosto</text:p>
          </table:table-cell>
          <table:table-cell office:value-type="string" calcext:value-type="string">
            <text:p>8 DE SEPTIEMBRE</text:p>
          </table:table-cell>
          <table:table-cell table:formula="of:=LEFT([.G371];FIND(&quot;DE&quot;;UPPER([.G371]))-2)" office:value-type="string" office:string-value="8" calcext:value-type="string">
            <text:p>8</text:p>
          </table:table-cell>
          <table:table-cell table:formula="of:=MID([.G371];FIND(&quot;DE&quot;;UPPER([.G371]))+3;999)" office:value-type="string" office:string-value="SEPTIEMBRE" calcext:value-type="string">
            <text:p>SEPTIEMBRE</text:p>
          </table:table-cell>
          <table:table-cell table:formula="of:=VLOOKUP([.I371];[.$P$4:.$Q$15];2;0)" office:value-type="float" office:value="9" calcext:value-type="float">
            <text:p>9</text:p>
          </table:table-cell>
          <table:table-cell table:formula="of:=DATE(2020;[.J371];[.H371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LA CRISTINA</text:p>
          </table:table-cell>
          <table:table-cell office:value-type="string" calcext:value-type="string">
            <text:p>16 DE JULIO</text:p>
          </table:table-cell>
          <table:table-cell table:formula="of:=LEFT([.B372];FIND(&quot;DE&quot;;UPPER([.B372]))-2)" office:value-type="string" office:string-value="16" calcext:value-type="string">
            <text:p>16</text:p>
          </table:table-cell>
          <table:table-cell table:formula="of:=MID([.B372];FIND(&quot;DE&quot;;UPPER([.B372]))+3;999)" office:value-type="string" office:string-value="JULIO" calcext:value-type="string">
            <text:p>JULIO</text:p>
          </table:table-cell>
          <table:table-cell table:formula="of:=VLOOKUP([.D372];[.$P$4:.$Q$15];2;0)" office:value-type="float" office:value="7" calcext:value-type="float">
            <text:p>7</text:p>
          </table:table-cell>
          <table:table-cell table:formula="of:=DATE(2020;[.E372];[.C372])" office:value-type="date" office:date-value="2020-07-16" calcext:value-type="date">
            <text:p>16 de julio</text:p>
          </table:table-cell>
          <table:table-cell office:value-type="string" calcext:value-type="string">
            <text:p>7 DE OCTUBRE</text:p>
          </table:table-cell>
          <table:table-cell table:formula="of:=LEFT([.G372];FIND(&quot;DE&quot;;UPPER([.G372]))-2)" office:value-type="string" office:string-value="7" calcext:value-type="string">
            <text:p>7</text:p>
          </table:table-cell>
          <table:table-cell table:formula="of:=MID([.G372];FIND(&quot;DE&quot;;UPPER([.G372]))+3;999)" office:value-type="string" office:string-value="OCTUBRE" calcext:value-type="string">
            <text:p>OCTUBRE</text:p>
          </table:table-cell>
          <table:table-cell table:formula="of:=VLOOKUP([.I372];[.$P$4:.$Q$15];2;0)" office:value-type="float" office:value="10" calcext:value-type="float">
            <text:p>10</text:p>
          </table:table-cell>
          <table:table-cell table:formula="of:=DATE(2020;[.J372];[.H372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BUGO</text:p>
          </table:table-cell>
          <table:table-cell office:value-type="string" calcext:value-type="string">
            <text:p>24 DE JUNIO</text:p>
          </table:table-cell>
          <table:table-cell table:formula="of:=LEFT([.B373];FIND(&quot;DE&quot;;UPPER([.B373]))-2)" office:value-type="string" office:string-value="24" calcext:value-type="string">
            <text:p>24</text:p>
          </table:table-cell>
          <table:table-cell table:formula="of:=MID([.B373];FIND(&quot;DE&quot;;UPPER([.B373]))+3;999)" office:value-type="string" office:string-value="JUNIO" calcext:value-type="string">
            <text:p>JUNIO</text:p>
          </table:table-cell>
          <table:table-cell table:formula="of:=VLOOKUP([.D373];[.$P$4:.$Q$15];2;0)" office:value-type="float" office:value="6" calcext:value-type="float">
            <text:p>6</text:p>
          </table:table-cell>
          <table:table-cell table:formula="of:=DATE(2020;[.E373];[.C373])" office:value-type="date" office:date-value="2020-06-24" calcext:value-type="date">
            <text:p>24 de junio</text:p>
          </table:table-cell>
          <table:table-cell office:value-type="string" calcext:value-type="string">
            <text:p>29 DE SEPTIEMBRE</text:p>
          </table:table-cell>
          <table:table-cell table:formula="of:=LEFT([.G373];FIND(&quot;DE&quot;;UPPER([.G373]))-2)" office:value-type="string" office:string-value="29" calcext:value-type="string">
            <text:p>29</text:p>
          </table:table-cell>
          <table:table-cell table:formula="of:=MID([.G373];FIND(&quot;DE&quot;;UPPER([.G373]))+3;999)" office:value-type="string" office:string-value="SEPTIEMBRE" calcext:value-type="string">
            <text:p>SEPTIEMBRE</text:p>
          </table:table-cell>
          <table:table-cell table:formula="of:=VLOOKUP([.I373];[.$P$4:.$Q$15];2;0)" office:value-type="float" office:value="9" calcext:value-type="float">
            <text:p>9</text:p>
          </table:table-cell>
          <table:table-cell table:formula="of:=DATE(2020;[.J373];[.H373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PE</text:p>
          </table:table-cell>
          <table:table-cell office:value-type="string" calcext:value-type="string">
            <text:p>11 DE MAYO</text:p>
          </table:table-cell>
          <table:table-cell table:formula="of:=LEFT([.B374];FIND(&quot;DE&quot;;UPPER([.B374]))-2)" office:value-type="string" office:string-value="11" calcext:value-type="string">
            <text:p>11</text:p>
          </table:table-cell>
          <table:table-cell table:formula="of:=MID([.B374];FIND(&quot;DE&quot;;UPPER([.B374]))+3;999)" office:value-type="string" office:string-value="MAYO" calcext:value-type="string">
            <text:p>MAYO</text:p>
          </table:table-cell>
          <table:table-cell table:formula="of:=VLOOKUP([.D374];[.$P$4:.$Q$15];2;0)" office:value-type="float" office:value="5" calcext:value-type="float">
            <text:p>5</text:p>
          </table:table-cell>
          <table:table-cell table:formula="of:=DATE(2020;[.E374];[.C374])" office:value-type="date" office:date-value="2020-05-11" calcext:value-type="date">
            <text:p>11 de mayo</text:p>
          </table:table-cell>
          <table:table-cell office:value-type="string" calcext:value-type="string">
            <text:p>17 DE AGOSTO</text:p>
          </table:table-cell>
          <table:table-cell table:formula="of:=LEFT([.G374];FIND(&quot;DE&quot;;UPPER([.G374]))-2)" office:value-type="string" office:string-value="17" calcext:value-type="string">
            <text:p>17</text:p>
          </table:table-cell>
          <table:table-cell table:formula="of:=MID([.G374];FIND(&quot;DE&quot;;UPPER([.G374]))+3;999)" office:value-type="string" office:string-value="AGOSTO" calcext:value-type="string">
            <text:p>AGOSTO</text:p>
          </table:table-cell>
          <table:table-cell table:formula="of:=VLOOKUP([.I374];[.$P$4:.$Q$15];2;0)" office:value-type="float" office:value="8" calcext:value-type="float">
            <text:p>8</text:p>
          </table:table-cell>
          <table:table-cell table:formula="of:=DATE(2020;[.J374];[.H374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ZANILLA</text:p>
          </table:table-cell>
          <table:table-cell office:value-type="string" calcext:value-type="string">
            <text:p>22 DE JUNIO</text:p>
          </table:table-cell>
          <table:table-cell table:formula="of:=LEFT([.B375];FIND(&quot;DE&quot;;UPPER([.B375]))-2)" office:value-type="string" office:string-value="22" calcext:value-type="string">
            <text:p>22</text:p>
          </table:table-cell>
          <table:table-cell table:formula="of:=MID([.B375];FIND(&quot;DE&quot;;UPPER([.B375]))+3;999)" office:value-type="string" office:string-value="JUNIO" calcext:value-type="string">
            <text:p>JUNIO</text:p>
          </table:table-cell>
          <table:table-cell table:formula="of:=VLOOKUP([.D375];[.$P$4:.$Q$15];2;0)" office:value-type="float" office:value="6" calcext:value-type="float">
            <text:p>6</text:p>
          </table:table-cell>
          <table:table-cell table:formula="of:=DATE(2020;[.E375];[.C375])" office:value-type="date" office:date-value="2020-06-22" calcext:value-type="date">
            <text:p>22 de junio</text:p>
          </table:table-cell>
          <table:table-cell office:value-type="string" calcext:value-type="string">
            <text:p>17 DE AGOSTO</text:p>
          </table:table-cell>
          <table:table-cell table:formula="of:=LEFT([.G375];FIND(&quot;DE&quot;;UPPER([.G375]))-2)" office:value-type="string" office:string-value="17" calcext:value-type="string">
            <text:p>17</text:p>
          </table:table-cell>
          <table:table-cell table:formula="of:=MID([.G375];FIND(&quot;DE&quot;;UPPER([.G375]))+3;999)" office:value-type="string" office:string-value="AGOSTO" calcext:value-type="string">
            <text:p>AGOSTO</text:p>
          </table:table-cell>
          <table:table-cell table:formula="of:=VLOOKUP([.I375];[.$P$4:.$Q$15];2;0)" office:value-type="float" office:value="8" calcext:value-type="float">
            <text:p>8</text:p>
          </table:table-cell>
          <table:table-cell table:formula="of:=DATE(2020;[.J375];[.H375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AS DE RIOTINTO</text:p>
          </table:table-cell>
          <table:table-cell office:value-type="string" calcext:value-type="string">
            <text:p>14 DE AGOSTO</text:p>
          </table:table-cell>
          <table:table-cell table:formula="of:=LEFT([.B376];FIND(&quot;DE&quot;;UPPER([.B376]))-2)" office:value-type="string" office:string-value="14" calcext:value-type="string">
            <text:p>14</text:p>
          </table:table-cell>
          <table:table-cell table:formula="of:=MID([.B376];FIND(&quot;DE&quot;;UPPER([.B376]))+3;999)" office:value-type="string" office:string-value="AGOSTO" calcext:value-type="string">
            <text:p>AGOSTO</text:p>
          </table:table-cell>
          <table:table-cell table:formula="of:=VLOOKUP([.D376];[.$P$4:.$Q$15];2;0)" office:value-type="float" office:value="8" calcext:value-type="float">
            <text:p>8</text:p>
          </table:table-cell>
          <table:table-cell table:formula="of:=DATE(2020;[.E376];[.C376])" office:value-type="date" office:date-value="2020-08-14" calcext:value-type="date">
            <text:p>14 de agosto</text:p>
          </table:table-cell>
          <table:table-cell office:value-type="string" calcext:value-type="string">
            <text:p>7 DE OCTUBRE</text:p>
          </table:table-cell>
          <table:table-cell table:formula="of:=LEFT([.G376];FIND(&quot;DE&quot;;UPPER([.G376]))-2)" office:value-type="string" office:string-value="7" calcext:value-type="string">
            <text:p>7</text:p>
          </table:table-cell>
          <table:table-cell table:formula="of:=MID([.G376];FIND(&quot;DE&quot;;UPPER([.G376]))+3;999)" office:value-type="string" office:string-value="OCTUBRE" calcext:value-type="string">
            <text:p>OCTUBRE</text:p>
          </table:table-cell>
          <table:table-cell table:formula="of:=VLOOKUP([.I376];[.$P$4:.$Q$15];2;0)" office:value-type="float" office:value="10" calcext:value-type="float">
            <text:p>10</text:p>
          </table:table-cell>
          <table:table-cell table:formula="of:=DATE(2020;[.J376];[.H376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GUER</text:p>
          </table:table-cell>
          <table:table-cell office:value-type="string" calcext:value-type="string">
            <text:p>11 DE MAYO</text:p>
          </table:table-cell>
          <table:table-cell table:formula="of:=LEFT([.B377];FIND(&quot;DE&quot;;UPPER([.B377]))-2)" office:value-type="string" office:string-value="11" calcext:value-type="string">
            <text:p>11</text:p>
          </table:table-cell>
          <table:table-cell table:formula="of:=MID([.B377];FIND(&quot;DE&quot;;UPPER([.B377]))+3;999)" office:value-type="string" office:string-value="MAYO" calcext:value-type="string">
            <text:p>MAYO</text:p>
          </table:table-cell>
          <table:table-cell table:formula="of:=VLOOKUP([.D377];[.$P$4:.$Q$15];2;0)" office:value-type="float" office:value="5" calcext:value-type="float">
            <text:p>5</text:p>
          </table:table-cell>
          <table:table-cell table:formula="of:=DATE(2020;[.E377];[.C377])" office:value-type="date" office:date-value="2020-05-11" calcext:value-type="date">
            <text:p>11 de mayo</text:p>
          </table:table-cell>
          <table:table-cell office:value-type="string" calcext:value-type="string">
            <text:p>8 DE SEPTIEMBRE</text:p>
          </table:table-cell>
          <table:table-cell table:formula="of:=LEFT([.G377];FIND(&quot;DE&quot;;UPPER([.G377]))-2)" office:value-type="string" office:string-value="8" calcext:value-type="string">
            <text:p>8</text:p>
          </table:table-cell>
          <table:table-cell table:formula="of:=MID([.G377];FIND(&quot;DE&quot;;UPPER([.G377]))+3;999)" office:value-type="string" office:string-value="SEPTIEMBRE" calcext:value-type="string">
            <text:p>SEPTIEMBRE</text:p>
          </table:table-cell>
          <table:table-cell table:formula="of:=VLOOKUP([.I377];[.$P$4:.$Q$15];2;0)" office:value-type="float" office:value="9" calcext:value-type="float">
            <text:p>9</text:p>
          </table:table-cell>
          <table:table-cell table:formula="of:=DATE(2020;[.J377];[.H37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A, LA</text:p>
          </table:table-cell>
          <table:table-cell office:value-type="string" calcext:value-type="string">
            <text:p>13 DE ABRIL</text:p>
          </table:table-cell>
          <table:table-cell table:formula="of:=LEFT([.B378];FIND(&quot;DE&quot;;UPPER([.B378]))-2)" office:value-type="string" office:string-value="13" calcext:value-type="string">
            <text:p>13</text:p>
          </table:table-cell>
          <table:table-cell table:formula="of:=MID([.B378];FIND(&quot;DE&quot;;UPPER([.B378]))+3;999)" office:value-type="string" office:string-value="ABRIL" calcext:value-type="string">
            <text:p>ABRIL</text:p>
          </table:table-cell>
          <table:table-cell table:formula="of:=VLOOKUP([.D378];[.$P$4:.$Q$15];2;0)" office:value-type="float" office:value="4" calcext:value-type="float">
            <text:p>4</text:p>
          </table:table-cell>
          <table:table-cell table:formula="of:=DATE(2020;[.E378];[.C378])" office:value-type="date" office:date-value="2020-04-13" calcext:value-type="date">
            <text:p>13 de abril</text:p>
          </table:table-cell>
          <table:table-cell office:value-type="string" calcext:value-type="string">
            <text:p>25 DE MAYO</text:p>
          </table:table-cell>
          <table:table-cell table:formula="of:=LEFT([.G378];FIND(&quot;DE&quot;;UPPER([.G378]))-2)" office:value-type="string" office:string-value="25" calcext:value-type="string">
            <text:p>25</text:p>
          </table:table-cell>
          <table:table-cell table:formula="of:=MID([.G378];FIND(&quot;DE&quot;;UPPER([.G378]))+3;999)" office:value-type="string" office:string-value="MAYO" calcext:value-type="string">
            <text:p>MAYO</text:p>
          </table:table-cell>
          <table:table-cell table:formula="of:=VLOOKUP([.I378];[.$P$4:.$Q$15];2;0)" office:value-type="float" office:value="5" calcext:value-type="float">
            <text:p>5</text:p>
          </table:table-cell>
          <table:table-cell table:formula="of:=DATE(2020;[.J378];[.H378])" office:value-type="date" office:date-value="2020-05-25" calcext:value-type="date">
            <text:p>2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A</text:p>
          </table:table-cell>
          <table:table-cell office:value-type="string" calcext:value-type="string">
            <text:p>7 DE AGOSTO</text:p>
          </table:table-cell>
          <table:table-cell table:formula="of:=LEFT([.B379];FIND(&quot;DE&quot;;UPPER([.B379]))-2)" office:value-type="string" office:string-value="7" calcext:value-type="string">
            <text:p>7</text:p>
          </table:table-cell>
          <table:table-cell table:formula="of:=MID([.B379];FIND(&quot;DE&quot;;UPPER([.B379]))+3;999)" office:value-type="string" office:string-value="AGOSTO" calcext:value-type="string">
            <text:p>AGOSTO</text:p>
          </table:table-cell>
          <table:table-cell table:formula="of:=VLOOKUP([.D379];[.$P$4:.$Q$15];2;0)" office:value-type="float" office:value="8" calcext:value-type="float">
            <text:p>8</text:p>
          </table:table-cell>
          <table:table-cell table:formula="of:=DATE(2020;[.E379];[.C379])" office:value-type="date" office:date-value="2020-08-07" calcext:value-type="date">
            <text:p>7 de agosto</text:p>
          </table:table-cell>
          <table:table-cell office:value-type="string" calcext:value-type="string">
            <text:p>24 DE AGOSTO</text:p>
          </table:table-cell>
          <table:table-cell table:formula="of:=LEFT([.G379];FIND(&quot;DE&quot;;UPPER([.G379]))-2)" office:value-type="string" office:string-value="24" calcext:value-type="string">
            <text:p>24</text:p>
          </table:table-cell>
          <table:table-cell table:formula="of:=MID([.G379];FIND(&quot;DE&quot;;UPPER([.G379]))+3;999)" office:value-type="string" office:string-value="AGOSTO" calcext:value-type="string">
            <text:p>AGOSTO</text:p>
          </table:table-cell>
          <table:table-cell table:formula="of:=VLOOKUP([.I379];[.$P$4:.$Q$15];2;0)" office:value-type="float" office:value="8" calcext:value-type="float">
            <text:p>8</text:p>
          </table:table-cell>
          <table:table-cell table:formula="of:=DATE(2020;[.J379];[.H379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BLA</text:p>
          </table:table-cell>
          <table:table-cell office:value-type="string" calcext:value-type="string">
            <text:p>25 DE MAYO</text:p>
          </table:table-cell>
          <table:table-cell table:formula="of:=LEFT([.B380];FIND(&quot;DE&quot;;UPPER([.B380]))-2)" office:value-type="string" office:string-value="25" calcext:value-type="string">
            <text:p>25</text:p>
          </table:table-cell>
          <table:table-cell table:formula="of:=MID([.B380];FIND(&quot;DE&quot;;UPPER([.B380]))+3;999)" office:value-type="string" office:string-value="MAYO" calcext:value-type="string">
            <text:p>MAYO</text:p>
          </table:table-cell>
          <table:table-cell table:formula="of:=VLOOKUP([.D380];[.$P$4:.$Q$15];2;0)" office:value-type="float" office:value="5" calcext:value-type="float">
            <text:p>5</text:p>
          </table:table-cell>
          <table:table-cell table:formula="of:=DATE(2020;[.E380];[.C380])" office:value-type="date" office:date-value="2020-05-25" calcext:value-type="date">
            <text:p>25 de mayo</text:p>
          </table:table-cell>
          <table:table-cell office:value-type="string" calcext:value-type="string">
            <text:p>8 DE SEPTIEMBRE</text:p>
          </table:table-cell>
          <table:table-cell table:formula="of:=LEFT([.G380];FIND(&quot;DE&quot;;UPPER([.G380]))-2)" office:value-type="string" office:string-value="8" calcext:value-type="string">
            <text:p>8</text:p>
          </table:table-cell>
          <table:table-cell table:formula="of:=MID([.G380];FIND(&quot;DE&quot;;UPPER([.G380]))+3;999)" office:value-type="string" office:string-value="SEPTIEMBRE" calcext:value-type="string">
            <text:p>SEPTIEMBRE</text:p>
          </table:table-cell>
          <table:table-cell table:formula="of:=VLOOKUP([.I380];[.$P$4:.$Q$15];2;0)" office:value-type="float" office:value="9" calcext:value-type="float">
            <text:p>9</text:p>
          </table:table-cell>
          <table:table-cell table:formula="of:=DATE(2020;[.J380];[.H38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MA DEL CONDADO, LA</text:p>
          </table:table-cell>
          <table:table-cell office:value-type="string" calcext:value-type="string">
            <text:p>18 DE SEPTIEMBRE</text:p>
          </table:table-cell>
          <table:table-cell table:formula="of:=LEFT([.B381];FIND(&quot;DE&quot;;UPPER([.B381]))-2)" office:value-type="string" office:string-value="18" calcext:value-type="string">
            <text:p>18</text:p>
          </table:table-cell>
          <table:table-cell table:formula="of:=MID([.B381];FIND(&quot;DE&quot;;UPPER([.B381]))+3;999)" office:value-type="string" office:string-value="SEPTIEMBRE" calcext:value-type="string">
            <text:p>SEPTIEMBRE</text:p>
          </table:table-cell>
          <table:table-cell table:formula="of:=VLOOKUP([.D381];[.$P$4:.$Q$15];2;0)" office:value-type="float" office:value="9" calcext:value-type="float">
            <text:p>9</text:p>
          </table:table-cell>
          <table:table-cell table:formula="of:=DATE(2020;[.E381];[.C381])" office:value-type="date" office:date-value="2020-09-18" calcext:value-type="date">
            <text:p>18 de septiembre</text:p>
          </table:table-cell>
          <table:table-cell office:value-type="string" calcext:value-type="string">
            <text:p>21 DE SEPTIEMBRE</text:p>
          </table:table-cell>
          <table:table-cell table:formula="of:=LEFT([.G381];FIND(&quot;DE&quot;;UPPER([.G381]))-2)" office:value-type="string" office:string-value="21" calcext:value-type="string">
            <text:p>21</text:p>
          </table:table-cell>
          <table:table-cell table:formula="of:=MID([.G381];FIND(&quot;DE&quot;;UPPER([.G381]))+3;999)" office:value-type="string" office:string-value="SEPTIEMBRE" calcext:value-type="string">
            <text:p>SEPTIEMBRE</text:p>
          </table:table-cell>
          <table:table-cell table:formula="of:=VLOOKUP([.I381];[.$P$4:.$Q$15];2;0)" office:value-type="float" office:value="9" calcext:value-type="float">
            <text:p>9</text:p>
          </table:table-cell>
          <table:table-cell table:formula="of:=DATE(2020;[.J381];[.H381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OS DE LA FRONTERA</text:p>
          </table:table-cell>
          <table:table-cell office:value-type="string" calcext:value-type="string">
            <text:p>3 DE AGOSTO</text:p>
          </table:table-cell>
          <table:table-cell table:formula="of:=LEFT([.B382];FIND(&quot;DE&quot;;UPPER([.B382]))-2)" office:value-type="string" office:string-value="3" calcext:value-type="string">
            <text:p>3</text:p>
          </table:table-cell>
          <table:table-cell table:formula="of:=MID([.B382];FIND(&quot;DE&quot;;UPPER([.B382]))+3;999)" office:value-type="string" office:string-value="AGOSTO" calcext:value-type="string">
            <text:p>AGOSTO</text:p>
          </table:table-cell>
          <table:table-cell table:formula="of:=VLOOKUP([.D382];[.$P$4:.$Q$15];2;0)" office:value-type="float" office:value="8" calcext:value-type="float">
            <text:p>8</text:p>
          </table:table-cell>
          <table:table-cell table:formula="of:=DATE(2020;[.E382];[.C382])" office:value-type="date" office:date-value="2020-08-03" calcext:value-type="date">
            <text:p>3 de agosto</text:p>
          </table:table-cell>
          <table:table-cell office:value-type="string" calcext:value-type="string">
            <text:p>14 DE AGOSTO</text:p>
          </table:table-cell>
          <table:table-cell table:formula="of:=LEFT([.G382];FIND(&quot;DE&quot;;UPPER([.G382]))-2)" office:value-type="string" office:string-value="14" calcext:value-type="string">
            <text:p>14</text:p>
          </table:table-cell>
          <table:table-cell table:formula="of:=MID([.G382];FIND(&quot;DE&quot;;UPPER([.G382]))+3;999)" office:value-type="string" office:string-value="AGOSTO" calcext:value-type="string">
            <text:p>AGOSTO</text:p>
          </table:table-cell>
          <table:table-cell table:formula="of:=VLOOKUP([.I382];[.$P$4:.$Q$15];2;0)" office:value-type="float" office:value="8" calcext:value-type="float">
            <text:p>8</text:p>
          </table:table-cell>
          <table:table-cell table:formula="of:=DATE(2020;[.J382];[.H382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ERNA DEL CAMPO</text:p>
          </table:table-cell>
          <table:table-cell office:value-type="string" calcext:value-type="string">
            <text:p>16 DE JULIO</text:p>
          </table:table-cell>
          <table:table-cell table:formula="of:=LEFT([.B383];FIND(&quot;DE&quot;;UPPER([.B383]))-2)" office:value-type="string" office:string-value="16" calcext:value-type="string">
            <text:p>16</text:p>
          </table:table-cell>
          <table:table-cell table:formula="of:=MID([.B383];FIND(&quot;DE&quot;;UPPER([.B383]))+3;999)" office:value-type="string" office:string-value="JULIO" calcext:value-type="string">
            <text:p>JULIO</text:p>
          </table:table-cell>
          <table:table-cell table:formula="of:=VLOOKUP([.D383];[.$P$4:.$Q$15];2;0)" office:value-type="float" office:value="7" calcext:value-type="float">
            <text:p>7</text:p>
          </table:table-cell>
          <table:table-cell table:formula="of:=DATE(2020;[.E383];[.C383])" office:value-type="date" office:date-value="2020-07-16" calcext:value-type="date">
            <text:p>16 de julio</text:p>
          </table:table-cell>
          <table:table-cell office:value-type="string" calcext:value-type="string">
            <text:p>24 DE AGOSTO</text:p>
          </table:table-cell>
          <table:table-cell table:formula="of:=LEFT([.G383];FIND(&quot;DE&quot;;UPPER([.G383]))-2)" office:value-type="string" office:string-value="24" calcext:value-type="string">
            <text:p>24</text:p>
          </table:table-cell>
          <table:table-cell table:formula="of:=MID([.G383];FIND(&quot;DE&quot;;UPPER([.G383]))+3;999)" office:value-type="string" office:string-value="AGOSTO" calcext:value-type="string">
            <text:p>AGOSTO</text:p>
          </table:table-cell>
          <table:table-cell table:formula="of:=VLOOKUP([.I383];[.$P$4:.$Q$15];2;0)" office:value-type="float" office:value="8" calcext:value-type="float">
            <text:p>8</text:p>
          </table:table-cell>
          <table:table-cell table:formula="of:=DATE(2020;[.J383];[.H383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MOGO</text:p>
          </table:table-cell>
          <table:table-cell office:value-type="string" calcext:value-type="string">
            <text:p>4 DE MAYO</text:p>
          </table:table-cell>
          <table:table-cell table:formula="of:=LEFT([.B384];FIND(&quot;DE&quot;;UPPER([.B384]))-2)" office:value-type="string" office:string-value="4" calcext:value-type="string">
            <text:p>4</text:p>
          </table:table-cell>
          <table:table-cell table:formula="of:=MID([.B384];FIND(&quot;DE&quot;;UPPER([.B384]))+3;999)" office:value-type="string" office:string-value="MAYO" calcext:value-type="string">
            <text:p>MAYO</text:p>
          </table:table-cell>
          <table:table-cell table:formula="of:=VLOOKUP([.D384];[.$P$4:.$Q$15];2;0)" office:value-type="float" office:value="5" calcext:value-type="float">
            <text:p>5</text:p>
          </table:table-cell>
          <table:table-cell table:formula="of:=DATE(2020;[.E384];[.C384])" office:value-type="date" office:date-value="2020-05-04" calcext:value-type="date">
            <text:p>4 de mayo</text:p>
          </table:table-cell>
          <table:table-cell office:value-type="string" calcext:value-type="string">
            <text:p>17 DE AGOSTO</text:p>
          </table:table-cell>
          <table:table-cell table:formula="of:=LEFT([.G384];FIND(&quot;DE&quot;;UPPER([.G384]))-2)" office:value-type="string" office:string-value="17" calcext:value-type="string">
            <text:p>17</text:p>
          </table:table-cell>
          <table:table-cell table:formula="of:=MID([.G384];FIND(&quot;DE&quot;;UPPER([.G384]))+3;999)" office:value-type="string" office:string-value="AGOSTO" calcext:value-type="string">
            <text:p>AGOSTO</text:p>
          </table:table-cell>
          <table:table-cell table:formula="of:=VLOOKUP([.I384];[.$P$4:.$Q$15];2;0)" office:value-type="float" office:value="8" calcext:value-type="float">
            <text:p>8</text:p>
          </table:table-cell>
          <table:table-cell table:formula="of:=DATE(2020;[.J384];[.H384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BLA DE GUZMÁN</text:p>
          </table:table-cell>
          <table:table-cell office:value-type="string" calcext:value-type="string">
            <text:p>28 DE ABRIL</text:p>
          </table:table-cell>
          <table:table-cell table:formula="of:=LEFT([.B385];FIND(&quot;DE&quot;;UPPER([.B385]))-2)" office:value-type="string" office:string-value="28" calcext:value-type="string">
            <text:p>28</text:p>
          </table:table-cell>
          <table:table-cell table:formula="of:=MID([.B385];FIND(&quot;DE&quot;;UPPER([.B385]))+3;999)" office:value-type="string" office:string-value="ABRIL" calcext:value-type="string">
            <text:p>ABRIL</text:p>
          </table:table-cell>
          <table:table-cell table:formula="of:=VLOOKUP([.D385];[.$P$4:.$Q$15];2;0)" office:value-type="float" office:value="4" calcext:value-type="float">
            <text:p>4</text:p>
          </table:table-cell>
          <table:table-cell table:formula="of:=DATE(2020;[.E385];[.C385])" office:value-type="date" office:date-value="2020-04-28" calcext:value-type="date">
            <text:p>28 de abril</text:p>
          </table:table-cell>
          <table:table-cell office:value-type="string" calcext:value-type="string">
            <text:p>11 DE AGOSTO</text:p>
          </table:table-cell>
          <table:table-cell table:formula="of:=LEFT([.G385];FIND(&quot;DE&quot;;UPPER([.G385]))-2)" office:value-type="string" office:string-value="11" calcext:value-type="string">
            <text:p>11</text:p>
          </table:table-cell>
          <table:table-cell table:formula="of:=MID([.G385];FIND(&quot;DE&quot;;UPPER([.G385]))+3;999)" office:value-type="string" office:string-value="AGOSTO" calcext:value-type="string">
            <text:p>AGOSTO</text:p>
          </table:table-cell>
          <table:table-cell table:formula="of:=VLOOKUP([.I385];[.$P$4:.$Q$15];2;0)" office:value-type="float" office:value="8" calcext:value-type="float">
            <text:p>8</text:p>
          </table:table-cell>
          <table:table-cell table:formula="of:=DATE(2020;[.J385];[.H385])" office:value-type="date" office:date-value="2020-08-11" calcext:value-type="date">
            <text:p>1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RTO MORAL</text:p>
          </table:table-cell>
          <table:table-cell office:value-type="string" calcext:value-type="string">
            <text:p>6 DE ABRIL</text:p>
          </table:table-cell>
          <table:table-cell table:formula="of:=LEFT([.B386];FIND(&quot;DE&quot;;UPPER([.B386]))-2)" office:value-type="string" office:string-value="6" calcext:value-type="string">
            <text:p>6</text:p>
          </table:table-cell>
          <table:table-cell table:formula="of:=MID([.B386];FIND(&quot;DE&quot;;UPPER([.B386]))+3;999)" office:value-type="string" office:string-value="ABRIL" calcext:value-type="string">
            <text:p>ABRIL</text:p>
          </table:table-cell>
          <table:table-cell table:formula="of:=VLOOKUP([.D386];[.$P$4:.$Q$15];2;0)" office:value-type="float" office:value="4" calcext:value-type="float">
            <text:p>4</text:p>
          </table:table-cell>
          <table:table-cell table:formula="of:=DATE(2020;[.E386];[.C386])" office:value-type="date" office:date-value="2020-04-06" calcext:value-type="date">
            <text:p>6 de abril</text:p>
          </table:table-cell>
          <table:table-cell office:value-type="string" calcext:value-type="string">
            <text:p>27 DE AGOSTO</text:p>
          </table:table-cell>
          <table:table-cell table:formula="of:=LEFT([.G386];FIND(&quot;DE&quot;;UPPER([.G386]))-2)" office:value-type="string" office:string-value="27" calcext:value-type="string">
            <text:p>27</text:p>
          </table:table-cell>
          <table:table-cell table:formula="of:=MID([.G386];FIND(&quot;DE&quot;;UPPER([.G386]))+3;999)" office:value-type="string" office:string-value="AGOSTO" calcext:value-type="string">
            <text:p>AGOSTO</text:p>
          </table:table-cell>
          <table:table-cell table:formula="of:=VLOOKUP([.I386];[.$P$4:.$Q$15];2;0)" office:value-type="float" office:value="8" calcext:value-type="float">
            <text:p>8</text:p>
          </table:table-cell>
          <table:table-cell table:formula="of:=DATE(2020;[.J386];[.H386])" office:value-type="date" office:date-value="2020-08-27" calcext:value-type="date">
            <text:p>2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NTA UMBRÍA</text:p>
          </table:table-cell>
          <table:table-cell office:value-type="string" calcext:value-type="string">
            <text:p>18 DE MAYO</text:p>
          </table:table-cell>
          <table:table-cell table:formula="of:=LEFT([.B387];FIND(&quot;DE&quot;;UPPER([.B387]))-2)" office:value-type="string" office:string-value="18" calcext:value-type="string">
            <text:p>18</text:p>
          </table:table-cell>
          <table:table-cell table:formula="of:=MID([.B387];FIND(&quot;DE&quot;;UPPER([.B387]))+3;999)" office:value-type="string" office:string-value="MAYO" calcext:value-type="string">
            <text:p>MAYO</text:p>
          </table:table-cell>
          <table:table-cell table:formula="of:=VLOOKUP([.D387];[.$P$4:.$Q$15];2;0)" office:value-type="float" office:value="5" calcext:value-type="float">
            <text:p>5</text:p>
          </table:table-cell>
          <table:table-cell table:formula="of:=DATE(2020;[.E387];[.C387])" office:value-type="date" office:date-value="2020-05-18" calcext:value-type="date">
            <text:p>18 de mayo</text:p>
          </table:table-cell>
          <table:table-cell office:value-type="string" calcext:value-type="string">
            <text:p>16 DE JULIO</text:p>
          </table:table-cell>
          <table:table-cell table:formula="of:=LEFT([.G387];FIND(&quot;DE&quot;;UPPER([.G387]))-2)" office:value-type="string" office:string-value="16" calcext:value-type="string">
            <text:p>16</text:p>
          </table:table-cell>
          <table:table-cell table:formula="of:=MID([.G387];FIND(&quot;DE&quot;;UPPER([.G387]))+3;999)" office:value-type="string" office:string-value="JULIO" calcext:value-type="string">
            <text:p>JULIO</text:p>
          </table:table-cell>
          <table:table-cell table:formula="of:=VLOOKUP([.I387];[.$P$4:.$Q$15];2;0)" office:value-type="float" office:value="7" calcext:value-type="float">
            <text:p>7</text:p>
          </table:table-cell>
          <table:table-cell table:formula="of:=DATE(2020;[.J387];[.H387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IANA DEL CONDADO</text:p>
          </table:table-cell>
          <table:table-cell office:value-type="string" calcext:value-type="string">
            <text:p>24 DE AGOSTO</text:p>
          </table:table-cell>
          <table:table-cell table:formula="of:=LEFT([.B388];FIND(&quot;DE&quot;;UPPER([.B388]))-2)" office:value-type="string" office:string-value="24" calcext:value-type="string">
            <text:p>24</text:p>
          </table:table-cell>
          <table:table-cell table:formula="of:=MID([.B388];FIND(&quot;DE&quot;;UPPER([.B388]))+3;999)" office:value-type="string" office:string-value="AGOSTO" calcext:value-type="string">
            <text:p>AGOSTO</text:p>
          </table:table-cell>
          <table:table-cell table:formula="of:=VLOOKUP([.D388];[.$P$4:.$Q$15];2;0)" office:value-type="float" office:value="8" calcext:value-type="float">
            <text:p>8</text:p>
          </table:table-cell>
          <table:table-cell table:formula="of:=DATE(2020;[.E388];[.C388])" office:value-type="date" office:date-value="2020-08-24" calcext:value-type="date">
            <text:p>24 de agosto</text:p>
          </table:table-cell>
          <table:table-cell office:value-type="string" calcext:value-type="string">
            <text:p>8 DE SEPTIEMBRE</text:p>
          </table:table-cell>
          <table:table-cell table:formula="of:=LEFT([.G388];FIND(&quot;DE&quot;;UPPER([.G388]))-2)" office:value-type="string" office:string-value="8" calcext:value-type="string">
            <text:p>8</text:p>
          </table:table-cell>
          <table:table-cell table:formula="of:=MID([.G388];FIND(&quot;DE&quot;;UPPER([.G388]))+3;999)" office:value-type="string" office:string-value="SEPTIEMBRE" calcext:value-type="string">
            <text:p>SEPTIEMBRE</text:p>
          </table:table-cell>
          <table:table-cell table:formula="of:=VLOOKUP([.I388];[.$P$4:.$Q$15];2;0)" office:value-type="float" office:value="9" calcext:value-type="float">
            <text:p>9</text:p>
          </table:table-cell>
          <table:table-cell table:formula="of:=DATE(2020;[.J388];[.H38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AL DE LA FRONTERA</text:p>
          </table:table-cell>
          <table:table-cell office:value-type="string" calcext:value-type="string">
            <text:p>18 DE MAYO</text:p>
          </table:table-cell>
          <table:table-cell table:formula="of:=LEFT([.B389];FIND(&quot;DE&quot;;UPPER([.B389]))-2)" office:value-type="string" office:string-value="18" calcext:value-type="string">
            <text:p>18</text:p>
          </table:table-cell>
          <table:table-cell table:formula="of:=MID([.B389];FIND(&quot;DE&quot;;UPPER([.B389]))+3;999)" office:value-type="string" office:string-value="MAYO" calcext:value-type="string">
            <text:p>MAYO</text:p>
          </table:table-cell>
          <table:table-cell table:formula="of:=VLOOKUP([.D389];[.$P$4:.$Q$15];2;0)" office:value-type="float" office:value="5" calcext:value-type="float">
            <text:p>5</text:p>
          </table:table-cell>
          <table:table-cell table:formula="of:=DATE(2020;[.E389];[.C389])" office:value-type="date" office:date-value="2020-05-18" calcext:value-type="date">
            <text:p>18 de mayo</text:p>
          </table:table-cell>
          <table:table-cell office:value-type="string" calcext:value-type="string">
            <text:p>14 DE AGOSTO</text:p>
          </table:table-cell>
          <table:table-cell table:formula="of:=LEFT([.G389];FIND(&quot;DE&quot;;UPPER([.G389]))-2)" office:value-type="string" office:string-value="14" calcext:value-type="string">
            <text:p>14</text:p>
          </table:table-cell>
          <table:table-cell table:formula="of:=MID([.G389];FIND(&quot;DE&quot;;UPPER([.G389]))+3;999)" office:value-type="string" office:string-value="AGOSTO" calcext:value-type="string">
            <text:p>AGOSTO</text:p>
          </table:table-cell>
          <table:table-cell table:formula="of:=VLOOKUP([.I389];[.$P$4:.$Q$15];2;0)" office:value-type="float" office:value="8" calcext:value-type="float">
            <text:p>8</text:p>
          </table:table-cell>
          <table:table-cell table:formula="of:=DATE(2020;[.J389];[.H389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JUAN DEL PUERTO</text:p>
          </table:table-cell>
          <table:table-cell office:value-type="string" calcext:value-type="string">
            <text:p>24 DE JUNIO</text:p>
          </table:table-cell>
          <table:table-cell table:formula="of:=LEFT([.B390];FIND(&quot;DE&quot;;UPPER([.B390]))-2)" office:value-type="string" office:string-value="24" calcext:value-type="string">
            <text:p>24</text:p>
          </table:table-cell>
          <table:table-cell table:formula="of:=MID([.B390];FIND(&quot;DE&quot;;UPPER([.B390]))+3;999)" office:value-type="string" office:string-value="JUNIO" calcext:value-type="string">
            <text:p>JUNIO</text:p>
          </table:table-cell>
          <table:table-cell table:formula="of:=VLOOKUP([.D390];[.$P$4:.$Q$15];2;0)" office:value-type="float" office:value="6" calcext:value-type="float">
            <text:p>6</text:p>
          </table:table-cell>
          <table:table-cell table:formula="of:=DATE(2020;[.E390];[.C390])" office:value-type="date" office:date-value="2020-06-24" calcext:value-type="date">
            <text:p>24 de junio</text:p>
          </table:table-cell>
          <table:table-cell office:value-type="string" calcext:value-type="string">
            <text:p>16 DE JULIO</text:p>
          </table:table-cell>
          <table:table-cell table:formula="of:=LEFT([.G390];FIND(&quot;DE&quot;;UPPER([.G390]))-2)" office:value-type="string" office:string-value="16" calcext:value-type="string">
            <text:p>16</text:p>
          </table:table-cell>
          <table:table-cell table:formula="of:=MID([.G390];FIND(&quot;DE&quot;;UPPER([.G390]))+3;999)" office:value-type="string" office:string-value="JULIO" calcext:value-type="string">
            <text:p>JULIO</text:p>
          </table:table-cell>
          <table:table-cell table:formula="of:=VLOOKUP([.I390];[.$P$4:.$Q$15];2;0)" office:value-type="float" office:value="7" calcext:value-type="float">
            <text:p>7</text:p>
          </table:table-cell>
          <table:table-cell table:formula="of:=DATE(2020;[.J390];[.H390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SILVESTRE DE GUZMÁN</text:p>
          </table:table-cell>
          <table:table-cell office:value-type="string" calcext:value-type="string">
            <text:p>20 DE ABRIL</text:p>
          </table:table-cell>
          <table:table-cell table:formula="of:=LEFT([.B391];FIND(&quot;DE&quot;;UPPER([.B391]))-2)" office:value-type="string" office:string-value="20" calcext:value-type="string">
            <text:p>20</text:p>
          </table:table-cell>
          <table:table-cell table:formula="of:=MID([.B391];FIND(&quot;DE&quot;;UPPER([.B391]))+3;999)" office:value-type="string" office:string-value="ABRIL" calcext:value-type="string">
            <text:p>ABRIL</text:p>
          </table:table-cell>
          <table:table-cell table:formula="of:=VLOOKUP([.D391];[.$P$4:.$Q$15];2;0)" office:value-type="float" office:value="4" calcext:value-type="float">
            <text:p>4</text:p>
          </table:table-cell>
          <table:table-cell table:formula="of:=DATE(2020;[.E391];[.C391])" office:value-type="date" office:date-value="2020-04-20" calcext:value-type="date">
            <text:p>20 de abril</text:p>
          </table:table-cell>
          <table:table-cell office:value-type="string" calcext:value-type="string">
            <text:p>31 DE DICIEMBRE</text:p>
          </table:table-cell>
          <table:table-cell table:formula="of:=LEFT([.G391];FIND(&quot;DE&quot;;UPPER([.G391]))-2)" office:value-type="string" office:string-value="31" calcext:value-type="string">
            <text:p>31</text:p>
          </table:table-cell>
          <table:table-cell table:formula="of:=MID([.G391];FIND(&quot;DE&quot;;UPPER([.G391]))+3;999)" office:value-type="string" office:string-value="DICIEMBRE" calcext:value-type="string">
            <text:p>DICIEMBRE</text:p>
          </table:table-cell>
          <table:table-cell table:formula="of:=VLOOKUP([.I391];[.$P$4:.$Q$15];2;0)" office:value-type="float" office:value="12" calcext:value-type="float">
            <text:p>12</text:p>
          </table:table-cell>
          <table:table-cell table:formula="of:=DATE(2020;[.J391];[.H391])" office:value-type="date" office:date-value="2020-12-31" calcext:value-type="date">
            <text:p>31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 BÁRBARA DE CASA</text:p>
          </table:table-cell>
          <table:table-cell office:value-type="string" calcext:value-type="string">
            <text:p>20 DE ABRIL</text:p>
          </table:table-cell>
          <table:table-cell table:formula="of:=LEFT([.B392];FIND(&quot;DE&quot;;UPPER([.B392]))-2)" office:value-type="string" office:string-value="20" calcext:value-type="string">
            <text:p>20</text:p>
          </table:table-cell>
          <table:table-cell table:formula="of:=MID([.B392];FIND(&quot;DE&quot;;UPPER([.B392]))+3;999)" office:value-type="string" office:string-value="ABRIL" calcext:value-type="string">
            <text:p>ABRIL</text:p>
          </table:table-cell>
          <table:table-cell table:formula="of:=VLOOKUP([.D392];[.$P$4:.$Q$15];2;0)" office:value-type="float" office:value="4" calcext:value-type="float">
            <text:p>4</text:p>
          </table:table-cell>
          <table:table-cell table:formula="of:=DATE(2020;[.E392];[.C392])" office:value-type="date" office:date-value="2020-04-20" calcext:value-type="date">
            <text:p>20 de abril</text:p>
          </table:table-cell>
          <table:table-cell office:value-type="string" calcext:value-type="string">
            <text:p>10 DE AGOSTO</text:p>
          </table:table-cell>
          <table:table-cell table:formula="of:=LEFT([.G392];FIND(&quot;DE&quot;;UPPER([.G392]))-2)" office:value-type="string" office:string-value="10" calcext:value-type="string">
            <text:p>10</text:p>
          </table:table-cell>
          <table:table-cell table:formula="of:=MID([.G392];FIND(&quot;DE&quot;;UPPER([.G392]))+3;999)" office:value-type="string" office:string-value="AGOSTO" calcext:value-type="string">
            <text:p>AGOSTO</text:p>
          </table:table-cell>
          <table:table-cell table:formula="of:=VLOOKUP([.I392];[.$P$4:.$Q$15];2;0)" office:value-type="float" office:value="8" calcext:value-type="float">
            <text:p>8</text:p>
          </table:table-cell>
          <table:table-cell table:formula="of:=DATE(2020;[.J392];[.H392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 OLALLA DEL CALA</text:p>
          </table:table-cell>
          <table:table-cell office:value-type="string" calcext:value-type="string">
            <text:p>24 DE AGOSTO</text:p>
          </table:table-cell>
          <table:table-cell table:formula="of:=LEFT([.B393];FIND(&quot;DE&quot;;UPPER([.B393]))-2)" office:value-type="string" office:string-value="24" calcext:value-type="string">
            <text:p>24</text:p>
          </table:table-cell>
          <table:table-cell table:formula="of:=MID([.B393];FIND(&quot;DE&quot;;UPPER([.B393]))+3;999)" office:value-type="string" office:string-value="AGOSTO" calcext:value-type="string">
            <text:p>AGOSTO</text:p>
          </table:table-cell>
          <table:table-cell table:formula="of:=VLOOKUP([.D393];[.$P$4:.$Q$15];2;0)" office:value-type="float" office:value="8" calcext:value-type="float">
            <text:p>8</text:p>
          </table:table-cell>
          <table:table-cell table:formula="of:=DATE(2020;[.E393];[.C393])" office:value-type="date" office:date-value="2020-08-24" calcext:value-type="date">
            <text:p>24 de agosto</text:p>
          </table:table-cell>
          <table:table-cell office:value-type="string" calcext:value-type="string">
            <text:p>10 DE DICIEMBRE</text:p>
          </table:table-cell>
          <table:table-cell table:formula="of:=LEFT([.G393];FIND(&quot;DE&quot;;UPPER([.G393]))-2)" office:value-type="string" office:string-value="10" calcext:value-type="string">
            <text:p>10</text:p>
          </table:table-cell>
          <table:table-cell table:formula="of:=MID([.G393];FIND(&quot;DE&quot;;UPPER([.G393]))+3;999)" office:value-type="string" office:string-value="DICIEMBRE" calcext:value-type="string">
            <text:p>DICIEMBRE</text:p>
          </table:table-cell>
          <table:table-cell table:formula="of:=VLOOKUP([.I393];[.$P$4:.$Q$15];2;0)" office:value-type="float" office:value="12" calcext:value-type="float">
            <text:p>12</text:p>
          </table:table-cell>
          <table:table-cell table:formula="of:=DATE(2020;[.J393];[.H393])" office:value-type="date" office:date-value="2020-12-10" calcext:value-type="date">
            <text:p>10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GUEROS</text:p>
          </table:table-cell>
          <table:table-cell office:value-type="string" calcext:value-type="string">
            <text:p>27 DE ENERO</text:p>
          </table:table-cell>
          <table:table-cell table:formula="of:=LEFT([.B394];FIND(&quot;DE&quot;;UPPER([.B394]))-2)" office:value-type="string" office:string-value="27" calcext:value-type="string">
            <text:p>27</text:p>
          </table:table-cell>
          <table:table-cell table:formula="of:=MID([.B394];FIND(&quot;DE&quot;;UPPER([.B394]))+3;999)" office:value-type="string" office:string-value="ENERO" calcext:value-type="string">
            <text:p>ENERO</text:p>
          </table:table-cell>
          <table:table-cell table:formula="of:=VLOOKUP([.D394];[.$P$4:.$Q$15];2;0)" office:value-type="float" office:value="1" calcext:value-type="float">
            <text:p>1</text:p>
          </table:table-cell>
          <table:table-cell table:formula="of:=DATE(2020;[.E394];[.C394])" office:value-type="date" office:date-value="2020-01-27" calcext:value-type="date">
            <text:p>27 de enero</text:p>
          </table:table-cell>
          <table:table-cell office:value-type="string" calcext:value-type="string">
            <text:p>4 DE SEPTIEMBRE</text:p>
          </table:table-cell>
          <table:table-cell table:formula="of:=LEFT([.G394];FIND(&quot;DE&quot;;UPPER([.G394]))-2)" office:value-type="string" office:string-value="4" calcext:value-type="string">
            <text:p>4</text:p>
          </table:table-cell>
          <table:table-cell table:formula="of:=MID([.G394];FIND(&quot;DE&quot;;UPPER([.G394]))+3;999)" office:value-type="string" office:string-value="SEPTIEMBRE" calcext:value-type="string">
            <text:p>SEPTIEMBRE</text:p>
          </table:table-cell>
          <table:table-cell table:formula="of:=VLOOKUP([.I394];[.$P$4:.$Q$15];2;0)" office:value-type="float" office:value="9" calcext:value-type="float">
            <text:p>9</text:p>
          </table:table-cell>
          <table:table-cell table:formula="of:=DATE(2020;[.J394];[.H394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DELARCO</text:p>
          </table:table-cell>
          <table:table-cell office:value-type="string" calcext:value-type="string">
            <text:p>6 DE AGOSTO</text:p>
          </table:table-cell>
          <table:table-cell table:formula="of:=LEFT([.B395];FIND(&quot;DE&quot;;UPPER([.B395]))-2)" office:value-type="string" office:string-value="6" calcext:value-type="string">
            <text:p>6</text:p>
          </table:table-cell>
          <table:table-cell table:formula="of:=MID([.B395];FIND(&quot;DE&quot;;UPPER([.B395]))+3;999)" office:value-type="string" office:string-value="AGOSTO" calcext:value-type="string">
            <text:p>AGOSTO</text:p>
          </table:table-cell>
          <table:table-cell table:formula="of:=VLOOKUP([.D395];[.$P$4:.$Q$15];2;0)" office:value-type="float" office:value="8" calcext:value-type="float">
            <text:p>8</text:p>
          </table:table-cell>
          <table:table-cell table:formula="of:=DATE(2020;[.E395];[.C395])" office:value-type="date" office:date-value="2020-08-06" calcext:value-type="date">
            <text:p>6 de agosto</text:p>
          </table:table-cell>
          <table:table-cell office:value-type="string" calcext:value-type="string">
            <text:p>7 DE AGOSTO</text:p>
          </table:table-cell>
          <table:table-cell table:formula="of:=LEFT([.G395];FIND(&quot;DE&quot;;UPPER([.G395]))-2)" office:value-type="string" office:string-value="7" calcext:value-type="string">
            <text:p>7</text:p>
          </table:table-cell>
          <table:table-cell table:formula="of:=MID([.G395];FIND(&quot;DE&quot;;UPPER([.G395]))+3;999)" office:value-type="string" office:string-value="AGOSTO" calcext:value-type="string">
            <text:p>AGOSTO</text:p>
          </table:table-cell>
          <table:table-cell table:formula="of:=VLOOKUP([.I395];[.$P$4:.$Q$15];2;0)" office:value-type="float" office:value="8" calcext:value-type="float">
            <text:p>8</text:p>
          </table:table-cell>
          <table:table-cell table:formula="of:=DATE(2020;[.J395];[.H395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VERDE DEL CAMINO</text:p>
          </table:table-cell>
          <table:table-cell office:value-type="string" calcext:value-type="string">
            <text:p>14 DE AGOSTO</text:p>
          </table:table-cell>
          <table:table-cell table:formula="of:=LEFT([.B396];FIND(&quot;DE&quot;;UPPER([.B396]))-2)" office:value-type="string" office:string-value="14" calcext:value-type="string">
            <text:p>14</text:p>
          </table:table-cell>
          <table:table-cell table:formula="of:=MID([.B396];FIND(&quot;DE&quot;;UPPER([.B396]))+3;999)" office:value-type="string" office:string-value="AGOSTO" calcext:value-type="string">
            <text:p>AGOSTO</text:p>
          </table:table-cell>
          <table:table-cell table:formula="of:=VLOOKUP([.D396];[.$P$4:.$Q$15];2;0)" office:value-type="float" office:value="8" calcext:value-type="float">
            <text:p>8</text:p>
          </table:table-cell>
          <table:table-cell table:formula="of:=DATE(2020;[.E396];[.C396])" office:value-type="date" office:date-value="2020-08-14" calcext:value-type="date">
            <text:p>14 de agosto</text:p>
          </table:table-cell>
          <table:table-cell office:value-type="string" calcext:value-type="string">
            <text:p>12 DE SEPTIEMBRE</text:p>
          </table:table-cell>
          <table:table-cell table:formula="of:=LEFT([.G396];FIND(&quot;DE&quot;;UPPER([.G396]))-2)" office:value-type="string" office:string-value="12" calcext:value-type="string">
            <text:p>12</text:p>
          </table:table-cell>
          <table:table-cell table:formula="of:=MID([.G396];FIND(&quot;DE&quot;;UPPER([.G396]))+3;999)" office:value-type="string" office:string-value="SEPTIEMBRE" calcext:value-type="string">
            <text:p>SEPTIEMBRE</text:p>
          </table:table-cell>
          <table:table-cell table:formula="of:=VLOOKUP([.I396];[.$P$4:.$Q$15];2;0)" office:value-type="float" office:value="9" calcext:value-type="float">
            <text:p>9</text:p>
          </table:table-cell>
          <table:table-cell table:formula="of:=DATE(2020;[.J396];[.H396])" office:value-type="date" office:date-value="2020-09-12" calcext:value-type="date">
            <text:p>12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LBA DEL ALCOR</text:p>
          </table:table-cell>
          <table:table-cell office:value-type="string" calcext:value-type="string">
            <text:p>5 DE FEBRERO</text:p>
          </table:table-cell>
          <table:table-cell table:formula="of:=LEFT([.B397];FIND(&quot;DE&quot;;UPPER([.B397]))-2)" office:value-type="string" office:string-value="5" calcext:value-type="string">
            <text:p>5</text:p>
          </table:table-cell>
          <table:table-cell table:formula="of:=MID([.B397];FIND(&quot;DE&quot;;UPPER([.B397]))+3;999)" office:value-type="string" office:string-value="FEBRERO" calcext:value-type="string">
            <text:p>FEBRERO</text:p>
          </table:table-cell>
          <table:table-cell table:formula="of:=VLOOKUP([.D397];[.$P$4:.$Q$15];2;0)" office:value-type="float" office:value="2" calcext:value-type="float">
            <text:p>2</text:p>
          </table:table-cell>
          <table:table-cell table:formula="of:=DATE(2020;[.E397];[.C397])" office:value-type="date" office:date-value="2020-02-05" calcext:value-type="date">
            <text:p>5 de febrero</text:p>
          </table:table-cell>
          <table:table-cell office:value-type="string" calcext:value-type="string">
            <text:p>6 DE JULIO</text:p>
          </table:table-cell>
          <table:table-cell table:formula="of:=LEFT([.G397];FIND(&quot;DE&quot;;UPPER([.G397]))-2)" office:value-type="string" office:string-value="6" calcext:value-type="string">
            <text:p>6</text:p>
          </table:table-cell>
          <table:table-cell table:formula="of:=MID([.G397];FIND(&quot;DE&quot;;UPPER([.G397]))+3;999)" office:value-type="string" office:string-value="JULIO" calcext:value-type="string">
            <text:p>JULIO</text:p>
          </table:table-cell>
          <table:table-cell table:formula="of:=VLOOKUP([.I397];[.$P$4:.$Q$15];2;0)" office:value-type="float" office:value="7" calcext:value-type="float">
            <text:p>7</text:p>
          </table:table-cell>
          <table:table-cell table:formula="of:=DATE(2020;[.J397];[.H397])" office:value-type="date" office:date-value="2020-07-06" calcext:value-type="date">
            <text:p>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LAS CRUCES</text:p>
          </table:table-cell>
          <table:table-cell office:value-type="string" calcext:value-type="string">
            <text:p>20 DE ENERO</text:p>
          </table:table-cell>
          <table:table-cell table:formula="of:=LEFT([.B398];FIND(&quot;DE&quot;;UPPER([.B398]))-2)" office:value-type="string" office:string-value="20" calcext:value-type="string">
            <text:p>20</text:p>
          </table:table-cell>
          <table:table-cell table:formula="of:=MID([.B398];FIND(&quot;DE&quot;;UPPER([.B398]))+3;999)" office:value-type="string" office:string-value="ENERO" calcext:value-type="string">
            <text:p>ENERO</text:p>
          </table:table-cell>
          <table:table-cell table:formula="of:=VLOOKUP([.D398];[.$P$4:.$Q$15];2;0)" office:value-type="float" office:value="1" calcext:value-type="float">
            <text:p>1</text:p>
          </table:table-cell>
          <table:table-cell table:formula="of:=DATE(2020;[.E398];[.C398])" office:value-type="date" office:date-value="2020-01-20" calcext:value-type="date">
            <text:p>20 de enero</text:p>
          </table:table-cell>
          <table:table-cell office:value-type="string" calcext:value-type="string">
            <text:p>4 DE MAYO</text:p>
          </table:table-cell>
          <table:table-cell table:formula="of:=LEFT([.G398];FIND(&quot;DE&quot;;UPPER([.G398]))-2)" office:value-type="string" office:string-value="4" calcext:value-type="string">
            <text:p>4</text:p>
          </table:table-cell>
          <table:table-cell table:formula="of:=MID([.G398];FIND(&quot;DE&quot;;UPPER([.G398]))+3;999)" office:value-type="string" office:string-value="MAYO" calcext:value-type="string">
            <text:p>MAYO</text:p>
          </table:table-cell>
          <table:table-cell table:formula="of:=VLOOKUP([.I398];[.$P$4:.$Q$15];2;0)" office:value-type="float" office:value="5" calcext:value-type="float">
            <text:p>5</text:p>
          </table:table-cell>
          <table:table-cell table:formula="of:=DATE(2020;[.J398];[.H398])" office:value-type="date" office:date-value="2020-05-04" calcext:value-type="date">
            <text:p>4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LOS CASTILLEJOS</text:p>
          </table:table-cell>
          <table:table-cell office:value-type="string" calcext:value-type="string">
            <text:p>14 DE ABRIL</text:p>
          </table:table-cell>
          <table:table-cell table:formula="of:=LEFT([.B399];FIND(&quot;DE&quot;;UPPER([.B399]))-2)" office:value-type="string" office:string-value="14" calcext:value-type="string">
            <text:p>14</text:p>
          </table:table-cell>
          <table:table-cell table:formula="of:=MID([.B399];FIND(&quot;DE&quot;;UPPER([.B399]))+3;999)" office:value-type="string" office:string-value="ABRIL" calcext:value-type="string">
            <text:p>ABRIL</text:p>
          </table:table-cell>
          <table:table-cell table:formula="of:=VLOOKUP([.D399];[.$P$4:.$Q$15];2;0)" office:value-type="float" office:value="4" calcext:value-type="float">
            <text:p>4</text:p>
          </table:table-cell>
          <table:table-cell table:formula="of:=DATE(2020;[.E399];[.C399])" office:value-type="date" office:date-value="2020-04-14" calcext:value-type="date">
            <text:p>14 de abril</text:p>
          </table:table-cell>
          <table:table-cell office:value-type="string" calcext:value-type="string">
            <text:p>27 DE JULIO</text:p>
          </table:table-cell>
          <table:table-cell table:formula="of:=LEFT([.G399];FIND(&quot;DE&quot;;UPPER([.G399]))-2)" office:value-type="string" office:string-value="27" calcext:value-type="string">
            <text:p>27</text:p>
          </table:table-cell>
          <table:table-cell table:formula="of:=MID([.G399];FIND(&quot;DE&quot;;UPPER([.G399]))+3;999)" office:value-type="string" office:string-value="JULIO" calcext:value-type="string">
            <text:p>JULIO</text:p>
          </table:table-cell>
          <table:table-cell table:formula="of:=VLOOKUP([.I399];[.$P$4:.$Q$15];2;0)" office:value-type="float" office:value="7" calcext:value-type="float">
            <text:p>7</text:p>
          </table:table-cell>
          <table:table-cell table:formula="of:=DATE(2020;[.J399];[.H399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RRASA</text:p>
          </table:table-cell>
          <table:table-cell office:value-type="string" calcext:value-type="string">
            <text:p>24 DE AGOSTO</text:p>
          </table:table-cell>
          <table:table-cell table:formula="of:=LEFT([.B400];FIND(&quot;DE&quot;;UPPER([.B400]))-2)" office:value-type="string" office:string-value="24" calcext:value-type="string">
            <text:p>24</text:p>
          </table:table-cell>
          <table:table-cell table:formula="of:=MID([.B400];FIND(&quot;DE&quot;;UPPER([.B400]))+3;999)" office:value-type="string" office:string-value="AGOSTO" calcext:value-type="string">
            <text:p>AGOSTO</text:p>
          </table:table-cell>
          <table:table-cell table:formula="of:=VLOOKUP([.D400];[.$P$4:.$Q$15];2;0)" office:value-type="float" office:value="8" calcext:value-type="float">
            <text:p>8</text:p>
          </table:table-cell>
          <table:table-cell table:formula="of:=DATE(2020;[.E400];[.C400])" office:value-type="date" office:date-value="2020-08-24" calcext:value-type="date">
            <text:p>24 de agosto</text:p>
          </table:table-cell>
          <table:table-cell office:value-type="string" calcext:value-type="string">
            <text:p>18 DE DICIEMBRE</text:p>
          </table:table-cell>
          <table:table-cell table:formula="of:=LEFT([.G400];FIND(&quot;DE&quot;;UPPER([.G400]))-2)" office:value-type="string" office:string-value="18" calcext:value-type="string">
            <text:p>18</text:p>
          </table:table-cell>
          <table:table-cell table:formula="of:=MID([.G400];FIND(&quot;DE&quot;;UPPER([.G400]))+3;999)" office:value-type="string" office:string-value="DICIEMBRE" calcext:value-type="string">
            <text:p>DICIEMBRE</text:p>
          </table:table-cell>
          <table:table-cell table:formula="of:=VLOOKUP([.I400];[.$P$4:.$Q$15];2;0)" office:value-type="float" office:value="12" calcext:value-type="float">
            <text:p>12</text:p>
          </table:table-cell>
          <table:table-cell table:formula="of:=DATE(2020;[.J400];[.H400])" office:value-type="date" office:date-value="2020-12-18" calcext:value-type="date">
            <text:p>18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RZA, LA</text:p>
          </table:table-cell>
          <table:table-cell office:value-type="string" calcext:value-type="string">
            <text:p>2 DE OCTUBRE</text:p>
          </table:table-cell>
          <table:table-cell table:formula="of:=LEFT([.B401];FIND(&quot;DE&quot;;UPPER([.B401]))-2)" office:value-type="string" office:string-value="2" calcext:value-type="string">
            <text:p>2</text:p>
          </table:table-cell>
          <table:table-cell table:formula="of:=MID([.B401];FIND(&quot;DE&quot;;UPPER([.B401]))+3;999)" office:value-type="string" office:string-value="OCTUBRE" calcext:value-type="string">
            <text:p>OCTUBRE</text:p>
          </table:table-cell>
          <table:table-cell table:formula="of:=VLOOKUP([.D401];[.$P$4:.$Q$15];2;0)" office:value-type="float" office:value="10" calcext:value-type="float">
            <text:p>10</text:p>
          </table:table-cell>
          <table:table-cell table:formula="of:=DATE(2020;[.E401];[.C401])" office:value-type="date" office:date-value="2020-10-02" calcext:value-type="date">
            <text:p>2 de octubre</text:p>
          </table:table-cell>
          <table:table-cell office:value-type="string" calcext:value-type="string">
            <text:p>4 DE DICIEMBRE</text:p>
          </table:table-cell>
          <table:table-cell table:formula="of:=LEFT([.G401];FIND(&quot;DE&quot;;UPPER([.G401]))-2)" office:value-type="string" office:string-value="4" calcext:value-type="string">
            <text:p>4</text:p>
          </table:table-cell>
          <table:table-cell table:formula="of:=MID([.G401];FIND(&quot;DE&quot;;UPPER([.G401]))+3;999)" office:value-type="string" office:string-value="DICIEMBRE" calcext:value-type="string">
            <text:p>DICIEMBRE</text:p>
          </table:table-cell>
          <table:table-cell table:formula="of:=VLOOKUP([.I401];[.$P$4:.$Q$15];2;0)" office:value-type="float" office:value="12" calcext:value-type="float">
            <text:p>12</text:p>
          </table:table-cell>
          <table:table-cell table:formula="of:=DATE(2020;[.J401];[.H401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JAEN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LBANCHEZ DE MÁGINA</text:p>
          </table:table-cell>
          <table:table-cell office:value-type="string" calcext:value-type="string">
            <text:p>4 DE MAYO</text:p>
          </table:table-cell>
          <table:table-cell table:formula="of:=LEFT([.B406];FIND(&quot;DE&quot;;UPPER([.B406]))-2)" office:value-type="string" office:string-value="4" calcext:value-type="string">
            <text:p>4</text:p>
          </table:table-cell>
          <table:table-cell table:formula="of:=MID([.B406];FIND(&quot;DE&quot;;UPPER([.B406]))+3;999)" office:value-type="string" office:string-value="MAYO" calcext:value-type="string">
            <text:p>MAYO</text:p>
          </table:table-cell>
          <table:table-cell table:formula="of:=VLOOKUP([.D406];[.$P$4:.$Q$15];2;0)" office:value-type="float" office:value="5" calcext:value-type="float">
            <text:p>5</text:p>
          </table:table-cell>
          <table:table-cell table:formula="of:=DATE(2020;[.E406];[.C406])" office:value-type="date" office:date-value="2020-05-04" calcext:value-type="date">
            <text:p>4 de mayo</text:p>
          </table:table-cell>
          <table:table-cell office:value-type="string" calcext:value-type="string">
            <text:p>14 DE AGOSTO</text:p>
          </table:table-cell>
          <table:table-cell table:formula="of:=LEFT([.G406];FIND(&quot;DE&quot;;UPPER([.G406]))-2)" office:value-type="string" office:string-value="14" calcext:value-type="string">
            <text:p>14</text:p>
          </table:table-cell>
          <table:table-cell table:formula="of:=MID([.G406];FIND(&quot;DE&quot;;UPPER([.G406]))+3;999)" office:value-type="string" office:string-value="AGOSTO" calcext:value-type="string">
            <text:p>AGOSTO</text:p>
          </table:table-cell>
          <table:table-cell table:formula="of:=VLOOKUP([.I406];[.$P$4:.$Q$15];2;0)" office:value-type="float" office:value="8" calcext:value-type="float">
            <text:p>8</text:p>
          </table:table-cell>
          <table:table-cell table:formula="of:=DATE(2020;[.J406];[.H406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ALÁ LA REAL</text:p>
          </table:table-cell>
          <table:table-cell office:value-type="string" calcext:value-type="string">
            <text:p>12 DE JUNIO</text:p>
          </table:table-cell>
          <table:table-cell table:formula="of:=LEFT([.B407];FIND(&quot;DE&quot;;UPPER([.B407]))-2)" office:value-type="string" office:string-value="12" calcext:value-type="string">
            <text:p>12</text:p>
          </table:table-cell>
          <table:table-cell table:formula="of:=MID([.B407];FIND(&quot;DE&quot;;UPPER([.B407]))+3;999)" office:value-type="string" office:string-value="JUNIO" calcext:value-type="string">
            <text:p>JUNIO</text:p>
          </table:table-cell>
          <table:table-cell table:formula="of:=VLOOKUP([.D407];[.$P$4:.$Q$15];2;0)" office:value-type="float" office:value="6" calcext:value-type="float">
            <text:p>6</text:p>
          </table:table-cell>
          <table:table-cell table:formula="of:=DATE(2020;[.E407];[.C407])" office:value-type="date" office:date-value="2020-06-12" calcext:value-type="date">
            <text:p>12 de junio</text:p>
          </table:table-cell>
          <table:table-cell office:value-type="string" calcext:value-type="string">
            <text:p>21 DE SEPTIEMBRE</text:p>
          </table:table-cell>
          <table:table-cell table:formula="of:=LEFT([.G407];FIND(&quot;DE&quot;;UPPER([.G407]))-2)" office:value-type="string" office:string-value="21" calcext:value-type="string">
            <text:p>21</text:p>
          </table:table-cell>
          <table:table-cell table:formula="of:=MID([.G407];FIND(&quot;DE&quot;;UPPER([.G407]))+3;999)" office:value-type="string" office:string-value="SEPTIEMBRE" calcext:value-type="string">
            <text:p>SEPTIEMBRE</text:p>
          </table:table-cell>
          <table:table-cell table:formula="of:=VLOOKUP([.I407];[.$P$4:.$Q$15];2;0)" office:value-type="float" office:value="9" calcext:value-type="float">
            <text:p>9</text:p>
          </table:table-cell>
          <table:table-cell table:formula="of:=DATE(2020;[.J407];[.H407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ÚJAR</text:p>
          </table:table-cell>
          <table:table-cell office:value-type="string" calcext:value-type="string">
            <text:p>27 DE ABRIL</text:p>
          </table:table-cell>
          <table:table-cell table:formula="of:=LEFT([.B408];FIND(&quot;DE&quot;;UPPER([.B408]))-2)" office:value-type="string" office:string-value="27" calcext:value-type="string">
            <text:p>27</text:p>
          </table:table-cell>
          <table:table-cell table:formula="of:=MID([.B408];FIND(&quot;DE&quot;;UPPER([.B408]))+3;999)" office:value-type="string" office:string-value="ABRIL" calcext:value-type="string">
            <text:p>ABRIL</text:p>
          </table:table-cell>
          <table:table-cell table:formula="of:=VLOOKUP([.D408];[.$P$4:.$Q$15];2;0)" office:value-type="float" office:value="4" calcext:value-type="float">
            <text:p>4</text:p>
          </table:table-cell>
          <table:table-cell table:formula="of:=DATE(2020;[.E408];[.C408])" office:value-type="date" office:date-value="2020-04-27" calcext:value-type="date">
            <text:p>27 de abril</text:p>
          </table:table-cell>
          <table:table-cell office:value-type="string" calcext:value-type="string">
            <text:p>7 DE SEPTIEMBRE</text:p>
          </table:table-cell>
          <table:table-cell table:formula="of:=LEFT([.G408];FIND(&quot;DE&quot;;UPPER([.G408]))-2)" office:value-type="string" office:string-value="7" calcext:value-type="string">
            <text:p>7</text:p>
          </table:table-cell>
          <table:table-cell table:formula="of:=MID([.G408];FIND(&quot;DE&quot;;UPPER([.G408]))+3;999)" office:value-type="string" office:string-value="SEPTIEMBRE" calcext:value-type="string">
            <text:p>SEPTIEMBRE</text:p>
          </table:table-cell>
          <table:table-cell table:formula="of:=VLOOKUP([.I408];[.$P$4:.$Q$15];2;0)" office:value-type="float" office:value="9" calcext:value-type="float">
            <text:p>9</text:p>
          </table:table-cell>
          <table:table-cell table:formula="of:=DATE(2020;[.J408];[.H408])" office:value-type="date" office:date-value="2020-09-07" calcext:value-type="date">
            <text:p>7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JONA</text:p>
          </table:table-cell>
          <table:table-cell office:value-type="string" calcext:value-type="string">
            <text:p>3 DE ABRIL</text:p>
          </table:table-cell>
          <table:table-cell table:formula="of:=LEFT([.B409];FIND(&quot;DE&quot;;UPPER([.B409]))-2)" office:value-type="string" office:string-value="3" calcext:value-type="string">
            <text:p>3</text:p>
          </table:table-cell>
          <table:table-cell table:formula="of:=MID([.B409];FIND(&quot;DE&quot;;UPPER([.B409]))+3;999)" office:value-type="string" office:string-value="ABRIL" calcext:value-type="string">
            <text:p>ABRIL</text:p>
          </table:table-cell>
          <table:table-cell table:formula="of:=VLOOKUP([.D409];[.$P$4:.$Q$15];2;0)" office:value-type="float" office:value="4" calcext:value-type="float">
            <text:p>4</text:p>
          </table:table-cell>
          <table:table-cell table:formula="of:=DATE(2020;[.E409];[.C409])" office:value-type="date" office:date-value="2020-04-03" calcext:value-type="date">
            <text:p>3 de abril</text:p>
          </table:table-cell>
          <table:table-cell office:value-type="string" calcext:value-type="string">
            <text:p>21 DE AGOSTO</text:p>
          </table:table-cell>
          <table:table-cell table:formula="of:=LEFT([.G409];FIND(&quot;DE&quot;;UPPER([.G409]))-2)" office:value-type="string" office:string-value="21" calcext:value-type="string">
            <text:p>21</text:p>
          </table:table-cell>
          <table:table-cell table:formula="of:=MID([.G409];FIND(&quot;DE&quot;;UPPER([.G409]))+3;999)" office:value-type="string" office:string-value="AGOSTO" calcext:value-type="string">
            <text:p>AGOSTO</text:p>
          </table:table-cell>
          <table:table-cell table:formula="of:=VLOOKUP([.I409];[.$P$4:.$Q$15];2;0)" office:value-type="float" office:value="8" calcext:value-type="float">
            <text:p>8</text:p>
          </table:table-cell>
          <table:table-cell table:formula="of:=DATE(2020;[.J409];[.H409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JONILLA</text:p>
          </table:table-cell>
          <table:table-cell office:value-type="string" calcext:value-type="string">
            <text:p>27 DE ABRIL</text:p>
          </table:table-cell>
          <table:table-cell table:formula="of:=LEFT([.B410];FIND(&quot;DE&quot;;UPPER([.B410]))-2)" office:value-type="string" office:string-value="27" calcext:value-type="string">
            <text:p>27</text:p>
          </table:table-cell>
          <table:table-cell table:formula="of:=MID([.B410];FIND(&quot;DE&quot;;UPPER([.B410]))+3;999)" office:value-type="string" office:string-value="ABRIL" calcext:value-type="string">
            <text:p>ABRIL</text:p>
          </table:table-cell>
          <table:table-cell table:formula="of:=VLOOKUP([.D410];[.$P$4:.$Q$15];2;0)" office:value-type="float" office:value="4" calcext:value-type="float">
            <text:p>4</text:p>
          </table:table-cell>
          <table:table-cell table:formula="of:=DATE(2020;[.E410];[.C410])" office:value-type="date" office:date-value="2020-04-27" calcext:value-type="date">
            <text:p>27 de abril</text:p>
          </table:table-cell>
          <table:table-cell office:value-type="string" calcext:value-type="string">
            <text:p>11 DE MAYO</text:p>
          </table:table-cell>
          <table:table-cell table:formula="of:=LEFT([.G410];FIND(&quot;DE&quot;;UPPER([.G410]))-2)" office:value-type="string" office:string-value="11" calcext:value-type="string">
            <text:p>11</text:p>
          </table:table-cell>
          <table:table-cell table:formula="of:=MID([.G410];FIND(&quot;DE&quot;;UPPER([.G410]))+3;999)" office:value-type="string" office:string-value="MAYO" calcext:value-type="string">
            <text:p>MAYO</text:p>
          </table:table-cell>
          <table:table-cell table:formula="of:=VLOOKUP([.I410];[.$P$4:.$Q$15];2;0)" office:value-type="float" office:value="5" calcext:value-type="float">
            <text:p>5</text:p>
          </table:table-cell>
          <table:table-cell table:formula="of:=DATE(2020;[.J410];[.H410])" office:value-type="date" office:date-value="2020-05-11" calcext:value-type="date">
            <text:p>11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QUILLOS</text:p>
          </table:table-cell>
          <table:table-cell office:value-type="string" calcext:value-type="string">
            <text:p>17 DE ENERO</text:p>
          </table:table-cell>
          <table:table-cell table:formula="of:=LEFT([.B411];FIND(&quot;DE&quot;;UPPER([.B411]))-2)" office:value-type="string" office:string-value="17" calcext:value-type="string">
            <text:p>17</text:p>
          </table:table-cell>
          <table:table-cell table:formula="of:=MID([.B411];FIND(&quot;DE&quot;;UPPER([.B411]))+3;999)" office:value-type="string" office:string-value="ENERO" calcext:value-type="string">
            <text:p>ENERO</text:p>
          </table:table-cell>
          <table:table-cell table:formula="of:=VLOOKUP([.D411];[.$P$4:.$Q$15];2;0)" office:value-type="float" office:value="1" calcext:value-type="float">
            <text:p>1</text:p>
          </table:table-cell>
          <table:table-cell table:formula="of:=DATE(2020;[.E411];[.C411])" office:value-type="date" office:date-value="2020-01-17" calcext:value-type="date">
            <text:p>17 de enero</text:p>
          </table:table-cell>
          <table:table-cell office:value-type="string" calcext:value-type="string">
            <text:p>8 DE SEPTIEMBRE</text:p>
          </table:table-cell>
          <table:table-cell table:formula="of:=LEFT([.G411];FIND(&quot;DE&quot;;UPPER([.G411]))-2)" office:value-type="string" office:string-value="8" calcext:value-type="string">
            <text:p>8</text:p>
          </table:table-cell>
          <table:table-cell table:formula="of:=MID([.G411];FIND(&quot;DE&quot;;UPPER([.G411]))+3;999)" office:value-type="string" office:string-value="SEPTIEMBRE" calcext:value-type="string">
            <text:p>SEPTIEMBRE</text:p>
          </table:table-cell>
          <table:table-cell table:formula="of:=VLOOKUP([.I411];[.$P$4:.$Q$15];2;0)" office:value-type="float" office:value="9" calcext:value-type="float">
            <text:p>9</text:p>
          </table:table-cell>
          <table:table-cell table:formula="of:=DATE(2020;[.J411];[.H411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EZA</text:p>
          </table:table-cell>
          <table:table-cell office:value-type="string" calcext:value-type="string">
            <text:p>14 DE AGOSTO</text:p>
          </table:table-cell>
          <table:table-cell table:formula="of:=LEFT([.B412];FIND(&quot;DE&quot;;UPPER([.B412]))-2)" office:value-type="string" office:string-value="14" calcext:value-type="string">
            <text:p>14</text:p>
          </table:table-cell>
          <table:table-cell table:formula="of:=MID([.B412];FIND(&quot;DE&quot;;UPPER([.B412]))+3;999)" office:value-type="string" office:string-value="AGOSTO" calcext:value-type="string">
            <text:p>AGOSTO</text:p>
          </table:table-cell>
          <table:table-cell table:formula="of:=VLOOKUP([.D412];[.$P$4:.$Q$15];2;0)" office:value-type="float" office:value="8" calcext:value-type="float">
            <text:p>8</text:p>
          </table:table-cell>
          <table:table-cell table:formula="of:=DATE(2020;[.E412];[.C412])" office:value-type="date" office:date-value="2020-08-14" calcext:value-type="date">
            <text:p>14 de agosto</text:p>
          </table:table-cell>
          <table:table-cell office:value-type="string" calcext:value-type="string">
            <text:p>30 DE NOVIEMBRE</text:p>
          </table:table-cell>
          <table:table-cell table:formula="of:=LEFT([.G412];FIND(&quot;DE&quot;;UPPER([.G412]))-2)" office:value-type="string" office:string-value="30" calcext:value-type="string">
            <text:p>30</text:p>
          </table:table-cell>
          <table:table-cell table:formula="of:=MID([.G412];FIND(&quot;DE&quot;;UPPER([.G412]))+3;999)" office:value-type="string" office:string-value="NOVIEMBRE" calcext:value-type="string">
            <text:p>NOVIEMBRE</text:p>
          </table:table-cell>
          <table:table-cell table:formula="of:=VLOOKUP([.I412];[.$P$4:.$Q$15];2;0)" office:value-type="float" office:value="11" calcext:value-type="float">
            <text:p>11</text:p>
          </table:table-cell>
          <table:table-cell table:formula="of:=DATE(2020;[.J412];[.H412])" office:value-type="date" office:date-value="2020-11-30" calcext:value-type="date">
            <text:p>30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N</text:p>
          </table:table-cell>
          <table:table-cell office:value-type="string" calcext:value-type="string">
            <text:p>20 DE JULIO</text:p>
          </table:table-cell>
          <table:table-cell table:formula="of:=LEFT([.B413];FIND(&quot;DE&quot;;UPPER([.B413]))-2)" office:value-type="string" office:string-value="20" calcext:value-type="string">
            <text:p>20</text:p>
          </table:table-cell>
          <table:table-cell table:formula="of:=MID([.B413];FIND(&quot;DE&quot;;UPPER([.B413]))+3;999)" office:value-type="string" office:string-value="JULIO" calcext:value-type="string">
            <text:p>JULIO</text:p>
          </table:table-cell>
          <table:table-cell table:formula="of:=VLOOKUP([.D413];[.$P$4:.$Q$15];2;0)" office:value-type="float" office:value="7" calcext:value-type="float">
            <text:p>7</text:p>
          </table:table-cell>
          <table:table-cell table:formula="of:=DATE(2020;[.E413];[.C413])" office:value-type="date" office:date-value="2020-07-20" calcext:value-type="date">
            <text:p>20 de julio</text:p>
          </table:table-cell>
          <table:table-cell office:value-type="string" calcext:value-type="string">
            <text:p>5 DE AGOSTO</text:p>
          </table:table-cell>
          <table:table-cell table:formula="of:=LEFT([.G413];FIND(&quot;DE&quot;;UPPER([.G413]))-2)" office:value-type="string" office:string-value="5" calcext:value-type="string">
            <text:p>5</text:p>
          </table:table-cell>
          <table:table-cell table:formula="of:=MID([.G413];FIND(&quot;DE&quot;;UPPER([.G413]))+3;999)" office:value-type="string" office:string-value="AGOSTO" calcext:value-type="string">
            <text:p>AGOSTO</text:p>
          </table:table-cell>
          <table:table-cell table:formula="of:=VLOOKUP([.I413];[.$P$4:.$Q$15];2;0)" office:value-type="float" office:value="8" calcext:value-type="float">
            <text:p>8</text:p>
          </table:table-cell>
          <table:table-cell table:formula="of:=DATE(2020;[.J413];[.H413])" office:value-type="date" office:date-value="2020-08-05" calcext:value-type="date">
            <text:p>5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ÑOS DE LA ENCINA</text:p>
          </table:table-cell>
          <table:table-cell office:value-type="string" calcext:value-type="string">
            <text:p>11 DE MAYO</text:p>
          </table:table-cell>
          <table:table-cell table:formula="of:=LEFT([.B414];FIND(&quot;DE&quot;;UPPER([.B414]))-2)" office:value-type="string" office:string-value="11" calcext:value-type="string">
            <text:p>11</text:p>
          </table:table-cell>
          <table:table-cell table:formula="of:=MID([.B414];FIND(&quot;DE&quot;;UPPER([.B414]))+3;999)" office:value-type="string" office:string-value="MAYO" calcext:value-type="string">
            <text:p>MAYO</text:p>
          </table:table-cell>
          <table:table-cell table:formula="of:=VLOOKUP([.D414];[.$P$4:.$Q$15];2;0)" office:value-type="float" office:value="5" calcext:value-type="float">
            <text:p>5</text:p>
          </table:table-cell>
          <table:table-cell table:formula="of:=DATE(2020;[.E414];[.C414])" office:value-type="date" office:date-value="2020-05-11" calcext:value-type="date">
            <text:p>11 de mayo</text:p>
          </table:table-cell>
          <table:table-cell office:value-type="string" calcext:value-type="string">
            <text:p>30 DE OCTUBRE</text:p>
          </table:table-cell>
          <table:table-cell table:formula="of:=LEFT([.G414];FIND(&quot;DE&quot;;UPPER([.G414]))-2)" office:value-type="string" office:string-value="30" calcext:value-type="string">
            <text:p>30</text:p>
          </table:table-cell>
          <table:table-cell table:formula="of:=MID([.G414];FIND(&quot;DE&quot;;UPPER([.G414]))+3;999)" office:value-type="string" office:string-value="OCTUBRE" calcext:value-type="string">
            <text:p>OCTUBRE</text:p>
          </table:table-cell>
          <table:table-cell table:formula="of:=VLOOKUP([.I414];[.$P$4:.$Q$15];2;0)" office:value-type="float" office:value="10" calcext:value-type="float">
            <text:p>10</text:p>
          </table:table-cell>
          <table:table-cell table:formula="of:=DATE(2020;[.J414];[.H414])" office:value-type="date" office:date-value="2020-10-30" calcext:value-type="date">
            <text:p>30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S DE SEGURA</text:p>
          </table:table-cell>
          <table:table-cell office:value-type="string" calcext:value-type="string">
            <text:p>24 DE ENERO</text:p>
          </table:table-cell>
          <table:table-cell table:formula="of:=LEFT([.B415];FIND(&quot;DE&quot;;UPPER([.B415]))-2)" office:value-type="string" office:string-value="24" calcext:value-type="string">
            <text:p>24</text:p>
          </table:table-cell>
          <table:table-cell table:formula="of:=MID([.B415];FIND(&quot;DE&quot;;UPPER([.B415]))+3;999)" office:value-type="string" office:string-value="ENERO" calcext:value-type="string">
            <text:p>ENERO</text:p>
          </table:table-cell>
          <table:table-cell table:formula="of:=VLOOKUP([.D415];[.$P$4:.$Q$15];2;0)" office:value-type="float" office:value="1" calcext:value-type="float">
            <text:p>1</text:p>
          </table:table-cell>
          <table:table-cell table:formula="of:=DATE(2020;[.E415];[.C415])" office:value-type="date" office:date-value="2020-01-24" calcext:value-type="date">
            <text:p>24 de enero</text:p>
          </table:table-cell>
          <table:table-cell office:value-type="string" calcext:value-type="string">
            <text:p>18 DE SEPTIEMBRE</text:p>
          </table:table-cell>
          <table:table-cell table:formula="of:=LEFT([.G415];FIND(&quot;DE&quot;;UPPER([.G415]))-2)" office:value-type="string" office:string-value="18" calcext:value-type="string">
            <text:p>18</text:p>
          </table:table-cell>
          <table:table-cell table:formula="of:=MID([.G415];FIND(&quot;DE&quot;;UPPER([.G415]))+3;999)" office:value-type="string" office:string-value="SEPTIEMBRE" calcext:value-type="string">
            <text:p>SEPTIEMBRE</text:p>
          </table:table-cell>
          <table:table-cell table:formula="of:=VLOOKUP([.I415];[.$P$4:.$Q$15];2;0)" office:value-type="float" office:value="9" calcext:value-type="float">
            <text:p>9</text:p>
          </table:table-cell>
          <table:table-cell table:formula="of:=DATE(2020;[.J415];[.H415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MAR Y GARCÍEZ</text:p>
          </table:table-cell>
          <table:table-cell office:value-type="string" calcext:value-type="string">
            <text:p>27 DE ABRIL</text:p>
          </table:table-cell>
          <table:table-cell table:formula="of:=LEFT([.B416];FIND(&quot;DE&quot;;UPPER([.B416]))-2)" office:value-type="string" office:string-value="27" calcext:value-type="string">
            <text:p>27</text:p>
          </table:table-cell>
          <table:table-cell table:formula="of:=MID([.B416];FIND(&quot;DE&quot;;UPPER([.B416]))+3;999)" office:value-type="string" office:string-value="ABRIL" calcext:value-type="string">
            <text:p>ABRIL</text:p>
          </table:table-cell>
          <table:table-cell table:formula="of:=VLOOKUP([.D416];[.$P$4:.$Q$15];2;0)" office:value-type="float" office:value="4" calcext:value-type="float">
            <text:p>4</text:p>
          </table:table-cell>
          <table:table-cell table:formula="of:=DATE(2020;[.E416];[.C416])" office:value-type="date" office:date-value="2020-04-27" calcext:value-type="date">
            <text:p>27 de abril</text:p>
          </table:table-cell>
          <table:table-cell office:value-type="string" calcext:value-type="string">
            <text:p>25 DE SEPTIEMBRE</text:p>
          </table:table-cell>
          <table:table-cell table:formula="of:=LEFT([.G416];FIND(&quot;DE&quot;;UPPER([.G416]))-2)" office:value-type="string" office:string-value="25" calcext:value-type="string">
            <text:p>25</text:p>
          </table:table-cell>
          <table:table-cell table:formula="of:=MID([.G416];FIND(&quot;DE&quot;;UPPER([.G416]))+3;999)" office:value-type="string" office:string-value="SEPTIEMBRE" calcext:value-type="string">
            <text:p>SEPTIEMBRE</text:p>
          </table:table-cell>
          <table:table-cell table:formula="of:=VLOOKUP([.I416];[.$P$4:.$Q$15];2;0)" office:value-type="float" office:value="9" calcext:value-type="float">
            <text:p>9</text:p>
          </table:table-cell>
          <table:table-cell table:formula="of:=DATE(2020;[.J416];[.H416])" office:value-type="date" office:date-value="2020-09-25" calcext:value-type="date">
            <text:p>2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GÍJAR</text:p>
          </table:table-cell>
          <table:table-cell office:value-type="string" calcext:value-type="string">
            <text:p>24 DE JULIO</text:p>
          </table:table-cell>
          <table:table-cell table:formula="of:=LEFT([.B417];FIND(&quot;DE&quot;;UPPER([.B417]))-2)" office:value-type="string" office:string-value="24" calcext:value-type="string">
            <text:p>24</text:p>
          </table:table-cell>
          <table:table-cell table:formula="of:=MID([.B417];FIND(&quot;DE&quot;;UPPER([.B417]))+3;999)" office:value-type="string" office:string-value="JULIO" calcext:value-type="string">
            <text:p>JULIO</text:p>
          </table:table-cell>
          <table:table-cell table:formula="of:=VLOOKUP([.D417];[.$P$4:.$Q$15];2;0)" office:value-type="float" office:value="7" calcext:value-type="float">
            <text:p>7</text:p>
          </table:table-cell>
          <table:table-cell table:formula="of:=DATE(2020;[.E417];[.C417])" office:value-type="date" office:date-value="2020-07-24" calcext:value-type="date">
            <text:p>24 de julio</text:p>
          </table:table-cell>
          <table:table-cell office:value-type="string" calcext:value-type="string">
            <text:p>25 DE SEPTIEMBRE</text:p>
          </table:table-cell>
          <table:table-cell table:formula="of:=LEFT([.G417];FIND(&quot;DE&quot;;UPPER([.G417]))-2)" office:value-type="string" office:string-value="25" calcext:value-type="string">
            <text:p>25</text:p>
          </table:table-cell>
          <table:table-cell table:formula="of:=MID([.G417];FIND(&quot;DE&quot;;UPPER([.G417]))+3;999)" office:value-type="string" office:string-value="SEPTIEMBRE" calcext:value-type="string">
            <text:p>SEPTIEMBRE</text:p>
          </table:table-cell>
          <table:table-cell table:formula="of:=VLOOKUP([.I417];[.$P$4:.$Q$15];2;0)" office:value-type="float" office:value="9" calcext:value-type="float">
            <text:p>9</text:p>
          </table:table-cell>
          <table:table-cell table:formula="of:=DATE(2020;[.J417];[.H417])" office:value-type="date" office:date-value="2020-09-25" calcext:value-type="date">
            <text:p>2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ÉLMEZ DE LA MORALEDA</text:p>
          </table:table-cell>
          <table:table-cell office:value-type="string" calcext:value-type="string">
            <text:p>20 DE AGOSTO</text:p>
          </table:table-cell>
          <table:table-cell table:formula="of:=LEFT([.B418];FIND(&quot;DE&quot;;UPPER([.B418]))-2)" office:value-type="string" office:string-value="20" calcext:value-type="string">
            <text:p>20</text:p>
          </table:table-cell>
          <table:table-cell table:formula="of:=MID([.B418];FIND(&quot;DE&quot;;UPPER([.B418]))+3;999)" office:value-type="string" office:string-value="AGOSTO" calcext:value-type="string">
            <text:p>AGOSTO</text:p>
          </table:table-cell>
          <table:table-cell table:formula="of:=VLOOKUP([.D418];[.$P$4:.$Q$15];2;0)" office:value-type="float" office:value="8" calcext:value-type="float">
            <text:p>8</text:p>
          </table:table-cell>
          <table:table-cell table:formula="of:=DATE(2020;[.E418];[.C418])" office:value-type="date" office:date-value="2020-08-20" calcext:value-type="date">
            <text:p>20 de agosto</text:p>
          </table:table-cell>
          <table:table-cell office:value-type="string" calcext:value-type="string">
            <text:p>30 DE NOVIEMBRE</text:p>
          </table:table-cell>
          <table:table-cell table:formula="of:=LEFT([.G418];FIND(&quot;DE&quot;;UPPER([.G418]))-2)" office:value-type="string" office:string-value="30" calcext:value-type="string">
            <text:p>30</text:p>
          </table:table-cell>
          <table:table-cell table:formula="of:=MID([.G418];FIND(&quot;DE&quot;;UPPER([.G418]))+3;999)" office:value-type="string" office:string-value="NOVIEMBRE" calcext:value-type="string">
            <text:p>NOVIEMBRE</text:p>
          </table:table-cell>
          <table:table-cell table:formula="of:=VLOOKUP([.I418];[.$P$4:.$Q$15];2;0)" office:value-type="float" office:value="11" calcext:value-type="float">
            <text:p>11</text:p>
          </table:table-cell>
          <table:table-cell table:formula="of:=DATE(2020;[.J418];[.H418])" office:value-type="date" office:date-value="2020-11-30" calcext:value-type="date">
            <text:p>30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BRA DEL SANTO CRISTO</text:p>
          </table:table-cell>
          <table:table-cell office:value-type="string" calcext:value-type="string">
            <text:p>20 DE ENERO</text:p>
          </table:table-cell>
          <table:table-cell table:formula="of:=LEFT([.B419];FIND(&quot;DE&quot;;UPPER([.B419]))-2)" office:value-type="string" office:string-value="20" calcext:value-type="string">
            <text:p>20</text:p>
          </table:table-cell>
          <table:table-cell table:formula="of:=MID([.B419];FIND(&quot;DE&quot;;UPPER([.B419]))+3;999)" office:value-type="string" office:string-value="ENERO" calcext:value-type="string">
            <text:p>ENERO</text:p>
          </table:table-cell>
          <table:table-cell table:formula="of:=VLOOKUP([.D419];[.$P$4:.$Q$15];2;0)" office:value-type="float" office:value="1" calcext:value-type="float">
            <text:p>1</text:p>
          </table:table-cell>
          <table:table-cell table:formula="of:=DATE(2020;[.E419];[.C419])" office:value-type="date" office:date-value="2020-01-20" calcext:value-type="date">
            <text:p>20 de enero</text:p>
          </table:table-cell>
          <table:table-cell office:value-type="string" calcext:value-type="string">
            <text:p>14 DE SEPTIEMBRE</text:p>
          </table:table-cell>
          <table:table-cell table:formula="of:=LEFT([.G419];FIND(&quot;DE&quot;;UPPER([.G419]))-2)" office:value-type="string" office:string-value="14" calcext:value-type="string">
            <text:p>14</text:p>
          </table:table-cell>
          <table:table-cell table:formula="of:=MID([.G419];FIND(&quot;DE&quot;;UPPER([.G419]))+3;999)" office:value-type="string" office:string-value="SEPTIEMBRE" calcext:value-type="string">
            <text:p>SEPTIEMBRE</text:p>
          </table:table-cell>
          <table:table-cell table:formula="of:=VLOOKUP([.I419];[.$P$4:.$Q$15];2;0)" office:value-type="float" office:value="9" calcext:value-type="float">
            <text:p>9</text:p>
          </table:table-cell>
          <table:table-cell table:formula="of:=DATE(2020;[.J419];[.H419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BIL</text:p>
          </table:table-cell>
          <table:table-cell office:value-type="string" calcext:value-type="string">
            <text:p>24 DE FEBRERO</text:p>
          </table:table-cell>
          <table:table-cell table:formula="of:=LEFT([.B420];FIND(&quot;DE&quot;;UPPER([.B420]))-2)" office:value-type="string" office:string-value="24" calcext:value-type="string">
            <text:p>24</text:p>
          </table:table-cell>
          <table:table-cell table:formula="of:=MID([.B420];FIND(&quot;DE&quot;;UPPER([.B420]))+3;999)" office:value-type="string" office:string-value="FEBRERO" calcext:value-type="string">
            <text:p>FEBRERO</text:p>
          </table:table-cell>
          <table:table-cell table:formula="of:=VLOOKUP([.D420];[.$P$4:.$Q$15];2;0)" office:value-type="float" office:value="2" calcext:value-type="float">
            <text:p>2</text:p>
          </table:table-cell>
          <table:table-cell table:formula="of:=DATE(2020;[.E420];[.C420])" office:value-type="date" office:date-value="2020-02-24" calcext:value-type="date">
            <text:p>24 de febrero</text:p>
          </table:table-cell>
          <table:table-cell office:value-type="string" calcext:value-type="string">
            <text:p>22 DE MAYO</text:p>
          </table:table-cell>
          <table:table-cell table:formula="of:=LEFT([.G420];FIND(&quot;DE&quot;;UPPER([.G420]))-2)" office:value-type="string" office:string-value="22" calcext:value-type="string">
            <text:p>22</text:p>
          </table:table-cell>
          <table:table-cell table:formula="of:=MID([.G420];FIND(&quot;DE&quot;;UPPER([.G420]))+3;999)" office:value-type="string" office:string-value="MAYO" calcext:value-type="string">
            <text:p>MAYO</text:p>
          </table:table-cell>
          <table:table-cell table:formula="of:=VLOOKUP([.I420];[.$P$4:.$Q$15];2;0)" office:value-type="float" office:value="5" calcext:value-type="float">
            <text:p>5</text:p>
          </table:table-cell>
          <table:table-cell table:formula="of:=DATE(2020;[.J420];[.H420])" office:value-type="date" office:date-value="2020-05-22" calcext:value-type="date">
            <text:p>22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PILLO DE ARENAS</text:p>
          </table:table-cell>
          <table:table-cell office:value-type="string" calcext:value-type="string">
            <text:p>2 DE MARZO</text:p>
          </table:table-cell>
          <table:table-cell table:formula="of:=LEFT([.B421];FIND(&quot;DE&quot;;UPPER([.B421]))-2)" office:value-type="string" office:string-value="2" calcext:value-type="string">
            <text:p>2</text:p>
          </table:table-cell>
          <table:table-cell table:formula="of:=MID([.B421];FIND(&quot;DE&quot;;UPPER([.B421]))+3;999)" office:value-type="string" office:string-value="MARZO" calcext:value-type="string">
            <text:p>MARZO</text:p>
          </table:table-cell>
          <table:table-cell table:formula="of:=VLOOKUP([.D421];[.$P$4:.$Q$15];2;0)" office:value-type="float" office:value="3" calcext:value-type="float">
            <text:p>3</text:p>
          </table:table-cell>
          <table:table-cell table:formula="of:=DATE(2020;[.E421];[.C421])" office:value-type="date" office:date-value="2020-03-02" calcext:value-type="date">
            <text:p>2 de marzo</text:p>
          </table:table-cell>
          <table:table-cell office:value-type="string" calcext:value-type="string">
            <text:p>15 DE MAYO</text:p>
          </table:table-cell>
          <table:table-cell table:formula="of:=LEFT([.G421];FIND(&quot;DE&quot;;UPPER([.G421]))-2)" office:value-type="string" office:string-value="15" calcext:value-type="string">
            <text:p>15</text:p>
          </table:table-cell>
          <table:table-cell table:formula="of:=MID([.G421];FIND(&quot;DE&quot;;UPPER([.G421]))+3;999)" office:value-type="string" office:string-value="MAYO" calcext:value-type="string">
            <text:p>MAYO</text:p>
          </table:table-cell>
          <table:table-cell table:formula="of:=VLOOKUP([.I421];[.$P$4:.$Q$15];2;0)" office:value-type="float" office:value="5" calcext:value-type="float">
            <text:p>5</text:p>
          </table:table-cell>
          <table:table-cell table:formula="of:=DATE(2020;[.J421];[.H421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BONEROS</text:p>
          </table:table-cell>
          <table:table-cell office:value-type="string" calcext:value-type="string">
            <text:p>20 DE MAYO</text:p>
          </table:table-cell>
          <table:table-cell table:formula="of:=LEFT([.B422];FIND(&quot;DE&quot;;UPPER([.B422]))-2)" office:value-type="string" office:string-value="20" calcext:value-type="string">
            <text:p>20</text:p>
          </table:table-cell>
          <table:table-cell table:formula="of:=MID([.B422];FIND(&quot;DE&quot;;UPPER([.B422]))+3;999)" office:value-type="string" office:string-value="MAYO" calcext:value-type="string">
            <text:p>MAYO</text:p>
          </table:table-cell>
          <table:table-cell table:formula="of:=VLOOKUP([.D422];[.$P$4:.$Q$15];2;0)" office:value-type="float" office:value="5" calcext:value-type="float">
            <text:p>5</text:p>
          </table:table-cell>
          <table:table-cell table:formula="of:=DATE(2020;[.E422];[.C422])" office:value-type="date" office:date-value="2020-05-20" calcext:value-type="date">
            <text:p>20 de mayo</text:p>
          </table:table-cell>
          <table:table-cell office:value-type="string" calcext:value-type="string">
            <text:p>9 DE AGOSTO</text:p>
          </table:table-cell>
          <table:table-cell table:formula="of:=LEFT([.G422];FIND(&quot;DE&quot;;UPPER([.G422]))-2)" office:value-type="string" office:string-value="9" calcext:value-type="string">
            <text:p>9</text:p>
          </table:table-cell>
          <table:table-cell table:formula="of:=MID([.G422];FIND(&quot;DE&quot;;UPPER([.G422]))+3;999)" office:value-type="string" office:string-value="AGOSTO" calcext:value-type="string">
            <text:p>AGOSTO</text:p>
          </table:table-cell>
          <table:table-cell table:formula="of:=VLOOKUP([.I422];[.$P$4:.$Q$15];2;0)" office:value-type="float" office:value="8" calcext:value-type="float">
            <text:p>8</text:p>
          </table:table-cell>
          <table:table-cell table:formula="of:=DATE(2020;[.J422];[.H422])" office:value-type="date" office:date-value="2020-08-09" calcext:value-type="date">
            <text:p>9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CHELES</text:p>
          </table:table-cell>
          <table:table-cell office:value-type="string" calcext:value-type="string">
            <text:p>17 DE ENERO</text:p>
          </table:table-cell>
          <table:table-cell table:formula="of:=LEFT([.B423];FIND(&quot;DE&quot;;UPPER([.B423]))-2)" office:value-type="string" office:string-value="17" calcext:value-type="string">
            <text:p>17</text:p>
          </table:table-cell>
          <table:table-cell table:formula="of:=MID([.B423];FIND(&quot;DE&quot;;UPPER([.B423]))+3;999)" office:value-type="string" office:string-value="ENERO" calcext:value-type="string">
            <text:p>ENERO</text:p>
          </table:table-cell>
          <table:table-cell table:formula="of:=VLOOKUP([.D423];[.$P$4:.$Q$15];2;0)" office:value-type="float" office:value="1" calcext:value-type="float">
            <text:p>1</text:p>
          </table:table-cell>
          <table:table-cell table:formula="of:=DATE(2020;[.E423];[.C423])" office:value-type="date" office:date-value="2020-01-17" calcext:value-type="date">
            <text:p>17 de enero</text:p>
          </table:table-cell>
          <table:table-cell office:value-type="string" calcext:value-type="string">
            <text:p>16 DE AGOSTO</text:p>
          </table:table-cell>
          <table:table-cell table:formula="of:=LEFT([.G423];FIND(&quot;DE&quot;;UPPER([.G423]))-2)" office:value-type="string" office:string-value="16" calcext:value-type="string">
            <text:p>16</text:p>
          </table:table-cell>
          <table:table-cell table:formula="of:=MID([.G423];FIND(&quot;DE&quot;;UPPER([.G423]))+3;999)" office:value-type="string" office:string-value="AGOSTO" calcext:value-type="string">
            <text:p>AGOSTO</text:p>
          </table:table-cell>
          <table:table-cell table:formula="of:=VLOOKUP([.I423];[.$P$4:.$Q$15];2;0)" office:value-type="float" office:value="8" calcext:value-type="float">
            <text:p>8</text:p>
          </table:table-cell>
          <table:table-cell table:formula="of:=DATE(2020;[.J423];[.H423])" office:value-type="date" office:date-value="2020-08-16" calcext:value-type="date">
            <text:p>16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LINA, LA</text:p>
          </table:table-cell>
          <table:table-cell office:value-type="string" calcext:value-type="string">
            <text:p>15 DE MAYO</text:p>
          </table:table-cell>
          <table:table-cell table:formula="of:=LEFT([.B424];FIND(&quot;DE&quot;;UPPER([.B424]))-2)" office:value-type="string" office:string-value="15" calcext:value-type="string">
            <text:p>15</text:p>
          </table:table-cell>
          <table:table-cell table:formula="of:=MID([.B424];FIND(&quot;DE&quot;;UPPER([.B424]))+3;999)" office:value-type="string" office:string-value="MAYO" calcext:value-type="string">
            <text:p>MAYO</text:p>
          </table:table-cell>
          <table:table-cell table:formula="of:=VLOOKUP([.D424];[.$P$4:.$Q$15];2;0)" office:value-type="float" office:value="5" calcext:value-type="float">
            <text:p>5</text:p>
          </table:table-cell>
          <table:table-cell table:formula="of:=DATE(2020;[.E424];[.C424])" office:value-type="date" office:date-value="2020-05-15" calcext:value-type="date">
            <text:p>15 de mayo</text:p>
          </table:table-cell>
          <table:table-cell office:value-type="string" calcext:value-type="string">
            <text:p>24 DE NOVIEMBRE</text:p>
          </table:table-cell>
          <table:table-cell table:formula="of:=LEFT([.G424];FIND(&quot;DE&quot;;UPPER([.G424]))-2)" office:value-type="string" office:string-value="24" calcext:value-type="string">
            <text:p>24</text:p>
          </table:table-cell>
          <table:table-cell table:formula="of:=MID([.G424];FIND(&quot;DE&quot;;UPPER([.G424]))+3;999)" office:value-type="string" office:string-value="NOVIEMBRE" calcext:value-type="string">
            <text:p>NOVIEMBRE</text:p>
          </table:table-cell>
          <table:table-cell table:formula="of:=VLOOKUP([.I424];[.$P$4:.$Q$15];2;0)" office:value-type="float" office:value="11" calcext:value-type="float">
            <text:p>11</text:p>
          </table:table-cell>
          <table:table-cell table:formula="of:=DATE(2020;[.J424];[.H424])" office:value-type="date" office:date-value="2020-11-24" calcext:value-type="date">
            <text:p>24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ELLAR</text:p>
          </table:table-cell>
          <table:table-cell office:value-type="string" calcext:value-type="string">
            <text:p>20 DE MARZO</text:p>
          </table:table-cell>
          <table:table-cell table:formula="of:=LEFT([.B425];FIND(&quot;DE&quot;;UPPER([.B425]))-2)" office:value-type="string" office:string-value="20" calcext:value-type="string">
            <text:p>20</text:p>
          </table:table-cell>
          <table:table-cell table:formula="of:=MID([.B425];FIND(&quot;DE&quot;;UPPER([.B425]))+3;999)" office:value-type="string" office:string-value="MARZO" calcext:value-type="string">
            <text:p>MARZO</text:p>
          </table:table-cell>
          <table:table-cell table:formula="of:=VLOOKUP([.D425];[.$P$4:.$Q$15];2;0)" office:value-type="float" office:value="3" calcext:value-type="float">
            <text:p>3</text:p>
          </table:table-cell>
          <table:table-cell table:formula="of:=DATE(2020;[.E425];[.C425])" office:value-type="date" office:date-value="2020-03-20" calcext:value-type="date">
            <text:p>20 de marzo</text:p>
          </table:table-cell>
          <table:table-cell office:value-type="string" calcext:value-type="string">
            <text:p>8 DE SEPTIEMBRE</text:p>
          </table:table-cell>
          <table:table-cell table:formula="of:=LEFT([.G425];FIND(&quot;DE&quot;;UPPER([.G425]))-2)" office:value-type="string" office:string-value="8" calcext:value-type="string">
            <text:p>8</text:p>
          </table:table-cell>
          <table:table-cell table:formula="of:=MID([.G425];FIND(&quot;DE&quot;;UPPER([.G425]))+3;999)" office:value-type="string" office:string-value="SEPTIEMBRE" calcext:value-type="string">
            <text:p>SEPTIEMBRE</text:p>
          </table:table-cell>
          <table:table-cell table:formula="of:=VLOOKUP([.I425];[.$P$4:.$Q$15];2;0)" office:value-type="float" office:value="9" calcext:value-type="float">
            <text:p>9</text:p>
          </table:table-cell>
          <table:table-cell table:formula="of:=DATE(2020;[.J425];[.H425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ZALILLA</text:p>
          </table:table-cell>
          <table:table-cell office:value-type="string" calcext:value-type="string">
            <text:p>3 DE FEBRERO</text:p>
          </table:table-cell>
          <table:table-cell table:formula="of:=LEFT([.B426];FIND(&quot;DE&quot;;UPPER([.B426]))-2)" office:value-type="string" office:string-value="3" calcext:value-type="string">
            <text:p>3</text:p>
          </table:table-cell>
          <table:table-cell table:formula="of:=MID([.B426];FIND(&quot;DE&quot;;UPPER([.B426]))+3;999)" office:value-type="string" office:string-value="FEBRERO" calcext:value-type="string">
            <text:p>FEBRERO</text:p>
          </table:table-cell>
          <table:table-cell table:formula="of:=VLOOKUP([.D426];[.$P$4:.$Q$15];2;0)" office:value-type="float" office:value="2" calcext:value-type="float">
            <text:p>2</text:p>
          </table:table-cell>
          <table:table-cell table:formula="of:=DATE(2020;[.E426];[.C426])" office:value-type="date" office:date-value="2020-02-03" calcext:value-type="date">
            <text:p>3 de febrero</text:p>
          </table:table-cell>
          <table:table-cell office:value-type="string" calcext:value-type="string">
            <text:p>3 DE MAYO</text:p>
          </table:table-cell>
          <table:table-cell table:formula="of:=LEFT([.G426];FIND(&quot;DE&quot;;UPPER([.G426]))-2)" office:value-type="string" office:string-value="3" calcext:value-type="string">
            <text:p>3</text:p>
          </table:table-cell>
          <table:table-cell table:formula="of:=MID([.G426];FIND(&quot;DE&quot;;UPPER([.G426]))+3;999)" office:value-type="string" office:string-value="MAYO" calcext:value-type="string">
            <text:p>MAYO</text:p>
          </table:table-cell>
          <table:table-cell table:formula="of:=VLOOKUP([.I426];[.$P$4:.$Q$15];2;0)" office:value-type="float" office:value="5" calcext:value-type="float">
            <text:p>5</text:p>
          </table:table-cell>
          <table:table-cell table:formula="of:=DATE(2020;[.J426];[.H426])" office:value-type="date" office:date-value="2020-05-03" calcext:value-type="date">
            <text:p>3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ZORLA</text:p>
          </table:table-cell>
          <table:table-cell office:value-type="string" calcext:value-type="string">
            <text:p>15 DE MAYO</text:p>
          </table:table-cell>
          <table:table-cell table:formula="of:=LEFT([.B427];FIND(&quot;DE&quot;;UPPER([.B427]))-2)" office:value-type="string" office:string-value="15" calcext:value-type="string">
            <text:p>15</text:p>
          </table:table-cell>
          <table:table-cell table:formula="of:=MID([.B427];FIND(&quot;DE&quot;;UPPER([.B427]))+3;999)" office:value-type="string" office:string-value="MAYO" calcext:value-type="string">
            <text:p>MAYO</text:p>
          </table:table-cell>
          <table:table-cell table:formula="of:=VLOOKUP([.D427];[.$P$4:.$Q$15];2;0)" office:value-type="float" office:value="5" calcext:value-type="float">
            <text:p>5</text:p>
          </table:table-cell>
          <table:table-cell table:formula="of:=DATE(2020;[.E427];[.C427])" office:value-type="date" office:date-value="2020-05-15" calcext:value-type="date">
            <text:p>15 de mayo</text:p>
          </table:table-cell>
          <table:table-cell office:value-type="string" calcext:value-type="string">
            <text:p>17 DE SEPTIEMBRE</text:p>
          </table:table-cell>
          <table:table-cell table:formula="of:=LEFT([.G427];FIND(&quot;DE&quot;;UPPER([.G427]))-2)" office:value-type="string" office:string-value="17" calcext:value-type="string">
            <text:p>17</text:p>
          </table:table-cell>
          <table:table-cell table:formula="of:=MID([.G427];FIND(&quot;DE&quot;;UPPER([.G427]))+3;999)" office:value-type="string" office:string-value="SEPTIEMBRE" calcext:value-type="string">
            <text:p>SEPTIEMBRE</text:p>
          </table:table-cell>
          <table:table-cell table:formula="of:=VLOOKUP([.I427];[.$P$4:.$Q$15];2;0)" office:value-type="float" office:value="9" calcext:value-type="float">
            <text:p>9</text:p>
          </table:table-cell>
          <table:table-cell table:formula="of:=DATE(2020;[.J427];[.H427])" office:value-type="date" office:date-value="2020-09-17" calcext:value-type="date">
            <text:p>17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LUEVAR</text:p>
          </table:table-cell>
          <table:table-cell office:value-type="string" calcext:value-type="string">
            <text:p>24 DE ENERO</text:p>
          </table:table-cell>
          <table:table-cell table:formula="of:=LEFT([.B428];FIND(&quot;DE&quot;;UPPER([.B428]))-2)" office:value-type="string" office:string-value="24" calcext:value-type="string">
            <text:p>24</text:p>
          </table:table-cell>
          <table:table-cell table:formula="of:=MID([.B428];FIND(&quot;DE&quot;;UPPER([.B428]))+3;999)" office:value-type="string" office:string-value="ENERO" calcext:value-type="string">
            <text:p>ENERO</text:p>
          </table:table-cell>
          <table:table-cell table:formula="of:=VLOOKUP([.D428];[.$P$4:.$Q$15];2;0)" office:value-type="float" office:value="1" calcext:value-type="float">
            <text:p>1</text:p>
          </table:table-cell>
          <table:table-cell table:formula="of:=DATE(2020;[.E428];[.C428])" office:value-type="date" office:date-value="2020-01-24" calcext:value-type="date">
            <text:p>24 de enero</text:p>
          </table:table-cell>
          <table:table-cell office:value-type="string" calcext:value-type="string">
            <text:p>15 DE MAYO</text:p>
          </table:table-cell>
          <table:table-cell table:formula="of:=LEFT([.G428];FIND(&quot;DE&quot;;UPPER([.G428]))-2)" office:value-type="string" office:string-value="15" calcext:value-type="string">
            <text:p>15</text:p>
          </table:table-cell>
          <table:table-cell table:formula="of:=MID([.G428];FIND(&quot;DE&quot;;UPPER([.G428]))+3;999)" office:value-type="string" office:string-value="MAYO" calcext:value-type="string">
            <text:p>MAYO</text:p>
          </table:table-cell>
          <table:table-cell table:formula="of:=VLOOKUP([.I428];[.$P$4:.$Q$15];2;0)" office:value-type="float" office:value="5" calcext:value-type="float">
            <text:p>5</text:p>
          </table:table-cell>
          <table:table-cell table:formula="of:=DATE(2020;[.J428];[.H428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ÑUELA</text:p>
          </table:table-cell>
          <table:table-cell office:value-type="string" calcext:value-type="string">
            <text:p>1 DE AGOSTO</text:p>
          </table:table-cell>
          <table:table-cell table:formula="of:=LEFT([.B429];FIND(&quot;DE&quot;;UPPER([.B429]))-2)" office:value-type="string" office:string-value="1" calcext:value-type="string">
            <text:p>1</text:p>
          </table:table-cell>
          <table:table-cell table:formula="of:=MID([.B429];FIND(&quot;DE&quot;;UPPER([.B429]))+3;999)" office:value-type="string" office:string-value="AGOSTO" calcext:value-type="string">
            <text:p>AGOSTO</text:p>
          </table:table-cell>
          <table:table-cell table:formula="of:=VLOOKUP([.D429];[.$P$4:.$Q$15];2;0)" office:value-type="float" office:value="8" calcext:value-type="float">
            <text:p>8</text:p>
          </table:table-cell>
          <table:table-cell table:formula="of:=DATE(2020;[.E429];[.C429])" office:value-type="date" office:date-value="2020-08-01" calcext:value-type="date">
            <text:p>1 de agosto</text:p>
          </table:table-cell>
          <table:table-cell office:value-type="string" calcext:value-type="string">
            <text:p>14 DE SEPTIEMBRE</text:p>
          </table:table-cell>
          <table:table-cell table:formula="of:=LEFT([.G429];FIND(&quot;DE&quot;;UPPER([.G429]))-2)" office:value-type="string" office:string-value="14" calcext:value-type="string">
            <text:p>14</text:p>
          </table:table-cell>
          <table:table-cell table:formula="of:=MID([.G429];FIND(&quot;DE&quot;;UPPER([.G429]))+3;999)" office:value-type="string" office:string-value="SEPTIEMBRE" calcext:value-type="string">
            <text:p>SEPTIEMBRE</text:p>
          </table:table-cell>
          <table:table-cell table:formula="of:=VLOOKUP([.I429];[.$P$4:.$Q$15];2;0)" office:value-type="float" office:value="9" calcext:value-type="float">
            <text:p>9</text:p>
          </table:table-cell>
          <table:table-cell table:formula="of:=DATE(2020;[.J429];[.H429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ELUY</text:p>
          </table:table-cell>
          <table:table-cell office:value-type="string" calcext:value-type="string">
            <text:p>4 DE MAYO</text:p>
          </table:table-cell>
          <table:table-cell table:formula="of:=LEFT([.B430];FIND(&quot;DE&quot;;UPPER([.B430]))-2)" office:value-type="string" office:string-value="4" calcext:value-type="string">
            <text:p>4</text:p>
          </table:table-cell>
          <table:table-cell table:formula="of:=MID([.B430];FIND(&quot;DE&quot;;UPPER([.B430]))+3;999)" office:value-type="string" office:string-value="MAYO" calcext:value-type="string">
            <text:p>MAYO</text:p>
          </table:table-cell>
          <table:table-cell table:formula="of:=VLOOKUP([.D430];[.$P$4:.$Q$15];2;0)" office:value-type="float" office:value="5" calcext:value-type="float">
            <text:p>5</text:p>
          </table:table-cell>
          <table:table-cell table:formula="of:=DATE(2020;[.E430];[.C430])" office:value-type="date" office:date-value="2020-05-04" calcext:value-type="date">
            <text:p>4 de mayo</text:p>
          </table:table-cell>
          <table:table-cell office:value-type="string" calcext:value-type="string">
            <text:p>29 DE SEPTIEMBRE</text:p>
          </table:table-cell>
          <table:table-cell table:formula="of:=LEFT([.G430];FIND(&quot;DE&quot;;UPPER([.G430]))-2)" office:value-type="string" office:string-value="29" calcext:value-type="string">
            <text:p>29</text:p>
          </table:table-cell>
          <table:table-cell table:formula="of:=MID([.G430];FIND(&quot;DE&quot;;UPPER([.G430]))+3;999)" office:value-type="string" office:string-value="SEPTIEMBRE" calcext:value-type="string">
            <text:p>SEPTIEMBRE</text:p>
          </table:table-cell>
          <table:table-cell table:formula="of:=VLOOKUP([.I430];[.$P$4:.$Q$15];2;0)" office:value-type="float" office:value="9" calcext:value-type="float">
            <text:p>9</text:p>
          </table:table-cell>
          <table:table-cell table:formula="of:=DATE(2020;[.J430];[.H430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ILES</text:p>
          </table:table-cell>
          <table:table-cell office:value-type="string" calcext:value-type="string">
            <text:p>29 DE JUNIO</text:p>
          </table:table-cell>
          <table:table-cell table:formula="of:=LEFT([.B431];FIND(&quot;DE&quot;;UPPER([.B431]))-2)" office:value-type="string" office:string-value="29" calcext:value-type="string">
            <text:p>29</text:p>
          </table:table-cell>
          <table:table-cell table:formula="of:=MID([.B431];FIND(&quot;DE&quot;;UPPER([.B431]))+3;999)" office:value-type="string" office:string-value="JUNIO" calcext:value-type="string">
            <text:p>JUNIO</text:p>
          </table:table-cell>
          <table:table-cell table:formula="of:=VLOOKUP([.D431];[.$P$4:.$Q$15];2;0)" office:value-type="float" office:value="6" calcext:value-type="float">
            <text:p>6</text:p>
          </table:table-cell>
          <table:table-cell table:formula="of:=DATE(2020;[.E431];[.C431])" office:value-type="date" office:date-value="2020-06-29" calcext:value-type="date">
            <text:p>29 de junio</text:p>
          </table:table-cell>
          <table:table-cell office:value-type="string" calcext:value-type="string">
            <text:p>13 DE DICIEMBRE</text:p>
          </table:table-cell>
          <table:table-cell table:formula="of:=LEFT([.G431];FIND(&quot;DE&quot;;UPPER([.G431]))-2)" office:value-type="string" office:string-value="13" calcext:value-type="string">
            <text:p>13</text:p>
          </table:table-cell>
          <table:table-cell table:formula="of:=MID([.G431];FIND(&quot;DE&quot;;UPPER([.G431]))+3;999)" office:value-type="string" office:string-value="DICIEMBRE" calcext:value-type="string">
            <text:p>DICIEMBRE</text:p>
          </table:table-cell>
          <table:table-cell table:formula="of:=VLOOKUP([.I431];[.$P$4:.$Q$15];2;0)" office:value-type="float" office:value="12" calcext:value-type="float">
            <text:p>12</text:p>
          </table:table-cell>
          <table:table-cell table:formula="of:=DATE(2020;[.J431];[.H431])" office:value-type="date" office:date-value="2020-12-13" calcext:value-type="date">
            <text:p>13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RTE DEL REY</text:p>
          </table:table-cell>
          <table:table-cell office:value-type="string" calcext:value-type="string">
            <text:p>15 DE MAYO</text:p>
          </table:table-cell>
          <table:table-cell table:formula="of:=LEFT([.B432];FIND(&quot;DE&quot;;UPPER([.B432]))-2)" office:value-type="string" office:string-value="15" calcext:value-type="string">
            <text:p>15</text:p>
          </table:table-cell>
          <table:table-cell table:formula="of:=MID([.B432];FIND(&quot;DE&quot;;UPPER([.B432]))+3;999)" office:value-type="string" office:string-value="MAYO" calcext:value-type="string">
            <text:p>MAYO</text:p>
          </table:table-cell>
          <table:table-cell table:formula="of:=VLOOKUP([.D432];[.$P$4:.$Q$15];2;0)" office:value-type="float" office:value="5" calcext:value-type="float">
            <text:p>5</text:p>
          </table:table-cell>
          <table:table-cell table:formula="of:=DATE(2020;[.E432];[.C432])" office:value-type="date" office:date-value="2020-05-15" calcext:value-type="date">
            <text:p>15 de mayo</text:p>
          </table:table-cell>
          <table:table-cell office:value-type="string" calcext:value-type="string">
            <text:p>7 DE OCTUBRE</text:p>
          </table:table-cell>
          <table:table-cell table:formula="of:=LEFT([.G432];FIND(&quot;DE&quot;;UPPER([.G432]))-2)" office:value-type="string" office:string-value="7" calcext:value-type="string">
            <text:p>7</text:p>
          </table:table-cell>
          <table:table-cell table:formula="of:=MID([.G432];FIND(&quot;DE&quot;;UPPER([.G432]))+3;999)" office:value-type="string" office:string-value="OCTUBRE" calcext:value-type="string">
            <text:p>OCTUBRE</text:p>
          </table:table-cell>
          <table:table-cell table:formula="of:=VLOOKUP([.I432];[.$P$4:.$Q$15];2;0)" office:value-type="float" office:value="10" calcext:value-type="float">
            <text:p>10</text:p>
          </table:table-cell>
          <table:table-cell table:formula="of:=DATE(2020;[.J432];[.H432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NAVE</text:p>
          </table:table-cell>
          <table:table-cell office:value-type="string" calcext:value-type="string">
            <text:p>24 DE ABRIL</text:p>
          </table:table-cell>
          <table:table-cell table:formula="of:=LEFT([.B433];FIND(&quot;DE&quot;;UPPER([.B433]))-2)" office:value-type="string" office:string-value="24" calcext:value-type="string">
            <text:p>24</text:p>
          </table:table-cell>
          <table:table-cell table:formula="of:=MID([.B433];FIND(&quot;DE&quot;;UPPER([.B433]))+3;999)" office:value-type="string" office:string-value="ABRIL" calcext:value-type="string">
            <text:p>ABRIL</text:p>
          </table:table-cell>
          <table:table-cell table:formula="of:=VLOOKUP([.D433];[.$P$4:.$Q$15];2;0)" office:value-type="float" office:value="4" calcext:value-type="float">
            <text:p>4</text:p>
          </table:table-cell>
          <table:table-cell table:formula="of:=DATE(2020;[.E433];[.C433])" office:value-type="date" office:date-value="2020-04-24" calcext:value-type="date">
            <text:p>24 de abril</text:p>
          </table:table-cell>
          <table:table-cell office:value-type="string" calcext:value-type="string">
            <text:p>8 DE SEPTIEMBRE</text:p>
          </table:table-cell>
          <table:table-cell table:formula="of:=LEFT([.G433];FIND(&quot;DE&quot;;UPPER([.G433]))-2)" office:value-type="string" office:string-value="8" calcext:value-type="string">
            <text:p>8</text:p>
          </table:table-cell>
          <table:table-cell table:formula="of:=MID([.G433];FIND(&quot;DE&quot;;UPPER([.G433]))+3;999)" office:value-type="string" office:string-value="SEPTIEMBRE" calcext:value-type="string">
            <text:p>SEPTIEMBRE</text:p>
          </table:table-cell>
          <table:table-cell table:formula="of:=VLOOKUP([.I433];[.$P$4:.$Q$15];2;0)" office:value-type="float" office:value="9" calcext:value-type="float">
            <text:p>9</text:p>
          </table:table-cell>
          <table:table-cell table:formula="of:=DATE(2020;[.J433];[.H433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UERA DE CALATRAVA</text:p>
          </table:table-cell>
          <table:table-cell office:value-type="string" calcext:value-type="string">
            <text:p>20 DE ENERO</text:p>
          </table:table-cell>
          <table:table-cell table:formula="of:=LEFT([.B434];FIND(&quot;DE&quot;;UPPER([.B434]))-2)" office:value-type="string" office:string-value="20" calcext:value-type="string">
            <text:p>20</text:p>
          </table:table-cell>
          <table:table-cell table:formula="of:=MID([.B434];FIND(&quot;DE&quot;;UPPER([.B434]))+3;999)" office:value-type="string" office:string-value="ENERO" calcext:value-type="string">
            <text:p>ENERO</text:p>
          </table:table-cell>
          <table:table-cell table:formula="of:=VLOOKUP([.D434];[.$P$4:.$Q$15];2;0)" office:value-type="float" office:value="1" calcext:value-type="float">
            <text:p>1</text:p>
          </table:table-cell>
          <table:table-cell table:formula="of:=DATE(2020;[.E434];[.C434])" office:value-type="date" office:date-value="2020-01-20" calcext:value-type="date">
            <text:p>20 de enero</text:p>
          </table:table-cell>
          <table:table-cell office:value-type="string" calcext:value-type="string">
            <text:p>14 DE AGOSTO</text:p>
          </table:table-cell>
          <table:table-cell table:formula="of:=LEFT([.G434];FIND(&quot;DE&quot;;UPPER([.G434]))-2)" office:value-type="string" office:string-value="14" calcext:value-type="string">
            <text:p>14</text:p>
          </table:table-cell>
          <table:table-cell table:formula="of:=MID([.G434];FIND(&quot;DE&quot;;UPPER([.G434]))+3;999)" office:value-type="string" office:string-value="AGOSTO" calcext:value-type="string">
            <text:p>AGOSTO</text:p>
          </table:table-cell>
          <table:table-cell table:formula="of:=VLOOKUP([.I434];[.$P$4:.$Q$15];2;0)" office:value-type="float" office:value="8" calcext:value-type="float">
            <text:p>8</text:p>
          </table:table-cell>
          <table:table-cell table:formula="of:=DATE(2020;[.J434];[.H434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OJARES</text:p>
          </table:table-cell>
          <table:table-cell office:value-type="string" calcext:value-type="string">
            <text:p>27 DE ABRIL</text:p>
          </table:table-cell>
          <table:table-cell table:formula="of:=LEFT([.B435];FIND(&quot;DE&quot;;UPPER([.B435]))-2)" office:value-type="string" office:string-value="27" calcext:value-type="string">
            <text:p>27</text:p>
          </table:table-cell>
          <table:table-cell table:formula="of:=MID([.B435];FIND(&quot;DE&quot;;UPPER([.B435]))+3;999)" office:value-type="string" office:string-value="ABRIL" calcext:value-type="string">
            <text:p>ABRIL</text:p>
          </table:table-cell>
          <table:table-cell table:formula="of:=VLOOKUP([.D435];[.$P$4:.$Q$15];2;0)" office:value-type="float" office:value="4" calcext:value-type="float">
            <text:p>4</text:p>
          </table:table-cell>
          <table:table-cell table:formula="of:=DATE(2020;[.E435];[.C435])" office:value-type="date" office:date-value="2020-04-27" calcext:value-type="date">
            <text:p>27 de abril</text:p>
          </table:table-cell>
          <table:table-cell office:value-type="string" calcext:value-type="string">
            <text:p>21 DE AGOSTO</text:p>
          </table:table-cell>
          <table:table-cell table:formula="of:=LEFT([.G435];FIND(&quot;DE&quot;;UPPER([.G435]))-2)" office:value-type="string" office:string-value="21" calcext:value-type="string">
            <text:p>21</text:p>
          </table:table-cell>
          <table:table-cell table:formula="of:=MID([.G435];FIND(&quot;DE&quot;;UPPER([.G435]))+3;999)" office:value-type="string" office:string-value="AGOSTO" calcext:value-type="string">
            <text:p>AGOSTO</text:p>
          </table:table-cell>
          <table:table-cell table:formula="of:=VLOOKUP([.I435];[.$P$4:.$Q$15];2;0)" office:value-type="float" office:value="8" calcext:value-type="float">
            <text:p>8</text:p>
          </table:table-cell>
          <table:table-cell table:formula="of:=DATE(2020;[.J435];[.H435])" office:value-type="date" office:date-value="2020-08-21" calcext:value-type="date">
            <text:p>2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NOS DE SEGURA</text:p>
          </table:table-cell>
          <table:table-cell office:value-type="string" calcext:value-type="string">
            <text:p>17 DE ENERO</text:p>
          </table:table-cell>
          <table:table-cell table:formula="of:=LEFT([.B436];FIND(&quot;DE&quot;;UPPER([.B436]))-2)" office:value-type="string" office:string-value="17" calcext:value-type="string">
            <text:p>17</text:p>
          </table:table-cell>
          <table:table-cell table:formula="of:=MID([.B436];FIND(&quot;DE&quot;;UPPER([.B436]))+3;999)" office:value-type="string" office:string-value="ENERO" calcext:value-type="string">
            <text:p>ENERO</text:p>
          </table:table-cell>
          <table:table-cell table:formula="of:=VLOOKUP([.D436];[.$P$4:.$Q$15];2;0)" office:value-type="float" office:value="1" calcext:value-type="float">
            <text:p>1</text:p>
          </table:table-cell>
          <table:table-cell table:formula="of:=DATE(2020;[.E436];[.C436])" office:value-type="date" office:date-value="2020-01-17" calcext:value-type="date">
            <text:p>17 de enero</text:p>
          </table:table-cell>
          <table:table-cell office:value-type="string" calcext:value-type="string">
            <text:p>17 DE AGOSTO</text:p>
          </table:table-cell>
          <table:table-cell table:formula="of:=LEFT([.G436];FIND(&quot;DE&quot;;UPPER([.G436]))-2)" office:value-type="string" office:string-value="17" calcext:value-type="string">
            <text:p>17</text:p>
          </table:table-cell>
          <table:table-cell table:formula="of:=MID([.G436];FIND(&quot;DE&quot;;UPPER([.G436]))+3;999)" office:value-type="string" office:string-value="AGOSTO" calcext:value-type="string">
            <text:p>AGOSTO</text:p>
          </table:table-cell>
          <table:table-cell table:formula="of:=VLOOKUP([.I436];[.$P$4:.$Q$15];2;0)" office:value-type="float" office:value="8" calcext:value-type="float">
            <text:p>8</text:p>
          </table:table-cell>
          <table:table-cell table:formula="of:=DATE(2020;[.J436];[.H436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ELMA</text:p>
          </table:table-cell>
          <table:table-cell office:value-type="string" calcext:value-type="string">
            <text:p>4 DE MAYO</text:p>
          </table:table-cell>
          <table:table-cell table:formula="of:=LEFT([.B437];FIND(&quot;DE&quot;;UPPER([.B437]))-2)" office:value-type="string" office:string-value="4" calcext:value-type="string">
            <text:p>4</text:p>
          </table:table-cell>
          <table:table-cell table:formula="of:=MID([.B437];FIND(&quot;DE&quot;;UPPER([.B437]))+3;999)" office:value-type="string" office:string-value="MAYO" calcext:value-type="string">
            <text:p>MAYO</text:p>
          </table:table-cell>
          <table:table-cell table:formula="of:=VLOOKUP([.D437];[.$P$4:.$Q$15];2;0)" office:value-type="float" office:value="5" calcext:value-type="float">
            <text:p>5</text:p>
          </table:table-cell>
          <table:table-cell table:formula="of:=DATE(2020;[.E437];[.C437])" office:value-type="date" office:date-value="2020-05-04" calcext:value-type="date">
            <text:p>4 de mayo</text:p>
          </table:table-cell>
          <table:table-cell office:value-type="string" calcext:value-type="string">
            <text:p>28 DE AGOSTO</text:p>
          </table:table-cell>
          <table:table-cell table:formula="of:=LEFT([.G437];FIND(&quot;DE&quot;;UPPER([.G437]))-2)" office:value-type="string" office:string-value="28" calcext:value-type="string">
            <text:p>28</text:p>
          </table:table-cell>
          <table:table-cell table:formula="of:=MID([.G437];FIND(&quot;DE&quot;;UPPER([.G437]))+3;999)" office:value-type="string" office:string-value="AGOSTO" calcext:value-type="string">
            <text:p>AGOSTO</text:p>
          </table:table-cell>
          <table:table-cell table:formula="of:=VLOOKUP([.I437];[.$P$4:.$Q$15];2;0)" office:value-type="float" office:value="8" calcext:value-type="float">
            <text:p>8</text:p>
          </table:table-cell>
          <table:table-cell table:formula="of:=DATE(2020;[.J437];[.H437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ESA</text:p>
          </table:table-cell>
          <table:table-cell office:value-type="string" calcext:value-type="string">
            <text:p>27 DE ABRIL</text:p>
          </table:table-cell>
          <table:table-cell table:formula="of:=LEFT([.B438];FIND(&quot;DE&quot;;UPPER([.B438]))-2)" office:value-type="string" office:string-value="27" calcext:value-type="string">
            <text:p>27</text:p>
          </table:table-cell>
          <table:table-cell table:formula="of:=MID([.B438];FIND(&quot;DE&quot;;UPPER([.B438]))+3;999)" office:value-type="string" office:string-value="ABRIL" calcext:value-type="string">
            <text:p>ABRIL</text:p>
          </table:table-cell>
          <table:table-cell table:formula="of:=VLOOKUP([.D438];[.$P$4:.$Q$15];2;0)" office:value-type="float" office:value="4" calcext:value-type="float">
            <text:p>4</text:p>
          </table:table-cell>
          <table:table-cell table:formula="of:=DATE(2020;[.E438];[.C438])" office:value-type="date" office:date-value="2020-04-27" calcext:value-type="date">
            <text:p>27 de abril</text:p>
          </table:table-cell>
          <table:table-cell office:value-type="string" calcext:value-type="string">
            <text:p>18 DE AGOSTO</text:p>
          </table:table-cell>
          <table:table-cell table:formula="of:=LEFT([.G438];FIND(&quot;DE&quot;;UPPER([.G438]))-2)" office:value-type="string" office:string-value="18" calcext:value-type="string">
            <text:p>18</text:p>
          </table:table-cell>
          <table:table-cell table:formula="of:=MID([.G438];FIND(&quot;DE&quot;;UPPER([.G438]))+3;999)" office:value-type="string" office:string-value="AGOSTO" calcext:value-type="string">
            <text:p>AGOSTO</text:p>
          </table:table-cell>
          <table:table-cell table:formula="of:=VLOOKUP([.I438];[.$P$4:.$Q$15];2;0)" office:value-type="float" office:value="8" calcext:value-type="float">
            <text:p>8</text:p>
          </table:table-cell>
          <table:table-cell table:formula="of:=DATE(2020;[.J438];[.H438])" office:value-type="date" office:date-value="2020-08-18" calcext:value-type="date">
            <text:p>1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UELA, LA</text:p>
          </table:table-cell>
          <table:table-cell office:value-type="string" calcext:value-type="string">
            <text:p>3 DE FEBRERO</text:p>
          </table:table-cell>
          <table:table-cell table:formula="of:=LEFT([.B439];FIND(&quot;DE&quot;;UPPER([.B439]))-2)" office:value-type="string" office:string-value="3" calcext:value-type="string">
            <text:p>3</text:p>
          </table:table-cell>
          <table:table-cell table:formula="of:=MID([.B439];FIND(&quot;DE&quot;;UPPER([.B439]))+3;999)" office:value-type="string" office:string-value="FEBRERO" calcext:value-type="string">
            <text:p>FEBRERO</text:p>
          </table:table-cell>
          <table:table-cell table:formula="of:=VLOOKUP([.D439];[.$P$4:.$Q$15];2;0)" office:value-type="float" office:value="2" calcext:value-type="float">
            <text:p>2</text:p>
          </table:table-cell>
          <table:table-cell table:formula="of:=DATE(2020;[.E439];[.C439])" office:value-type="date" office:date-value="2020-02-03" calcext:value-type="date">
            <text:p>3 de febrero</text:p>
          </table:table-cell>
          <table:table-cell office:value-type="string" calcext:value-type="string">
            <text:p>28 DE AGOSTO</text:p>
          </table:table-cell>
          <table:table-cell table:formula="of:=LEFT([.G439];FIND(&quot;DE&quot;;UPPER([.G439]))-2)" office:value-type="string" office:string-value="28" calcext:value-type="string">
            <text:p>28</text:p>
          </table:table-cell>
          <table:table-cell table:formula="of:=MID([.G439];FIND(&quot;DE&quot;;UPPER([.G439]))+3;999)" office:value-type="string" office:string-value="AGOSTO" calcext:value-type="string">
            <text:p>AGOSTO</text:p>
          </table:table-cell>
          <table:table-cell table:formula="of:=VLOOKUP([.I439];[.$P$4:.$Q$15];2;0)" office:value-type="float" office:value="8" calcext:value-type="float">
            <text:p>8</text:p>
          </table:table-cell>
          <table:table-cell table:formula="of:=DATE(2020;[.J439];[.H439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NATORAF</text:p>
          </table:table-cell>
          <table:table-cell office:value-type="string" calcext:value-type="string">
            <text:p>15 DE MAYO</text:p>
          </table:table-cell>
          <table:table-cell table:formula="of:=LEFT([.B440];FIND(&quot;DE&quot;;UPPER([.B440]))-2)" office:value-type="string" office:string-value="15" calcext:value-type="string">
            <text:p>15</text:p>
          </table:table-cell>
          <table:table-cell table:formula="of:=MID([.B440];FIND(&quot;DE&quot;;UPPER([.B440]))+3;999)" office:value-type="string" office:string-value="MAYO" calcext:value-type="string">
            <text:p>MAYO</text:p>
          </table:table-cell>
          <table:table-cell table:formula="of:=VLOOKUP([.D440];[.$P$4:.$Q$15];2;0)" office:value-type="float" office:value="5" calcext:value-type="float">
            <text:p>5</text:p>
          </table:table-cell>
          <table:table-cell table:formula="of:=DATE(2020;[.E440];[.C440])" office:value-type="date" office:date-value="2020-05-15" calcext:value-type="date">
            <text:p>15 de mayo</text:p>
          </table:table-cell>
          <table:table-cell office:value-type="string" calcext:value-type="string">
            <text:p>3 DE SEPTIEMBRE</text:p>
          </table:table-cell>
          <table:table-cell table:formula="of:=LEFT([.G440];FIND(&quot;DE&quot;;UPPER([.G440]))-2)" office:value-type="string" office:string-value="3" calcext:value-type="string">
            <text:p>3</text:p>
          </table:table-cell>
          <table:table-cell table:formula="of:=MID([.G440];FIND(&quot;DE&quot;;UPPER([.G440]))+3;999)" office:value-type="string" office:string-value="SEPTIEMBRE" calcext:value-type="string">
            <text:p>SEPTIEMBRE</text:p>
          </table:table-cell>
          <table:table-cell table:formula="of:=VLOOKUP([.I440];[.$P$4:.$Q$15];2;0)" office:value-type="float" office:value="9" calcext:value-type="float">
            <text:p>9</text:p>
          </table:table-cell>
          <table:table-cell table:formula="of:=DATE(2020;[.J440];[.H440])" office:value-type="date" office:date-value="2020-09-03" calcext:value-type="date">
            <text:p>3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ÉN</text:p>
          </table:table-cell>
          <table:table-cell office:value-type="string" calcext:value-type="string">
            <text:p>11 DE JUNIO</text:p>
          </table:table-cell>
          <table:table-cell table:formula="of:=LEFT([.B441];FIND(&quot;DE&quot;;UPPER([.B441]))-2)" office:value-type="string" office:string-value="11" calcext:value-type="string">
            <text:p>11</text:p>
          </table:table-cell>
          <table:table-cell table:formula="of:=MID([.B441];FIND(&quot;DE&quot;;UPPER([.B441]))+3;999)" office:value-type="string" office:string-value="JUNIO" calcext:value-type="string">
            <text:p>JUNIO</text:p>
          </table:table-cell>
          <table:table-cell table:formula="of:=VLOOKUP([.D441];[.$P$4:.$Q$15];2;0)" office:value-type="float" office:value="6" calcext:value-type="float">
            <text:p>6</text:p>
          </table:table-cell>
          <table:table-cell table:formula="of:=DATE(2020;[.E441];[.C441])" office:value-type="date" office:date-value="2020-06-11" calcext:value-type="date">
            <text:p>11 de junio</text:p>
          </table:table-cell>
          <table:table-cell office:value-type="string" calcext:value-type="string">
            <text:p>25 DE NOVIEMBRE</text:p>
          </table:table-cell>
          <table:table-cell table:formula="of:=LEFT([.G441];FIND(&quot;DE&quot;;UPPER([.G441]))-2)" office:value-type="string" office:string-value="25" calcext:value-type="string">
            <text:p>25</text:p>
          </table:table-cell>
          <table:table-cell table:formula="of:=MID([.G441];FIND(&quot;DE&quot;;UPPER([.G441]))+3;999)" office:value-type="string" office:string-value="NOVIEMBRE" calcext:value-type="string">
            <text:p>NOVIEMBRE</text:p>
          </table:table-cell>
          <table:table-cell table:formula="of:=VLOOKUP([.I441];[.$P$4:.$Q$15];2;0)" office:value-type="float" office:value="11" calcext:value-type="float">
            <text:p>11</text:p>
          </table:table-cell>
          <table:table-cell table:formula="of:=DATE(2020;[.J441];[.H441])" office:value-type="date" office:date-value="2020-11-25" calcext:value-type="date">
            <text:p>25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MILENA</text:p>
          </table:table-cell>
          <table:table-cell office:value-type="string" calcext:value-type="string">
            <text:p>11 DE MAYO</text:p>
          </table:table-cell>
          <table:table-cell table:formula="of:=LEFT([.B442];FIND(&quot;DE&quot;;UPPER([.B442]))-2)" office:value-type="string" office:string-value="11" calcext:value-type="string">
            <text:p>11</text:p>
          </table:table-cell>
          <table:table-cell table:formula="of:=MID([.B442];FIND(&quot;DE&quot;;UPPER([.B442]))+3;999)" office:value-type="string" office:string-value="MAYO" calcext:value-type="string">
            <text:p>MAYO</text:p>
          </table:table-cell>
          <table:table-cell table:formula="of:=VLOOKUP([.D442];[.$P$4:.$Q$15];2;0)" office:value-type="float" office:value="5" calcext:value-type="float">
            <text:p>5</text:p>
          </table:table-cell>
          <table:table-cell table:formula="of:=DATE(2020;[.E442];[.C442])" office:value-type="date" office:date-value="2020-05-11" calcext:value-type="date">
            <text:p>11 de mayo</text:p>
          </table:table-cell>
          <table:table-cell office:value-type="string" calcext:value-type="string">
            <text:p>14 DE SEPTIEMBRE</text:p>
          </table:table-cell>
          <table:table-cell table:formula="of:=LEFT([.G442];FIND(&quot;DE&quot;;UPPER([.G442]))-2)" office:value-type="string" office:string-value="14" calcext:value-type="string">
            <text:p>14</text:p>
          </table:table-cell>
          <table:table-cell table:formula="of:=MID([.G442];FIND(&quot;DE&quot;;UPPER([.G442]))+3;999)" office:value-type="string" office:string-value="SEPTIEMBRE" calcext:value-type="string">
            <text:p>SEPTIEMBRE</text:p>
          </table:table-cell>
          <table:table-cell table:formula="of:=VLOOKUP([.I442];[.$P$4:.$Q$15];2;0)" office:value-type="float" office:value="9" calcext:value-type="float">
            <text:p>9</text:p>
          </table:table-cell>
          <table:table-cell table:formula="of:=DATE(2020;[.J442];[.H442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IMENA</text:p>
          </table:table-cell>
          <table:table-cell office:value-type="string" calcext:value-type="string">
            <text:p>4 DE MAYO</text:p>
          </table:table-cell>
          <table:table-cell table:formula="of:=LEFT([.B443];FIND(&quot;DE&quot;;UPPER([.B443]))-2)" office:value-type="string" office:string-value="4" calcext:value-type="string">
            <text:p>4</text:p>
          </table:table-cell>
          <table:table-cell table:formula="of:=MID([.B443];FIND(&quot;DE&quot;;UPPER([.B443]))+3;999)" office:value-type="string" office:string-value="MAYO" calcext:value-type="string">
            <text:p>MAYO</text:p>
          </table:table-cell>
          <table:table-cell table:formula="of:=VLOOKUP([.D443];[.$P$4:.$Q$15];2;0)" office:value-type="float" office:value="5" calcext:value-type="float">
            <text:p>5</text:p>
          </table:table-cell>
          <table:table-cell table:formula="of:=DATE(2020;[.E443];[.C443])" office:value-type="date" office:date-value="2020-05-04" calcext:value-type="date">
            <text:p>4 de mayo</text:p>
          </table:table-cell>
          <table:table-cell office:value-type="string" calcext:value-type="string">
            <text:p>8 DE SEPTIEMBRE</text:p>
          </table:table-cell>
          <table:table-cell table:formula="of:=LEFT([.G443];FIND(&quot;DE&quot;;UPPER([.G443]))-2)" office:value-type="string" office:string-value="8" calcext:value-type="string">
            <text:p>8</text:p>
          </table:table-cell>
          <table:table-cell table:formula="of:=MID([.G443];FIND(&quot;DE&quot;;UPPER([.G443]))+3;999)" office:value-type="string" office:string-value="SEPTIEMBRE" calcext:value-type="string">
            <text:p>SEPTIEMBRE</text:p>
          </table:table-cell>
          <table:table-cell table:formula="of:=VLOOKUP([.I443];[.$P$4:.$Q$15];2;0)" office:value-type="float" office:value="9" calcext:value-type="float">
            <text:p>9</text:p>
          </table:table-cell>
          <table:table-cell table:formula="of:=DATE(2020;[.J443];[.H443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ÓDAR</text:p>
          </table:table-cell>
          <table:table-cell office:value-type="string" calcext:value-type="string">
            <text:p>15 DE MAYO</text:p>
          </table:table-cell>
          <table:table-cell table:formula="of:=LEFT([.B444];FIND(&quot;DE&quot;;UPPER([.B444]))-2)" office:value-type="string" office:string-value="15" calcext:value-type="string">
            <text:p>15</text:p>
          </table:table-cell>
          <table:table-cell table:formula="of:=MID([.B444];FIND(&quot;DE&quot;;UPPER([.B444]))+3;999)" office:value-type="string" office:string-value="MAYO" calcext:value-type="string">
            <text:p>MAYO</text:p>
          </table:table-cell>
          <table:table-cell table:formula="of:=VLOOKUP([.D444];[.$P$4:.$Q$15];2;0)" office:value-type="float" office:value="5" calcext:value-type="float">
            <text:p>5</text:p>
          </table:table-cell>
          <table:table-cell table:formula="of:=DATE(2020;[.E444];[.C444])" office:value-type="date" office:date-value="2020-05-15" calcext:value-type="date">
            <text:p>15 de mayo</text:p>
          </table:table-cell>
          <table:table-cell office:value-type="string" calcext:value-type="string">
            <text:p>14 DE SEPTIEMBRE</text:p>
          </table:table-cell>
          <table:table-cell table:formula="of:=LEFT([.G444];FIND(&quot;DE&quot;;UPPER([.G444]))-2)" office:value-type="string" office:string-value="14" calcext:value-type="string">
            <text:p>14</text:p>
          </table:table-cell>
          <table:table-cell table:formula="of:=MID([.G444];FIND(&quot;DE&quot;;UPPER([.G444]))+3;999)" office:value-type="string" office:string-value="SEPTIEMBRE" calcext:value-type="string">
            <text:p>SEPTIEMBRE</text:p>
          </table:table-cell>
          <table:table-cell table:formula="of:=VLOOKUP([.I444];[.$P$4:.$Q$15];2;0)" office:value-type="float" office:value="9" calcext:value-type="float">
            <text:p>9</text:p>
          </table:table-cell>
          <table:table-cell table:formula="of:=DATE(2020;[.J444];[.H444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HIGUERA</text:p>
          </table:table-cell>
          <table:table-cell office:value-type="string" calcext:value-type="string">
            <text:p>24 DE JUNIO</text:p>
          </table:table-cell>
          <table:table-cell table:formula="of:=LEFT([.B445];FIND(&quot;DE&quot;;UPPER([.B445]))-2)" office:value-type="string" office:string-value="24" calcext:value-type="string">
            <text:p>24</text:p>
          </table:table-cell>
          <table:table-cell table:formula="of:=MID([.B445];FIND(&quot;DE&quot;;UPPER([.B445]))+3;999)" office:value-type="string" office:string-value="JUNIO" calcext:value-type="string">
            <text:p>JUNIO</text:p>
          </table:table-cell>
          <table:table-cell table:formula="of:=VLOOKUP([.D445];[.$P$4:.$Q$15];2;0)" office:value-type="float" office:value="6" calcext:value-type="float">
            <text:p>6</text:p>
          </table:table-cell>
          <table:table-cell table:formula="of:=DATE(2020;[.E445];[.C445])" office:value-type="date" office:date-value="2020-06-24" calcext:value-type="date">
            <text:p>24 de junio</text:p>
          </table:table-cell>
          <table:table-cell office:value-type="string" calcext:value-type="string">
            <text:p>11 DE AGOSTO</text:p>
          </table:table-cell>
          <table:table-cell table:formula="of:=LEFT([.G445];FIND(&quot;DE&quot;;UPPER([.G445]))-2)" office:value-type="string" office:string-value="11" calcext:value-type="string">
            <text:p>11</text:p>
          </table:table-cell>
          <table:table-cell table:formula="of:=MID([.G445];FIND(&quot;DE&quot;;UPPER([.G445]))+3;999)" office:value-type="string" office:string-value="AGOSTO" calcext:value-type="string">
            <text:p>AGOSTO</text:p>
          </table:table-cell>
          <table:table-cell table:formula="of:=VLOOKUP([.I445];[.$P$4:.$Q$15];2;0)" office:value-type="float" office:value="8" calcext:value-type="float">
            <text:p>8</text:p>
          </table:table-cell>
          <table:table-cell table:formula="of:=DATE(2020;[.J445];[.H445])" office:value-type="date" office:date-value="2020-08-11" calcext:value-type="date">
            <text:p>1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VA</text:p>
          </table:table-cell>
          <table:table-cell office:value-type="string" calcext:value-type="string">
            <text:p>27 DE ABRIL</text:p>
          </table:table-cell>
          <table:table-cell table:formula="of:=LEFT([.B446];FIND(&quot;DE&quot;;UPPER([.B446]))-2)" office:value-type="string" office:string-value="27" calcext:value-type="string">
            <text:p>27</text:p>
          </table:table-cell>
          <table:table-cell table:formula="of:=MID([.B446];FIND(&quot;DE&quot;;UPPER([.B446]))+3;999)" office:value-type="string" office:string-value="ABRIL" calcext:value-type="string">
            <text:p>ABRIL</text:p>
          </table:table-cell>
          <table:table-cell table:formula="of:=VLOOKUP([.D446];[.$P$4:.$Q$15];2;0)" office:value-type="float" office:value="4" calcext:value-type="float">
            <text:p>4</text:p>
          </table:table-cell>
          <table:table-cell table:formula="of:=DATE(2020;[.E446];[.C446])" office:value-type="date" office:date-value="2020-04-27" calcext:value-type="date">
            <text:p>27 de abril</text:p>
          </table:table-cell>
          <table:table-cell office:value-type="string" calcext:value-type="string">
            <text:p>10 DE AGOSTO</text:p>
          </table:table-cell>
          <table:table-cell table:formula="of:=LEFT([.G446];FIND(&quot;DE&quot;;UPPER([.G446]))-2)" office:value-type="string" office:string-value="10" calcext:value-type="string">
            <text:p>10</text:p>
          </table:table-cell>
          <table:table-cell table:formula="of:=MID([.G446];FIND(&quot;DE&quot;;UPPER([.G446]))+3;999)" office:value-type="string" office:string-value="AGOSTO" calcext:value-type="string">
            <text:p>AGOSTO</text:p>
          </table:table-cell>
          <table:table-cell table:formula="of:=VLOOKUP([.I446];[.$P$4:.$Q$15];2;0)" office:value-type="float" office:value="8" calcext:value-type="float">
            <text:p>8</text:p>
          </table:table-cell>
          <table:table-cell table:formula="of:=DATE(2020;[.J446];[.H446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PERA</text:p>
          </table:table-cell>
          <table:table-cell office:value-type="string" calcext:value-type="string">
            <text:p>18 DE MAYO</text:p>
          </table:table-cell>
          <table:table-cell table:formula="of:=LEFT([.B447];FIND(&quot;DE&quot;;UPPER([.B447]))-2)" office:value-type="string" office:string-value="18" calcext:value-type="string">
            <text:p>18</text:p>
          </table:table-cell>
          <table:table-cell table:formula="of:=MID([.B447];FIND(&quot;DE&quot;;UPPER([.B447]))+3;999)" office:value-type="string" office:string-value="MAYO" calcext:value-type="string">
            <text:p>MAYO</text:p>
          </table:table-cell>
          <table:table-cell table:formula="of:=VLOOKUP([.D447];[.$P$4:.$Q$15];2;0)" office:value-type="float" office:value="5" calcext:value-type="float">
            <text:p>5</text:p>
          </table:table-cell>
          <table:table-cell table:formula="of:=DATE(2020;[.E447];[.C447])" office:value-type="date" office:date-value="2020-05-18" calcext:value-type="date">
            <text:p>18 de mayo</text:p>
          </table:table-cell>
          <table:table-cell office:value-type="string" calcext:value-type="string">
            <text:p>26 DE AGOSTO</text:p>
          </table:table-cell>
          <table:table-cell table:formula="of:=LEFT([.G447];FIND(&quot;DE&quot;;UPPER([.G447]))-2)" office:value-type="string" office:string-value="26" calcext:value-type="string">
            <text:p>26</text:p>
          </table:table-cell>
          <table:table-cell table:formula="of:=MID([.G447];FIND(&quot;DE&quot;;UPPER([.G447]))+3;999)" office:value-type="string" office:string-value="AGOSTO" calcext:value-type="string">
            <text:p>AGOSTO</text:p>
          </table:table-cell>
          <table:table-cell table:formula="of:=VLOOKUP([.I447];[.$P$4:.$Q$15];2;0)" office:value-type="float" office:value="8" calcext:value-type="float">
            <text:p>8</text:p>
          </table:table-cell>
          <table:table-cell table:formula="of:=DATE(2020;[.J447];[.H447])" office:value-type="date" office:date-value="2020-08-26" calcext:value-type="date">
            <text:p>26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PIÓN</text:p>
          </table:table-cell>
          <table:table-cell office:value-type="string" calcext:value-type="string">
            <text:p>5 DE MARZO</text:p>
          </table:table-cell>
          <table:table-cell table:formula="of:=LEFT([.B448];FIND(&quot;DE&quot;;UPPER([.B448]))-2)" office:value-type="string" office:string-value="5" calcext:value-type="string">
            <text:p>5</text:p>
          </table:table-cell>
          <table:table-cell table:formula="of:=MID([.B448];FIND(&quot;DE&quot;;UPPER([.B448]))+3;999)" office:value-type="string" office:string-value="MARZO" calcext:value-type="string">
            <text:p>MARZO</text:p>
          </table:table-cell>
          <table:table-cell table:formula="of:=VLOOKUP([.D448];[.$P$4:.$Q$15];2;0)" office:value-type="float" office:value="3" calcext:value-type="float">
            <text:p>3</text:p>
          </table:table-cell>
          <table:table-cell table:formula="of:=DATE(2020;[.E448];[.C448])" office:value-type="date" office:date-value="2020-03-05" calcext:value-type="date">
            <text:p>5 de marzo</text:p>
          </table:table-cell>
          <table:table-cell office:value-type="string" calcext:value-type="string">
            <text:p>24 DE JUNIO</text:p>
          </table:table-cell>
          <table:table-cell table:formula="of:=LEFT([.G448];FIND(&quot;DE&quot;;UPPER([.G448]))-2)" office:value-type="string" office:string-value="24" calcext:value-type="string">
            <text:p>24</text:p>
          </table:table-cell>
          <table:table-cell table:formula="of:=MID([.G448];FIND(&quot;DE&quot;;UPPER([.G448]))+3;999)" office:value-type="string" office:string-value="JUNIO" calcext:value-type="string">
            <text:p>JUNIO</text:p>
          </table:table-cell>
          <table:table-cell table:formula="of:=VLOOKUP([.I448];[.$P$4:.$Q$15];2;0)" office:value-type="float" office:value="6" calcext:value-type="float">
            <text:p>6</text:p>
          </table:table-cell>
          <table:table-cell table:formula="of:=DATE(2020;[.J448];[.H448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MOLEJO</text:p>
          </table:table-cell>
          <table:table-cell office:value-type="string" calcext:value-type="string">
            <text:p>24 DE ENERO</text:p>
          </table:table-cell>
          <table:table-cell table:formula="of:=LEFT([.B449];FIND(&quot;DE&quot;;UPPER([.B449]))-2)" office:value-type="string" office:string-value="24" calcext:value-type="string">
            <text:p>24</text:p>
          </table:table-cell>
          <table:table-cell table:formula="of:=MID([.B449];FIND(&quot;DE&quot;;UPPER([.B449]))+3;999)" office:value-type="string" office:string-value="ENERO" calcext:value-type="string">
            <text:p>ENERO</text:p>
          </table:table-cell>
          <table:table-cell table:formula="of:=VLOOKUP([.D449];[.$P$4:.$Q$15];2;0)" office:value-type="float" office:value="1" calcext:value-type="float">
            <text:p>1</text:p>
          </table:table-cell>
          <table:table-cell table:formula="of:=DATE(2020;[.E449];[.C449])" office:value-type="date" office:date-value="2020-01-24" calcext:value-type="date">
            <text:p>24 de enero</text:p>
          </table:table-cell>
          <table:table-cell office:value-type="string" calcext:value-type="string">
            <text:p>5 DE SEPTIEMBRE</text:p>
          </table:table-cell>
          <table:table-cell table:formula="of:=LEFT([.G449];FIND(&quot;DE&quot;;UPPER([.G449]))-2)" office:value-type="string" office:string-value="5" calcext:value-type="string">
            <text:p>5</text:p>
          </table:table-cell>
          <table:table-cell table:formula="of:=MID([.G449];FIND(&quot;DE&quot;;UPPER([.G449]))+3;999)" office:value-type="string" office:string-value="SEPTIEMBRE" calcext:value-type="string">
            <text:p>SEPTIEMBRE</text:p>
          </table:table-cell>
          <table:table-cell table:formula="of:=VLOOKUP([.I449];[.$P$4:.$Q$15];2;0)" office:value-type="float" office:value="9" calcext:value-type="float">
            <text:p>9</text:p>
          </table:table-cell>
          <table:table-cell table:formula="of:=DATE(2020;[.J449];[.H449])" office:value-type="date" office:date-value="2020-09-05" calcext:value-type="date">
            <text:p>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OS</text:p>
          </table:table-cell>
          <table:table-cell office:value-type="string" calcext:value-type="string">
            <text:p>5 DE MAYO</text:p>
          </table:table-cell>
          <table:table-cell table:formula="of:=LEFT([.B450];FIND(&quot;DE&quot;;UPPER([.B450]))-2)" office:value-type="string" office:string-value="5" calcext:value-type="string">
            <text:p>5</text:p>
          </table:table-cell>
          <table:table-cell table:formula="of:=MID([.B450];FIND(&quot;DE&quot;;UPPER([.B450]))+3;999)" office:value-type="string" office:string-value="MAYO" calcext:value-type="string">
            <text:p>MAYO</text:p>
          </table:table-cell>
          <table:table-cell table:formula="of:=VLOOKUP([.D450];[.$P$4:.$Q$15];2;0)" office:value-type="float" office:value="5" calcext:value-type="float">
            <text:p>5</text:p>
          </table:table-cell>
          <table:table-cell table:formula="of:=DATE(2020;[.E450];[.C450])" office:value-type="date" office:date-value="2020-05-05" calcext:value-type="date">
            <text:p>5 de mayo</text:p>
          </table:table-cell>
          <table:table-cell office:value-type="string" calcext:value-type="string">
            <text:p>29 DE JULIO</text:p>
          </table:table-cell>
          <table:table-cell table:formula="of:=LEFT([.G450];FIND(&quot;DE&quot;;UPPER([.G450]))-2)" office:value-type="string" office:string-value="29" calcext:value-type="string">
            <text:p>29</text:p>
          </table:table-cell>
          <table:table-cell table:formula="of:=MID([.G450];FIND(&quot;DE&quot;;UPPER([.G450]))+3;999)" office:value-type="string" office:string-value="JULIO" calcext:value-type="string">
            <text:p>JULIO</text:p>
          </table:table-cell>
          <table:table-cell table:formula="of:=VLOOKUP([.I450];[.$P$4:.$Q$15];2;0)" office:value-type="float" office:value="7" calcext:value-type="float">
            <text:p>7</text:p>
          </table:table-cell>
          <table:table-cell table:formula="of:=DATE(2020;[.J450];[.H450])" office:value-type="date" office:date-value="2020-07-29" calcext:value-type="date">
            <text:p>29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GÍBAR</text:p>
          </table:table-cell>
          <table:table-cell office:value-type="string" calcext:value-type="string">
            <text:p>4 DE MAYO</text:p>
          </table:table-cell>
          <table:table-cell table:formula="of:=LEFT([.B451];FIND(&quot;DE&quot;;UPPER([.B451]))-2)" office:value-type="string" office:string-value="4" calcext:value-type="string">
            <text:p>4</text:p>
          </table:table-cell>
          <table:table-cell table:formula="of:=MID([.B451];FIND(&quot;DE&quot;;UPPER([.B451]))+3;999)" office:value-type="string" office:string-value="MAYO" calcext:value-type="string">
            <text:p>MAYO</text:p>
          </table:table-cell>
          <table:table-cell table:formula="of:=VLOOKUP([.D451];[.$P$4:.$Q$15];2;0)" office:value-type="float" office:value="5" calcext:value-type="float">
            <text:p>5</text:p>
          </table:table-cell>
          <table:table-cell table:formula="of:=DATE(2020;[.E451];[.C451])" office:value-type="date" office:date-value="2020-05-04" calcext:value-type="date">
            <text:p>4 de mayo</text:p>
          </table:table-cell>
          <table:table-cell office:value-type="string" calcext:value-type="string">
            <text:p>22 DE JULIO</text:p>
          </table:table-cell>
          <table:table-cell table:formula="of:=LEFT([.G451];FIND(&quot;DE&quot;;UPPER([.G451]))-2)" office:value-type="string" office:string-value="22" calcext:value-type="string">
            <text:p>22</text:p>
          </table:table-cell>
          <table:table-cell table:formula="of:=MID([.G451];FIND(&quot;DE&quot;;UPPER([.G451]))+3;999)" office:value-type="string" office:string-value="JULIO" calcext:value-type="string">
            <text:p>JULIO</text:p>
          </table:table-cell>
          <table:table-cell table:formula="of:=VLOOKUP([.I451];[.$P$4:.$Q$15];2;0)" office:value-type="float" office:value="7" calcext:value-type="float">
            <text:p>7</text:p>
          </table:table-cell>
          <table:table-cell table:formula="of:=DATE(2020;[.J451];[.H451])" office:value-type="date" office:date-value="2020-07-22" calcext:value-type="date">
            <text:p>22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IZÓN</text:p>
          </table:table-cell>
          <table:table-cell office:value-type="string" calcext:value-type="string">
            <text:p>24 DE JUNIO</text:p>
          </table:table-cell>
          <table:table-cell table:formula="of:=LEFT([.B452];FIND(&quot;DE&quot;;UPPER([.B452]))-2)" office:value-type="string" office:string-value="24" calcext:value-type="string">
            <text:p>24</text:p>
          </table:table-cell>
          <table:table-cell table:formula="of:=MID([.B452];FIND(&quot;DE&quot;;UPPER([.B452]))+3;999)" office:value-type="string" office:string-value="JUNIO" calcext:value-type="string">
            <text:p>JUNIO</text:p>
          </table:table-cell>
          <table:table-cell table:formula="of:=VLOOKUP([.D452];[.$P$4:.$Q$15];2;0)" office:value-type="float" office:value="6" calcext:value-type="float">
            <text:p>6</text:p>
          </table:table-cell>
          <table:table-cell table:formula="of:=DATE(2020;[.E452];[.C452])" office:value-type="date" office:date-value="2020-06-24" calcext:value-type="date">
            <text:p>24 de junio</text:p>
          </table:table-cell>
          <table:table-cell office:value-type="string" calcext:value-type="string">
            <text:p>14 DE SEPTIEMBRE</text:p>
          </table:table-cell>
          <table:table-cell table:formula="of:=LEFT([.G452];FIND(&quot;DE&quot;;UPPER([.G452]))-2)" office:value-type="string" office:string-value="14" calcext:value-type="string">
            <text:p>14</text:p>
          </table:table-cell>
          <table:table-cell table:formula="of:=MID([.G452];FIND(&quot;DE&quot;;UPPER([.G452]))+3;999)" office:value-type="string" office:string-value="SEPTIEMBRE" calcext:value-type="string">
            <text:p>SEPTIEMBRE</text:p>
          </table:table-cell>
          <table:table-cell table:formula="of:=VLOOKUP([.I452];[.$P$4:.$Q$15];2;0)" office:value-type="float" office:value="9" calcext:value-type="float">
            <text:p>9</text:p>
          </table:table-cell>
          <table:table-cell table:formula="of:=DATE(2020;[.J452];[.H452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ERA</text:p>
          </table:table-cell>
          <table:table-cell office:value-type="string" calcext:value-type="string">
            <text:p>15 DE MAYO</text:p>
          </table:table-cell>
          <table:table-cell table:formula="of:=LEFT([.B453];FIND(&quot;DE&quot;;UPPER([.B453]))-2)" office:value-type="string" office:string-value="15" calcext:value-type="string">
            <text:p>15</text:p>
          </table:table-cell>
          <table:table-cell table:formula="of:=MID([.B453];FIND(&quot;DE&quot;;UPPER([.B453]))+3;999)" office:value-type="string" office:string-value="MAYO" calcext:value-type="string">
            <text:p>MAYO</text:p>
          </table:table-cell>
          <table:table-cell table:formula="of:=VLOOKUP([.D453];[.$P$4:.$Q$15];2;0)" office:value-type="float" office:value="5" calcext:value-type="float">
            <text:p>5</text:p>
          </table:table-cell>
          <table:table-cell table:formula="of:=DATE(2020;[.E453];[.C453])" office:value-type="date" office:date-value="2020-05-15" calcext:value-type="date">
            <text:p>15 de mayo</text:p>
          </table:table-cell>
          <table:table-cell office:value-type="string" calcext:value-type="string">
            <text:p>14 DE SEPTIEMBRE</text:p>
          </table:table-cell>
          <table:table-cell table:formula="of:=LEFT([.G453];FIND(&quot;DE&quot;;UPPER([.G453]))-2)" office:value-type="string" office:string-value="14" calcext:value-type="string">
            <text:p>14</text:p>
          </table:table-cell>
          <table:table-cell table:formula="of:=MID([.G453];FIND(&quot;DE&quot;;UPPER([.G453]))+3;999)" office:value-type="string" office:string-value="SEPTIEMBRE" calcext:value-type="string">
            <text:p>SEPTIEMBRE</text:p>
          </table:table-cell>
          <table:table-cell table:formula="of:=VLOOKUP([.I453];[.$P$4:.$Q$15];2;0)" office:value-type="float" office:value="9" calcext:value-type="float">
            <text:p>9</text:p>
          </table:table-cell>
          <table:table-cell table:formula="of:=DATE(2020;[.J453];[.H453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L DE BECERRO</text:p>
          </table:table-cell>
          <table:table-cell office:value-type="string" calcext:value-type="string">
            <text:p>25 DE MARZO</text:p>
          </table:table-cell>
          <table:table-cell table:formula="of:=LEFT([.B454];FIND(&quot;DE&quot;;UPPER([.B454]))-2)" office:value-type="string" office:string-value="25" calcext:value-type="string">
            <text:p>25</text:p>
          </table:table-cell>
          <table:table-cell table:formula="of:=MID([.B454];FIND(&quot;DE&quot;;UPPER([.B454]))+3;999)" office:value-type="string" office:string-value="MARZO" calcext:value-type="string">
            <text:p>MARZO</text:p>
          </table:table-cell>
          <table:table-cell table:formula="of:=VLOOKUP([.D454];[.$P$4:.$Q$15];2;0)" office:value-type="float" office:value="3" calcext:value-type="float">
            <text:p>3</text:p>
          </table:table-cell>
          <table:table-cell table:formula="of:=DATE(2020;[.E454];[.C454])" office:value-type="date" office:date-value="2020-03-25" calcext:value-type="date">
            <text:p>25 de marzo</text:p>
          </table:table-cell>
          <table:table-cell office:value-type="string" calcext:value-type="string">
            <text:p>18 DE AGOSTO</text:p>
          </table:table-cell>
          <table:table-cell table:formula="of:=LEFT([.G454];FIND(&quot;DE&quot;;UPPER([.G454]))-2)" office:value-type="string" office:string-value="18" calcext:value-type="string">
            <text:p>18</text:p>
          </table:table-cell>
          <table:table-cell table:formula="of:=MID([.G454];FIND(&quot;DE&quot;;UPPER([.G454]))+3;999)" office:value-type="string" office:string-value="AGOSTO" calcext:value-type="string">
            <text:p>AGOSTO</text:p>
          </table:table-cell>
          <table:table-cell table:formula="of:=VLOOKUP([.I454];[.$P$4:.$Q$15];2;0)" office:value-type="float" office:value="8" calcext:value-type="float">
            <text:p>8</text:p>
          </table:table-cell>
          <table:table-cell table:formula="of:=DATE(2020;[.J454];[.H454])" office:value-type="date" office:date-value="2020-08-18" calcext:value-type="date">
            <text:p>1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GALAJAR</text:p>
          </table:table-cell>
          <table:table-cell office:value-type="string" calcext:value-type="string">
            <text:p>11 DE MAYO</text:p>
          </table:table-cell>
          <table:table-cell table:formula="of:=LEFT([.B455];FIND(&quot;DE&quot;;UPPER([.B455]))-2)" office:value-type="string" office:string-value="11" calcext:value-type="string">
            <text:p>11</text:p>
          </table:table-cell>
          <table:table-cell table:formula="of:=MID([.B455];FIND(&quot;DE&quot;;UPPER([.B455]))+3;999)" office:value-type="string" office:string-value="MAYO" calcext:value-type="string">
            <text:p>MAYO</text:p>
          </table:table-cell>
          <table:table-cell table:formula="of:=VLOOKUP([.D455];[.$P$4:.$Q$15];2;0)" office:value-type="float" office:value="5" calcext:value-type="float">
            <text:p>5</text:p>
          </table:table-cell>
          <table:table-cell table:formula="of:=DATE(2020;[.E455];[.C455])" office:value-type="date" office:date-value="2020-05-11" calcext:value-type="date">
            <text:p>11 de mayo</text:p>
          </table:table-cell>
          <table:table-cell office:value-type="string" calcext:value-type="string">
            <text:p>5 DE AGOSTO</text:p>
          </table:table-cell>
          <table:table-cell table:formula="of:=LEFT([.G455];FIND(&quot;DE&quot;;UPPER([.G455]))-2)" office:value-type="string" office:string-value="5" calcext:value-type="string">
            <text:p>5</text:p>
          </table:table-cell>
          <table:table-cell table:formula="of:=MID([.G455];FIND(&quot;DE&quot;;UPPER([.G455]))+3;999)" office:value-type="string" office:string-value="AGOSTO" calcext:value-type="string">
            <text:p>AGOSTO</text:p>
          </table:table-cell>
          <table:table-cell table:formula="of:=VLOOKUP([.I455];[.$P$4:.$Q$15];2;0)" office:value-type="float" office:value="8" calcext:value-type="float">
            <text:p>8</text:p>
          </table:table-cell>
          <table:table-cell table:formula="of:=DATE(2020;[.J455];[.H455])" office:value-type="date" office:date-value="2020-08-05" calcext:value-type="date">
            <text:p>5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ZO ALCÓN</text:p>
          </table:table-cell>
          <table:table-cell office:value-type="string" calcext:value-type="string">
            <text:p>28 DE JULIO</text:p>
          </table:table-cell>
          <table:table-cell table:formula="of:=LEFT([.B456];FIND(&quot;DE&quot;;UPPER([.B456]))-2)" office:value-type="string" office:string-value="28" calcext:value-type="string">
            <text:p>28</text:p>
          </table:table-cell>
          <table:table-cell table:formula="of:=MID([.B456];FIND(&quot;DE&quot;;UPPER([.B456]))+3;999)" office:value-type="string" office:string-value="JULIO" calcext:value-type="string">
            <text:p>JULIO</text:p>
          </table:table-cell>
          <table:table-cell table:formula="of:=VLOOKUP([.D456];[.$P$4:.$Q$15];2;0)" office:value-type="float" office:value="7" calcext:value-type="float">
            <text:p>7</text:p>
          </table:table-cell>
          <table:table-cell table:formula="of:=DATE(2020;[.E456];[.C456])" office:value-type="date" office:date-value="2020-07-28" calcext:value-type="date">
            <text:p>28 de julio</text:p>
          </table:table-cell>
          <table:table-cell office:value-type="string" calcext:value-type="string">
            <text:p>13 DE NOVIEMBRE</text:p>
          </table:table-cell>
          <table:table-cell table:formula="of:=LEFT([.G456];FIND(&quot;DE&quot;;UPPER([.G456]))-2)" office:value-type="string" office:string-value="13" calcext:value-type="string">
            <text:p>13</text:p>
          </table:table-cell>
          <table:table-cell table:formula="of:=MID([.G456];FIND(&quot;DE&quot;;UPPER([.G456]))+3;999)" office:value-type="string" office:string-value="NOVIEMBRE" calcext:value-type="string">
            <text:p>NOVIEMBRE</text:p>
          </table:table-cell>
          <table:table-cell table:formula="of:=VLOOKUP([.I456];[.$P$4:.$Q$15];2;0)" office:value-type="float" office:value="11" calcext:value-type="float">
            <text:p>11</text:p>
          </table:table-cell>
          <table:table-cell table:formula="of:=DATE(2020;[.J456];[.H456])" office:value-type="date" office:date-value="2020-11-13" calcext:value-type="date">
            <text:p>13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NTE DE GÉNAVE</text:p>
          </table:table-cell>
          <table:table-cell office:value-type="string" calcext:value-type="string">
            <text:p>14 DE MAYO</text:p>
          </table:table-cell>
          <table:table-cell table:formula="of:=LEFT([.B457];FIND(&quot;DE&quot;;UPPER([.B457]))-2)" office:value-type="string" office:string-value="14" calcext:value-type="string">
            <text:p>14</text:p>
          </table:table-cell>
          <table:table-cell table:formula="of:=MID([.B457];FIND(&quot;DE&quot;;UPPER([.B457]))+3;999)" office:value-type="string" office:string-value="MAYO" calcext:value-type="string">
            <text:p>MAYO</text:p>
          </table:table-cell>
          <table:table-cell table:formula="of:=VLOOKUP([.D457];[.$P$4:.$Q$15];2;0)" office:value-type="float" office:value="5" calcext:value-type="float">
            <text:p>5</text:p>
          </table:table-cell>
          <table:table-cell table:formula="of:=DATE(2020;[.E457];[.C457])" office:value-type="date" office:date-value="2020-05-14" calcext:value-type="date">
            <text:p>14 de mayo</text:p>
          </table:table-cell>
          <table:table-cell office:value-type="string" calcext:value-type="string">
            <text:p>15 DE MAYO</text:p>
          </table:table-cell>
          <table:table-cell table:formula="of:=LEFT([.G457];FIND(&quot;DE&quot;;UPPER([.G457]))-2)" office:value-type="string" office:string-value="15" calcext:value-type="string">
            <text:p>15</text:p>
          </table:table-cell>
          <table:table-cell table:formula="of:=MID([.G457];FIND(&quot;DE&quot;;UPPER([.G457]))+3;999)" office:value-type="string" office:string-value="MAYO" calcext:value-type="string">
            <text:p>MAYO</text:p>
          </table:table-cell>
          <table:table-cell table:formula="of:=VLOOKUP([.I457];[.$P$4:.$Q$15];2;0)" office:value-type="float" office:value="5" calcext:value-type="float">
            <text:p>5</text:p>
          </table:table-cell>
          <table:table-cell table:formula="of:=DATE(2020;[.J457];[.H457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RTA DE SEGURA, LA</text:p>
          </table:table-cell>
          <table:table-cell office:value-type="string" calcext:value-type="string">
            <text:p>3 DE FEBRERO</text:p>
          </table:table-cell>
          <table:table-cell table:formula="of:=LEFT([.B458];FIND(&quot;DE&quot;;UPPER([.B458]))-2)" office:value-type="string" office:string-value="3" calcext:value-type="string">
            <text:p>3</text:p>
          </table:table-cell>
          <table:table-cell table:formula="of:=MID([.B458];FIND(&quot;DE&quot;;UPPER([.B458]))+3;999)" office:value-type="string" office:string-value="FEBRERO" calcext:value-type="string">
            <text:p>FEBRERO</text:p>
          </table:table-cell>
          <table:table-cell table:formula="of:=VLOOKUP([.D458];[.$P$4:.$Q$15];2;0)" office:value-type="float" office:value="2" calcext:value-type="float">
            <text:p>2</text:p>
          </table:table-cell>
          <table:table-cell table:formula="of:=DATE(2020;[.E458];[.C458])" office:value-type="date" office:date-value="2020-02-03" calcext:value-type="date">
            <text:p>3 de febrero</text:p>
          </table:table-cell>
          <table:table-cell office:value-type="string" calcext:value-type="string">
            <text:p>16 DE JULIO</text:p>
          </table:table-cell>
          <table:table-cell table:formula="of:=LEFT([.G458];FIND(&quot;DE&quot;;UPPER([.G458]))-2)" office:value-type="string" office:string-value="16" calcext:value-type="string">
            <text:p>16</text:p>
          </table:table-cell>
          <table:table-cell table:formula="of:=MID([.G458];FIND(&quot;DE&quot;;UPPER([.G458]))+3;999)" office:value-type="string" office:string-value="JULIO" calcext:value-type="string">
            <text:p>JULIO</text:p>
          </table:table-cell>
          <table:table-cell table:formula="of:=VLOOKUP([.I458];[.$P$4:.$Q$15];2;0)" office:value-type="float" office:value="7" calcext:value-type="float">
            <text:p>7</text:p>
          </table:table-cell>
          <table:table-cell table:formula="of:=DATE(2020;[.J458];[.H458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20 DE ENERO</text:p>
          </table:table-cell>
          <table:table-cell table:formula="of:=LEFT([.B459];FIND(&quot;DE&quot;;UPPER([.B459]))-2)" office:value-type="string" office:string-value="20" calcext:value-type="string">
            <text:p>20</text:p>
          </table:table-cell>
          <table:table-cell table:formula="of:=MID([.B459];FIND(&quot;DE&quot;;UPPER([.B459]))+3;999)" office:value-type="string" office:string-value="ENERO" calcext:value-type="string">
            <text:p>ENERO</text:p>
          </table:table-cell>
          <table:table-cell table:formula="of:=VLOOKUP([.D459];[.$P$4:.$Q$15];2;0)" office:value-type="float" office:value="1" calcext:value-type="float">
            <text:p>1</text:p>
          </table:table-cell>
          <table:table-cell table:formula="of:=DATE(2020;[.E459];[.C459])" office:value-type="date" office:date-value="2020-01-20" calcext:value-type="date">
            <text:p>20 de enero</text:p>
          </table:table-cell>
          <table:table-cell office:value-type="string" calcext:value-type="string">
            <text:p>29 DE AGOSTO</text:p>
          </table:table-cell>
          <table:table-cell table:formula="of:=LEFT([.G459];FIND(&quot;DE&quot;;UPPER([.G459]))-2)" office:value-type="string" office:string-value="29" calcext:value-type="string">
            <text:p>29</text:p>
          </table:table-cell>
          <table:table-cell table:formula="of:=MID([.G459];FIND(&quot;DE&quot;;UPPER([.G459]))+3;999)" office:value-type="string" office:string-value="AGOSTO" calcext:value-type="string">
            <text:p>AGOSTO</text:p>
          </table:table-cell>
          <table:table-cell table:formula="of:=VLOOKUP([.I459];[.$P$4:.$Q$15];2;0)" office:value-type="float" office:value="8" calcext:value-type="float">
            <text:p>8</text:p>
          </table:table-cell>
          <table:table-cell table:formula="of:=DATE(2020;[.J459];[.H459])" office:value-type="date" office:date-value="2020-08-29" calcext:value-type="date">
            <text:p>29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3 DE FEBRERO</text:p>
          </table:table-cell>
          <table:table-cell table:formula="of:=LEFT([.B460];FIND(&quot;DE&quot;;UPPER([.B460]))-2)" office:value-type="string" office:string-value="3" calcext:value-type="string">
            <text:p>3</text:p>
          </table:table-cell>
          <table:table-cell table:formula="of:=MID([.B460];FIND(&quot;DE&quot;;UPPER([.B460]))+3;999)" office:value-type="string" office:string-value="FEBRERO" calcext:value-type="string">
            <text:p>FEBRERO</text:p>
          </table:table-cell>
          <table:table-cell table:formula="of:=VLOOKUP([.D460];[.$P$4:.$Q$15];2;0)" office:value-type="float" office:value="2" calcext:value-type="float">
            <text:p>2</text:p>
          </table:table-cell>
          <table:table-cell table:formula="of:=DATE(2020;[.E460];[.C460])" office:value-type="date" office:date-value="2020-02-03" calcext:value-type="date">
            <text:p>3 de febrero</text:p>
          </table:table-cell>
          <table:table-cell office:value-type="string" calcext:value-type="string">
            <text:p>23 DE SEPTIEMBRE</text:p>
          </table:table-cell>
          <table:table-cell table:formula="of:=LEFT([.G460];FIND(&quot;DE&quot;;UPPER([.G460]))-2)" office:value-type="string" office:string-value="23" calcext:value-type="string">
            <text:p>23</text:p>
          </table:table-cell>
          <table:table-cell table:formula="of:=MID([.G460];FIND(&quot;DE&quot;;UPPER([.G460]))+3;999)" office:value-type="string" office:string-value="SEPTIEMBRE" calcext:value-type="string">
            <text:p>SEPTIEMBRE</text:p>
          </table:table-cell>
          <table:table-cell table:formula="of:=VLOOKUP([.I460];[.$P$4:.$Q$15];2;0)" office:value-type="float" office:value="9" calcext:value-type="float">
            <text:p>9</text:p>
          </table:table-cell>
          <table:table-cell table:formula="of:=DATE(2020;[.J460];[.H460])" office:value-type="date" office:date-value="2020-09-23" calcext:value-type="date">
            <text:p>23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 ELENA</text:p>
          </table:table-cell>
          <table:table-cell office:value-type="string" calcext:value-type="string">
            <text:p>17 DE AGOSTO</text:p>
          </table:table-cell>
          <table:table-cell table:formula="of:=LEFT([.B461];FIND(&quot;DE&quot;;UPPER([.B461]))-2)" office:value-type="string" office:string-value="17" calcext:value-type="string">
            <text:p>17</text:p>
          </table:table-cell>
          <table:table-cell table:formula="of:=MID([.B461];FIND(&quot;DE&quot;;UPPER([.B461]))+3;999)" office:value-type="string" office:string-value="AGOSTO" calcext:value-type="string">
            <text:p>AGOSTO</text:p>
          </table:table-cell>
          <table:table-cell table:formula="of:=VLOOKUP([.D461];[.$P$4:.$Q$15];2;0)" office:value-type="float" office:value="8" calcext:value-type="float">
            <text:p>8</text:p>
          </table:table-cell>
          <table:table-cell table:formula="of:=DATE(2020;[.E461];[.C461])" office:value-type="date" office:date-value="2020-08-17" calcext:value-type="date">
            <text:p>17 de agosto</text:p>
          </table:table-cell>
          <table:table-cell office:value-type="string" calcext:value-type="string">
            <text:p>18 DE AGOSTO</text:p>
          </table:table-cell>
          <table:table-cell table:formula="of:=LEFT([.G461];FIND(&quot;DE&quot;;UPPER([.G461]))-2)" office:value-type="string" office:string-value="18" calcext:value-type="string">
            <text:p>18</text:p>
          </table:table-cell>
          <table:table-cell table:formula="of:=MID([.G461];FIND(&quot;DE&quot;;UPPER([.G461]))+3;999)" office:value-type="string" office:string-value="AGOSTO" calcext:value-type="string">
            <text:p>AGOSTO</text:p>
          </table:table-cell>
          <table:table-cell table:formula="of:=VLOOKUP([.I461];[.$P$4:.$Q$15];2;0)" office:value-type="float" office:value="8" calcext:value-type="float">
            <text:p>8</text:p>
          </table:table-cell>
          <table:table-cell table:formula="of:=DATE(2020;[.J461];[.H461])" office:value-type="date" office:date-value="2020-08-18" calcext:value-type="date">
            <text:p>1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IAGO DE CALATRAVA</text:p>
          </table:table-cell>
          <table:table-cell office:value-type="string" calcext:value-type="string">
            <text:p>20 DE ENERO</text:p>
          </table:table-cell>
          <table:table-cell table:formula="of:=LEFT([.B462];FIND(&quot;DE&quot;;UPPER([.B462]))-2)" office:value-type="string" office:string-value="20" calcext:value-type="string">
            <text:p>20</text:p>
          </table:table-cell>
          <table:table-cell table:formula="of:=MID([.B462];FIND(&quot;DE&quot;;UPPER([.B462]))+3;999)" office:value-type="string" office:string-value="ENERO" calcext:value-type="string">
            <text:p>ENERO</text:p>
          </table:table-cell>
          <table:table-cell table:formula="of:=VLOOKUP([.D462];[.$P$4:.$Q$15];2;0)" office:value-type="float" office:value="1" calcext:value-type="float">
            <text:p>1</text:p>
          </table:table-cell>
          <table:table-cell table:formula="of:=DATE(2020;[.E462];[.C462])" office:value-type="date" office:date-value="2020-01-20" calcext:value-type="date">
            <text:p>20 de enero</text:p>
          </table:table-cell>
          <table:table-cell office:value-type="string" calcext:value-type="string">
            <text:p>11 DE MAYO</text:p>
          </table:table-cell>
          <table:table-cell table:formula="of:=LEFT([.G462];FIND(&quot;DE&quot;;UPPER([.G462]))-2)" office:value-type="string" office:string-value="11" calcext:value-type="string">
            <text:p>11</text:p>
          </table:table-cell>
          <table:table-cell table:formula="of:=MID([.G462];FIND(&quot;DE&quot;;UPPER([.G462]))+3;999)" office:value-type="string" office:string-value="MAYO" calcext:value-type="string">
            <text:p>MAYO</text:p>
          </table:table-cell>
          <table:table-cell table:formula="of:=VLOOKUP([.I462];[.$P$4:.$Q$15];2;0)" office:value-type="float" office:value="5" calcext:value-type="float">
            <text:p>5</text:p>
          </table:table-cell>
          <table:table-cell table:formula="of:=DATE(2020;[.J462];[.H462])" office:value-type="date" office:date-value="2020-05-11" calcext:value-type="date">
            <text:p>11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IAGO-PONTONES</text:p>
          </table:table-cell>
          <table:table-cell office:value-type="string" calcext:value-type="string">
            <text:p>22 DE MAYO</text:p>
          </table:table-cell>
          <table:table-cell table:formula="of:=LEFT([.B463];FIND(&quot;DE&quot;;UPPER([.B463]))-2)" office:value-type="string" office:string-value="22" calcext:value-type="string">
            <text:p>22</text:p>
          </table:table-cell>
          <table:table-cell table:formula="of:=MID([.B463];FIND(&quot;DE&quot;;UPPER([.B463]))+3;999)" office:value-type="string" office:string-value="MAYO" calcext:value-type="string">
            <text:p>MAYO</text:p>
          </table:table-cell>
          <table:table-cell table:formula="of:=VLOOKUP([.D463];[.$P$4:.$Q$15];2;0)" office:value-type="float" office:value="5" calcext:value-type="float">
            <text:p>5</text:p>
          </table:table-cell>
          <table:table-cell table:formula="of:=DATE(2020;[.E463];[.C463])" office:value-type="date" office:date-value="2020-05-22" calcext:value-type="date">
            <text:p>22 de mayo</text:p>
          </table:table-cell>
          <table:table-cell office:value-type="string" calcext:value-type="string">
            <text:p>17 DE AGOSTO</text:p>
          </table:table-cell>
          <table:table-cell table:formula="of:=LEFT([.G463];FIND(&quot;DE&quot;;UPPER([.G463]))-2)" office:value-type="string" office:string-value="17" calcext:value-type="string">
            <text:p>17</text:p>
          </table:table-cell>
          <table:table-cell table:formula="of:=MID([.G463];FIND(&quot;DE&quot;;UPPER([.G463]))+3;999)" office:value-type="string" office:string-value="AGOSTO" calcext:value-type="string">
            <text:p>AGOSTO</text:p>
          </table:table-cell>
          <table:table-cell table:formula="of:=VLOOKUP([.I463];[.$P$4:.$Q$15];2;0)" office:value-type="float" office:value="8" calcext:value-type="float">
            <text:p>8</text:p>
          </table:table-cell>
          <table:table-cell table:formula="of:=DATE(2020;[.J463];[.H463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ISTEBAN DEL PUERTO</text:p>
          </table:table-cell>
          <table:table-cell office:value-type="string" calcext:value-type="string">
            <text:p>14 DE ABRIL</text:p>
          </table:table-cell>
          <table:table-cell table:formula="of:=LEFT([.B464];FIND(&quot;DE&quot;;UPPER([.B464]))-2)" office:value-type="string" office:string-value="14" calcext:value-type="string">
            <text:p>14</text:p>
          </table:table-cell>
          <table:table-cell table:formula="of:=MID([.B464];FIND(&quot;DE&quot;;UPPER([.B464]))+3;999)" office:value-type="string" office:string-value="ABRIL" calcext:value-type="string">
            <text:p>ABRIL</text:p>
          </table:table-cell>
          <table:table-cell table:formula="of:=VLOOKUP([.D464];[.$P$4:.$Q$15];2;0)" office:value-type="float" office:value="4" calcext:value-type="float">
            <text:p>4</text:p>
          </table:table-cell>
          <table:table-cell table:formula="of:=DATE(2020;[.E464];[.C464])" office:value-type="date" office:date-value="2020-04-14" calcext:value-type="date">
            <text:p>14 de abril</text:p>
          </table:table-cell>
          <table:table-cell office:value-type="string" calcext:value-type="string">
            <text:p>1 DE JUNIO</text:p>
          </table:table-cell>
          <table:table-cell table:formula="of:=LEFT([.G464];FIND(&quot;DE&quot;;UPPER([.G464]))-2)" office:value-type="string" office:string-value="1" calcext:value-type="string">
            <text:p>1</text:p>
          </table:table-cell>
          <table:table-cell table:formula="of:=MID([.G464];FIND(&quot;DE&quot;;UPPER([.G464]))+3;999)" office:value-type="string" office:string-value="JUNIO" calcext:value-type="string">
            <text:p>JUNIO</text:p>
          </table:table-cell>
          <table:table-cell table:formula="of:=VLOOKUP([.I464];[.$P$4:.$Q$15];2;0)" office:value-type="float" office:value="6" calcext:value-type="float">
            <text:p>6</text:p>
          </table:table-cell>
          <table:table-cell table:formula="of:=DATE(2020;[.J464];[.H464])" office:value-type="date" office:date-value="2020-06-01" calcext:value-type="date">
            <text:p>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OMÉ</text:p>
          </table:table-cell>
          <table:table-cell office:value-type="string" calcext:value-type="string">
            <text:p>15 DE MAYO</text:p>
          </table:table-cell>
          <table:table-cell table:formula="of:=LEFT([.B465];FIND(&quot;DE&quot;;UPPER([.B465]))-2)" office:value-type="string" office:string-value="15" calcext:value-type="string">
            <text:p>15</text:p>
          </table:table-cell>
          <table:table-cell table:formula="of:=MID([.B465];FIND(&quot;DE&quot;;UPPER([.B465]))+3;999)" office:value-type="string" office:string-value="MAYO" calcext:value-type="string">
            <text:p>MAYO</text:p>
          </table:table-cell>
          <table:table-cell table:formula="of:=VLOOKUP([.D465];[.$P$4:.$Q$15];2;0)" office:value-type="float" office:value="5" calcext:value-type="float">
            <text:p>5</text:p>
          </table:table-cell>
          <table:table-cell table:formula="of:=DATE(2020;[.E465];[.C465])" office:value-type="date" office:date-value="2020-05-15" calcext:value-type="date">
            <text:p>15 de mayo</text:p>
          </table:table-cell>
          <table:table-cell office:value-type="string" calcext:value-type="string">
            <text:p>24 DE SEPTIEMBRE</text:p>
          </table:table-cell>
          <table:table-cell table:formula="of:=LEFT([.G465];FIND(&quot;DE&quot;;UPPER([.G465]))-2)" office:value-type="string" office:string-value="24" calcext:value-type="string">
            <text:p>24</text:p>
          </table:table-cell>
          <table:table-cell table:formula="of:=MID([.G465];FIND(&quot;DE&quot;;UPPER([.G465]))+3;999)" office:value-type="string" office:string-value="SEPTIEMBRE" calcext:value-type="string">
            <text:p>SEPTIEMBRE</text:p>
          </table:table-cell>
          <table:table-cell table:formula="of:=VLOOKUP([.I465];[.$P$4:.$Q$15];2;0)" office:value-type="float" office:value="9" calcext:value-type="float">
            <text:p>9</text:p>
          </table:table-cell>
          <table:table-cell table:formula="of:=DATE(2020;[.J465];[.H465])" office:value-type="date" office:date-value="2020-09-24" calcext:value-type="date">
            <text:p>2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ES</text:p>
          </table:table-cell>
          <table:table-cell office:value-type="string" calcext:value-type="string">
            <text:p>15 DE MAYO</text:p>
          </table:table-cell>
          <table:table-cell table:formula="of:=LEFT([.B466];FIND(&quot;DE&quot;;UPPER([.B466]))-2)" office:value-type="string" office:string-value="15" calcext:value-type="string">
            <text:p>15</text:p>
          </table:table-cell>
          <table:table-cell table:formula="of:=MID([.B466];FIND(&quot;DE&quot;;UPPER([.B466]))+3;999)" office:value-type="string" office:string-value="MAYO" calcext:value-type="string">
            <text:p>MAYO</text:p>
          </table:table-cell>
          <table:table-cell table:formula="of:=VLOOKUP([.D466];[.$P$4:.$Q$15];2;0)" office:value-type="float" office:value="5" calcext:value-type="float">
            <text:p>5</text:p>
          </table:table-cell>
          <table:table-cell table:formula="of:=DATE(2020;[.E466];[.C466])" office:value-type="date" office:date-value="2020-05-15" calcext:value-type="date">
            <text:p>15 de mayo</text:p>
          </table:table-cell>
          <table:table-cell office:value-type="string" calcext:value-type="string">
            <text:p>29 DE SEPTIEMBRE</text:p>
          </table:table-cell>
          <table:table-cell table:formula="of:=LEFT([.G466];FIND(&quot;DE&quot;;UPPER([.G466]))-2)" office:value-type="string" office:string-value="29" calcext:value-type="string">
            <text:p>29</text:p>
          </table:table-cell>
          <table:table-cell table:formula="of:=MID([.G466];FIND(&quot;DE&quot;;UPPER([.G466]))+3;999)" office:value-type="string" office:string-value="SEPTIEMBRE" calcext:value-type="string">
            <text:p>SEPTIEMBRE</text:p>
          </table:table-cell>
          <table:table-cell table:formula="of:=VLOOKUP([.I466];[.$P$4:.$Q$15];2;0)" office:value-type="float" office:value="9" calcext:value-type="float">
            <text:p>9</text:p>
          </table:table-cell>
          <table:table-cell table:formula="of:=DATE(2020;[.J466];[.H466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RIHUELA DEL GUADALIMAR</text:p>
          </table:table-cell>
          <table:table-cell office:value-type="string" calcext:value-type="string">
            <text:p>5 DE FEBRERO</text:p>
          </table:table-cell>
          <table:table-cell table:formula="of:=LEFT([.B467];FIND(&quot;DE&quot;;UPPER([.B467]))-2)" office:value-type="string" office:string-value="5" calcext:value-type="string">
            <text:p>5</text:p>
          </table:table-cell>
          <table:table-cell table:formula="of:=MID([.B467];FIND(&quot;DE&quot;;UPPER([.B467]))+3;999)" office:value-type="string" office:string-value="FEBRERO" calcext:value-type="string">
            <text:p>FEBRERO</text:p>
          </table:table-cell>
          <table:table-cell table:formula="of:=VLOOKUP([.D467];[.$P$4:.$Q$15];2;0)" office:value-type="float" office:value="2" calcext:value-type="float">
            <text:p>2</text:p>
          </table:table-cell>
          <table:table-cell table:formula="of:=DATE(2020;[.E467];[.C467])" office:value-type="date" office:date-value="2020-02-05" calcext:value-type="date">
            <text:p>5 de febrero</text:p>
          </table:table-cell>
          <table:table-cell office:value-type="string" calcext:value-type="string">
            <text:p>24 DE AGOSTO</text:p>
          </table:table-cell>
          <table:table-cell table:formula="of:=LEFT([.G467];FIND(&quot;DE&quot;;UPPER([.G467]))-2)" office:value-type="string" office:string-value="24" calcext:value-type="string">
            <text:p>24</text:p>
          </table:table-cell>
          <table:table-cell table:formula="of:=MID([.G467];FIND(&quot;DE&quot;;UPPER([.G467]))+3;999)" office:value-type="string" office:string-value="AGOSTO" calcext:value-type="string">
            <text:p>AGOSTO</text:p>
          </table:table-cell>
          <table:table-cell table:formula="of:=VLOOKUP([.I467];[.$P$4:.$Q$15];2;0)" office:value-type="float" office:value="8" calcext:value-type="float">
            <text:p>8</text:p>
          </table:table-cell>
          <table:table-cell table:formula="of:=DATE(2020;[.J467];[.H467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DELCAMPO</text:p>
          </table:table-cell>
          <table:table-cell office:value-type="string" calcext:value-type="string">
            <text:p>10 DE JUNIO</text:p>
          </table:table-cell>
          <table:table-cell table:formula="of:=LEFT([.B468];FIND(&quot;DE&quot;;UPPER([.B468]))-2)" office:value-type="string" office:string-value="10" calcext:value-type="string">
            <text:p>10</text:p>
          </table:table-cell>
          <table:table-cell table:formula="of:=MID([.B468];FIND(&quot;DE&quot;;UPPER([.B468]))+3;999)" office:value-type="string" office:string-value="JUNIO" calcext:value-type="string">
            <text:p>JUNIO</text:p>
          </table:table-cell>
          <table:table-cell table:formula="of:=VLOOKUP([.D468];[.$P$4:.$Q$15];2;0)" office:value-type="float" office:value="6" calcext:value-type="float">
            <text:p>6</text:p>
          </table:table-cell>
          <table:table-cell table:formula="of:=DATE(2020;[.E468];[.C468])" office:value-type="date" office:date-value="2020-06-10" calcext:value-type="date">
            <text:p>10 de junio</text:p>
          </table:table-cell>
          <table:table-cell office:value-type="string" calcext:value-type="string">
            <text:p>27 DE JULIO</text:p>
          </table:table-cell>
          <table:table-cell table:formula="of:=LEFT([.G468];FIND(&quot;DE&quot;;UPPER([.G468]))-2)" office:value-type="string" office:string-value="27" calcext:value-type="string">
            <text:p>27</text:p>
          </table:table-cell>
          <table:table-cell table:formula="of:=MID([.G468];FIND(&quot;DE&quot;;UPPER([.G468]))+3;999)" office:value-type="string" office:string-value="JULIO" calcext:value-type="string">
            <text:p>JULIO</text:p>
          </table:table-cell>
          <table:table-cell table:formula="of:=VLOOKUP([.I468];[.$P$4:.$Q$15];2;0)" office:value-type="float" office:value="7" calcext:value-type="float">
            <text:p>7</text:p>
          </table:table-cell>
          <table:table-cell table:formula="of:=DATE(2020;[.J468];[.H468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DONJIMENO</text:p>
          </table:table-cell>
          <table:table-cell office:value-type="string" calcext:value-type="string">
            <text:p>29 DE JUNIO</text:p>
          </table:table-cell>
          <table:table-cell table:formula="of:=LEFT([.B469];FIND(&quot;DE&quot;;UPPER([.B469]))-2)" office:value-type="string" office:string-value="29" calcext:value-type="string">
            <text:p>29</text:p>
          </table:table-cell>
          <table:table-cell table:formula="of:=MID([.B469];FIND(&quot;DE&quot;;UPPER([.B469]))+3;999)" office:value-type="string" office:string-value="JUNIO" calcext:value-type="string">
            <text:p>JUNIO</text:p>
          </table:table-cell>
          <table:table-cell table:formula="of:=VLOOKUP([.D469];[.$P$4:.$Q$15];2;0)" office:value-type="float" office:value="6" calcext:value-type="float">
            <text:p>6</text:p>
          </table:table-cell>
          <table:table-cell table:formula="of:=DATE(2020;[.E469];[.C469])" office:value-type="date" office:date-value="2020-06-29" calcext:value-type="date">
            <text:p>29 de junio</text:p>
          </table:table-cell>
          <table:table-cell office:value-type="string" calcext:value-type="string">
            <text:p>8 DE SEPTIEMBRE</text:p>
          </table:table-cell>
          <table:table-cell table:formula="of:=LEFT([.G469];FIND(&quot;DE&quot;;UPPER([.G469]))-2)" office:value-type="string" office:string-value="8" calcext:value-type="string">
            <text:p>8</text:p>
          </table:table-cell>
          <table:table-cell table:formula="of:=MID([.G469];FIND(&quot;DE&quot;;UPPER([.G469]))+3;999)" office:value-type="string" office:string-value="SEPTIEMBRE" calcext:value-type="string">
            <text:p>SEPTIEMBRE</text:p>
          </table:table-cell>
          <table:table-cell table:formula="of:=VLOOKUP([.I469];[.$P$4:.$Q$15];2;0)" office:value-type="float" office:value="9" calcext:value-type="float">
            <text:p>9</text:p>
          </table:table-cell>
          <table:table-cell table:formula="of:=DATE(2020;[.J469];[.H46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PEROGIL</text:p>
          </table:table-cell>
          <table:table-cell office:value-type="string" calcext:value-type="string">
            <text:p>24 DE FEBRERO</text:p>
          </table:table-cell>
          <table:table-cell table:formula="of:=LEFT([.B470];FIND(&quot;DE&quot;;UPPER([.B470]))-2)" office:value-type="string" office:string-value="24" calcext:value-type="string">
            <text:p>24</text:p>
          </table:table-cell>
          <table:table-cell table:formula="of:=MID([.B470];FIND(&quot;DE&quot;;UPPER([.B470]))+3;999)" office:value-type="string" office:string-value="FEBRERO" calcext:value-type="string">
            <text:p>FEBRERO</text:p>
          </table:table-cell>
          <table:table-cell table:formula="of:=VLOOKUP([.D470];[.$P$4:.$Q$15];2;0)" office:value-type="float" office:value="2" calcext:value-type="float">
            <text:p>2</text:p>
          </table:table-cell>
          <table:table-cell table:formula="of:=DATE(2020;[.E470];[.C470])" office:value-type="date" office:date-value="2020-02-24" calcext:value-type="date">
            <text:p>24 de febrero</text:p>
          </table:table-cell>
          <table:table-cell office:value-type="string" calcext:value-type="string">
            <text:p>8 DE SEPTIEMBRE</text:p>
          </table:table-cell>
          <table:table-cell table:formula="of:=LEFT([.G470];FIND(&quot;DE&quot;;UPPER([.G470]))-2)" office:value-type="string" office:string-value="8" calcext:value-type="string">
            <text:p>8</text:p>
          </table:table-cell>
          <table:table-cell table:formula="of:=MID([.G470];FIND(&quot;DE&quot;;UPPER([.G470]))+3;999)" office:value-type="string" office:string-value="SEPTIEMBRE" calcext:value-type="string">
            <text:p>SEPTIEMBRE</text:p>
          </table:table-cell>
          <table:table-cell table:formula="of:=VLOOKUP([.I470];[.$P$4:.$Q$15];2;0)" office:value-type="float" office:value="9" calcext:value-type="float">
            <text:p>9</text:p>
          </table:table-cell>
          <table:table-cell table:formula="of:=DATE(2020;[.J470];[.H47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24 DE ABRIL</text:p>
          </table:table-cell>
          <table:table-cell table:formula="of:=LEFT([.B471];FIND(&quot;DE&quot;;UPPER([.B471]))-2)" office:value-type="string" office:string-value="24" calcext:value-type="string">
            <text:p>24</text:p>
          </table:table-cell>
          <table:table-cell table:formula="of:=MID([.B471];FIND(&quot;DE&quot;;UPPER([.B471]))+3;999)" office:value-type="string" office:string-value="ABRIL" calcext:value-type="string">
            <text:p>ABRIL</text:p>
          </table:table-cell>
          <table:table-cell table:formula="of:=VLOOKUP([.D471];[.$P$4:.$Q$15];2;0)" office:value-type="float" office:value="4" calcext:value-type="float">
            <text:p>4</text:p>
          </table:table-cell>
          <table:table-cell table:formula="of:=DATE(2020;[.E471];[.C471])" office:value-type="date" office:date-value="2020-04-24" calcext:value-type="date">
            <text:p>24 de abril</text:p>
          </table:table-cell>
          <table:table-cell office:value-type="string" calcext:value-type="string">
            <text:p>21 DE SEPTIEMBRE</text:p>
          </table:table-cell>
          <table:table-cell table:formula="of:=LEFT([.G471];FIND(&quot;DE&quot;;UPPER([.G471]))-2)" office:value-type="string" office:string-value="21" calcext:value-type="string">
            <text:p>21</text:p>
          </table:table-cell>
          <table:table-cell table:formula="of:=MID([.G471];FIND(&quot;DE&quot;;UPPER([.G471]))+3;999)" office:value-type="string" office:string-value="SEPTIEMBRE" calcext:value-type="string">
            <text:p>SEPTIEMBRE</text:p>
          </table:table-cell>
          <table:table-cell table:formula="of:=VLOOKUP([.I471];[.$P$4:.$Q$15];2;0)" office:value-type="float" office:value="9" calcext:value-type="float">
            <text:p>9</text:p>
          </table:table-cell>
          <table:table-cell table:formula="of:=DATE(2020;[.J471];[.H471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S DE ALBÁNCHEZ</text:p>
          </table:table-cell>
          <table:table-cell office:value-type="string" calcext:value-type="string">
            <text:p>8 DE MAYO</text:p>
          </table:table-cell>
          <table:table-cell table:formula="of:=LEFT([.B472];FIND(&quot;DE&quot;;UPPER([.B472]))-2)" office:value-type="string" office:string-value="8" calcext:value-type="string">
            <text:p>8</text:p>
          </table:table-cell>
          <table:table-cell table:formula="of:=MID([.B472];FIND(&quot;DE&quot;;UPPER([.B472]))+3;999)" office:value-type="string" office:string-value="MAYO" calcext:value-type="string">
            <text:p>MAYO</text:p>
          </table:table-cell>
          <table:table-cell table:formula="of:=VLOOKUP([.D472];[.$P$4:.$Q$15];2;0)" office:value-type="float" office:value="5" calcext:value-type="float">
            <text:p>5</text:p>
          </table:table-cell>
          <table:table-cell table:formula="of:=DATE(2020;[.E472];[.C472])" office:value-type="date" office:date-value="2020-05-08" calcext:value-type="date">
            <text:p>8 de mayo</text:p>
          </table:table-cell>
          <table:table-cell office:value-type="string" calcext:value-type="string">
            <text:p>8 DE SEPTIEMBRE</text:p>
          </table:table-cell>
          <table:table-cell table:formula="of:=LEFT([.G472];FIND(&quot;DE&quot;;UPPER([.G472]))-2)" office:value-type="string" office:string-value="8" calcext:value-type="string">
            <text:p>8</text:p>
          </table:table-cell>
          <table:table-cell table:formula="of:=MID([.G472];FIND(&quot;DE&quot;;UPPER([.G472]))+3;999)" office:value-type="string" office:string-value="SEPTIEMBRE" calcext:value-type="string">
            <text:p>SEPTIEMBRE</text:p>
          </table:table-cell>
          <table:table-cell table:formula="of:=VLOOKUP([.I472];[.$P$4:.$Q$15];2;0)" office:value-type="float" office:value="9" calcext:value-type="float">
            <text:p>9</text:p>
          </table:table-cell>
          <table:table-cell table:formula="of:=DATE(2020;[.J472];[.H472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ÚBEDA</text:p>
          </table:table-cell>
          <table:table-cell office:value-type="string" calcext:value-type="string">
            <text:p>8 DE SEPTIEMBRE</text:p>
          </table:table-cell>
          <table:table-cell table:formula="of:=LEFT([.B473];FIND(&quot;DE&quot;;UPPER([.B473]))-2)" office:value-type="string" office:string-value="8" calcext:value-type="string">
            <text:p>8</text:p>
          </table:table-cell>
          <table:table-cell table:formula="of:=MID([.B473];FIND(&quot;DE&quot;;UPPER([.B473]))+3;999)" office:value-type="string" office:string-value="SEPTIEMBRE" calcext:value-type="string">
            <text:p>SEPTIEMBRE</text:p>
          </table:table-cell>
          <table:table-cell table:formula="of:=VLOOKUP([.D473];[.$P$4:.$Q$15];2;0)" office:value-type="float" office:value="9" calcext:value-type="float">
            <text:p>9</text:p>
          </table:table-cell>
          <table:table-cell table:formula="of:=DATE(2020;[.E473];[.C473])" office:value-type="date" office:date-value="2020-09-08" calcext:value-type="date">
            <text:p>8 de septiembre</text:p>
          </table:table-cell>
          <table:table-cell office:value-type="string" calcext:value-type="string">
            <text:p>29 DE SEPTIEMBRE</text:p>
          </table:table-cell>
          <table:table-cell table:formula="of:=LEFT([.G473];FIND(&quot;DE&quot;;UPPER([.G473]))-2)" office:value-type="string" office:string-value="29" calcext:value-type="string">
            <text:p>29</text:p>
          </table:table-cell>
          <table:table-cell table:formula="of:=MID([.G473];FIND(&quot;DE&quot;;UPPER([.G473]))+3;999)" office:value-type="string" office:string-value="SEPTIEMBRE" calcext:value-type="string">
            <text:p>SEPTIEMBRE</text:p>
          </table:table-cell>
          <table:table-cell table:formula="of:=VLOOKUP([.I473];[.$P$4:.$Q$15];2;0)" office:value-type="float" office:value="9" calcext:value-type="float">
            <text:p>9</text:p>
          </table:table-cell>
          <table:table-cell table:formula="of:=DATE(2020;[.J473];[.H473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DEPEÑAS DE JAÉN</text:p>
          </table:table-cell>
          <table:table-cell office:value-type="string" calcext:value-type="string">
            <text:p>24 DE JUNIO</text:p>
          </table:table-cell>
          <table:table-cell table:formula="of:=LEFT([.B474];FIND(&quot;DE&quot;;UPPER([.B474]))-2)" office:value-type="string" office:string-value="24" calcext:value-type="string">
            <text:p>24</text:p>
          </table:table-cell>
          <table:table-cell table:formula="of:=MID([.B474];FIND(&quot;DE&quot;;UPPER([.B474]))+3;999)" office:value-type="string" office:string-value="JUNIO" calcext:value-type="string">
            <text:p>JUNIO</text:p>
          </table:table-cell>
          <table:table-cell table:formula="of:=VLOOKUP([.D474];[.$P$4:.$Q$15];2;0)" office:value-type="float" office:value="6" calcext:value-type="float">
            <text:p>6</text:p>
          </table:table-cell>
          <table:table-cell table:formula="of:=DATE(2020;[.E474];[.C474])" office:value-type="date" office:date-value="2020-06-24" calcext:value-type="date">
            <text:p>24 de junio</text:p>
          </table:table-cell>
          <table:table-cell office:value-type="string" calcext:value-type="string">
            <text:p>2 DE SEPTIEMBRE</text:p>
          </table:table-cell>
          <table:table-cell table:formula="of:=LEFT([.G474];FIND(&quot;DE&quot;;UPPER([.G474]))-2)" office:value-type="string" office:string-value="2" calcext:value-type="string">
            <text:p>2</text:p>
          </table:table-cell>
          <table:table-cell table:formula="of:=MID([.G474];FIND(&quot;DE&quot;;UPPER([.G474]))+3;999)" office:value-type="string" office:string-value="SEPTIEMBRE" calcext:value-type="string">
            <text:p>SEPTIEMBRE</text:p>
          </table:table-cell>
          <table:table-cell table:formula="of:=VLOOKUP([.I474];[.$P$4:.$Q$15];2;0)" office:value-type="float" office:value="9" calcext:value-type="float">
            <text:p>9</text:p>
          </table:table-cell>
          <table:table-cell table:formula="of:=DATE(2020;[.J474];[.H474])" office:value-type="date" office:date-value="2020-09-02" calcext:value-type="date">
            <text:p>2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CHES</text:p>
          </table:table-cell>
          <table:table-cell office:value-type="string" calcext:value-type="string">
            <text:p>8 DE MAYO</text:p>
          </table:table-cell>
          <table:table-cell table:formula="of:=LEFT([.B475];FIND(&quot;DE&quot;;UPPER([.B475]))-2)" office:value-type="string" office:string-value="8" calcext:value-type="string">
            <text:p>8</text:p>
          </table:table-cell>
          <table:table-cell table:formula="of:=MID([.B475];FIND(&quot;DE&quot;;UPPER([.B475]))+3;999)" office:value-type="string" office:string-value="MAYO" calcext:value-type="string">
            <text:p>MAYO</text:p>
          </table:table-cell>
          <table:table-cell table:formula="of:=VLOOKUP([.D475];[.$P$4:.$Q$15];2;0)" office:value-type="float" office:value="5" calcext:value-type="float">
            <text:p>5</text:p>
          </table:table-cell>
          <table:table-cell table:formula="of:=DATE(2020;[.E475];[.C475])" office:value-type="date" office:date-value="2020-05-08" calcext:value-type="date">
            <text:p>8 de mayo</text:p>
          </table:table-cell>
          <table:table-cell office:value-type="string" calcext:value-type="string">
            <text:p>8 DE SEPTIEMBRE</text:p>
          </table:table-cell>
          <table:table-cell table:formula="of:=LEFT([.G475];FIND(&quot;DE&quot;;UPPER([.G475]))-2)" office:value-type="string" office:string-value="8" calcext:value-type="string">
            <text:p>8</text:p>
          </table:table-cell>
          <table:table-cell table:formula="of:=MID([.G475];FIND(&quot;DE&quot;;UPPER([.G475]))+3;999)" office:value-type="string" office:string-value="SEPTIEMBRE" calcext:value-type="string">
            <text:p>SEPTIEMBRE</text:p>
          </table:table-cell>
          <table:table-cell table:formula="of:=VLOOKUP([.I475];[.$P$4:.$Q$15];2;0)" office:value-type="float" office:value="9" calcext:value-type="float">
            <text:p>9</text:p>
          </table:table-cell>
          <table:table-cell table:formula="of:=DATE(2020;[.J475];[.H475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CARRILLO</text:p>
          </table:table-cell>
          <table:table-cell office:value-type="string" calcext:value-type="string">
            <text:p>15 DE MAYO</text:p>
          </table:table-cell>
          <table:table-cell table:formula="of:=LEFT([.B476];FIND(&quot;DE&quot;;UPPER([.B476]))-2)" office:value-type="string" office:string-value="15" calcext:value-type="string">
            <text:p>15</text:p>
          </table:table-cell>
          <table:table-cell table:formula="of:=MID([.B476];FIND(&quot;DE&quot;;UPPER([.B476]))+3;999)" office:value-type="string" office:string-value="MAYO" calcext:value-type="string">
            <text:p>MAYO</text:p>
          </table:table-cell>
          <table:table-cell table:formula="of:=VLOOKUP([.D476];[.$P$4:.$Q$15];2;0)" office:value-type="float" office:value="5" calcext:value-type="float">
            <text:p>5</text:p>
          </table:table-cell>
          <table:table-cell table:formula="of:=DATE(2020;[.E476];[.C476])" office:value-type="date" office:date-value="2020-05-15" calcext:value-type="date">
            <text:p>15 de mayo</text:p>
          </table:table-cell>
          <table:table-cell office:value-type="string" calcext:value-type="string">
            <text:p>7 DE OCTUBRE</text:p>
          </table:table-cell>
          <table:table-cell table:formula="of:=LEFT([.G476];FIND(&quot;DE&quot;;UPPER([.G476]))-2)" office:value-type="string" office:string-value="7" calcext:value-type="string">
            <text:p>7</text:p>
          </table:table-cell>
          <table:table-cell table:formula="of:=MID([.G476];FIND(&quot;DE&quot;;UPPER([.G476]))+3;999)" office:value-type="string" office:string-value="OCTUBRE" calcext:value-type="string">
            <text:p>OCTUBRE</text:p>
          </table:table-cell>
          <table:table-cell table:formula="of:=VLOOKUP([.I476];[.$P$4:.$Q$15];2;0)" office:value-type="float" office:value="10" calcext:value-type="float">
            <text:p>10</text:p>
          </table:table-cell>
          <table:table-cell table:formula="of:=DATE(2020;[.J476];[.H476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LA REINA</text:p>
          </table:table-cell>
          <table:table-cell office:value-type="string" calcext:value-type="string">
            <text:p>8 DE MAYO</text:p>
          </table:table-cell>
          <table:table-cell table:formula="of:=LEFT([.B477];FIND(&quot;DE&quot;;UPPER([.B477]))-2)" office:value-type="string" office:string-value="8" calcext:value-type="string">
            <text:p>8</text:p>
          </table:table-cell>
          <table:table-cell table:formula="of:=MID([.B477];FIND(&quot;DE&quot;;UPPER([.B477]))+3;999)" office:value-type="string" office:string-value="MAYO" calcext:value-type="string">
            <text:p>MAYO</text:p>
          </table:table-cell>
          <table:table-cell table:formula="of:=VLOOKUP([.D477];[.$P$4:.$Q$15];2;0)" office:value-type="float" office:value="5" calcext:value-type="float">
            <text:p>5</text:p>
          </table:table-cell>
          <table:table-cell table:formula="of:=DATE(2020;[.E477];[.C477])" office:value-type="date" office:date-value="2020-05-08" calcext:value-type="date">
            <text:p>8 de mayo</text:p>
          </table:table-cell>
          <table:table-cell office:value-type="string" calcext:value-type="string">
            <text:p>7 DE AGOSTO</text:p>
          </table:table-cell>
          <table:table-cell table:formula="of:=LEFT([.G477];FIND(&quot;DE&quot;;UPPER([.G477]))-2)" office:value-type="string" office:string-value="7" calcext:value-type="string">
            <text:p>7</text:p>
          </table:table-cell>
          <table:table-cell table:formula="of:=MID([.G477];FIND(&quot;DE&quot;;UPPER([.G477]))+3;999)" office:value-type="string" office:string-value="AGOSTO" calcext:value-type="string">
            <text:p>AGOSTO</text:p>
          </table:table-cell>
          <table:table-cell table:formula="of:=VLOOKUP([.I477];[.$P$4:.$Q$15];2;0)" office:value-type="float" office:value="8" calcext:value-type="float">
            <text:p>8</text:p>
          </table:table-cell>
          <table:table-cell table:formula="of:=DATE(2020;[.J477];[.H477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L ARZOBISPO</text:p>
          </table:table-cell>
          <table:table-cell office:value-type="string" calcext:value-type="string">
            <text:p>15 DE MAYO</text:p>
          </table:table-cell>
          <table:table-cell table:formula="of:=LEFT([.B478];FIND(&quot;DE&quot;;UPPER([.B478]))-2)" office:value-type="string" office:string-value="15" calcext:value-type="string">
            <text:p>15</text:p>
          </table:table-cell>
          <table:table-cell table:formula="of:=MID([.B478];FIND(&quot;DE&quot;;UPPER([.B478]))+3;999)" office:value-type="string" office:string-value="MAYO" calcext:value-type="string">
            <text:p>MAYO</text:p>
          </table:table-cell>
          <table:table-cell table:formula="of:=VLOOKUP([.D478];[.$P$4:.$Q$15];2;0)" office:value-type="float" office:value="5" calcext:value-type="float">
            <text:p>5</text:p>
          </table:table-cell>
          <table:table-cell table:formula="of:=DATE(2020;[.E478];[.C478])" office:value-type="date" office:date-value="2020-05-15" calcext:value-type="date">
            <text:p>15 de mayo</text:p>
          </table:table-cell>
          <table:table-cell office:value-type="string" calcext:value-type="string">
            <text:p>8 DE SEPTIEMBRE</text:p>
          </table:table-cell>
          <table:table-cell table:formula="of:=LEFT([.G478];FIND(&quot;DE&quot;;UPPER([.G478]))-2)" office:value-type="string" office:string-value="8" calcext:value-type="string">
            <text:p>8</text:p>
          </table:table-cell>
          <table:table-cell table:formula="of:=MID([.G478];FIND(&quot;DE&quot;;UPPER([.G478]))+3;999)" office:value-type="string" office:string-value="SEPTIEMBRE" calcext:value-type="string">
            <text:p>SEPTIEMBRE</text:p>
          </table:table-cell>
          <table:table-cell table:formula="of:=VLOOKUP([.I478];[.$P$4:.$Q$15];2;0)" office:value-type="float" office:value="9" calcext:value-type="float">
            <text:p>9</text:p>
          </table:table-cell>
          <table:table-cell table:formula="of:=DATE(2020;[.J478];[.H47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RDOMPARDO</text:p>
          </table:table-cell>
          <table:table-cell office:value-type="string" calcext:value-type="string">
            <text:p>15 DE JUNIO</text:p>
          </table:table-cell>
          <table:table-cell table:formula="of:=LEFT([.B479];FIND(&quot;DE&quot;;UPPER([.B479]))-2)" office:value-type="string" office:string-value="15" calcext:value-type="string">
            <text:p>15</text:p>
          </table:table-cell>
          <table:table-cell table:formula="of:=MID([.B479];FIND(&quot;DE&quot;;UPPER([.B479]))+3;999)" office:value-type="string" office:string-value="JUNIO" calcext:value-type="string">
            <text:p>JUNIO</text:p>
          </table:table-cell>
          <table:table-cell table:formula="of:=VLOOKUP([.D479];[.$P$4:.$Q$15];2;0)" office:value-type="float" office:value="6" calcext:value-type="float">
            <text:p>6</text:p>
          </table:table-cell>
          <table:table-cell table:formula="of:=DATE(2020;[.E479];[.C479])" office:value-type="date" office:date-value="2020-06-15" calcext:value-type="date">
            <text:p>15 de junio</text:p>
          </table:table-cell>
          <table:table-cell office:value-type="string" calcext:value-type="string">
            <text:p>2 DE OCTUBRE</text:p>
          </table:table-cell>
          <table:table-cell table:formula="of:=LEFT([.G479];FIND(&quot;DE&quot;;UPPER([.G479]))-2)" office:value-type="string" office:string-value="2" calcext:value-type="string">
            <text:p>2</text:p>
          </table:table-cell>
          <table:table-cell table:formula="of:=MID([.G479];FIND(&quot;DE&quot;;UPPER([.G479]))+3;999)" office:value-type="string" office:string-value="OCTUBRE" calcext:value-type="string">
            <text:p>OCTUBRE</text:p>
          </table:table-cell>
          <table:table-cell table:formula="of:=VLOOKUP([.I479];[.$P$4:.$Q$15];2;0)" office:value-type="float" office:value="10" calcext:value-type="float">
            <text:p>10</text:p>
          </table:table-cell>
          <table:table-cell table:formula="of:=DATE(2020;[.J479];[.H479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RES, LOS</text:p>
          </table:table-cell>
          <table:table-cell office:value-type="string" calcext:value-type="string">
            <text:p>24 DE JUNIO</text:p>
          </table:table-cell>
          <table:table-cell table:formula="of:=LEFT([.B480];FIND(&quot;DE&quot;;UPPER([.B480]))-2)" office:value-type="string" office:string-value="24" calcext:value-type="string">
            <text:p>24</text:p>
          </table:table-cell>
          <table:table-cell table:formula="of:=MID([.B480];FIND(&quot;DE&quot;;UPPER([.B480]))+3;999)" office:value-type="string" office:string-value="JUNIO" calcext:value-type="string">
            <text:p>JUNIO</text:p>
          </table:table-cell>
          <table:table-cell table:formula="of:=VLOOKUP([.D480];[.$P$4:.$Q$15];2;0)" office:value-type="float" office:value="6" calcext:value-type="float">
            <text:p>6</text:p>
          </table:table-cell>
          <table:table-cell table:formula="of:=DATE(2020;[.E480];[.C480])" office:value-type="date" office:date-value="2020-06-24" calcext:value-type="date">
            <text:p>24 de junio</text:p>
          </table:table-cell>
          <table:table-cell office:value-type="string" calcext:value-type="string">
            <text:p>7 DE OCTUBRE</text:p>
          </table:table-cell>
          <table:table-cell table:formula="of:=LEFT([.G480];FIND(&quot;DE&quot;;UPPER([.G480]))-2)" office:value-type="string" office:string-value="7" calcext:value-type="string">
            <text:p>7</text:p>
          </table:table-cell>
          <table:table-cell table:formula="of:=MID([.G480];FIND(&quot;DE&quot;;UPPER([.G480]))+3;999)" office:value-type="string" office:string-value="OCTUBRE" calcext:value-type="string">
            <text:p>OCTUBRE</text:p>
          </table:table-cell>
          <table:table-cell table:formula="of:=VLOOKUP([.I480];[.$P$4:.$Q$15];2;0)" office:value-type="float" office:value="10" calcext:value-type="float">
            <text:p>10</text:p>
          </table:table-cell>
          <table:table-cell table:formula="of:=DATE(2020;[.J480];[.H480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RRODRIGO</text:p>
          </table:table-cell>
          <table:table-cell office:value-type="string" calcext:value-type="string">
            <text:p>24 DE AGOSTO</text:p>
          </table:table-cell>
          <table:table-cell table:formula="of:=LEFT([.B481];FIND(&quot;DE&quot;;UPPER([.B481]))-2)" office:value-type="string" office:string-value="24" calcext:value-type="string">
            <text:p>24</text:p>
          </table:table-cell>
          <table:table-cell table:formula="of:=MID([.B481];FIND(&quot;DE&quot;;UPPER([.B481]))+3;999)" office:value-type="string" office:string-value="AGOSTO" calcext:value-type="string">
            <text:p>AGOSTO</text:p>
          </table:table-cell>
          <table:table-cell table:formula="of:=VLOOKUP([.D481];[.$P$4:.$Q$15];2;0)" office:value-type="float" office:value="8" calcext:value-type="float">
            <text:p>8</text:p>
          </table:table-cell>
          <table:table-cell table:formula="of:=DATE(2020;[.E481];[.C481])" office:value-type="date" office:date-value="2020-08-24" calcext:value-type="date">
            <text:p>24 de agosto</text:p>
          </table:table-cell>
          <table:table-cell office:value-type="string" calcext:value-type="string">
            <text:p>24 DE SEPTIEMBRE</text:p>
          </table:table-cell>
          <table:table-cell table:formula="of:=LEFT([.G481];FIND(&quot;DE&quot;;UPPER([.G481]))-2)" office:value-type="string" office:string-value="24" calcext:value-type="string">
            <text:p>24</text:p>
          </table:table-cell>
          <table:table-cell table:formula="of:=MID([.G481];FIND(&quot;DE&quot;;UPPER([.G481]))+3;999)" office:value-type="string" office:string-value="SEPTIEMBRE" calcext:value-type="string">
            <text:p>SEPTIEMBRE</text:p>
          </table:table-cell>
          <table:table-cell table:formula="of:=VLOOKUP([.I481];[.$P$4:.$Q$15];2;0)" office:value-type="float" office:value="9" calcext:value-type="float">
            <text:p>9</text:p>
          </table:table-cell>
          <table:table-cell table:formula="of:=DATE(2020;[.J481];[.H481])" office:value-type="date" office:date-value="2020-09-24" calcext:value-type="date">
            <text:p>2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TORRES</text:p>
          </table:table-cell>
          <table:table-cell office:value-type="string" calcext:value-type="string">
            <text:p>17 DE ENERO</text:p>
          </table:table-cell>
          <table:table-cell table:formula="of:=LEFT([.B482];FIND(&quot;DE&quot;;UPPER([.B482]))-2)" office:value-type="string" office:string-value="17" calcext:value-type="string">
            <text:p>17</text:p>
          </table:table-cell>
          <table:table-cell table:formula="of:=MID([.B482];FIND(&quot;DE&quot;;UPPER([.B482]))+3;999)" office:value-type="string" office:string-value="ENERO" calcext:value-type="string">
            <text:p>ENERO</text:p>
          </table:table-cell>
          <table:table-cell table:formula="of:=VLOOKUP([.D482];[.$P$4:.$Q$15];2;0)" office:value-type="float" office:value="1" calcext:value-type="float">
            <text:p>1</text:p>
          </table:table-cell>
          <table:table-cell table:formula="of:=DATE(2020;[.E482];[.C482])" office:value-type="date" office:date-value="2020-01-17" calcext:value-type="date">
            <text:p>17 de enero</text:p>
          </table:table-cell>
          <table:table-cell office:value-type="string" calcext:value-type="string">
            <text:p>1 DE JUNIO</text:p>
          </table:table-cell>
          <table:table-cell table:formula="of:=LEFT([.G482];FIND(&quot;DE&quot;;UPPER([.G482]))-2)" office:value-type="string" office:string-value="1" calcext:value-type="string">
            <text:p>1</text:p>
          </table:table-cell>
          <table:table-cell table:formula="of:=MID([.G482];FIND(&quot;DE&quot;;UPPER([.G482]))+3;999)" office:value-type="string" office:string-value="JUNIO" calcext:value-type="string">
            <text:p>JUNIO</text:p>
          </table:table-cell>
          <table:table-cell table:formula="of:=VLOOKUP([.I482];[.$P$4:.$Q$15];2;0)" office:value-type="float" office:value="6" calcext:value-type="float">
            <text:p>6</text:p>
          </table:table-cell>
          <table:table-cell table:formula="of:=DATE(2020;[.J482];[.H482])" office:value-type="date" office:date-value="2020-06-01" calcext:value-type="date">
            <text:p>1 de junio</text:p>
          </table:table-cell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ALAG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LAMEDA</text:p>
          </table:table-cell>
          <table:table-cell office:value-type="string" calcext:value-type="string">
            <text:p>15 DE MAYO</text:p>
          </table:table-cell>
          <table:table-cell table:formula="of:=LEFT([.B487];FIND(&quot;DE&quot;;UPPER([.B487]))-2)" office:value-type="string" office:string-value="15" calcext:value-type="string">
            <text:p>15</text:p>
          </table:table-cell>
          <table:table-cell table:formula="of:=MID([.B487];FIND(&quot;DE&quot;;UPPER([.B487]))+3;999)" office:value-type="string" office:string-value="MAYO" calcext:value-type="string">
            <text:p>MAYO</text:p>
          </table:table-cell>
          <table:table-cell table:formula="of:=VLOOKUP([.D487];[.$P$4:.$Q$15];2;0)" office:value-type="float" office:value="5" calcext:value-type="float">
            <text:p>5</text:p>
          </table:table-cell>
          <table:table-cell table:formula="of:=DATE(2020;[.E487];[.C487])" office:value-type="date" office:date-value="2020-05-15" calcext:value-type="date">
            <text:p>15 de mayo</text:p>
          </table:table-cell>
          <table:table-cell office:value-type="string" calcext:value-type="string">
            <text:p>7 DE AGOSTO</text:p>
          </table:table-cell>
          <table:table-cell table:formula="of:=LEFT([.G487];FIND(&quot;DE&quot;;UPPER([.G487]))-2)" office:value-type="string" office:string-value="7" calcext:value-type="string">
            <text:p>7</text:p>
          </table:table-cell>
          <table:table-cell table:formula="of:=MID([.G487];FIND(&quot;DE&quot;;UPPER([.G487]))+3;999)" office:value-type="string" office:string-value="AGOSTO" calcext:value-type="string">
            <text:p>AGOSTO</text:p>
          </table:table-cell>
          <table:table-cell table:formula="of:=VLOOKUP([.I487];[.$P$4:.$Q$15];2;0)" office:value-type="float" office:value="8" calcext:value-type="float">
            <text:p>8</text:p>
          </table:table-cell>
          <table:table-cell table:formula="of:=DATE(2020;[.J487];[.H487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AUCÍN</text:p>
          </table:table-cell>
          <table:table-cell office:value-type="string" calcext:value-type="string">
            <text:p>20 DE ENERO</text:p>
          </table:table-cell>
          <table:table-cell table:formula="of:=LEFT([.B488];FIND(&quot;DE&quot;;UPPER([.B488]))-2)" office:value-type="string" office:string-value="20" calcext:value-type="string">
            <text:p>20</text:p>
          </table:table-cell>
          <table:table-cell table:formula="of:=MID([.B488];FIND(&quot;DE&quot;;UPPER([.B488]))+3;999)" office:value-type="string" office:string-value="ENERO" calcext:value-type="string">
            <text:p>ENERO</text:p>
          </table:table-cell>
          <table:table-cell table:formula="of:=VLOOKUP([.D488];[.$P$4:.$Q$15];2;0)" office:value-type="float" office:value="1" calcext:value-type="float">
            <text:p>1</text:p>
          </table:table-cell>
          <table:table-cell table:formula="of:=DATE(2020;[.E488];[.C488])" office:value-type="date" office:date-value="2020-01-20" calcext:value-type="date">
            <text:p>20 de enero</text:p>
          </table:table-cell>
          <table:table-cell office:value-type="string" calcext:value-type="string">
            <text:p>10 DE AGOSTO</text:p>
          </table:table-cell>
          <table:table-cell table:formula="of:=LEFT([.G488];FIND(&quot;DE&quot;;UPPER([.G488]))-2)" office:value-type="string" office:string-value="10" calcext:value-type="string">
            <text:p>10</text:p>
          </table:table-cell>
          <table:table-cell table:formula="of:=MID([.G488];FIND(&quot;DE&quot;;UPPER([.G488]))+3;999)" office:value-type="string" office:string-value="AGOSTO" calcext:value-type="string">
            <text:p>AGOSTO</text:p>
          </table:table-cell>
          <table:table-cell table:formula="of:=VLOOKUP([.I488];[.$P$4:.$Q$15];2;0)" office:value-type="float" office:value="8" calcext:value-type="float">
            <text:p>8</text:p>
          </table:table-cell>
          <table:table-cell table:formula="of:=DATE(2020;[.J488];[.H488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FARNATE</text:p>
          </table:table-cell>
          <table:table-cell office:value-type="string" calcext:value-type="string">
            <text:p>15 DE MAYO</text:p>
          </table:table-cell>
          <table:table-cell table:formula="of:=LEFT([.B489];FIND(&quot;DE&quot;;UPPER([.B489]))-2)" office:value-type="string" office:string-value="15" calcext:value-type="string">
            <text:p>15</text:p>
          </table:table-cell>
          <table:table-cell table:formula="of:=MID([.B489];FIND(&quot;DE&quot;;UPPER([.B489]))+3;999)" office:value-type="string" office:string-value="MAYO" calcext:value-type="string">
            <text:p>MAYO</text:p>
          </table:table-cell>
          <table:table-cell table:formula="of:=VLOOKUP([.D489];[.$P$4:.$Q$15];2;0)" office:value-type="float" office:value="5" calcext:value-type="float">
            <text:p>5</text:p>
          </table:table-cell>
          <table:table-cell table:formula="of:=DATE(2020;[.E489];[.C489])" office:value-type="date" office:date-value="2020-05-15" calcext:value-type="date">
            <text:p>15 de mayo</text:p>
          </table:table-cell>
          <table:table-cell office:value-type="string" calcext:value-type="string">
            <text:p>11 DE SEPTIEMBRE</text:p>
          </table:table-cell>
          <table:table-cell table:formula="of:=LEFT([.G489];FIND(&quot;DE&quot;;UPPER([.G489]))-2)" office:value-type="string" office:string-value="11" calcext:value-type="string">
            <text:p>11</text:p>
          </table:table-cell>
          <table:table-cell table:formula="of:=MID([.G489];FIND(&quot;DE&quot;;UPPER([.G489]))+3;999)" office:value-type="string" office:string-value="SEPTIEMBRE" calcext:value-type="string">
            <text:p>SEPTIEMBRE</text:p>
          </table:table-cell>
          <table:table-cell table:formula="of:=VLOOKUP([.I489];[.$P$4:.$Q$15];2;0)" office:value-type="float" office:value="9" calcext:value-type="float">
            <text:p>9</text:p>
          </table:table-cell>
          <table:table-cell table:formula="of:=DATE(2020;[.J489];[.H489])" office:value-type="date" office:date-value="2020-09-11" calcext:value-type="date">
            <text:p>1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FARNATEJO</text:p>
          </table:table-cell>
          <table:table-cell office:value-type="string" calcext:value-type="string">
            <text:p>15 DE MAYO</text:p>
          </table:table-cell>
          <table:table-cell table:formula="of:=LEFT([.B490];FIND(&quot;DE&quot;;UPPER([.B490]))-2)" office:value-type="string" office:string-value="15" calcext:value-type="string">
            <text:p>15</text:p>
          </table:table-cell>
          <table:table-cell table:formula="of:=MID([.B490];FIND(&quot;DE&quot;;UPPER([.B490]))+3;999)" office:value-type="string" office:string-value="MAYO" calcext:value-type="string">
            <text:p>MAYO</text:p>
          </table:table-cell>
          <table:table-cell table:formula="of:=VLOOKUP([.D490];[.$P$4:.$Q$15];2;0)" office:value-type="float" office:value="5" calcext:value-type="float">
            <text:p>5</text:p>
          </table:table-cell>
          <table:table-cell table:formula="of:=DATE(2020;[.E490];[.C490])" office:value-type="date" office:date-value="2020-05-15" calcext:value-type="date">
            <text:p>15 de mayo</text:p>
          </table:table-cell>
          <table:table-cell office:value-type="string" calcext:value-type="string">
            <text:p>29 DE SEPTIEMBRE</text:p>
          </table:table-cell>
          <table:table-cell table:formula="of:=LEFT([.G490];FIND(&quot;DE&quot;;UPPER([.G490]))-2)" office:value-type="string" office:string-value="29" calcext:value-type="string">
            <text:p>29</text:p>
          </table:table-cell>
          <table:table-cell table:formula="of:=MID([.G490];FIND(&quot;DE&quot;;UPPER([.G490]))+3;999)" office:value-type="string" office:string-value="SEPTIEMBRE" calcext:value-type="string">
            <text:p>SEPTIEMBRE</text:p>
          </table:table-cell>
          <table:table-cell table:formula="of:=VLOOKUP([.I490];[.$P$4:.$Q$15];2;0)" office:value-type="float" office:value="9" calcext:value-type="float">
            <text:p>9</text:p>
          </table:table-cell>
          <table:table-cell table:formula="of:=DATE(2020;[.J490];[.H490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ARROBO</text:p>
          </table:table-cell>
          <table:table-cell office:value-type="string" calcext:value-type="string">
            <text:p>20 DE ENERO</text:p>
          </table:table-cell>
          <table:table-cell table:formula="of:=LEFT([.B491];FIND(&quot;DE&quot;;UPPER([.B491]))-2)" office:value-type="string" office:string-value="20" calcext:value-type="string">
            <text:p>20</text:p>
          </table:table-cell>
          <table:table-cell table:formula="of:=MID([.B491];FIND(&quot;DE&quot;;UPPER([.B491]))+3;999)" office:value-type="string" office:string-value="ENERO" calcext:value-type="string">
            <text:p>ENERO</text:p>
          </table:table-cell>
          <table:table-cell table:formula="of:=VLOOKUP([.D491];[.$P$4:.$Q$15];2;0)" office:value-type="float" office:value="1" calcext:value-type="float">
            <text:p>1</text:p>
          </table:table-cell>
          <table:table-cell table:formula="of:=DATE(2020;[.E491];[.C491])" office:value-type="date" office:date-value="2020-01-20" calcext:value-type="date">
            <text:p>20 de enero</text:p>
          </table:table-cell>
          <table:table-cell office:value-type="string" calcext:value-type="string">
            <text:p>10 DE AGOSTO</text:p>
          </table:table-cell>
          <table:table-cell table:formula="of:=LEFT([.G491];FIND(&quot;DE&quot;;UPPER([.G491]))-2)" office:value-type="string" office:string-value="10" calcext:value-type="string">
            <text:p>10</text:p>
          </table:table-cell>
          <table:table-cell table:formula="of:=MID([.G491];FIND(&quot;DE&quot;;UPPER([.G491]))+3;999)" office:value-type="string" office:string-value="AGOSTO" calcext:value-type="string">
            <text:p>AGOSTO</text:p>
          </table:table-cell>
          <table:table-cell table:formula="of:=VLOOKUP([.I491];[.$P$4:.$Q$15];2;0)" office:value-type="float" office:value="8" calcext:value-type="float">
            <text:p>8</text:p>
          </table:table-cell>
          <table:table-cell table:formula="of:=DATE(2020;[.J491];[.H491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ATOCIN</text:p>
          </table:table-cell>
          <table:table-cell office:value-type="string" calcext:value-type="string">
            <text:p>5 DE OCTUBRE</text:p>
          </table:table-cell>
          <table:table-cell table:formula="of:=LEFT([.B492];FIND(&quot;DE&quot;;UPPER([.B492]))-2)" office:value-type="string" office:string-value="5" calcext:value-type="string">
            <text:p>5</text:p>
          </table:table-cell>
          <table:table-cell table:formula="of:=MID([.B492];FIND(&quot;DE&quot;;UPPER([.B492]))+3;999)" office:value-type="string" office:string-value="OCTUBRE" calcext:value-type="string">
            <text:p>OCTUBRE</text:p>
          </table:table-cell>
          <table:table-cell table:formula="of:=VLOOKUP([.D492];[.$P$4:.$Q$15];2;0)" office:value-type="float" office:value="10" calcext:value-type="float">
            <text:p>10</text:p>
          </table:table-cell>
          <table:table-cell table:formula="of:=DATE(2020;[.E492];[.C492])" office:value-type="date" office:date-value="2020-10-05" calcext:value-type="date">
            <text:p>5 de octubre</text:p>
          </table:table-cell>
          <table:table-cell office:value-type="string" calcext:value-type="string">
            <text:p>7 DE OCTUBRE</text:p>
          </table:table-cell>
          <table:table-cell table:formula="of:=LEFT([.G492];FIND(&quot;DE&quot;;UPPER([.G492]))-2)" office:value-type="string" office:string-value="7" calcext:value-type="string">
            <text:p>7</text:p>
          </table:table-cell>
          <table:table-cell table:formula="of:=MID([.G492];FIND(&quot;DE&quot;;UPPER([.G492]))+3;999)" office:value-type="string" office:string-value="OCTUBRE" calcext:value-type="string">
            <text:p>OCTUBRE</text:p>
          </table:table-cell>
          <table:table-cell table:formula="of:=VLOOKUP([.I492];[.$P$4:.$Q$15];2;0)" office:value-type="float" office:value="10" calcext:value-type="float">
            <text:p>10</text:p>
          </table:table-cell>
          <table:table-cell table:formula="of:=DATE(2020;[.J492];[.H492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HAURÍN DE LA TORRE</text:p>
          </table:table-cell>
          <table:table-cell office:value-type="string" calcext:value-type="string">
            <text:p>20 DE ENERO</text:p>
          </table:table-cell>
          <table:table-cell table:formula="of:=LEFT([.B493];FIND(&quot;DE&quot;;UPPER([.B493]))-2)" office:value-type="string" office:string-value="20" calcext:value-type="string">
            <text:p>20</text:p>
          </table:table-cell>
          <table:table-cell table:formula="of:=MID([.B493];FIND(&quot;DE&quot;;UPPER([.B493]))+3;999)" office:value-type="string" office:string-value="ENERO" calcext:value-type="string">
            <text:p>ENERO</text:p>
          </table:table-cell>
          <table:table-cell table:formula="of:=VLOOKUP([.D493];[.$P$4:.$Q$15];2;0)" office:value-type="float" office:value="1" calcext:value-type="float">
            <text:p>1</text:p>
          </table:table-cell>
          <table:table-cell table:formula="of:=DATE(2020;[.E493];[.C493])" office:value-type="date" office:date-value="2020-01-20" calcext:value-type="date">
            <text:p>20 de enero</text:p>
          </table:table-cell>
          <table:table-cell office:value-type="string" calcext:value-type="string">
            <text:p>24 DE JUNIO</text:p>
          </table:table-cell>
          <table:table-cell table:formula="of:=LEFT([.G493];FIND(&quot;DE&quot;;UPPER([.G493]))-2)" office:value-type="string" office:string-value="24" calcext:value-type="string">
            <text:p>24</text:p>
          </table:table-cell>
          <table:table-cell table:formula="of:=MID([.G493];FIND(&quot;DE&quot;;UPPER([.G493]))+3;999)" office:value-type="string" office:string-value="JUNIO" calcext:value-type="string">
            <text:p>JUNIO</text:p>
          </table:table-cell>
          <table:table-cell table:formula="of:=VLOOKUP([.I493];[.$P$4:.$Q$15];2;0)" office:value-type="float" office:value="6" calcext:value-type="float">
            <text:p>6</text:p>
          </table:table-cell>
          <table:table-cell table:formula="of:=DATE(2020;[.J493];[.H493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HAURÍN EL GRANDE</text:p>
          </table:table-cell>
          <table:table-cell office:value-type="string" calcext:value-type="string">
            <text:p>28 DE MAYO</text:p>
          </table:table-cell>
          <table:table-cell table:formula="of:=LEFT([.B494];FIND(&quot;DE&quot;;UPPER([.B494]))-2)" office:value-type="string" office:string-value="28" calcext:value-type="string">
            <text:p>28</text:p>
          </table:table-cell>
          <table:table-cell table:formula="of:=MID([.B494];FIND(&quot;DE&quot;;UPPER([.B494]))+3;999)" office:value-type="string" office:string-value="MAYO" calcext:value-type="string">
            <text:p>MAYO</text:p>
          </table:table-cell>
          <table:table-cell table:formula="of:=VLOOKUP([.D494];[.$P$4:.$Q$15];2;0)" office:value-type="float" office:value="5" calcext:value-type="float">
            <text:p>5</text:p>
          </table:table-cell>
          <table:table-cell table:formula="of:=DATE(2020;[.E494];[.C494])" office:value-type="date" office:date-value="2020-05-28" calcext:value-type="date">
            <text:p>28 de mayo</text:p>
          </table:table-cell>
          <table:table-cell office:value-type="string" calcext:value-type="string">
            <text:p>29 DE MAYO</text:p>
          </table:table-cell>
          <table:table-cell table:formula="of:=LEFT([.G494];FIND(&quot;DE&quot;;UPPER([.G494]))-2)" office:value-type="string" office:string-value="29" calcext:value-type="string">
            <text:p>29</text:p>
          </table:table-cell>
          <table:table-cell table:formula="of:=MID([.G494];FIND(&quot;DE&quot;;UPPER([.G494]))+3;999)" office:value-type="string" office:string-value="MAYO" calcext:value-type="string">
            <text:p>MAYO</text:p>
          </table:table-cell>
          <table:table-cell table:formula="of:=VLOOKUP([.I494];[.$P$4:.$Q$15];2;0)" office:value-type="float" office:value="5" calcext:value-type="float">
            <text:p>5</text:p>
          </table:table-cell>
          <table:table-cell table:formula="of:=DATE(2020;[.J494];[.H494])" office:value-type="date" office:date-value="2020-05-29" calcext:value-type="date">
            <text:p>29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ACHAR</text:p>
          </table:table-cell>
          <table:table-cell office:value-type="string" calcext:value-type="string">
            <text:p>4 DE MAYO</text:p>
          </table:table-cell>
          <table:table-cell table:formula="of:=LEFT([.B495];FIND(&quot;DE&quot;;UPPER([.B495]))-2)" office:value-type="string" office:string-value="4" calcext:value-type="string">
            <text:p>4</text:p>
          </table:table-cell>
          <table:table-cell table:formula="of:=MID([.B495];FIND(&quot;DE&quot;;UPPER([.B495]))+3;999)" office:value-type="string" office:string-value="MAYO" calcext:value-type="string">
            <text:p>MAYO</text:p>
          </table:table-cell>
          <table:table-cell table:formula="of:=VLOOKUP([.D495];[.$P$4:.$Q$15];2;0)" office:value-type="float" office:value="5" calcext:value-type="float">
            <text:p>5</text:p>
          </table:table-cell>
          <table:table-cell table:formula="of:=DATE(2020;[.E495];[.C495])" office:value-type="date" office:date-value="2020-05-04" calcext:value-type="date">
            <text:p>4 de mayo</text:p>
          </table:table-cell>
          <table:table-cell office:value-type="string" calcext:value-type="string">
            <text:p>27 DE JULIO</text:p>
          </table:table-cell>
          <table:table-cell table:formula="of:=LEFT([.G495];FIND(&quot;DE&quot;;UPPER([.G495]))-2)" office:value-type="string" office:string-value="27" calcext:value-type="string">
            <text:p>27</text:p>
          </table:table-cell>
          <table:table-cell table:formula="of:=MID([.G495];FIND(&quot;DE&quot;;UPPER([.G495]))+3;999)" office:value-type="string" office:string-value="JULIO" calcext:value-type="string">
            <text:p>JULIO</text:p>
          </table:table-cell>
          <table:table-cell table:formula="of:=VLOOKUP([.I495];[.$P$4:.$Q$15];2;0)" office:value-type="float" office:value="7" calcext:value-type="float">
            <text:p>7</text:p>
          </table:table-cell>
          <table:table-cell table:formula="of:=DATE(2020;[.J495];[.H495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ARGEN</text:p>
          </table:table-cell>
          <table:table-cell office:value-type="string" calcext:value-type="string">
            <text:p>10 DE AGOSTO</text:p>
          </table:table-cell>
          <table:table-cell table:formula="of:=LEFT([.B496];FIND(&quot;DE&quot;;UPPER([.B496]))-2)" office:value-type="string" office:string-value="10" calcext:value-type="string">
            <text:p>10</text:p>
          </table:table-cell>
          <table:table-cell table:formula="of:=MID([.B496];FIND(&quot;DE&quot;;UPPER([.B496]))+3;999)" office:value-type="string" office:string-value="AGOSTO" calcext:value-type="string">
            <text:p>AGOSTO</text:p>
          </table:table-cell>
          <table:table-cell table:formula="of:=VLOOKUP([.D496];[.$P$4:.$Q$15];2;0)" office:value-type="float" office:value="8" calcext:value-type="float">
            <text:p>8</text:p>
          </table:table-cell>
          <table:table-cell table:formula="of:=DATE(2020;[.E496];[.C496])" office:value-type="date" office:date-value="2020-08-10" calcext:value-type="date">
            <text:p>10 de agosto</text:p>
          </table:table-cell>
          <table:table-cell office:value-type="string" calcext:value-type="string">
            <text:p>25 DE SEPTIEMBRE</text:p>
          </table:table-cell>
          <table:table-cell table:formula="of:=LEFT([.G496];FIND(&quot;DE&quot;;UPPER([.G496]))-2)" office:value-type="string" office:string-value="25" calcext:value-type="string">
            <text:p>25</text:p>
          </table:table-cell>
          <table:table-cell table:formula="of:=MID([.G496];FIND(&quot;DE&quot;;UPPER([.G496]))+3;999)" office:value-type="string" office:string-value="SEPTIEMBRE" calcext:value-type="string">
            <text:p>SEPTIEMBRE</text:p>
          </table:table-cell>
          <table:table-cell table:formula="of:=VLOOKUP([.I496];[.$P$4:.$Q$15];2;0)" office:value-type="float" office:value="9" calcext:value-type="float">
            <text:p>9</text:p>
          </table:table-cell>
          <table:table-cell table:formula="of:=DATE(2020;[.J496];[.H496])" office:value-type="date" office:date-value="2020-09-25" calcext:value-type="date">
            <text:p>2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OGÍA</text:p>
          </table:table-cell>
          <table:table-cell office:value-type="string" calcext:value-type="string">
            <text:p>13 DE ABRIL</text:p>
          </table:table-cell>
          <table:table-cell table:formula="of:=LEFT([.B497];FIND(&quot;DE&quot;;UPPER([.B497]))-2)" office:value-type="string" office:string-value="13" calcext:value-type="string">
            <text:p>13</text:p>
          </table:table-cell>
          <table:table-cell table:formula="of:=MID([.B497];FIND(&quot;DE&quot;;UPPER([.B497]))+3;999)" office:value-type="string" office:string-value="ABRIL" calcext:value-type="string">
            <text:p>ABRIL</text:p>
          </table:table-cell>
          <table:table-cell table:formula="of:=VLOOKUP([.D497];[.$P$4:.$Q$15];2;0)" office:value-type="float" office:value="4" calcext:value-type="float">
            <text:p>4</text:p>
          </table:table-cell>
          <table:table-cell table:formula="of:=DATE(2020;[.E497];[.C497])" office:value-type="date" office:date-value="2020-04-13" calcext:value-type="date">
            <text:p>13 de abril</text:p>
          </table:table-cell>
          <table:table-cell office:value-type="string" calcext:value-type="string">
            <text:p>18 DE MAYO</text:p>
          </table:table-cell>
          <table:table-cell table:formula="of:=LEFT([.G497];FIND(&quot;DE&quot;;UPPER([.G497]))-2)" office:value-type="string" office:string-value="18" calcext:value-type="string">
            <text:p>18</text:p>
          </table:table-cell>
          <table:table-cell table:formula="of:=MID([.G497];FIND(&quot;DE&quot;;UPPER([.G497]))+3;999)" office:value-type="string" office:string-value="MAYO" calcext:value-type="string">
            <text:p>MAYO</text:p>
          </table:table-cell>
          <table:table-cell table:formula="of:=VLOOKUP([.I497];[.$P$4:.$Q$15];2;0)" office:value-type="float" office:value="5" calcext:value-type="float">
            <text:p>5</text:p>
          </table:table-cell>
          <table:table-cell table:formula="of:=DATE(2020;[.J497];[.H497])" office:value-type="date" office:date-value="2020-05-18" calcext:value-type="date">
            <text:p>18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ÁLORA</text:p>
          </table:table-cell>
          <table:table-cell office:value-type="string" calcext:value-type="string">
            <text:p>7 DE AGOSTO</text:p>
          </table:table-cell>
          <table:table-cell table:formula="of:=LEFT([.B498];FIND(&quot;DE&quot;;UPPER([.B498]))-2)" office:value-type="string" office:string-value="7" calcext:value-type="string">
            <text:p>7</text:p>
          </table:table-cell>
          <table:table-cell table:formula="of:=MID([.B498];FIND(&quot;DE&quot;;UPPER([.B498]))+3;999)" office:value-type="string" office:string-value="AGOSTO" calcext:value-type="string">
            <text:p>AGOSTO</text:p>
          </table:table-cell>
          <table:table-cell table:formula="of:=VLOOKUP([.D498];[.$P$4:.$Q$15];2;0)" office:value-type="float" office:value="8" calcext:value-type="float">
            <text:p>8</text:p>
          </table:table-cell>
          <table:table-cell table:formula="of:=DATE(2020;[.E498];[.C498])" office:value-type="date" office:date-value="2020-08-07" calcext:value-type="date">
            <text:p>7 de agosto</text:p>
          </table:table-cell>
          <table:table-cell office:value-type="string" calcext:value-type="string">
            <text:p>8 DE SEPTIEMBRE</text:p>
          </table:table-cell>
          <table:table-cell table:formula="of:=LEFT([.G498];FIND(&quot;DE&quot;;UPPER([.G498]))-2)" office:value-type="string" office:string-value="8" calcext:value-type="string">
            <text:p>8</text:p>
          </table:table-cell>
          <table:table-cell table:formula="of:=MID([.G498];FIND(&quot;DE&quot;;UPPER([.G498]))+3;999)" office:value-type="string" office:string-value="SEPTIEMBRE" calcext:value-type="string">
            <text:p>SEPTIEMBRE</text:p>
          </table:table-cell>
          <table:table-cell table:formula="of:=VLOOKUP([.I498];[.$P$4:.$Q$15];2;0)" office:value-type="float" office:value="9" calcext:value-type="float">
            <text:p>9</text:p>
          </table:table-cell>
          <table:table-cell table:formula="of:=DATE(2020;[.J498];[.H49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OZAINA</text:p>
          </table:table-cell>
          <table:table-cell office:value-type="string" calcext:value-type="string">
            <text:p>27 DE JULIO</text:p>
          </table:table-cell>
          <table:table-cell table:formula="of:=LEFT([.B499];FIND(&quot;DE&quot;;UPPER([.B499]))-2)" office:value-type="string" office:string-value="27" calcext:value-type="string">
            <text:p>27</text:p>
          </table:table-cell>
          <table:table-cell table:formula="of:=MID([.B499];FIND(&quot;DE&quot;;UPPER([.B499]))+3;999)" office:value-type="string" office:string-value="JULIO" calcext:value-type="string">
            <text:p>JULIO</text:p>
          </table:table-cell>
          <table:table-cell table:formula="of:=VLOOKUP([.D499];[.$P$4:.$Q$15];2;0)" office:value-type="float" office:value="7" calcext:value-type="float">
            <text:p>7</text:p>
          </table:table-cell>
          <table:table-cell table:formula="of:=DATE(2020;[.E499];[.C499])" office:value-type="date" office:date-value="2020-07-27" calcext:value-type="date">
            <text:p>27 de julio</text:p>
          </table:table-cell>
          <table:table-cell office:value-type="string" calcext:value-type="string">
            <text:p>14 DE SEPTIEMBRE</text:p>
          </table:table-cell>
          <table:table-cell table:formula="of:=LEFT([.G499];FIND(&quot;DE&quot;;UPPER([.G499]))-2)" office:value-type="string" office:string-value="14" calcext:value-type="string">
            <text:p>14</text:p>
          </table:table-cell>
          <table:table-cell table:formula="of:=MID([.G499];FIND(&quot;DE&quot;;UPPER([.G499]))+3;999)" office:value-type="string" office:string-value="SEPTIEMBRE" calcext:value-type="string">
            <text:p>SEPTIEMBRE</text:p>
          </table:table-cell>
          <table:table-cell table:formula="of:=VLOOKUP([.I499];[.$P$4:.$Q$15];2;0)" office:value-type="float" office:value="9" calcext:value-type="float">
            <text:p>9</text:p>
          </table:table-cell>
          <table:table-cell table:formula="of:=DATE(2020;[.J499];[.H499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PANDEIRE</text:p>
          </table:table-cell>
          <table:table-cell office:value-type="string" calcext:value-type="string">
            <text:p>17 DE AGOSTO</text:p>
          </table:table-cell>
          <table:table-cell table:formula="of:=LEFT([.B500];FIND(&quot;DE&quot;;UPPER([.B500]))-2)" office:value-type="string" office:string-value="17" calcext:value-type="string">
            <text:p>17</text:p>
          </table:table-cell>
          <table:table-cell table:formula="of:=MID([.B500];FIND(&quot;DE&quot;;UPPER([.B500]))+3;999)" office:value-type="string" office:string-value="AGOSTO" calcext:value-type="string">
            <text:p>AGOSTO</text:p>
          </table:table-cell>
          <table:table-cell table:formula="of:=VLOOKUP([.D500];[.$P$4:.$Q$15];2;0)" office:value-type="float" office:value="8" calcext:value-type="float">
            <text:p>8</text:p>
          </table:table-cell>
          <table:table-cell table:formula="of:=DATE(2020;[.E500];[.C500])" office:value-type="date" office:date-value="2020-08-17" calcext:value-type="date">
            <text:p>17 de agosto</text:p>
          </table:table-cell>
          <table:table-cell office:value-type="string" calcext:value-type="string">
            <text:p>7 DE OCTUBRE</text:p>
          </table:table-cell>
          <table:table-cell table:formula="of:=LEFT([.G500];FIND(&quot;DE&quot;;UPPER([.G500]))-2)" office:value-type="string" office:string-value="7" calcext:value-type="string">
            <text:p>7</text:p>
          </table:table-cell>
          <table:table-cell table:formula="of:=MID([.G500];FIND(&quot;DE&quot;;UPPER([.G500]))+3;999)" office:value-type="string" office:string-value="OCTUBRE" calcext:value-type="string">
            <text:p>OCTUBRE</text:p>
          </table:table-cell>
          <table:table-cell table:formula="of:=VLOOKUP([.I500];[.$P$4:.$Q$15];2;0)" office:value-type="float" office:value="10" calcext:value-type="float">
            <text:p>10</text:p>
          </table:table-cell>
          <table:table-cell table:formula="of:=DATE(2020;[.J500];[.H500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QUERA</text:p>
          </table:table-cell>
          <table:table-cell office:value-type="string" calcext:value-type="string">
            <text:p>21 DE AGOSTO</text:p>
          </table:table-cell>
          <table:table-cell table:formula="of:=LEFT([.B501];FIND(&quot;DE&quot;;UPPER([.B501]))-2)" office:value-type="string" office:string-value="21" calcext:value-type="string">
            <text:p>21</text:p>
          </table:table-cell>
          <table:table-cell table:formula="of:=MID([.B501];FIND(&quot;DE&quot;;UPPER([.B501]))+3;999)" office:value-type="string" office:string-value="AGOSTO" calcext:value-type="string">
            <text:p>AGOSTO</text:p>
          </table:table-cell>
          <table:table-cell table:formula="of:=VLOOKUP([.D501];[.$P$4:.$Q$15];2;0)" office:value-type="float" office:value="8" calcext:value-type="float">
            <text:p>8</text:p>
          </table:table-cell>
          <table:table-cell table:formula="of:=DATE(2020;[.E501];[.C501])" office:value-type="date" office:date-value="2020-08-21" calcext:value-type="date">
            <text:p>21 de agosto</text:p>
          </table:table-cell>
          <table:table-cell office:value-type="string" calcext:value-type="string">
            <text:p>8 DE SEPTIEMBRE</text:p>
          </table:table-cell>
          <table:table-cell table:formula="of:=LEFT([.G501];FIND(&quot;DE&quot;;UPPER([.G501]))-2)" office:value-type="string" office:string-value="8" calcext:value-type="string">
            <text:p>8</text:p>
          </table:table-cell>
          <table:table-cell table:formula="of:=MID([.G501];FIND(&quot;DE&quot;;UPPER([.G501]))+3;999)" office:value-type="string" office:string-value="SEPTIEMBRE" calcext:value-type="string">
            <text:p>SEPTIEMBRE</text:p>
          </table:table-cell>
          <table:table-cell table:formula="of:=VLOOKUP([.I501];[.$P$4:.$Q$15];2;0)" office:value-type="float" office:value="9" calcext:value-type="float">
            <text:p>9</text:p>
          </table:table-cell>
          <table:table-cell table:formula="of:=DATE(2020;[.J501];[.H501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DONA</text:p>
          </table:table-cell>
          <table:table-cell office:value-type="string" calcext:value-type="string">
            <text:p>15 DE MAYO</text:p>
          </table:table-cell>
          <table:table-cell table:formula="of:=LEFT([.B502];FIND(&quot;DE&quot;;UPPER([.B502]))-2)" office:value-type="string" office:string-value="15" calcext:value-type="string">
            <text:p>15</text:p>
          </table:table-cell>
          <table:table-cell table:formula="of:=MID([.B502];FIND(&quot;DE&quot;;UPPER([.B502]))+3;999)" office:value-type="string" office:string-value="MAYO" calcext:value-type="string">
            <text:p>MAYO</text:p>
          </table:table-cell>
          <table:table-cell table:formula="of:=VLOOKUP([.D502];[.$P$4:.$Q$15];2;0)" office:value-type="float" office:value="5" calcext:value-type="float">
            <text:p>5</text:p>
          </table:table-cell>
          <table:table-cell table:formula="of:=DATE(2020;[.E502];[.C502])" office:value-type="date" office:date-value="2020-05-15" calcext:value-type="date">
            <text:p>15 de mayo</text:p>
          </table:table-cell>
          <table:table-cell office:value-type="string" calcext:value-type="string">
            <text:p>18 DE AGOSTO</text:p>
          </table:table-cell>
          <table:table-cell table:formula="of:=LEFT([.G502];FIND(&quot;DE&quot;;UPPER([.G502]))-2)" office:value-type="string" office:string-value="18" calcext:value-type="string">
            <text:p>18</text:p>
          </table:table-cell>
          <table:table-cell table:formula="of:=MID([.G502];FIND(&quot;DE&quot;;UPPER([.G502]))+3;999)" office:value-type="string" office:string-value="AGOSTO" calcext:value-type="string">
            <text:p>AGOSTO</text:p>
          </table:table-cell>
          <table:table-cell table:formula="of:=VLOOKUP([.I502];[.$P$4:.$Q$15];2;0)" office:value-type="float" office:value="8" calcext:value-type="float">
            <text:p>8</text:p>
          </table:table-cell>
          <table:table-cell table:formula="of:=DATE(2020;[.J502];[.H502])" office:value-type="date" office:date-value="2020-08-18" calcext:value-type="date">
            <text:p>1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DALES</text:p>
          </table:table-cell>
          <table:table-cell office:value-type="string" calcext:value-type="string">
            <text:p>15 DE MAYO</text:p>
          </table:table-cell>
          <table:table-cell table:formula="of:=LEFT([.B503];FIND(&quot;DE&quot;;UPPER([.B503]))-2)" office:value-type="string" office:string-value="15" calcext:value-type="string">
            <text:p>15</text:p>
          </table:table-cell>
          <table:table-cell table:formula="of:=MID([.B503];FIND(&quot;DE&quot;;UPPER([.B503]))+3;999)" office:value-type="string" office:string-value="MAYO" calcext:value-type="string">
            <text:p>MAYO</text:p>
          </table:table-cell>
          <table:table-cell table:formula="of:=VLOOKUP([.D503];[.$P$4:.$Q$15];2;0)" office:value-type="float" office:value="5" calcext:value-type="float">
            <text:p>5</text:p>
          </table:table-cell>
          <table:table-cell table:formula="of:=DATE(2020;[.E503];[.C503])" office:value-type="date" office:date-value="2020-05-15" calcext:value-type="date">
            <text:p>15 de mayo</text:p>
          </table:table-cell>
          <table:table-cell office:value-type="string" calcext:value-type="string">
            <text:p>8 DE SEPTIEMBRE</text:p>
          </table:table-cell>
          <table:table-cell table:formula="of:=LEFT([.G503];FIND(&quot;DE&quot;;UPPER([.G503]))-2)" office:value-type="string" office:string-value="8" calcext:value-type="string">
            <text:p>8</text:p>
          </table:table-cell>
          <table:table-cell table:formula="of:=MID([.G503];FIND(&quot;DE&quot;;UPPER([.G503]))+3;999)" office:value-type="string" office:string-value="SEPTIEMBRE" calcext:value-type="string">
            <text:p>SEPTIEMBRE</text:p>
          </table:table-cell>
          <table:table-cell table:formula="of:=VLOOKUP([.I503];[.$P$4:.$Q$15];2;0)" office:value-type="float" office:value="9" calcext:value-type="float">
            <text:p>9</text:p>
          </table:table-cell>
          <table:table-cell table:formula="of:=DATE(2020;[.J503];[.H503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ENAS</text:p>
          </table:table-cell>
          <table:table-cell office:value-type="string" calcext:value-type="string">
            <text:p>10 DE AGOSTO</text:p>
          </table:table-cell>
          <table:table-cell table:formula="of:=LEFT([.B504];FIND(&quot;DE&quot;;UPPER([.B504]))-2)" office:value-type="string" office:string-value="10" calcext:value-type="string">
            <text:p>10</text:p>
          </table:table-cell>
          <table:table-cell table:formula="of:=MID([.B504];FIND(&quot;DE&quot;;UPPER([.B504]))+3;999)" office:value-type="string" office:string-value="AGOSTO" calcext:value-type="string">
            <text:p>AGOSTO</text:p>
          </table:table-cell>
          <table:table-cell table:formula="of:=VLOOKUP([.D504];[.$P$4:.$Q$15];2;0)" office:value-type="float" office:value="8" calcext:value-type="float">
            <text:p>8</text:p>
          </table:table-cell>
          <table:table-cell table:formula="of:=DATE(2020;[.E504];[.C504])" office:value-type="date" office:date-value="2020-08-10" calcext:value-type="date">
            <text:p>10 de agosto</text:p>
          </table:table-cell>
          <table:table-cell office:value-type="string" calcext:value-type="string">
            <text:p>13 DE OCTUBRE</text:p>
          </table:table-cell>
          <table:table-cell table:formula="of:=LEFT([.G504];FIND(&quot;DE&quot;;UPPER([.G504]))-2)" office:value-type="string" office:string-value="13" calcext:value-type="string">
            <text:p>13</text:p>
          </table:table-cell>
          <table:table-cell table:formula="of:=MID([.G504];FIND(&quot;DE&quot;;UPPER([.G504]))+3;999)" office:value-type="string" office:string-value="OCTUBRE" calcext:value-type="string">
            <text:p>OCTUBRE</text:p>
          </table:table-cell>
          <table:table-cell table:formula="of:=VLOOKUP([.I504];[.$P$4:.$Q$15];2;0)" office:value-type="float" office:value="10" calcext:value-type="float">
            <text:p>10</text:p>
          </table:table-cell>
          <table:table-cell table:formula="of:=DATE(2020;[.J504];[.H504])" office:value-type="date" office:date-value="2020-10-13" calcext:value-type="date">
            <text:p>13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IATE</text:p>
          </table:table-cell>
          <table:table-cell office:value-type="string" calcext:value-type="string">
            <text:p>14 DE FEBRERO</text:p>
          </table:table-cell>
          <table:table-cell table:formula="of:=LEFT([.B505];FIND(&quot;DE&quot;;UPPER([.B505]))-2)" office:value-type="string" office:string-value="14" calcext:value-type="string">
            <text:p>14</text:p>
          </table:table-cell>
          <table:table-cell table:formula="of:=MID([.B505];FIND(&quot;DE&quot;;UPPER([.B505]))+3;999)" office:value-type="string" office:string-value="FEBRERO" calcext:value-type="string">
            <text:p>FEBRERO</text:p>
          </table:table-cell>
          <table:table-cell table:formula="of:=VLOOKUP([.D505];[.$P$4:.$Q$15];2;0)" office:value-type="float" office:value="2" calcext:value-type="float">
            <text:p>2</text:p>
          </table:table-cell>
          <table:table-cell table:formula="of:=DATE(2020;[.E505];[.C505])" office:value-type="date" office:date-value="2020-02-14" calcext:value-type="date">
            <text:p>14 de febrero</text:p>
          </table:table-cell>
          <table:table-cell office:value-type="string" calcext:value-type="string">
            <text:p>29 DE JUNIO</text:p>
          </table:table-cell>
          <table:table-cell table:formula="of:=LEFT([.G505];FIND(&quot;DE&quot;;UPPER([.G505]))-2)" office:value-type="string" office:string-value="29" calcext:value-type="string">
            <text:p>29</text:p>
          </table:table-cell>
          <table:table-cell table:formula="of:=MID([.G505];FIND(&quot;DE&quot;;UPPER([.G505]))+3;999)" office:value-type="string" office:string-value="JUNIO" calcext:value-type="string">
            <text:p>JUNIO</text:p>
          </table:table-cell>
          <table:table-cell table:formula="of:=VLOOKUP([.I505];[.$P$4:.$Q$15];2;0)" office:value-type="float" office:value="6" calcext:value-type="float">
            <text:p>6</text:p>
          </table:table-cell>
          <table:table-cell table:formula="of:=DATE(2020;[.J505];[.H505])" office:value-type="date" office:date-value="2020-06-29" calcext:value-type="date">
            <text:p>29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AJATE</text:p>
          </table:table-cell>
          <table:table-cell office:value-type="string" calcext:value-type="string">
            <text:p>14 DE AGOSTO</text:p>
          </table:table-cell>
          <table:table-cell table:formula="of:=LEFT([.B506];FIND(&quot;DE&quot;;UPPER([.B506]))-2)" office:value-type="string" office:string-value="14" calcext:value-type="string">
            <text:p>14</text:p>
          </table:table-cell>
          <table:table-cell table:formula="of:=MID([.B506];FIND(&quot;DE&quot;;UPPER([.B506]))+3;999)" office:value-type="string" office:string-value="AGOSTO" calcext:value-type="string">
            <text:p>AGOSTO</text:p>
          </table:table-cell>
          <table:table-cell table:formula="of:=VLOOKUP([.D506];[.$P$4:.$Q$15];2;0)" office:value-type="float" office:value="8" calcext:value-type="float">
            <text:p>8</text:p>
          </table:table-cell>
          <table:table-cell table:formula="of:=DATE(2020;[.E506];[.C506])" office:value-type="date" office:date-value="2020-08-14" calcext:value-type="date">
            <text:p>14 de agosto</text:p>
          </table:table-cell>
          <table:table-cell office:value-type="string" calcext:value-type="string">
            <text:p>27 DE NOVIEMBRE</text:p>
          </table:table-cell>
          <table:table-cell table:formula="of:=LEFT([.G506];FIND(&quot;DE&quot;;UPPER([.G506]))-2)" office:value-type="string" office:string-value="27" calcext:value-type="string">
            <text:p>27</text:p>
          </table:table-cell>
          <table:table-cell table:formula="of:=MID([.G506];FIND(&quot;DE&quot;;UPPER([.G506]))+3;999)" office:value-type="string" office:string-value="NOVIEMBRE" calcext:value-type="string">
            <text:p>NOVIEMBRE</text:p>
          </table:table-cell>
          <table:table-cell table:formula="of:=VLOOKUP([.I506];[.$P$4:.$Q$15];2;0)" office:value-type="float" office:value="11" calcext:value-type="float">
            <text:p>11</text:p>
          </table:table-cell>
          <table:table-cell table:formula="of:=DATE(2020;[.J506];[.H506])" office:value-type="date" office:date-value="2020-11-27" calcext:value-type="date">
            <text:p>27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DLID</text:p>
          </table:table-cell>
          <table:table-cell office:value-type="string" calcext:value-type="string">
            <text:p>27 DE ABRIL</text:p>
          </table:table-cell>
          <table:table-cell table:formula="of:=LEFT([.B507];FIND(&quot;DE&quot;;UPPER([.B507]))-2)" office:value-type="string" office:string-value="27" calcext:value-type="string">
            <text:p>27</text:p>
          </table:table-cell>
          <table:table-cell table:formula="of:=MID([.B507];FIND(&quot;DE&quot;;UPPER([.B507]))+3;999)" office:value-type="string" office:string-value="ABRIL" calcext:value-type="string">
            <text:p>ABRIL</text:p>
          </table:table-cell>
          <table:table-cell table:formula="of:=VLOOKUP([.D507];[.$P$4:.$Q$15];2;0)" office:value-type="float" office:value="4" calcext:value-type="float">
            <text:p>4</text:p>
          </table:table-cell>
          <table:table-cell table:formula="of:=DATE(2020;[.E507];[.C507])" office:value-type="date" office:date-value="2020-04-27" calcext:value-type="date">
            <text:p>27 de abril</text:p>
          </table:table-cell>
          <table:table-cell office:value-type="string" calcext:value-type="string">
            <text:p>9 DE OCTUBRE</text:p>
          </table:table-cell>
          <table:table-cell table:formula="of:=LEFT([.G507];FIND(&quot;DE&quot;;UPPER([.G507]))-2)" office:value-type="string" office:string-value="9" calcext:value-type="string">
            <text:p>9</text:p>
          </table:table-cell>
          <table:table-cell table:formula="of:=MID([.G507];FIND(&quot;DE&quot;;UPPER([.G507]))+3;999)" office:value-type="string" office:string-value="OCTUBRE" calcext:value-type="string">
            <text:p>OCTUBRE</text:p>
          </table:table-cell>
          <table:table-cell table:formula="of:=VLOOKUP([.I507];[.$P$4:.$Q$15];2;0)" office:value-type="float" office:value="10" calcext:value-type="float">
            <text:p>10</text:p>
          </table:table-cell>
          <table:table-cell table:formula="of:=DATE(2020;[.J507];[.H507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HAVÍS</text:p>
          </table:table-cell>
          <table:table-cell office:value-type="string" calcext:value-type="string">
            <text:p>17 DE AGOSTO</text:p>
          </table:table-cell>
          <table:table-cell table:formula="of:=LEFT([.B508];FIND(&quot;DE&quot;;UPPER([.B508]))-2)" office:value-type="string" office:string-value="17" calcext:value-type="string">
            <text:p>17</text:p>
          </table:table-cell>
          <table:table-cell table:formula="of:=MID([.B508];FIND(&quot;DE&quot;;UPPER([.B508]))+3;999)" office:value-type="string" office:string-value="AGOSTO" calcext:value-type="string">
            <text:p>AGOSTO</text:p>
          </table:table-cell>
          <table:table-cell table:formula="of:=VLOOKUP([.D508];[.$P$4:.$Q$15];2;0)" office:value-type="float" office:value="8" calcext:value-type="float">
            <text:p>8</text:p>
          </table:table-cell>
          <table:table-cell table:formula="of:=DATE(2020;[.E508];[.C508])" office:value-type="date" office:date-value="2020-08-17" calcext:value-type="date">
            <text:p>17 de agosto</text:p>
          </table:table-cell>
          <table:table-cell office:value-type="string" calcext:value-type="string">
            <text:p>7 DE OCTUBRE</text:p>
          </table:table-cell>
          <table:table-cell table:formula="of:=LEFT([.G508];FIND(&quot;DE&quot;;UPPER([.G508]))-2)" office:value-type="string" office:string-value="7" calcext:value-type="string">
            <text:p>7</text:p>
          </table:table-cell>
          <table:table-cell table:formula="of:=MID([.G508];FIND(&quot;DE&quot;;UPPER([.G508]))+3;999)" office:value-type="string" office:string-value="OCTUBRE" calcext:value-type="string">
            <text:p>OCTUBRE</text:p>
          </table:table-cell>
          <table:table-cell table:formula="of:=VLOOKUP([.I508];[.$P$4:.$Q$15];2;0)" office:value-type="float" office:value="10" calcext:value-type="float">
            <text:p>10</text:p>
          </table:table-cell>
          <table:table-cell table:formula="of:=DATE(2020;[.J508];[.H508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LAURÍA</text:p>
          </table:table-cell>
          <table:table-cell office:value-type="string" calcext:value-type="string">
            <text:p>4 DE AGOSTO</text:p>
          </table:table-cell>
          <table:table-cell table:formula="of:=LEFT([.B509];FIND(&quot;DE&quot;;UPPER([.B509]))-2)" office:value-type="string" office:string-value="4" calcext:value-type="string">
            <text:p>4</text:p>
          </table:table-cell>
          <table:table-cell table:formula="of:=MID([.B509];FIND(&quot;DE&quot;;UPPER([.B509]))+3;999)" office:value-type="string" office:string-value="AGOSTO" calcext:value-type="string">
            <text:p>AGOSTO</text:p>
          </table:table-cell>
          <table:table-cell table:formula="of:=VLOOKUP([.D509];[.$P$4:.$Q$15];2;0)" office:value-type="float" office:value="8" calcext:value-type="float">
            <text:p>8</text:p>
          </table:table-cell>
          <table:table-cell table:formula="of:=DATE(2020;[.E509];[.C509])" office:value-type="date" office:date-value="2020-08-04" calcext:value-type="date">
            <text:p>4 de agosto</text:p>
          </table:table-cell>
          <table:table-cell office:value-type="string" calcext:value-type="string">
            <text:p>9 DE OCTUBRE</text:p>
          </table:table-cell>
          <table:table-cell table:formula="of:=LEFT([.G509];FIND(&quot;DE&quot;;UPPER([.G509]))-2)" office:value-type="string" office:string-value="9" calcext:value-type="string">
            <text:p>9</text:p>
          </table:table-cell>
          <table:table-cell table:formula="of:=MID([.G509];FIND(&quot;DE&quot;;UPPER([.G509]))+3;999)" office:value-type="string" office:string-value="OCTUBRE" calcext:value-type="string">
            <text:p>OCTUBRE</text:p>
          </table:table-cell>
          <table:table-cell table:formula="of:=VLOOKUP([.I509];[.$P$4:.$Q$15];2;0)" office:value-type="float" office:value="10" calcext:value-type="float">
            <text:p>10</text:p>
          </table:table-cell>
          <table:table-cell table:formula="of:=DATE(2020;[.J509];[.H509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LMÁDENA</text:p>
          </table:table-cell>
          <table:table-cell office:value-type="string" calcext:value-type="string">
            <text:p>24 DE JUNIO</text:p>
          </table:table-cell>
          <table:table-cell table:formula="of:=LEFT([.B510];FIND(&quot;DE&quot;;UPPER([.B510]))-2)" office:value-type="string" office:string-value="24" calcext:value-type="string">
            <text:p>24</text:p>
          </table:table-cell>
          <table:table-cell table:formula="of:=MID([.B510];FIND(&quot;DE&quot;;UPPER([.B510]))+3;999)" office:value-type="string" office:string-value="JUNIO" calcext:value-type="string">
            <text:p>JUNIO</text:p>
          </table:table-cell>
          <table:table-cell table:formula="of:=VLOOKUP([.D510];[.$P$4:.$Q$15];2;0)" office:value-type="float" office:value="6" calcext:value-type="float">
            <text:p>6</text:p>
          </table:table-cell>
          <table:table-cell table:formula="of:=DATE(2020;[.E510];[.C510])" office:value-type="date" office:date-value="2020-06-24" calcext:value-type="date">
            <text:p>24 de junio</text:p>
          </table:table-cell>
          <table:table-cell office:value-type="string" calcext:value-type="string">
            <text:p>16 DE JULIO</text:p>
          </table:table-cell>
          <table:table-cell table:formula="of:=LEFT([.G510];FIND(&quot;DE&quot;;UPPER([.G510]))-2)" office:value-type="string" office:string-value="16" calcext:value-type="string">
            <text:p>16</text:p>
          </table:table-cell>
          <table:table-cell table:formula="of:=MID([.G510];FIND(&quot;DE&quot;;UPPER([.G510]))+3;999)" office:value-type="string" office:string-value="JULIO" calcext:value-type="string">
            <text:p>JULIO</text:p>
          </table:table-cell>
          <table:table-cell table:formula="of:=VLOOKUP([.I510];[.$P$4:.$Q$15];2;0)" office:value-type="float" office:value="7" calcext:value-type="float">
            <text:p>7</text:p>
          </table:table-cell>
          <table:table-cell table:formula="of:=DATE(2020;[.J510];[.H510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MARGOSA</text:p>
          </table:table-cell>
          <table:table-cell office:value-type="string" calcext:value-type="string">
            <text:p>20 DE ENERO</text:p>
          </table:table-cell>
          <table:table-cell table:formula="of:=LEFT([.B511];FIND(&quot;DE&quot;;UPPER([.B511]))-2)" office:value-type="string" office:string-value="20" calcext:value-type="string">
            <text:p>20</text:p>
          </table:table-cell>
          <table:table-cell table:formula="of:=MID([.B511];FIND(&quot;DE&quot;;UPPER([.B511]))+3;999)" office:value-type="string" office:string-value="ENERO" calcext:value-type="string">
            <text:p>ENERO</text:p>
          </table:table-cell>
          <table:table-cell table:formula="of:=VLOOKUP([.D511];[.$P$4:.$Q$15];2;0)" office:value-type="float" office:value="1" calcext:value-type="float">
            <text:p>1</text:p>
          </table:table-cell>
          <table:table-cell table:formula="of:=DATE(2020;[.E511];[.C511])" office:value-type="date" office:date-value="2020-01-20" calcext:value-type="date">
            <text:p>20 de enero</text:p>
          </table:table-cell>
          <table:table-cell office:value-type="string" calcext:value-type="string">
            <text:p>3 DE AGOSTO</text:p>
          </table:table-cell>
          <table:table-cell table:formula="of:=LEFT([.G511];FIND(&quot;DE&quot;;UPPER([.G511]))-2)" office:value-type="string" office:string-value="3" calcext:value-type="string">
            <text:p>3</text:p>
          </table:table-cell>
          <table:table-cell table:formula="of:=MID([.G511];FIND(&quot;DE&quot;;UPPER([.G511]))+3;999)" office:value-type="string" office:string-value="AGOSTO" calcext:value-type="string">
            <text:p>AGOSTO</text:p>
          </table:table-cell>
          <table:table-cell table:formula="of:=VLOOKUP([.I511];[.$P$4:.$Q$15];2;0)" office:value-type="float" office:value="8" calcext:value-type="float">
            <text:p>8</text:p>
          </table:table-cell>
          <table:table-cell table:formula="of:=DATE(2020;[.J511];[.H511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MOCARRA</text:p>
          </table:table-cell>
          <table:table-cell office:value-type="string" calcext:value-type="string">
            <text:p>18 DE MAYO</text:p>
          </table:table-cell>
          <table:table-cell table:formula="of:=LEFT([.B512];FIND(&quot;DE&quot;;UPPER([.B512]))-2)" office:value-type="string" office:string-value="18" calcext:value-type="string">
            <text:p>18</text:p>
          </table:table-cell>
          <table:table-cell table:formula="of:=MID([.B512];FIND(&quot;DE&quot;;UPPER([.B512]))+3;999)" office:value-type="string" office:string-value="MAYO" calcext:value-type="string">
            <text:p>MAYO</text:p>
          </table:table-cell>
          <table:table-cell table:formula="of:=VLOOKUP([.D512];[.$P$4:.$Q$15];2;0)" office:value-type="float" office:value="5" calcext:value-type="float">
            <text:p>5</text:p>
          </table:table-cell>
          <table:table-cell table:formula="of:=DATE(2020;[.E512];[.C512])" office:value-type="date" office:date-value="2020-05-18" calcext:value-type="date">
            <text:p>18 de mayo</text:p>
          </table:table-cell>
          <table:table-cell office:value-type="string" calcext:value-type="string">
            <text:p>19 DE OCTUBRE</text:p>
          </table:table-cell>
          <table:table-cell table:formula="of:=LEFT([.G512];FIND(&quot;DE&quot;;UPPER([.G512]))-2)" office:value-type="string" office:string-value="19" calcext:value-type="string">
            <text:p>19</text:p>
          </table:table-cell>
          <table:table-cell table:formula="of:=MID([.G512];FIND(&quot;DE&quot;;UPPER([.G512]))+3;999)" office:value-type="string" office:string-value="OCTUBRE" calcext:value-type="string">
            <text:p>OCTUBRE</text:p>
          </table:table-cell>
          <table:table-cell table:formula="of:=VLOOKUP([.I512];[.$P$4:.$Q$15];2;0)" office:value-type="float" office:value="10" calcext:value-type="float">
            <text:p>10</text:p>
          </table:table-cell>
          <table:table-cell table:formula="of:=DATE(2020;[.J512];[.H512])" office:value-type="date" office:date-value="2020-10-19" calcext:value-type="date">
            <text:p>1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OJAN</text:p>
          </table:table-cell>
          <table:table-cell office:value-type="string" calcext:value-type="string">
            <text:p>27 DE ABRIL</text:p>
          </table:table-cell>
          <table:table-cell table:formula="of:=LEFT([.B513];FIND(&quot;DE&quot;;UPPER([.B513]))-2)" office:value-type="string" office:string-value="27" calcext:value-type="string">
            <text:p>27</text:p>
          </table:table-cell>
          <table:table-cell table:formula="of:=MID([.B513];FIND(&quot;DE&quot;;UPPER([.B513]))+3;999)" office:value-type="string" office:string-value="ABRIL" calcext:value-type="string">
            <text:p>ABRIL</text:p>
          </table:table-cell>
          <table:table-cell table:formula="of:=VLOOKUP([.D513];[.$P$4:.$Q$15];2;0)" office:value-type="float" office:value="4" calcext:value-type="float">
            <text:p>4</text:p>
          </table:table-cell>
          <table:table-cell table:formula="of:=DATE(2020;[.E513];[.C513])" office:value-type="date" office:date-value="2020-04-27" calcext:value-type="date">
            <text:p>27 de abril</text:p>
          </table:table-cell>
          <table:table-cell office:value-type="string" calcext:value-type="string">
            <text:p>7 DE OCTUBRE</text:p>
          </table:table-cell>
          <table:table-cell table:formula="of:=LEFT([.G513];FIND(&quot;DE&quot;;UPPER([.G513]))-2)" office:value-type="string" office:string-value="7" calcext:value-type="string">
            <text:p>7</text:p>
          </table:table-cell>
          <table:table-cell table:formula="of:=MID([.G513];FIND(&quot;DE&quot;;UPPER([.G513]))+3;999)" office:value-type="string" office:string-value="OCTUBRE" calcext:value-type="string">
            <text:p>OCTUBRE</text:p>
          </table:table-cell>
          <table:table-cell table:formula="of:=VLOOKUP([.I513];[.$P$4:.$Q$15];2;0)" office:value-type="float" office:value="10" calcext:value-type="float">
            <text:p>10</text:p>
          </table:table-cell>
          <table:table-cell table:formula="of:=DATE(2020;[.J513];[.H513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RRABÁ</text:p>
          </table:table-cell>
          <table:table-cell office:value-type="string" calcext:value-type="string">
            <text:p>20 DE ENERO</text:p>
          </table:table-cell>
          <table:table-cell table:formula="of:=LEFT([.B514];FIND(&quot;DE&quot;;UPPER([.B514]))-2)" office:value-type="string" office:string-value="20" calcext:value-type="string">
            <text:p>20</text:p>
          </table:table-cell>
          <table:table-cell table:formula="of:=MID([.B514];FIND(&quot;DE&quot;;UPPER([.B514]))+3;999)" office:value-type="string" office:string-value="ENERO" calcext:value-type="string">
            <text:p>ENERO</text:p>
          </table:table-cell>
          <table:table-cell table:formula="of:=VLOOKUP([.D514];[.$P$4:.$Q$15];2;0)" office:value-type="float" office:value="1" calcext:value-type="float">
            <text:p>1</text:p>
          </table:table-cell>
          <table:table-cell table:formula="of:=DATE(2020;[.E514];[.C514])" office:value-type="date" office:date-value="2020-01-20" calcext:value-type="date">
            <text:p>20 de enero</text:p>
          </table:table-cell>
          <table:table-cell office:value-type="string" calcext:value-type="string">
            <text:p>29 DE SEPTIEMBRE</text:p>
          </table:table-cell>
          <table:table-cell table:formula="of:=LEFT([.G514];FIND(&quot;DE&quot;;UPPER([.G514]))-2)" office:value-type="string" office:string-value="29" calcext:value-type="string">
            <text:p>29</text:p>
          </table:table-cell>
          <table:table-cell table:formula="of:=MID([.G514];FIND(&quot;DE&quot;;UPPER([.G514]))+3;999)" office:value-type="string" office:string-value="SEPTIEMBRE" calcext:value-type="string">
            <text:p>SEPTIEMBRE</text:p>
          </table:table-cell>
          <table:table-cell table:formula="of:=VLOOKUP([.I514];[.$P$4:.$Q$15];2;0)" office:value-type="float" office:value="9" calcext:value-type="float">
            <text:p>9</text:p>
          </table:table-cell>
          <table:table-cell table:formula="of:=DATE(2020;[.J514];[.H514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GE, EL</text:p>
          </table:table-cell>
          <table:table-cell office:value-type="string" calcext:value-type="string">
            <text:p>13 DE ABRIL</text:p>
          </table:table-cell>
          <table:table-cell table:formula="of:=LEFT([.B515];FIND(&quot;DE&quot;;UPPER([.B515]))-2)" office:value-type="string" office:string-value="13" calcext:value-type="string">
            <text:p>13</text:p>
          </table:table-cell>
          <table:table-cell table:formula="of:=MID([.B515];FIND(&quot;DE&quot;;UPPER([.B515]))+3;999)" office:value-type="string" office:string-value="ABRIL" calcext:value-type="string">
            <text:p>ABRIL</text:p>
          </table:table-cell>
          <table:table-cell table:formula="of:=VLOOKUP([.D515];[.$P$4:.$Q$15];2;0)" office:value-type="float" office:value="4" calcext:value-type="float">
            <text:p>4</text:p>
          </table:table-cell>
          <table:table-cell table:formula="of:=DATE(2020;[.E515];[.C515])" office:value-type="date" office:date-value="2020-04-13" calcext:value-type="date">
            <text:p>13 de abril</text:p>
          </table:table-cell>
          <table:table-cell office:value-type="string" calcext:value-type="string">
            <text:p>21 DE SEPTIEMBRE</text:p>
          </table:table-cell>
          <table:table-cell table:formula="of:=LEFT([.G515];FIND(&quot;DE&quot;;UPPER([.G515]))-2)" office:value-type="string" office:string-value="21" calcext:value-type="string">
            <text:p>21</text:p>
          </table:table-cell>
          <table:table-cell table:formula="of:=MID([.G515];FIND(&quot;DE&quot;;UPPER([.G515]))+3;999)" office:value-type="string" office:string-value="SEPTIEMBRE" calcext:value-type="string">
            <text:p>SEPTIEMBRE</text:p>
          </table:table-cell>
          <table:table-cell table:formula="of:=VLOOKUP([.I515];[.$P$4:.$Q$15];2;0)" office:value-type="float" office:value="9" calcext:value-type="float">
            <text:p>9</text:p>
          </table:table-cell>
          <table:table-cell table:formula="of:=DATE(2020;[.J515];[.H515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GO, EL</text:p>
          </table:table-cell>
          <table:table-cell office:value-type="string" calcext:value-type="string">
            <text:p>13 DE ABRIL</text:p>
          </table:table-cell>
          <table:table-cell table:formula="of:=LEFT([.B516];FIND(&quot;DE&quot;;UPPER([.B516]))-2)" office:value-type="string" office:string-value="13" calcext:value-type="string">
            <text:p>13</text:p>
          </table:table-cell>
          <table:table-cell table:formula="of:=MID([.B516];FIND(&quot;DE&quot;;UPPER([.B516]))+3;999)" office:value-type="string" office:string-value="ABRIL" calcext:value-type="string">
            <text:p>ABRIL</text:p>
          </table:table-cell>
          <table:table-cell table:formula="of:=VLOOKUP([.D516];[.$P$4:.$Q$15];2;0)" office:value-type="float" office:value="4" calcext:value-type="float">
            <text:p>4</text:p>
          </table:table-cell>
          <table:table-cell table:formula="of:=DATE(2020;[.E516];[.C516])" office:value-type="date" office:date-value="2020-04-13" calcext:value-type="date">
            <text:p>13 de abril</text:p>
          </table:table-cell>
          <table:table-cell office:value-type="string" calcext:value-type="string">
            <text:p>28 DE AGOSTO</text:p>
          </table:table-cell>
          <table:table-cell table:formula="of:=LEFT([.G516];FIND(&quot;DE&quot;;UPPER([.G516]))-2)" office:value-type="string" office:string-value="28" calcext:value-type="string">
            <text:p>28</text:p>
          </table:table-cell>
          <table:table-cell table:formula="of:=MID([.G516];FIND(&quot;DE&quot;;UPPER([.G516]))+3;999)" office:value-type="string" office:string-value="AGOSTO" calcext:value-type="string">
            <text:p>AGOSTO</text:p>
          </table:table-cell>
          <table:table-cell table:formula="of:=VLOOKUP([.I516];[.$P$4:.$Q$15];2;0)" office:value-type="float" office:value="8" calcext:value-type="float">
            <text:p>8</text:p>
          </table:table-cell>
          <table:table-cell table:formula="of:=DATE(2020;[.J516];[.H516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PILLOS</text:p>
          </table:table-cell>
          <table:table-cell office:value-type="string" calcext:value-type="string">
            <text:p>11 DE JULIO</text:p>
          </table:table-cell>
          <table:table-cell table:formula="of:=LEFT([.B517];FIND(&quot;DE&quot;;UPPER([.B517]))-2)" office:value-type="string" office:string-value="11" calcext:value-type="string">
            <text:p>11</text:p>
          </table:table-cell>
          <table:table-cell table:formula="of:=MID([.B517];FIND(&quot;DE&quot;;UPPER([.B517]))+3;999)" office:value-type="string" office:string-value="JULIO" calcext:value-type="string">
            <text:p>JULIO</text:p>
          </table:table-cell>
          <table:table-cell table:formula="of:=VLOOKUP([.D517];[.$P$4:.$Q$15];2;0)" office:value-type="float" office:value="7" calcext:value-type="float">
            <text:p>7</text:p>
          </table:table-cell>
          <table:table-cell table:formula="of:=DATE(2020;[.E517];[.C517])" office:value-type="date" office:date-value="2020-07-11" calcext:value-type="date">
            <text:p>11 de julio</text:p>
          </table:table-cell>
          <table:table-cell office:value-type="string" calcext:value-type="string">
            <text:p>17 DE AGOSTO</text:p>
          </table:table-cell>
          <table:table-cell table:formula="of:=LEFT([.G517];FIND(&quot;DE&quot;;UPPER([.G517]))-2)" office:value-type="string" office:string-value="17" calcext:value-type="string">
            <text:p>17</text:p>
          </table:table-cell>
          <table:table-cell table:formula="of:=MID([.G517];FIND(&quot;DE&quot;;UPPER([.G517]))+3;999)" office:value-type="string" office:string-value="AGOSTO" calcext:value-type="string">
            <text:p>AGOSTO</text:p>
          </table:table-cell>
          <table:table-cell table:formula="of:=VLOOKUP([.I517];[.$P$4:.$Q$15];2;0)" office:value-type="float" office:value="8" calcext:value-type="float">
            <text:p>8</text:p>
          </table:table-cell>
          <table:table-cell table:formula="of:=DATE(2020;[.J517];[.H517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ILLAS DEL ACEITUNO</text:p>
          </table:table-cell>
          <table:table-cell office:value-type="string" calcext:value-type="string">
            <text:p>27 DE ABRIL</text:p>
          </table:table-cell>
          <table:table-cell table:formula="of:=LEFT([.B518];FIND(&quot;DE&quot;;UPPER([.B518]))-2)" office:value-type="string" office:string-value="27" calcext:value-type="string">
            <text:p>27</text:p>
          </table:table-cell>
          <table:table-cell table:formula="of:=MID([.B518];FIND(&quot;DE&quot;;UPPER([.B518]))+3;999)" office:value-type="string" office:string-value="ABRIL" calcext:value-type="string">
            <text:p>ABRIL</text:p>
          </table:table-cell>
          <table:table-cell table:formula="of:=VLOOKUP([.D518];[.$P$4:.$Q$15];2;0)" office:value-type="float" office:value="4" calcext:value-type="float">
            <text:p>4</text:p>
          </table:table-cell>
          <table:table-cell table:formula="of:=DATE(2020;[.E518];[.C518])" office:value-type="date" office:date-value="2020-04-27" calcext:value-type="date">
            <text:p>27 de abril</text:p>
          </table:table-cell>
          <table:table-cell office:value-type="string" calcext:value-type="string">
            <text:p>17 DE AGOSTO</text:p>
          </table:table-cell>
          <table:table-cell table:formula="of:=LEFT([.G518];FIND(&quot;DE&quot;;UPPER([.G518]))-2)" office:value-type="string" office:string-value="17" calcext:value-type="string">
            <text:p>17</text:p>
          </table:table-cell>
          <table:table-cell table:formula="of:=MID([.G518];FIND(&quot;DE&quot;;UPPER([.G518]))+3;999)" office:value-type="string" office:string-value="AGOSTO" calcext:value-type="string">
            <text:p>AGOSTO</text:p>
          </table:table-cell>
          <table:table-cell table:formula="of:=VLOOKUP([.I518];[.$P$4:.$Q$15];2;0)" office:value-type="float" office:value="8" calcext:value-type="float">
            <text:p>8</text:p>
          </table:table-cell>
          <table:table-cell table:formula="of:=DATE(2020;[.J518];[.H518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ILLAS DE ALBAIDA</text:p>
          </table:table-cell>
          <table:table-cell office:value-type="string" calcext:value-type="string">
            <text:p>3 DE AGOSTO</text:p>
          </table:table-cell>
          <table:table-cell table:formula="of:=LEFT([.B519];FIND(&quot;DE&quot;;UPPER([.B519]))-2)" office:value-type="string" office:string-value="3" calcext:value-type="string">
            <text:p>3</text:p>
          </table:table-cell>
          <table:table-cell table:formula="of:=MID([.B519];FIND(&quot;DE&quot;;UPPER([.B519]))+3;999)" office:value-type="string" office:string-value="AGOSTO" calcext:value-type="string">
            <text:p>AGOSTO</text:p>
          </table:table-cell>
          <table:table-cell table:formula="of:=VLOOKUP([.D519];[.$P$4:.$Q$15];2;0)" office:value-type="float" office:value="8" calcext:value-type="float">
            <text:p>8</text:p>
          </table:table-cell>
          <table:table-cell table:formula="of:=DATE(2020;[.E519];[.C519])" office:value-type="date" office:date-value="2020-08-03" calcext:value-type="date">
            <text:p>3 de agosto</text:p>
          </table:table-cell>
          <table:table-cell office:value-type="string" calcext:value-type="string">
            <text:p>7 DE OCTUBRE</text:p>
          </table:table-cell>
          <table:table-cell table:formula="of:=LEFT([.G519];FIND(&quot;DE&quot;;UPPER([.G519]))-2)" office:value-type="string" office:string-value="7" calcext:value-type="string">
            <text:p>7</text:p>
          </table:table-cell>
          <table:table-cell table:formula="of:=MID([.G519];FIND(&quot;DE&quot;;UPPER([.G519]))+3;999)" office:value-type="string" office:string-value="OCTUBRE" calcext:value-type="string">
            <text:p>OCTUBRE</text:p>
          </table:table-cell>
          <table:table-cell table:formula="of:=VLOOKUP([.I519];[.$P$4:.$Q$15];2;0)" office:value-type="float" office:value="10" calcext:value-type="float">
            <text:p>10</text:p>
          </table:table-cell>
          <table:table-cell table:formula="of:=DATE(2020;[.J519];[.H519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ÑETE LA REAL</text:p>
          </table:table-cell>
          <table:table-cell office:value-type="string" calcext:value-type="string">
            <text:p>20 DE ENERO</text:p>
          </table:table-cell>
          <table:table-cell table:formula="of:=LEFT([.B520];FIND(&quot;DE&quot;;UPPER([.B520]))-2)" office:value-type="string" office:string-value="20" calcext:value-type="string">
            <text:p>20</text:p>
          </table:table-cell>
          <table:table-cell table:formula="of:=MID([.B520];FIND(&quot;DE&quot;;UPPER([.B520]))+3;999)" office:value-type="string" office:string-value="ENERO" calcext:value-type="string">
            <text:p>ENERO</text:p>
          </table:table-cell>
          <table:table-cell table:formula="of:=VLOOKUP([.D520];[.$P$4:.$Q$15];2;0)" office:value-type="float" office:value="1" calcext:value-type="float">
            <text:p>1</text:p>
          </table:table-cell>
          <table:table-cell table:formula="of:=DATE(2020;[.E520];[.C520])" office:value-type="date" office:date-value="2020-01-20" calcext:value-type="date">
            <text:p>20 de enero</text:p>
          </table:table-cell>
          <table:table-cell office:value-type="string" calcext:value-type="string">
            <text:p>21 DE SEPTIEMBRE</text:p>
          </table:table-cell>
          <table:table-cell table:formula="of:=LEFT([.G520];FIND(&quot;DE&quot;;UPPER([.G520]))-2)" office:value-type="string" office:string-value="21" calcext:value-type="string">
            <text:p>21</text:p>
          </table:table-cell>
          <table:table-cell table:formula="of:=MID([.G520];FIND(&quot;DE&quot;;UPPER([.G520]))+3;999)" office:value-type="string" office:string-value="SEPTIEMBRE" calcext:value-type="string">
            <text:p>SEPTIEMBRE</text:p>
          </table:table-cell>
          <table:table-cell table:formula="of:=VLOOKUP([.I520];[.$P$4:.$Q$15];2;0)" office:value-type="float" office:value="9" calcext:value-type="float">
            <text:p>9</text:p>
          </table:table-cell>
          <table:table-cell table:formula="of:=DATE(2020;[.J520];[.H520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ATRACA</text:p>
          </table:table-cell>
          <table:table-cell office:value-type="string" calcext:value-type="string">
            <text:p>14 DE AGOSTO</text:p>
          </table:table-cell>
          <table:table-cell table:formula="of:=LEFT([.B521];FIND(&quot;DE&quot;;UPPER([.B521]))-2)" office:value-type="string" office:string-value="14" calcext:value-type="string">
            <text:p>14</text:p>
          </table:table-cell>
          <table:table-cell table:formula="of:=MID([.B521];FIND(&quot;DE&quot;;UPPER([.B521]))+3;999)" office:value-type="string" office:string-value="AGOSTO" calcext:value-type="string">
            <text:p>AGOSTO</text:p>
          </table:table-cell>
          <table:table-cell table:formula="of:=VLOOKUP([.D521];[.$P$4:.$Q$15];2;0)" office:value-type="float" office:value="8" calcext:value-type="float">
            <text:p>8</text:p>
          </table:table-cell>
          <table:table-cell table:formula="of:=DATE(2020;[.E521];[.C521])" office:value-type="date" office:date-value="2020-08-14" calcext:value-type="date">
            <text:p>14 de agosto</text:p>
          </table:table-cell>
          <table:table-cell office:value-type="string" calcext:value-type="string">
            <text:p>14 DE SEPTIEMBRE</text:p>
          </table:table-cell>
          <table:table-cell table:formula="of:=LEFT([.G521];FIND(&quot;DE&quot;;UPPER([.G521]))-2)" office:value-type="string" office:string-value="14" calcext:value-type="string">
            <text:p>14</text:p>
          </table:table-cell>
          <table:table-cell table:formula="of:=MID([.G521];FIND(&quot;DE&quot;;UPPER([.G521]))+3;999)" office:value-type="string" office:string-value="SEPTIEMBRE" calcext:value-type="string">
            <text:p>SEPTIEMBRE</text:p>
          </table:table-cell>
          <table:table-cell table:formula="of:=VLOOKUP([.I521];[.$P$4:.$Q$15];2;0)" office:value-type="float" office:value="9" calcext:value-type="float">
            <text:p>9</text:p>
          </table:table-cell>
          <table:table-cell table:formula="of:=DATE(2020;[.J521];[.H521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AJIMA</text:p>
          </table:table-cell>
          <table:table-cell office:value-type="string" calcext:value-type="string">
            <text:p>17 DE AGOSTO</text:p>
          </table:table-cell>
          <table:table-cell table:formula="of:=LEFT([.B522];FIND(&quot;DE&quot;;UPPER([.B522]))-2)" office:value-type="string" office:string-value="17" calcext:value-type="string">
            <text:p>17</text:p>
          </table:table-cell>
          <table:table-cell table:formula="of:=MID([.B522];FIND(&quot;DE&quot;;UPPER([.B522]))+3;999)" office:value-type="string" office:string-value="AGOSTO" calcext:value-type="string">
            <text:p>AGOSTO</text:p>
          </table:table-cell>
          <table:table-cell table:formula="of:=VLOOKUP([.D522];[.$P$4:.$Q$15];2;0)" office:value-type="float" office:value="8" calcext:value-type="float">
            <text:p>8</text:p>
          </table:table-cell>
          <table:table-cell table:formula="of:=DATE(2020;[.E522];[.C522])" office:value-type="date" office:date-value="2020-08-17" calcext:value-type="date">
            <text:p>17 de agosto</text:p>
          </table:table-cell>
          <table:table-cell office:value-type="string" calcext:value-type="string">
            <text:p>7 DE OCTUBRE</text:p>
          </table:table-cell>
          <table:table-cell table:formula="of:=LEFT([.G522];FIND(&quot;DE&quot;;UPPER([.G522]))-2)" office:value-type="string" office:string-value="7" calcext:value-type="string">
            <text:p>7</text:p>
          </table:table-cell>
          <table:table-cell table:formula="of:=MID([.G522];FIND(&quot;DE&quot;;UPPER([.G522]))+3;999)" office:value-type="string" office:string-value="OCTUBRE" calcext:value-type="string">
            <text:p>OCTUBRE</text:p>
          </table:table-cell>
          <table:table-cell table:formula="of:=VLOOKUP([.I522];[.$P$4:.$Q$15];2;0)" office:value-type="float" office:value="10" calcext:value-type="float">
            <text:p>10</text:p>
          </table:table-cell>
          <table:table-cell table:formula="of:=DATE(2020;[.J522];[.H522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ÁRTAMA</text:p>
          </table:table-cell>
          <table:table-cell office:value-type="string" calcext:value-type="string">
            <text:p>23 DE ABRIL</text:p>
          </table:table-cell>
          <table:table-cell table:formula="of:=LEFT([.B523];FIND(&quot;DE&quot;;UPPER([.B523]))-2)" office:value-type="string" office:string-value="23" calcext:value-type="string">
            <text:p>23</text:p>
          </table:table-cell>
          <table:table-cell table:formula="of:=MID([.B523];FIND(&quot;DE&quot;;UPPER([.B523]))+3;999)" office:value-type="string" office:string-value="ABRIL" calcext:value-type="string">
            <text:p>ABRIL</text:p>
          </table:table-cell>
          <table:table-cell table:formula="of:=VLOOKUP([.D523];[.$P$4:.$Q$15];2;0)" office:value-type="float" office:value="4" calcext:value-type="float">
            <text:p>4</text:p>
          </table:table-cell>
          <table:table-cell table:formula="of:=DATE(2020;[.E523];[.C523])" office:value-type="date" office:date-value="2020-04-23" calcext:value-type="date">
            <text:p>23 de abril</text:p>
          </table:table-cell>
          <table:table-cell office:value-type="string" calcext:value-type="string">
            <text:p>15 DE MAYO</text:p>
          </table:table-cell>
          <table:table-cell table:formula="of:=LEFT([.G523];FIND(&quot;DE&quot;;UPPER([.G523]))-2)" office:value-type="string" office:string-value="15" calcext:value-type="string">
            <text:p>15</text:p>
          </table:table-cell>
          <table:table-cell table:formula="of:=MID([.G523];FIND(&quot;DE&quot;;UPPER([.G523]))+3;999)" office:value-type="string" office:string-value="MAYO" calcext:value-type="string">
            <text:p>MAYO</text:p>
          </table:table-cell>
          <table:table-cell table:formula="of:=VLOOKUP([.I523];[.$P$4:.$Q$15];2;0)" office:value-type="float" office:value="5" calcext:value-type="float">
            <text:p>5</text:p>
          </table:table-cell>
          <table:table-cell table:formula="of:=DATE(2020;[.J523];[.H523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ABERMEJA</text:p>
          </table:table-cell>
          <table:table-cell office:value-type="string" calcext:value-type="string">
            <text:p>20 DE ENERO</text:p>
          </table:table-cell>
          <table:table-cell table:formula="of:=LEFT([.B524];FIND(&quot;DE&quot;;UPPER([.B524]))-2)" office:value-type="string" office:string-value="20" calcext:value-type="string">
            <text:p>20</text:p>
          </table:table-cell>
          <table:table-cell table:formula="of:=MID([.B524];FIND(&quot;DE&quot;;UPPER([.B524]))+3;999)" office:value-type="string" office:string-value="ENERO" calcext:value-type="string">
            <text:p>ENERO</text:p>
          </table:table-cell>
          <table:table-cell table:formula="of:=VLOOKUP([.D524];[.$P$4:.$Q$15];2;0)" office:value-type="float" office:value="1" calcext:value-type="float">
            <text:p>1</text:p>
          </table:table-cell>
          <table:table-cell table:formula="of:=DATE(2020;[.E524];[.C524])" office:value-type="date" office:date-value="2020-01-20" calcext:value-type="date">
            <text:p>20 de enero</text:p>
          </table:table-cell>
          <table:table-cell office:value-type="string" calcext:value-type="string">
            <text:p>12 DE JUNIO</text:p>
          </table:table-cell>
          <table:table-cell table:formula="of:=LEFT([.G524];FIND(&quot;DE&quot;;UPPER([.G524]))-2)" office:value-type="string" office:string-value="12" calcext:value-type="string">
            <text:p>12</text:p>
          </table:table-cell>
          <table:table-cell table:formula="of:=MID([.G524];FIND(&quot;DE&quot;;UPPER([.G524]))+3;999)" office:value-type="string" office:string-value="JUNIO" calcext:value-type="string">
            <text:p>JUNIO</text:p>
          </table:table-cell>
          <table:table-cell table:formula="of:=VLOOKUP([.I524];[.$P$4:.$Q$15];2;0)" office:value-type="float" office:value="6" calcext:value-type="float">
            <text:p>6</text:p>
          </table:table-cell>
          <table:table-cell table:formula="of:=DATE(2020;[.J524];[.H524])" office:value-type="date" office:date-value="2020-06-12" calcext:value-type="date">
            <text:p>12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ARABONELA</text:p>
          </table:table-cell>
          <table:table-cell office:value-type="string" calcext:value-type="string">
            <text:p>3 DE AGOSTO</text:p>
          </table:table-cell>
          <table:table-cell table:formula="of:=LEFT([.B525];FIND(&quot;DE&quot;;UPPER([.B525]))-2)" office:value-type="string" office:string-value="3" calcext:value-type="string">
            <text:p>3</text:p>
          </table:table-cell>
          <table:table-cell table:formula="of:=MID([.B525];FIND(&quot;DE&quot;;UPPER([.B525]))+3;999)" office:value-type="string" office:string-value="AGOSTO" calcext:value-type="string">
            <text:p>AGOSTO</text:p>
          </table:table-cell>
          <table:table-cell table:formula="of:=VLOOKUP([.D525];[.$P$4:.$Q$15];2;0)" office:value-type="float" office:value="8" calcext:value-type="float">
            <text:p>8</text:p>
          </table:table-cell>
          <table:table-cell table:formula="of:=DATE(2020;[.E525];[.C525])" office:value-type="date" office:date-value="2020-08-03" calcext:value-type="date">
            <text:p>3 de agosto</text:p>
          </table:table-cell>
          <table:table-cell office:value-type="string" calcext:value-type="string">
            <text:p>14 DE DICIEMBRE</text:p>
          </table:table-cell>
          <table:table-cell table:formula="of:=LEFT([.G525];FIND(&quot;DE&quot;;UPPER([.G525]))-2)" office:value-type="string" office:string-value="14" calcext:value-type="string">
            <text:p>14</text:p>
          </table:table-cell>
          <table:table-cell table:formula="of:=MID([.G525];FIND(&quot;DE&quot;;UPPER([.G525]))+3;999)" office:value-type="string" office:string-value="DICIEMBRE" calcext:value-type="string">
            <text:p>DICIEMBRE</text:p>
          </table:table-cell>
          <table:table-cell table:formula="of:=VLOOKUP([.I525];[.$P$4:.$Q$15];2;0)" office:value-type="float" office:value="12" calcext:value-type="float">
            <text:p>12</text:p>
          </table:table-cell>
          <table:table-cell table:formula="of:=DATE(2020;[.J525];[.H525])" office:value-type="date" office:date-value="2020-12-14" calcext:value-type="date">
            <text:p>1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ARES</text:p>
          </table:table-cell>
          <table:table-cell office:value-type="string" calcext:value-type="string">
            <text:p>3 DE AGOSTO</text:p>
          </table:table-cell>
          <table:table-cell table:formula="of:=LEFT([.B526];FIND(&quot;DE&quot;;UPPER([.B526]))-2)" office:value-type="string" office:string-value="3" calcext:value-type="string">
            <text:p>3</text:p>
          </table:table-cell>
          <table:table-cell table:formula="of:=MID([.B526];FIND(&quot;DE&quot;;UPPER([.B526]))+3;999)" office:value-type="string" office:string-value="AGOSTO" calcext:value-type="string">
            <text:p>AGOSTO</text:p>
          </table:table-cell>
          <table:table-cell table:formula="of:=VLOOKUP([.D526];[.$P$4:.$Q$15];2;0)" office:value-type="float" office:value="8" calcext:value-type="float">
            <text:p>8</text:p>
          </table:table-cell>
          <table:table-cell table:formula="of:=DATE(2020;[.E526];[.C526])" office:value-type="date" office:date-value="2020-08-03" calcext:value-type="date">
            <text:p>3 de agosto</text:p>
          </table:table-cell>
          <table:table-cell office:value-type="string" calcext:value-type="string">
            <text:p>14 DE SEPTIEMBRE</text:p>
          </table:table-cell>
          <table:table-cell table:formula="of:=LEFT([.G526];FIND(&quot;DE&quot;;UPPER([.G526]))-2)" office:value-type="string" office:string-value="14" calcext:value-type="string">
            <text:p>14</text:p>
          </table:table-cell>
          <table:table-cell table:formula="of:=MID([.G526];FIND(&quot;DE&quot;;UPPER([.G526]))+3;999)" office:value-type="string" office:string-value="SEPTIEMBRE" calcext:value-type="string">
            <text:p>SEPTIEMBRE</text:p>
          </table:table-cell>
          <table:table-cell table:formula="of:=VLOOKUP([.I526];[.$P$4:.$Q$15];2;0)" office:value-type="float" office:value="9" calcext:value-type="float">
            <text:p>9</text:p>
          </table:table-cell>
          <table:table-cell table:formula="of:=DATE(2020;[.J526];[.H526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ÍN</text:p>
          </table:table-cell>
          <table:table-cell office:value-type="string" calcext:value-type="string">
            <text:p>4 DE MAYO</text:p>
          </table:table-cell>
          <table:table-cell table:formula="of:=LEFT([.B527];FIND(&quot;DE&quot;;UPPER([.B527]))-2)" office:value-type="string" office:string-value="4" calcext:value-type="string">
            <text:p>4</text:p>
          </table:table-cell>
          <table:table-cell table:formula="of:=MID([.B527];FIND(&quot;DE&quot;;UPPER([.B527]))+3;999)" office:value-type="string" office:string-value="MAYO" calcext:value-type="string">
            <text:p>MAYO</text:p>
          </table:table-cell>
          <table:table-cell table:formula="of:=VLOOKUP([.D527];[.$P$4:.$Q$15];2;0)" office:value-type="float" office:value="5" calcext:value-type="float">
            <text:p>5</text:p>
          </table:table-cell>
          <table:table-cell table:formula="of:=DATE(2020;[.E527];[.C527])" office:value-type="date" office:date-value="2020-05-04" calcext:value-type="date">
            <text:p>4 de mayo</text:p>
          </table:table-cell>
          <table:table-cell office:value-type="string" calcext:value-type="string">
            <text:p>8 DE JUNIO</text:p>
          </table:table-cell>
          <table:table-cell table:formula="of:=LEFT([.G527];FIND(&quot;DE&quot;;UPPER([.G527]))-2)" office:value-type="string" office:string-value="8" calcext:value-type="string">
            <text:p>8</text:p>
          </table:table-cell>
          <table:table-cell table:formula="of:=MID([.G527];FIND(&quot;DE&quot;;UPPER([.G527]))+3;999)" office:value-type="string" office:string-value="JUNIO" calcext:value-type="string">
            <text:p>JUNIO</text:p>
          </table:table-cell>
          <table:table-cell table:formula="of:=VLOOKUP([.I527];[.$P$4:.$Q$15];2;0)" office:value-type="float" office:value="6" calcext:value-type="float">
            <text:p>6</text:p>
          </table:table-cell>
          <table:table-cell table:formula="of:=DATE(2020;[.J527];[.H527])" office:value-type="date" office:date-value="2020-06-08" calcext:value-type="date">
            <text:p>8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MENAR</text:p>
          </table:table-cell>
          <table:table-cell office:value-type="string" calcext:value-type="string">
            <text:p>3 DE FEBRERO</text:p>
          </table:table-cell>
          <table:table-cell table:formula="of:=LEFT([.B528];FIND(&quot;DE&quot;;UPPER([.B528]))-2)" office:value-type="string" office:string-value="3" calcext:value-type="string">
            <text:p>3</text:p>
          </table:table-cell>
          <table:table-cell table:formula="of:=MID([.B528];FIND(&quot;DE&quot;;UPPER([.B528]))+3;999)" office:value-type="string" office:string-value="FEBRERO" calcext:value-type="string">
            <text:p>FEBRERO</text:p>
          </table:table-cell>
          <table:table-cell table:formula="of:=VLOOKUP([.D528];[.$P$4:.$Q$15];2;0)" office:value-type="float" office:value="2" calcext:value-type="float">
            <text:p>2</text:p>
          </table:table-cell>
          <table:table-cell table:formula="of:=DATE(2020;[.E528];[.C528])" office:value-type="date" office:date-value="2020-02-03" calcext:value-type="date">
            <text:p>3 de febrero</text:p>
          </table:table-cell>
          <table:table-cell office:value-type="string" calcext:value-type="string">
            <text:p>10 DE AGOSTO</text:p>
          </table:table-cell>
          <table:table-cell table:formula="of:=LEFT([.G528];FIND(&quot;DE&quot;;UPPER([.G528]))-2)" office:value-type="string" office:string-value="10" calcext:value-type="string">
            <text:p>10</text:p>
          </table:table-cell>
          <table:table-cell table:formula="of:=MID([.G528];FIND(&quot;DE&quot;;UPPER([.G528]))+3;999)" office:value-type="string" office:string-value="AGOSTO" calcext:value-type="string">
            <text:p>AGOSTO</text:p>
          </table:table-cell>
          <table:table-cell table:formula="of:=VLOOKUP([.I528];[.$P$4:.$Q$15];2;0)" office:value-type="float" office:value="8" calcext:value-type="float">
            <text:p>8</text:p>
          </table:table-cell>
          <table:table-cell table:formula="of:=DATE(2020;[.J528];[.H528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ARES</text:p>
          </table:table-cell>
          <table:table-cell office:value-type="string" calcext:value-type="string">
            <text:p>13 DE ENERO</text:p>
          </table:table-cell>
          <table:table-cell table:formula="of:=LEFT([.B529];FIND(&quot;DE&quot;;UPPER([.B529]))-2)" office:value-type="string" office:string-value="13" calcext:value-type="string">
            <text:p>13</text:p>
          </table:table-cell>
          <table:table-cell table:formula="of:=MID([.B529];FIND(&quot;DE&quot;;UPPER([.B529]))+3;999)" office:value-type="string" office:string-value="ENERO" calcext:value-type="string">
            <text:p>ENERO</text:p>
          </table:table-cell>
          <table:table-cell table:formula="of:=VLOOKUP([.D529];[.$P$4:.$Q$15];2;0)" office:value-type="float" office:value="1" calcext:value-type="float">
            <text:p>1</text:p>
          </table:table-cell>
          <table:table-cell table:formula="of:=DATE(2020;[.E529];[.C529])" office:value-type="date" office:date-value="2020-01-13" calcext:value-type="date">
            <text:p>13 de enero</text:p>
          </table:table-cell>
          <table:table-cell office:value-type="string" calcext:value-type="string">
            <text:p>15 DE MAYO</text:p>
          </table:table-cell>
          <table:table-cell table:formula="of:=LEFT([.G529];FIND(&quot;DE&quot;;UPPER([.G529]))-2)" office:value-type="string" office:string-value="15" calcext:value-type="string">
            <text:p>15</text:p>
          </table:table-cell>
          <table:table-cell table:formula="of:=MID([.G529];FIND(&quot;DE&quot;;UPPER([.G529]))+3;999)" office:value-type="string" office:string-value="MAYO" calcext:value-type="string">
            <text:p>MAYO</text:p>
          </table:table-cell>
          <table:table-cell table:formula="of:=VLOOKUP([.I529];[.$P$4:.$Q$15];2;0)" office:value-type="float" office:value="5" calcext:value-type="float">
            <text:p>5</text:p>
          </table:table-cell>
          <table:table-cell table:formula="of:=DATE(2020;[.J529];[.H529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ETA</text:p>
          </table:table-cell>
          <table:table-cell office:value-type="string" calcext:value-type="string">
            <text:p>20 DE ENERO</text:p>
          </table:table-cell>
          <table:table-cell table:formula="of:=LEFT([.B530];FIND(&quot;DE&quot;;UPPER([.B530]))-2)" office:value-type="string" office:string-value="20" calcext:value-type="string">
            <text:p>20</text:p>
          </table:table-cell>
          <table:table-cell table:formula="of:=MID([.B530];FIND(&quot;DE&quot;;UPPER([.B530]))+3;999)" office:value-type="string" office:string-value="ENERO" calcext:value-type="string">
            <text:p>ENERO</text:p>
          </table:table-cell>
          <table:table-cell table:formula="of:=VLOOKUP([.D530];[.$P$4:.$Q$15];2;0)" office:value-type="float" office:value="1" calcext:value-type="float">
            <text:p>1</text:p>
          </table:table-cell>
          <table:table-cell table:formula="of:=DATE(2020;[.E530];[.C530])" office:value-type="date" office:date-value="2020-01-20" calcext:value-type="date">
            <text:p>20 de enero</text:p>
          </table:table-cell>
          <table:table-cell office:value-type="string" calcext:value-type="string">
            <text:p>27 DE JULIO</text:p>
          </table:table-cell>
          <table:table-cell table:formula="of:=LEFT([.G530];FIND(&quot;DE&quot;;UPPER([.G530]))-2)" office:value-type="string" office:string-value="27" calcext:value-type="string">
            <text:p>27</text:p>
          </table:table-cell>
          <table:table-cell table:formula="of:=MID([.G530];FIND(&quot;DE&quot;;UPPER([.G530]))+3;999)" office:value-type="string" office:string-value="JULIO" calcext:value-type="string">
            <text:p>JULIO</text:p>
          </table:table-cell>
          <table:table-cell table:formula="of:=VLOOKUP([.I530];[.$P$4:.$Q$15];2;0)" office:value-type="float" office:value="7" calcext:value-type="float">
            <text:p>7</text:p>
          </table:table-cell>
          <table:table-cell table:formula="of:=DATE(2020;[.J530];[.H530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TES DE LA FRONTERA</text:p>
          </table:table-cell>
          <table:table-cell office:value-type="string" calcext:value-type="string">
            <text:p>21 DE AGOSTO</text:p>
          </table:table-cell>
          <table:table-cell table:formula="of:=LEFT([.B531];FIND(&quot;DE&quot;;UPPER([.B531]))-2)" office:value-type="string" office:string-value="21" calcext:value-type="string">
            <text:p>21</text:p>
          </table:table-cell>
          <table:table-cell table:formula="of:=MID([.B531];FIND(&quot;DE&quot;;UPPER([.B531]))+3;999)" office:value-type="string" office:string-value="AGOSTO" calcext:value-type="string">
            <text:p>AGOSTO</text:p>
          </table:table-cell>
          <table:table-cell table:formula="of:=VLOOKUP([.D531];[.$P$4:.$Q$15];2;0)" office:value-type="float" office:value="8" calcext:value-type="float">
            <text:p>8</text:p>
          </table:table-cell>
          <table:table-cell table:formula="of:=DATE(2020;[.E531];[.C531])" office:value-type="date" office:date-value="2020-08-21" calcext:value-type="date">
            <text:p>21 de agosto</text:p>
          </table:table-cell>
          <table:table-cell office:value-type="string" calcext:value-type="string">
            <text:p>24 DE AGOSTO</text:p>
          </table:table-cell>
          <table:table-cell table:formula="of:=LEFT([.G531];FIND(&quot;DE&quot;;UPPER([.G531]))-2)" office:value-type="string" office:string-value="24" calcext:value-type="string">
            <text:p>24</text:p>
          </table:table-cell>
          <table:table-cell table:formula="of:=MID([.G531];FIND(&quot;DE&quot;;UPPER([.G531]))+3;999)" office:value-type="string" office:string-value="AGOSTO" calcext:value-type="string">
            <text:p>AGOSTO</text:p>
          </table:table-cell>
          <table:table-cell table:formula="of:=VLOOKUP([.I531];[.$P$4:.$Q$15];2;0)" office:value-type="float" office:value="8" calcext:value-type="float">
            <text:p>8</text:p>
          </table:table-cell>
          <table:table-cell table:formula="of:=DATE(2020;[.J531];[.H531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VAS BAJAS</text:p>
          </table:table-cell>
          <table:table-cell office:value-type="string" calcext:value-type="string">
            <text:p>24 DE JUNIO</text:p>
          </table:table-cell>
          <table:table-cell table:formula="of:=LEFT([.B532];FIND(&quot;DE&quot;;UPPER([.B532]))-2)" office:value-type="string" office:string-value="24" calcext:value-type="string">
            <text:p>24</text:p>
          </table:table-cell>
          <table:table-cell table:formula="of:=MID([.B532];FIND(&quot;DE&quot;;UPPER([.B532]))+3;999)" office:value-type="string" office:string-value="JUNIO" calcext:value-type="string">
            <text:p>JUNIO</text:p>
          </table:table-cell>
          <table:table-cell table:formula="of:=VLOOKUP([.D532];[.$P$4:.$Q$15];2;0)" office:value-type="float" office:value="6" calcext:value-type="float">
            <text:p>6</text:p>
          </table:table-cell>
          <table:table-cell table:formula="of:=DATE(2020;[.E532];[.C532])" office:value-type="date" office:date-value="2020-06-24" calcext:value-type="date">
            <text:p>24 de junio</text:p>
          </table:table-cell>
          <table:table-cell office:value-type="string" calcext:value-type="string">
            <text:p>17 DE AGOSTO</text:p>
          </table:table-cell>
          <table:table-cell table:formula="of:=LEFT([.G532];FIND(&quot;DE&quot;;UPPER([.G532]))-2)" office:value-type="string" office:string-value="17" calcext:value-type="string">
            <text:p>17</text:p>
          </table:table-cell>
          <table:table-cell table:formula="of:=MID([.G532];FIND(&quot;DE&quot;;UPPER([.G532]))+3;999)" office:value-type="string" office:string-value="AGOSTO" calcext:value-type="string">
            <text:p>AGOSTO</text:p>
          </table:table-cell>
          <table:table-cell table:formula="of:=VLOOKUP([.I532];[.$P$4:.$Q$15];2;0)" office:value-type="float" office:value="8" calcext:value-type="float">
            <text:p>8</text:p>
          </table:table-cell>
          <table:table-cell table:formula="of:=DATE(2020;[.J532];[.H532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VAS DE SAN MARCO</text:p>
          </table:table-cell>
          <table:table-cell office:value-type="string" calcext:value-type="string">
            <text:p>24 DE ABRIL</text:p>
          </table:table-cell>
          <table:table-cell table:formula="of:=LEFT([.B533];FIND(&quot;DE&quot;;UPPER([.B533]))-2)" office:value-type="string" office:string-value="24" calcext:value-type="string">
            <text:p>24</text:p>
          </table:table-cell>
          <table:table-cell table:formula="of:=MID([.B533];FIND(&quot;DE&quot;;UPPER([.B533]))+3;999)" office:value-type="string" office:string-value="ABRIL" calcext:value-type="string">
            <text:p>ABRIL</text:p>
          </table:table-cell>
          <table:table-cell table:formula="of:=VLOOKUP([.D533];[.$P$4:.$Q$15];2;0)" office:value-type="float" office:value="4" calcext:value-type="float">
            <text:p>4</text:p>
          </table:table-cell>
          <table:table-cell table:formula="of:=DATE(2020;[.E533];[.C533])" office:value-type="date" office:date-value="2020-04-24" calcext:value-type="date">
            <text:p>24 de abril</text:p>
          </table:table-cell>
          <table:table-cell office:value-type="string" calcext:value-type="string">
            <text:p>16 DE JULIO</text:p>
          </table:table-cell>
          <table:table-cell table:formula="of:=LEFT([.G533];FIND(&quot;DE&quot;;UPPER([.G533]))-2)" office:value-type="string" office:string-value="16" calcext:value-type="string">
            <text:p>16</text:p>
          </table:table-cell>
          <table:table-cell table:formula="of:=MID([.G533];FIND(&quot;DE&quot;;UPPER([.G533]))+3;999)" office:value-type="string" office:string-value="JULIO" calcext:value-type="string">
            <text:p>JULIO</text:p>
          </table:table-cell>
          <table:table-cell table:formula="of:=VLOOKUP([.I533];[.$P$4:.$Q$15];2;0)" office:value-type="float" office:value="7" calcext:value-type="float">
            <text:p>7</text:p>
          </table:table-cell>
          <table:table-cell table:formula="of:=DATE(2020;[.J533];[.H533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VAS DEL BECERRO</text:p>
          </table:table-cell>
          <table:table-cell office:value-type="string" calcext:value-type="string">
            <text:p>17 DE ENERO</text:p>
          </table:table-cell>
          <table:table-cell table:formula="of:=LEFT([.B534];FIND(&quot;DE&quot;;UPPER([.B534]))-2)" office:value-type="string" office:string-value="17" calcext:value-type="string">
            <text:p>17</text:p>
          </table:table-cell>
          <table:table-cell table:formula="of:=MID([.B534];FIND(&quot;DE&quot;;UPPER([.B534]))+3;999)" office:value-type="string" office:string-value="ENERO" calcext:value-type="string">
            <text:p>ENERO</text:p>
          </table:table-cell>
          <table:table-cell table:formula="of:=VLOOKUP([.D534];[.$P$4:.$Q$15];2;0)" office:value-type="float" office:value="1" calcext:value-type="float">
            <text:p>1</text:p>
          </table:table-cell>
          <table:table-cell table:formula="of:=DATE(2020;[.E534];[.C534])" office:value-type="date" office:date-value="2020-01-17" calcext:value-type="date">
            <text:p>17 de enero</text:p>
          </table:table-cell>
          <table:table-cell office:value-type="string" calcext:value-type="string">
            <text:p>31 DE AGOSTO</text:p>
          </table:table-cell>
          <table:table-cell table:formula="of:=LEFT([.G534];FIND(&quot;DE&quot;;UPPER([.G534]))-2)" office:value-type="string" office:string-value="31" calcext:value-type="string">
            <text:p>31</text:p>
          </table:table-cell>
          <table:table-cell table:formula="of:=MID([.G534];FIND(&quot;DE&quot;;UPPER([.G534]))+3;999)" office:value-type="string" office:string-value="AGOSTO" calcext:value-type="string">
            <text:p>AGOSTO</text:p>
          </table:table-cell>
          <table:table-cell table:formula="of:=VLOOKUP([.I534];[.$P$4:.$Q$15];2;0)" office:value-type="float" office:value="8" calcext:value-type="float">
            <text:p>8</text:p>
          </table:table-cell>
          <table:table-cell table:formula="of:=DATE(2020;[.J534];[.H534])" office:value-type="date" office:date-value="2020-08-31" calcext:value-type="date">
            <text:p>3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ÚTAR</text:p>
          </table:table-cell>
          <table:table-cell office:value-type="string" calcext:value-type="string">
            <text:p>12 DE JUNIO</text:p>
          </table:table-cell>
          <table:table-cell table:formula="of:=LEFT([.B535];FIND(&quot;DE&quot;;UPPER([.B535]))-2)" office:value-type="string" office:string-value="12" calcext:value-type="string">
            <text:p>12</text:p>
          </table:table-cell>
          <table:table-cell table:formula="of:=MID([.B535];FIND(&quot;DE&quot;;UPPER([.B535]))+3;999)" office:value-type="string" office:string-value="JUNIO" calcext:value-type="string">
            <text:p>JUNIO</text:p>
          </table:table-cell>
          <table:table-cell table:formula="of:=VLOOKUP([.D535];[.$P$4:.$Q$15];2;0)" office:value-type="float" office:value="6" calcext:value-type="float">
            <text:p>6</text:p>
          </table:table-cell>
          <table:table-cell table:formula="of:=DATE(2020;[.E535];[.C535])" office:value-type="date" office:date-value="2020-06-12" calcext:value-type="date">
            <text:p>12 de junio</text:p>
          </table:table-cell>
          <table:table-cell office:value-type="string" calcext:value-type="string">
            <text:p>16 DE AGOSTO</text:p>
          </table:table-cell>
          <table:table-cell table:formula="of:=LEFT([.G535];FIND(&quot;DE&quot;;UPPER([.G535]))-2)" office:value-type="string" office:string-value="16" calcext:value-type="string">
            <text:p>16</text:p>
          </table:table-cell>
          <table:table-cell table:formula="of:=MID([.G535];FIND(&quot;DE&quot;;UPPER([.G535]))+3;999)" office:value-type="string" office:string-value="AGOSTO" calcext:value-type="string">
            <text:p>AGOSTO</text:p>
          </table:table-cell>
          <table:table-cell table:formula="of:=VLOOKUP([.I535];[.$P$4:.$Q$15];2;0)" office:value-type="float" office:value="8" calcext:value-type="float">
            <text:p>8</text:p>
          </table:table-cell>
          <table:table-cell table:formula="of:=DATE(2020;[.J535];[.H535])" office:value-type="date" office:date-value="2020-08-16" calcext:value-type="date">
            <text:p>16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PONA</text:p>
          </table:table-cell>
          <table:table-cell office:value-type="string" calcext:value-type="string">
            <text:p>15 DE MAYO</text:p>
          </table:table-cell>
          <table:table-cell table:formula="of:=LEFT([.B536];FIND(&quot;DE&quot;;UPPER([.B536]))-2)" office:value-type="string" office:string-value="15" calcext:value-type="string">
            <text:p>15</text:p>
          </table:table-cell>
          <table:table-cell table:formula="of:=MID([.B536];FIND(&quot;DE&quot;;UPPER([.B536]))+3;999)" office:value-type="string" office:string-value="MAYO" calcext:value-type="string">
            <text:p>MAYO</text:p>
          </table:table-cell>
          <table:table-cell table:formula="of:=VLOOKUP([.D536];[.$P$4:.$Q$15];2;0)" office:value-type="float" office:value="5" calcext:value-type="float">
            <text:p>5</text:p>
          </table:table-cell>
          <table:table-cell table:formula="of:=DATE(2020;[.E536];[.C536])" office:value-type="date" office:date-value="2020-05-15" calcext:value-type="date">
            <text:p>15 de mayo</text:p>
          </table:table-cell>
          <table:table-cell office:value-type="string" calcext:value-type="string">
            <text:p>16 DE JULIO</text:p>
          </table:table-cell>
          <table:table-cell table:formula="of:=LEFT([.G536];FIND(&quot;DE&quot;;UPPER([.G536]))-2)" office:value-type="string" office:string-value="16" calcext:value-type="string">
            <text:p>16</text:p>
          </table:table-cell>
          <table:table-cell table:formula="of:=MID([.G536];FIND(&quot;DE&quot;;UPPER([.G536]))+3;999)" office:value-type="string" office:string-value="JULIO" calcext:value-type="string">
            <text:p>JULIO</text:p>
          </table:table-cell>
          <table:table-cell table:formula="of:=VLOOKUP([.I536];[.$P$4:.$Q$15];2;0)" office:value-type="float" office:value="7" calcext:value-type="float">
            <text:p>7</text:p>
          </table:table-cell>
          <table:table-cell table:formula="of:=DATE(2020;[.J536];[.H536])" office:value-type="date" office:date-value="2020-07-16" calcext:value-type="date">
            <text:p>16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AJAN</text:p>
          </table:table-cell>
          <table:table-cell office:value-type="string" calcext:value-type="string">
            <text:p>10 DE AGOSTO</text:p>
          </table:table-cell>
          <table:table-cell table:formula="of:=LEFT([.B537];FIND(&quot;DE&quot;;UPPER([.B537]))-2)" office:value-type="string" office:string-value="10" calcext:value-type="string">
            <text:p>10</text:p>
          </table:table-cell>
          <table:table-cell table:formula="of:=MID([.B537];FIND(&quot;DE&quot;;UPPER([.B537]))+3;999)" office:value-type="string" office:string-value="AGOSTO" calcext:value-type="string">
            <text:p>AGOSTO</text:p>
          </table:table-cell>
          <table:table-cell table:formula="of:=VLOOKUP([.D537];[.$P$4:.$Q$15];2;0)" office:value-type="float" office:value="8" calcext:value-type="float">
            <text:p>8</text:p>
          </table:table-cell>
          <table:table-cell table:formula="of:=DATE(2020;[.E537];[.C537])" office:value-type="date" office:date-value="2020-08-10" calcext:value-type="date">
            <text:p>10 de agosto</text:p>
          </table:table-cell>
          <table:table-cell office:value-type="string" calcext:value-type="string">
            <text:p>9 DE DICIEMBRE</text:p>
          </table:table-cell>
          <table:table-cell table:formula="of:=LEFT([.G537];FIND(&quot;DE&quot;;UPPER([.G537]))-2)" office:value-type="string" office:string-value="9" calcext:value-type="string">
            <text:p>9</text:p>
          </table:table-cell>
          <table:table-cell table:formula="of:=MID([.G537];FIND(&quot;DE&quot;;UPPER([.G537]))+3;999)" office:value-type="string" office:string-value="DICIEMBRE" calcext:value-type="string">
            <text:p>DICIEMBRE</text:p>
          </table:table-cell>
          <table:table-cell table:formula="of:=VLOOKUP([.I537];[.$P$4:.$Q$15];2;0)" office:value-type="float" office:value="12" calcext:value-type="float">
            <text:p>12</text:p>
          </table:table-cell>
          <table:table-cell table:formula="of:=DATE(2020;[.J537];[.H537])" office:value-type="date" office:date-value="2020-12-09" calcext:value-type="date">
            <text:p>9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IGILIANA</text:p>
          </table:table-cell>
          <table:table-cell office:value-type="string" calcext:value-type="string">
            <text:p>20 DE ENERO</text:p>
          </table:table-cell>
          <table:table-cell table:formula="of:=LEFT([.B538];FIND(&quot;DE&quot;;UPPER([.B538]))-2)" office:value-type="string" office:string-value="20" calcext:value-type="string">
            <text:p>20</text:p>
          </table:table-cell>
          <table:table-cell table:formula="of:=MID([.B538];FIND(&quot;DE&quot;;UPPER([.B538]))+3;999)" office:value-type="string" office:string-value="ENERO" calcext:value-type="string">
            <text:p>ENERO</text:p>
          </table:table-cell>
          <table:table-cell table:formula="of:=VLOOKUP([.D538];[.$P$4:.$Q$15];2;0)" office:value-type="float" office:value="1" calcext:value-type="float">
            <text:p>1</text:p>
          </table:table-cell>
          <table:table-cell table:formula="of:=DATE(2020;[.E538];[.C538])" office:value-type="date" office:date-value="2020-01-20" calcext:value-type="date">
            <text:p>20 de enero</text:p>
          </table:table-cell>
          <table:table-cell office:value-type="string" calcext:value-type="string">
            <text:p>12 DE JUNIO</text:p>
          </table:table-cell>
          <table:table-cell table:formula="of:=LEFT([.G538];FIND(&quot;DE&quot;;UPPER([.G538]))-2)" office:value-type="string" office:string-value="12" calcext:value-type="string">
            <text:p>12</text:p>
          </table:table-cell>
          <table:table-cell table:formula="of:=MID([.G538];FIND(&quot;DE&quot;;UPPER([.G538]))+3;999)" office:value-type="string" office:string-value="JUNIO" calcext:value-type="string">
            <text:p>JUNIO</text:p>
          </table:table-cell>
          <table:table-cell table:formula="of:=VLOOKUP([.I538];[.$P$4:.$Q$15];2;0)" office:value-type="float" office:value="6" calcext:value-type="float">
            <text:p>6</text:p>
          </table:table-cell>
          <table:table-cell table:formula="of:=DATE(2020;[.J538];[.H538])" office:value-type="date" office:date-value="2020-06-12" calcext:value-type="date">
            <text:p>12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GIROLA</text:p>
          </table:table-cell>
          <table:table-cell office:value-type="string" calcext:value-type="string">
            <text:p>16 DE JULIO</text:p>
          </table:table-cell>
          <table:table-cell table:formula="of:=LEFT([.B539];FIND(&quot;DE&quot;;UPPER([.B539]))-2)" office:value-type="string" office:string-value="16" calcext:value-type="string">
            <text:p>16</text:p>
          </table:table-cell>
          <table:table-cell table:formula="of:=MID([.B539];FIND(&quot;DE&quot;;UPPER([.B539]))+3;999)" office:value-type="string" office:string-value="JULIO" calcext:value-type="string">
            <text:p>JULIO</text:p>
          </table:table-cell>
          <table:table-cell table:formula="of:=VLOOKUP([.D539];[.$P$4:.$Q$15];2;0)" office:value-type="float" office:value="7" calcext:value-type="float">
            <text:p>7</text:p>
          </table:table-cell>
          <table:table-cell table:formula="of:=DATE(2020;[.E539];[.C539])" office:value-type="date" office:date-value="2020-07-16" calcext:value-type="date">
            <text:p>16 de julio</text:p>
          </table:table-cell>
          <table:table-cell office:value-type="string" calcext:value-type="string">
            <text:p>7 DE OCTUBRE</text:p>
          </table:table-cell>
          <table:table-cell table:formula="of:=LEFT([.G539];FIND(&quot;DE&quot;;UPPER([.G539]))-2)" office:value-type="string" office:string-value="7" calcext:value-type="string">
            <text:p>7</text:p>
          </table:table-cell>
          <table:table-cell table:formula="of:=MID([.G539];FIND(&quot;DE&quot;;UPPER([.G539]))+3;999)" office:value-type="string" office:string-value="OCTUBRE" calcext:value-type="string">
            <text:p>OCTUBRE</text:p>
          </table:table-cell>
          <table:table-cell table:formula="of:=VLOOKUP([.I539];[.$P$4:.$Q$15];2;0)" office:value-type="float" office:value="10" calcext:value-type="float">
            <text:p>10</text:p>
          </table:table-cell>
          <table:table-cell table:formula="of:=DATE(2020;[.J539];[.H539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ALGUACIL</text:p>
          </table:table-cell>
          <table:table-cell office:value-type="string" calcext:value-type="string">
            <text:p>29 DE ABRIL</text:p>
          </table:table-cell>
          <table:table-cell table:formula="of:=LEFT([.B540];FIND(&quot;DE&quot;;UPPER([.B540]))-2)" office:value-type="string" office:string-value="29" calcext:value-type="string">
            <text:p>29</text:p>
          </table:table-cell>
          <table:table-cell table:formula="of:=MID([.B540];FIND(&quot;DE&quot;;UPPER([.B540]))+3;999)" office:value-type="string" office:string-value="ABRIL" calcext:value-type="string">
            <text:p>ABRIL</text:p>
          </table:table-cell>
          <table:table-cell table:formula="of:=VLOOKUP([.D540];[.$P$4:.$Q$15];2;0)" office:value-type="float" office:value="4" calcext:value-type="float">
            <text:p>4</text:p>
          </table:table-cell>
          <table:table-cell table:formula="of:=DATE(2020;[.E540];[.C540])" office:value-type="date" office:date-value="2020-04-29" calcext:value-type="date">
            <text:p>29 de abril</text:p>
          </table:table-cell>
          <table:table-cell office:value-type="string" calcext:value-type="string">
            <text:p>30 DE ABRIL</text:p>
          </table:table-cell>
          <table:table-cell table:formula="of:=LEFT([.G540];FIND(&quot;DE&quot;;UPPER([.G540]))-2)" office:value-type="string" office:string-value="30" calcext:value-type="string">
            <text:p>30</text:p>
          </table:table-cell>
          <table:table-cell table:formula="of:=MID([.G540];FIND(&quot;DE&quot;;UPPER([.G540]))+3;999)" office:value-type="string" office:string-value="ABRIL" calcext:value-type="string">
            <text:p>ABRIL</text:p>
          </table:table-cell>
          <table:table-cell table:formula="of:=VLOOKUP([.I540];[.$P$4:.$Q$15];2;0)" office:value-type="float" office:value="4" calcext:value-type="float">
            <text:p>4</text:p>
          </table:table-cell>
          <table:table-cell table:formula="of:=DATE(2020;[.J540];[.H540])" office:value-type="date" office:date-value="2020-04-30" calcext:value-type="date">
            <text:p>30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MILLADERO</text:p>
          </table:table-cell>
          <table:table-cell office:value-type="string" calcext:value-type="string">
            <text:p>24 DE JUNIO</text:p>
          </table:table-cell>
          <table:table-cell table:formula="of:=LEFT([.B541];FIND(&quot;DE&quot;;UPPER([.B541]))-2)" office:value-type="string" office:string-value="24" calcext:value-type="string">
            <text:p>24</text:p>
          </table:table-cell>
          <table:table-cell table:formula="of:=MID([.B541];FIND(&quot;DE&quot;;UPPER([.B541]))+3;999)" office:value-type="string" office:string-value="JUNIO" calcext:value-type="string">
            <text:p>JUNIO</text:p>
          </table:table-cell>
          <table:table-cell table:formula="of:=VLOOKUP([.D541];[.$P$4:.$Q$15];2;0)" office:value-type="float" office:value="6" calcext:value-type="float">
            <text:p>6</text:p>
          </table:table-cell>
          <table:table-cell table:formula="of:=DATE(2020;[.E541];[.C541])" office:value-type="date" office:date-value="2020-06-24" calcext:value-type="date">
            <text:p>24 de junio</text:p>
          </table:table-cell>
          <table:table-cell office:value-type="string" calcext:value-type="string">
            <text:p>7 DE OCTUBRE</text:p>
          </table:table-cell>
          <table:table-cell table:formula="of:=LEFT([.G541];FIND(&quot;DE&quot;;UPPER([.G541]))-2)" office:value-type="string" office:string-value="7" calcext:value-type="string">
            <text:p>7</text:p>
          </table:table-cell>
          <table:table-cell table:formula="of:=MID([.G541];FIND(&quot;DE&quot;;UPPER([.G541]))+3;999)" office:value-type="string" office:string-value="OCTUBRE" calcext:value-type="string">
            <text:p>OCTUBRE</text:p>
          </table:table-cell>
          <table:table-cell table:formula="of:=VLOOKUP([.I541];[.$P$4:.$Q$15];2;0)" office:value-type="float" office:value="10" calcext:value-type="float">
            <text:p>10</text:p>
          </table:table-cell>
          <table:table-cell table:formula="of:=DATE(2020;[.J541];[.H541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UALEJA</text:p>
          </table:table-cell>
          <table:table-cell office:value-type="string" calcext:value-type="string">
            <text:p>12 DE MARZO</text:p>
          </table:table-cell>
          <table:table-cell table:formula="of:=LEFT([.B542];FIND(&quot;DE&quot;;UPPER([.B542]))-2)" office:value-type="string" office:string-value="12" calcext:value-type="string">
            <text:p>12</text:p>
          </table:table-cell>
          <table:table-cell table:formula="of:=MID([.B542];FIND(&quot;DE&quot;;UPPER([.B542]))+3;999)" office:value-type="string" office:string-value="MARZO" calcext:value-type="string">
            <text:p>MARZO</text:p>
          </table:table-cell>
          <table:table-cell table:formula="of:=VLOOKUP([.D542];[.$P$4:.$Q$15];2;0)" office:value-type="float" office:value="3" calcext:value-type="float">
            <text:p>3</text:p>
          </table:table-cell>
          <table:table-cell table:formula="of:=DATE(2020;[.E542];[.C542])" office:value-type="date" office:date-value="2020-03-12" calcext:value-type="date">
            <text:p>12 de marzo</text:p>
          </table:table-cell>
          <table:table-cell office:value-type="string" calcext:value-type="string">
            <text:p>24 DE AGOSTO</text:p>
          </table:table-cell>
          <table:table-cell table:formula="of:=LEFT([.G542];FIND(&quot;DE&quot;;UPPER([.G542]))-2)" office:value-type="string" office:string-value="24" calcext:value-type="string">
            <text:p>24</text:p>
          </table:table-cell>
          <table:table-cell table:formula="of:=MID([.G542];FIND(&quot;DE&quot;;UPPER([.G542]))+3;999)" office:value-type="string" office:string-value="AGOSTO" calcext:value-type="string">
            <text:p>AGOSTO</text:p>
          </table:table-cell>
          <table:table-cell table:formula="of:=VLOOKUP([.I542];[.$P$4:.$Q$15];2;0)" office:value-type="float" office:value="8" calcext:value-type="float">
            <text:p>8</text:p>
          </table:table-cell>
          <table:table-cell table:formula="of:=DATE(2020;[.J542];[.H542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NATE</text:p>
          </table:table-cell>
          <table:table-cell office:value-type="string" calcext:value-type="string">
            <text:p>3 DE ABRIL</text:p>
          </table:table-cell>
          <table:table-cell table:formula="of:=LEFT([.B543];FIND(&quot;DE&quot;;UPPER([.B543]))-2)" office:value-type="string" office:string-value="3" calcext:value-type="string">
            <text:p>3</text:p>
          </table:table-cell>
          <table:table-cell table:formula="of:=MID([.B543];FIND(&quot;DE&quot;;UPPER([.B543]))+3;999)" office:value-type="string" office:string-value="ABRIL" calcext:value-type="string">
            <text:p>ABRIL</text:p>
          </table:table-cell>
          <table:table-cell table:formula="of:=VLOOKUP([.D543];[.$P$4:.$Q$15];2;0)" office:value-type="float" office:value="4" calcext:value-type="float">
            <text:p>4</text:p>
          </table:table-cell>
          <table:table-cell table:formula="of:=DATE(2020;[.E543];[.C543])" office:value-type="date" office:date-value="2020-04-03" calcext:value-type="date">
            <text:p>3 de abril</text:p>
          </table:table-cell>
          <table:table-cell office:value-type="string" calcext:value-type="string">
            <text:p>15 DE JUNIO</text:p>
          </table:table-cell>
          <table:table-cell table:formula="of:=LEFT([.G543];FIND(&quot;DE&quot;;UPPER([.G543]))-2)" office:value-type="string" office:string-value="15" calcext:value-type="string">
            <text:p>15</text:p>
          </table:table-cell>
          <table:table-cell table:formula="of:=MID([.G543];FIND(&quot;DE&quot;;UPPER([.G543]))+3;999)" office:value-type="string" office:string-value="JUNIO" calcext:value-type="string">
            <text:p>JUNIO</text:p>
          </table:table-cell>
          <table:table-cell table:formula="of:=VLOOKUP([.I543];[.$P$4:.$Q$15];2;0)" office:value-type="float" office:value="6" calcext:value-type="float">
            <text:p>6</text:p>
          </table:table-cell>
          <table:table-cell table:formula="of:=DATE(2020;[.J543];[.H543])" office:value-type="date" office:date-value="2020-06-15" calcext:value-type="date">
            <text:p>15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IMERA DE LÍBAR</text:p>
          </table:table-cell>
          <table:table-cell office:value-type="string" calcext:value-type="string">
            <text:p>7 DE AGOSTO</text:p>
          </table:table-cell>
          <table:table-cell table:formula="of:=LEFT([.B544];FIND(&quot;DE&quot;;UPPER([.B544]))-2)" office:value-type="string" office:string-value="7" calcext:value-type="string">
            <text:p>7</text:p>
          </table:table-cell>
          <table:table-cell table:formula="of:=MID([.B544];FIND(&quot;DE&quot;;UPPER([.B544]))+3;999)" office:value-type="string" office:string-value="AGOSTO" calcext:value-type="string">
            <text:p>AGOSTO</text:p>
          </table:table-cell>
          <table:table-cell table:formula="of:=VLOOKUP([.D544];[.$P$4:.$Q$15];2;0)" office:value-type="float" office:value="8" calcext:value-type="float">
            <text:p>8</text:p>
          </table:table-cell>
          <table:table-cell table:formula="of:=DATE(2020;[.E544];[.C544])" office:value-type="date" office:date-value="2020-08-07" calcext:value-type="date">
            <text:p>7 de agosto</text:p>
          </table:table-cell>
          <table:table-cell office:value-type="string" calcext:value-type="string">
            <text:p>10 DE AGOSTO</text:p>
          </table:table-cell>
          <table:table-cell table:formula="of:=LEFT([.G544];FIND(&quot;DE&quot;;UPPER([.G544]))-2)" office:value-type="string" office:string-value="10" calcext:value-type="string">
            <text:p>10</text:p>
          </table:table-cell>
          <table:table-cell table:formula="of:=MID([.G544];FIND(&quot;DE&quot;;UPPER([.G544]))+3;999)" office:value-type="string" office:string-value="AGOSTO" calcext:value-type="string">
            <text:p>AGOSTO</text:p>
          </table:table-cell>
          <table:table-cell table:formula="of:=VLOOKUP([.I544];[.$P$4:.$Q$15];2;0)" office:value-type="float" office:value="8" calcext:value-type="float">
            <text:p>8</text:p>
          </table:table-cell>
          <table:table-cell table:formula="of:=DATE(2020;[.J544];[.H544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BRIQUE</text:p>
          </table:table-cell>
          <table:table-cell office:value-type="string" calcext:value-type="string">
            <text:p>2 DE OCTUBRE</text:p>
          </table:table-cell>
          <table:table-cell table:formula="of:=LEFT([.B545];FIND(&quot;DE&quot;;UPPER([.B545]))-2)" office:value-type="string" office:string-value="2" calcext:value-type="string">
            <text:p>2</text:p>
          </table:table-cell>
          <table:table-cell table:formula="of:=MID([.B545];FIND(&quot;DE&quot;;UPPER([.B545]))+3;999)" office:value-type="string" office:string-value="OCTUBRE" calcext:value-type="string">
            <text:p>OCTUBRE</text:p>
          </table:table-cell>
          <table:table-cell table:formula="of:=VLOOKUP([.D545];[.$P$4:.$Q$15];2;0)" office:value-type="float" office:value="10" calcext:value-type="float">
            <text:p>10</text:p>
          </table:table-cell>
          <table:table-cell table:formula="of:=DATE(2020;[.E545];[.C545])" office:value-type="date" office:date-value="2020-10-02" calcext:value-type="date">
            <text:p>2 de octubre</text:p>
          </table:table-cell>
          <table:table-cell office:value-type="string" calcext:value-type="string">
            <text:p>5 DE OCTUBRE</text:p>
          </table:table-cell>
          <table:table-cell table:formula="of:=LEFT([.G545];FIND(&quot;DE&quot;;UPPER([.G545]))-2)" office:value-type="string" office:string-value="5" calcext:value-type="string">
            <text:p>5</text:p>
          </table:table-cell>
          <table:table-cell table:formula="of:=MID([.G545];FIND(&quot;DE&quot;;UPPER([.G545]))+3;999)" office:value-type="string" office:string-value="OCTUBRE" calcext:value-type="string">
            <text:p>OCTUBRE</text:p>
          </table:table-cell>
          <table:table-cell table:formula="of:=VLOOKUP([.I545];[.$P$4:.$Q$15];2;0)" office:value-type="float" office:value="10" calcext:value-type="float">
            <text:p>10</text:p>
          </table:table-cell>
          <table:table-cell table:formula="of:=DATE(2020;[.J545];[.H545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ÚZCAR</text:p>
          </table:table-cell>
          <table:table-cell office:value-type="string" calcext:value-type="string">
            <text:p>19 DE MARZO</text:p>
          </table:table-cell>
          <table:table-cell table:formula="of:=LEFT([.B546];FIND(&quot;DE&quot;;UPPER([.B546]))-2)" office:value-type="string" office:string-value="19" calcext:value-type="string">
            <text:p>19</text:p>
          </table:table-cell>
          <table:table-cell table:formula="of:=MID([.B546];FIND(&quot;DE&quot;;UPPER([.B546]))+3;999)" office:value-type="string" office:string-value="MARZO" calcext:value-type="string">
            <text:p>MARZO</text:p>
          </table:table-cell>
          <table:table-cell table:formula="of:=VLOOKUP([.D546];[.$P$4:.$Q$15];2;0)" office:value-type="float" office:value="3" calcext:value-type="float">
            <text:p>3</text:p>
          </table:table-cell>
          <table:table-cell table:formula="of:=DATE(2020;[.E546];[.C546])" office:value-type="date" office:date-value="2020-03-19" calcext:value-type="date">
            <text:p>19 de marzo</text:p>
          </table:table-cell>
          <table:table-cell office:value-type="string" calcext:value-type="string">
            <text:p>13 DE ABRIL</text:p>
          </table:table-cell>
          <table:table-cell table:formula="of:=LEFT([.G546];FIND(&quot;DE&quot;;UPPER([.G546]))-2)" office:value-type="string" office:string-value="13" calcext:value-type="string">
            <text:p>13</text:p>
          </table:table-cell>
          <table:table-cell table:formula="of:=MID([.G546];FIND(&quot;DE&quot;;UPPER([.G546]))+3;999)" office:value-type="string" office:string-value="ABRIL" calcext:value-type="string">
            <text:p>ABRIL</text:p>
          </table:table-cell>
          <table:table-cell table:formula="of:=VLOOKUP([.I546];[.$P$4:.$Q$15];2;0)" office:value-type="float" office:value="4" calcext:value-type="float">
            <text:p>4</text:p>
          </table:table-cell>
          <table:table-cell table:formula="of:=DATE(2020;[.J546];[.H546])" office:value-type="date" office:date-value="2020-04-13" calcext:value-type="date">
            <text:p>13 de abr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HARAVIAYA</text:p>
          </table:table-cell>
          <table:table-cell office:value-type="string" calcext:value-type="string">
            <text:p>20 DE AGOSTO</text:p>
          </table:table-cell>
          <table:table-cell table:formula="of:=LEFT([.B547];FIND(&quot;DE&quot;;UPPER([.B547]))-2)" office:value-type="string" office:string-value="20" calcext:value-type="string">
            <text:p>20</text:p>
          </table:table-cell>
          <table:table-cell table:formula="of:=MID([.B547];FIND(&quot;DE&quot;;UPPER([.B547]))+3;999)" office:value-type="string" office:string-value="AGOSTO" calcext:value-type="string">
            <text:p>AGOSTO</text:p>
          </table:table-cell>
          <table:table-cell table:formula="of:=VLOOKUP([.D547];[.$P$4:.$Q$15];2;0)" office:value-type="float" office:value="8" calcext:value-type="float">
            <text:p>8</text:p>
          </table:table-cell>
          <table:table-cell table:formula="of:=DATE(2020;[.E547];[.C547])" office:value-type="date" office:date-value="2020-08-20" calcext:value-type="date">
            <text:p>20 de agosto</text:p>
          </table:table-cell>
          <table:table-cell office:value-type="string" calcext:value-type="string">
            <text:p>7 DE OCTUBRE</text:p>
          </table:table-cell>
          <table:table-cell table:formula="of:=LEFT([.G547];FIND(&quot;DE&quot;;UPPER([.G547]))-2)" office:value-type="string" office:string-value="7" calcext:value-type="string">
            <text:p>7</text:p>
          </table:table-cell>
          <table:table-cell table:formula="of:=MID([.G547];FIND(&quot;DE&quot;;UPPER([.G547]))+3;999)" office:value-type="string" office:string-value="OCTUBRE" calcext:value-type="string">
            <text:p>OCTUBRE</text:p>
          </table:table-cell>
          <table:table-cell table:formula="of:=VLOOKUP([.I547];[.$P$4:.$Q$15];2;0)" office:value-type="float" office:value="10" calcext:value-type="float">
            <text:p>10</text:p>
          </table:table-cell>
          <table:table-cell table:formula="of:=DATE(2020;[.J547];[.H547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19 DE AGOSTO</text:p>
          </table:table-cell>
          <table:table-cell table:formula="of:=LEFT([.B548];FIND(&quot;DE&quot;;UPPER([.B548]))-2)" office:value-type="string" office:string-value="19" calcext:value-type="string">
            <text:p>19</text:p>
          </table:table-cell>
          <table:table-cell table:formula="of:=MID([.B548];FIND(&quot;DE&quot;;UPPER([.B548]))+3;999)" office:value-type="string" office:string-value="AGOSTO" calcext:value-type="string">
            <text:p>AGOSTO</text:p>
          </table:table-cell>
          <table:table-cell table:formula="of:=VLOOKUP([.D548];[.$P$4:.$Q$15];2;0)" office:value-type="float" office:value="8" calcext:value-type="float">
            <text:p>8</text:p>
          </table:table-cell>
          <table:table-cell table:formula="of:=DATE(2020;[.E548];[.C548])" office:value-type="date" office:date-value="2020-08-19" calcext:value-type="date">
            <text:p>19 de agosto</text:p>
          </table:table-cell>
          <table:table-cell office:value-type="string" calcext:value-type="string">
            <text:p>8 DE SEPTIEMBRE</text:p>
          </table:table-cell>
          <table:table-cell table:formula="of:=LEFT([.G548];FIND(&quot;DE&quot;;UPPER([.G548]))-2)" office:value-type="string" office:string-value="8" calcext:value-type="string">
            <text:p>8</text:p>
          </table:table-cell>
          <table:table-cell table:formula="of:=MID([.G548];FIND(&quot;DE&quot;;UPPER([.G548]))+3;999)" office:value-type="string" office:string-value="SEPTIEMBRE" calcext:value-type="string">
            <text:p>SEPTIEMBRE</text:p>
          </table:table-cell>
          <table:table-cell table:formula="of:=VLOOKUP([.I548];[.$P$4:.$Q$15];2;0)" office:value-type="float" office:value="9" calcext:value-type="float">
            <text:p>9</text:p>
          </table:table-cell>
          <table:table-cell table:formula="of:=DATE(2020;[.J548];[.H54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ILVA</text:p>
          </table:table-cell>
          <table:table-cell office:value-type="string" calcext:value-type="string">
            <text:p>17 DE JULIO</text:p>
          </table:table-cell>
          <table:table-cell table:formula="of:=LEFT([.B549];FIND(&quot;DE&quot;;UPPER([.B549]))-2)" office:value-type="string" office:string-value="17" calcext:value-type="string">
            <text:p>17</text:p>
          </table:table-cell>
          <table:table-cell table:formula="of:=MID([.B549];FIND(&quot;DE&quot;;UPPER([.B549]))+3;999)" office:value-type="string" office:string-value="JULIO" calcext:value-type="string">
            <text:p>JULIO</text:p>
          </table:table-cell>
          <table:table-cell table:formula="of:=VLOOKUP([.D549];[.$P$4:.$Q$15];2;0)" office:value-type="float" office:value="7" calcext:value-type="float">
            <text:p>7</text:p>
          </table:table-cell>
          <table:table-cell table:formula="of:=DATE(2020;[.E549];[.C549])" office:value-type="date" office:date-value="2020-07-17" calcext:value-type="date">
            <text:p>17 de julio</text:p>
          </table:table-cell>
          <table:table-cell office:value-type="string" calcext:value-type="string">
            <text:p>7 DE SEPTIEMBRE</text:p>
          </table:table-cell>
          <table:table-cell table:formula="of:=LEFT([.G549];FIND(&quot;DE&quot;;UPPER([.G549]))-2)" office:value-type="string" office:string-value="7" calcext:value-type="string">
            <text:p>7</text:p>
          </table:table-cell>
          <table:table-cell table:formula="of:=MID([.G549];FIND(&quot;DE&quot;;UPPER([.G549]))+3;999)" office:value-type="string" office:string-value="SEPTIEMBRE" calcext:value-type="string">
            <text:p>SEPTIEMBRE</text:p>
          </table:table-cell>
          <table:table-cell table:formula="of:=VLOOKUP([.I549];[.$P$4:.$Q$15];2;0)" office:value-type="float" office:value="9" calcext:value-type="float">
            <text:p>9</text:p>
          </table:table-cell>
          <table:table-cell table:formula="of:=DATE(2020;[.J549];[.H549])" office:value-type="date" office:date-value="2020-09-07" calcext:value-type="date">
            <text:p>7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BELLA</text:p>
          </table:table-cell>
          <table:table-cell office:value-type="string" calcext:value-type="string">
            <text:p>11 DE JUNIO</text:p>
          </table:table-cell>
          <table:table-cell table:formula="of:=LEFT([.B550];FIND(&quot;DE&quot;;UPPER([.B550]))-2)" office:value-type="string" office:string-value="11" calcext:value-type="string">
            <text:p>11</text:p>
          </table:table-cell>
          <table:table-cell table:formula="of:=MID([.B550];FIND(&quot;DE&quot;;UPPER([.B550]))+3;999)" office:value-type="string" office:string-value="JUNIO" calcext:value-type="string">
            <text:p>JUNIO</text:p>
          </table:table-cell>
          <table:table-cell table:formula="of:=VLOOKUP([.D550];[.$P$4:.$Q$15];2;0)" office:value-type="float" office:value="6" calcext:value-type="float">
            <text:p>6</text:p>
          </table:table-cell>
          <table:table-cell table:formula="of:=DATE(2020;[.E550];[.C550])" office:value-type="date" office:date-value="2020-06-11" calcext:value-type="date">
            <text:p>11 de junio</text:p>
          </table:table-cell>
          <table:table-cell office:value-type="string" calcext:value-type="string">
            <text:p>19 DE OCTUBRE</text:p>
          </table:table-cell>
          <table:table-cell table:formula="of:=LEFT([.G550];FIND(&quot;DE&quot;;UPPER([.G550]))-2)" office:value-type="string" office:string-value="19" calcext:value-type="string">
            <text:p>19</text:p>
          </table:table-cell>
          <table:table-cell table:formula="of:=MID([.G550];FIND(&quot;DE&quot;;UPPER([.G550]))+3;999)" office:value-type="string" office:string-value="OCTUBRE" calcext:value-type="string">
            <text:p>OCTUBRE</text:p>
          </table:table-cell>
          <table:table-cell table:formula="of:=VLOOKUP([.I550];[.$P$4:.$Q$15];2;0)" office:value-type="float" office:value="10" calcext:value-type="float">
            <text:p>10</text:p>
          </table:table-cell>
          <table:table-cell table:formula="of:=DATE(2020;[.J550];[.H550])" office:value-type="date" office:date-value="2020-10-19" calcext:value-type="date">
            <text:p>1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JAS</text:p>
          </table:table-cell>
          <table:table-cell office:value-type="string" calcext:value-type="string">
            <text:p>25 DE JULIO</text:p>
          </table:table-cell>
          <table:table-cell table:formula="of:=LEFT([.B551];FIND(&quot;DE&quot;;UPPER([.B551]))-2)" office:value-type="string" office:string-value="25" calcext:value-type="string">
            <text:p>25</text:p>
          </table:table-cell>
          <table:table-cell table:formula="of:=MID([.B551];FIND(&quot;DE&quot;;UPPER([.B551]))+3;999)" office:value-type="string" office:string-value="JULIO" calcext:value-type="string">
            <text:p>JULIO</text:p>
          </table:table-cell>
          <table:table-cell table:formula="of:=VLOOKUP([.D551];[.$P$4:.$Q$15];2;0)" office:value-type="float" office:value="7" calcext:value-type="float">
            <text:p>7</text:p>
          </table:table-cell>
          <table:table-cell table:formula="of:=DATE(2020;[.E551];[.C551])" office:value-type="date" office:date-value="2020-07-25" calcext:value-type="date">
            <text:p>25 de julio</text:p>
          </table:table-cell>
          <table:table-cell office:value-type="string" calcext:value-type="string">
            <text:p>8 DE SEPTIEMBRE</text:p>
          </table:table-cell>
          <table:table-cell table:formula="of:=LEFT([.G551];FIND(&quot;DE&quot;;UPPER([.G551]))-2)" office:value-type="string" office:string-value="8" calcext:value-type="string">
            <text:p>8</text:p>
          </table:table-cell>
          <table:table-cell table:formula="of:=MID([.G551];FIND(&quot;DE&quot;;UPPER([.G551]))+3;999)" office:value-type="string" office:string-value="SEPTIEMBRE" calcext:value-type="string">
            <text:p>SEPTIEMBRE</text:p>
          </table:table-cell>
          <table:table-cell table:formula="of:=VLOOKUP([.I551];[.$P$4:.$Q$15];2;0)" office:value-type="float" office:value="9" calcext:value-type="float">
            <text:p>9</text:p>
          </table:table-cell>
          <table:table-cell table:formula="of:=DATE(2020;[.J551];[.H551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CLINEJO</text:p>
          </table:table-cell>
          <table:table-cell office:value-type="string" calcext:value-type="string">
            <text:p>27 DE JULIO</text:p>
          </table:table-cell>
          <table:table-cell table:formula="of:=LEFT([.B552];FIND(&quot;DE&quot;;UPPER([.B552]))-2)" office:value-type="string" office:string-value="27" calcext:value-type="string">
            <text:p>27</text:p>
          </table:table-cell>
          <table:table-cell table:formula="of:=MID([.B552];FIND(&quot;DE&quot;;UPPER([.B552]))+3;999)" office:value-type="string" office:string-value="JULIO" calcext:value-type="string">
            <text:p>JULIO</text:p>
          </table:table-cell>
          <table:table-cell table:formula="of:=VLOOKUP([.D552];[.$P$4:.$Q$15];2;0)" office:value-type="float" office:value="7" calcext:value-type="float">
            <text:p>7</text:p>
          </table:table-cell>
          <table:table-cell table:formula="of:=DATE(2020;[.E552];[.C552])" office:value-type="date" office:date-value="2020-07-27" calcext:value-type="date">
            <text:p>27 de julio</text:p>
          </table:table-cell>
          <table:table-cell office:value-type="string" calcext:value-type="string">
            <text:p>24 DE AGOSTO</text:p>
          </table:table-cell>
          <table:table-cell table:formula="of:=LEFT([.G552];FIND(&quot;DE&quot;;UPPER([.G552]))-2)" office:value-type="string" office:string-value="24" calcext:value-type="string">
            <text:p>24</text:p>
          </table:table-cell>
          <table:table-cell table:formula="of:=MID([.G552];FIND(&quot;DE&quot;;UPPER([.G552]))+3;999)" office:value-type="string" office:string-value="AGOSTO" calcext:value-type="string">
            <text:p>AGOSTO</text:p>
          </table:table-cell>
          <table:table-cell table:formula="of:=VLOOKUP([.I552];[.$P$4:.$Q$15];2;0)" office:value-type="float" office:value="8" calcext:value-type="float">
            <text:p>8</text:p>
          </table:table-cell>
          <table:table-cell table:formula="of:=DATE(2020;[.J552];[.H552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LINA</text:p>
          </table:table-cell>
          <table:table-cell office:value-type="string" calcext:value-type="string">
            <text:p>11 DE MAYO</text:p>
          </table:table-cell>
          <table:table-cell table:formula="of:=LEFT([.B553];FIND(&quot;DE&quot;;UPPER([.B553]))-2)" office:value-type="string" office:string-value="11" calcext:value-type="string">
            <text:p>11</text:p>
          </table:table-cell>
          <table:table-cell table:formula="of:=MID([.B553];FIND(&quot;DE&quot;;UPPER([.B553]))+3;999)" office:value-type="string" office:string-value="MAYO" calcext:value-type="string">
            <text:p>MAYO</text:p>
          </table:table-cell>
          <table:table-cell table:formula="of:=VLOOKUP([.D553];[.$P$4:.$Q$15];2;0)" office:value-type="float" office:value="5" calcext:value-type="float">
            <text:p>5</text:p>
          </table:table-cell>
          <table:table-cell table:formula="of:=DATE(2020;[.E553];[.C553])" office:value-type="date" office:date-value="2020-05-11" calcext:value-type="date">
            <text:p>11 de mayo</text:p>
          </table:table-cell>
          <table:table-cell office:value-type="string" calcext:value-type="string">
            <text:p>14 DE SEPTIEMBRE</text:p>
          </table:table-cell>
          <table:table-cell table:formula="of:=LEFT([.G553];FIND(&quot;DE&quot;;UPPER([.G553]))-2)" office:value-type="string" office:string-value="14" calcext:value-type="string">
            <text:p>14</text:p>
          </table:table-cell>
          <table:table-cell table:formula="of:=MID([.G553];FIND(&quot;DE&quot;;UPPER([.G553]))+3;999)" office:value-type="string" office:string-value="SEPTIEMBRE" calcext:value-type="string">
            <text:p>SEPTIEMBRE</text:p>
          </table:table-cell>
          <table:table-cell table:formula="of:=VLOOKUP([.I553];[.$P$4:.$Q$15];2;0)" office:value-type="float" office:value="9" calcext:value-type="float">
            <text:p>9</text:p>
          </table:table-cell>
          <table:table-cell table:formula="of:=DATE(2020;[.J553];[.H553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CORTO</text:p>
          </table:table-cell>
          <table:table-cell office:value-type="string" calcext:value-type="string">
            <text:p>16 DE JULIO</text:p>
          </table:table-cell>
          <table:table-cell table:formula="of:=LEFT([.B554];FIND(&quot;DE&quot;;UPPER([.B554]))-2)" office:value-type="string" office:string-value="16" calcext:value-type="string">
            <text:p>16</text:p>
          </table:table-cell>
          <table:table-cell table:formula="of:=MID([.B554];FIND(&quot;DE&quot;;UPPER([.B554]))+3;999)" office:value-type="string" office:string-value="JULIO" calcext:value-type="string">
            <text:p>JULIO</text:p>
          </table:table-cell>
          <table:table-cell table:formula="of:=VLOOKUP([.D554];[.$P$4:.$Q$15];2;0)" office:value-type="float" office:value="7" calcext:value-type="float">
            <text:p>7</text:p>
          </table:table-cell>
          <table:table-cell table:formula="of:=DATE(2020;[.E554];[.C554])" office:value-type="date" office:date-value="2020-07-16" calcext:value-type="date">
            <text:p>16 de julio</text:p>
          </table:table-cell>
          <table:table-cell office:value-type="string" calcext:value-type="string">
            <text:p>17 DE OCTUBRE</text:p>
          </table:table-cell>
          <table:table-cell table:formula="of:=LEFT([.G554];FIND(&quot;DE&quot;;UPPER([.G554]))-2)" office:value-type="string" office:string-value="17" calcext:value-type="string">
            <text:p>17</text:p>
          </table:table-cell>
          <table:table-cell table:formula="of:=MID([.G554];FIND(&quot;DE&quot;;UPPER([.G554]))+3;999)" office:value-type="string" office:string-value="OCTUBRE" calcext:value-type="string">
            <text:p>OCTUBRE</text:p>
          </table:table-cell>
          <table:table-cell table:formula="of:=VLOOKUP([.I554];[.$P$4:.$Q$15];2;0)" office:value-type="float" office:value="10" calcext:value-type="float">
            <text:p>10</text:p>
          </table:table-cell>
          <table:table-cell table:formula="of:=DATE(2020;[.J554];[.H554])" office:value-type="date" office:date-value="2020-10-17" calcext:value-type="date">
            <text:p>1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JAQUE</text:p>
          </table:table-cell>
          <table:table-cell office:value-type="string" calcext:value-type="string">
            <text:p>18 DE MAYO</text:p>
          </table:table-cell>
          <table:table-cell table:formula="of:=LEFT([.B555];FIND(&quot;DE&quot;;UPPER([.B555]))-2)" office:value-type="string" office:string-value="18" calcext:value-type="string">
            <text:p>18</text:p>
          </table:table-cell>
          <table:table-cell table:formula="of:=MID([.B555];FIND(&quot;DE&quot;;UPPER([.B555]))+3;999)" office:value-type="string" office:string-value="MAYO" calcext:value-type="string">
            <text:p>MAYO</text:p>
          </table:table-cell>
          <table:table-cell table:formula="of:=VLOOKUP([.D555];[.$P$4:.$Q$15];2;0)" office:value-type="float" office:value="5" calcext:value-type="float">
            <text:p>5</text:p>
          </table:table-cell>
          <table:table-cell table:formula="of:=DATE(2020;[.E555];[.C555])" office:value-type="date" office:date-value="2020-05-18" calcext:value-type="date">
            <text:p>18 de mayo</text:p>
          </table:table-cell>
          <table:table-cell office:value-type="string" calcext:value-type="string">
            <text:p>14 DE AGOSTO</text:p>
          </table:table-cell>
          <table:table-cell table:formula="of:=LEFT([.G555];FIND(&quot;DE&quot;;UPPER([.G555]))-2)" office:value-type="string" office:string-value="14" calcext:value-type="string">
            <text:p>14</text:p>
          </table:table-cell>
          <table:table-cell table:formula="of:=MID([.G555];FIND(&quot;DE&quot;;UPPER([.G555]))+3;999)" office:value-type="string" office:string-value="AGOSTO" calcext:value-type="string">
            <text:p>AGOSTO</text:p>
          </table:table-cell>
          <table:table-cell table:formula="of:=VLOOKUP([.I555];[.$P$4:.$Q$15];2;0)" office:value-type="float" office:value="8" calcext:value-type="float">
            <text:p>8</text:p>
          </table:table-cell>
          <table:table-cell table:formula="of:=DATE(2020;[.J555];[.H555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JA</text:p>
          </table:table-cell>
          <table:table-cell office:value-type="string" calcext:value-type="string">
            <text:p>15 DE MAYO</text:p>
          </table:table-cell>
          <table:table-cell table:formula="of:=LEFT([.B556];FIND(&quot;DE&quot;;UPPER([.B556]))-2)" office:value-type="string" office:string-value="15" calcext:value-type="string">
            <text:p>15</text:p>
          </table:table-cell>
          <table:table-cell table:formula="of:=MID([.B556];FIND(&quot;DE&quot;;UPPER([.B556]))+3;999)" office:value-type="string" office:string-value="MAYO" calcext:value-type="string">
            <text:p>MAYO</text:p>
          </table:table-cell>
          <table:table-cell table:formula="of:=VLOOKUP([.D556];[.$P$4:.$Q$15];2;0)" office:value-type="float" office:value="5" calcext:value-type="float">
            <text:p>5</text:p>
          </table:table-cell>
          <table:table-cell table:formula="of:=DATE(2020;[.E556];[.C556])" office:value-type="date" office:date-value="2020-05-15" calcext:value-type="date">
            <text:p>15 de mayo</text:p>
          </table:table-cell>
          <table:table-cell office:value-type="string" calcext:value-type="string">
            <text:p>24 DE JUNIO</text:p>
          </table:table-cell>
          <table:table-cell table:formula="of:=LEFT([.G556];FIND(&quot;DE&quot;;UPPER([.G556]))-2)" office:value-type="string" office:string-value="24" calcext:value-type="string">
            <text:p>24</text:p>
          </table:table-cell>
          <table:table-cell table:formula="of:=MID([.G556];FIND(&quot;DE&quot;;UPPER([.G556]))+3;999)" office:value-type="string" office:string-value="JUNIO" calcext:value-type="string">
            <text:p>JUNIO</text:p>
          </table:table-cell>
          <table:table-cell table:formula="of:=VLOOKUP([.I556];[.$P$4:.$Q$15];2;0)" office:value-type="float" office:value="6" calcext:value-type="float">
            <text:p>6</text:p>
          </table:table-cell>
          <table:table-cell table:formula="of:=DATE(2020;[.J556];[.H556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JÉN</text:p>
          </table:table-cell>
          <table:table-cell office:value-type="string" calcext:value-type="string">
            <text:p>9 DE OCTUBRE</text:p>
          </table:table-cell>
          <table:table-cell table:formula="of:=LEFT([.B557];FIND(&quot;DE&quot;;UPPER([.B557]))-2)" office:value-type="string" office:string-value="9" calcext:value-type="string">
            <text:p>9</text:p>
          </table:table-cell>
          <table:table-cell table:formula="of:=MID([.B557];FIND(&quot;DE&quot;;UPPER([.B557]))+3;999)" office:value-type="string" office:string-value="OCTUBRE" calcext:value-type="string">
            <text:p>OCTUBRE</text:p>
          </table:table-cell>
          <table:table-cell table:formula="of:=VLOOKUP([.D557];[.$P$4:.$Q$15];2;0)" office:value-type="float" office:value="10" calcext:value-type="float">
            <text:p>10</text:p>
          </table:table-cell>
          <table:table-cell table:formula="of:=DATE(2020;[.E557];[.C557])" office:value-type="date" office:date-value="2020-10-09" calcext:value-type="date">
            <text:p>9 de octubre</text:p>
          </table:table-cell>
          <table:table-cell office:value-type="string" calcext:value-type="string">
            <text:p>13 DE OCTUBRE</text:p>
          </table:table-cell>
          <table:table-cell table:formula="of:=LEFT([.G557];FIND(&quot;DE&quot;;UPPER([.G557]))-2)" office:value-type="string" office:string-value="13" calcext:value-type="string">
            <text:p>13</text:p>
          </table:table-cell>
          <table:table-cell table:formula="of:=MID([.G557];FIND(&quot;DE&quot;;UPPER([.G557]))+3;999)" office:value-type="string" office:string-value="OCTUBRE" calcext:value-type="string">
            <text:p>OCTUBRE</text:p>
          </table:table-cell>
          <table:table-cell table:formula="of:=VLOOKUP([.I557];[.$P$4:.$Q$15];2;0)" office:value-type="float" office:value="10" calcext:value-type="float">
            <text:p>10</text:p>
          </table:table-cell>
          <table:table-cell table:formula="of:=DATE(2020;[.J557];[.H557])" office:value-type="date" office:date-value="2020-10-13" calcext:value-type="date">
            <text:p>13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ANA</text:p>
          </table:table-cell>
          <table:table-cell office:value-type="string" calcext:value-type="string">
            <text:p>14 DE MAYO</text:p>
          </table:table-cell>
          <table:table-cell table:formula="of:=LEFT([.B558];FIND(&quot;DE&quot;;UPPER([.B558]))-2)" office:value-type="string" office:string-value="14" calcext:value-type="string">
            <text:p>14</text:p>
          </table:table-cell>
          <table:table-cell table:formula="of:=MID([.B558];FIND(&quot;DE&quot;;UPPER([.B558]))+3;999)" office:value-type="string" office:string-value="MAYO" calcext:value-type="string">
            <text:p>MAYO</text:p>
          </table:table-cell>
          <table:table-cell table:formula="of:=VLOOKUP([.D558];[.$P$4:.$Q$15];2;0)" office:value-type="float" office:value="5" calcext:value-type="float">
            <text:p>5</text:p>
          </table:table-cell>
          <table:table-cell table:formula="of:=DATE(2020;[.E558];[.C558])" office:value-type="date" office:date-value="2020-05-14" calcext:value-type="date">
            <text:p>14 de mayo</text:p>
          </table:table-cell>
          <table:table-cell office:value-type="string" calcext:value-type="string">
            <text:p>15 DE MAYO</text:p>
          </table:table-cell>
          <table:table-cell table:formula="of:=LEFT([.G558];FIND(&quot;DE&quot;;UPPER([.G558]))-2)" office:value-type="string" office:string-value="15" calcext:value-type="string">
            <text:p>15</text:p>
          </table:table-cell>
          <table:table-cell table:formula="of:=MID([.G558];FIND(&quot;DE&quot;;UPPER([.G558]))+3;999)" office:value-type="string" office:string-value="MAYO" calcext:value-type="string">
            <text:p>MAYO</text:p>
          </table:table-cell>
          <table:table-cell table:formula="of:=VLOOKUP([.I558];[.$P$4:.$Q$15];2;0)" office:value-type="float" office:value="5" calcext:value-type="float">
            <text:p>5</text:p>
          </table:table-cell>
          <table:table-cell table:formula="of:=DATE(2020;[.J558];[.H558])" office:value-type="date" office:date-value="2020-05-15" calcext:value-type="date">
            <text:p>15 de ma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ZARRA</text:p>
          </table:table-cell>
          <table:table-cell office:value-type="string" calcext:value-type="string">
            <text:p>15 DE MAYO</text:p>
          </table:table-cell>
          <table:table-cell table:formula="of:=LEFT([.B559];FIND(&quot;DE&quot;;UPPER([.B559]))-2)" office:value-type="string" office:string-value="15" calcext:value-type="string">
            <text:p>15</text:p>
          </table:table-cell>
          <table:table-cell table:formula="of:=MID([.B559];FIND(&quot;DE&quot;;UPPER([.B559]))+3;999)" office:value-type="string" office:string-value="MAYO" calcext:value-type="string">
            <text:p>MAYO</text:p>
          </table:table-cell>
          <table:table-cell table:formula="of:=VLOOKUP([.D559];[.$P$4:.$Q$15];2;0)" office:value-type="float" office:value="5" calcext:value-type="float">
            <text:p>5</text:p>
          </table:table-cell>
          <table:table-cell table:formula="of:=DATE(2020;[.E559];[.C559])" office:value-type="date" office:date-value="2020-05-15" calcext:value-type="date">
            <text:p>15 de mayo</text:p>
          </table:table-cell>
          <table:table-cell office:value-type="string" calcext:value-type="string">
            <text:p>19 DE AGOSTO</text:p>
          </table:table-cell>
          <table:table-cell table:formula="of:=LEFT([.G559];FIND(&quot;DE&quot;;UPPER([.G559]))-2)" office:value-type="string" office:string-value="19" calcext:value-type="string">
            <text:p>19</text:p>
          </table:table-cell>
          <table:table-cell table:formula="of:=MID([.G559];FIND(&quot;DE&quot;;UPPER([.G559]))+3;999)" office:value-type="string" office:string-value="AGOSTO" calcext:value-type="string">
            <text:p>AGOSTO</text:p>
          </table:table-cell>
          <table:table-cell table:formula="of:=VLOOKUP([.I559];[.$P$4:.$Q$15];2;0)" office:value-type="float" office:value="8" calcext:value-type="float">
            <text:p>8</text:p>
          </table:table-cell>
          <table:table-cell table:formula="of:=DATE(2020;[.J559];[.H559])" office:value-type="date" office:date-value="2020-08-19" calcext:value-type="date">
            <text:p>19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CÓN DE LA VICTORIA</text:p>
          </table:table-cell>
          <table:table-cell office:value-type="string" calcext:value-type="string">
            <text:p>16 DE JULIO</text:p>
          </table:table-cell>
          <table:table-cell table:formula="of:=LEFT([.B560];FIND(&quot;DE&quot;;UPPER([.B560]))-2)" office:value-type="string" office:string-value="16" calcext:value-type="string">
            <text:p>16</text:p>
          </table:table-cell>
          <table:table-cell table:formula="of:=MID([.B560];FIND(&quot;DE&quot;;UPPER([.B560]))+3;999)" office:value-type="string" office:string-value="JULIO" calcext:value-type="string">
            <text:p>JULIO</text:p>
          </table:table-cell>
          <table:table-cell table:formula="of:=VLOOKUP([.D560];[.$P$4:.$Q$15];2;0)" office:value-type="float" office:value="7" calcext:value-type="float">
            <text:p>7</text:p>
          </table:table-cell>
          <table:table-cell table:formula="of:=DATE(2020;[.E560];[.C560])" office:value-type="date" office:date-value="2020-07-16" calcext:value-type="date">
            <text:p>16 de julio</text:p>
          </table:table-cell>
          <table:table-cell office:value-type="string" calcext:value-type="string">
            <text:p>8 DE SEPTIEMBRE</text:p>
          </table:table-cell>
          <table:table-cell table:formula="of:=LEFT([.G560];FIND(&quot;DE&quot;;UPPER([.G560]))-2)" office:value-type="string" office:string-value="8" calcext:value-type="string">
            <text:p>8</text:p>
          </table:table-cell>
          <table:table-cell table:formula="of:=MID([.G560];FIND(&quot;DE&quot;;UPPER([.G560]))+3;999)" office:value-type="string" office:string-value="SEPTIEMBRE" calcext:value-type="string">
            <text:p>SEPTIEMBRE</text:p>
          </table:table-cell>
          <table:table-cell table:formula="of:=VLOOKUP([.I560];[.$P$4:.$Q$15];2;0)" office:value-type="float" office:value="9" calcext:value-type="float">
            <text:p>9</text:p>
          </table:table-cell>
          <table:table-cell table:formula="of:=DATE(2020;[.J560];[.H56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NDA</text:p>
          </table:table-cell>
          <table:table-cell office:value-type="string" calcext:value-type="string">
            <text:p>24 DE ENERO</text:p>
          </table:table-cell>
          <table:table-cell table:formula="of:=LEFT([.B561];FIND(&quot;DE&quot;;UPPER([.B561]))-2)" office:value-type="string" office:string-value="24" calcext:value-type="string">
            <text:p>24</text:p>
          </table:table-cell>
          <table:table-cell table:formula="of:=MID([.B561];FIND(&quot;DE&quot;;UPPER([.B561]))+3;999)" office:value-type="string" office:string-value="ENERO" calcext:value-type="string">
            <text:p>ENERO</text:p>
          </table:table-cell>
          <table:table-cell table:formula="of:=VLOOKUP([.D561];[.$P$4:.$Q$15];2;0)" office:value-type="float" office:value="1" calcext:value-type="float">
            <text:p>1</text:p>
          </table:table-cell>
          <table:table-cell table:formula="of:=DATE(2020;[.E561];[.C561])" office:value-type="date" office:date-value="2020-01-24" calcext:value-type="date">
            <text:p>24 de enero</text:p>
          </table:table-cell>
          <table:table-cell office:value-type="string" calcext:value-type="string">
            <text:p>3 DE SEPTIEMBRE</text:p>
          </table:table-cell>
          <table:table-cell table:formula="of:=LEFT([.G561];FIND(&quot;DE&quot;;UPPER([.G561]))-2)" office:value-type="string" office:string-value="3" calcext:value-type="string">
            <text:p>3</text:p>
          </table:table-cell>
          <table:table-cell table:formula="of:=MID([.G561];FIND(&quot;DE&quot;;UPPER([.G561]))+3;999)" office:value-type="string" office:string-value="SEPTIEMBRE" calcext:value-type="string">
            <text:p>SEPTIEMBRE</text:p>
          </table:table-cell>
          <table:table-cell table:formula="of:=VLOOKUP([.I561];[.$P$4:.$Q$15];2;0)" office:value-type="float" office:value="9" calcext:value-type="float">
            <text:p>9</text:p>
          </table:table-cell>
          <table:table-cell table:formula="of:=DATE(2020;[.J561];[.H561])" office:value-type="date" office:date-value="2020-09-03" calcext:value-type="date">
            <text:p>3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DELLA</text:p>
          </table:table-cell>
          <table:table-cell office:value-type="string" calcext:value-type="string">
            <text:p>20 DE ENERO</text:p>
          </table:table-cell>
          <table:table-cell table:formula="of:=LEFT([.B562];FIND(&quot;DE&quot;;UPPER([.B562]))-2)" office:value-type="string" office:string-value="20" calcext:value-type="string">
            <text:p>20</text:p>
          </table:table-cell>
          <table:table-cell table:formula="of:=MID([.B562];FIND(&quot;DE&quot;;UPPER([.B562]))+3;999)" office:value-type="string" office:string-value="ENERO" calcext:value-type="string">
            <text:p>ENERO</text:p>
          </table:table-cell>
          <table:table-cell table:formula="of:=VLOOKUP([.D562];[.$P$4:.$Q$15];2;0)" office:value-type="float" office:value="1" calcext:value-type="float">
            <text:p>1</text:p>
          </table:table-cell>
          <table:table-cell table:formula="of:=DATE(2020;[.E562];[.C562])" office:value-type="date" office:date-value="2020-01-20" calcext:value-type="date">
            <text:p>20 de enero</text:p>
          </table:table-cell>
          <table:table-cell office:value-type="string" calcext:value-type="string">
            <text:p>3 DE AGOSTO</text:p>
          </table:table-cell>
          <table:table-cell table:formula="of:=LEFT([.G562];FIND(&quot;DE&quot;;UPPER([.G562]))-2)" office:value-type="string" office:string-value="3" calcext:value-type="string">
            <text:p>3</text:p>
          </table:table-cell>
          <table:table-cell table:formula="of:=MID([.G562];FIND(&quot;DE&quot;;UPPER([.G562]))+3;999)" office:value-type="string" office:string-value="AGOSTO" calcext:value-type="string">
            <text:p>AGOSTO</text:p>
          </table:table-cell>
          <table:table-cell table:formula="of:=VLOOKUP([.I562];[.$P$4:.$Q$15];2;0)" office:value-type="float" office:value="8" calcext:value-type="float">
            <text:p>8</text:p>
          </table:table-cell>
          <table:table-cell table:formula="of:=DATE(2020;[.J562];[.H562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RRA DE YEGUAS</text:p>
          </table:table-cell>
          <table:table-cell office:value-type="string" calcext:value-type="string">
            <text:p>18 DE MAYO</text:p>
          </table:table-cell>
          <table:table-cell table:formula="of:=LEFT([.B563];FIND(&quot;DE&quot;;UPPER([.B563]))-2)" office:value-type="string" office:string-value="18" calcext:value-type="string">
            <text:p>18</text:p>
          </table:table-cell>
          <table:table-cell table:formula="of:=MID([.B563];FIND(&quot;DE&quot;;UPPER([.B563]))+3;999)" office:value-type="string" office:string-value="MAYO" calcext:value-type="string">
            <text:p>MAYO</text:p>
          </table:table-cell>
          <table:table-cell table:formula="of:=VLOOKUP([.D563];[.$P$4:.$Q$15];2;0)" office:value-type="float" office:value="5" calcext:value-type="float">
            <text:p>5</text:p>
          </table:table-cell>
          <table:table-cell table:formula="of:=DATE(2020;[.E563];[.C563])" office:value-type="date" office:date-value="2020-05-18" calcext:value-type="date">
            <text:p>18 de mayo</text:p>
          </table:table-cell>
          <table:table-cell office:value-type="string" calcext:value-type="string">
            <text:p>24 DE AGOSTO</text:p>
          </table:table-cell>
          <table:table-cell table:formula="of:=LEFT([.G563];FIND(&quot;DE&quot;;UPPER([.G563]))-2)" office:value-type="string" office:string-value="24" calcext:value-type="string">
            <text:p>24</text:p>
          </table:table-cell>
          <table:table-cell table:formula="of:=MID([.G563];FIND(&quot;DE&quot;;UPPER([.G563]))+3;999)" office:value-type="string" office:string-value="AGOSTO" calcext:value-type="string">
            <text:p>AGOSTO</text:p>
          </table:table-cell>
          <table:table-cell table:formula="of:=VLOOKUP([.I563];[.$P$4:.$Q$15];2;0)" office:value-type="float" office:value="8" calcext:value-type="float">
            <text:p>8</text:p>
          </table:table-cell>
          <table:table-cell table:formula="of:=DATE(2020;[.J563];[.H563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10 DE AGOSTO</text:p>
          </table:table-cell>
          <table:table-cell table:formula="of:=LEFT([.B564];FIND(&quot;DE&quot;;UPPER([.B564]))-2)" office:value-type="string" office:string-value="10" calcext:value-type="string">
            <text:p>10</text:p>
          </table:table-cell>
          <table:table-cell table:formula="of:=MID([.B564];FIND(&quot;DE&quot;;UPPER([.B564]))+3;999)" office:value-type="string" office:string-value="AGOSTO" calcext:value-type="string">
            <text:p>AGOSTO</text:p>
          </table:table-cell>
          <table:table-cell table:formula="of:=VLOOKUP([.D564];[.$P$4:.$Q$15];2;0)" office:value-type="float" office:value="8" calcext:value-type="float">
            <text:p>8</text:p>
          </table:table-cell>
          <table:table-cell table:formula="of:=DATE(2020;[.E564];[.C564])" office:value-type="date" office:date-value="2020-08-10" calcext:value-type="date">
            <text:p>10 de agosto</text:p>
          </table:table-cell>
          <table:table-cell office:value-type="string" calcext:value-type="string">
            <text:p>7 DE OCTUBRE</text:p>
          </table:table-cell>
          <table:table-cell table:formula="of:=LEFT([.G564];FIND(&quot;DE&quot;;UPPER([.G564]))-2)" office:value-type="string" office:string-value="7" calcext:value-type="string">
            <text:p>7</text:p>
          </table:table-cell>
          <table:table-cell table:formula="of:=MID([.G564];FIND(&quot;DE&quot;;UPPER([.G564]))+3;999)" office:value-type="string" office:string-value="OCTUBRE" calcext:value-type="string">
            <text:p>OCTUBRE</text:p>
          </table:table-cell>
          <table:table-cell table:formula="of:=VLOOKUP([.I564];[.$P$4:.$Q$15];2;0)" office:value-type="float" office:value="10" calcext:value-type="float">
            <text:p>10</text:p>
          </table:table-cell>
          <table:table-cell table:formula="of:=DATE(2020;[.J564];[.H564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OX</text:p>
          </table:table-cell>
          <table:table-cell office:value-type="string" calcext:value-type="string">
            <text:p>25 DE FEBRERO</text:p>
          </table:table-cell>
          <table:table-cell table:formula="of:=LEFT([.B565];FIND(&quot;DE&quot;;UPPER([.B565]))-2)" office:value-type="string" office:string-value="25" calcext:value-type="string">
            <text:p>25</text:p>
          </table:table-cell>
          <table:table-cell table:formula="of:=MID([.B565];FIND(&quot;DE&quot;;UPPER([.B565]))+3;999)" office:value-type="string" office:string-value="FEBRERO" calcext:value-type="string">
            <text:p>FEBRERO</text:p>
          </table:table-cell>
          <table:table-cell table:formula="of:=VLOOKUP([.D565];[.$P$4:.$Q$15];2;0)" office:value-type="float" office:value="2" calcext:value-type="float">
            <text:p>2</text:p>
          </table:table-cell>
          <table:table-cell table:formula="of:=DATE(2020;[.E565];[.C565])" office:value-type="date" office:date-value="2020-02-25" calcext:value-type="date">
            <text:p>25 de febrero</text:p>
          </table:table-cell>
          <table:table-cell office:value-type="string" calcext:value-type="string">
            <text:p>17 DE AGOSTO</text:p>
          </table:table-cell>
          <table:table-cell table:formula="of:=LEFT([.G565];FIND(&quot;DE&quot;;UPPER([.G565]))-2)" office:value-type="string" office:string-value="17" calcext:value-type="string">
            <text:p>17</text:p>
          </table:table-cell>
          <table:table-cell table:formula="of:=MID([.G565];FIND(&quot;DE&quot;;UPPER([.G565]))+3;999)" office:value-type="string" office:string-value="AGOSTO" calcext:value-type="string">
            <text:p>AGOSTO</text:p>
          </table:table-cell>
          <table:table-cell table:formula="of:=VLOOKUP([.I565];[.$P$4:.$Q$15];2;0)" office:value-type="float" office:value="8" calcext:value-type="float">
            <text:p>8</text:p>
          </table:table-cell>
          <table:table-cell table:formula="of:=DATE(2020;[.J565];[.H565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EMOLINOS</text:p>
          </table:table-cell>
          <table:table-cell office:value-type="string" calcext:value-type="string">
            <text:p>16 DE JULIO</text:p>
          </table:table-cell>
          <table:table-cell table:formula="of:=LEFT([.B566];FIND(&quot;DE&quot;;UPPER([.B566]))-2)" office:value-type="string" office:string-value="16" calcext:value-type="string">
            <text:p>16</text:p>
          </table:table-cell>
          <table:table-cell table:formula="of:=MID([.B566];FIND(&quot;DE&quot;;UPPER([.B566]))+3;999)" office:value-type="string" office:string-value="JULIO" calcext:value-type="string">
            <text:p>JULIO</text:p>
          </table:table-cell>
          <table:table-cell table:formula="of:=VLOOKUP([.D566];[.$P$4:.$Q$15];2;0)" office:value-type="float" office:value="7" calcext:value-type="float">
            <text:p>7</text:p>
          </table:table-cell>
          <table:table-cell table:formula="of:=DATE(2020;[.E566];[.C566])" office:value-type="date" office:date-value="2020-07-16" calcext:value-type="date">
            <text:p>16 de julio</text:p>
          </table:table-cell>
          <table:table-cell office:value-type="string" calcext:value-type="string">
            <text:p>29 DE SEPTIEMBRE</text:p>
          </table:table-cell>
          <table:table-cell table:formula="of:=LEFT([.G566];FIND(&quot;DE&quot;;UPPER([.G566]))-2)" office:value-type="string" office:string-value="29" calcext:value-type="string">
            <text:p>29</text:p>
          </table:table-cell>
          <table:table-cell table:formula="of:=MID([.G566];FIND(&quot;DE&quot;;UPPER([.G566]))+3;999)" office:value-type="string" office:string-value="SEPTIEMBRE" calcext:value-type="string">
            <text:p>SEPTIEMBRE</text:p>
          </table:table-cell>
          <table:table-cell table:formula="of:=VLOOKUP([.I566];[.$P$4:.$Q$15];2;0)" office:value-type="float" office:value="9" calcext:value-type="float">
            <text:p>9</text:p>
          </table:table-cell>
          <table:table-cell table:formula="of:=DATE(2020;[.J566];[.H566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ROX</text:p>
          </table:table-cell>
          <table:table-cell office:value-type="string" calcext:value-type="string">
            <text:p>5 DE AGOSTO</text:p>
          </table:table-cell>
          <table:table-cell table:formula="of:=LEFT([.B567];FIND(&quot;DE&quot;;UPPER([.B567]))-2)" office:value-type="string" office:string-value="5" calcext:value-type="string">
            <text:p>5</text:p>
          </table:table-cell>
          <table:table-cell table:formula="of:=MID([.B567];FIND(&quot;DE&quot;;UPPER([.B567]))+3;999)" office:value-type="string" office:string-value="AGOSTO" calcext:value-type="string">
            <text:p>AGOSTO</text:p>
          </table:table-cell>
          <table:table-cell table:formula="of:=VLOOKUP([.D567];[.$P$4:.$Q$15];2;0)" office:value-type="float" office:value="8" calcext:value-type="float">
            <text:p>8</text:p>
          </table:table-cell>
          <table:table-cell table:formula="of:=DATE(2020;[.E567];[.C567])" office:value-type="date" office:date-value="2020-08-05" calcext:value-type="date">
            <text:p>5 de agosto</text:p>
          </table:table-cell>
          <table:table-cell office:value-type="string" calcext:value-type="string">
            <text:p>2 DE OCTUBRE</text:p>
          </table:table-cell>
          <table:table-cell table:formula="of:=LEFT([.G567];FIND(&quot;DE&quot;;UPPER([.G567]))-2)" office:value-type="string" office:string-value="2" calcext:value-type="string">
            <text:p>2</text:p>
          </table:table-cell>
          <table:table-cell table:formula="of:=MID([.G567];FIND(&quot;DE&quot;;UPPER([.G567]))+3;999)" office:value-type="string" office:string-value="OCTUBRE" calcext:value-type="string">
            <text:p>OCTUBRE</text:p>
          </table:table-cell>
          <table:table-cell table:formula="of:=VLOOKUP([.I567];[.$P$4:.$Q$15];2;0)" office:value-type="float" office:value="10" calcext:value-type="float">
            <text:p>10</text:p>
          </table:table-cell>
          <table:table-cell table:formula="of:=DATE(2020;[.J567];[.H567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ÁN</text:p>
          </table:table-cell>
          <table:table-cell office:value-type="string" calcext:value-type="string">
            <text:p>1 DE JUNIO</text:p>
          </table:table-cell>
          <table:table-cell table:formula="of:=LEFT([.B568];FIND(&quot;DE&quot;;UPPER([.B568]))-2)" office:value-type="string" office:string-value="1" calcext:value-type="string">
            <text:p>1</text:p>
          </table:table-cell>
          <table:table-cell table:formula="of:=MID([.B568];FIND(&quot;DE&quot;;UPPER([.B568]))+3;999)" office:value-type="string" office:string-value="JUNIO" calcext:value-type="string">
            <text:p>JUNIO</text:p>
          </table:table-cell>
          <table:table-cell table:formula="of:=VLOOKUP([.D568];[.$P$4:.$Q$15];2;0)" office:value-type="float" office:value="6" calcext:value-type="float">
            <text:p>6</text:p>
          </table:table-cell>
          <table:table-cell table:formula="of:=DATE(2020;[.E568];[.C568])" office:value-type="date" office:date-value="2020-06-01" calcext:value-type="date">
            <text:p>1 de junio</text:p>
          </table:table-cell>
          <table:table-cell office:value-type="string" calcext:value-type="string">
            <text:p>5 DE OCTUBRE</text:p>
          </table:table-cell>
          <table:table-cell table:formula="of:=LEFT([.G568];FIND(&quot;DE&quot;;UPPER([.G568]))-2)" office:value-type="string" office:string-value="5" calcext:value-type="string">
            <text:p>5</text:p>
          </table:table-cell>
          <table:table-cell table:formula="of:=MID([.G568];FIND(&quot;DE&quot;;UPPER([.G568]))+3;999)" office:value-type="string" office:string-value="OCTUBRE" calcext:value-type="string">
            <text:p>OCTUBRE</text:p>
          </table:table-cell>
          <table:table-cell table:formula="of:=VLOOKUP([.I568];[.$P$4:.$Q$15];2;0)" office:value-type="float" office:value="10" calcext:value-type="float">
            <text:p>10</text:p>
          </table:table-cell>
          <table:table-cell table:formula="of:=DATE(2020;[.J568];[.H568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LE DE ABDALAJIS</text:p>
          </table:table-cell>
          <table:table-cell office:value-type="string" calcext:value-type="string">
            <text:p>3 DE ABRIL</text:p>
          </table:table-cell>
          <table:table-cell table:formula="of:=LEFT([.B569];FIND(&quot;DE&quot;;UPPER([.B569]))-2)" office:value-type="string" office:string-value="3" calcext:value-type="string">
            <text:p>3</text:p>
          </table:table-cell>
          <table:table-cell table:formula="of:=MID([.B569];FIND(&quot;DE&quot;;UPPER([.B569]))+3;999)" office:value-type="string" office:string-value="ABRIL" calcext:value-type="string">
            <text:p>ABRIL</text:p>
          </table:table-cell>
          <table:table-cell table:formula="of:=VLOOKUP([.D569];[.$P$4:.$Q$15];2;0)" office:value-type="float" office:value="4" calcext:value-type="float">
            <text:p>4</text:p>
          </table:table-cell>
          <table:table-cell table:formula="of:=DATE(2020;[.E569];[.C569])" office:value-type="date" office:date-value="2020-04-03" calcext:value-type="date">
            <text:p>3 de abril</text:p>
          </table:table-cell>
          <table:table-cell office:value-type="string" calcext:value-type="string">
            <text:p>10 DE AGOSTO</text:p>
          </table:table-cell>
          <table:table-cell table:formula="of:=LEFT([.G569];FIND(&quot;DE&quot;;UPPER([.G569]))-2)" office:value-type="string" office:string-value="10" calcext:value-type="string">
            <text:p>10</text:p>
          </table:table-cell>
          <table:table-cell table:formula="of:=MID([.G569];FIND(&quot;DE&quot;;UPPER([.G569]))+3;999)" office:value-type="string" office:string-value="AGOSTO" calcext:value-type="string">
            <text:p>AGOSTO</text:p>
          </table:table-cell>
          <table:table-cell table:formula="of:=VLOOKUP([.I569];[.$P$4:.$Q$15];2;0)" office:value-type="float" office:value="8" calcext:value-type="float">
            <text:p>8</text:p>
          </table:table-cell>
          <table:table-cell table:formula="of:=DATE(2020;[.J569];[.H569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LEZ-MÁLAGA</text:p>
          </table:table-cell>
          <table:table-cell office:value-type="string" calcext:value-type="string">
            <text:p>24 DE JULIO</text:p>
          </table:table-cell>
          <table:table-cell table:formula="of:=LEFT([.B570];FIND(&quot;DE&quot;;UPPER([.B570]))-2)" office:value-type="string" office:string-value="24" calcext:value-type="string">
            <text:p>24</text:p>
          </table:table-cell>
          <table:table-cell table:formula="of:=MID([.B570];FIND(&quot;DE&quot;;UPPER([.B570]))+3;999)" office:value-type="string" office:string-value="JULIO" calcext:value-type="string">
            <text:p>JULIO</text:p>
          </table:table-cell>
          <table:table-cell table:formula="of:=VLOOKUP([.D570];[.$P$4:.$Q$15];2;0)" office:value-type="float" office:value="7" calcext:value-type="float">
            <text:p>7</text:p>
          </table:table-cell>
          <table:table-cell table:formula="of:=DATE(2020;[.E570];[.C570])" office:value-type="date" office:date-value="2020-07-24" calcext:value-type="date">
            <text:p>24 de julio</text:p>
          </table:table-cell>
          <table:table-cell office:value-type="string" calcext:value-type="string">
            <text:p>29 DE SEPTIEMBRE</text:p>
          </table:table-cell>
          <table:table-cell table:formula="of:=LEFT([.G570];FIND(&quot;DE&quot;;UPPER([.G570]))-2)" office:value-type="string" office:string-value="29" calcext:value-type="string">
            <text:p>29</text:p>
          </table:table-cell>
          <table:table-cell table:formula="of:=MID([.G570];FIND(&quot;DE&quot;;UPPER([.G570]))+3;999)" office:value-type="string" office:string-value="SEPTIEMBRE" calcext:value-type="string">
            <text:p>SEPTIEMBRE</text:p>
          </table:table-cell>
          <table:table-cell table:formula="of:=VLOOKUP([.I570];[.$P$4:.$Q$15];2;0)" office:value-type="float" office:value="9" calcext:value-type="float">
            <text:p>9</text:p>
          </table:table-cell>
          <table:table-cell table:formula="of:=DATE(2020;[.J570];[.H570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ALGAIDAS</text:p>
          </table:table-cell>
          <table:table-cell office:value-type="string" calcext:value-type="string">
            <text:p>31 DE JULIO</text:p>
          </table:table-cell>
          <table:table-cell table:formula="of:=LEFT([.B571];FIND(&quot;DE&quot;;UPPER([.B571]))-2)" office:value-type="string" office:string-value="31" calcext:value-type="string">
            <text:p>31</text:p>
          </table:table-cell>
          <table:table-cell table:formula="of:=MID([.B571];FIND(&quot;DE&quot;;UPPER([.B571]))+3;999)" office:value-type="string" office:string-value="JULIO" calcext:value-type="string">
            <text:p>JULIO</text:p>
          </table:table-cell>
          <table:table-cell table:formula="of:=VLOOKUP([.D571];[.$P$4:.$Q$15];2;0)" office:value-type="float" office:value="7" calcext:value-type="float">
            <text:p>7</text:p>
          </table:table-cell>
          <table:table-cell table:formula="of:=DATE(2020;[.E571];[.C571])" office:value-type="date" office:date-value="2020-07-31" calcext:value-type="date">
            <text:p>31 de julio</text:p>
          </table:table-cell>
          <table:table-cell office:value-type="string" calcext:value-type="string">
            <text:p>4 DE SEPTIEMBRE</text:p>
          </table:table-cell>
          <table:table-cell table:formula="of:=LEFT([.G571];FIND(&quot;DE&quot;;UPPER([.G571]))-2)" office:value-type="string" office:string-value="4" calcext:value-type="string">
            <text:p>4</text:p>
          </table:table-cell>
          <table:table-cell table:formula="of:=MID([.G571];FIND(&quot;DE&quot;;UPPER([.G571]))+3;999)" office:value-type="string" office:string-value="SEPTIEMBRE" calcext:value-type="string">
            <text:p>SEPTIEMBRE</text:p>
          </table:table-cell>
          <table:table-cell table:formula="of:=VLOOKUP([.I571];[.$P$4:.$Q$15];2;0)" office:value-type="float" office:value="9" calcext:value-type="float">
            <text:p>9</text:p>
          </table:table-cell>
          <table:table-cell table:formula="of:=DATE(2020;[.J571];[.H571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LA CONCEPCIÓN</text:p>
          </table:table-cell>
          <table:table-cell office:value-type="string" calcext:value-type="string">
            <text:p>17 DE MARZO</text:p>
          </table:table-cell>
          <table:table-cell table:formula="of:=LEFT([.B572];FIND(&quot;DE&quot;;UPPER([.B572]))-2)" office:value-type="string" office:string-value="17" calcext:value-type="string">
            <text:p>17</text:p>
          </table:table-cell>
          <table:table-cell table:formula="of:=MID([.B572];FIND(&quot;DE&quot;;UPPER([.B572]))+3;999)" office:value-type="string" office:string-value="MARZO" calcext:value-type="string">
            <text:p>MARZO</text:p>
          </table:table-cell>
          <table:table-cell table:formula="of:=VLOOKUP([.D572];[.$P$4:.$Q$15];2;0)" office:value-type="float" office:value="3" calcext:value-type="float">
            <text:p>3</text:p>
          </table:table-cell>
          <table:table-cell table:formula="of:=DATE(2020;[.E572];[.C572])" office:value-type="date" office:date-value="2020-03-17" calcext:value-type="date">
            <text:p>17 de marzo</text:p>
          </table:table-cell>
          <table:table-cell office:value-type="string" calcext:value-type="string">
            <text:p>3 DE NOVIEMBRE</text:p>
          </table:table-cell>
          <table:table-cell table:formula="of:=LEFT([.G572];FIND(&quot;DE&quot;;UPPER([.G572]))-2)" office:value-type="string" office:string-value="3" calcext:value-type="string">
            <text:p>3</text:p>
          </table:table-cell>
          <table:table-cell table:formula="of:=MID([.G572];FIND(&quot;DE&quot;;UPPER([.G572]))+3;999)" office:value-type="string" office:string-value="NOVIEMBRE" calcext:value-type="string">
            <text:p>NOVIEMBRE</text:p>
          </table:table-cell>
          <table:table-cell table:formula="of:=VLOOKUP([.I572];[.$P$4:.$Q$15];2;0)" office:value-type="float" office:value="11" calcext:value-type="float">
            <text:p>11</text:p>
          </table:table-cell>
          <table:table-cell table:formula="of:=DATE(2020;[.J572];[.H572])" office:value-type="date" office:date-value="2020-11-03" calcext:value-type="date">
            <text:p>3 de nov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TAPIA</text:p>
          </table:table-cell>
          <table:table-cell office:value-type="string" calcext:value-type="string">
            <text:p>15 DE JUNIO</text:p>
          </table:table-cell>
          <table:table-cell table:formula="of:=LEFT([.B573];FIND(&quot;DE&quot;;UPPER([.B573]))-2)" office:value-type="string" office:string-value="15" calcext:value-type="string">
            <text:p>15</text:p>
          </table:table-cell>
          <table:table-cell table:formula="of:=MID([.B573];FIND(&quot;DE&quot;;UPPER([.B573]))+3;999)" office:value-type="string" office:string-value="JUNIO" calcext:value-type="string">
            <text:p>JUNIO</text:p>
          </table:table-cell>
          <table:table-cell table:formula="of:=VLOOKUP([.D573];[.$P$4:.$Q$15];2;0)" office:value-type="float" office:value="6" calcext:value-type="float">
            <text:p>6</text:p>
          </table:table-cell>
          <table:table-cell table:formula="of:=DATE(2020;[.E573];[.C573])" office:value-type="date" office:date-value="2020-06-15" calcext:value-type="date">
            <text:p>15 de junio</text:p>
          </table:table-cell>
          <table:table-cell office:value-type="string" calcext:value-type="string">
            <text:p>13 DE OCTUBRE</text:p>
          </table:table-cell>
          <table:table-cell table:formula="of:=LEFT([.G573];FIND(&quot;DE&quot;;UPPER([.G573]))-2)" office:value-type="string" office:string-value="13" calcext:value-type="string">
            <text:p>13</text:p>
          </table:table-cell>
          <table:table-cell table:formula="of:=MID([.G573];FIND(&quot;DE&quot;;UPPER([.G573]))+3;999)" office:value-type="string" office:string-value="OCTUBRE" calcext:value-type="string">
            <text:p>OCTUBRE</text:p>
          </table:table-cell>
          <table:table-cell table:formula="of:=VLOOKUP([.I573];[.$P$4:.$Q$15];2;0)" office:value-type="float" office:value="10" calcext:value-type="float">
            <text:p>10</text:p>
          </table:table-cell>
          <table:table-cell table:formula="of:=DATE(2020;[.J573];[.H573])" office:value-type="date" office:date-value="2020-10-13" calcext:value-type="date">
            <text:p>13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L ROSARIO</text:p>
          </table:table-cell>
          <table:table-cell office:value-type="string" calcext:value-type="string">
            <text:p>15 DE MAYO</text:p>
          </table:table-cell>
          <table:table-cell table:formula="of:=LEFT([.B574];FIND(&quot;DE&quot;;UPPER([.B574]))-2)" office:value-type="string" office:string-value="15" calcext:value-type="string">
            <text:p>15</text:p>
          </table:table-cell>
          <table:table-cell table:formula="of:=MID([.B574];FIND(&quot;DE&quot;;UPPER([.B574]))+3;999)" office:value-type="string" office:string-value="MAYO" calcext:value-type="string">
            <text:p>MAYO</text:p>
          </table:table-cell>
          <table:table-cell table:formula="of:=VLOOKUP([.D574];[.$P$4:.$Q$15];2;0)" office:value-type="float" office:value="5" calcext:value-type="float">
            <text:p>5</text:p>
          </table:table-cell>
          <table:table-cell table:formula="of:=DATE(2020;[.E574];[.C574])" office:value-type="date" office:date-value="2020-05-15" calcext:value-type="date">
            <text:p>15 de mayo</text:p>
          </table:table-cell>
          <table:table-cell office:value-type="string" calcext:value-type="string">
            <text:p>7 DE OCTUBRE</text:p>
          </table:table-cell>
          <table:table-cell table:formula="of:=LEFT([.G574];FIND(&quot;DE&quot;;UPPER([.G574]))-2)" office:value-type="string" office:string-value="7" calcext:value-type="string">
            <text:p>7</text:p>
          </table:table-cell>
          <table:table-cell table:formula="of:=MID([.G574];FIND(&quot;DE&quot;;UPPER([.G574]))+3;999)" office:value-type="string" office:string-value="OCTUBRE" calcext:value-type="string">
            <text:p>OCTUBRE</text:p>
          </table:table-cell>
          <table:table-cell table:formula="of:=VLOOKUP([.I574];[.$P$4:.$Q$15];2;0)" office:value-type="float" office:value="10" calcext:value-type="float">
            <text:p>10</text:p>
          </table:table-cell>
          <table:table-cell table:formula="of:=DATE(2020;[.J574];[.H574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L TRABUCO</text:p>
          </table:table-cell>
          <table:table-cell office:value-type="string" calcext:value-type="string">
            <text:p>24 DE AGOSTO</text:p>
          </table:table-cell>
          <table:table-cell table:formula="of:=LEFT([.B575];FIND(&quot;DE&quot;;UPPER([.B575]))-2)" office:value-type="string" office:string-value="24" calcext:value-type="string">
            <text:p>24</text:p>
          </table:table-cell>
          <table:table-cell table:formula="of:=MID([.B575];FIND(&quot;DE&quot;;UPPER([.B575]))+3;999)" office:value-type="string" office:string-value="AGOSTO" calcext:value-type="string">
            <text:p>AGOSTO</text:p>
          </table:table-cell>
          <table:table-cell table:formula="of:=VLOOKUP([.D575];[.$P$4:.$Q$15];2;0)" office:value-type="float" office:value="8" calcext:value-type="float">
            <text:p>8</text:p>
          </table:table-cell>
          <table:table-cell table:formula="of:=DATE(2020;[.E575];[.C575])" office:value-type="date" office:date-value="2020-08-24" calcext:value-type="date">
            <text:p>24 de agosto</text:p>
          </table:table-cell>
          <table:table-cell office:value-type="string" calcext:value-type="string">
            <text:p>15 DE SEPTIEMBRE</text:p>
          </table:table-cell>
          <table:table-cell table:formula="of:=LEFT([.G575];FIND(&quot;DE&quot;;UPPER([.G575]))-2)" office:value-type="string" office:string-value="15" calcext:value-type="string">
            <text:p>15</text:p>
          </table:table-cell>
          <table:table-cell table:formula="of:=MID([.G575];FIND(&quot;DE&quot;;UPPER([.G575]))+3;999)" office:value-type="string" office:string-value="SEPTIEMBRE" calcext:value-type="string">
            <text:p>SEPTIEMBRE</text:p>
          </table:table-cell>
          <table:table-cell table:formula="of:=VLOOKUP([.I575];[.$P$4:.$Q$15];2;0)" office:value-type="float" office:value="9" calcext:value-type="float">
            <text:p>9</text:p>
          </table:table-cell>
          <table:table-cell table:formula="of:=DATE(2020;[.J575];[.H575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ÑUELA, LA</text:p>
          </table:table-cell>
          <table:table-cell office:value-type="string" calcext:value-type="string">
            <text:p>1 DE JUNIO</text:p>
          </table:table-cell>
          <table:table-cell table:formula="of:=LEFT([.B576];FIND(&quot;DE&quot;;UPPER([.B576]))-2)" office:value-type="string" office:string-value="1" calcext:value-type="string">
            <text:p>1</text:p>
          </table:table-cell>
          <table:table-cell table:formula="of:=MID([.B576];FIND(&quot;DE&quot;;UPPER([.B576]))+3;999)" office:value-type="string" office:string-value="JUNIO" calcext:value-type="string">
            <text:p>JUNIO</text:p>
          </table:table-cell>
          <table:table-cell table:formula="of:=VLOOKUP([.D576];[.$P$4:.$Q$15];2;0)" office:value-type="float" office:value="6" calcext:value-type="float">
            <text:p>6</text:p>
          </table:table-cell>
          <table:table-cell table:formula="of:=DATE(2020;[.E576];[.C576])" office:value-type="date" office:date-value="2020-06-01" calcext:value-type="date">
            <text:p>1 de junio</text:p>
          </table:table-cell>
          <table:table-cell office:value-type="string" calcext:value-type="string">
            <text:p>3 DE AGOSTO</text:p>
          </table:table-cell>
          <table:table-cell table:formula="of:=LEFT([.G576];FIND(&quot;DE&quot;;UPPER([.G576]))-2)" office:value-type="string" office:string-value="3" calcext:value-type="string">
            <text:p>3</text:p>
          </table:table-cell>
          <table:table-cell table:formula="of:=MID([.G576];FIND(&quot;DE&quot;;UPPER([.G576]))+3;999)" office:value-type="string" office:string-value="AGOSTO" calcext:value-type="string">
            <text:p>AGOSTO</text:p>
          </table:table-cell>
          <table:table-cell table:formula="of:=VLOOKUP([.I576];[.$P$4:.$Q$15];2;0)" office:value-type="float" office:value="8" calcext:value-type="float">
            <text:p>8</text:p>
          </table:table-cell>
          <table:table-cell table:formula="of:=DATE(2020;[.J576];[.H576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UNQUERA</text:p>
          </table:table-cell>
          <table:table-cell office:value-type="string" calcext:value-type="string">
            <text:p>11 DE JUNIO</text:p>
          </table:table-cell>
          <table:table-cell table:formula="of:=LEFT([.B577];FIND(&quot;DE&quot;;UPPER([.B577]))-2)" office:value-type="string" office:string-value="11" calcext:value-type="string">
            <text:p>11</text:p>
          </table:table-cell>
          <table:table-cell table:formula="of:=MID([.B577];FIND(&quot;DE&quot;;UPPER([.B577]))+3;999)" office:value-type="string" office:string-value="JUNIO" calcext:value-type="string">
            <text:p>JUNIO</text:p>
          </table:table-cell>
          <table:table-cell table:formula="of:=VLOOKUP([.D577];[.$P$4:.$Q$15];2;0)" office:value-type="float" office:value="6" calcext:value-type="float">
            <text:p>6</text:p>
          </table:table-cell>
          <table:table-cell table:formula="of:=DATE(2020;[.E577];[.C577])" office:value-type="date" office:date-value="2020-06-11" calcext:value-type="date">
            <text:p>11 de junio</text:p>
          </table:table-cell>
          <table:table-cell office:value-type="string" calcext:value-type="string">
            <text:p>7 DE OCTUBRE</text:p>
          </table:table-cell>
          <table:table-cell table:formula="of:=LEFT([.G577];FIND(&quot;DE&quot;;UPPER([.G577]))-2)" office:value-type="string" office:string-value="7" calcext:value-type="string">
            <text:p>7</text:p>
          </table:table-cell>
          <table:table-cell table:formula="of:=MID([.G577];FIND(&quot;DE&quot;;UPPER([.G577]))+3;999)" office:value-type="string" office:string-value="OCTUBRE" calcext:value-type="string">
            <text:p>OCTUBRE</text:p>
          </table:table-cell>
          <table:table-cell table:formula="of:=VLOOKUP([.I577];[.$P$4:.$Q$15];2;0)" office:value-type="float" office:value="10" calcext:value-type="float">
            <text:p>10</text:p>
          </table:table-cell>
          <table:table-cell table:formula="of:=DATE(2020;[.J577];[.H577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EVILL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GUADULCE</text:p>
          </table:table-cell>
          <table:table-cell office:value-type="string" calcext:value-type="string">
            <text:p>24 DE AGOSTO</text:p>
          </table:table-cell>
          <table:table-cell table:formula="of:=LEFT([.B581];FIND(&quot;DE&quot;;UPPER([.B581]))-2)" office:value-type="string" office:string-value="24" calcext:value-type="string">
            <text:p>24</text:p>
          </table:table-cell>
          <table:table-cell table:formula="of:=MID([.B581];FIND(&quot;DE&quot;;UPPER([.B581]))+3;999)" office:value-type="string" office:string-value="AGOSTO" calcext:value-type="string">
            <text:p>AGOSTO</text:p>
          </table:table-cell>
          <table:table-cell table:formula="of:=VLOOKUP([.D581];[.$P$4:.$Q$15];2;0)" office:value-type="float" office:value="8" calcext:value-type="float">
            <text:p>8</text:p>
          </table:table-cell>
          <table:table-cell table:formula="of:=DATE(2020;[.E581];[.C581])" office:value-type="date" office:date-value="2020-08-24" calcext:value-type="date">
            <text:p>24 de agosto</text:p>
          </table:table-cell>
          <table:table-cell office:value-type="string" calcext:value-type="string">
            <text:p>25 DE AGOSTO</text:p>
          </table:table-cell>
          <table:table-cell table:formula="of:=LEFT([.G581];FIND(&quot;DE&quot;;UPPER([.G581]))-2)" office:value-type="string" office:string-value="25" calcext:value-type="string">
            <text:p>25</text:p>
          </table:table-cell>
          <table:table-cell table:formula="of:=MID([.G581];FIND(&quot;DE&quot;;UPPER([.G581]))+3;999)" office:value-type="string" office:string-value="AGOSTO" calcext:value-type="string">
            <text:p>AGOSTO</text:p>
          </table:table-cell>
          <table:table-cell table:formula="of:=VLOOKUP([.I581];[.$P$4:.$Q$15];2;0)" office:value-type="float" office:value="8" calcext:value-type="float">
            <text:p>8</text:p>
          </table:table-cell>
          <table:table-cell table:formula="of:=DATE(2020;[.J581];[.H581])" office:value-type="date" office:date-value="2020-08-25" calcext:value-type="date">
            <text:p>25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AIDA DEL ALJARAFE</text:p>
          </table:table-cell>
          <table:table-cell office:value-type="string" calcext:value-type="string">
            <text:p>20 DE ENERO</text:p>
          </table:table-cell>
          <table:table-cell table:formula="of:=LEFT([.B582];FIND(&quot;DE&quot;;UPPER([.B582]))-2)" office:value-type="string" office:string-value="20" calcext:value-type="string">
            <text:p>20</text:p>
          </table:table-cell>
          <table:table-cell table:formula="of:=MID([.B582];FIND(&quot;DE&quot;;UPPER([.B582]))+3;999)" office:value-type="string" office:string-value="ENERO" calcext:value-type="string">
            <text:p>ENERO</text:p>
          </table:table-cell>
          <table:table-cell table:formula="of:=VLOOKUP([.D582];[.$P$4:.$Q$15];2;0)" office:value-type="float" office:value="1" calcext:value-type="float">
            <text:p>1</text:p>
          </table:table-cell>
          <table:table-cell table:formula="of:=DATE(2020;[.E582];[.C582])" office:value-type="date" office:date-value="2020-01-20" calcext:value-type="date">
            <text:p>20 de enero</text:p>
          </table:table-cell>
          <table:table-cell office:value-type="string" calcext:value-type="string">
            <text:p>11 DE JUNIO</text:p>
          </table:table-cell>
          <table:table-cell table:formula="of:=LEFT([.G582];FIND(&quot;DE&quot;;UPPER([.G582]))-2)" office:value-type="string" office:string-value="11" calcext:value-type="string">
            <text:p>11</text:p>
          </table:table-cell>
          <table:table-cell table:formula="of:=MID([.G582];FIND(&quot;DE&quot;;UPPER([.G582]))+3;999)" office:value-type="string" office:string-value="JUNIO" calcext:value-type="string">
            <text:p>JUNIO</text:p>
          </table:table-cell>
          <table:table-cell table:formula="of:=VLOOKUP([.I582];[.$P$4:.$Q$15];2;0)" office:value-type="float" office:value="6" calcext:value-type="float">
            <text:p>6</text:p>
          </table:table-cell>
          <table:table-cell table:formula="of:=DATE(2020;[.J582];[.H582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ALÁ DE GUADAÍRA</text:p>
          </table:table-cell>
          <table:table-cell office:value-type="string" calcext:value-type="string">
            <text:p>5 DE JUNIO</text:p>
          </table:table-cell>
          <table:table-cell table:formula="of:=LEFT([.B583];FIND(&quot;DE&quot;;UPPER([.B583]))-2)" office:value-type="string" office:string-value="5" calcext:value-type="string">
            <text:p>5</text:p>
          </table:table-cell>
          <table:table-cell table:formula="of:=MID([.B583];FIND(&quot;DE&quot;;UPPER([.B583]))+3;999)" office:value-type="string" office:string-value="JUNIO" calcext:value-type="string">
            <text:p>JUNIO</text:p>
          </table:table-cell>
          <table:table-cell table:formula="of:=VLOOKUP([.D583];[.$P$4:.$Q$15];2;0)" office:value-type="float" office:value="6" calcext:value-type="float">
            <text:p>6</text:p>
          </table:table-cell>
          <table:table-cell table:formula="of:=DATE(2020;[.E583];[.C583])" office:value-type="date" office:date-value="2020-06-05" calcext:value-type="date">
            <text:p>5 de junio</text:p>
          </table:table-cell>
          <table:table-cell office:value-type="string" calcext:value-type="string">
            <text:p>21 DE SEPTIEMBRE</text:p>
          </table:table-cell>
          <table:table-cell table:formula="of:=LEFT([.G583];FIND(&quot;DE&quot;;UPPER([.G583]))-2)" office:value-type="string" office:string-value="21" calcext:value-type="string">
            <text:p>21</text:p>
          </table:table-cell>
          <table:table-cell table:formula="of:=MID([.G583];FIND(&quot;DE&quot;;UPPER([.G583]))+3;999)" office:value-type="string" office:string-value="SEPTIEMBRE" calcext:value-type="string">
            <text:p>SEPTIEMBRE</text:p>
          </table:table-cell>
          <table:table-cell table:formula="of:=VLOOKUP([.I583];[.$P$4:.$Q$15];2;0)" office:value-type="float" office:value="9" calcext:value-type="float">
            <text:p>9</text:p>
          </table:table-cell>
          <table:table-cell table:formula="of:=DATE(2020;[.J583];[.H583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CALÁ DEL RÍO</text:p>
          </table:table-cell>
          <table:table-cell office:value-type="string" calcext:value-type="string">
            <text:p>9 DE SEPTIEMBRE</text:p>
          </table:table-cell>
          <table:table-cell table:formula="of:=LEFT([.B584];FIND(&quot;DE&quot;;UPPER([.B584]))-2)" office:value-type="string" office:string-value="9" calcext:value-type="string">
            <text:p>9</text:p>
          </table:table-cell>
          <table:table-cell table:formula="of:=MID([.B584];FIND(&quot;DE&quot;;UPPER([.B584]))+3;999)" office:value-type="string" office:string-value="SEPTIEMBRE" calcext:value-type="string">
            <text:p>SEPTIEMBRE</text:p>
          </table:table-cell>
          <table:table-cell table:formula="of:=VLOOKUP([.D584];[.$P$4:.$Q$15];2;0)" office:value-type="float" office:value="9" calcext:value-type="float">
            <text:p>9</text:p>
          </table:table-cell>
          <table:table-cell table:formula="of:=DATE(2020;[.E584];[.C584])" office:value-type="date" office:date-value="2020-09-09" calcext:value-type="date">
            <text:p>9 de septiembre</text:p>
          </table:table-cell>
          <table:table-cell office:value-type="string" calcext:value-type="string">
            <text:p>11 DE SEPTIEMBRE</text:p>
          </table:table-cell>
          <table:table-cell table:formula="of:=LEFT([.G584];FIND(&quot;DE&quot;;UPPER([.G584]))-2)" office:value-type="string" office:string-value="11" calcext:value-type="string">
            <text:p>11</text:p>
          </table:table-cell>
          <table:table-cell table:formula="of:=MID([.G584];FIND(&quot;DE&quot;;UPPER([.G584]))+3;999)" office:value-type="string" office:string-value="SEPTIEMBRE" calcext:value-type="string">
            <text:p>SEPTIEMBRE</text:p>
          </table:table-cell>
          <table:table-cell table:formula="of:=VLOOKUP([.I584];[.$P$4:.$Q$15];2;0)" office:value-type="float" office:value="9" calcext:value-type="float">
            <text:p>9</text:p>
          </table:table-cell>
          <table:table-cell table:formula="of:=DATE(2020;[.J584];[.H584])" office:value-type="date" office:date-value="2020-09-11" calcext:value-type="date">
            <text:p>1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ABA, LA</text:p>
          </table:table-cell>
          <table:table-cell office:value-type="string" calcext:value-type="string">
            <text:p>29 DE JULIO</text:p>
          </table:table-cell>
          <table:table-cell table:formula="of:=LEFT([.B585];FIND(&quot;DE&quot;;UPPER([.B585]))-2)" office:value-type="string" office:string-value="29" calcext:value-type="string">
            <text:p>29</text:p>
          </table:table-cell>
          <table:table-cell table:formula="of:=MID([.B585];FIND(&quot;DE&quot;;UPPER([.B585]))+3;999)" office:value-type="string" office:string-value="JULIO" calcext:value-type="string">
            <text:p>JULIO</text:p>
          </table:table-cell>
          <table:table-cell table:formula="of:=VLOOKUP([.D585];[.$P$4:.$Q$15];2;0)" office:value-type="float" office:value="7" calcext:value-type="float">
            <text:p>7</text:p>
          </table:table-cell>
          <table:table-cell table:formula="of:=DATE(2020;[.E585];[.C585])" office:value-type="date" office:date-value="2020-07-29" calcext:value-type="date">
            <text:p>29 de julio</text:p>
          </table:table-cell>
          <table:table-cell office:value-type="string" calcext:value-type="string">
            <text:p>18 DE SEPTIEMBRE</text:p>
          </table:table-cell>
          <table:table-cell table:formula="of:=LEFT([.G585];FIND(&quot;DE&quot;;UPPER([.G585]))-2)" office:value-type="string" office:string-value="18" calcext:value-type="string">
            <text:p>18</text:p>
          </table:table-cell>
          <table:table-cell table:formula="of:=MID([.G585];FIND(&quot;DE&quot;;UPPER([.G585]))+3;999)" office:value-type="string" office:string-value="SEPTIEMBRE" calcext:value-type="string">
            <text:p>SEPTIEMBRE</text:p>
          </table:table-cell>
          <table:table-cell table:formula="of:=VLOOKUP([.I585];[.$P$4:.$Q$15];2;0)" office:value-type="float" office:value="9" calcext:value-type="float">
            <text:p>9</text:p>
          </table:table-cell>
          <table:table-cell table:formula="of:=DATE(2020;[.J585];[.H585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ENSILLA</text:p>
          </table:table-cell>
          <table:table-cell office:value-type="string" calcext:value-type="string">
            <text:p>29 DE JUNIO</text:p>
          </table:table-cell>
          <table:table-cell table:formula="of:=LEFT([.B586];FIND(&quot;DE&quot;;UPPER([.B586]))-2)" office:value-type="string" office:string-value="29" calcext:value-type="string">
            <text:p>29</text:p>
          </table:table-cell>
          <table:table-cell table:formula="of:=MID([.B586];FIND(&quot;DE&quot;;UPPER([.B586]))+3;999)" office:value-type="string" office:string-value="JUNIO" calcext:value-type="string">
            <text:p>JUNIO</text:p>
          </table:table-cell>
          <table:table-cell table:formula="of:=VLOOKUP([.D586];[.$P$4:.$Q$15];2;0)" office:value-type="float" office:value="6" calcext:value-type="float">
            <text:p>6</text:p>
          </table:table-cell>
          <table:table-cell table:formula="of:=DATE(2020;[.E586];[.C586])" office:value-type="date" office:date-value="2020-06-29" calcext:value-type="date">
            <text:p>29 de junio</text:p>
          </table:table-cell>
          <table:table-cell office:value-type="string" calcext:value-type="string">
            <text:p>5 DE OCTUBRE</text:p>
          </table:table-cell>
          <table:table-cell table:formula="of:=LEFT([.G586];FIND(&quot;DE&quot;;UPPER([.G586]))-2)" office:value-type="string" office:string-value="5" calcext:value-type="string">
            <text:p>5</text:p>
          </table:table-cell>
          <table:table-cell table:formula="of:=MID([.G586];FIND(&quot;DE&quot;;UPPER([.G586]))+3;999)" office:value-type="string" office:string-value="OCTUBRE" calcext:value-type="string">
            <text:p>OCTUBRE</text:p>
          </table:table-cell>
          <table:table-cell table:formula="of:=VLOOKUP([.I586];[.$P$4:.$Q$15];2;0)" office:value-type="float" office:value="10" calcext:value-type="float">
            <text:p>10</text:p>
          </table:table-cell>
          <table:table-cell table:formula="of:=DATE(2020;[.J586];[.H586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AHAL</text:p>
          </table:table-cell>
          <table:table-cell office:value-type="string" calcext:value-type="string">
            <text:p>22 DE JULIO</text:p>
          </table:table-cell>
          <table:table-cell table:formula="of:=LEFT([.B587];FIND(&quot;DE&quot;;UPPER([.B587]))-2)" office:value-type="string" office:string-value="22" calcext:value-type="string">
            <text:p>22</text:p>
          </table:table-cell>
          <table:table-cell table:formula="of:=MID([.B587];FIND(&quot;DE&quot;;UPPER([.B587]))+3;999)" office:value-type="string" office:string-value="JULIO" calcext:value-type="string">
            <text:p>JULIO</text:p>
          </table:table-cell>
          <table:table-cell table:formula="of:=VLOOKUP([.D587];[.$P$4:.$Q$15];2;0)" office:value-type="float" office:value="7" calcext:value-type="float">
            <text:p>7</text:p>
          </table:table-cell>
          <table:table-cell table:formula="of:=DATE(2020;[.E587];[.C587])" office:value-type="date" office:date-value="2020-07-22" calcext:value-type="date">
            <text:p>22 de julio</text:p>
          </table:table-cell>
          <table:table-cell office:value-type="string" calcext:value-type="string">
            <text:p>7 DE SEPTIEMBRE</text:p>
          </table:table-cell>
          <table:table-cell table:formula="of:=LEFT([.G587];FIND(&quot;DE&quot;;UPPER([.G587]))-2)" office:value-type="string" office:string-value="7" calcext:value-type="string">
            <text:p>7</text:p>
          </table:table-cell>
          <table:table-cell table:formula="of:=MID([.G587];FIND(&quot;DE&quot;;UPPER([.G587]))+3;999)" office:value-type="string" office:string-value="SEPTIEMBRE" calcext:value-type="string">
            <text:p>SEPTIEMBRE</text:p>
          </table:table-cell>
          <table:table-cell table:formula="of:=VLOOKUP([.I587];[.$P$4:.$Q$15];2;0)" office:value-type="float" office:value="9" calcext:value-type="float">
            <text:p>9</text:p>
          </table:table-cell>
          <table:table-cell table:formula="of:=DATE(2020;[.J587];[.H587])" office:value-type="date" office:date-value="2020-09-07" calcext:value-type="date">
            <text:p>7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NALCÁZAR</text:p>
          </table:table-cell>
          <table:table-cell office:value-type="string" calcext:value-type="string">
            <text:p>11 DE JUNIO</text:p>
          </table:table-cell>
          <table:table-cell table:formula="of:=LEFT([.B588];FIND(&quot;DE&quot;;UPPER([.B588]))-2)" office:value-type="string" office:string-value="11" calcext:value-type="string">
            <text:p>11</text:p>
          </table:table-cell>
          <table:table-cell table:formula="of:=MID([.B588];FIND(&quot;DE&quot;;UPPER([.B588]))+3;999)" office:value-type="string" office:string-value="JUNIO" calcext:value-type="string">
            <text:p>JUNIO</text:p>
          </table:table-cell>
          <table:table-cell table:formula="of:=VLOOKUP([.D588];[.$P$4:.$Q$15];2;0)" office:value-type="float" office:value="6" calcext:value-type="float">
            <text:p>6</text:p>
          </table:table-cell>
          <table:table-cell table:formula="of:=DATE(2020;[.E588];[.C588])" office:value-type="date" office:date-value="2020-06-11" calcext:value-type="date">
            <text:p>11 de junio</text:p>
          </table:table-cell>
          <table:table-cell office:value-type="string" calcext:value-type="string">
            <text:p>25 DE JULIO</text:p>
          </table:table-cell>
          <table:table-cell table:formula="of:=LEFT([.G588];FIND(&quot;DE&quot;;UPPER([.G588]))-2)" office:value-type="string" office:string-value="25" calcext:value-type="string">
            <text:p>25</text:p>
          </table:table-cell>
          <table:table-cell table:formula="of:=MID([.G588];FIND(&quot;DE&quot;;UPPER([.G588]))+3;999)" office:value-type="string" office:string-value="JULIO" calcext:value-type="string">
            <text:p>JULIO</text:p>
          </table:table-cell>
          <table:table-cell table:formula="of:=VLOOKUP([.I588];[.$P$4:.$Q$15];2;0)" office:value-type="float" office:value="7" calcext:value-type="float">
            <text:p>7</text:p>
          </table:table-cell>
          <table:table-cell table:formula="of:=DATE(2020;[.J588];[.H588])" office:value-type="date" office:date-value="2020-07-25" calcext:value-type="date">
            <text:p>25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NALCÓLLAR</text:p>
          </table:table-cell>
          <table:table-cell office:value-type="string" calcext:value-type="string">
            <text:p>7 DE SEPTIEMBRE</text:p>
          </table:table-cell>
          <table:table-cell table:formula="of:=LEFT([.B589];FIND(&quot;DE&quot;;UPPER([.B589]))-2)" office:value-type="string" office:string-value="7" calcext:value-type="string">
            <text:p>7</text:p>
          </table:table-cell>
          <table:table-cell table:formula="of:=MID([.B589];FIND(&quot;DE&quot;;UPPER([.B589]))+3;999)" office:value-type="string" office:string-value="SEPTIEMBRE" calcext:value-type="string">
            <text:p>SEPTIEMBRE</text:p>
          </table:table-cell>
          <table:table-cell table:formula="of:=VLOOKUP([.D589];[.$P$4:.$Q$15];2;0)" office:value-type="float" office:value="9" calcext:value-type="float">
            <text:p>9</text:p>
          </table:table-cell>
          <table:table-cell table:formula="of:=DATE(2020;[.E589];[.C589])" office:value-type="date" office:date-value="2020-09-07" calcext:value-type="date">
            <text:p>7 de septiembre</text:p>
          </table:table-cell>
          <table:table-cell office:value-type="string" calcext:value-type="string">
            <text:p>8 DE SEPTIEMBRE</text:p>
          </table:table-cell>
          <table:table-cell table:formula="of:=LEFT([.G589];FIND(&quot;DE&quot;;UPPER([.G589]))-2)" office:value-type="string" office:string-value="8" calcext:value-type="string">
            <text:p>8</text:p>
          </table:table-cell>
          <table:table-cell table:formula="of:=MID([.G589];FIND(&quot;DE&quot;;UPPER([.G589]))+3;999)" office:value-type="string" office:string-value="SEPTIEMBRE" calcext:value-type="string">
            <text:p>SEPTIEMBRE</text:p>
          </table:table-cell>
          <table:table-cell table:formula="of:=VLOOKUP([.I589];[.$P$4:.$Q$15];2;0)" office:value-type="float" office:value="9" calcext:value-type="float">
            <text:p>9</text:p>
          </table:table-cell>
          <table:table-cell table:formula="of:=DATE(2020;[.J589];[.H58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ACAZÓN</text:p>
          </table:table-cell>
          <table:table-cell office:value-type="string" calcext:value-type="string">
            <text:p>5 DE AGOSTO</text:p>
          </table:table-cell>
          <table:table-cell table:formula="of:=LEFT([.B590];FIND(&quot;DE&quot;;UPPER([.B590]))-2)" office:value-type="string" office:string-value="5" calcext:value-type="string">
            <text:p>5</text:p>
          </table:table-cell>
          <table:table-cell table:formula="of:=MID([.B590];FIND(&quot;DE&quot;;UPPER([.B590]))+3;999)" office:value-type="string" office:string-value="AGOSTO" calcext:value-type="string">
            <text:p>AGOSTO</text:p>
          </table:table-cell>
          <table:table-cell table:formula="of:=VLOOKUP([.D590];[.$P$4:.$Q$15];2;0)" office:value-type="float" office:value="8" calcext:value-type="float">
            <text:p>8</text:p>
          </table:table-cell>
          <table:table-cell table:formula="of:=DATE(2020;[.E590];[.C590])" office:value-type="date" office:date-value="2020-08-05" calcext:value-type="date">
            <text:p>5 de agosto</text:p>
          </table:table-cell>
          <table:table-cell office:value-type="string" calcext:value-type="string">
            <text:p>6 DE AGOSTO</text:p>
          </table:table-cell>
          <table:table-cell table:formula="of:=LEFT([.G590];FIND(&quot;DE&quot;;UPPER([.G590]))-2)" office:value-type="string" office:string-value="6" calcext:value-type="string">
            <text:p>6</text:p>
          </table:table-cell>
          <table:table-cell table:formula="of:=MID([.G590];FIND(&quot;DE&quot;;UPPER([.G590]))+3;999)" office:value-type="string" office:string-value="AGOSTO" calcext:value-type="string">
            <text:p>AGOSTO</text:p>
          </table:table-cell>
          <table:table-cell table:formula="of:=VLOOKUP([.I590];[.$P$4:.$Q$15];2;0)" office:value-type="float" office:value="8" calcext:value-type="float">
            <text:p>8</text:p>
          </table:table-cell>
          <table:table-cell table:formula="of:=DATE(2020;[.J590];[.H590])" office:value-type="date" office:date-value="2020-08-06" calcext:value-type="date">
            <text:p>6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LLULLOS DE LA MITACIÓN</text:p>
          </table:table-cell>
          <table:table-cell office:value-type="string" calcext:value-type="string">
            <text:p>18 DE SEPTIEMBRE</text:p>
          </table:table-cell>
          <table:table-cell table:formula="of:=LEFT([.B591];FIND(&quot;DE&quot;;UPPER([.B591]))-2)" office:value-type="string" office:string-value="18" calcext:value-type="string">
            <text:p>18</text:p>
          </table:table-cell>
          <table:table-cell table:formula="of:=MID([.B591];FIND(&quot;DE&quot;;UPPER([.B591]))+3;999)" office:value-type="string" office:string-value="SEPTIEMBRE" calcext:value-type="string">
            <text:p>SEPTIEMBRE</text:p>
          </table:table-cell>
          <table:table-cell table:formula="of:=VLOOKUP([.D591];[.$P$4:.$Q$15];2;0)" office:value-type="float" office:value="9" calcext:value-type="float">
            <text:p>9</text:p>
          </table:table-cell>
          <table:table-cell table:formula="of:=DATE(2020;[.E591];[.C591])" office:value-type="date" office:date-value="2020-09-18" calcext:value-type="date">
            <text:p>18 de septiembre</text:p>
          </table:table-cell>
          <table:table-cell office:value-type="string" calcext:value-type="string">
            <text:p>26 DE OCTUBRE</text:p>
          </table:table-cell>
          <table:table-cell table:formula="of:=LEFT([.G591];FIND(&quot;DE&quot;;UPPER([.G591]))-2)" office:value-type="string" office:string-value="26" calcext:value-type="string">
            <text:p>26</text:p>
          </table:table-cell>
          <table:table-cell table:formula="of:=MID([.G591];FIND(&quot;DE&quot;;UPPER([.G591]))+3;999)" office:value-type="string" office:string-value="OCTUBRE" calcext:value-type="string">
            <text:p>OCTUBRE</text:p>
          </table:table-cell>
          <table:table-cell table:formula="of:=VLOOKUP([.I591];[.$P$4:.$Q$15];2;0)" office:value-type="float" office:value="10" calcext:value-type="float">
            <text:p>10</text:p>
          </table:table-cell>
          <table:table-cell table:formula="of:=DATE(2020;[.J591];[.H591])" office:value-type="date" office:date-value="2020-10-26" calcext:value-type="date">
            <text:p>26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MUJOS</text:p>
          </table:table-cell>
          <table:table-cell office:value-type="string" calcext:value-type="string">
            <text:p>27 DE MAYO</text:p>
          </table:table-cell>
          <table:table-cell table:formula="of:=LEFT([.B592];FIND(&quot;DE&quot;;UPPER([.B592]))-2)" office:value-type="string" office:string-value="27" calcext:value-type="string">
            <text:p>27</text:p>
          </table:table-cell>
          <table:table-cell table:formula="of:=MID([.B592];FIND(&quot;DE&quot;;UPPER([.B592]))+3;999)" office:value-type="string" office:string-value="MAYO" calcext:value-type="string">
            <text:p>MAYO</text:p>
          </table:table-cell>
          <table:table-cell table:formula="of:=VLOOKUP([.D592];[.$P$4:.$Q$15];2;0)" office:value-type="float" office:value="5" calcext:value-type="float">
            <text:p>5</text:p>
          </table:table-cell>
          <table:table-cell table:formula="of:=DATE(2020;[.E592];[.C592])" office:value-type="date" office:date-value="2020-05-27" calcext:value-type="date">
            <text:p>27 de mayo</text:p>
          </table:table-cell>
          <table:table-cell office:value-type="string" calcext:value-type="string">
            <text:p>28 DE AGOSTO</text:p>
          </table:table-cell>
          <table:table-cell table:formula="of:=LEFT([.G592];FIND(&quot;DE&quot;;UPPER([.G592]))-2)" office:value-type="string" office:string-value="28" calcext:value-type="string">
            <text:p>28</text:p>
          </table:table-cell>
          <table:table-cell table:formula="of:=MID([.G592];FIND(&quot;DE&quot;;UPPER([.G592]))+3;999)" office:value-type="string" office:string-value="AGOSTO" calcext:value-type="string">
            <text:p>AGOSTO</text:p>
          </table:table-cell>
          <table:table-cell table:formula="of:=VLOOKUP([.I592];[.$P$4:.$Q$15];2;0)" office:value-type="float" office:value="8" calcext:value-type="float">
            <text:p>8</text:p>
          </table:table-cell>
          <table:table-cell table:formula="of:=DATE(2020;[.J592];[.H592])" office:value-type="date" office:date-value="2020-08-28" calcext:value-type="date">
            <text:p>28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NES</text:p>
          </table:table-cell>
          <table:table-cell office:value-type="string" calcext:value-type="string">
            <text:p>11 DE JUNIO</text:p>
          </table:table-cell>
          <table:table-cell table:formula="of:=LEFT([.B593];FIND(&quot;DE&quot;;UPPER([.B593]))-2)" office:value-type="string" office:string-value="11" calcext:value-type="string">
            <text:p>11</text:p>
          </table:table-cell>
          <table:table-cell table:formula="of:=MID([.B593];FIND(&quot;DE&quot;;UPPER([.B593]))+3;999)" office:value-type="string" office:string-value="JUNIO" calcext:value-type="string">
            <text:p>JUNIO</text:p>
          </table:table-cell>
          <table:table-cell table:formula="of:=VLOOKUP([.D593];[.$P$4:.$Q$15];2;0)" office:value-type="float" office:value="6" calcext:value-type="float">
            <text:p>6</text:p>
          </table:table-cell>
          <table:table-cell table:formula="of:=DATE(2020;[.E593];[.C593])" office:value-type="date" office:date-value="2020-06-11" calcext:value-type="date">
            <text:p>11 de junio</text:p>
          </table:table-cell>
          <table:table-cell office:value-type="string" calcext:value-type="string">
            <text:p>9 DE OCTUBRE</text:p>
          </table:table-cell>
          <table:table-cell table:formula="of:=LEFT([.G593];FIND(&quot;DE&quot;;UPPER([.G593]))-2)" office:value-type="string" office:string-value="9" calcext:value-type="string">
            <text:p>9</text:p>
          </table:table-cell>
          <table:table-cell table:formula="of:=MID([.G593];FIND(&quot;DE&quot;;UPPER([.G593]))+3;999)" office:value-type="string" office:string-value="OCTUBRE" calcext:value-type="string">
            <text:p>OCTUBRE</text:p>
          </table:table-cell>
          <table:table-cell table:formula="of:=VLOOKUP([.I593];[.$P$4:.$Q$15];2;0)" office:value-type="float" office:value="10" calcext:value-type="float">
            <text:p>10</text:p>
          </table:table-cell>
          <table:table-cell table:formula="of:=DATE(2020;[.J593];[.H593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GUILLOS</text:p>
          </table:table-cell>
          <table:table-cell office:value-type="string" calcext:value-type="string">
            <text:p>10 DE JULIO</text:p>
          </table:table-cell>
          <table:table-cell table:formula="of:=LEFT([.B594];FIND(&quot;DE&quot;;UPPER([.B594]))-2)" office:value-type="string" office:string-value="10" calcext:value-type="string">
            <text:p>10</text:p>
          </table:table-cell>
          <table:table-cell table:formula="of:=MID([.B594];FIND(&quot;DE&quot;;UPPER([.B594]))+3;999)" office:value-type="string" office:string-value="JULIO" calcext:value-type="string">
            <text:p>JULIO</text:p>
          </table:table-cell>
          <table:table-cell table:formula="of:=VLOOKUP([.D594];[.$P$4:.$Q$15];2;0)" office:value-type="float" office:value="7" calcext:value-type="float">
            <text:p>7</text:p>
          </table:table-cell>
          <table:table-cell table:formula="of:=DATE(2020;[.E594];[.C594])" office:value-type="date" office:date-value="2020-07-10" calcext:value-type="date">
            <text:p>10 de julio</text:p>
          </table:table-cell>
          <table:table-cell office:value-type="string" calcext:value-type="string">
            <text:p>2 DE OCTUBRE</text:p>
          </table:table-cell>
          <table:table-cell table:formula="of:=LEFT([.G594];FIND(&quot;DE&quot;;UPPER([.G594]))-2)" office:value-type="string" office:string-value="2" calcext:value-type="string">
            <text:p>2</text:p>
          </table:table-cell>
          <table:table-cell table:formula="of:=MID([.G594];FIND(&quot;DE&quot;;UPPER([.G594]))+3;999)" office:value-type="string" office:string-value="OCTUBRE" calcext:value-type="string">
            <text:p>OCTUBRE</text:p>
          </table:table-cell>
          <table:table-cell table:formula="of:=VLOOKUP([.I594];[.$P$4:.$Q$15];2;0)" office:value-type="float" office:value="10" calcext:value-type="float">
            <text:p>10</text:p>
          </table:table-cell>
          <table:table-cell table:formula="of:=DATE(2020;[.J594];[.H594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AS</text:p>
          </table:table-cell>
          <table:table-cell office:value-type="string" calcext:value-type="string">
            <text:p>3 DE ABRIL</text:p>
          </table:table-cell>
          <table:table-cell table:formula="of:=LEFT([.B595];FIND(&quot;DE&quot;;UPPER([.B595]))-2)" office:value-type="string" office:string-value="3" calcext:value-type="string">
            <text:p>3</text:p>
          </table:table-cell>
          <table:table-cell table:formula="of:=MID([.B595];FIND(&quot;DE&quot;;UPPER([.B595]))+3;999)" office:value-type="string" office:string-value="ABRIL" calcext:value-type="string">
            <text:p>ABRIL</text:p>
          </table:table-cell>
          <table:table-cell table:formula="of:=VLOOKUP([.D595];[.$P$4:.$Q$15];2;0)" office:value-type="float" office:value="4" calcext:value-type="float">
            <text:p>4</text:p>
          </table:table-cell>
          <table:table-cell table:formula="of:=DATE(2020;[.E595];[.C595])" office:value-type="date" office:date-value="2020-04-03" calcext:value-type="date">
            <text:p>3 de abril</text:p>
          </table:table-cell>
          <table:table-cell office:value-type="string" calcext:value-type="string">
            <text:p>11 DE SEPTIEMBRE</text:p>
          </table:table-cell>
          <table:table-cell table:formula="of:=LEFT([.G595];FIND(&quot;DE&quot;;UPPER([.G595]))-2)" office:value-type="string" office:string-value="11" calcext:value-type="string">
            <text:p>11</text:p>
          </table:table-cell>
          <table:table-cell table:formula="of:=MID([.G595];FIND(&quot;DE&quot;;UPPER([.G595]))+3;999)" office:value-type="string" office:string-value="SEPTIEMBRE" calcext:value-type="string">
            <text:p>SEPTIEMBRE</text:p>
          </table:table-cell>
          <table:table-cell table:formula="of:=VLOOKUP([.I595];[.$P$4:.$Q$15];2;0)" office:value-type="float" office:value="9" calcext:value-type="float">
            <text:p>9</text:p>
          </table:table-cell>
          <table:table-cell table:formula="of:=DATE(2020;[.J595];[.H595])" office:value-type="date" office:date-value="2020-09-11" calcext:value-type="date">
            <text:p>1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PANA, LA</text:p>
          </table:table-cell>
          <table:table-cell office:value-type="string" calcext:value-type="string">
            <text:p>11 DE MAYO</text:p>
          </table:table-cell>
          <table:table-cell table:formula="of:=LEFT([.B596];FIND(&quot;DE&quot;;UPPER([.B596]))-2)" office:value-type="string" office:string-value="11" calcext:value-type="string">
            <text:p>11</text:p>
          </table:table-cell>
          <table:table-cell table:formula="of:=MID([.B596];FIND(&quot;DE&quot;;UPPER([.B596]))+3;999)" office:value-type="string" office:string-value="MAYO" calcext:value-type="string">
            <text:p>MAYO</text:p>
          </table:table-cell>
          <table:table-cell table:formula="of:=VLOOKUP([.D596];[.$P$4:.$Q$15];2;0)" office:value-type="float" office:value="5" calcext:value-type="float">
            <text:p>5</text:p>
          </table:table-cell>
          <table:table-cell table:formula="of:=DATE(2020;[.E596];[.C596])" office:value-type="date" office:date-value="2020-05-11" calcext:value-type="date">
            <text:p>11 de mayo</text:p>
          </table:table-cell>
          <table:table-cell office:value-type="string" calcext:value-type="string">
            <text:p>10 DE SEPTIEMBRE</text:p>
          </table:table-cell>
          <table:table-cell table:formula="of:=LEFT([.G596];FIND(&quot;DE&quot;;UPPER([.G596]))-2)" office:value-type="string" office:string-value="10" calcext:value-type="string">
            <text:p>10</text:p>
          </table:table-cell>
          <table:table-cell table:formula="of:=MID([.G596];FIND(&quot;DE&quot;;UPPER([.G596]))+3;999)" office:value-type="string" office:string-value="SEPTIEMBRE" calcext:value-type="string">
            <text:p>SEPTIEMBRE</text:p>
          </table:table-cell>
          <table:table-cell table:formula="of:=VLOOKUP([.I596];[.$P$4:.$Q$15];2;0)" office:value-type="float" office:value="9" calcext:value-type="float">
            <text:p>9</text:p>
          </table:table-cell>
          <table:table-cell table:formula="of:=DATE(2020;[.J596];[.H596])" office:value-type="date" office:date-value="2020-09-10" calcext:value-type="date">
            <text:p>10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ILLANA</text:p>
          </table:table-cell>
          <table:table-cell office:value-type="string" calcext:value-type="string">
            <text:p>3 DE ABRIL</text:p>
          </table:table-cell>
          <table:table-cell table:formula="of:=LEFT([.B597];FIND(&quot;DE&quot;;UPPER([.B597]))-2)" office:value-type="string" office:string-value="3" calcext:value-type="string">
            <text:p>3</text:p>
          </table:table-cell>
          <table:table-cell table:formula="of:=MID([.B597];FIND(&quot;DE&quot;;UPPER([.B597]))+3;999)" office:value-type="string" office:string-value="ABRIL" calcext:value-type="string">
            <text:p>ABRIL</text:p>
          </table:table-cell>
          <table:table-cell table:formula="of:=VLOOKUP([.D597];[.$P$4:.$Q$15];2;0)" office:value-type="float" office:value="4" calcext:value-type="float">
            <text:p>4</text:p>
          </table:table-cell>
          <table:table-cell table:formula="of:=DATE(2020;[.E597];[.C597])" office:value-type="date" office:date-value="2020-04-03" calcext:value-type="date">
            <text:p>3 de abril</text:p>
          </table:table-cell>
          <table:table-cell office:value-type="string" calcext:value-type="string">
            <text:p>8 DE SEPTIEMBRE</text:p>
          </table:table-cell>
          <table:table-cell table:formula="of:=LEFT([.G597];FIND(&quot;DE&quot;;UPPER([.G597]))-2)" office:value-type="string" office:string-value="8" calcext:value-type="string">
            <text:p>8</text:p>
          </table:table-cell>
          <table:table-cell table:formula="of:=MID([.G597];FIND(&quot;DE&quot;;UPPER([.G597]))+3;999)" office:value-type="string" office:string-value="SEPTIEMBRE" calcext:value-type="string">
            <text:p>SEPTIEMBRE</text:p>
          </table:table-cell>
          <table:table-cell table:formula="of:=VLOOKUP([.I597];[.$P$4:.$Q$15];2;0)" office:value-type="float" office:value="9" calcext:value-type="float">
            <text:p>9</text:p>
          </table:table-cell>
          <table:table-cell table:formula="of:=DATE(2020;[.J597];[.H59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ÑADA ROSAL</text:p>
          </table:table-cell>
          <table:table-cell office:value-type="string" calcext:value-type="string">
            <text:p>27 DE JULIO</text:p>
          </table:table-cell>
          <table:table-cell table:formula="of:=LEFT([.B598];FIND(&quot;DE&quot;;UPPER([.B598]))-2)" office:value-type="string" office:string-value="27" calcext:value-type="string">
            <text:p>27</text:p>
          </table:table-cell>
          <table:table-cell table:formula="of:=MID([.B598];FIND(&quot;DE&quot;;UPPER([.B598]))+3;999)" office:value-type="string" office:string-value="JULIO" calcext:value-type="string">
            <text:p>JULIO</text:p>
          </table:table-cell>
          <table:table-cell table:formula="of:=VLOOKUP([.D598];[.$P$4:.$Q$15];2;0)" office:value-type="float" office:value="7" calcext:value-type="float">
            <text:p>7</text:p>
          </table:table-cell>
          <table:table-cell table:formula="of:=DATE(2020;[.E598];[.C598])" office:value-type="date" office:date-value="2020-07-27" calcext:value-type="date">
            <text:p>27 de julio</text:p>
          </table:table-cell>
          <table:table-cell office:value-type="string" calcext:value-type="string">
            <text:p>27 DE AGOSTO</text:p>
          </table:table-cell>
          <table:table-cell table:formula="of:=LEFT([.G598];FIND(&quot;DE&quot;;UPPER([.G598]))-2)" office:value-type="string" office:string-value="27" calcext:value-type="string">
            <text:p>27</text:p>
          </table:table-cell>
          <table:table-cell table:formula="of:=MID([.G598];FIND(&quot;DE&quot;;UPPER([.G598]))+3;999)" office:value-type="string" office:string-value="AGOSTO" calcext:value-type="string">
            <text:p>AGOSTO</text:p>
          </table:table-cell>
          <table:table-cell table:formula="of:=VLOOKUP([.I598];[.$P$4:.$Q$15];2;0)" office:value-type="float" office:value="8" calcext:value-type="float">
            <text:p>8</text:p>
          </table:table-cell>
          <table:table-cell table:formula="of:=DATE(2020;[.J598];[.H598])" office:value-type="date" office:date-value="2020-08-27" calcext:value-type="date">
            <text:p>2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MONA</text:p>
          </table:table-cell>
          <table:table-cell office:value-type="string" calcext:value-type="string">
            <text:p>15 DE MAYO</text:p>
          </table:table-cell>
          <table:table-cell table:formula="of:=LEFT([.B599];FIND(&quot;DE&quot;;UPPER([.B599]))-2)" office:value-type="string" office:string-value="15" calcext:value-type="string">
            <text:p>15</text:p>
          </table:table-cell>
          <table:table-cell table:formula="of:=MID([.B599];FIND(&quot;DE&quot;;UPPER([.B599]))+3;999)" office:value-type="string" office:string-value="MAYO" calcext:value-type="string">
            <text:p>MAYO</text:p>
          </table:table-cell>
          <table:table-cell table:formula="of:=VLOOKUP([.D599];[.$P$4:.$Q$15];2;0)" office:value-type="float" office:value="5" calcext:value-type="float">
            <text:p>5</text:p>
          </table:table-cell>
          <table:table-cell table:formula="of:=DATE(2020;[.E599];[.C599])" office:value-type="date" office:date-value="2020-05-15" calcext:value-type="date">
            <text:p>15 de mayo</text:p>
          </table:table-cell>
          <table:table-cell office:value-type="string" calcext:value-type="string">
            <text:p>8 DE SEPTIEMBRE</text:p>
          </table:table-cell>
          <table:table-cell table:formula="of:=LEFT([.G599];FIND(&quot;DE&quot;;UPPER([.G599]))-2)" office:value-type="string" office:string-value="8" calcext:value-type="string">
            <text:p>8</text:p>
          </table:table-cell>
          <table:table-cell table:formula="of:=MID([.G599];FIND(&quot;DE&quot;;UPPER([.G599]))+3;999)" office:value-type="string" office:string-value="SEPTIEMBRE" calcext:value-type="string">
            <text:p>SEPTIEMBRE</text:p>
          </table:table-cell>
          <table:table-cell table:formula="of:=VLOOKUP([.I599];[.$P$4:.$Q$15];2;0)" office:value-type="float" office:value="9" calcext:value-type="float">
            <text:p>9</text:p>
          </table:table-cell>
          <table:table-cell table:formula="of:=DATE(2020;[.J599];[.H59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IÓN DE LOS CÉSPEDES</text:p>
          </table:table-cell>
          <table:table-cell office:value-type="string" calcext:value-type="string">
            <text:p>11 DE JUNIO</text:p>
          </table:table-cell>
          <table:table-cell table:formula="of:=LEFT([.B600];FIND(&quot;DE&quot;;UPPER([.B600]))-2)" office:value-type="string" office:string-value="11" calcext:value-type="string">
            <text:p>11</text:p>
          </table:table-cell>
          <table:table-cell table:formula="of:=MID([.B600];FIND(&quot;DE&quot;;UPPER([.B600]))+3;999)" office:value-type="string" office:string-value="JUNIO" calcext:value-type="string">
            <text:p>JUNIO</text:p>
          </table:table-cell>
          <table:table-cell table:formula="of:=VLOOKUP([.D600];[.$P$4:.$Q$15];2;0)" office:value-type="float" office:value="6" calcext:value-type="float">
            <text:p>6</text:p>
          </table:table-cell>
          <table:table-cell table:formula="of:=DATE(2020;[.E600];[.C600])" office:value-type="date" office:date-value="2020-06-11" calcext:value-type="date">
            <text:p>11 de junio</text:p>
          </table:table-cell>
          <table:table-cell office:value-type="string" calcext:value-type="string">
            <text:p>5 DE OCTUBRE</text:p>
          </table:table-cell>
          <table:table-cell table:formula="of:=LEFT([.G600];FIND(&quot;DE&quot;;UPPER([.G600]))-2)" office:value-type="string" office:string-value="5" calcext:value-type="string">
            <text:p>5</text:p>
          </table:table-cell>
          <table:table-cell table:formula="of:=MID([.G600];FIND(&quot;DE&quot;;UPPER([.G600]))+3;999)" office:value-type="string" office:string-value="OCTUBRE" calcext:value-type="string">
            <text:p>OCTUBRE</text:p>
          </table:table-cell>
          <table:table-cell table:formula="of:=VLOOKUP([.I600];[.$P$4:.$Q$15];2;0)" office:value-type="float" office:value="10" calcext:value-type="float">
            <text:p>10</text:p>
          </table:table-cell>
          <table:table-cell table:formula="of:=DATE(2020;[.J600];[.H600])" office:value-type="date" office:date-value="2020-10-05" calcext:value-type="date">
            <text:p>5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ARICHE</text:p>
          </table:table-cell>
          <table:table-cell office:value-type="string" calcext:value-type="string">
            <text:p>25 DE MARZO</text:p>
          </table:table-cell>
          <table:table-cell table:formula="of:=LEFT([.B601];FIND(&quot;DE&quot;;UPPER([.B601]))-2)" office:value-type="string" office:string-value="25" calcext:value-type="string">
            <text:p>25</text:p>
          </table:table-cell>
          <table:table-cell table:formula="of:=MID([.B601];FIND(&quot;DE&quot;;UPPER([.B601]))+3;999)" office:value-type="string" office:string-value="MARZO" calcext:value-type="string">
            <text:p>MARZO</text:p>
          </table:table-cell>
          <table:table-cell table:formula="of:=VLOOKUP([.D601];[.$P$4:.$Q$15];2;0)" office:value-type="float" office:value="3" calcext:value-type="float">
            <text:p>3</text:p>
          </table:table-cell>
          <table:table-cell table:formula="of:=DATE(2020;[.E601];[.C601])" office:value-type="date" office:date-value="2020-03-25" calcext:value-type="date">
            <text:p>25 de marzo</text:p>
          </table:table-cell>
          <table:table-cell office:value-type="string" calcext:value-type="string">
            <text:p>27 DE JULIO</text:p>
          </table:table-cell>
          <table:table-cell table:formula="of:=LEFT([.G601];FIND(&quot;DE&quot;;UPPER([.G601]))-2)" office:value-type="string" office:string-value="27" calcext:value-type="string">
            <text:p>27</text:p>
          </table:table-cell>
          <table:table-cell table:formula="of:=MID([.G601];FIND(&quot;DE&quot;;UPPER([.G601]))+3;999)" office:value-type="string" office:string-value="JULIO" calcext:value-type="string">
            <text:p>JULIO</text:p>
          </table:table-cell>
          <table:table-cell table:formula="of:=VLOOKUP([.I601];[.$P$4:.$Q$15];2;0)" office:value-type="float" office:value="7" calcext:value-type="float">
            <text:p>7</text:p>
          </table:table-cell>
          <table:table-cell table:formula="of:=DATE(2020;[.J601];[.H601])" office:value-type="date" office:date-value="2020-07-27" calcext:value-type="date">
            <text:p>27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BLANCO DE LOS ARROYOS</text:p>
          </table:table-cell>
          <table:table-cell office:value-type="string" calcext:value-type="string">
            <text:p>31 DE AGOSTO</text:p>
          </table:table-cell>
          <table:table-cell table:formula="of:=LEFT([.B602];FIND(&quot;DE&quot;;UPPER([.B602]))-2)" office:value-type="string" office:string-value="31" calcext:value-type="string">
            <text:p>31</text:p>
          </table:table-cell>
          <table:table-cell table:formula="of:=MID([.B602];FIND(&quot;DE&quot;;UPPER([.B602]))+3;999)" office:value-type="string" office:string-value="AGOSTO" calcext:value-type="string">
            <text:p>AGOSTO</text:p>
          </table:table-cell>
          <table:table-cell table:formula="of:=VLOOKUP([.D602];[.$P$4:.$Q$15];2;0)" office:value-type="float" office:value="8" calcext:value-type="float">
            <text:p>8</text:p>
          </table:table-cell>
          <table:table-cell table:formula="of:=DATE(2020;[.E602];[.C602])" office:value-type="date" office:date-value="2020-08-31" calcext:value-type="date">
            <text:p>31 de agosto</text:p>
          </table:table-cell>
          <table:table-cell office:value-type="string" calcext:value-type="string">
            <text:p>14 DE SEPTIEMBRE</text:p>
          </table:table-cell>
          <table:table-cell table:formula="of:=LEFT([.G602];FIND(&quot;DE&quot;;UPPER([.G602]))-2)" office:value-type="string" office:string-value="14" calcext:value-type="string">
            <text:p>14</text:p>
          </table:table-cell>
          <table:table-cell table:formula="of:=MID([.G602];FIND(&quot;DE&quot;;UPPER([.G602]))+3;999)" office:value-type="string" office:string-value="SEPTIEMBRE" calcext:value-type="string">
            <text:p>SEPTIEMBRE</text:p>
          </table:table-cell>
          <table:table-cell table:formula="of:=VLOOKUP([.I602];[.$P$4:.$Q$15];2;0)" office:value-type="float" office:value="9" calcext:value-type="float">
            <text:p>9</text:p>
          </table:table-cell>
          <table:table-cell table:formula="of:=DATE(2020;[.J602];[.H602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LEJA DE GUZMÁN</text:p>
          </table:table-cell>
          <table:table-cell office:value-type="string" calcext:value-type="string">
            <text:p>29 DE JUNIO</text:p>
          </table:table-cell>
          <table:table-cell table:formula="of:=LEFT([.B603];FIND(&quot;DE&quot;;UPPER([.B603]))-2)" office:value-type="string" office:string-value="29" calcext:value-type="string">
            <text:p>29</text:p>
          </table:table-cell>
          <table:table-cell table:formula="of:=MID([.B603];FIND(&quot;DE&quot;;UPPER([.B603]))+3;999)" office:value-type="string" office:string-value="JUNIO" calcext:value-type="string">
            <text:p>JUNIO</text:p>
          </table:table-cell>
          <table:table-cell table:formula="of:=VLOOKUP([.D603];[.$P$4:.$Q$15];2;0)" office:value-type="float" office:value="6" calcext:value-type="float">
            <text:p>6</text:p>
          </table:table-cell>
          <table:table-cell table:formula="of:=DATE(2020;[.E603];[.C603])" office:value-type="date" office:date-value="2020-06-29" calcext:value-type="date">
            <text:p>29 de junio</text:p>
          </table:table-cell>
          <table:table-cell office:value-type="string" calcext:value-type="string">
            <text:p>7 DE OCTUBRE</text:p>
          </table:table-cell>
          <table:table-cell table:formula="of:=LEFT([.G603];FIND(&quot;DE&quot;;UPPER([.G603]))-2)" office:value-type="string" office:string-value="7" calcext:value-type="string">
            <text:p>7</text:p>
          </table:table-cell>
          <table:table-cell table:formula="of:=MID([.G603];FIND(&quot;DE&quot;;UPPER([.G603]))+3;999)" office:value-type="string" office:string-value="OCTUBRE" calcext:value-type="string">
            <text:p>OCTUBRE</text:p>
          </table:table-cell>
          <table:table-cell table:formula="of:=VLOOKUP([.I603];[.$P$4:.$Q$15];2;0)" office:value-type="float" office:value="10" calcext:value-type="float">
            <text:p>10</text:p>
          </table:table-cell>
          <table:table-cell table:formula="of:=DATE(2020;[.J603];[.H603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LEJA DE LA CUESTA</text:p>
          </table:table-cell>
          <table:table-cell office:value-type="string" calcext:value-type="string">
            <text:p>13 DE ABRIL</text:p>
          </table:table-cell>
          <table:table-cell table:formula="of:=LEFT([.B604];FIND(&quot;DE&quot;;UPPER([.B604]))-2)" office:value-type="string" office:string-value="13" calcext:value-type="string">
            <text:p>13</text:p>
          </table:table-cell>
          <table:table-cell table:formula="of:=MID([.B604];FIND(&quot;DE&quot;;UPPER([.B604]))+3;999)" office:value-type="string" office:string-value="ABRIL" calcext:value-type="string">
            <text:p>ABRIL</text:p>
          </table:table-cell>
          <table:table-cell table:formula="of:=VLOOKUP([.D604];[.$P$4:.$Q$15];2;0)" office:value-type="float" office:value="4" calcext:value-type="float">
            <text:p>4</text:p>
          </table:table-cell>
          <table:table-cell table:formula="of:=DATE(2020;[.E604];[.C604])" office:value-type="date" office:date-value="2020-04-13" calcext:value-type="date">
            <text:p>13 de abril</text:p>
          </table:table-cell>
          <table:table-cell office:value-type="string" calcext:value-type="string">
            <text:p>18 DE SEPTIEMBRE</text:p>
          </table:table-cell>
          <table:table-cell table:formula="of:=LEFT([.G604];FIND(&quot;DE&quot;;UPPER([.G604]))-2)" office:value-type="string" office:string-value="18" calcext:value-type="string">
            <text:p>18</text:p>
          </table:table-cell>
          <table:table-cell table:formula="of:=MID([.G604];FIND(&quot;DE&quot;;UPPER([.G604]))+3;999)" office:value-type="string" office:string-value="SEPTIEMBRE" calcext:value-type="string">
            <text:p>SEPTIEMBRE</text:p>
          </table:table-cell>
          <table:table-cell table:formula="of:=VLOOKUP([.I604];[.$P$4:.$Q$15];2;0)" office:value-type="float" office:value="9" calcext:value-type="float">
            <text:p>9</text:p>
          </table:table-cell>
          <table:table-cell table:formula="of:=DATE(2020;[.J604];[.H604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LEJA DEL CAMPO</text:p>
          </table:table-cell>
          <table:table-cell office:value-type="string" calcext:value-type="string">
            <text:p>11 DE JUNIO</text:p>
          </table:table-cell>
          <table:table-cell table:formula="of:=LEFT([.B605];FIND(&quot;DE&quot;;UPPER([.B605]))-2)" office:value-type="string" office:string-value="11" calcext:value-type="string">
            <text:p>11</text:p>
          </table:table-cell>
          <table:table-cell table:formula="of:=MID([.B605];FIND(&quot;DE&quot;;UPPER([.B605]))+3;999)" office:value-type="string" office:string-value="JUNIO" calcext:value-type="string">
            <text:p>JUNIO</text:p>
          </table:table-cell>
          <table:table-cell table:formula="of:=VLOOKUP([.D605];[.$P$4:.$Q$15];2;0)" office:value-type="float" office:value="6" calcext:value-type="float">
            <text:p>6</text:p>
          </table:table-cell>
          <table:table-cell table:formula="of:=DATE(2020;[.E605];[.C605])" office:value-type="date" office:date-value="2020-06-11" calcext:value-type="date">
            <text:p>11 de junio</text:p>
          </table:table-cell>
          <table:table-cell office:value-type="string" calcext:value-type="string">
            <text:p>10 DE AGOSTO</text:p>
          </table:table-cell>
          <table:table-cell table:formula="of:=LEFT([.G605];FIND(&quot;DE&quot;;UPPER([.G605]))-2)" office:value-type="string" office:string-value="10" calcext:value-type="string">
            <text:p>10</text:p>
          </table:table-cell>
          <table:table-cell table:formula="of:=MID([.G605];FIND(&quot;DE&quot;;UPPER([.G605]))+3;999)" office:value-type="string" office:string-value="AGOSTO" calcext:value-type="string">
            <text:p>AGOSTO</text:p>
          </table:table-cell>
          <table:table-cell table:formula="of:=VLOOKUP([.I605];[.$P$4:.$Q$15];2;0)" office:value-type="float" office:value="8" calcext:value-type="float">
            <text:p>8</text:p>
          </table:table-cell>
          <table:table-cell table:formula="of:=DATE(2020;[.J605];[.H605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ILLO DE LAS GUARDAS, EL</text:p>
          </table:table-cell>
          <table:table-cell office:value-type="string" calcext:value-type="string">
            <text:p>22 DE JUNIO</text:p>
          </table:table-cell>
          <table:table-cell table:formula="of:=LEFT([.B606];FIND(&quot;DE&quot;;UPPER([.B606]))-2)" office:value-type="string" office:string-value="22" calcext:value-type="string">
            <text:p>22</text:p>
          </table:table-cell>
          <table:table-cell table:formula="of:=MID([.B606];FIND(&quot;DE&quot;;UPPER([.B606]))+3;999)" office:value-type="string" office:string-value="JUNIO" calcext:value-type="string">
            <text:p>JUNIO</text:p>
          </table:table-cell>
          <table:table-cell table:formula="of:=VLOOKUP([.D606];[.$P$4:.$Q$15];2;0)" office:value-type="float" office:value="6" calcext:value-type="float">
            <text:p>6</text:p>
          </table:table-cell>
          <table:table-cell table:formula="of:=DATE(2020;[.E606];[.C606])" office:value-type="date" office:date-value="2020-06-22" calcext:value-type="date">
            <text:p>22 de junio</text:p>
          </table:table-cell>
          <table:table-cell office:value-type="string" calcext:value-type="string">
            <text:p>1O DE AGOSTO</text:p>
          </table:table-cell>
          <table:table-cell table:formula="of:=LEFT([.G606];FIND(&quot;DE&quot;;UPPER([.G606]))-2)" office:value-type="string" office:string-value="1O" calcext:value-type="string">
            <text:p>1O</text:p>
          </table:table-cell>
          <table:table-cell table:formula="of:=MID([.G606];FIND(&quot;DE&quot;;UPPER([.G606]))+3;999)" office:value-type="string" office:string-value="AGOSTO" calcext:value-type="string">
            <text:p>AGOSTO</text:p>
          </table:table-cell>
          <table:table-cell table:formula="of:=VLOOKUP([.I606];[.$P$4:.$Q$15];2;0)" office:value-type="float" office:value="8" calcext:value-type="float">
            <text:p>8</text:p>
          </table:table-cell>
          <table:table-cell table:formula="of:=DATE(2020;[.J606];[.H606])" office:value-type="string" office:string-value="" calcext:value-type="error">
            <text:p>#VALU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ZALLA DE LA SIERRA</text:p>
          </table:table-cell>
          <table:table-cell office:value-type="string" calcext:value-type="string">
            <text:p>16 DE JULIO</text:p>
          </table:table-cell>
          <table:table-cell table:formula="of:=LEFT([.B607];FIND(&quot;DE&quot;;UPPER([.B607]))-2)" office:value-type="string" office:string-value="16" calcext:value-type="string">
            <text:p>16</text:p>
          </table:table-cell>
          <table:table-cell table:formula="of:=MID([.B607];FIND(&quot;DE&quot;;UPPER([.B607]))+3;999)" office:value-type="string" office:string-value="JULIO" calcext:value-type="string">
            <text:p>JULIO</text:p>
          </table:table-cell>
          <table:table-cell table:formula="of:=VLOOKUP([.D607];[.$P$4:.$Q$15];2;0)" office:value-type="float" office:value="7" calcext:value-type="float">
            <text:p>7</text:p>
          </table:table-cell>
          <table:table-cell table:formula="of:=DATE(2020;[.E607];[.C607])" office:value-type="date" office:date-value="2020-07-16" calcext:value-type="date">
            <text:p>16 de julio</text:p>
          </table:table-cell>
          <table:table-cell office:value-type="string" calcext:value-type="string">
            <text:p>10 DE AGOSTO</text:p>
          </table:table-cell>
          <table:table-cell table:formula="of:=LEFT([.G607];FIND(&quot;DE&quot;;UPPER([.G607]))-2)" office:value-type="string" office:string-value="10" calcext:value-type="string">
            <text:p>10</text:p>
          </table:table-cell>
          <table:table-cell table:formula="of:=MID([.G607];FIND(&quot;DE&quot;;UPPER([.G607]))+3;999)" office:value-type="string" office:string-value="AGOSTO" calcext:value-type="string">
            <text:p>AGOSTO</text:p>
          </table:table-cell>
          <table:table-cell table:formula="of:=VLOOKUP([.I607];[.$P$4:.$Q$15];2;0)" office:value-type="float" office:value="8" calcext:value-type="float">
            <text:p>8</text:p>
          </table:table-cell>
          <table:table-cell table:formula="of:=DATE(2020;[.J607];[.H607])" office:value-type="date" office:date-value="2020-08-10" calcext:value-type="date">
            <text:p>10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ANTINA</text:p>
          </table:table-cell>
          <table:table-cell office:value-type="string" calcext:value-type="string">
            <text:p>21 DE AGOSTO</text:p>
          </table:table-cell>
          <table:table-cell table:formula="of:=LEFT([.B608];FIND(&quot;DE&quot;;UPPER([.B608]))-2)" office:value-type="string" office:string-value="21" calcext:value-type="string">
            <text:p>21</text:p>
          </table:table-cell>
          <table:table-cell table:formula="of:=MID([.B608];FIND(&quot;DE&quot;;UPPER([.B608]))+3;999)" office:value-type="string" office:string-value="AGOSTO" calcext:value-type="string">
            <text:p>AGOSTO</text:p>
          </table:table-cell>
          <table:table-cell table:formula="of:=VLOOKUP([.D608];[.$P$4:.$Q$15];2;0)" office:value-type="float" office:value="8" calcext:value-type="float">
            <text:p>8</text:p>
          </table:table-cell>
          <table:table-cell table:formula="of:=DATE(2020;[.E608];[.C608])" office:value-type="date" office:date-value="2020-08-21" calcext:value-type="date">
            <text:p>21 de agosto</text:p>
          </table:table-cell>
          <table:table-cell office:value-type="string" calcext:value-type="string">
            <text:p>24 DE AGOSTO</text:p>
          </table:table-cell>
          <table:table-cell table:formula="of:=LEFT([.G608];FIND(&quot;DE&quot;;UPPER([.G608]))-2)" office:value-type="string" office:string-value="24" calcext:value-type="string">
            <text:p>24</text:p>
          </table:table-cell>
          <table:table-cell table:formula="of:=MID([.G608];FIND(&quot;DE&quot;;UPPER([.G608]))+3;999)" office:value-type="string" office:string-value="AGOSTO" calcext:value-type="string">
            <text:p>AGOSTO</text:p>
          </table:table-cell>
          <table:table-cell table:formula="of:=VLOOKUP([.I608];[.$P$4:.$Q$15];2;0)" office:value-type="float" office:value="8" calcext:value-type="float">
            <text:p>8</text:p>
          </table:table-cell>
          <table:table-cell table:formula="of:=DATE(2020;[.J608];[.H608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IA DEL RÍO</text:p>
          </table:table-cell>
          <table:table-cell office:value-type="string" calcext:value-type="string">
            <text:p>8 DE SEPTIEMBRE</text:p>
          </table:table-cell>
          <table:table-cell table:formula="of:=LEFT([.B609];FIND(&quot;DE&quot;;UPPER([.B609]))-2)" office:value-type="string" office:string-value="8" calcext:value-type="string">
            <text:p>8</text:p>
          </table:table-cell>
          <table:table-cell table:formula="of:=MID([.B609];FIND(&quot;DE&quot;;UPPER([.B609]))+3;999)" office:value-type="string" office:string-value="SEPTIEMBRE" calcext:value-type="string">
            <text:p>SEPTIEMBRE</text:p>
          </table:table-cell>
          <table:table-cell table:formula="of:=VLOOKUP([.D609];[.$P$4:.$Q$15];2;0)" office:value-type="float" office:value="9" calcext:value-type="float">
            <text:p>9</text:p>
          </table:table-cell>
          <table:table-cell table:formula="of:=DATE(2020;[.E609];[.C609])" office:value-type="date" office:date-value="2020-09-08" calcext:value-type="date">
            <text:p>8 de septiembre</text:p>
          </table:table-cell>
          <table:table-cell office:value-type="string" calcext:value-type="string">
            <text:p>21 DE SEPTIEMBRE</text:p>
          </table:table-cell>
          <table:table-cell table:formula="of:=LEFT([.G609];FIND(&quot;DE&quot;;UPPER([.G609]))-2)" office:value-type="string" office:string-value="21" calcext:value-type="string">
            <text:p>21</text:p>
          </table:table-cell>
          <table:table-cell table:formula="of:=MID([.G609];FIND(&quot;DE&quot;;UPPER([.G609]))+3;999)" office:value-type="string" office:string-value="SEPTIEMBRE" calcext:value-type="string">
            <text:p>SEPTIEMBRE</text:p>
          </table:table-cell>
          <table:table-cell table:formula="of:=VLOOKUP([.I609];[.$P$4:.$Q$15];2;0)" office:value-type="float" office:value="9" calcext:value-type="float">
            <text:p>9</text:p>
          </table:table-cell>
          <table:table-cell table:formula="of:=DATE(2020;[.J609];[.H609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IPE</text:p>
          </table:table-cell>
          <table:table-cell office:value-type="string" calcext:value-type="string">
            <text:p>11 DE MAYO</text:p>
          </table:table-cell>
          <table:table-cell table:formula="of:=LEFT([.B610];FIND(&quot;DE&quot;;UPPER([.B610]))-2)" office:value-type="string" office:string-value="11" calcext:value-type="string">
            <text:p>11</text:p>
          </table:table-cell>
          <table:table-cell table:formula="of:=MID([.B610];FIND(&quot;DE&quot;;UPPER([.B610]))+3;999)" office:value-type="string" office:string-value="MAYO" calcext:value-type="string">
            <text:p>MAYO</text:p>
          </table:table-cell>
          <table:table-cell table:formula="of:=VLOOKUP([.D610];[.$P$4:.$Q$15];2;0)" office:value-type="float" office:value="5" calcext:value-type="float">
            <text:p>5</text:p>
          </table:table-cell>
          <table:table-cell table:formula="of:=DATE(2020;[.E610];[.C610])" office:value-type="date" office:date-value="2020-05-11" calcext:value-type="date">
            <text:p>11 de mayo</text:p>
          </table:table-cell>
          <table:table-cell office:value-type="string" calcext:value-type="string">
            <text:p>29 DE JUNIO</text:p>
          </table:table-cell>
          <table:table-cell table:formula="of:=LEFT([.G610];FIND(&quot;DE&quot;;UPPER([.G610]))-2)" office:value-type="string" office:string-value="29" calcext:value-type="string">
            <text:p>29</text:p>
          </table:table-cell>
          <table:table-cell table:formula="of:=MID([.G610];FIND(&quot;DE&quot;;UPPER([.G610]))+3;999)" office:value-type="string" office:string-value="JUNIO" calcext:value-type="string">
            <text:p>JUNIO</text:p>
          </table:table-cell>
          <table:table-cell table:formula="of:=VLOOKUP([.I610];[.$P$4:.$Q$15];2;0)" office:value-type="float" office:value="6" calcext:value-type="float">
            <text:p>6</text:p>
          </table:table-cell>
          <table:table-cell table:formula="of:=DATE(2020;[.J610];[.H610])" office:value-type="date" office:date-value="2020-06-29" calcext:value-type="date">
            <text:p>29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IL, EL</text:p>
          </table:table-cell>
          <table:table-cell office:value-type="string" calcext:value-type="string">
            <text:p>13 DE AGOSTO</text:p>
          </table:table-cell>
          <table:table-cell table:formula="of:=LEFT([.B611];FIND(&quot;DE&quot;;UPPER([.B611]))-2)" office:value-type="string" office:string-value="13" calcext:value-type="string">
            <text:p>13</text:p>
          </table:table-cell>
          <table:table-cell table:formula="of:=MID([.B611];FIND(&quot;DE&quot;;UPPER([.B611]))+3;999)" office:value-type="string" office:string-value="AGOSTO" calcext:value-type="string">
            <text:p>AGOSTO</text:p>
          </table:table-cell>
          <table:table-cell table:formula="of:=VLOOKUP([.D611];[.$P$4:.$Q$15];2;0)" office:value-type="float" office:value="8" calcext:value-type="float">
            <text:p>8</text:p>
          </table:table-cell>
          <table:table-cell table:formula="of:=DATE(2020;[.E611];[.C611])" office:value-type="date" office:date-value="2020-08-13" calcext:value-type="date">
            <text:p>13 de agosto</text:p>
          </table:table-cell>
          <table:table-cell office:value-type="string" calcext:value-type="string">
            <text:p>17 DE AGOSTO</text:p>
          </table:table-cell>
          <table:table-cell table:formula="of:=LEFT([.G611];FIND(&quot;DE&quot;;UPPER([.G611]))-2)" office:value-type="string" office:string-value="17" calcext:value-type="string">
            <text:p>17</text:p>
          </table:table-cell>
          <table:table-cell table:formula="of:=MID([.G611];FIND(&quot;DE&quot;;UPPER([.G611]))+3;999)" office:value-type="string" office:string-value="AGOSTO" calcext:value-type="string">
            <text:p>AGOSTO</text:p>
          </table:table-cell>
          <table:table-cell table:formula="of:=VLOOKUP([.I611];[.$P$4:.$Q$15];2;0)" office:value-type="float" office:value="8" calcext:value-type="float">
            <text:p>8</text:p>
          </table:table-cell>
          <table:table-cell table:formula="of:=DATE(2020;[.J611];[.H611])" office:value-type="date" office:date-value="2020-08-17" calcext:value-type="date">
            <text:p>1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RALES, LOS</text:p>
          </table:table-cell>
          <table:table-cell office:value-type="string" calcext:value-type="string">
            <text:p>4 DE MAYO</text:p>
          </table:table-cell>
          <table:table-cell table:formula="of:=LEFT([.B612];FIND(&quot;DE&quot;;UPPER([.B612]))-2)" office:value-type="string" office:string-value="4" calcext:value-type="string">
            <text:p>4</text:p>
          </table:table-cell>
          <table:table-cell table:formula="of:=MID([.B612];FIND(&quot;DE&quot;;UPPER([.B612]))+3;999)" office:value-type="string" office:string-value="MAYO" calcext:value-type="string">
            <text:p>MAYO</text:p>
          </table:table-cell>
          <table:table-cell table:formula="of:=VLOOKUP([.D612];[.$P$4:.$Q$15];2;0)" office:value-type="float" office:value="5" calcext:value-type="float">
            <text:p>5</text:p>
          </table:table-cell>
          <table:table-cell table:formula="of:=DATE(2020;[.E612];[.C612])" office:value-type="date" office:date-value="2020-05-04" calcext:value-type="date">
            <text:p>4 de mayo</text:p>
          </table:table-cell>
          <table:table-cell office:value-type="string" calcext:value-type="string">
            <text:p>3 DE AGOSTO</text:p>
          </table:table-cell>
          <table:table-cell table:formula="of:=LEFT([.G612];FIND(&quot;DE&quot;;UPPER([.G612]))-2)" office:value-type="string" office:string-value="3" calcext:value-type="string">
            <text:p>3</text:p>
          </table:table-cell>
          <table:table-cell table:formula="of:=MID([.G612];FIND(&quot;DE&quot;;UPPER([.G612]))+3;999)" office:value-type="string" office:string-value="AGOSTO" calcext:value-type="string">
            <text:p>AGOSTO</text:p>
          </table:table-cell>
          <table:table-cell table:formula="of:=VLOOKUP([.I612];[.$P$4:.$Q$15];2;0)" office:value-type="float" office:value="8" calcext:value-type="float">
            <text:p>8</text:p>
          </table:table-cell>
          <table:table-cell table:formula="of:=DATE(2020;[.J612];[.H612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RVO DE SEVILLA, EL</text:p>
          </table:table-cell>
          <table:table-cell office:value-type="string" calcext:value-type="string">
            <text:p>30 DE MAYO</text:p>
          </table:table-cell>
          <table:table-cell table:formula="of:=LEFT([.B613];FIND(&quot;DE&quot;;UPPER([.B613]))-2)" office:value-type="string" office:string-value="30" calcext:value-type="string">
            <text:p>30</text:p>
          </table:table-cell>
          <table:table-cell table:formula="of:=MID([.B613];FIND(&quot;DE&quot;;UPPER([.B613]))+3;999)" office:value-type="string" office:string-value="MAYO" calcext:value-type="string">
            <text:p>MAYO</text:p>
          </table:table-cell>
          <table:table-cell table:formula="of:=VLOOKUP([.D613];[.$P$4:.$Q$15];2;0)" office:value-type="float" office:value="5" calcext:value-type="float">
            <text:p>5</text:p>
          </table:table-cell>
          <table:table-cell table:formula="of:=DATE(2020;[.E613];[.C613])" office:value-type="date" office:date-value="2020-05-30" calcext:value-type="date">
            <text:p>30 de mayo</text:p>
          </table:table-cell>
          <table:table-cell office:value-type="string" calcext:value-type="string">
            <text:p>7 DE OCTUBRE</text:p>
          </table:table-cell>
          <table:table-cell table:formula="of:=LEFT([.G613];FIND(&quot;DE&quot;;UPPER([.G613]))-2)" office:value-type="string" office:string-value="7" calcext:value-type="string">
            <text:p>7</text:p>
          </table:table-cell>
          <table:table-cell table:formula="of:=MID([.G613];FIND(&quot;DE&quot;;UPPER([.G613]))+3;999)" office:value-type="string" office:string-value="OCTUBRE" calcext:value-type="string">
            <text:p>OCTUBRE</text:p>
          </table:table-cell>
          <table:table-cell table:formula="of:=VLOOKUP([.I613];[.$P$4:.$Q$15];2;0)" office:value-type="float" office:value="10" calcext:value-type="float">
            <text:p>10</text:p>
          </table:table-cell>
          <table:table-cell table:formula="of:=DATE(2020;[.J613];[.H613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S HERMANAS</text:p>
          </table:table-cell>
          <table:table-cell office:value-type="string" calcext:value-type="string">
            <text:p>14 DE MAYO</text:p>
          </table:table-cell>
          <table:table-cell table:formula="of:=LEFT([.B614];FIND(&quot;DE&quot;;UPPER([.B614]))-2)" office:value-type="string" office:string-value="14" calcext:value-type="string">
            <text:p>14</text:p>
          </table:table-cell>
          <table:table-cell table:formula="of:=MID([.B614];FIND(&quot;DE&quot;;UPPER([.B614]))+3;999)" office:value-type="string" office:string-value="MAYO" calcext:value-type="string">
            <text:p>MAYO</text:p>
          </table:table-cell>
          <table:table-cell table:formula="of:=VLOOKUP([.D614];[.$P$4:.$Q$15];2;0)" office:value-type="float" office:value="5" calcext:value-type="float">
            <text:p>5</text:p>
          </table:table-cell>
          <table:table-cell table:formula="of:=DATE(2020;[.E614];[.C614])" office:value-type="date" office:date-value="2020-05-14" calcext:value-type="date">
            <text:p>14 de mayo</text:p>
          </table:table-cell>
          <table:table-cell office:value-type="string" calcext:value-type="string">
            <text:p>19 DE OCTUBRE</text:p>
          </table:table-cell>
          <table:table-cell table:formula="of:=LEFT([.G614];FIND(&quot;DE&quot;;UPPER([.G614]))-2)" office:value-type="string" office:string-value="19" calcext:value-type="string">
            <text:p>19</text:p>
          </table:table-cell>
          <table:table-cell table:formula="of:=MID([.G614];FIND(&quot;DE&quot;;UPPER([.G614]))+3;999)" office:value-type="string" office:string-value="OCTUBRE" calcext:value-type="string">
            <text:p>OCTUBRE</text:p>
          </table:table-cell>
          <table:table-cell table:formula="of:=VLOOKUP([.I614];[.$P$4:.$Q$15];2;0)" office:value-type="float" office:value="10" calcext:value-type="float">
            <text:p>10</text:p>
          </table:table-cell>
          <table:table-cell table:formula="of:=DATE(2020;[.J614];[.H614])" office:value-type="date" office:date-value="2020-10-19" calcext:value-type="date">
            <text:p>1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CIJA</text:p>
          </table:table-cell>
          <table:table-cell office:value-type="string" calcext:value-type="string">
            <text:p>8 DE SEPTIEMBRE</text:p>
          </table:table-cell>
          <table:table-cell table:formula="of:=LEFT([.B615];FIND(&quot;DE&quot;;UPPER([.B615]))-2)" office:value-type="string" office:string-value="8" calcext:value-type="string">
            <text:p>8</text:p>
          </table:table-cell>
          <table:table-cell table:formula="of:=MID([.B615];FIND(&quot;DE&quot;;UPPER([.B615]))+3;999)" office:value-type="string" office:string-value="SEPTIEMBRE" calcext:value-type="string">
            <text:p>SEPTIEMBRE</text:p>
          </table:table-cell>
          <table:table-cell table:formula="of:=VLOOKUP([.D615];[.$P$4:.$Q$15];2;0)" office:value-type="float" office:value="9" calcext:value-type="float">
            <text:p>9</text:p>
          </table:table-cell>
          <table:table-cell table:formula="of:=DATE(2020;[.E615];[.C615])" office:value-type="date" office:date-value="2020-09-08" calcext:value-type="date">
            <text:p>8 de septiembre</text:p>
          </table:table-cell>
          <table:table-cell office:value-type="string" calcext:value-type="string">
            <text:p>18 DE SEPTIEMBRE</text:p>
          </table:table-cell>
          <table:table-cell table:formula="of:=LEFT([.G615];FIND(&quot;DE&quot;;UPPER([.G615]))-2)" office:value-type="string" office:string-value="18" calcext:value-type="string">
            <text:p>18</text:p>
          </table:table-cell>
          <table:table-cell table:formula="of:=MID([.G615];FIND(&quot;DE&quot;;UPPER([.G615]))+3;999)" office:value-type="string" office:string-value="SEPTIEMBRE" calcext:value-type="string">
            <text:p>SEPTIEMBRE</text:p>
          </table:table-cell>
          <table:table-cell table:formula="of:=VLOOKUP([.I615];[.$P$4:.$Q$15];2;0)" office:value-type="float" office:value="9" calcext:value-type="float">
            <text:p>9</text:p>
          </table:table-cell>
          <table:table-cell table:formula="of:=DATE(2020;[.J615];[.H615])" office:value-type="date" office:date-value="2020-09-18" calcext:value-type="date">
            <text:p>1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RTINAS</text:p>
          </table:table-cell>
          <table:table-cell office:value-type="string" calcext:value-type="string">
            <text:p>11 DE JUNIO</text:p>
          </table:table-cell>
          <table:table-cell table:formula="of:=LEFT([.B616];FIND(&quot;DE&quot;;UPPER([.B616]))-2)" office:value-type="string" office:string-value="11" calcext:value-type="string">
            <text:p>11</text:p>
          </table:table-cell>
          <table:table-cell table:formula="of:=MID([.B616];FIND(&quot;DE&quot;;UPPER([.B616]))+3;999)" office:value-type="string" office:string-value="JUNIO" calcext:value-type="string">
            <text:p>JUNIO</text:p>
          </table:table-cell>
          <table:table-cell table:formula="of:=VLOOKUP([.D616];[.$P$4:.$Q$15];2;0)" office:value-type="float" office:value="6" calcext:value-type="float">
            <text:p>6</text:p>
          </table:table-cell>
          <table:table-cell table:formula="of:=DATE(2020;[.E616];[.C616])" office:value-type="date" office:date-value="2020-06-11" calcext:value-type="date">
            <text:p>11 de junio</text:p>
          </table:table-cell>
          <table:table-cell office:value-type="string" calcext:value-type="string">
            <text:p>4 DE SEPTIEMBRE</text:p>
          </table:table-cell>
          <table:table-cell table:formula="of:=LEFT([.G616];FIND(&quot;DE&quot;;UPPER([.G616]))-2)" office:value-type="string" office:string-value="4" calcext:value-type="string">
            <text:p>4</text:p>
          </table:table-cell>
          <table:table-cell table:formula="of:=MID([.G616];FIND(&quot;DE&quot;;UPPER([.G616]))+3;999)" office:value-type="string" office:string-value="SEPTIEMBRE" calcext:value-type="string">
            <text:p>SEPTIEMBRE</text:p>
          </table:table-cell>
          <table:table-cell table:formula="of:=VLOOKUP([.I616];[.$P$4:.$Q$15];2;0)" office:value-type="float" office:value="9" calcext:value-type="float">
            <text:p>9</text:p>
          </table:table-cell>
          <table:table-cell table:formula="of:=DATE(2020;[.J616];[.H616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EPA</text:p>
          </table:table-cell>
          <table:table-cell office:value-type="string" calcext:value-type="string">
            <text:p>18 DE MAYO</text:p>
          </table:table-cell>
          <table:table-cell table:formula="of:=LEFT([.B617];FIND(&quot;DE&quot;;UPPER([.B617]))-2)" office:value-type="string" office:string-value="18" calcext:value-type="string">
            <text:p>18</text:p>
          </table:table-cell>
          <table:table-cell table:formula="of:=MID([.B617];FIND(&quot;DE&quot;;UPPER([.B617]))+3;999)" office:value-type="string" office:string-value="MAYO" calcext:value-type="string">
            <text:p>MAYO</text:p>
          </table:table-cell>
          <table:table-cell table:formula="of:=VLOOKUP([.D617];[.$P$4:.$Q$15];2;0)" office:value-type="float" office:value="5" calcext:value-type="float">
            <text:p>5</text:p>
          </table:table-cell>
          <table:table-cell table:formula="of:=DATE(2020;[.E617];[.C617])" office:value-type="date" office:date-value="2020-05-18" calcext:value-type="date">
            <text:p>18 de mayo</text:p>
          </table:table-cell>
          <table:table-cell office:value-type="string" calcext:value-type="string">
            <text:p>4 DE SEPTIEMBRE</text:p>
          </table:table-cell>
          <table:table-cell table:formula="of:=LEFT([.G617];FIND(&quot;DE&quot;;UPPER([.G617]))-2)" office:value-type="string" office:string-value="4" calcext:value-type="string">
            <text:p>4</text:p>
          </table:table-cell>
          <table:table-cell table:formula="of:=MID([.G617];FIND(&quot;DE&quot;;UPPER([.G617]))+3;999)" office:value-type="string" office:string-value="SEPTIEMBRE" calcext:value-type="string">
            <text:p>SEPTIEMBRE</text:p>
          </table:table-cell>
          <table:table-cell table:formula="of:=VLOOKUP([.I617];[.$P$4:.$Q$15];2;0)" office:value-type="float" office:value="9" calcext:value-type="float">
            <text:p>9</text:p>
          </table:table-cell>
          <table:table-cell table:formula="of:=DATE(2020;[.J617];[.H617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ENTES DE ANDALUCÍA</text:p>
          </table:table-cell>
          <table:table-cell office:value-type="string" calcext:value-type="string">
            <text:p>24 DE FEBRERO</text:p>
          </table:table-cell>
          <table:table-cell table:formula="of:=LEFT([.B618];FIND(&quot;DE&quot;;UPPER([.B618]))-2)" office:value-type="string" office:string-value="24" calcext:value-type="string">
            <text:p>24</text:p>
          </table:table-cell>
          <table:table-cell table:formula="of:=MID([.B618];FIND(&quot;DE&quot;;UPPER([.B618]))+3;999)" office:value-type="string" office:string-value="FEBRERO" calcext:value-type="string">
            <text:p>FEBRERO</text:p>
          </table:table-cell>
          <table:table-cell table:formula="of:=VLOOKUP([.D618];[.$P$4:.$Q$15];2;0)" office:value-type="float" office:value="2" calcext:value-type="float">
            <text:p>2</text:p>
          </table:table-cell>
          <table:table-cell table:formula="of:=DATE(2020;[.E618];[.C618])" office:value-type="date" office:date-value="2020-02-24" calcext:value-type="date">
            <text:p>24 de febrero</text:p>
          </table:table-cell>
          <table:table-cell office:value-type="string" calcext:value-type="string">
            <text:p>24 DE AGOSTO</text:p>
          </table:table-cell>
          <table:table-cell table:formula="of:=LEFT([.G618];FIND(&quot;DE&quot;;UPPER([.G618]))-2)" office:value-type="string" office:string-value="24" calcext:value-type="string">
            <text:p>24</text:p>
          </table:table-cell>
          <table:table-cell table:formula="of:=MID([.G618];FIND(&quot;DE&quot;;UPPER([.G618]))+3;999)" office:value-type="string" office:string-value="AGOSTO" calcext:value-type="string">
            <text:p>AGOSTO</text:p>
          </table:table-cell>
          <table:table-cell table:formula="of:=VLOOKUP([.I618];[.$P$4:.$Q$15];2;0)" office:value-type="float" office:value="8" calcext:value-type="float">
            <text:p>8</text:p>
          </table:table-cell>
          <table:table-cell table:formula="of:=DATE(2020;[.J618];[.H618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ROBO, EL</text:p>
          </table:table-cell>
          <table:table-cell office:value-type="string" calcext:value-type="string">
            <text:p>21 DE AGOSTO</text:p>
          </table:table-cell>
          <table:table-cell table:formula="of:=LEFT([.B619];FIND(&quot;DE&quot;;UPPER([.B619]))-2)" office:value-type="string" office:string-value="21" calcext:value-type="string">
            <text:p>21</text:p>
          </table:table-cell>
          <table:table-cell table:formula="of:=MID([.B619];FIND(&quot;DE&quot;;UPPER([.B619]))+3;999)" office:value-type="string" office:string-value="AGOSTO" calcext:value-type="string">
            <text:p>AGOSTO</text:p>
          </table:table-cell>
          <table:table-cell table:formula="of:=VLOOKUP([.D619];[.$P$4:.$Q$15];2;0)" office:value-type="float" office:value="8" calcext:value-type="float">
            <text:p>8</text:p>
          </table:table-cell>
          <table:table-cell table:formula="of:=DATE(2020;[.E619];[.C619])" office:value-type="date" office:date-value="2020-08-21" calcext:value-type="date">
            <text:p>21 de agosto</text:p>
          </table:table-cell>
          <table:table-cell office:value-type="string" calcext:value-type="string">
            <text:p>24 DE AGOSTO</text:p>
          </table:table-cell>
          <table:table-cell table:formula="of:=LEFT([.G619];FIND(&quot;DE&quot;;UPPER([.G619]))-2)" office:value-type="string" office:string-value="24" calcext:value-type="string">
            <text:p>24</text:p>
          </table:table-cell>
          <table:table-cell table:formula="of:=MID([.G619];FIND(&quot;DE&quot;;UPPER([.G619]))+3;999)" office:value-type="string" office:string-value="AGOSTO" calcext:value-type="string">
            <text:p>AGOSTO</text:p>
          </table:table-cell>
          <table:table-cell table:formula="of:=VLOOKUP([.I619];[.$P$4:.$Q$15];2;0)" office:value-type="float" office:value="8" calcext:value-type="float">
            <text:p>8</text:p>
          </table:table-cell>
          <table:table-cell table:formula="of:=DATE(2020;[.J619];[.H619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VES</text:p>
          </table:table-cell>
          <table:table-cell office:value-type="string" calcext:value-type="string">
            <text:p>30 DE ABRIL</text:p>
          </table:table-cell>
          <table:table-cell table:formula="of:=LEFT([.B620];FIND(&quot;DE&quot;;UPPER([.B620]))-2)" office:value-type="string" office:string-value="30" calcext:value-type="string">
            <text:p>30</text:p>
          </table:table-cell>
          <table:table-cell table:formula="of:=MID([.B620];FIND(&quot;DE&quot;;UPPER([.B620]))+3;999)" office:value-type="string" office:string-value="ABRIL" calcext:value-type="string">
            <text:p>ABRIL</text:p>
          </table:table-cell>
          <table:table-cell table:formula="of:=VLOOKUP([.D620];[.$P$4:.$Q$15];2;0)" office:value-type="float" office:value="4" calcext:value-type="float">
            <text:p>4</text:p>
          </table:table-cell>
          <table:table-cell table:formula="of:=DATE(2020;[.E620];[.C620])" office:value-type="date" office:date-value="2020-04-30" calcext:value-type="date">
            <text:p>30 de abril</text:p>
          </table:table-cell>
          <table:table-cell office:value-type="string" calcext:value-type="string">
            <text:p>31 DE AGOSTO</text:p>
          </table:table-cell>
          <table:table-cell table:formula="of:=LEFT([.G620];FIND(&quot;DE&quot;;UPPER([.G620]))-2)" office:value-type="string" office:string-value="31" calcext:value-type="string">
            <text:p>31</text:p>
          </table:table-cell>
          <table:table-cell table:formula="of:=MID([.G620];FIND(&quot;DE&quot;;UPPER([.G620]))+3;999)" office:value-type="string" office:string-value="AGOSTO" calcext:value-type="string">
            <text:p>AGOSTO</text:p>
          </table:table-cell>
          <table:table-cell table:formula="of:=VLOOKUP([.I620];[.$P$4:.$Q$15];2;0)" office:value-type="float" office:value="8" calcext:value-type="float">
            <text:p>8</text:p>
          </table:table-cell>
          <table:table-cell table:formula="of:=DATE(2020;[.J620];[.H620])" office:value-type="date" office:date-value="2020-08-31" calcext:value-type="date">
            <text:p>3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ENA</text:p>
          </table:table-cell>
          <table:table-cell office:value-type="string" calcext:value-type="string">
            <text:p>29 DE MAYO</text:p>
          </table:table-cell>
          <table:table-cell table:formula="of:=LEFT([.B621];FIND(&quot;DE&quot;;UPPER([.B621]))-2)" office:value-type="string" office:string-value="29" calcext:value-type="string">
            <text:p>29</text:p>
          </table:table-cell>
          <table:table-cell table:formula="of:=MID([.B621];FIND(&quot;DE&quot;;UPPER([.B621]))+3;999)" office:value-type="string" office:string-value="MAYO" calcext:value-type="string">
            <text:p>MAYO</text:p>
          </table:table-cell>
          <table:table-cell table:formula="of:=VLOOKUP([.D621];[.$P$4:.$Q$15];2;0)" office:value-type="float" office:value="5" calcext:value-type="float">
            <text:p>5</text:p>
          </table:table-cell>
          <table:table-cell table:formula="of:=DATE(2020;[.E621];[.C621])" office:value-type="date" office:date-value="2020-05-29" calcext:value-type="date">
            <text:p>29 de mayo</text:p>
          </table:table-cell>
          <table:table-cell office:value-type="string" calcext:value-type="string">
            <text:p>1 DE JUNIO</text:p>
          </table:table-cell>
          <table:table-cell table:formula="of:=LEFT([.G621];FIND(&quot;DE&quot;;UPPER([.G621]))-2)" office:value-type="string" office:string-value="1" calcext:value-type="string">
            <text:p>1</text:p>
          </table:table-cell>
          <table:table-cell table:formula="of:=MID([.G621];FIND(&quot;DE&quot;;UPPER([.G621]))+3;999)" office:value-type="string" office:string-value="JUNIO" calcext:value-type="string">
            <text:p>JUNIO</text:p>
          </table:table-cell>
          <table:table-cell table:formula="of:=VLOOKUP([.I621];[.$P$4:.$Q$15];2;0)" office:value-type="float" office:value="6" calcext:value-type="float">
            <text:p>6</text:p>
          </table:table-cell>
          <table:table-cell table:formula="of:=DATE(2020;[.J621];[.H621])" office:value-type="date" office:date-value="2020-06-01" calcext:value-type="date">
            <text:p>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LENA</text:p>
          </table:table-cell>
          <table:table-cell office:value-type="string" calcext:value-type="string">
            <text:p>10 DE AGOSTO</text:p>
          </table:table-cell>
          <table:table-cell table:formula="of:=LEFT([.B622];FIND(&quot;DE&quot;;UPPER([.B622]))-2)" office:value-type="string" office:string-value="10" calcext:value-type="string">
            <text:p>10</text:p>
          </table:table-cell>
          <table:table-cell table:formula="of:=MID([.B622];FIND(&quot;DE&quot;;UPPER([.B622]))+3;999)" office:value-type="string" office:string-value="AGOSTO" calcext:value-type="string">
            <text:p>AGOSTO</text:p>
          </table:table-cell>
          <table:table-cell table:formula="of:=VLOOKUP([.D622];[.$P$4:.$Q$15];2;0)" office:value-type="float" office:value="8" calcext:value-type="float">
            <text:p>8</text:p>
          </table:table-cell>
          <table:table-cell table:formula="of:=DATE(2020;[.E622];[.C622])" office:value-type="date" office:date-value="2020-08-10" calcext:value-type="date">
            <text:p>10 de agosto</text:p>
          </table:table-cell>
          <table:table-cell office:value-type="string" calcext:value-type="string">
            <text:p>29 DE DICIEMBRE</text:p>
          </table:table-cell>
          <table:table-cell table:formula="of:=LEFT([.G622];FIND(&quot;DE&quot;;UPPER([.G622]))-2)" office:value-type="string" office:string-value="29" calcext:value-type="string">
            <text:p>29</text:p>
          </table:table-cell>
          <table:table-cell table:formula="of:=MID([.G622];FIND(&quot;DE&quot;;UPPER([.G622]))+3;999)" office:value-type="string" office:string-value="DICIEMBRE" calcext:value-type="string">
            <text:p>DICIEMBRE</text:p>
          </table:table-cell>
          <table:table-cell table:formula="of:=VLOOKUP([.I622];[.$P$4:.$Q$15];2;0)" office:value-type="float" office:value="12" calcext:value-type="float">
            <text:p>12</text:p>
          </table:table-cell>
          <table:table-cell table:formula="of:=DATE(2020;[.J622];[.H622])" office:value-type="date" office:date-value="2020-12-29" calcext:value-type="date">
            <text:p>29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DALCANAL</text:p>
          </table:table-cell>
          <table:table-cell office:value-type="string" calcext:value-type="string">
            <text:p>24 DE JULIO</text:p>
          </table:table-cell>
          <table:table-cell table:formula="of:=LEFT([.B623];FIND(&quot;DE&quot;;UPPER([.B623]))-2)" office:value-type="string" office:string-value="24" calcext:value-type="string">
            <text:p>24</text:p>
          </table:table-cell>
          <table:table-cell table:formula="of:=MID([.B623];FIND(&quot;DE&quot;;UPPER([.B623]))+3;999)" office:value-type="string" office:string-value="JULIO" calcext:value-type="string">
            <text:p>JULIO</text:p>
          </table:table-cell>
          <table:table-cell table:formula="of:=VLOOKUP([.D623];[.$P$4:.$Q$15];2;0)" office:value-type="float" office:value="7" calcext:value-type="float">
            <text:p>7</text:p>
          </table:table-cell>
          <table:table-cell table:formula="of:=DATE(2020;[.E623];[.C623])" office:value-type="date" office:date-value="2020-07-24" calcext:value-type="date">
            <text:p>24 de julio</text:p>
          </table:table-cell>
          <table:table-cell office:value-type="string" calcext:value-type="string">
            <text:p>31 DE AGOSTO</text:p>
          </table:table-cell>
          <table:table-cell table:formula="of:=LEFT([.G623];FIND(&quot;DE&quot;;UPPER([.G623]))-2)" office:value-type="string" office:string-value="31" calcext:value-type="string">
            <text:p>31</text:p>
          </table:table-cell>
          <table:table-cell table:formula="of:=MID([.G623];FIND(&quot;DE&quot;;UPPER([.G623]))+3;999)" office:value-type="string" office:string-value="AGOSTO" calcext:value-type="string">
            <text:p>AGOSTO</text:p>
          </table:table-cell>
          <table:table-cell table:formula="of:=VLOOKUP([.I623];[.$P$4:.$Q$15];2;0)" office:value-type="float" office:value="8" calcext:value-type="float">
            <text:p>8</text:p>
          </table:table-cell>
          <table:table-cell table:formula="of:=DATE(2020;[.J623];[.H623])" office:value-type="date" office:date-value="2020-08-31" calcext:value-type="date">
            <text:p>31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26 DE JUNIO</text:p>
          </table:table-cell>
          <table:table-cell table:formula="of:=LEFT([.B624];FIND(&quot;DE&quot;;UPPER([.B624]))-2)" office:value-type="string" office:string-value="26" calcext:value-type="string">
            <text:p>26</text:p>
          </table:table-cell>
          <table:table-cell table:formula="of:=MID([.B624];FIND(&quot;DE&quot;;UPPER([.B624]))+3;999)" office:value-type="string" office:string-value="JUNIO" calcext:value-type="string">
            <text:p>JUNIO</text:p>
          </table:table-cell>
          <table:table-cell table:formula="of:=VLOOKUP([.D624];[.$P$4:.$Q$15];2;0)" office:value-type="float" office:value="6" calcext:value-type="float">
            <text:p>6</text:p>
          </table:table-cell>
          <table:table-cell table:formula="of:=DATE(2020;[.E624];[.C624])" office:value-type="date" office:date-value="2020-06-26" calcext:value-type="date">
            <text:p>26 de junio</text:p>
          </table:table-cell>
          <table:table-cell office:value-type="string" calcext:value-type="string">
            <text:p>7 DE AGOSTO</text:p>
          </table:table-cell>
          <table:table-cell table:formula="of:=LEFT([.G624];FIND(&quot;DE&quot;;UPPER([.G624]))-2)" office:value-type="string" office:string-value="7" calcext:value-type="string">
            <text:p>7</text:p>
          </table:table-cell>
          <table:table-cell table:formula="of:=MID([.G624];FIND(&quot;DE&quot;;UPPER([.G624]))+3;999)" office:value-type="string" office:string-value="AGOSTO" calcext:value-type="string">
            <text:p>AGOSTO</text:p>
          </table:table-cell>
          <table:table-cell table:formula="of:=VLOOKUP([.I624];[.$P$4:.$Q$15];2;0)" office:value-type="float" office:value="8" calcext:value-type="float">
            <text:p>8</text:p>
          </table:table-cell>
          <table:table-cell table:formula="of:=DATE(2020;[.J624];[.H624])" office:value-type="date" office:date-value="2020-08-07" calcext:value-type="date">
            <text:p>7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EVAR DEL ALJARAFE</text:p>
          </table:table-cell>
          <table:table-cell office:value-type="string" calcext:value-type="string">
            <text:p>20 DE ENERO</text:p>
          </table:table-cell>
          <table:table-cell table:formula="of:=LEFT([.B625];FIND(&quot;DE&quot;;UPPER([.B625]))-2)" office:value-type="string" office:string-value="20" calcext:value-type="string">
            <text:p>20</text:p>
          </table:table-cell>
          <table:table-cell table:formula="of:=MID([.B625];FIND(&quot;DE&quot;;UPPER([.B625]))+3;999)" office:value-type="string" office:string-value="ENERO" calcext:value-type="string">
            <text:p>ENERO</text:p>
          </table:table-cell>
          <table:table-cell table:formula="of:=VLOOKUP([.D625];[.$P$4:.$Q$15];2;0)" office:value-type="float" office:value="1" calcext:value-type="float">
            <text:p>1</text:p>
          </table:table-cell>
          <table:table-cell table:formula="of:=DATE(2020;[.E625];[.C625])" office:value-type="date" office:date-value="2020-01-20" calcext:value-type="date">
            <text:p>20 de enero</text:p>
          </table:table-cell>
          <table:table-cell office:value-type="string" calcext:value-type="string">
            <text:p>1 DE JUNIO</text:p>
          </table:table-cell>
          <table:table-cell table:formula="of:=LEFT([.G625];FIND(&quot;DE&quot;;UPPER([.G625]))-2)" office:value-type="string" office:string-value="1" calcext:value-type="string">
            <text:p>1</text:p>
          </table:table-cell>
          <table:table-cell table:formula="of:=MID([.G625];FIND(&quot;DE&quot;;UPPER([.G625]))+3;999)" office:value-type="string" office:string-value="JUNIO" calcext:value-type="string">
            <text:p>JUNIO</text:p>
          </table:table-cell>
          <table:table-cell table:formula="of:=VLOOKUP([.I625];[.$P$4:.$Q$15];2;0)" office:value-type="float" office:value="6" calcext:value-type="float">
            <text:p>6</text:p>
          </table:table-cell>
          <table:table-cell table:formula="of:=DATE(2020;[.J625];[.H625])" office:value-type="date" office:date-value="2020-06-01" calcext:value-type="date">
            <text:p>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LA MAYOR</text:p>
          </table:table-cell>
          <table:table-cell office:value-type="string" calcext:value-type="string">
            <text:p>16 DE JULIO</text:p>
          </table:table-cell>
          <table:table-cell table:formula="of:=LEFT([.B626];FIND(&quot;DE&quot;;UPPER([.B626]))-2)" office:value-type="string" office:string-value="16" calcext:value-type="string">
            <text:p>16</text:p>
          </table:table-cell>
          <table:table-cell table:formula="of:=MID([.B626];FIND(&quot;DE&quot;;UPPER([.B626]))+3;999)" office:value-type="string" office:string-value="JULIO" calcext:value-type="string">
            <text:p>JULIO</text:p>
          </table:table-cell>
          <table:table-cell table:formula="of:=VLOOKUP([.D626];[.$P$4:.$Q$15];2;0)" office:value-type="float" office:value="7" calcext:value-type="float">
            <text:p>7</text:p>
          </table:table-cell>
          <table:table-cell table:formula="of:=DATE(2020;[.E626];[.C626])" office:value-type="date" office:date-value="2020-07-16" calcext:value-type="date">
            <text:p>16 de julio</text:p>
          </table:table-cell>
          <table:table-cell office:value-type="string" calcext:value-type="string">
            <text:p>29 DE SEPTIEMBRE</text:p>
          </table:table-cell>
          <table:table-cell table:formula="of:=LEFT([.G626];FIND(&quot;DE&quot;;UPPER([.G626]))-2)" office:value-type="string" office:string-value="29" calcext:value-type="string">
            <text:p>29</text:p>
          </table:table-cell>
          <table:table-cell table:formula="of:=MID([.G626];FIND(&quot;DE&quot;;UPPER([.G626]))+3;999)" office:value-type="string" office:string-value="SEPTIEMBRE" calcext:value-type="string">
            <text:p>SEPTIEMBRE</text:p>
          </table:table-cell>
          <table:table-cell table:formula="of:=VLOOKUP([.I626];[.$P$4:.$Q$15];2;0)" office:value-type="float" office:value="9" calcext:value-type="float">
            <text:p>9</text:p>
          </table:table-cell>
          <table:table-cell table:formula="of:=DATE(2020;[.J626];[.H626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TEJUELA</text:p>
          </table:table-cell>
          <table:table-cell office:value-type="string" calcext:value-type="string">
            <text:p>1 DE JUNIO</text:p>
          </table:table-cell>
          <table:table-cell table:formula="of:=LEFT([.B627];FIND(&quot;DE&quot;;UPPER([.B627]))-2)" office:value-type="string" office:string-value="1" calcext:value-type="string">
            <text:p>1</text:p>
          </table:table-cell>
          <table:table-cell table:formula="of:=MID([.B627];FIND(&quot;DE&quot;;UPPER([.B627]))+3;999)" office:value-type="string" office:string-value="JUNIO" calcext:value-type="string">
            <text:p>JUNIO</text:p>
          </table:table-cell>
          <table:table-cell table:formula="of:=VLOOKUP([.D627];[.$P$4:.$Q$15];2;0)" office:value-type="float" office:value="6" calcext:value-type="float">
            <text:p>6</text:p>
          </table:table-cell>
          <table:table-cell table:formula="of:=DATE(2020;[.E627];[.C627])" office:value-type="date" office:date-value="2020-06-01" calcext:value-type="date">
            <text:p>1 de junio</text:p>
          </table:table-cell>
          <table:table-cell office:value-type="string" calcext:value-type="string">
            <text:p>7 DE OCTUBRE</text:p>
          </table:table-cell>
          <table:table-cell table:formula="of:=LEFT([.G627];FIND(&quot;DE&quot;;UPPER([.G627]))-2)" office:value-type="string" office:string-value="7" calcext:value-type="string">
            <text:p>7</text:p>
          </table:table-cell>
          <table:table-cell table:formula="of:=MID([.G627];FIND(&quot;DE&quot;;UPPER([.G627]))+3;999)" office:value-type="string" office:string-value="OCTUBRE" calcext:value-type="string">
            <text:p>OCTUBRE</text:p>
          </table:table-cell>
          <table:table-cell table:formula="of:=VLOOKUP([.I627];[.$P$4:.$Q$15];2;0)" office:value-type="float" office:value="10" calcext:value-type="float">
            <text:p>10</text:p>
          </table:table-cell>
          <table:table-cell table:formula="of:=DATE(2020;[.J627];[.H627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RIJA</text:p>
          </table:table-cell>
          <table:table-cell office:value-type="string" calcext:value-type="string">
            <text:p>11 DE SEPTIEMBRE</text:p>
          </table:table-cell>
          <table:table-cell table:formula="of:=LEFT([.B628];FIND(&quot;DE&quot;;UPPER([.B628]))-2)" office:value-type="string" office:string-value="11" calcext:value-type="string">
            <text:p>11</text:p>
          </table:table-cell>
          <table:table-cell table:formula="of:=MID([.B628];FIND(&quot;DE&quot;;UPPER([.B628]))+3;999)" office:value-type="string" office:string-value="SEPTIEMBRE" calcext:value-type="string">
            <text:p>SEPTIEMBRE</text:p>
          </table:table-cell>
          <table:table-cell table:formula="of:=VLOOKUP([.D628];[.$P$4:.$Q$15];2;0)" office:value-type="float" office:value="9" calcext:value-type="float">
            <text:p>9</text:p>
          </table:table-cell>
          <table:table-cell table:formula="of:=DATE(2020;[.E628];[.C628])" office:value-type="date" office:date-value="2020-09-11" calcext:value-type="date">
            <text:p>11 de septiembre</text:p>
          </table:table-cell>
          <table:table-cell office:value-type="string" calcext:value-type="string">
            <text:p>12 DE SEPTIEMBRE</text:p>
          </table:table-cell>
          <table:table-cell table:formula="of:=LEFT([.G628];FIND(&quot;DE&quot;;UPPER([.G628]))-2)" office:value-type="string" office:string-value="12" calcext:value-type="string">
            <text:p>12</text:p>
          </table:table-cell>
          <table:table-cell table:formula="of:=MID([.G628];FIND(&quot;DE&quot;;UPPER([.G628]))+3;999)" office:value-type="string" office:string-value="SEPTIEMBRE" calcext:value-type="string">
            <text:p>SEPTIEMBRE</text:p>
          </table:table-cell>
          <table:table-cell table:formula="of:=VLOOKUP([.I628];[.$P$4:.$Q$15];2;0)" office:value-type="float" office:value="9" calcext:value-type="float">
            <text:p>9</text:p>
          </table:table-cell>
          <table:table-cell table:formula="of:=DATE(2020;[.J628];[.H628])" office:value-type="date" office:date-value="2020-09-12" calcext:value-type="date">
            <text:p>12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A DE ESTEPA</text:p>
          </table:table-cell>
          <table:table-cell office:value-type="string" calcext:value-type="string">
            <text:p>25 DE ABRIL</text:p>
          </table:table-cell>
          <table:table-cell table:formula="of:=LEFT([.B629];FIND(&quot;DE&quot;;UPPER([.B629]))-2)" office:value-type="string" office:string-value="25" calcext:value-type="string">
            <text:p>25</text:p>
          </table:table-cell>
          <table:table-cell table:formula="of:=MID([.B629];FIND(&quot;DE&quot;;UPPER([.B629]))+3;999)" office:value-type="string" office:string-value="ABRIL" calcext:value-type="string">
            <text:p>ABRIL</text:p>
          </table:table-cell>
          <table:table-cell table:formula="of:=VLOOKUP([.D629];[.$P$4:.$Q$15];2;0)" office:value-type="float" office:value="4" calcext:value-type="float">
            <text:p>4</text:p>
          </table:table-cell>
          <table:table-cell table:formula="of:=DATE(2020;[.E629];[.C629])" office:value-type="date" office:date-value="2020-04-25" calcext:value-type="date">
            <text:p>25 de abril</text:p>
          </table:table-cell>
          <table:table-cell office:value-type="string" calcext:value-type="string">
            <text:p>29 DE SEPTIEMBRE</text:p>
          </table:table-cell>
          <table:table-cell table:formula="of:=LEFT([.G629];FIND(&quot;DE&quot;;UPPER([.G629]))-2)" office:value-type="string" office:string-value="29" calcext:value-type="string">
            <text:p>29</text:p>
          </table:table-cell>
          <table:table-cell table:formula="of:=MID([.G629];FIND(&quot;DE&quot;;UPPER([.G629]))+3;999)" office:value-type="string" office:string-value="SEPTIEMBRE" calcext:value-type="string">
            <text:p>SEPTIEMBRE</text:p>
          </table:table-cell>
          <table:table-cell table:formula="of:=VLOOKUP([.I629];[.$P$4:.$Q$15];2;0)" office:value-type="float" office:value="9" calcext:value-type="float">
            <text:p>9</text:p>
          </table:table-cell>
          <table:table-cell table:formula="of:=DATE(2020;[.J629];[.H629])" office:value-type="date" office:date-value="2020-09-29" calcext:value-type="date">
            <text:p>29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A DEL RÍO</text:p>
          </table:table-cell>
          <table:table-cell office:value-type="string" calcext:value-type="string">
            <text:p>20 DE ENERO</text:p>
          </table:table-cell>
          <table:table-cell table:formula="of:=LEFT([.B630];FIND(&quot;DE&quot;;UPPER([.B630]))-2)" office:value-type="string" office:string-value="20" calcext:value-type="string">
            <text:p>20</text:p>
          </table:table-cell>
          <table:table-cell table:formula="of:=MID([.B630];FIND(&quot;DE&quot;;UPPER([.B630]))+3;999)" office:value-type="string" office:string-value="ENERO" calcext:value-type="string">
            <text:p>ENERO</text:p>
          </table:table-cell>
          <table:table-cell table:formula="of:=VLOOKUP([.D630];[.$P$4:.$Q$15];2;0)" office:value-type="float" office:value="1" calcext:value-type="float">
            <text:p>1</text:p>
          </table:table-cell>
          <table:table-cell table:formula="of:=DATE(2020;[.E630];[.C630])" office:value-type="date" office:date-value="2020-01-20" calcext:value-type="date">
            <text:p>20 de enero</text:p>
          </table:table-cell>
          <table:table-cell office:value-type="string" calcext:value-type="string">
            <text:p>8 DE SEPTIEMBRE</text:p>
          </table:table-cell>
          <table:table-cell table:formula="of:=LEFT([.G630];FIND(&quot;DE&quot;;UPPER([.G630]))-2)" office:value-type="string" office:string-value="8" calcext:value-type="string">
            <text:p>8</text:p>
          </table:table-cell>
          <table:table-cell table:formula="of:=MID([.G630];FIND(&quot;DE&quot;;UPPER([.G630]))+3;999)" office:value-type="string" office:string-value="SEPTIEMBRE" calcext:value-type="string">
            <text:p>SEPTIEMBRE</text:p>
          </table:table-cell>
          <table:table-cell table:formula="of:=VLOOKUP([.I630];[.$P$4:.$Q$15];2;0)" office:value-type="float" office:value="9" calcext:value-type="float">
            <text:p>9</text:p>
          </table:table-cell>
          <table:table-cell table:formula="of:=DATE(2020;[.J630];[.H63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ISIANA, LA</text:p>
          </table:table-cell>
          <table:table-cell office:value-type="string" calcext:value-type="string">
            <text:p>4 DE MAYO</text:p>
          </table:table-cell>
          <table:table-cell table:formula="of:=LEFT([.B631];FIND(&quot;DE&quot;;UPPER([.B631]))-2)" office:value-type="string" office:string-value="4" calcext:value-type="string">
            <text:p>4</text:p>
          </table:table-cell>
          <table:table-cell table:formula="of:=MID([.B631];FIND(&quot;DE&quot;;UPPER([.B631]))+3;999)" office:value-type="string" office:string-value="MAYO" calcext:value-type="string">
            <text:p>MAYO</text:p>
          </table:table-cell>
          <table:table-cell table:formula="of:=VLOOKUP([.D631];[.$P$4:.$Q$15];2;0)" office:value-type="float" office:value="5" calcext:value-type="float">
            <text:p>5</text:p>
          </table:table-cell>
          <table:table-cell table:formula="of:=DATE(2020;[.E631];[.C631])" office:value-type="date" office:date-value="2020-05-04" calcext:value-type="date">
            <text:p>4 de mayo</text:p>
          </table:table-cell>
          <table:table-cell office:value-type="string" calcext:value-type="string">
            <text:p>14 DE AGOSTO</text:p>
          </table:table-cell>
          <table:table-cell table:formula="of:=LEFT([.G631];FIND(&quot;DE&quot;;UPPER([.G631]))-2)" office:value-type="string" office:string-value="14" calcext:value-type="string">
            <text:p>14</text:p>
          </table:table-cell>
          <table:table-cell table:formula="of:=MID([.G631];FIND(&quot;DE&quot;;UPPER([.G631]))+3;999)" office:value-type="string" office:string-value="AGOSTO" calcext:value-type="string">
            <text:p>AGOSTO</text:p>
          </table:table-cell>
          <table:table-cell table:formula="of:=VLOOKUP([.I631];[.$P$4:.$Q$15];2;0)" office:value-type="float" office:value="8" calcext:value-type="float">
            <text:p>8</text:p>
          </table:table-cell>
          <table:table-cell table:formula="of:=DATE(2020;[.J631];[.H631])" office:value-type="date" office:date-value="2020-08-14" calcext:value-type="date">
            <text:p>1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RENA DEL ALCOR</text:p>
          </table:table-cell>
          <table:table-cell office:value-type="string" calcext:value-type="string">
            <text:p>27 DE ABRIL</text:p>
          </table:table-cell>
          <table:table-cell table:formula="of:=LEFT([.B632];FIND(&quot;DE&quot;;UPPER([.B632]))-2)" office:value-type="string" office:string-value="27" calcext:value-type="string">
            <text:p>27</text:p>
          </table:table-cell>
          <table:table-cell table:formula="of:=MID([.B632];FIND(&quot;DE&quot;;UPPER([.B632]))+3;999)" office:value-type="string" office:string-value="ABRIL" calcext:value-type="string">
            <text:p>ABRIL</text:p>
          </table:table-cell>
          <table:table-cell table:formula="of:=VLOOKUP([.D632];[.$P$4:.$Q$15];2;0)" office:value-type="float" office:value="4" calcext:value-type="float">
            <text:p>4</text:p>
          </table:table-cell>
          <table:table-cell table:formula="of:=DATE(2020;[.E632];[.C632])" office:value-type="date" office:date-value="2020-04-27" calcext:value-type="date">
            <text:p>27 de abril</text:p>
          </table:table-cell>
          <table:table-cell office:value-type="string" calcext:value-type="string">
            <text:p>8 DE SEPTIEMBRE</text:p>
          </table:table-cell>
          <table:table-cell table:formula="of:=LEFT([.G632];FIND(&quot;DE&quot;;UPPER([.G632]))-2)" office:value-type="string" office:string-value="8" calcext:value-type="string">
            <text:p>8</text:p>
          </table:table-cell>
          <table:table-cell table:formula="of:=MID([.G632];FIND(&quot;DE&quot;;UPPER([.G632]))+3;999)" office:value-type="string" office:string-value="SEPTIEMBRE" calcext:value-type="string">
            <text:p>SEPTIEMBRE</text:p>
          </table:table-cell>
          <table:table-cell table:formula="of:=VLOOKUP([.I632];[.$P$4:.$Q$15];2;0)" office:value-type="float" office:value="9" calcext:value-type="float">
            <text:p>9</text:p>
          </table:table-cell>
          <table:table-cell table:formula="of:=DATE(2020;[.J632];[.H632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RENA DEL ALJARAFE</text:p>
          </table:table-cell>
          <table:table-cell office:value-type="string" calcext:value-type="string">
            <text:p>23 DE ENERO</text:p>
          </table:table-cell>
          <table:table-cell table:formula="of:=LEFT([.B633];FIND(&quot;DE&quot;;UPPER([.B633]))-2)" office:value-type="string" office:string-value="23" calcext:value-type="string">
            <text:p>23</text:p>
          </table:table-cell>
          <table:table-cell table:formula="of:=MID([.B633];FIND(&quot;DE&quot;;UPPER([.B633]))+3;999)" office:value-type="string" office:string-value="ENERO" calcext:value-type="string">
            <text:p>ENERO</text:p>
          </table:table-cell>
          <table:table-cell table:formula="of:=VLOOKUP([.D633];[.$P$4:.$Q$15];2;0)" office:value-type="float" office:value="1" calcext:value-type="float">
            <text:p>1</text:p>
          </table:table-cell>
          <table:table-cell table:formula="of:=DATE(2020;[.E633];[.C633])" office:value-type="date" office:date-value="2020-01-23" calcext:value-type="date">
            <text:p>23 de enero</text:p>
          </table:table-cell>
          <table:table-cell office:value-type="string" calcext:value-type="string">
            <text:p>26 DE JUNIO</text:p>
          </table:table-cell>
          <table:table-cell table:formula="of:=LEFT([.G633];FIND(&quot;DE&quot;;UPPER([.G633]))-2)" office:value-type="string" office:string-value="26" calcext:value-type="string">
            <text:p>26</text:p>
          </table:table-cell>
          <table:table-cell table:formula="of:=MID([.G633];FIND(&quot;DE&quot;;UPPER([.G633]))+3;999)" office:value-type="string" office:string-value="JUNIO" calcext:value-type="string">
            <text:p>JUNIO</text:p>
          </table:table-cell>
          <table:table-cell table:formula="of:=VLOOKUP([.I633];[.$P$4:.$Q$15];2;0)" office:value-type="float" office:value="6" calcext:value-type="float">
            <text:p>6</text:p>
          </table:table-cell>
          <table:table-cell table:formula="of:=DATE(2020;[.J633];[.H633])" office:value-type="date" office:date-value="2020-06-26" calcext:value-type="date">
            <text:p>26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HENA</text:p>
          </table:table-cell>
          <table:table-cell office:value-type="string" calcext:value-type="string">
            <text:p>20 DE ENERO</text:p>
          </table:table-cell>
          <table:table-cell table:formula="of:=LEFT([.B634];FIND(&quot;DE&quot;;UPPER([.B634]))-2)" office:value-type="string" office:string-value="20" calcext:value-type="string">
            <text:p>20</text:p>
          </table:table-cell>
          <table:table-cell table:formula="of:=MID([.B634];FIND(&quot;DE&quot;;UPPER([.B634]))+3;999)" office:value-type="string" office:string-value="ENERO" calcext:value-type="string">
            <text:p>ENERO</text:p>
          </table:table-cell>
          <table:table-cell table:formula="of:=VLOOKUP([.D634];[.$P$4:.$Q$15];2;0)" office:value-type="float" office:value="1" calcext:value-type="float">
            <text:p>1</text:p>
          </table:table-cell>
          <table:table-cell table:formula="of:=DATE(2020;[.E634];[.C634])" office:value-type="date" office:date-value="2020-01-20" calcext:value-type="date">
            <text:p>20 de enero</text:p>
          </table:table-cell>
          <table:table-cell office:value-type="string" calcext:value-type="string">
            <text:p>11 DE JUNIO</text:p>
          </table:table-cell>
          <table:table-cell table:formula="of:=LEFT([.G634];FIND(&quot;DE&quot;;UPPER([.G634]))-2)" office:value-type="string" office:string-value="11" calcext:value-type="string">
            <text:p>11</text:p>
          </table:table-cell>
          <table:table-cell table:formula="of:=MID([.G634];FIND(&quot;DE&quot;;UPPER([.G634]))+3;999)" office:value-type="string" office:string-value="JUNIO" calcext:value-type="string">
            <text:p>JUNIO</text:p>
          </table:table-cell>
          <table:table-cell table:formula="of:=VLOOKUP([.I634];[.$P$4:.$Q$15];2;0)" office:value-type="float" office:value="6" calcext:value-type="float">
            <text:p>6</text:p>
          </table:table-cell>
          <table:table-cell table:formula="of:=DATE(2020;[.J634];[.H634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ALEDA</text:p>
          </table:table-cell>
          <table:table-cell office:value-type="string" calcext:value-type="string">
            <text:p>25 DE ABRIL</text:p>
          </table:table-cell>
          <table:table-cell table:formula="of:=LEFT([.B635];FIND(&quot;DE&quot;;UPPER([.B635]))-2)" office:value-type="string" office:string-value="25" calcext:value-type="string">
            <text:p>25</text:p>
          </table:table-cell>
          <table:table-cell table:formula="of:=MID([.B635];FIND(&quot;DE&quot;;UPPER([.B635]))+3;999)" office:value-type="string" office:string-value="ABRIL" calcext:value-type="string">
            <text:p>ABRIL</text:p>
          </table:table-cell>
          <table:table-cell table:formula="of:=VLOOKUP([.D635];[.$P$4:.$Q$15];2;0)" office:value-type="float" office:value="4" calcext:value-type="float">
            <text:p>4</text:p>
          </table:table-cell>
          <table:table-cell table:formula="of:=DATE(2020;[.E635];[.C635])" office:value-type="date" office:date-value="2020-04-25" calcext:value-type="date">
            <text:p>25 de abril</text:p>
          </table:table-cell>
          <table:table-cell office:value-type="string" calcext:value-type="string">
            <text:p>4 DE DICIEMBRE</text:p>
          </table:table-cell>
          <table:table-cell table:formula="of:=LEFT([.G635];FIND(&quot;DE&quot;;UPPER([.G635]))-2)" office:value-type="string" office:string-value="4" calcext:value-type="string">
            <text:p>4</text:p>
          </table:table-cell>
          <table:table-cell table:formula="of:=MID([.G635];FIND(&quot;DE&quot;;UPPER([.G635]))+3;999)" office:value-type="string" office:string-value="DICIEMBRE" calcext:value-type="string">
            <text:p>DICIEMBRE</text:p>
          </table:table-cell>
          <table:table-cell table:formula="of:=VLOOKUP([.I635];[.$P$4:.$Q$15];2;0)" office:value-type="float" office:value="12" calcext:value-type="float">
            <text:p>12</text:p>
          </table:table-cell>
          <table:table-cell table:formula="of:=DATE(2020;[.J635];[.H635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ÍN DE LA JARA</text:p>
          </table:table-cell>
          <table:table-cell office:value-type="string" calcext:value-type="string">
            <text:p>27 DE JULIO</text:p>
          </table:table-cell>
          <table:table-cell table:formula="of:=LEFT([.B636];FIND(&quot;DE&quot;;UPPER([.B636]))-2)" office:value-type="string" office:string-value="27" calcext:value-type="string">
            <text:p>27</text:p>
          </table:table-cell>
          <table:table-cell table:formula="of:=MID([.B636];FIND(&quot;DE&quot;;UPPER([.B636]))+3;999)" office:value-type="string" office:string-value="JULIO" calcext:value-type="string">
            <text:p>JULIO</text:p>
          </table:table-cell>
          <table:table-cell table:formula="of:=VLOOKUP([.D636];[.$P$4:.$Q$15];2;0)" office:value-type="float" office:value="7" calcext:value-type="float">
            <text:p>7</text:p>
          </table:table-cell>
          <table:table-cell table:formula="of:=DATE(2020;[.E636];[.C636])" office:value-type="date" office:date-value="2020-07-27" calcext:value-type="date">
            <text:p>27 de julio</text:p>
          </table:table-cell>
          <table:table-cell office:value-type="string" calcext:value-type="string">
            <text:p>7 DE OCTUBRE</text:p>
          </table:table-cell>
          <table:table-cell table:formula="of:=LEFT([.G636];FIND(&quot;DE&quot;;UPPER([.G636]))-2)" office:value-type="string" office:string-value="7" calcext:value-type="string">
            <text:p>7</text:p>
          </table:table-cell>
          <table:table-cell table:formula="of:=MID([.G636];FIND(&quot;DE&quot;;UPPER([.G636]))+3;999)" office:value-type="string" office:string-value="OCTUBRE" calcext:value-type="string">
            <text:p>OCTUBRE</text:p>
          </table:table-cell>
          <table:table-cell table:formula="of:=VLOOKUP([.I636];[.$P$4:.$Q$15];2;0)" office:value-type="float" office:value="10" calcext:value-type="float">
            <text:p>10</text:p>
          </table:table-cell>
          <table:table-cell table:formula="of:=DATE(2020;[.J636];[.H636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ELLANO</text:p>
          </table:table-cell>
          <table:table-cell office:value-type="string" calcext:value-type="string">
            <text:p>18 DE MAYO</text:p>
          </table:table-cell>
          <table:table-cell table:formula="of:=LEFT([.B637];FIND(&quot;DE&quot;;UPPER([.B637]))-2)" office:value-type="string" office:string-value="18" calcext:value-type="string">
            <text:p>18</text:p>
          </table:table-cell>
          <table:table-cell table:formula="of:=MID([.B637];FIND(&quot;DE&quot;;UPPER([.B637]))+3;999)" office:value-type="string" office:string-value="MAYO" calcext:value-type="string">
            <text:p>MAYO</text:p>
          </table:table-cell>
          <table:table-cell table:formula="of:=VLOOKUP([.D637];[.$P$4:.$Q$15];2;0)" office:value-type="float" office:value="5" calcext:value-type="float">
            <text:p>5</text:p>
          </table:table-cell>
          <table:table-cell table:formula="of:=DATE(2020;[.E637];[.C637])" office:value-type="date" office:date-value="2020-05-18" calcext:value-type="date">
            <text:p>18 de mayo</text:p>
          </table:table-cell>
          <table:table-cell office:value-type="string" calcext:value-type="string">
            <text:p>3 DE AGOSTO</text:p>
          </table:table-cell>
          <table:table-cell table:formula="of:=LEFT([.G637];FIND(&quot;DE&quot;;UPPER([.G637]))-2)" office:value-type="string" office:string-value="3" calcext:value-type="string">
            <text:p>3</text:p>
          </table:table-cell>
          <table:table-cell table:formula="of:=MID([.G637];FIND(&quot;DE&quot;;UPPER([.G637]))+3;999)" office:value-type="string" office:string-value="AGOSTO" calcext:value-type="string">
            <text:p>AGOSTO</text:p>
          </table:table-cell>
          <table:table-cell table:formula="of:=VLOOKUP([.I637];[.$P$4:.$Q$15];2;0)" office:value-type="float" office:value="8" calcext:value-type="float">
            <text:p>8</text:p>
          </table:table-cell>
          <table:table-cell table:formula="of:=DATE(2020;[.J637];[.H637])" office:value-type="date" office:date-value="2020-08-03" calcext:value-type="date">
            <text:p>3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ÓN DE LA FRONTERA</text:p>
          </table:table-cell>
          <table:table-cell office:value-type="string" calcext:value-type="string">
            <text:p>18 DE SEPTIEMBRE</text:p>
          </table:table-cell>
          <table:table-cell table:formula="of:=LEFT([.B638];FIND(&quot;DE&quot;;UPPER([.B638]))-2)" office:value-type="string" office:string-value="18" calcext:value-type="string">
            <text:p>18</text:p>
          </table:table-cell>
          <table:table-cell table:formula="of:=MID([.B638];FIND(&quot;DE&quot;;UPPER([.B638]))+3;999)" office:value-type="string" office:string-value="SEPTIEMBRE" calcext:value-type="string">
            <text:p>SEPTIEMBRE</text:p>
          </table:table-cell>
          <table:table-cell table:formula="of:=VLOOKUP([.D638];[.$P$4:.$Q$15];2;0)" office:value-type="float" office:value="9" calcext:value-type="float">
            <text:p>9</text:p>
          </table:table-cell>
          <table:table-cell table:formula="of:=DATE(2020;[.E638];[.C638])" office:value-type="date" office:date-value="2020-09-18" calcext:value-type="date">
            <text:p>18 de septiembre</text:p>
          </table:table-cell>
          <table:table-cell office:value-type="string" calcext:value-type="string">
            <text:p>21 DE SEPTIEMBRE</text:p>
          </table:table-cell>
          <table:table-cell table:formula="of:=LEFT([.G638];FIND(&quot;DE&quot;;UPPER([.G638]))-2)" office:value-type="string" office:string-value="21" calcext:value-type="string">
            <text:p>21</text:p>
          </table:table-cell>
          <table:table-cell table:formula="of:=MID([.G638];FIND(&quot;DE&quot;;UPPER([.G638]))+3;999)" office:value-type="string" office:string-value="SEPTIEMBRE" calcext:value-type="string">
            <text:p>SEPTIEMBRE</text:p>
          </table:table-cell>
          <table:table-cell table:formula="of:=VLOOKUP([.I638];[.$P$4:.$Q$15];2;0)" office:value-type="float" office:value="9" calcext:value-type="float">
            <text:p>9</text:p>
          </table:table-cell>
          <table:table-cell table:formula="of:=DATE(2020;[.J638];[.H638])" office:value-type="date" office:date-value="2020-09-21" calcext:value-type="date">
            <text:p>21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AS DE LA CONCEPCIÓN, LAS</text:p>
          </table:table-cell>
          <table:table-cell office:value-type="string" calcext:value-type="string">
            <text:p>29 DE JUNIO</text:p>
          </table:table-cell>
          <table:table-cell table:formula="of:=LEFT([.B639];FIND(&quot;DE&quot;;UPPER([.B639]))-2)" office:value-type="string" office:string-value="29" calcext:value-type="string">
            <text:p>29</text:p>
          </table:table-cell>
          <table:table-cell table:formula="of:=MID([.B639];FIND(&quot;DE&quot;;UPPER([.B639]))+3;999)" office:value-type="string" office:string-value="JUNIO" calcext:value-type="string">
            <text:p>JUNIO</text:p>
          </table:table-cell>
          <table:table-cell table:formula="of:=VLOOKUP([.D639];[.$P$4:.$Q$15];2;0)" office:value-type="float" office:value="6" calcext:value-type="float">
            <text:p>6</text:p>
          </table:table-cell>
          <table:table-cell table:formula="of:=DATE(2020;[.E639];[.C639])" office:value-type="date" office:date-value="2020-06-29" calcext:value-type="date">
            <text:p>29 de junio</text:p>
          </table:table-cell>
          <table:table-cell office:value-type="string" calcext:value-type="string">
            <text:p>8 DE SEPTIEMBRE</text:p>
          </table:table-cell>
          <table:table-cell table:formula="of:=LEFT([.G639];FIND(&quot;DE&quot;;UPPER([.G639]))-2)" office:value-type="string" office:string-value="8" calcext:value-type="string">
            <text:p>8</text:p>
          </table:table-cell>
          <table:table-cell table:formula="of:=MID([.G639];FIND(&quot;DE&quot;;UPPER([.G639]))+3;999)" office:value-type="string" office:string-value="SEPTIEMBRE" calcext:value-type="string">
            <text:p>SEPTIEMBRE</text:p>
          </table:table-cell>
          <table:table-cell table:formula="of:=VLOOKUP([.I639];[.$P$4:.$Q$15];2;0)" office:value-type="float" office:value="9" calcext:value-type="float">
            <text:p>9</text:p>
          </table:table-cell>
          <table:table-cell table:formula="of:=DATE(2020;[.J639];[.H639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IVARES</text:p>
          </table:table-cell>
          <table:table-cell office:value-type="string" calcext:value-type="string">
            <text:p>11 DE JUNIO</text:p>
          </table:table-cell>
          <table:table-cell table:formula="of:=LEFT([.B640];FIND(&quot;DE&quot;;UPPER([.B640]))-2)" office:value-type="string" office:string-value="11" calcext:value-type="string">
            <text:p>11</text:p>
          </table:table-cell>
          <table:table-cell table:formula="of:=MID([.B640];FIND(&quot;DE&quot;;UPPER([.B640]))+3;999)" office:value-type="string" office:string-value="JUNIO" calcext:value-type="string">
            <text:p>JUNIO</text:p>
          </table:table-cell>
          <table:table-cell table:formula="of:=VLOOKUP([.D640];[.$P$4:.$Q$15];2;0)" office:value-type="float" office:value="6" calcext:value-type="float">
            <text:p>6</text:p>
          </table:table-cell>
          <table:table-cell table:formula="of:=DATE(2020;[.E640];[.C640])" office:value-type="date" office:date-value="2020-06-11" calcext:value-type="date">
            <text:p>11 de junio</text:p>
          </table:table-cell>
          <table:table-cell office:value-type="string" calcext:value-type="string">
            <text:p>5 DE AGOSTO</text:p>
          </table:table-cell>
          <table:table-cell table:formula="of:=LEFT([.G640];FIND(&quot;DE&quot;;UPPER([.G640]))-2)" office:value-type="string" office:string-value="5" calcext:value-type="string">
            <text:p>5</text:p>
          </table:table-cell>
          <table:table-cell table:formula="of:=MID([.G640];FIND(&quot;DE&quot;;UPPER([.G640]))+3;999)" office:value-type="string" office:string-value="AGOSTO" calcext:value-type="string">
            <text:p>AGOSTO</text:p>
          </table:table-cell>
          <table:table-cell table:formula="of:=VLOOKUP([.I640];[.$P$4:.$Q$15];2;0)" office:value-type="float" office:value="8" calcext:value-type="float">
            <text:p>8</text:p>
          </table:table-cell>
          <table:table-cell table:formula="of:=DATE(2020;[.J640];[.H640])" office:value-type="date" office:date-value="2020-08-05" calcext:value-type="date">
            <text:p>5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UNA</text:p>
          </table:table-cell>
          <table:table-cell office:value-type="string" calcext:value-type="string">
            <text:p>18 DE MAYO</text:p>
          </table:table-cell>
          <table:table-cell table:formula="of:=LEFT([.B641];FIND(&quot;DE&quot;;UPPER([.B641]))-2)" office:value-type="string" office:string-value="18" calcext:value-type="string">
            <text:p>18</text:p>
          </table:table-cell>
          <table:table-cell table:formula="of:=MID([.B641];FIND(&quot;DE&quot;;UPPER([.B641]))+3;999)" office:value-type="string" office:string-value="MAYO" calcext:value-type="string">
            <text:p>MAYO</text:p>
          </table:table-cell>
          <table:table-cell table:formula="of:=VLOOKUP([.D641];[.$P$4:.$Q$15];2;0)" office:value-type="float" office:value="5" calcext:value-type="float">
            <text:p>5</text:p>
          </table:table-cell>
          <table:table-cell table:formula="of:=DATE(2020;[.E641];[.C641])" office:value-type="date" office:date-value="2020-05-18" calcext:value-type="date">
            <text:p>18 de mayo</text:p>
          </table:table-cell>
          <table:table-cell office:value-type="string" calcext:value-type="string">
            <text:p>8 DE SEPTIEMBRE</text:p>
          </table:table-cell>
          <table:table-cell table:formula="of:=LEFT([.G641];FIND(&quot;DE&quot;;UPPER([.G641]))-2)" office:value-type="string" office:string-value="8" calcext:value-type="string">
            <text:p>8</text:p>
          </table:table-cell>
          <table:table-cell table:formula="of:=MID([.G641];FIND(&quot;DE&quot;;UPPER([.G641]))+3;999)" office:value-type="string" office:string-value="SEPTIEMBRE" calcext:value-type="string">
            <text:p>SEPTIEMBRE</text:p>
          </table:table-cell>
          <table:table-cell table:formula="of:=VLOOKUP([.I641];[.$P$4:.$Q$15];2;0)" office:value-type="float" office:value="9" calcext:value-type="float">
            <text:p>9</text:p>
          </table:table-cell>
          <table:table-cell table:formula="of:=DATE(2020;[.J641];[.H641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ACIOS Y VILLAFRANCA, LOS</text:p>
          </table:table-cell>
          <table:table-cell office:value-type="string" calcext:value-type="string">
            <text:p>5 DE AGOSTO</text:p>
          </table:table-cell>
          <table:table-cell table:formula="of:=LEFT([.B642];FIND(&quot;DE&quot;;UPPER([.B642]))-2)" office:value-type="string" office:string-value="5" calcext:value-type="string">
            <text:p>5</text:p>
          </table:table-cell>
          <table:table-cell table:formula="of:=MID([.B642];FIND(&quot;DE&quot;;UPPER([.B642]))+3;999)" office:value-type="string" office:string-value="AGOSTO" calcext:value-type="string">
            <text:p>AGOSTO</text:p>
          </table:table-cell>
          <table:table-cell table:formula="of:=VLOOKUP([.D642];[.$P$4:.$Q$15];2;0)" office:value-type="float" office:value="8" calcext:value-type="float">
            <text:p>8</text:p>
          </table:table-cell>
          <table:table-cell table:formula="of:=DATE(2020;[.E642];[.C642])" office:value-type="date" office:date-value="2020-08-05" calcext:value-type="date">
            <text:p>5 de agosto</text:p>
          </table:table-cell>
          <table:table-cell office:value-type="string" calcext:value-type="string">
            <text:p>24 DE SEPTIEMBRE</text:p>
          </table:table-cell>
          <table:table-cell table:formula="of:=LEFT([.G642];FIND(&quot;DE&quot;;UPPER([.G642]))-2)" office:value-type="string" office:string-value="24" calcext:value-type="string">
            <text:p>24</text:p>
          </table:table-cell>
          <table:table-cell table:formula="of:=MID([.G642];FIND(&quot;DE&quot;;UPPER([.G642]))+3;999)" office:value-type="string" office:string-value="SEPTIEMBRE" calcext:value-type="string">
            <text:p>SEPTIEMBRE</text:p>
          </table:table-cell>
          <table:table-cell table:formula="of:=VLOOKUP([.I642];[.$P$4:.$Q$15];2;0)" office:value-type="float" office:value="9" calcext:value-type="float">
            <text:p>9</text:p>
          </table:table-cell>
          <table:table-cell table:formula="of:=DATE(2020;[.J642];[.H642])" office:value-type="date" office:date-value="2020-09-24" calcext:value-type="date">
            <text:p>2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MAR DE TROYA, EL</text:p>
          </table:table-cell>
          <table:table-cell office:value-type="string" calcext:value-type="string">
            <text:p>16 DE JULIO</text:p>
          </table:table-cell>
          <table:table-cell table:formula="of:=LEFT([.B643];FIND(&quot;DE&quot;;UPPER([.B643]))-2)" office:value-type="string" office:string-value="16" calcext:value-type="string">
            <text:p>16</text:p>
          </table:table-cell>
          <table:table-cell table:formula="of:=MID([.B643];FIND(&quot;DE&quot;;UPPER([.B643]))+3;999)" office:value-type="string" office:string-value="JULIO" calcext:value-type="string">
            <text:p>JULIO</text:p>
          </table:table-cell>
          <table:table-cell table:formula="of:=VLOOKUP([.D643];[.$P$4:.$Q$15];2;0)" office:value-type="float" office:value="7" calcext:value-type="float">
            <text:p>7</text:p>
          </table:table-cell>
          <table:table-cell table:formula="of:=DATE(2020;[.E643];[.C643])" office:value-type="date" office:date-value="2020-07-16" calcext:value-type="date">
            <text:p>16 de julio</text:p>
          </table:table-cell>
          <table:table-cell office:value-type="string" calcext:value-type="string">
            <text:p>2 DE OCTUBRE</text:p>
          </table:table-cell>
          <table:table-cell table:formula="of:=LEFT([.G643];FIND(&quot;DE&quot;;UPPER([.G643]))-2)" office:value-type="string" office:string-value="2" calcext:value-type="string">
            <text:p>2</text:p>
          </table:table-cell>
          <table:table-cell table:formula="of:=MID([.G643];FIND(&quot;DE&quot;;UPPER([.G643]))+3;999)" office:value-type="string" office:string-value="OCTUBRE" calcext:value-type="string">
            <text:p>OCTUBRE</text:p>
          </table:table-cell>
          <table:table-cell table:formula="of:=VLOOKUP([.I643];[.$P$4:.$Q$15];2;0)" office:value-type="float" office:value="10" calcext:value-type="float">
            <text:p>10</text:p>
          </table:table-cell>
          <table:table-cell table:formula="of:=DATE(2020;[.J643];[.H643])" office:value-type="date" office:date-value="2020-10-02" calcext:value-type="date">
            <text:p>2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OMARES DEL RÍO</text:p>
          </table:table-cell>
          <table:table-cell office:value-type="string" calcext:value-type="string">
            <text:p>1 DE JUNIO</text:p>
          </table:table-cell>
          <table:table-cell table:formula="of:=LEFT([.B644];FIND(&quot;DE&quot;;UPPER([.B644]))-2)" office:value-type="string" office:string-value="1" calcext:value-type="string">
            <text:p>1</text:p>
          </table:table-cell>
          <table:table-cell table:formula="of:=MID([.B644];FIND(&quot;DE&quot;;UPPER([.B644]))+3;999)" office:value-type="string" office:string-value="JUNIO" calcext:value-type="string">
            <text:p>JUNIO</text:p>
          </table:table-cell>
          <table:table-cell table:formula="of:=VLOOKUP([.D644];[.$P$4:.$Q$15];2;0)" office:value-type="float" office:value="6" calcext:value-type="float">
            <text:p>6</text:p>
          </table:table-cell>
          <table:table-cell table:formula="of:=DATE(2020;[.E644];[.C644])" office:value-type="date" office:date-value="2020-06-01" calcext:value-type="date">
            <text:p>1 de junio</text:p>
          </table:table-cell>
          <table:table-cell office:value-type="string" calcext:value-type="string">
            <text:p>14 DE SEPTIEMBRE</text:p>
          </table:table-cell>
          <table:table-cell table:formula="of:=LEFT([.G644];FIND(&quot;DE&quot;;UPPER([.G644]))-2)" office:value-type="string" office:string-value="14" calcext:value-type="string">
            <text:p>14</text:p>
          </table:table-cell>
          <table:table-cell table:formula="of:=MID([.G644];FIND(&quot;DE&quot;;UPPER([.G644]))+3;999)" office:value-type="string" office:string-value="SEPTIEMBRE" calcext:value-type="string">
            <text:p>SEPTIEMBRE</text:p>
          </table:table-cell>
          <table:table-cell table:formula="of:=VLOOKUP([.I644];[.$P$4:.$Q$15];2;0)" office:value-type="float" office:value="9" calcext:value-type="float">
            <text:p>9</text:p>
          </table:table-cell>
          <table:table-cell table:formula="of:=DATE(2020;[.J644];[.H644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DAS</text:p>
          </table:table-cell>
          <table:table-cell office:value-type="string" calcext:value-type="string">
            <text:p>11 DE MAYO</text:p>
          </table:table-cell>
          <table:table-cell table:formula="of:=LEFT([.B645];FIND(&quot;DE&quot;;UPPER([.B645]))-2)" office:value-type="string" office:string-value="11" calcext:value-type="string">
            <text:p>11</text:p>
          </table:table-cell>
          <table:table-cell table:formula="of:=MID([.B645];FIND(&quot;DE&quot;;UPPER([.B645]))+3;999)" office:value-type="string" office:string-value="MAYO" calcext:value-type="string">
            <text:p>MAYO</text:p>
          </table:table-cell>
          <table:table-cell table:formula="of:=VLOOKUP([.D645];[.$P$4:.$Q$15];2;0)" office:value-type="float" office:value="5" calcext:value-type="float">
            <text:p>5</text:p>
          </table:table-cell>
          <table:table-cell table:formula="of:=DATE(2020;[.E645];[.C645])" office:value-type="date" office:date-value="2020-05-11" calcext:value-type="date">
            <text:p>11 de mayo</text:p>
          </table:table-cell>
          <table:table-cell office:value-type="string" calcext:value-type="string">
            <text:p>15 DE JULIO</text:p>
          </table:table-cell>
          <table:table-cell table:formula="of:=LEFT([.G645];FIND(&quot;DE&quot;;UPPER([.G645]))-2)" office:value-type="string" office:string-value="15" calcext:value-type="string">
            <text:p>15</text:p>
          </table:table-cell>
          <table:table-cell table:formula="of:=MID([.G645];FIND(&quot;DE&quot;;UPPER([.G645]))+3;999)" office:value-type="string" office:string-value="JULIO" calcext:value-type="string">
            <text:p>JULIO</text:p>
          </table:table-cell>
          <table:table-cell table:formula="of:=VLOOKUP([.I645];[.$P$4:.$Q$15];2;0)" office:value-type="float" office:value="7" calcext:value-type="float">
            <text:p>7</text:p>
          </table:table-cell>
          <table:table-cell table:formula="of:=DATE(2020;[.J645];[.H645])" office:value-type="date" office:date-value="2020-07-15" calcext:value-type="date">
            <text:p>15 de ju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DRERA</text:p>
          </table:table-cell>
          <table:table-cell office:value-type="string" calcext:value-type="string">
            <text:p>27 DE FEBRERO</text:p>
          </table:table-cell>
          <table:table-cell table:formula="of:=LEFT([.B646];FIND(&quot;DE&quot;;UPPER([.B646]))-2)" office:value-type="string" office:string-value="27" calcext:value-type="string">
            <text:p>27</text:p>
          </table:table-cell>
          <table:table-cell table:formula="of:=MID([.B646];FIND(&quot;DE&quot;;UPPER([.B646]))+3;999)" office:value-type="string" office:string-value="FEBRERO" calcext:value-type="string">
            <text:p>FEBRERO</text:p>
          </table:table-cell>
          <table:table-cell table:formula="of:=VLOOKUP([.D646];[.$P$4:.$Q$15];2;0)" office:value-type="float" office:value="2" calcext:value-type="float">
            <text:p>2</text:p>
          </table:table-cell>
          <table:table-cell table:formula="of:=DATE(2020;[.E646];[.C646])" office:value-type="date" office:date-value="2020-02-27" calcext:value-type="date">
            <text:p>27 de febrero</text:p>
          </table:table-cell>
          <table:table-cell office:value-type="string" calcext:value-type="string">
            <text:p>12 DE JUNIO</text:p>
          </table:table-cell>
          <table:table-cell table:formula="of:=LEFT([.G646];FIND(&quot;DE&quot;;UPPER([.G646]))-2)" office:value-type="string" office:string-value="12" calcext:value-type="string">
            <text:p>12</text:p>
          </table:table-cell>
          <table:table-cell table:formula="of:=MID([.G646];FIND(&quot;DE&quot;;UPPER([.G646]))+3;999)" office:value-type="string" office:string-value="JUNIO" calcext:value-type="string">
            <text:p>JUNIO</text:p>
          </table:table-cell>
          <table:table-cell table:formula="of:=VLOOKUP([.I646];[.$P$4:.$Q$15];2;0)" office:value-type="float" office:value="6" calcext:value-type="float">
            <text:p>6</text:p>
          </table:table-cell>
          <table:table-cell table:formula="of:=DATE(2020;[.J646];[.H646])" office:value-type="date" office:date-value="2020-06-12" calcext:value-type="date">
            <text:p>12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DROSO, EL</text:p>
          </table:table-cell>
          <table:table-cell office:value-type="string" calcext:value-type="string">
            <text:p>3 DE AGOSTO</text:p>
          </table:table-cell>
          <table:table-cell table:formula="of:=LEFT([.B647];FIND(&quot;DE&quot;;UPPER([.B647]))-2)" office:value-type="string" office:string-value="3" calcext:value-type="string">
            <text:p>3</text:p>
          </table:table-cell>
          <table:table-cell table:formula="of:=MID([.B647];FIND(&quot;DE&quot;;UPPER([.B647]))+3;999)" office:value-type="string" office:string-value="AGOSTO" calcext:value-type="string">
            <text:p>AGOSTO</text:p>
          </table:table-cell>
          <table:table-cell table:formula="of:=VLOOKUP([.D647];[.$P$4:.$Q$15];2;0)" office:value-type="float" office:value="8" calcext:value-type="float">
            <text:p>8</text:p>
          </table:table-cell>
          <table:table-cell table:formula="of:=DATE(2020;[.E647];[.C647])" office:value-type="date" office:date-value="2020-08-03" calcext:value-type="date">
            <text:p>3 de agosto</text:p>
          </table:table-cell>
          <table:table-cell office:value-type="string" calcext:value-type="string">
            <text:p>8 DE SEPTIEMBRE</text:p>
          </table:table-cell>
          <table:table-cell table:formula="of:=LEFT([.G647];FIND(&quot;DE&quot;;UPPER([.G647]))-2)" office:value-type="string" office:string-value="8" calcext:value-type="string">
            <text:p>8</text:p>
          </table:table-cell>
          <table:table-cell table:formula="of:=MID([.G647];FIND(&quot;DE&quot;;UPPER([.G647]))+3;999)" office:value-type="string" office:string-value="SEPTIEMBRE" calcext:value-type="string">
            <text:p>SEPTIEMBRE</text:p>
          </table:table-cell>
          <table:table-cell table:formula="of:=VLOOKUP([.I647];[.$P$4:.$Q$15];2;0)" office:value-type="float" office:value="9" calcext:value-type="float">
            <text:p>9</text:p>
          </table:table-cell>
          <table:table-cell table:formula="of:=DATE(2020;[.J647];[.H647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ÑAFLOR</text:p>
          </table:table-cell>
          <table:table-cell office:value-type="string" calcext:value-type="string">
            <text:p>18 DE AGOSTO</text:p>
          </table:table-cell>
          <table:table-cell table:formula="of:=LEFT([.B648];FIND(&quot;DE&quot;;UPPER([.B648]))-2)" office:value-type="string" office:string-value="18" calcext:value-type="string">
            <text:p>18</text:p>
          </table:table-cell>
          <table:table-cell table:formula="of:=MID([.B648];FIND(&quot;DE&quot;;UPPER([.B648]))+3;999)" office:value-type="string" office:string-value="AGOSTO" calcext:value-type="string">
            <text:p>AGOSTO</text:p>
          </table:table-cell>
          <table:table-cell table:formula="of:=VLOOKUP([.D648];[.$P$4:.$Q$15];2;0)" office:value-type="float" office:value="8" calcext:value-type="float">
            <text:p>8</text:p>
          </table:table-cell>
          <table:table-cell table:formula="of:=DATE(2020;[.E648];[.C648])" office:value-type="date" office:date-value="2020-08-18" calcext:value-type="date">
            <text:p>18 de agosto</text:p>
          </table:table-cell>
          <table:table-cell office:value-type="string" calcext:value-type="string">
            <text:p>8 DE SEPTIEMBRE</text:p>
          </table:table-cell>
          <table:table-cell table:formula="of:=LEFT([.G648];FIND(&quot;DE&quot;;UPPER([.G648]))-2)" office:value-type="string" office:string-value="8" calcext:value-type="string">
            <text:p>8</text:p>
          </table:table-cell>
          <table:table-cell table:formula="of:=MID([.G648];FIND(&quot;DE&quot;;UPPER([.G648]))+3;999)" office:value-type="string" office:string-value="SEPTIEMBRE" calcext:value-type="string">
            <text:p>SEPTIEMBRE</text:p>
          </table:table-cell>
          <table:table-cell table:formula="of:=VLOOKUP([.I648];[.$P$4:.$Q$15];2;0)" office:value-type="float" office:value="9" calcext:value-type="float">
            <text:p>9</text:p>
          </table:table-cell>
          <table:table-cell table:formula="of:=DATE(2020;[.J648];[.H648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AS</text:p>
          </table:table-cell>
          <table:table-cell office:value-type="string" calcext:value-type="string">
            <text:p>13 DE ABRIL</text:p>
          </table:table-cell>
          <table:table-cell table:formula="of:=LEFT([.B649];FIND(&quot;DE&quot;;UPPER([.B649]))-2)" office:value-type="string" office:string-value="13" calcext:value-type="string">
            <text:p>13</text:p>
          </table:table-cell>
          <table:table-cell table:formula="of:=MID([.B649];FIND(&quot;DE&quot;;UPPER([.B649]))+3;999)" office:value-type="string" office:string-value="ABRIL" calcext:value-type="string">
            <text:p>ABRIL</text:p>
          </table:table-cell>
          <table:table-cell table:formula="of:=VLOOKUP([.D649];[.$P$4:.$Q$15];2;0)" office:value-type="float" office:value="4" calcext:value-type="float">
            <text:p>4</text:p>
          </table:table-cell>
          <table:table-cell table:formula="of:=DATE(2020;[.E649];[.C649])" office:value-type="date" office:date-value="2020-04-13" calcext:value-type="date">
            <text:p>13 de abril</text:p>
          </table:table-cell>
          <table:table-cell office:value-type="string" calcext:value-type="string">
            <text:p>29 DE JUNIO</text:p>
          </table:table-cell>
          <table:table-cell table:formula="of:=LEFT([.G649];FIND(&quot;DE&quot;;UPPER([.G649]))-2)" office:value-type="string" office:string-value="29" calcext:value-type="string">
            <text:p>29</text:p>
          </table:table-cell>
          <table:table-cell table:formula="of:=MID([.G649];FIND(&quot;DE&quot;;UPPER([.G649]))+3;999)" office:value-type="string" office:string-value="JUNIO" calcext:value-type="string">
            <text:p>JUNIO</text:p>
          </table:table-cell>
          <table:table-cell table:formula="of:=VLOOKUP([.I649];[.$P$4:.$Q$15];2;0)" office:value-type="float" office:value="6" calcext:value-type="float">
            <text:p>6</text:p>
          </table:table-cell>
          <table:table-cell table:formula="of:=DATE(2020;[.J649];[.H649])" office:value-type="date" office:date-value="2020-06-29" calcext:value-type="date">
            <text:p>29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BLA DE CAZALLA, LA</text:p>
          </table:table-cell>
          <table:table-cell office:value-type="string" calcext:value-type="string">
            <text:p>19 DE MARZO</text:p>
          </table:table-cell>
          <table:table-cell table:formula="of:=LEFT([.B650];FIND(&quot;DE&quot;;UPPER([.B650]))-2)" office:value-type="string" office:string-value="19" calcext:value-type="string">
            <text:p>19</text:p>
          </table:table-cell>
          <table:table-cell table:formula="of:=MID([.B650];FIND(&quot;DE&quot;;UPPER([.B650]))+3;999)" office:value-type="string" office:string-value="MARZO" calcext:value-type="string">
            <text:p>MARZO</text:p>
          </table:table-cell>
          <table:table-cell table:formula="of:=VLOOKUP([.D650];[.$P$4:.$Q$15];2;0)" office:value-type="float" office:value="3" calcext:value-type="float">
            <text:p>3</text:p>
          </table:table-cell>
          <table:table-cell table:formula="of:=DATE(2020;[.E650];[.C650])" office:value-type="date" office:date-value="2020-03-19" calcext:value-type="date">
            <text:p>19 de marzo</text:p>
          </table:table-cell>
          <table:table-cell office:value-type="string" calcext:value-type="string">
            <text:p>14 DE SEPTIEMBRE</text:p>
          </table:table-cell>
          <table:table-cell table:formula="of:=LEFT([.G650];FIND(&quot;DE&quot;;UPPER([.G650]))-2)" office:value-type="string" office:string-value="14" calcext:value-type="string">
            <text:p>14</text:p>
          </table:table-cell>
          <table:table-cell table:formula="of:=MID([.G650];FIND(&quot;DE&quot;;UPPER([.G650]))+3;999)" office:value-type="string" office:string-value="SEPTIEMBRE" calcext:value-type="string">
            <text:p>SEPTIEMBRE</text:p>
          </table:table-cell>
          <table:table-cell table:formula="of:=VLOOKUP([.I650];[.$P$4:.$Q$15];2;0)" office:value-type="float" office:value="9" calcext:value-type="float">
            <text:p>9</text:p>
          </table:table-cell>
          <table:table-cell table:formula="of:=DATE(2020;[.J650];[.H650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BLA DE LOS INFANTES, LA</text:p>
          </table:table-cell>
          <table:table-cell office:value-type="string" calcext:value-type="string">
            <text:p>8 DE JUNIO</text:p>
          </table:table-cell>
          <table:table-cell table:formula="of:=LEFT([.B651];FIND(&quot;DE&quot;;UPPER([.B651]))-2)" office:value-type="string" office:string-value="8" calcext:value-type="string">
            <text:p>8</text:p>
          </table:table-cell>
          <table:table-cell table:formula="of:=MID([.B651];FIND(&quot;DE&quot;;UPPER([.B651]))+3;999)" office:value-type="string" office:string-value="JUNIO" calcext:value-type="string">
            <text:p>JUNIO</text:p>
          </table:table-cell>
          <table:table-cell table:formula="of:=VLOOKUP([.D651];[.$P$4:.$Q$15];2;0)" office:value-type="float" office:value="6" calcext:value-type="float">
            <text:p>6</text:p>
          </table:table-cell>
          <table:table-cell table:formula="of:=DATE(2020;[.E651];[.C651])" office:value-type="date" office:date-value="2020-06-08" calcext:value-type="date">
            <text:p>8 de junio</text:p>
          </table:table-cell>
          <table:table-cell office:value-type="string" calcext:value-type="string">
            <text:p>19 DE AGOSTO</text:p>
          </table:table-cell>
          <table:table-cell table:formula="of:=LEFT([.G651];FIND(&quot;DE&quot;;UPPER([.G651]))-2)" office:value-type="string" office:string-value="19" calcext:value-type="string">
            <text:p>19</text:p>
          </table:table-cell>
          <table:table-cell table:formula="of:=MID([.G651];FIND(&quot;DE&quot;;UPPER([.G651]))+3;999)" office:value-type="string" office:string-value="AGOSTO" calcext:value-type="string">
            <text:p>AGOSTO</text:p>
          </table:table-cell>
          <table:table-cell table:formula="of:=VLOOKUP([.I651];[.$P$4:.$Q$15];2;0)" office:value-type="float" office:value="8" calcext:value-type="float">
            <text:p>8</text:p>
          </table:table-cell>
          <table:table-cell table:formula="of:=DATE(2020;[.J651];[.H651])" office:value-type="date" office:date-value="2020-08-19" calcext:value-type="date">
            <text:p>19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EBLA DEL RÍO, LA</text:p>
          </table:table-cell>
          <table:table-cell office:value-type="string" calcext:value-type="string">
            <text:p>11 DE JUNIO</text:p>
          </table:table-cell>
          <table:table-cell table:formula="of:=LEFT([.B652];FIND(&quot;DE&quot;;UPPER([.B652]))-2)" office:value-type="string" office:string-value="11" calcext:value-type="string">
            <text:p>11</text:p>
          </table:table-cell>
          <table:table-cell table:formula="of:=MID([.B652];FIND(&quot;DE&quot;;UPPER([.B652]))+3;999)" office:value-type="string" office:string-value="JUNIO" calcext:value-type="string">
            <text:p>JUNIO</text:p>
          </table:table-cell>
          <table:table-cell table:formula="of:=VLOOKUP([.D652];[.$P$4:.$Q$15];2;0)" office:value-type="float" office:value="6" calcext:value-type="float">
            <text:p>6</text:p>
          </table:table-cell>
          <table:table-cell table:formula="of:=DATE(2020;[.E652];[.C652])" office:value-type="date" office:date-value="2020-06-11" calcext:value-type="date">
            <text:p>11 de junio</text:p>
          </table:table-cell>
          <table:table-cell office:value-type="string" calcext:value-type="string">
            <text:p>15 DE JUNIO</text:p>
          </table:table-cell>
          <table:table-cell table:formula="of:=LEFT([.G652];FIND(&quot;DE&quot;;UPPER([.G652]))-2)" office:value-type="string" office:string-value="15" calcext:value-type="string">
            <text:p>15</text:p>
          </table:table-cell>
          <table:table-cell table:formula="of:=MID([.G652];FIND(&quot;DE&quot;;UPPER([.G652]))+3;999)" office:value-type="string" office:string-value="JUNIO" calcext:value-type="string">
            <text:p>JUNIO</text:p>
          </table:table-cell>
          <table:table-cell table:formula="of:=VLOOKUP([.I652];[.$P$4:.$Q$15];2;0)" office:value-type="float" office:value="6" calcext:value-type="float">
            <text:p>6</text:p>
          </table:table-cell>
          <table:table-cell table:formula="of:=DATE(2020;[.J652];[.H652])" office:value-type="date" office:date-value="2020-06-15" calcext:value-type="date">
            <text:p>15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CONADA, LA</text:p>
          </table:table-cell>
          <table:table-cell office:value-type="string" calcext:value-type="string">
            <text:p>19 DE MARZO</text:p>
          </table:table-cell>
          <table:table-cell table:formula="of:=LEFT([.B653];FIND(&quot;DE&quot;;UPPER([.B653]))-2)" office:value-type="string" office:string-value="19" calcext:value-type="string">
            <text:p>19</text:p>
          </table:table-cell>
          <table:table-cell table:formula="of:=MID([.B653];FIND(&quot;DE&quot;;UPPER([.B653]))+3;999)" office:value-type="string" office:string-value="MARZO" calcext:value-type="string">
            <text:p>MARZO</text:p>
          </table:table-cell>
          <table:table-cell table:formula="of:=VLOOKUP([.D653];[.$P$4:.$Q$15];2;0)" office:value-type="float" office:value="3" calcext:value-type="float">
            <text:p>3</text:p>
          </table:table-cell>
          <table:table-cell table:formula="of:=DATE(2020;[.E653];[.C653])" office:value-type="date" office:date-value="2020-03-19" calcext:value-type="date">
            <text:p>19 de marzo</text:p>
          </table:table-cell>
          <table:table-cell office:value-type="string" calcext:value-type="string">
            <text:p>15 DE SEPTIEMBRE</text:p>
          </table:table-cell>
          <table:table-cell table:formula="of:=LEFT([.G653];FIND(&quot;DE&quot;;UPPER([.G653]))-2)" office:value-type="string" office:string-value="15" calcext:value-type="string">
            <text:p>15</text:p>
          </table:table-cell>
          <table:table-cell table:formula="of:=MID([.G653];FIND(&quot;DE&quot;;UPPER([.G653]))+3;999)" office:value-type="string" office:string-value="SEPTIEMBRE" calcext:value-type="string">
            <text:p>SEPTIEMBRE</text:p>
          </table:table-cell>
          <table:table-cell table:formula="of:=VLOOKUP([.I653];[.$P$4:.$Q$15];2;0)" office:value-type="float" office:value="9" calcext:value-type="float">
            <text:p>9</text:p>
          </table:table-cell>
          <table:table-cell table:formula="of:=DATE(2020;[.J653];[.H653])" office:value-type="date" office:date-value="2020-09-15" calcext:value-type="date">
            <text:p>15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DA DE ANDALUCÍA, LA</text:p>
          </table:table-cell>
          <table:table-cell office:value-type="string" calcext:value-type="string">
            <text:p>26 DE JUNIO</text:p>
          </table:table-cell>
          <table:table-cell table:formula="of:=LEFT([.B654];FIND(&quot;DE&quot;;UPPER([.B654]))-2)" office:value-type="string" office:string-value="26" calcext:value-type="string">
            <text:p>26</text:p>
          </table:table-cell>
          <table:table-cell table:formula="of:=MID([.B654];FIND(&quot;DE&quot;;UPPER([.B654]))+3;999)" office:value-type="string" office:string-value="JUNIO" calcext:value-type="string">
            <text:p>JUNIO</text:p>
          </table:table-cell>
          <table:table-cell table:formula="of:=VLOOKUP([.D654];[.$P$4:.$Q$15];2;0)" office:value-type="float" office:value="6" calcext:value-type="float">
            <text:p>6</text:p>
          </table:table-cell>
          <table:table-cell table:formula="of:=DATE(2020;[.E654];[.C654])" office:value-type="date" office:date-value="2020-06-26" calcext:value-type="date">
            <text:p>26 de junio</text:p>
          </table:table-cell>
          <table:table-cell office:value-type="string" calcext:value-type="string">
            <text:p>8 DE SEPTIEMBRE</text:p>
          </table:table-cell>
          <table:table-cell table:formula="of:=LEFT([.G654];FIND(&quot;DE&quot;;UPPER([.G654]))-2)" office:value-type="string" office:string-value="8" calcext:value-type="string">
            <text:p>8</text:p>
          </table:table-cell>
          <table:table-cell table:formula="of:=MID([.G654];FIND(&quot;DE&quot;;UPPER([.G654]))+3;999)" office:value-type="string" office:string-value="SEPTIEMBRE" calcext:value-type="string">
            <text:p>SEPTIEMBRE</text:p>
          </table:table-cell>
          <table:table-cell table:formula="of:=VLOOKUP([.I654];[.$P$4:.$Q$15];2;0)" office:value-type="float" office:value="9" calcext:value-type="float">
            <text:p>9</text:p>
          </table:table-cell>
          <table:table-cell table:formula="of:=DATE(2020;[.J654];[.H654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NQUILLO, EL</text:p>
          </table:table-cell>
          <table:table-cell office:value-type="string" calcext:value-type="string">
            <text:p>7 DE AGOSTO</text:p>
          </table:table-cell>
          <table:table-cell table:formula="of:=LEFT([.B655];FIND(&quot;DE&quot;;UPPER([.B655]))-2)" office:value-type="string" office:string-value="7" calcext:value-type="string">
            <text:p>7</text:p>
          </table:table-cell>
          <table:table-cell table:formula="of:=MID([.B655];FIND(&quot;DE&quot;;UPPER([.B655]))+3;999)" office:value-type="string" office:string-value="AGOSTO" calcext:value-type="string">
            <text:p>AGOSTO</text:p>
          </table:table-cell>
          <table:table-cell table:formula="of:=VLOOKUP([.D655];[.$P$4:.$Q$15];2;0)" office:value-type="float" office:value="8" calcext:value-type="float">
            <text:p>8</text:p>
          </table:table-cell>
          <table:table-cell table:formula="of:=DATE(2020;[.E655];[.C655])" office:value-type="date" office:date-value="2020-08-07" calcext:value-type="date">
            <text:p>7 de agosto</text:p>
          </table:table-cell>
          <table:table-cell office:value-type="string" calcext:value-type="string">
            <text:p>8 DE SEPTIEMBRE</text:p>
          </table:table-cell>
          <table:table-cell table:formula="of:=LEFT([.G655];FIND(&quot;DE&quot;;UPPER([.G655]))-2)" office:value-type="string" office:string-value="8" calcext:value-type="string">
            <text:p>8</text:p>
          </table:table-cell>
          <table:table-cell table:formula="of:=MID([.G655];FIND(&quot;DE&quot;;UPPER([.G655]))+3;999)" office:value-type="string" office:string-value="SEPTIEMBRE" calcext:value-type="string">
            <text:p>SEPTIEMBRE</text:p>
          </table:table-cell>
          <table:table-cell table:formula="of:=VLOOKUP([.I655];[.$P$4:.$Q$15];2;0)" office:value-type="float" office:value="9" calcext:value-type="float">
            <text:p>9</text:p>
          </table:table-cell>
          <table:table-cell table:formula="of:=DATE(2020;[.J655];[.H655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TERAS</text:p>
          </table:table-cell>
          <table:table-cell office:value-type="string" calcext:value-type="string">
            <text:p>31 DE ENERO</text:p>
          </table:table-cell>
          <table:table-cell table:formula="of:=LEFT([.B656];FIND(&quot;DE&quot;;UPPER([.B656]))-2)" office:value-type="string" office:string-value="31" calcext:value-type="string">
            <text:p>31</text:p>
          </table:table-cell>
          <table:table-cell table:formula="of:=MID([.B656];FIND(&quot;DE&quot;;UPPER([.B656]))+3;999)" office:value-type="string" office:string-value="ENERO" calcext:value-type="string">
            <text:p>ENERO</text:p>
          </table:table-cell>
          <table:table-cell table:formula="of:=VLOOKUP([.D656];[.$P$4:.$Q$15];2;0)" office:value-type="float" office:value="1" calcext:value-type="float">
            <text:p>1</text:p>
          </table:table-cell>
          <table:table-cell table:formula="of:=DATE(2020;[.E656];[.C656])" office:value-type="date" office:date-value="2020-01-31" calcext:value-type="date">
            <text:p>31 de enero</text:p>
          </table:table-cell>
          <table:table-cell office:value-type="string" calcext:value-type="string">
            <text:p>3 DE FEBRERO</text:p>
          </table:table-cell>
          <table:table-cell table:formula="of:=LEFT([.G656];FIND(&quot;DE&quot;;UPPER([.G656]))-2)" office:value-type="string" office:string-value="3" calcext:value-type="string">
            <text:p>3</text:p>
          </table:table-cell>
          <table:table-cell table:formula="of:=MID([.G656];FIND(&quot;DE&quot;;UPPER([.G656]))+3;999)" office:value-type="string" office:string-value="FEBRERO" calcext:value-type="string">
            <text:p>FEBRERO</text:p>
          </table:table-cell>
          <table:table-cell table:formula="of:=VLOOKUP([.I656];[.$P$4:.$Q$15];2;0)" office:value-type="float" office:value="2" calcext:value-type="float">
            <text:p>2</text:p>
          </table:table-cell>
          <table:table-cell table:formula="of:=DATE(2020;[.J656];[.H656])" office:value-type="date" office:date-value="2020-02-03" calcext:value-type="date">
            <text:p>3 de febr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JUAN DE AZNALFARACHE</text:p>
          </table:table-cell>
          <table:table-cell office:value-type="string" calcext:value-type="string">
            <text:p>11 DE JUNIO</text:p>
          </table:table-cell>
          <table:table-cell table:formula="of:=LEFT([.B657];FIND(&quot;DE&quot;;UPPER([.B657]))-2)" office:value-type="string" office:string-value="11" calcext:value-type="string">
            <text:p>11</text:p>
          </table:table-cell>
          <table:table-cell table:formula="of:=MID([.B657];FIND(&quot;DE&quot;;UPPER([.B657]))+3;999)" office:value-type="string" office:string-value="JUNIO" calcext:value-type="string">
            <text:p>JUNIO</text:p>
          </table:table-cell>
          <table:table-cell table:formula="of:=VLOOKUP([.D657];[.$P$4:.$Q$15];2;0)" office:value-type="float" office:value="6" calcext:value-type="float">
            <text:p>6</text:p>
          </table:table-cell>
          <table:table-cell table:formula="of:=DATE(2020;[.E657];[.C657])" office:value-type="date" office:date-value="2020-06-11" calcext:value-type="date">
            <text:p>11 de junio</text:p>
          </table:table-cell>
          <table:table-cell office:value-type="string" calcext:value-type="string">
            <text:p>24 DE JUNIO</text:p>
          </table:table-cell>
          <table:table-cell table:formula="of:=LEFT([.G657];FIND(&quot;DE&quot;;UPPER([.G657]))-2)" office:value-type="string" office:string-value="24" calcext:value-type="string">
            <text:p>24</text:p>
          </table:table-cell>
          <table:table-cell table:formula="of:=MID([.G657];FIND(&quot;DE&quot;;UPPER([.G657]))+3;999)" office:value-type="string" office:string-value="JUNIO" calcext:value-type="string">
            <text:p>JUNIO</text:p>
          </table:table-cell>
          <table:table-cell table:formula="of:=VLOOKUP([.I657];[.$P$4:.$Q$15];2;0)" office:value-type="float" office:value="6" calcext:value-type="float">
            <text:p>6</text:p>
          </table:table-cell>
          <table:table-cell table:formula="of:=DATE(2020;[.J657];[.H657])" office:value-type="date" office:date-value="2020-06-24" calcext:value-type="date">
            <text:p>24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LÚCAR LA MAYOR</text:p>
          </table:table-cell>
          <table:table-cell office:value-type="string" calcext:value-type="string">
            <text:p>14 DE MAYO</text:p>
          </table:table-cell>
          <table:table-cell table:formula="of:=LEFT([.B658];FIND(&quot;DE&quot;;UPPER([.B658]))-2)" office:value-type="string" office:string-value="14" calcext:value-type="string">
            <text:p>14</text:p>
          </table:table-cell>
          <table:table-cell table:formula="of:=MID([.B658];FIND(&quot;DE&quot;;UPPER([.B658]))+3;999)" office:value-type="string" office:string-value="MAYO" calcext:value-type="string">
            <text:p>MAYO</text:p>
          </table:table-cell>
          <table:table-cell table:formula="of:=VLOOKUP([.D658];[.$P$4:.$Q$15];2;0)" office:value-type="float" office:value="5" calcext:value-type="float">
            <text:p>5</text:p>
          </table:table-cell>
          <table:table-cell table:formula="of:=DATE(2020;[.E658];[.C658])" office:value-type="date" office:date-value="2020-05-14" calcext:value-type="date">
            <text:p>14 de mayo</text:p>
          </table:table-cell>
          <table:table-cell office:value-type="string" calcext:value-type="string">
            <text:p>11 DE JUNIO</text:p>
          </table:table-cell>
          <table:table-cell table:formula="of:=LEFT([.G658];FIND(&quot;DE&quot;;UPPER([.G658]))-2)" office:value-type="string" office:string-value="11" calcext:value-type="string">
            <text:p>11</text:p>
          </table:table-cell>
          <table:table-cell table:formula="of:=MID([.G658];FIND(&quot;DE&quot;;UPPER([.G658]))+3;999)" office:value-type="string" office:string-value="JUNIO" calcext:value-type="string">
            <text:p>JUNIO</text:p>
          </table:table-cell>
          <table:table-cell table:formula="of:=VLOOKUP([.I658];[.$P$4:.$Q$15];2;0)" office:value-type="float" office:value="6" calcext:value-type="float">
            <text:p>6</text:p>
          </table:table-cell>
          <table:table-cell table:formula="of:=DATE(2020;[.J658];[.H658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CEJO, EL</text:p>
          </table:table-cell>
          <table:table-cell office:value-type="string" calcext:value-type="string">
            <text:p>24 DE ABRIL</text:p>
          </table:table-cell>
          <table:table-cell table:formula="of:=LEFT([.B659];FIND(&quot;DE&quot;;UPPER([.B659]))-2)" office:value-type="string" office:string-value="24" calcext:value-type="string">
            <text:p>24</text:p>
          </table:table-cell>
          <table:table-cell table:formula="of:=MID([.B659];FIND(&quot;DE&quot;;UPPER([.B659]))+3;999)" office:value-type="string" office:string-value="ABRIL" calcext:value-type="string">
            <text:p>ABRIL</text:p>
          </table:table-cell>
          <table:table-cell table:formula="of:=VLOOKUP([.D659];[.$P$4:.$Q$15];2;0)" office:value-type="float" office:value="4" calcext:value-type="float">
            <text:p>4</text:p>
          </table:table-cell>
          <table:table-cell table:formula="of:=DATE(2020;[.E659];[.C659])" office:value-type="date" office:date-value="2020-04-24" calcext:value-type="date">
            <text:p>24 de abril</text:p>
          </table:table-cell>
          <table:table-cell office:value-type="string" calcext:value-type="string">
            <text:p>7 DE OCTUBRE</text:p>
          </table:table-cell>
          <table:table-cell table:formula="of:=LEFT([.G659];FIND(&quot;DE&quot;;UPPER([.G659]))-2)" office:value-type="string" office:string-value="7" calcext:value-type="string">
            <text:p>7</text:p>
          </table:table-cell>
          <table:table-cell table:formula="of:=MID([.G659];FIND(&quot;DE&quot;;UPPER([.G659]))+3;999)" office:value-type="string" office:string-value="OCTUBRE" calcext:value-type="string">
            <text:p>OCTUBRE</text:p>
          </table:table-cell>
          <table:table-cell table:formula="of:=VLOOKUP([.I659];[.$P$4:.$Q$15];2;0)" office:value-type="float" office:value="10" calcext:value-type="float">
            <text:p>10</text:p>
          </table:table-cell>
          <table:table-cell table:formula="of:=DATE(2020;[.J659];[.H659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29 DE ABRIL</text:p>
          </table:table-cell>
          <table:table-cell table:formula="of:=LEFT([.B660];FIND(&quot;DE&quot;;UPPER([.B660]))-2)" office:value-type="string" office:string-value="29" calcext:value-type="string">
            <text:p>29</text:p>
          </table:table-cell>
          <table:table-cell table:formula="of:=MID([.B660];FIND(&quot;DE&quot;;UPPER([.B660]))+3;999)" office:value-type="string" office:string-value="ABRIL" calcext:value-type="string">
            <text:p>ABRIL</text:p>
          </table:table-cell>
          <table:table-cell table:formula="of:=VLOOKUP([.D660];[.$P$4:.$Q$15];2;0)" office:value-type="float" office:value="4" calcext:value-type="float">
            <text:p>4</text:p>
          </table:table-cell>
          <table:table-cell table:formula="of:=DATE(2020;[.E660];[.C660])" office:value-type="date" office:date-value="2020-04-29" calcext:value-type="date">
            <text:p>29 de abril</text:p>
          </table:table-cell>
          <table:table-cell office:value-type="string" calcext:value-type="string">
            <text:p>11 DE JUNIO</text:p>
          </table:table-cell>
          <table:table-cell table:formula="of:=LEFT([.G660];FIND(&quot;DE&quot;;UPPER([.G660]))-2)" office:value-type="string" office:string-value="11" calcext:value-type="string">
            <text:p>11</text:p>
          </table:table-cell>
          <table:table-cell table:formula="of:=MID([.G660];FIND(&quot;DE&quot;;UPPER([.G660]))+3;999)" office:value-type="string" office:string-value="JUNIO" calcext:value-type="string">
            <text:p>JUNIO</text:p>
          </table:table-cell>
          <table:table-cell table:formula="of:=VLOOKUP([.I660];[.$P$4:.$Q$15];2;0)" office:value-type="float" office:value="6" calcext:value-type="float">
            <text:p>6</text:p>
          </table:table-cell>
          <table:table-cell table:formula="of:=DATE(2020;[.J660];[.H660])" office:value-type="date" office:date-value="2020-06-11" calcext:value-type="date">
            <text:p>11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CINA</text:p>
          </table:table-cell>
          <table:table-cell office:value-type="string" calcext:value-type="string">
            <text:p>13 DE MAYO</text:p>
          </table:table-cell>
          <table:table-cell table:formula="of:=LEFT([.B661];FIND(&quot;DE&quot;;UPPER([.B661]))-2)" office:value-type="string" office:string-value="13" calcext:value-type="string">
            <text:p>13</text:p>
          </table:table-cell>
          <table:table-cell table:formula="of:=MID([.B661];FIND(&quot;DE&quot;;UPPER([.B661]))+3;999)" office:value-type="string" office:string-value="MAYO" calcext:value-type="string">
            <text:p>MAYO</text:p>
          </table:table-cell>
          <table:table-cell table:formula="of:=VLOOKUP([.D661];[.$P$4:.$Q$15];2;0)" office:value-type="float" office:value="5" calcext:value-type="float">
            <text:p>5</text:p>
          </table:table-cell>
          <table:table-cell table:formula="of:=DATE(2020;[.E661];[.C661])" office:value-type="date" office:date-value="2020-05-13" calcext:value-type="date">
            <text:p>13 de mayo</text:p>
          </table:table-cell>
          <table:table-cell office:value-type="string" calcext:value-type="string">
            <text:p>14 DE SEPTIEMBRE</text:p>
          </table:table-cell>
          <table:table-cell table:formula="of:=LEFT([.G661];FIND(&quot;DE&quot;;UPPER([.G661]))-2)" office:value-type="string" office:string-value="14" calcext:value-type="string">
            <text:p>14</text:p>
          </table:table-cell>
          <table:table-cell table:formula="of:=MID([.G661];FIND(&quot;DE&quot;;UPPER([.G661]))+3;999)" office:value-type="string" office:string-value="SEPTIEMBRE" calcext:value-type="string">
            <text:p>SEPTIEMBRE</text:p>
          </table:table-cell>
          <table:table-cell table:formula="of:=VLOOKUP([.I661];[.$P$4:.$Q$15];2;0)" office:value-type="float" office:value="9" calcext:value-type="float">
            <text:p>9</text:p>
          </table:table-cell>
          <table:table-cell table:formula="of:=DATE(2020;[.J661];[.H661])" office:value-type="date" office:date-value="2020-09-14" calcext:value-type="date">
            <text:p>1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RES</text:p>
          </table:table-cell>
          <table:table-cell office:value-type="string" calcext:value-type="string">
            <text:p>11 DE JUNIO</text:p>
          </table:table-cell>
          <table:table-cell table:formula="of:=LEFT([.B662];FIND(&quot;DE&quot;;UPPER([.B662]))-2)" office:value-type="string" office:string-value="11" calcext:value-type="string">
            <text:p>11</text:p>
          </table:table-cell>
          <table:table-cell table:formula="of:=MID([.B662];FIND(&quot;DE&quot;;UPPER([.B662]))+3;999)" office:value-type="string" office:string-value="JUNIO" calcext:value-type="string">
            <text:p>JUNIO</text:p>
          </table:table-cell>
          <table:table-cell table:formula="of:=VLOOKUP([.D662];[.$P$4:.$Q$15];2;0)" office:value-type="float" office:value="6" calcext:value-type="float">
            <text:p>6</text:p>
          </table:table-cell>
          <table:table-cell table:formula="of:=DATE(2020;[.E662];[.C662])" office:value-type="date" office:date-value="2020-06-11" calcext:value-type="date">
            <text:p>11 de junio</text:p>
          </table:table-cell>
          <table:table-cell office:value-type="string" calcext:value-type="string">
            <text:p>4 DE SEPTIEMBRE</text:p>
          </table:table-cell>
          <table:table-cell table:formula="of:=LEFT([.G662];FIND(&quot;DE&quot;;UPPER([.G662]))-2)" office:value-type="string" office:string-value="4" calcext:value-type="string">
            <text:p>4</text:p>
          </table:table-cell>
          <table:table-cell table:formula="of:=MID([.G662];FIND(&quot;DE&quot;;UPPER([.G662]))+3;999)" office:value-type="string" office:string-value="SEPTIEMBRE" calcext:value-type="string">
            <text:p>SEPTIEMBRE</text:p>
          </table:table-cell>
          <table:table-cell table:formula="of:=VLOOKUP([.I662];[.$P$4:.$Q$15];2;0)" office:value-type="float" office:value="9" calcext:value-type="float">
            <text:p>9</text:p>
          </table:table-cell>
          <table:table-cell table:formula="of:=DATE(2020;[.J662];[.H662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BRETE</text:p>
          </table:table-cell>
          <table:table-cell office:value-type="string" calcext:value-type="string">
            <text:p>1 DE JUNIO</text:p>
          </table:table-cell>
          <table:table-cell table:formula="of:=LEFT([.B663];FIND(&quot;DE&quot;;UPPER([.B663]))-2)" office:value-type="string" office:string-value="1" calcext:value-type="string">
            <text:p>1</text:p>
          </table:table-cell>
          <table:table-cell table:formula="of:=MID([.B663];FIND(&quot;DE&quot;;UPPER([.B663]))+3;999)" office:value-type="string" office:string-value="JUNIO" calcext:value-type="string">
            <text:p>JUNIO</text:p>
          </table:table-cell>
          <table:table-cell table:formula="of:=VLOOKUP([.D663];[.$P$4:.$Q$15];2;0)" office:value-type="float" office:value="6" calcext:value-type="float">
            <text:p>6</text:p>
          </table:table-cell>
          <table:table-cell table:formula="of:=DATE(2020;[.E663];[.C663])" office:value-type="date" office:date-value="2020-06-01" calcext:value-type="date">
            <text:p>1 de junio</text:p>
          </table:table-cell>
          <table:table-cell office:value-type="string" calcext:value-type="string">
            <text:p>24 DE AGOSTO</text:p>
          </table:table-cell>
          <table:table-cell table:formula="of:=LEFT([.G663];FIND(&quot;DE&quot;;UPPER([.G663]))-2)" office:value-type="string" office:string-value="24" calcext:value-type="string">
            <text:p>24</text:p>
          </table:table-cell>
          <table:table-cell table:formula="of:=MID([.G663];FIND(&quot;DE&quot;;UPPER([.G663]))+3;999)" office:value-type="string" office:string-value="AGOSTO" calcext:value-type="string">
            <text:p>AGOSTO</text:p>
          </table:table-cell>
          <table:table-cell table:formula="of:=VLOOKUP([.I663];[.$P$4:.$Q$15];2;0)" office:value-type="float" office:value="8" calcext:value-type="float">
            <text:p>8</text:p>
          </table:table-cell>
          <table:table-cell table:formula="of:=DATE(2020;[.J663];[.H663])" office:value-type="date" office:date-value="2020-08-24" calcext:value-type="date">
            <text:p>24 de agos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RERA</text:p>
          </table:table-cell>
          <table:table-cell office:value-type="string" calcext:value-type="string">
            <text:p>24 DE JUNIO</text:p>
          </table:table-cell>
          <table:table-cell table:formula="of:=LEFT([.B664];FIND(&quot;DE&quot;;UPPER([.B664]))-2)" office:value-type="string" office:string-value="24" calcext:value-type="string">
            <text:p>24</text:p>
          </table:table-cell>
          <table:table-cell table:formula="of:=MID([.B664];FIND(&quot;DE&quot;;UPPER([.B664]))+3;999)" office:value-type="string" office:string-value="JUNIO" calcext:value-type="string">
            <text:p>JUNIO</text:p>
          </table:table-cell>
          <table:table-cell table:formula="of:=VLOOKUP([.D664];[.$P$4:.$Q$15];2;0)" office:value-type="float" office:value="6" calcext:value-type="float">
            <text:p>6</text:p>
          </table:table-cell>
          <table:table-cell table:formula="of:=DATE(2020;[.E664];[.C664])" office:value-type="date" office:date-value="2020-06-24" calcext:value-type="date">
            <text:p>24 de junio</text:p>
          </table:table-cell>
          <table:table-cell office:value-type="string" calcext:value-type="string">
            <text:p>8 DE SEPTIEMBRE</text:p>
          </table:table-cell>
          <table:table-cell table:formula="of:=LEFT([.G664];FIND(&quot;DE&quot;;UPPER([.G664]))-2)" office:value-type="string" office:string-value="8" calcext:value-type="string">
            <text:p>8</text:p>
          </table:table-cell>
          <table:table-cell table:formula="of:=MID([.G664];FIND(&quot;DE&quot;;UPPER([.G664]))+3;999)" office:value-type="string" office:string-value="SEPTIEMBRE" calcext:value-type="string">
            <text:p>SEPTIEMBRE</text:p>
          </table:table-cell>
          <table:table-cell table:formula="of:=VLOOKUP([.I664];[.$P$4:.$Q$15];2;0)" office:value-type="float" office:value="9" calcext:value-type="float">
            <text:p>9</text:p>
          </table:table-cell>
          <table:table-cell table:formula="of:=DATE(2020;[.J664];[.H664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ENCINA DE LA CONCEPCIÓN</text:p>
          </table:table-cell>
          <table:table-cell office:value-type="string" calcext:value-type="string">
            <text:p>17 DE JULIO</text:p>
          </table:table-cell>
          <table:table-cell table:formula="of:=LEFT([.B665];FIND(&quot;DE&quot;;UPPER([.B665]))-2)" office:value-type="string" office:string-value="17" calcext:value-type="string">
            <text:p>17</text:p>
          </table:table-cell>
          <table:table-cell table:formula="of:=MID([.B665];FIND(&quot;DE&quot;;UPPER([.B665]))+3;999)" office:value-type="string" office:string-value="JULIO" calcext:value-type="string">
            <text:p>JULIO</text:p>
          </table:table-cell>
          <table:table-cell table:formula="of:=VLOOKUP([.D665];[.$P$4:.$Q$15];2;0)" office:value-type="float" office:value="7" calcext:value-type="float">
            <text:p>7</text:p>
          </table:table-cell>
          <table:table-cell table:formula="of:=DATE(2020;[.E665];[.C665])" office:value-type="date" office:date-value="2020-07-17" calcext:value-type="date">
            <text:p>17 de julio</text:p>
          </table:table-cell>
          <table:table-cell office:value-type="string" calcext:value-type="string">
            <text:p>9 DE OCTUBRE</text:p>
          </table:table-cell>
          <table:table-cell table:formula="of:=LEFT([.G665];FIND(&quot;DE&quot;;UPPER([.G665]))-2)" office:value-type="string" office:string-value="9" calcext:value-type="string">
            <text:p>9</text:p>
          </table:table-cell>
          <table:table-cell table:formula="of:=MID([.G665];FIND(&quot;DE&quot;;UPPER([.G665]))+3;999)" office:value-type="string" office:string-value="OCTUBRE" calcext:value-type="string">
            <text:p>OCTUBRE</text:p>
          </table:table-cell>
          <table:table-cell table:formula="of:=VLOOKUP([.I665];[.$P$4:.$Q$15];2;0)" office:value-type="float" office:value="10" calcext:value-type="float">
            <text:p>10</text:p>
          </table:table-cell>
          <table:table-cell table:formula="of:=DATE(2020;[.J665];[.H665])" office:value-type="date" office:date-value="2020-10-09" calcext:value-type="date">
            <text:p>9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MANRIQUE DE LA CONDESA</text:p>
          </table:table-cell>
          <table:table-cell office:value-type="string" calcext:value-type="string">
            <text:p>1 DE JUNIO</text:p>
          </table:table-cell>
          <table:table-cell table:formula="of:=LEFT([.B666];FIND(&quot;DE&quot;;UPPER([.B666]))-2)" office:value-type="string" office:string-value="1" calcext:value-type="string">
            <text:p>1</text:p>
          </table:table-cell>
          <table:table-cell table:formula="of:=MID([.B666];FIND(&quot;DE&quot;;UPPER([.B666]))+3;999)" office:value-type="string" office:string-value="JUNIO" calcext:value-type="string">
            <text:p>JUNIO</text:p>
          </table:table-cell>
          <table:table-cell table:formula="of:=VLOOKUP([.D666];[.$P$4:.$Q$15];2;0)" office:value-type="float" office:value="6" calcext:value-type="float">
            <text:p>6</text:p>
          </table:table-cell>
          <table:table-cell table:formula="of:=DATE(2020;[.E666];[.C666])" office:value-type="date" office:date-value="2020-06-01" calcext:value-type="date">
            <text:p>1 de junio</text:p>
          </table:table-cell>
          <table:table-cell office:value-type="string" calcext:value-type="string">
            <text:p>2 DE JUNIO</text:p>
          </table:table-cell>
          <table:table-cell table:formula="of:=LEFT([.G666];FIND(&quot;DE&quot;;UPPER([.G666]))-2)" office:value-type="string" office:string-value="2" calcext:value-type="string">
            <text:p>2</text:p>
          </table:table-cell>
          <table:table-cell table:formula="of:=MID([.G666];FIND(&quot;DE&quot;;UPPER([.G666]))+3;999)" office:value-type="string" office:string-value="JUNIO" calcext:value-type="string">
            <text:p>JUNIO</text:p>
          </table:table-cell>
          <table:table-cell table:formula="of:=VLOOKUP([.I666];[.$P$4:.$Q$15];2;0)" office:value-type="float" office:value="6" calcext:value-type="float">
            <text:p>6</text:p>
          </table:table-cell>
          <table:table-cell table:formula="of:=DATE(2020;[.J666];[.H666])" office:value-type="date" office:date-value="2020-06-02" calcext:value-type="date">
            <text:p>2 de jun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 SAN JUAN</text:p>
          </table:table-cell>
          <table:table-cell office:value-type="string" calcext:value-type="string">
            <text:p>24 DE JUNIO</text:p>
          </table:table-cell>
          <table:table-cell table:formula="of:=LEFT([.B667];FIND(&quot;DE&quot;;UPPER([.B667]))-2)" office:value-type="string" office:string-value="24" calcext:value-type="string">
            <text:p>24</text:p>
          </table:table-cell>
          <table:table-cell table:formula="of:=MID([.B667];FIND(&quot;DE&quot;;UPPER([.B667]))+3;999)" office:value-type="string" office:string-value="JUNIO" calcext:value-type="string">
            <text:p>JUNIO</text:p>
          </table:table-cell>
          <table:table-cell table:formula="of:=VLOOKUP([.D667];[.$P$4:.$Q$15];2;0)" office:value-type="float" office:value="6" calcext:value-type="float">
            <text:p>6</text:p>
          </table:table-cell>
          <table:table-cell table:formula="of:=DATE(2020;[.E667];[.C667])" office:value-type="date" office:date-value="2020-06-24" calcext:value-type="date">
            <text:p>24 de junio</text:p>
          </table:table-cell>
          <table:table-cell office:value-type="string" calcext:value-type="string">
            <text:p>7 DE OCTUBRE</text:p>
          </table:table-cell>
          <table:table-cell table:formula="of:=LEFT([.G667];FIND(&quot;DE&quot;;UPPER([.G667]))-2)" office:value-type="string" office:string-value="7" calcext:value-type="string">
            <text:p>7</text:p>
          </table:table-cell>
          <table:table-cell table:formula="of:=MID([.G667];FIND(&quot;DE&quot;;UPPER([.G667]))+3;999)" office:value-type="string" office:string-value="OCTUBRE" calcext:value-type="string">
            <text:p>OCTUBRE</text:p>
          </table:table-cell>
          <table:table-cell table:formula="of:=VLOOKUP([.I667];[.$P$4:.$Q$15];2;0)" office:value-type="float" office:value="10" calcext:value-type="float">
            <text:p>10</text:p>
          </table:table-cell>
          <table:table-cell table:formula="of:=DATE(2020;[.J667];[.H667])" office:value-type="date" office:date-value="2020-10-07" calcext:value-type="date">
            <text:p>7 de octu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L RÍO Y MINAS</text:p>
          </table:table-cell>
          <table:table-cell office:value-type="string" calcext:value-type="string">
            <text:p>1 DE JUNIO</text:p>
          </table:table-cell>
          <table:table-cell table:formula="of:=LEFT([.B668];FIND(&quot;DE&quot;;UPPER([.B668]))-2)" office:value-type="string" office:string-value="1" calcext:value-type="string">
            <text:p>1</text:p>
          </table:table-cell>
          <table:table-cell table:formula="of:=MID([.B668];FIND(&quot;DE&quot;;UPPER([.B668]))+3;999)" office:value-type="string" office:string-value="JUNIO" calcext:value-type="string">
            <text:p>JUNIO</text:p>
          </table:table-cell>
          <table:table-cell table:formula="of:=VLOOKUP([.D668];[.$P$4:.$Q$15];2;0)" office:value-type="float" office:value="6" calcext:value-type="float">
            <text:p>6</text:p>
          </table:table-cell>
          <table:table-cell table:formula="of:=DATE(2020;[.E668];[.C668])" office:value-type="date" office:date-value="2020-06-01" calcext:value-type="date">
            <text:p>1 de junio</text:p>
          </table:table-cell>
          <table:table-cell office:value-type="string" calcext:value-type="string">
            <text:p>4 DE DICIEMBRE</text:p>
          </table:table-cell>
          <table:table-cell table:formula="of:=LEFT([.G668];FIND(&quot;DE&quot;;UPPER([.G668]))-2)" office:value-type="string" office:string-value="4" calcext:value-type="string">
            <text:p>4</text:p>
          </table:table-cell>
          <table:table-cell table:formula="of:=MID([.G668];FIND(&quot;DE&quot;;UPPER([.G668]))+3;999)" office:value-type="string" office:string-value="DICIEMBRE" calcext:value-type="string">
            <text:p>DICIEMBRE</text:p>
          </table:table-cell>
          <table:table-cell table:formula="of:=VLOOKUP([.I668];[.$P$4:.$Q$15];2;0)" office:value-type="float" office:value="12" calcext:value-type="float">
            <text:p>12</text:p>
          </table:table-cell>
          <table:table-cell table:formula="of:=DATE(2020;[.J668];[.H668])" office:value-type="date" office:date-value="2020-12-04" calcext:value-type="date">
            <text:p>4 de dic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NUEVA DEL ARISCAL</text:p>
          </table:table-cell>
          <table:table-cell office:value-type="string" calcext:value-type="string">
            <text:p>3 DE ABRIL</text:p>
          </table:table-cell>
          <table:table-cell table:formula="of:=LEFT([.B669];FIND(&quot;DE&quot;;UPPER([.B669]))-2)" office:value-type="string" office:string-value="3" calcext:value-type="string">
            <text:p>3</text:p>
          </table:table-cell>
          <table:table-cell table:formula="of:=MID([.B669];FIND(&quot;DE&quot;;UPPER([.B669]))+3;999)" office:value-type="string" office:string-value="ABRIL" calcext:value-type="string">
            <text:p>ABRIL</text:p>
          </table:table-cell>
          <table:table-cell table:formula="of:=VLOOKUP([.D669];[.$P$4:.$Q$15];2;0)" office:value-type="float" office:value="4" calcext:value-type="float">
            <text:p>4</text:p>
          </table:table-cell>
          <table:table-cell table:formula="of:=DATE(2020;[.E669];[.C669])" office:value-type="date" office:date-value="2020-04-03" calcext:value-type="date">
            <text:p>3 de abril</text:p>
          </table:table-cell>
          <table:table-cell office:value-type="string" calcext:value-type="string">
            <text:p>4 DE SEPTIEMBRE</text:p>
          </table:table-cell>
          <table:table-cell table:formula="of:=LEFT([.G669];FIND(&quot;DE&quot;;UPPER([.G669]))-2)" office:value-type="string" office:string-value="4" calcext:value-type="string">
            <text:p>4</text:p>
          </table:table-cell>
          <table:table-cell table:formula="of:=MID([.G669];FIND(&quot;DE&quot;;UPPER([.G669]))+3;999)" office:value-type="string" office:string-value="SEPTIEMBRE" calcext:value-type="string">
            <text:p>SEPTIEMBRE</text:p>
          </table:table-cell>
          <table:table-cell table:formula="of:=VLOOKUP([.I669];[.$P$4:.$Q$15];2;0)" office:value-type="float" office:value="9" calcext:value-type="float">
            <text:p>9</text:p>
          </table:table-cell>
          <table:table-cell table:formula="of:=DATE(2020;[.J669];[.H669])" office:value-type="date" office:date-value="2020-09-04" calcext:value-type="date">
            <text:p>4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LAVERDE DEL RÍO</text:p>
          </table:table-cell>
          <table:table-cell office:value-type="string" calcext:value-type="string">
            <text:p>25 DE MAYO</text:p>
          </table:table-cell>
          <table:table-cell table:formula="of:=LEFT([.B670];FIND(&quot;DE&quot;;UPPER([.B670]))-2)" office:value-type="string" office:string-value="25" calcext:value-type="string">
            <text:p>25</text:p>
          </table:table-cell>
          <table:table-cell table:formula="of:=MID([.B670];FIND(&quot;DE&quot;;UPPER([.B670]))+3;999)" office:value-type="string" office:string-value="MAYO" calcext:value-type="string">
            <text:p>MAYO</text:p>
          </table:table-cell>
          <table:table-cell table:formula="of:=VLOOKUP([.D670];[.$P$4:.$Q$15];2;0)" office:value-type="float" office:value="5" calcext:value-type="float">
            <text:p>5</text:p>
          </table:table-cell>
          <table:table-cell table:formula="of:=DATE(2020;[.E670];[.C670])" office:value-type="date" office:date-value="2020-05-25" calcext:value-type="date">
            <text:p>25 de mayo</text:p>
          </table:table-cell>
          <table:table-cell office:value-type="string" calcext:value-type="string">
            <text:p>8 DE SEPTIEMBRE</text:p>
          </table:table-cell>
          <table:table-cell table:formula="of:=LEFT([.G670];FIND(&quot;DE&quot;;UPPER([.G670]))-2)" office:value-type="string" office:string-value="8" calcext:value-type="string">
            <text:p>8</text:p>
          </table:table-cell>
          <table:table-cell table:formula="of:=MID([.G670];FIND(&quot;DE&quot;;UPPER([.G670]))+3;999)" office:value-type="string" office:string-value="SEPTIEMBRE" calcext:value-type="string">
            <text:p>SEPTIEMBRE</text:p>
          </table:table-cell>
          <table:table-cell table:formula="of:=VLOOKUP([.I670];[.$P$4:.$Q$15];2;0)" office:value-type="float" office:value="9" calcext:value-type="float">
            <text:p>9</text:p>
          </table:table-cell>
          <table:table-cell table:formula="of:=DATE(2020;[.J670];[.H670])" office:value-type="date" office:date-value="2020-09-08" calcext:value-type="date">
            <text:p>8 de septiem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O DEL ALCOR, EL</text:p>
          </table:table-cell>
          <table:table-cell office:value-type="string" calcext:value-type="string">
            <text:p>10 DE MAYO</text:p>
          </table:table-cell>
          <table:table-cell table:formula="of:=LEFT([.B671];FIND(&quot;DE&quot;;UPPER([.B671]))-2)" office:value-type="string" office:string-value="10" calcext:value-type="string">
            <text:p>10</text:p>
          </table:table-cell>
          <table:table-cell table:formula="of:=MID([.B671];FIND(&quot;DE&quot;;UPPER([.B671]))+3;999)" office:value-type="string" office:string-value="MAYO" calcext:value-type="string">
            <text:p>MAYO</text:p>
          </table:table-cell>
          <table:table-cell table:formula="of:=VLOOKUP([.D671];[.$P$4:.$Q$15];2;0)" office:value-type="float" office:value="5" calcext:value-type="float">
            <text:p>5</text:p>
          </table:table-cell>
          <table:table-cell table:formula="of:=DATE(2020;[.E671];[.C671])" office:value-type="date" office:date-value="2020-05-10" calcext:value-type="date">
            <text:p>10 de mayo</text:p>
          </table:table-cell>
          <table:table-cell office:value-type="string" calcext:value-type="string">
            <text:p>21 DE SEPTIEMBRE</text:p>
          </table:table-cell>
          <table:table-cell table:formula="of:=LEFT([.G671];FIND(&quot;DE&quot;;UPPER([.G671]))-2)" office:value-type="string" office:string-value="21" calcext:value-type="string">
            <text:p>21</text:p>
          </table:table-cell>
          <table:table-cell table:formula="of:=MID([.G671];FIND(&quot;DE&quot;;UPPER([.G671]))+3;999)" office:value-type="string" office:string-value="SEPTIEMBRE" calcext:value-type="string">
            <text:p>SEPTIEMBRE</text:p>
          </table:table-cell>
          <table:table-cell table:formula="of:=VLOOKUP([.I671];[.$P$4:.$Q$15];2;0)" office:value-type="float" office:value="9" calcext:value-type="float">
            <text:p>9</text:p>
          </table:table-cell>
          <table:table-cell table:formula="of:=DATE(2020;[.J671];[.H671])" office:value-type="date" office:date-value="2020-09-21" calcext:value-type="date">
            <text:p>21 de septiembr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4">
      <number:day/>
      <number:text> de </number:text>
      <number:month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20-06-08T11:59:03.171473941</meta:creation-date>
    <dc:date>2020-06-08T12:48:13.530384394</dc:date>
    <dc:creator>PEPE </dc:creator>
    <meta:editing-duration>PT38M44S</meta:editing-duration>
    <meta:editing-cycles>12</meta:editing-cycles>
    <meta:generator>LibreOffice/6.2.8.2$Linux_X86_64 LibreOffice_project/20$Build-2</meta:generator>
    <meta:document-statistic meta:table-count="1" meta:cell-count="7105" meta:object-count="0"/>
  </office:meta>
</office:document-meta>
</file>